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ansSerif" svg:font-family="SansSerif"/>
  </office:font-face-decls>
  <office:automatic-styles>
    <style:style style:name="TBL_0_0" style:master-page-name="master_0" style:family="table">
      <style:table-properties table:align="left" style:width="8.65in"/>
    </style:style>
    <style:style style:name="TBL_0_0_col_0" style:family="table-column">
      <style:table-column-properties style:column-width="0.19in"/>
    </style:style>
    <style:style style:name="TBL_0_0_col_1" style:family="table-column">
      <style:table-column-properties style:column-width="1.08in"/>
    </style:style>
    <style:style style:name="TBL_0_0_col_2" style:family="table-column">
      <style:table-column-properties style:column-width="0.8in"/>
    </style:style>
    <style:style style:name="TBL_0_0_col_3" style:family="table-column">
      <style:table-column-properties style:column-width="0.3in"/>
    </style:style>
    <style:style style:name="TBL_0_0_col_4" style:family="table-column">
      <style:table-column-properties style:column-width="1.04in"/>
    </style:style>
    <style:style style:name="TBL_0_0_col_5" style:family="table-column">
      <style:table-column-properties style:column-width="0.06in"/>
    </style:style>
    <style:style style:name="TBL_0_0_col_6" style:family="table-column">
      <style:table-column-properties style:column-width="0.54in"/>
    </style:style>
    <style:style style:name="TBL_0_0_col_7" style:family="table-column">
      <style:table-column-properties style:column-width="0.23in"/>
    </style:style>
    <style:style style:name="TBL_0_0_col_8" style:family="table-column">
      <style:table-column-properties style:column-width="2.16in"/>
    </style:style>
    <style:style style:name="TBL_0_0_col_9" style:family="table-column">
      <style:table-column-properties style:column-width="0.23in"/>
    </style:style>
    <style:style style:name="TBL_0_0_col_10" style:family="table-column">
      <style:table-column-properties style:column-width="1.97in"/>
    </style:style>
    <style:style style:name="TBL_0_0_row_0" style:family="table-row">
      <style:table-row-properties style:use-optimal-row-height="false" style:row-height="0.27in"/>
    </style:style>
    <style:style style:name="C0" style:family="table-cell">
      <style:table-cell-properties fo:wrap-option="wrap" style:shrink-to-fit="false" style:vertical-align="top"/>
      <style:paragraph-properties fo:text-align="start"/>
    </style:style>
    <style:style style:name="TBL_0_0_row_1" style:family="table-row">
      <style:table-row-properties style:use-optimal-row-height="false" style:row-height="0.38in"/>
    </style:style>
    <style:style style:name="C1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center"/>
    </style:style>
    <style:style style:name="P0" style:family="paragraph">
      <style:paragraph-properties fo:text-align="center" style:vertical-align="top">
</style:paragraph-properties>
      <style:text-properties style:text-rotation-angle="0">
</style:text-properties>
    </style:style>
    <style:style style:name="T0" style:family="text">
      <style:text-properties style:font-name="SansSerif" fo:font-size="10.0pt">
</style:text-properties>
    </style:style>
    <style:style style:name="TBL_0_0_row_2" style:family="table-row">
      <style:table-row-properties style:use-optimal-row-height="false" style:row-height="0.18in"/>
    </style:style>
    <style:style style:name="C2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start"/>
    </style:style>
    <style:style style:name="P1" style:family="paragraph">
      <style:paragraph-properties fo:text-align="start" style:vertical-align="top">
</style:paragraph-properties>
      <style:text-properties style:text-rotation-angle="0">
</style:text-properties>
    </style:style>
    <style:style style:name="TBL_0_0_row_3" style:family="table-row">
      <style:table-row-properties style:use-optimal-row-height="false" style:row-height="1.3in"/>
    </style:style>
    <style:style style:name="TBL_0_0_row_4" style:family="table-row">
      <style:table-row-properties style:use-optimal-row-height="false" style:row-height="0.25in"/>
    </style:style>
    <style:style style:name="T1" style:family="text">
      <style:text-properties style:font-name="SansSerif" fo:font-size="12.0pt">
</style:text-properties>
    </style:style>
    <style:style style:name="TBL_0_0_row_5" style:family="table-row">
      <style:table-row-properties style:use-optimal-row-height="false" style:row-height="0.08in"/>
    </style:style>
    <style:style style:name="TBL_0_0_row_6" style:family="table-row">
      <style:table-row-properties style:use-optimal-row-height="false" style:row-height="0.25in"/>
    </style:style>
    <style:style style:name="TBL_0_0_row_7" style:family="table-row">
      <style:table-row-properties style:use-optimal-row-height="false" style:row-height="0.02in"/>
    </style:style>
    <style:style style:name="TBL_0_0_row_8" style:family="table-row">
      <style:table-row-properties style:use-optimal-row-height="false" style:row-height="0.25in"/>
    </style:style>
    <style:style style:name="TBL_0_0_row_9" style:family="table-row">
      <style:table-row-properties style:use-optimal-row-height="false" style:row-height="0.25in"/>
    </style:style>
    <style:style style:name="TBL_0_1" style:master-page-name="master_0" style:family="table">
      <style:table-properties table:align="left" style:width="8.65in" fo:break-before="page"/>
    </style:style>
    <style:style style:name="TBL_0_1_col_0" style:family="table-column">
      <style:table-column-properties style:column-width="0.19in"/>
    </style:style>
    <style:style style:name="TBL_0_1_col_1" style:family="table-column">
      <style:table-column-properties style:column-width="1.08in"/>
    </style:style>
    <style:style style:name="TBL_0_1_col_2" style:family="table-column">
      <style:table-column-properties style:column-width="0.8in"/>
    </style:style>
    <style:style style:name="TBL_0_1_col_3" style:family="table-column">
      <style:table-column-properties style:column-width="0.3in"/>
    </style:style>
    <style:style style:name="TBL_0_1_col_4" style:family="table-column">
      <style:table-column-properties style:column-width="1.04in"/>
    </style:style>
    <style:style style:name="TBL_0_1_col_5" style:family="table-column">
      <style:table-column-properties style:column-width="0.06in"/>
    </style:style>
    <style:style style:name="TBL_0_1_col_6" style:family="table-column">
      <style:table-column-properties style:column-width="0.54in"/>
    </style:style>
    <style:style style:name="TBL_0_1_col_7" style:family="table-column">
      <style:table-column-properties style:column-width="0.23in"/>
    </style:style>
    <style:style style:name="TBL_0_1_col_8" style:family="table-column">
      <style:table-column-properties style:column-width="2.16in"/>
    </style:style>
    <style:style style:name="TBL_0_1_col_9" style:family="table-column">
      <style:table-column-properties style:column-width="0.23in"/>
    </style:style>
    <style:style style:name="TBL_0_1_col_10" style:family="table-column">
      <style:table-column-properties style:column-width="1.97in"/>
    </style:style>
    <style:style style:name="TBL_0_1_row_0" style:family="table-row">
      <style:table-row-properties style:use-optimal-row-height="false" style:row-height="0.27in"/>
    </style:style>
    <style:style style:name="TBL_0_1_row_1" style:family="table-row">
      <style:table-row-properties style:use-optimal-row-height="false" style:row-height="0.38in"/>
    </style:style>
    <style:style style:name="TBL_0_1_row_2" style:family="table-row">
      <style:table-row-properties style:use-optimal-row-height="false" style:row-height="0.18in"/>
    </style:style>
    <style:style style:name="TBL_0_1_row_3" style:family="table-row">
      <style:table-row-properties style:use-optimal-row-height="false" style:row-height="1.3in"/>
    </style:style>
    <style:style style:name="TBL_0_1_row_4" style:family="table-row">
      <style:table-row-properties style:use-optimal-row-height="false" style:row-height="0.25in"/>
    </style:style>
    <style:style style:name="TBL_0_1_row_5" style:family="table-row">
      <style:table-row-properties style:use-optimal-row-height="false" style:row-height="0.08in"/>
    </style:style>
    <style:style style:name="TBL_0_1_row_6" style:family="table-row">
      <style:table-row-properties style:use-optimal-row-height="false" style:row-height="0.25in"/>
    </style:style>
    <style:style style:name="TBL_0_1_row_7" style:family="table-row">
      <style:table-row-properties style:use-optimal-row-height="false" style:row-height="0.02in"/>
    </style:style>
    <style:style style:name="TBL_0_1_row_8" style:family="table-row">
      <style:table-row-properties style:use-optimal-row-height="false" style:row-height="0.25in"/>
    </style:style>
    <style:style style:name="TBL_0_1_row_9" style:family="table-row">
      <style:table-row-properties style:use-optimal-row-height="false" style:row-height="0.25in"/>
    </style:style>
    <style:style style:name="TBL_0_2" style:master-page-name="master_0" style:family="table">
      <style:table-properties table:align="left" style:width="8.65in" fo:break-before="page"/>
    </style:style>
    <style:style style:name="TBL_0_2_col_0" style:family="table-column">
      <style:table-column-properties style:column-width="0.19in"/>
    </style:style>
    <style:style style:name="TBL_0_2_col_1" style:family="table-column">
      <style:table-column-properties style:column-width="1.08in"/>
    </style:style>
    <style:style style:name="TBL_0_2_col_2" style:family="table-column">
      <style:table-column-properties style:column-width="0.8in"/>
    </style:style>
    <style:style style:name="TBL_0_2_col_3" style:family="table-column">
      <style:table-column-properties style:column-width="0.3in"/>
    </style:style>
    <style:style style:name="TBL_0_2_col_4" style:family="table-column">
      <style:table-column-properties style:column-width="1.04in"/>
    </style:style>
    <style:style style:name="TBL_0_2_col_5" style:family="table-column">
      <style:table-column-properties style:column-width="0.06in"/>
    </style:style>
    <style:style style:name="TBL_0_2_col_6" style:family="table-column">
      <style:table-column-properties style:column-width="0.54in"/>
    </style:style>
    <style:style style:name="TBL_0_2_col_7" style:family="table-column">
      <style:table-column-properties style:column-width="0.23in"/>
    </style:style>
    <style:style style:name="TBL_0_2_col_8" style:family="table-column">
      <style:table-column-properties style:column-width="2.16in"/>
    </style:style>
    <style:style style:name="TBL_0_2_col_9" style:family="table-column">
      <style:table-column-properties style:column-width="0.23in"/>
    </style:style>
    <style:style style:name="TBL_0_2_col_10" style:family="table-column">
      <style:table-column-properties style:column-width="1.97in"/>
    </style:style>
    <style:style style:name="TBL_0_2_row_0" style:family="table-row">
      <style:table-row-properties style:use-optimal-row-height="false" style:row-height="0.27in"/>
    </style:style>
    <style:style style:name="TBL_0_2_row_1" style:family="table-row">
      <style:table-row-properties style:use-optimal-row-height="false" style:row-height="0.38in"/>
    </style:style>
    <style:style style:name="TBL_0_2_row_2" style:family="table-row">
      <style:table-row-properties style:use-optimal-row-height="false" style:row-height="0.18in"/>
    </style:style>
    <style:style style:name="TBL_0_2_row_3" style:family="table-row">
      <style:table-row-properties style:use-optimal-row-height="false" style:row-height="1.3in"/>
    </style:style>
    <style:style style:name="TBL_0_2_row_4" style:family="table-row">
      <style:table-row-properties style:use-optimal-row-height="false" style:row-height="0.25in"/>
    </style:style>
    <style:style style:name="TBL_0_2_row_5" style:family="table-row">
      <style:table-row-properties style:use-optimal-row-height="false" style:row-height="0.08in"/>
    </style:style>
    <style:style style:name="TBL_0_2_row_6" style:family="table-row">
      <style:table-row-properties style:use-optimal-row-height="false" style:row-height="0.25in"/>
    </style:style>
    <style:style style:name="TBL_0_2_row_7" style:family="table-row">
      <style:table-row-properties style:use-optimal-row-height="false" style:row-height="0.02in"/>
    </style:style>
    <style:style style:name="TBL_0_2_row_8" style:family="table-row">
      <style:table-row-properties style:use-optimal-row-height="false" style:row-height="0.25in"/>
    </style:style>
    <style:style style:name="TBL_0_2_row_9" style:family="table-row">
      <style:table-row-properties style:use-optimal-row-height="false" style:row-height="0.25in"/>
    </style:style>
    <style:style style:name="TBL_0_3" style:master-page-name="master_0" style:family="table">
      <style:table-properties table:align="left" style:width="8.65in" fo:break-before="page"/>
    </style:style>
    <style:style style:name="TBL_0_3_col_0" style:family="table-column">
      <style:table-column-properties style:column-width="0.19in"/>
    </style:style>
    <style:style style:name="TBL_0_3_col_1" style:family="table-column">
      <style:table-column-properties style:column-width="1.08in"/>
    </style:style>
    <style:style style:name="TBL_0_3_col_2" style:family="table-column">
      <style:table-column-properties style:column-width="0.8in"/>
    </style:style>
    <style:style style:name="TBL_0_3_col_3" style:family="table-column">
      <style:table-column-properties style:column-width="0.3in"/>
    </style:style>
    <style:style style:name="TBL_0_3_col_4" style:family="table-column">
      <style:table-column-properties style:column-width="1.04in"/>
    </style:style>
    <style:style style:name="TBL_0_3_col_5" style:family="table-column">
      <style:table-column-properties style:column-width="0.06in"/>
    </style:style>
    <style:style style:name="TBL_0_3_col_6" style:family="table-column">
      <style:table-column-properties style:column-width="0.54in"/>
    </style:style>
    <style:style style:name="TBL_0_3_col_7" style:family="table-column">
      <style:table-column-properties style:column-width="0.23in"/>
    </style:style>
    <style:style style:name="TBL_0_3_col_8" style:family="table-column">
      <style:table-column-properties style:column-width="2.16in"/>
    </style:style>
    <style:style style:name="TBL_0_3_col_9" style:family="table-column">
      <style:table-column-properties style:column-width="0.23in"/>
    </style:style>
    <style:style style:name="TBL_0_3_col_10" style:family="table-column">
      <style:table-column-properties style:column-width="1.97in"/>
    </style:style>
    <style:style style:name="TBL_0_3_row_0" style:family="table-row">
      <style:table-row-properties style:use-optimal-row-height="false" style:row-height="0.27in"/>
    </style:style>
    <style:style style:name="TBL_0_3_row_1" style:family="table-row">
      <style:table-row-properties style:use-optimal-row-height="false" style:row-height="0.38in"/>
    </style:style>
    <style:style style:name="TBL_0_3_row_2" style:family="table-row">
      <style:table-row-properties style:use-optimal-row-height="false" style:row-height="0.18in"/>
    </style:style>
    <style:style style:name="TBL_0_3_row_3" style:family="table-row">
      <style:table-row-properties style:use-optimal-row-height="false" style:row-height="1.3in"/>
    </style:style>
    <style:style style:name="TBL_0_3_row_4" style:family="table-row">
      <style:table-row-properties style:use-optimal-row-height="false" style:row-height="0.25in"/>
    </style:style>
    <style:style style:name="TBL_0_3_row_5" style:family="table-row">
      <style:table-row-properties style:use-optimal-row-height="false" style:row-height="0.08in"/>
    </style:style>
    <style:style style:name="TBL_0_3_row_6" style:family="table-row">
      <style:table-row-properties style:use-optimal-row-height="false" style:row-height="0.25in"/>
    </style:style>
    <style:style style:name="TBL_0_3_row_7" style:family="table-row">
      <style:table-row-properties style:use-optimal-row-height="false" style:row-height="0.02in"/>
    </style:style>
    <style:style style:name="TBL_0_3_row_8" style:family="table-row">
      <style:table-row-properties style:use-optimal-row-height="false" style:row-height="0.25in"/>
    </style:style>
    <style:style style:name="TBL_0_3_row_9" style:family="table-row">
      <style:table-row-properties style:use-optimal-row-height="false" style:row-height="0.25in"/>
    </style:style>
    <style:style style:name="TBL_0_4" style:master-page-name="master_0" style:family="table">
      <style:table-properties table:align="left" style:width="8.65in" fo:break-before="page"/>
    </style:style>
    <style:style style:name="TBL_0_4_col_0" style:family="table-column">
      <style:table-column-properties style:column-width="0.19in"/>
    </style:style>
    <style:style style:name="TBL_0_4_col_1" style:family="table-column">
      <style:table-column-properties style:column-width="1.08in"/>
    </style:style>
    <style:style style:name="TBL_0_4_col_2" style:family="table-column">
      <style:table-column-properties style:column-width="0.8in"/>
    </style:style>
    <style:style style:name="TBL_0_4_col_3" style:family="table-column">
      <style:table-column-properties style:column-width="0.3in"/>
    </style:style>
    <style:style style:name="TBL_0_4_col_4" style:family="table-column">
      <style:table-column-properties style:column-width="1.04in"/>
    </style:style>
    <style:style style:name="TBL_0_4_col_5" style:family="table-column">
      <style:table-column-properties style:column-width="0.06in"/>
    </style:style>
    <style:style style:name="TBL_0_4_col_6" style:family="table-column">
      <style:table-column-properties style:column-width="0.54in"/>
    </style:style>
    <style:style style:name="TBL_0_4_col_7" style:family="table-column">
      <style:table-column-properties style:column-width="0.23in"/>
    </style:style>
    <style:style style:name="TBL_0_4_col_8" style:family="table-column">
      <style:table-column-properties style:column-width="2.16in"/>
    </style:style>
    <style:style style:name="TBL_0_4_col_9" style:family="table-column">
      <style:table-column-properties style:column-width="0.23in"/>
    </style:style>
    <style:style style:name="TBL_0_4_col_10" style:family="table-column">
      <style:table-column-properties style:column-width="1.97in"/>
    </style:style>
    <style:style style:name="TBL_0_4_row_0" style:family="table-row">
      <style:table-row-properties style:use-optimal-row-height="false" style:row-height="0.27in"/>
    </style:style>
    <style:style style:name="TBL_0_4_row_1" style:family="table-row">
      <style:table-row-properties style:use-optimal-row-height="false" style:row-height="0.38in"/>
    </style:style>
    <style:style style:name="TBL_0_4_row_2" style:family="table-row">
      <style:table-row-properties style:use-optimal-row-height="false" style:row-height="0.18in"/>
    </style:style>
    <style:style style:name="TBL_0_4_row_3" style:family="table-row">
      <style:table-row-properties style:use-optimal-row-height="false" style:row-height="1.3in"/>
    </style:style>
    <style:style style:name="TBL_0_4_row_4" style:family="table-row">
      <style:table-row-properties style:use-optimal-row-height="false" style:row-height="0.25in"/>
    </style:style>
    <style:style style:name="TBL_0_4_row_5" style:family="table-row">
      <style:table-row-properties style:use-optimal-row-height="false" style:row-height="0.08in"/>
    </style:style>
    <style:style style:name="TBL_0_4_row_6" style:family="table-row">
      <style:table-row-properties style:use-optimal-row-height="false" style:row-height="0.25in"/>
    </style:style>
    <style:style style:name="TBL_0_4_row_7" style:family="table-row">
      <style:table-row-properties style:use-optimal-row-height="false" style:row-height="0.02in"/>
    </style:style>
    <style:style style:name="TBL_0_4_row_8" style:family="table-row">
      <style:table-row-properties style:use-optimal-row-height="false" style:row-height="0.25in"/>
    </style:style>
    <style:style style:name="TBL_0_4_row_9" style:family="table-row">
      <style:table-row-properties style:use-optimal-row-height="false" style:row-height="0.25in"/>
    </style:style>
    <style:style style:name="TBL_0_5" style:master-page-name="master_0" style:family="table">
      <style:table-properties table:align="left" style:width="8.65in" fo:break-before="page"/>
    </style:style>
    <style:style style:name="TBL_0_5_col_0" style:family="table-column">
      <style:table-column-properties style:column-width="0.19in"/>
    </style:style>
    <style:style style:name="TBL_0_5_col_1" style:family="table-column">
      <style:table-column-properties style:column-width="1.08in"/>
    </style:style>
    <style:style style:name="TBL_0_5_col_2" style:family="table-column">
      <style:table-column-properties style:column-width="0.8in"/>
    </style:style>
    <style:style style:name="TBL_0_5_col_3" style:family="table-column">
      <style:table-column-properties style:column-width="0.3in"/>
    </style:style>
    <style:style style:name="TBL_0_5_col_4" style:family="table-column">
      <style:table-column-properties style:column-width="1.04in"/>
    </style:style>
    <style:style style:name="TBL_0_5_col_5" style:family="table-column">
      <style:table-column-properties style:column-width="0.06in"/>
    </style:style>
    <style:style style:name="TBL_0_5_col_6" style:family="table-column">
      <style:table-column-properties style:column-width="0.54in"/>
    </style:style>
    <style:style style:name="TBL_0_5_col_7" style:family="table-column">
      <style:table-column-properties style:column-width="0.23in"/>
    </style:style>
    <style:style style:name="TBL_0_5_col_8" style:family="table-column">
      <style:table-column-properties style:column-width="2.16in"/>
    </style:style>
    <style:style style:name="TBL_0_5_col_9" style:family="table-column">
      <style:table-column-properties style:column-width="0.23in"/>
    </style:style>
    <style:style style:name="TBL_0_5_col_10" style:family="table-column">
      <style:table-column-properties style:column-width="1.97in"/>
    </style:style>
    <style:style style:name="TBL_0_5_row_0" style:family="table-row">
      <style:table-row-properties style:use-optimal-row-height="false" style:row-height="0.27in"/>
    </style:style>
    <style:style style:name="TBL_0_5_row_1" style:family="table-row">
      <style:table-row-properties style:use-optimal-row-height="false" style:row-height="0.38in"/>
    </style:style>
    <style:style style:name="TBL_0_5_row_2" style:family="table-row">
      <style:table-row-properties style:use-optimal-row-height="false" style:row-height="0.18in"/>
    </style:style>
    <style:style style:name="TBL_0_5_row_3" style:family="table-row">
      <style:table-row-properties style:use-optimal-row-height="false" style:row-height="1.3in"/>
    </style:style>
    <style:style style:name="TBL_0_5_row_4" style:family="table-row">
      <style:table-row-properties style:use-optimal-row-height="false" style:row-height="0.25in"/>
    </style:style>
    <style:style style:name="TBL_0_5_row_5" style:family="table-row">
      <style:table-row-properties style:use-optimal-row-height="false" style:row-height="0.08in"/>
    </style:style>
    <style:style style:name="TBL_0_5_row_6" style:family="table-row">
      <style:table-row-properties style:use-optimal-row-height="false" style:row-height="0.25in"/>
    </style:style>
    <style:style style:name="TBL_0_5_row_7" style:family="table-row">
      <style:table-row-properties style:use-optimal-row-height="false" style:row-height="0.02in"/>
    </style:style>
    <style:style style:name="TBL_0_5_row_8" style:family="table-row">
      <style:table-row-properties style:use-optimal-row-height="false" style:row-height="0.25in"/>
    </style:style>
    <style:style style:name="TBL_0_5_row_9" style:family="table-row">
      <style:table-row-properties style:use-optimal-row-height="false" style:row-height="0.25in"/>
    </style:style>
    <style:style style:name="TBL_0_6" style:master-page-name="master_0" style:family="table">
      <style:table-properties table:align="left" style:width="8.65in" fo:break-before="page"/>
    </style:style>
    <style:style style:name="TBL_0_6_col_0" style:family="table-column">
      <style:table-column-properties style:column-width="0.19in"/>
    </style:style>
    <style:style style:name="TBL_0_6_col_1" style:family="table-column">
      <style:table-column-properties style:column-width="1.08in"/>
    </style:style>
    <style:style style:name="TBL_0_6_col_2" style:family="table-column">
      <style:table-column-properties style:column-width="0.8in"/>
    </style:style>
    <style:style style:name="TBL_0_6_col_3" style:family="table-column">
      <style:table-column-properties style:column-width="0.3in"/>
    </style:style>
    <style:style style:name="TBL_0_6_col_4" style:family="table-column">
      <style:table-column-properties style:column-width="1.04in"/>
    </style:style>
    <style:style style:name="TBL_0_6_col_5" style:family="table-column">
      <style:table-column-properties style:column-width="0.06in"/>
    </style:style>
    <style:style style:name="TBL_0_6_col_6" style:family="table-column">
      <style:table-column-properties style:column-width="0.54in"/>
    </style:style>
    <style:style style:name="TBL_0_6_col_7" style:family="table-column">
      <style:table-column-properties style:column-width="0.23in"/>
    </style:style>
    <style:style style:name="TBL_0_6_col_8" style:family="table-column">
      <style:table-column-properties style:column-width="2.16in"/>
    </style:style>
    <style:style style:name="TBL_0_6_col_9" style:family="table-column">
      <style:table-column-properties style:column-width="0.23in"/>
    </style:style>
    <style:style style:name="TBL_0_6_col_10" style:family="table-column">
      <style:table-column-properties style:column-width="1.97in"/>
    </style:style>
    <style:style style:name="TBL_0_6_row_0" style:family="table-row">
      <style:table-row-properties style:use-optimal-row-height="false" style:row-height="0.27in"/>
    </style:style>
    <style:style style:name="TBL_0_6_row_1" style:family="table-row">
      <style:table-row-properties style:use-optimal-row-height="false" style:row-height="0.38in"/>
    </style:style>
    <style:style style:name="TBL_0_6_row_2" style:family="table-row">
      <style:table-row-properties style:use-optimal-row-height="false" style:row-height="0.18in"/>
    </style:style>
    <style:style style:name="TBL_0_6_row_3" style:family="table-row">
      <style:table-row-properties style:use-optimal-row-height="false" style:row-height="1.3in"/>
    </style:style>
    <style:style style:name="TBL_0_6_row_4" style:family="table-row">
      <style:table-row-properties style:use-optimal-row-height="false" style:row-height="0.25in"/>
    </style:style>
    <style:style style:name="TBL_0_6_row_5" style:family="table-row">
      <style:table-row-properties style:use-optimal-row-height="false" style:row-height="0.08in"/>
    </style:style>
    <style:style style:name="TBL_0_6_row_6" style:family="table-row">
      <style:table-row-properties style:use-optimal-row-height="false" style:row-height="0.25in"/>
    </style:style>
    <style:style style:name="TBL_0_6_row_7" style:family="table-row">
      <style:table-row-properties style:use-optimal-row-height="false" style:row-height="0.02in"/>
    </style:style>
    <style:style style:name="TBL_0_6_row_8" style:family="table-row">
      <style:table-row-properties style:use-optimal-row-height="false" style:row-height="0.25in"/>
    </style:style>
    <style:style style:name="TBL_0_6_row_9" style:family="table-row">
      <style:table-row-properties style:use-optimal-row-height="false" style:row-height="0.25in"/>
    </style:style>
    <style:style style:name="TBL_0_7" style:master-page-name="master_0" style:family="table">
      <style:table-properties table:align="left" style:width="8.65in" fo:break-before="page"/>
    </style:style>
    <style:style style:name="TBL_0_7_col_0" style:family="table-column">
      <style:table-column-properties style:column-width="0.19in"/>
    </style:style>
    <style:style style:name="TBL_0_7_col_1" style:family="table-column">
      <style:table-column-properties style:column-width="1.08in"/>
    </style:style>
    <style:style style:name="TBL_0_7_col_2" style:family="table-column">
      <style:table-column-properties style:column-width="0.8in"/>
    </style:style>
    <style:style style:name="TBL_0_7_col_3" style:family="table-column">
      <style:table-column-properties style:column-width="0.3in"/>
    </style:style>
    <style:style style:name="TBL_0_7_col_4" style:family="table-column">
      <style:table-column-properties style:column-width="1.04in"/>
    </style:style>
    <style:style style:name="TBL_0_7_col_5" style:family="table-column">
      <style:table-column-properties style:column-width="0.06in"/>
    </style:style>
    <style:style style:name="TBL_0_7_col_6" style:family="table-column">
      <style:table-column-properties style:column-width="0.54in"/>
    </style:style>
    <style:style style:name="TBL_0_7_col_7" style:family="table-column">
      <style:table-column-properties style:column-width="0.23in"/>
    </style:style>
    <style:style style:name="TBL_0_7_col_8" style:family="table-column">
      <style:table-column-properties style:column-width="2.16in"/>
    </style:style>
    <style:style style:name="TBL_0_7_col_9" style:family="table-column">
      <style:table-column-properties style:column-width="0.23in"/>
    </style:style>
    <style:style style:name="TBL_0_7_col_10" style:family="table-column">
      <style:table-column-properties style:column-width="1.97in"/>
    </style:style>
    <style:style style:name="TBL_0_7_row_0" style:family="table-row">
      <style:table-row-properties style:use-optimal-row-height="false" style:row-height="0.27in"/>
    </style:style>
    <style:style style:name="TBL_0_7_row_1" style:family="table-row">
      <style:table-row-properties style:use-optimal-row-height="false" style:row-height="0.38in"/>
    </style:style>
    <style:style style:name="TBL_0_7_row_2" style:family="table-row">
      <style:table-row-properties style:use-optimal-row-height="false" style:row-height="0.18in"/>
    </style:style>
    <style:style style:name="TBL_0_7_row_3" style:family="table-row">
      <style:table-row-properties style:use-optimal-row-height="false" style:row-height="1.3in"/>
    </style:style>
    <style:style style:name="TBL_0_7_row_4" style:family="table-row">
      <style:table-row-properties style:use-optimal-row-height="false" style:row-height="0.25in"/>
    </style:style>
    <style:style style:name="TBL_0_7_row_5" style:family="table-row">
      <style:table-row-properties style:use-optimal-row-height="false" style:row-height="0.08in"/>
    </style:style>
    <style:style style:name="TBL_0_7_row_6" style:family="table-row">
      <style:table-row-properties style:use-optimal-row-height="false" style:row-height="0.25in"/>
    </style:style>
    <style:style style:name="TBL_0_7_row_7" style:family="table-row">
      <style:table-row-properties style:use-optimal-row-height="false" style:row-height="0.02in"/>
    </style:style>
    <style:style style:name="TBL_0_7_row_8" style:family="table-row">
      <style:table-row-properties style:use-optimal-row-height="false" style:row-height="0.25in"/>
    </style:style>
    <style:style style:name="TBL_0_7_row_9" style:family="table-row">
      <style:table-row-properties style:use-optimal-row-height="false" style:row-height="0.25in"/>
    </style:style>
    <style:style style:name="TBL_0_8" style:master-page-name="master_0" style:family="table">
      <style:table-properties table:align="left" style:width="8.65in" fo:break-before="page"/>
    </style:style>
    <style:style style:name="TBL_0_8_col_0" style:family="table-column">
      <style:table-column-properties style:column-width="0.19in"/>
    </style:style>
    <style:style style:name="TBL_0_8_col_1" style:family="table-column">
      <style:table-column-properties style:column-width="1.08in"/>
    </style:style>
    <style:style style:name="TBL_0_8_col_2" style:family="table-column">
      <style:table-column-properties style:column-width="0.8in"/>
    </style:style>
    <style:style style:name="TBL_0_8_col_3" style:family="table-column">
      <style:table-column-properties style:column-width="0.3in"/>
    </style:style>
    <style:style style:name="TBL_0_8_col_4" style:family="table-column">
      <style:table-column-properties style:column-width="1.04in"/>
    </style:style>
    <style:style style:name="TBL_0_8_col_5" style:family="table-column">
      <style:table-column-properties style:column-width="0.06in"/>
    </style:style>
    <style:style style:name="TBL_0_8_col_6" style:family="table-column">
      <style:table-column-properties style:column-width="0.54in"/>
    </style:style>
    <style:style style:name="TBL_0_8_col_7" style:family="table-column">
      <style:table-column-properties style:column-width="0.23in"/>
    </style:style>
    <style:style style:name="TBL_0_8_col_8" style:family="table-column">
      <style:table-column-properties style:column-width="2.16in"/>
    </style:style>
    <style:style style:name="TBL_0_8_col_9" style:family="table-column">
      <style:table-column-properties style:column-width="0.23in"/>
    </style:style>
    <style:style style:name="TBL_0_8_col_10" style:family="table-column">
      <style:table-column-properties style:column-width="1.97in"/>
    </style:style>
    <style:style style:name="TBL_0_8_row_0" style:family="table-row">
      <style:table-row-properties style:use-optimal-row-height="false" style:row-height="0.27in"/>
    </style:style>
    <style:style style:name="TBL_0_8_row_1" style:family="table-row">
      <style:table-row-properties style:use-optimal-row-height="false" style:row-height="0.38in"/>
    </style:style>
    <style:style style:name="TBL_0_8_row_2" style:family="table-row">
      <style:table-row-properties style:use-optimal-row-height="false" style:row-height="0.18in"/>
    </style:style>
    <style:style style:name="TBL_0_8_row_3" style:family="table-row">
      <style:table-row-properties style:use-optimal-row-height="false" style:row-height="1.3in"/>
    </style:style>
    <style:style style:name="TBL_0_8_row_4" style:family="table-row">
      <style:table-row-properties style:use-optimal-row-height="false" style:row-height="0.25in"/>
    </style:style>
    <style:style style:name="TBL_0_8_row_5" style:family="table-row">
      <style:table-row-properties style:use-optimal-row-height="false" style:row-height="0.08in"/>
    </style:style>
    <style:style style:name="TBL_0_8_row_6" style:family="table-row">
      <style:table-row-properties style:use-optimal-row-height="false" style:row-height="0.25in"/>
    </style:style>
    <style:style style:name="TBL_0_8_row_7" style:family="table-row">
      <style:table-row-properties style:use-optimal-row-height="false" style:row-height="0.02in"/>
    </style:style>
    <style:style style:name="TBL_0_8_row_8" style:family="table-row">
      <style:table-row-properties style:use-optimal-row-height="false" style:row-height="0.25in"/>
    </style:style>
    <style:style style:name="TBL_0_8_row_9" style:family="table-row">
      <style:table-row-properties style:use-optimal-row-height="false" style:row-height="0.25in"/>
    </style:style>
    <style:style style:name="TBL_0_9" style:master-page-name="master_0" style:family="table">
      <style:table-properties table:align="left" style:width="8.65in" fo:break-before="page"/>
    </style:style>
    <style:style style:name="TBL_0_9_col_0" style:family="table-column">
      <style:table-column-properties style:column-width="0.19in"/>
    </style:style>
    <style:style style:name="TBL_0_9_col_1" style:family="table-column">
      <style:table-column-properties style:column-width="1.08in"/>
    </style:style>
    <style:style style:name="TBL_0_9_col_2" style:family="table-column">
      <style:table-column-properties style:column-width="0.8in"/>
    </style:style>
    <style:style style:name="TBL_0_9_col_3" style:family="table-column">
      <style:table-column-properties style:column-width="0.3in"/>
    </style:style>
    <style:style style:name="TBL_0_9_col_4" style:family="table-column">
      <style:table-column-properties style:column-width="1.04in"/>
    </style:style>
    <style:style style:name="TBL_0_9_col_5" style:family="table-column">
      <style:table-column-properties style:column-width="0.06in"/>
    </style:style>
    <style:style style:name="TBL_0_9_col_6" style:family="table-column">
      <style:table-column-properties style:column-width="0.54in"/>
    </style:style>
    <style:style style:name="TBL_0_9_col_7" style:family="table-column">
      <style:table-column-properties style:column-width="0.23in"/>
    </style:style>
    <style:style style:name="TBL_0_9_col_8" style:family="table-column">
      <style:table-column-properties style:column-width="2.16in"/>
    </style:style>
    <style:style style:name="TBL_0_9_col_9" style:family="table-column">
      <style:table-column-properties style:column-width="0.23in"/>
    </style:style>
    <style:style style:name="TBL_0_9_col_10" style:family="table-column">
      <style:table-column-properties style:column-width="1.97in"/>
    </style:style>
    <style:style style:name="TBL_0_9_row_0" style:family="table-row">
      <style:table-row-properties style:use-optimal-row-height="false" style:row-height="0.27in"/>
    </style:style>
    <style:style style:name="TBL_0_9_row_1" style:family="table-row">
      <style:table-row-properties style:use-optimal-row-height="false" style:row-height="0.38in"/>
    </style:style>
    <style:style style:name="TBL_0_9_row_2" style:family="table-row">
      <style:table-row-properties style:use-optimal-row-height="false" style:row-height="0.18in"/>
    </style:style>
    <style:style style:name="TBL_0_9_row_3" style:family="table-row">
      <style:table-row-properties style:use-optimal-row-height="false" style:row-height="1.3in"/>
    </style:style>
    <style:style style:name="TBL_0_9_row_4" style:family="table-row">
      <style:table-row-properties style:use-optimal-row-height="false" style:row-height="0.25in"/>
    </style:style>
    <style:style style:name="TBL_0_9_row_5" style:family="table-row">
      <style:table-row-properties style:use-optimal-row-height="false" style:row-height="0.08in"/>
    </style:style>
    <style:style style:name="TBL_0_9_row_6" style:family="table-row">
      <style:table-row-properties style:use-optimal-row-height="false" style:row-height="0.25in"/>
    </style:style>
    <style:style style:name="TBL_0_9_row_7" style:family="table-row">
      <style:table-row-properties style:use-optimal-row-height="false" style:row-height="0.02in"/>
    </style:style>
    <style:style style:name="TBL_0_9_row_8" style:family="table-row">
      <style:table-row-properties style:use-optimal-row-height="false" style:row-height="0.25in"/>
    </style:style>
    <style:style style:name="TBL_0_9_row_9" style:family="table-row">
      <style:table-row-properties style:use-optimal-row-height="false" style:row-height="0.25in"/>
    </style:style>
    <style:style style:name="TBL_0_10" style:master-page-name="master_0" style:family="table">
      <style:table-properties table:align="left" style:width="8.65in" fo:break-before="page"/>
    </style:style>
    <style:style style:name="TBL_0_10_col_0" style:family="table-column">
      <style:table-column-properties style:column-width="0.19in"/>
    </style:style>
    <style:style style:name="TBL_0_10_col_1" style:family="table-column">
      <style:table-column-properties style:column-width="1.08in"/>
    </style:style>
    <style:style style:name="TBL_0_10_col_2" style:family="table-column">
      <style:table-column-properties style:column-width="0.8in"/>
    </style:style>
    <style:style style:name="TBL_0_10_col_3" style:family="table-column">
      <style:table-column-properties style:column-width="0.3in"/>
    </style:style>
    <style:style style:name="TBL_0_10_col_4" style:family="table-column">
      <style:table-column-properties style:column-width="1.04in"/>
    </style:style>
    <style:style style:name="TBL_0_10_col_5" style:family="table-column">
      <style:table-column-properties style:column-width="0.06in"/>
    </style:style>
    <style:style style:name="TBL_0_10_col_6" style:family="table-column">
      <style:table-column-properties style:column-width="0.54in"/>
    </style:style>
    <style:style style:name="TBL_0_10_col_7" style:family="table-column">
      <style:table-column-properties style:column-width="0.23in"/>
    </style:style>
    <style:style style:name="TBL_0_10_col_8" style:family="table-column">
      <style:table-column-properties style:column-width="2.16in"/>
    </style:style>
    <style:style style:name="TBL_0_10_col_9" style:family="table-column">
      <style:table-column-properties style:column-width="0.23in"/>
    </style:style>
    <style:style style:name="TBL_0_10_col_10" style:family="table-column">
      <style:table-column-properties style:column-width="1.97in"/>
    </style:style>
    <style:style style:name="TBL_0_10_row_0" style:family="table-row">
      <style:table-row-properties style:use-optimal-row-height="false" style:row-height="0.27in"/>
    </style:style>
    <style:style style:name="TBL_0_10_row_1" style:family="table-row">
      <style:table-row-properties style:use-optimal-row-height="false" style:row-height="0.38in"/>
    </style:style>
    <style:style style:name="TBL_0_10_row_2" style:family="table-row">
      <style:table-row-properties style:use-optimal-row-height="false" style:row-height="0.18in"/>
    </style:style>
    <style:style style:name="TBL_0_10_row_3" style:family="table-row">
      <style:table-row-properties style:use-optimal-row-height="false" style:row-height="1.3in"/>
    </style:style>
    <style:style style:name="TBL_0_10_row_4" style:family="table-row">
      <style:table-row-properties style:use-optimal-row-height="false" style:row-height="0.25in"/>
    </style:style>
    <style:style style:name="TBL_0_10_row_5" style:family="table-row">
      <style:table-row-properties style:use-optimal-row-height="false" style:row-height="0.08in"/>
    </style:style>
    <style:style style:name="TBL_0_10_row_6" style:family="table-row">
      <style:table-row-properties style:use-optimal-row-height="false" style:row-height="0.25in"/>
    </style:style>
    <style:style style:name="TBL_0_10_row_7" style:family="table-row">
      <style:table-row-properties style:use-optimal-row-height="false" style:row-height="0.02in"/>
    </style:style>
    <style:style style:name="TBL_0_10_row_8" style:family="table-row">
      <style:table-row-properties style:use-optimal-row-height="false" style:row-height="0.25in"/>
    </style:style>
    <style:style style:name="TBL_0_10_row_9" style:family="table-row">
      <style:table-row-properties style:use-optimal-row-height="false" style:row-height="0.25in"/>
    </style:style>
    <style:style style:name="TBL_0_11" style:master-page-name="master_0" style:family="table">
      <style:table-properties table:align="left" style:width="8.65in" fo:break-before="page"/>
    </style:style>
    <style:style style:name="TBL_0_11_col_0" style:family="table-column">
      <style:table-column-properties style:column-width="0.19in"/>
    </style:style>
    <style:style style:name="TBL_0_11_col_1" style:family="table-column">
      <style:table-column-properties style:column-width="1.08in"/>
    </style:style>
    <style:style style:name="TBL_0_11_col_2" style:family="table-column">
      <style:table-column-properties style:column-width="0.8in"/>
    </style:style>
    <style:style style:name="TBL_0_11_col_3" style:family="table-column">
      <style:table-column-properties style:column-width="0.3in"/>
    </style:style>
    <style:style style:name="TBL_0_11_col_4" style:family="table-column">
      <style:table-column-properties style:column-width="1.04in"/>
    </style:style>
    <style:style style:name="TBL_0_11_col_5" style:family="table-column">
      <style:table-column-properties style:column-width="0.06in"/>
    </style:style>
    <style:style style:name="TBL_0_11_col_6" style:family="table-column">
      <style:table-column-properties style:column-width="0.54in"/>
    </style:style>
    <style:style style:name="TBL_0_11_col_7" style:family="table-column">
      <style:table-column-properties style:column-width="0.23in"/>
    </style:style>
    <style:style style:name="TBL_0_11_col_8" style:family="table-column">
      <style:table-column-properties style:column-width="2.16in"/>
    </style:style>
    <style:style style:name="TBL_0_11_col_9" style:family="table-column">
      <style:table-column-properties style:column-width="0.23in"/>
    </style:style>
    <style:style style:name="TBL_0_11_col_10" style:family="table-column">
      <style:table-column-properties style:column-width="1.97in"/>
    </style:style>
    <style:style style:name="TBL_0_11_row_0" style:family="table-row">
      <style:table-row-properties style:use-optimal-row-height="false" style:row-height="0.27in"/>
    </style:style>
    <style:style style:name="TBL_0_11_row_1" style:family="table-row">
      <style:table-row-properties style:use-optimal-row-height="false" style:row-height="0.38in"/>
    </style:style>
    <style:style style:name="TBL_0_11_row_2" style:family="table-row">
      <style:table-row-properties style:use-optimal-row-height="false" style:row-height="0.18in"/>
    </style:style>
    <style:style style:name="TBL_0_11_row_3" style:family="table-row">
      <style:table-row-properties style:use-optimal-row-height="false" style:row-height="1.3in"/>
    </style:style>
    <style:style style:name="TBL_0_11_row_4" style:family="table-row">
      <style:table-row-properties style:use-optimal-row-height="false" style:row-height="0.25in"/>
    </style:style>
    <style:style style:name="TBL_0_11_row_5" style:family="table-row">
      <style:table-row-properties style:use-optimal-row-height="false" style:row-height="0.08in"/>
    </style:style>
    <style:style style:name="TBL_0_11_row_6" style:family="table-row">
      <style:table-row-properties style:use-optimal-row-height="false" style:row-height="0.25in"/>
    </style:style>
    <style:style style:name="TBL_0_11_row_7" style:family="table-row">
      <style:table-row-properties style:use-optimal-row-height="false" style:row-height="0.02in"/>
    </style:style>
    <style:style style:name="TBL_0_11_row_8" style:family="table-row">
      <style:table-row-properties style:use-optimal-row-height="false" style:row-height="0.25in"/>
    </style:style>
    <style:style style:name="TBL_0_11_row_9" style:family="table-row">
      <style:table-row-properties style:use-optimal-row-height="false" style:row-height="0.25in"/>
    </style:style>
    <style:style style:name="TBL_0_12" style:master-page-name="master_0" style:family="table">
      <style:table-properties table:align="left" style:width="8.65in" fo:break-before="page"/>
    </style:style>
    <style:style style:name="TBL_0_12_col_0" style:family="table-column">
      <style:table-column-properties style:column-width="0.19in"/>
    </style:style>
    <style:style style:name="TBL_0_12_col_1" style:family="table-column">
      <style:table-column-properties style:column-width="1.08in"/>
    </style:style>
    <style:style style:name="TBL_0_12_col_2" style:family="table-column">
      <style:table-column-properties style:column-width="0.8in"/>
    </style:style>
    <style:style style:name="TBL_0_12_col_3" style:family="table-column">
      <style:table-column-properties style:column-width="0.3in"/>
    </style:style>
    <style:style style:name="TBL_0_12_col_4" style:family="table-column">
      <style:table-column-properties style:column-width="1.04in"/>
    </style:style>
    <style:style style:name="TBL_0_12_col_5" style:family="table-column">
      <style:table-column-properties style:column-width="0.06in"/>
    </style:style>
    <style:style style:name="TBL_0_12_col_6" style:family="table-column">
      <style:table-column-properties style:column-width="0.54in"/>
    </style:style>
    <style:style style:name="TBL_0_12_col_7" style:family="table-column">
      <style:table-column-properties style:column-width="0.23in"/>
    </style:style>
    <style:style style:name="TBL_0_12_col_8" style:family="table-column">
      <style:table-column-properties style:column-width="2.16in"/>
    </style:style>
    <style:style style:name="TBL_0_12_col_9" style:family="table-column">
      <style:table-column-properties style:column-width="0.23in"/>
    </style:style>
    <style:style style:name="TBL_0_12_col_10" style:family="table-column">
      <style:table-column-properties style:column-width="1.97in"/>
    </style:style>
    <style:style style:name="TBL_0_12_row_0" style:family="table-row">
      <style:table-row-properties style:use-optimal-row-height="false" style:row-height="0.27in"/>
    </style:style>
    <style:style style:name="TBL_0_12_row_1" style:family="table-row">
      <style:table-row-properties style:use-optimal-row-height="false" style:row-height="0.38in"/>
    </style:style>
    <style:style style:name="TBL_0_12_row_2" style:family="table-row">
      <style:table-row-properties style:use-optimal-row-height="false" style:row-height="0.18in"/>
    </style:style>
    <style:style style:name="TBL_0_12_row_3" style:family="table-row">
      <style:table-row-properties style:use-optimal-row-height="false" style:row-height="1.3in"/>
    </style:style>
    <style:style style:name="TBL_0_12_row_4" style:family="table-row">
      <style:table-row-properties style:use-optimal-row-height="false" style:row-height="0.25in"/>
    </style:style>
    <style:style style:name="TBL_0_12_row_5" style:family="table-row">
      <style:table-row-properties style:use-optimal-row-height="false" style:row-height="0.08in"/>
    </style:style>
    <style:style style:name="TBL_0_12_row_6" style:family="table-row">
      <style:table-row-properties style:use-optimal-row-height="false" style:row-height="0.25in"/>
    </style:style>
    <style:style style:name="TBL_0_12_row_7" style:family="table-row">
      <style:table-row-properties style:use-optimal-row-height="false" style:row-height="0.02in"/>
    </style:style>
    <style:style style:name="TBL_0_12_row_8" style:family="table-row">
      <style:table-row-properties style:use-optimal-row-height="false" style:row-height="0.25in"/>
    </style:style>
    <style:style style:name="TBL_0_12_row_9" style:family="table-row">
      <style:table-row-properties style:use-optimal-row-height="false" style:row-height="0.25in"/>
    </style:style>
    <style:style style:name="TBL_0_13" style:master-page-name="master_0" style:family="table">
      <style:table-properties table:align="left" style:width="8.65in" fo:break-before="page"/>
    </style:style>
    <style:style style:name="TBL_0_13_col_0" style:family="table-column">
      <style:table-column-properties style:column-width="0.19in"/>
    </style:style>
    <style:style style:name="TBL_0_13_col_1" style:family="table-column">
      <style:table-column-properties style:column-width="1.08in"/>
    </style:style>
    <style:style style:name="TBL_0_13_col_2" style:family="table-column">
      <style:table-column-properties style:column-width="0.8in"/>
    </style:style>
    <style:style style:name="TBL_0_13_col_3" style:family="table-column">
      <style:table-column-properties style:column-width="0.3in"/>
    </style:style>
    <style:style style:name="TBL_0_13_col_4" style:family="table-column">
      <style:table-column-properties style:column-width="1.04in"/>
    </style:style>
    <style:style style:name="TBL_0_13_col_5" style:family="table-column">
      <style:table-column-properties style:column-width="0.06in"/>
    </style:style>
    <style:style style:name="TBL_0_13_col_6" style:family="table-column">
      <style:table-column-properties style:column-width="0.54in"/>
    </style:style>
    <style:style style:name="TBL_0_13_col_7" style:family="table-column">
      <style:table-column-properties style:column-width="0.23in"/>
    </style:style>
    <style:style style:name="TBL_0_13_col_8" style:family="table-column">
      <style:table-column-properties style:column-width="2.16in"/>
    </style:style>
    <style:style style:name="TBL_0_13_col_9" style:family="table-column">
      <style:table-column-properties style:column-width="0.23in"/>
    </style:style>
    <style:style style:name="TBL_0_13_col_10" style:family="table-column">
      <style:table-column-properties style:column-width="1.97in"/>
    </style:style>
    <style:style style:name="TBL_0_13_row_0" style:family="table-row">
      <style:table-row-properties style:use-optimal-row-height="false" style:row-height="0.27in"/>
    </style:style>
    <style:style style:name="TBL_0_13_row_1" style:family="table-row">
      <style:table-row-properties style:use-optimal-row-height="false" style:row-height="0.38in"/>
    </style:style>
    <style:style style:name="TBL_0_13_row_2" style:family="table-row">
      <style:table-row-properties style:use-optimal-row-height="false" style:row-height="0.18in"/>
    </style:style>
    <style:style style:name="TBL_0_13_row_3" style:family="table-row">
      <style:table-row-properties style:use-optimal-row-height="false" style:row-height="1.3in"/>
    </style:style>
    <style:style style:name="TBL_0_13_row_4" style:family="table-row">
      <style:table-row-properties style:use-optimal-row-height="false" style:row-height="0.25in"/>
    </style:style>
    <style:style style:name="TBL_0_13_row_5" style:family="table-row">
      <style:table-row-properties style:use-optimal-row-height="false" style:row-height="0.08in"/>
    </style:style>
    <style:style style:name="TBL_0_13_row_6" style:family="table-row">
      <style:table-row-properties style:use-optimal-row-height="false" style:row-height="0.25in"/>
    </style:style>
    <style:style style:name="TBL_0_13_row_7" style:family="table-row">
      <style:table-row-properties style:use-optimal-row-height="false" style:row-height="0.02in"/>
    </style:style>
    <style:style style:name="TBL_0_13_row_8" style:family="table-row">
      <style:table-row-properties style:use-optimal-row-height="false" style:row-height="0.25in"/>
    </style:style>
    <style:style style:name="TBL_0_13_row_9" style:family="table-row">
      <style:table-row-properties style:use-optimal-row-height="false" style:row-height="0.25in"/>
    </style:style>
    <style:style style:name="TBL_0_14" style:master-page-name="master_0" style:family="table">
      <style:table-properties table:align="left" style:width="8.65in" fo:break-before="page"/>
    </style:style>
    <style:style style:name="TBL_0_14_col_0" style:family="table-column">
      <style:table-column-properties style:column-width="0.19in"/>
    </style:style>
    <style:style style:name="TBL_0_14_col_1" style:family="table-column">
      <style:table-column-properties style:column-width="1.08in"/>
    </style:style>
    <style:style style:name="TBL_0_14_col_2" style:family="table-column">
      <style:table-column-properties style:column-width="0.8in"/>
    </style:style>
    <style:style style:name="TBL_0_14_col_3" style:family="table-column">
      <style:table-column-properties style:column-width="0.3in"/>
    </style:style>
    <style:style style:name="TBL_0_14_col_4" style:family="table-column">
      <style:table-column-properties style:column-width="1.04in"/>
    </style:style>
    <style:style style:name="TBL_0_14_col_5" style:family="table-column">
      <style:table-column-properties style:column-width="0.06in"/>
    </style:style>
    <style:style style:name="TBL_0_14_col_6" style:family="table-column">
      <style:table-column-properties style:column-width="0.54in"/>
    </style:style>
    <style:style style:name="TBL_0_14_col_7" style:family="table-column">
      <style:table-column-properties style:column-width="0.23in"/>
    </style:style>
    <style:style style:name="TBL_0_14_col_8" style:family="table-column">
      <style:table-column-properties style:column-width="2.16in"/>
    </style:style>
    <style:style style:name="TBL_0_14_col_9" style:family="table-column">
      <style:table-column-properties style:column-width="0.23in"/>
    </style:style>
    <style:style style:name="TBL_0_14_col_10" style:family="table-column">
      <style:table-column-properties style:column-width="1.97in"/>
    </style:style>
    <style:style style:name="TBL_0_14_row_0" style:family="table-row">
      <style:table-row-properties style:use-optimal-row-height="false" style:row-height="0.27in"/>
    </style:style>
    <style:style style:name="TBL_0_14_row_1" style:family="table-row">
      <style:table-row-properties style:use-optimal-row-height="false" style:row-height="0.38in"/>
    </style:style>
    <style:style style:name="TBL_0_14_row_2" style:family="table-row">
      <style:table-row-properties style:use-optimal-row-height="false" style:row-height="0.18in"/>
    </style:style>
    <style:style style:name="TBL_0_14_row_3" style:family="table-row">
      <style:table-row-properties style:use-optimal-row-height="false" style:row-height="1.3in"/>
    </style:style>
    <style:style style:name="TBL_0_14_row_4" style:family="table-row">
      <style:table-row-properties style:use-optimal-row-height="false" style:row-height="0.25in"/>
    </style:style>
    <style:style style:name="TBL_0_14_row_5" style:family="table-row">
      <style:table-row-properties style:use-optimal-row-height="false" style:row-height="0.08in"/>
    </style:style>
    <style:style style:name="TBL_0_14_row_6" style:family="table-row">
      <style:table-row-properties style:use-optimal-row-height="false" style:row-height="0.25in"/>
    </style:style>
    <style:style style:name="TBL_0_14_row_7" style:family="table-row">
      <style:table-row-properties style:use-optimal-row-height="false" style:row-height="0.02in"/>
    </style:style>
    <style:style style:name="TBL_0_14_row_8" style:family="table-row">
      <style:table-row-properties style:use-optimal-row-height="false" style:row-height="0.25in"/>
    </style:style>
    <style:style style:name="TBL_0_14_row_9" style:family="table-row">
      <style:table-row-properties style:use-optimal-row-height="false" style:row-height="0.25in"/>
    </style:style>
    <style:style style:name="TBL_0_15" style:master-page-name="master_0" style:family="table">
      <style:table-properties table:align="left" style:width="8.65in" fo:break-before="page"/>
    </style:style>
    <style:style style:name="TBL_0_15_col_0" style:family="table-column">
      <style:table-column-properties style:column-width="0.19in"/>
    </style:style>
    <style:style style:name="TBL_0_15_col_1" style:family="table-column">
      <style:table-column-properties style:column-width="1.08in"/>
    </style:style>
    <style:style style:name="TBL_0_15_col_2" style:family="table-column">
      <style:table-column-properties style:column-width="0.8in"/>
    </style:style>
    <style:style style:name="TBL_0_15_col_3" style:family="table-column">
      <style:table-column-properties style:column-width="0.3in"/>
    </style:style>
    <style:style style:name="TBL_0_15_col_4" style:family="table-column">
      <style:table-column-properties style:column-width="1.04in"/>
    </style:style>
    <style:style style:name="TBL_0_15_col_5" style:family="table-column">
      <style:table-column-properties style:column-width="0.06in"/>
    </style:style>
    <style:style style:name="TBL_0_15_col_6" style:family="table-column">
      <style:table-column-properties style:column-width="0.54in"/>
    </style:style>
    <style:style style:name="TBL_0_15_col_7" style:family="table-column">
      <style:table-column-properties style:column-width="0.23in"/>
    </style:style>
    <style:style style:name="TBL_0_15_col_8" style:family="table-column">
      <style:table-column-properties style:column-width="2.16in"/>
    </style:style>
    <style:style style:name="TBL_0_15_col_9" style:family="table-column">
      <style:table-column-properties style:column-width="0.23in"/>
    </style:style>
    <style:style style:name="TBL_0_15_col_10" style:family="table-column">
      <style:table-column-properties style:column-width="1.97in"/>
    </style:style>
    <style:style style:name="TBL_0_15_row_0" style:family="table-row">
      <style:table-row-properties style:use-optimal-row-height="false" style:row-height="0.27in"/>
    </style:style>
    <style:style style:name="TBL_0_15_row_1" style:family="table-row">
      <style:table-row-properties style:use-optimal-row-height="false" style:row-height="0.38in"/>
    </style:style>
    <style:style style:name="TBL_0_15_row_2" style:family="table-row">
      <style:table-row-properties style:use-optimal-row-height="false" style:row-height="0.18in"/>
    </style:style>
    <style:style style:name="TBL_0_15_row_3" style:family="table-row">
      <style:table-row-properties style:use-optimal-row-height="false" style:row-height="1.3in"/>
    </style:style>
    <style:style style:name="TBL_0_15_row_4" style:family="table-row">
      <style:table-row-properties style:use-optimal-row-height="false" style:row-height="0.25in"/>
    </style:style>
    <style:style style:name="TBL_0_15_row_5" style:family="table-row">
      <style:table-row-properties style:use-optimal-row-height="false" style:row-height="0.08in"/>
    </style:style>
    <style:style style:name="TBL_0_15_row_6" style:family="table-row">
      <style:table-row-properties style:use-optimal-row-height="false" style:row-height="0.25in"/>
    </style:style>
    <style:style style:name="TBL_0_15_row_7" style:family="table-row">
      <style:table-row-properties style:use-optimal-row-height="false" style:row-height="0.02in"/>
    </style:style>
    <style:style style:name="TBL_0_15_row_8" style:family="table-row">
      <style:table-row-properties style:use-optimal-row-height="false" style:row-height="0.25in"/>
    </style:style>
    <style:style style:name="TBL_0_15_row_9" style:family="table-row">
      <style:table-row-properties style:use-optimal-row-height="false" style:row-height="0.25in"/>
    </style:style>
    <style:style style:name="TBL_0_16" style:master-page-name="master_0" style:family="table">
      <style:table-properties table:align="left" style:width="8.65in" fo:break-before="page"/>
    </style:style>
    <style:style style:name="TBL_0_16_col_0" style:family="table-column">
      <style:table-column-properties style:column-width="0.19in"/>
    </style:style>
    <style:style style:name="TBL_0_16_col_1" style:family="table-column">
      <style:table-column-properties style:column-width="1.08in"/>
    </style:style>
    <style:style style:name="TBL_0_16_col_2" style:family="table-column">
      <style:table-column-properties style:column-width="0.8in"/>
    </style:style>
    <style:style style:name="TBL_0_16_col_3" style:family="table-column">
      <style:table-column-properties style:column-width="0.3in"/>
    </style:style>
    <style:style style:name="TBL_0_16_col_4" style:family="table-column">
      <style:table-column-properties style:column-width="1.04in"/>
    </style:style>
    <style:style style:name="TBL_0_16_col_5" style:family="table-column">
      <style:table-column-properties style:column-width="0.06in"/>
    </style:style>
    <style:style style:name="TBL_0_16_col_6" style:family="table-column">
      <style:table-column-properties style:column-width="0.54in"/>
    </style:style>
    <style:style style:name="TBL_0_16_col_7" style:family="table-column">
      <style:table-column-properties style:column-width="0.23in"/>
    </style:style>
    <style:style style:name="TBL_0_16_col_8" style:family="table-column">
      <style:table-column-properties style:column-width="2.16in"/>
    </style:style>
    <style:style style:name="TBL_0_16_col_9" style:family="table-column">
      <style:table-column-properties style:column-width="0.23in"/>
    </style:style>
    <style:style style:name="TBL_0_16_col_10" style:family="table-column">
      <style:table-column-properties style:column-width="1.97in"/>
    </style:style>
    <style:style style:name="TBL_0_16_row_0" style:family="table-row">
      <style:table-row-properties style:use-optimal-row-height="false" style:row-height="0.27in"/>
    </style:style>
    <style:style style:name="TBL_0_16_row_1" style:family="table-row">
      <style:table-row-properties style:use-optimal-row-height="false" style:row-height="0.38in"/>
    </style:style>
    <style:style style:name="TBL_0_16_row_2" style:family="table-row">
      <style:table-row-properties style:use-optimal-row-height="false" style:row-height="0.18in"/>
    </style:style>
    <style:style style:name="TBL_0_16_row_3" style:family="table-row">
      <style:table-row-properties style:use-optimal-row-height="false" style:row-height="1.3in"/>
    </style:style>
    <style:style style:name="TBL_0_16_row_4" style:family="table-row">
      <style:table-row-properties style:use-optimal-row-height="false" style:row-height="0.25in"/>
    </style:style>
    <style:style style:name="TBL_0_16_row_5" style:family="table-row">
      <style:table-row-properties style:use-optimal-row-height="false" style:row-height="0.08in"/>
    </style:style>
    <style:style style:name="TBL_0_16_row_6" style:family="table-row">
      <style:table-row-properties style:use-optimal-row-height="false" style:row-height="0.25in"/>
    </style:style>
    <style:style style:name="TBL_0_16_row_7" style:family="table-row">
      <style:table-row-properties style:use-optimal-row-height="false" style:row-height="0.02in"/>
    </style:style>
    <style:style style:name="TBL_0_16_row_8" style:family="table-row">
      <style:table-row-properties style:use-optimal-row-height="false" style:row-height="0.25in"/>
    </style:style>
    <style:style style:name="TBL_0_16_row_9" style:family="table-row">
      <style:table-row-properties style:use-optimal-row-height="false" style:row-height="0.25in"/>
    </style:style>
    <style:style style:name="TBL_0_17" style:master-page-name="master_0" style:family="table">
      <style:table-properties table:align="left" style:width="8.65in" fo:break-before="page"/>
    </style:style>
    <style:style style:name="TBL_0_17_col_0" style:family="table-column">
      <style:table-column-properties style:column-width="0.19in"/>
    </style:style>
    <style:style style:name="TBL_0_17_col_1" style:family="table-column">
      <style:table-column-properties style:column-width="1.08in"/>
    </style:style>
    <style:style style:name="TBL_0_17_col_2" style:family="table-column">
      <style:table-column-properties style:column-width="0.8in"/>
    </style:style>
    <style:style style:name="TBL_0_17_col_3" style:family="table-column">
      <style:table-column-properties style:column-width="0.3in"/>
    </style:style>
    <style:style style:name="TBL_0_17_col_4" style:family="table-column">
      <style:table-column-properties style:column-width="1.04in"/>
    </style:style>
    <style:style style:name="TBL_0_17_col_5" style:family="table-column">
      <style:table-column-properties style:column-width="0.06in"/>
    </style:style>
    <style:style style:name="TBL_0_17_col_6" style:family="table-column">
      <style:table-column-properties style:column-width="0.54in"/>
    </style:style>
    <style:style style:name="TBL_0_17_col_7" style:family="table-column">
      <style:table-column-properties style:column-width="0.23in"/>
    </style:style>
    <style:style style:name="TBL_0_17_col_8" style:family="table-column">
      <style:table-column-properties style:column-width="2.16in"/>
    </style:style>
    <style:style style:name="TBL_0_17_col_9" style:family="table-column">
      <style:table-column-properties style:column-width="0.23in"/>
    </style:style>
    <style:style style:name="TBL_0_17_col_10" style:family="table-column">
      <style:table-column-properties style:column-width="1.97in"/>
    </style:style>
    <style:style style:name="TBL_0_17_row_0" style:family="table-row">
      <style:table-row-properties style:use-optimal-row-height="false" style:row-height="0.27in"/>
    </style:style>
    <style:style style:name="TBL_0_17_row_1" style:family="table-row">
      <style:table-row-properties style:use-optimal-row-height="false" style:row-height="0.38in"/>
    </style:style>
    <style:style style:name="TBL_0_17_row_2" style:family="table-row">
      <style:table-row-properties style:use-optimal-row-height="false" style:row-height="0.18in"/>
    </style:style>
    <style:style style:name="TBL_0_17_row_3" style:family="table-row">
      <style:table-row-properties style:use-optimal-row-height="false" style:row-height="1.3in"/>
    </style:style>
    <style:style style:name="TBL_0_17_row_4" style:family="table-row">
      <style:table-row-properties style:use-optimal-row-height="false" style:row-height="0.25in"/>
    </style:style>
    <style:style style:name="TBL_0_17_row_5" style:family="table-row">
      <style:table-row-properties style:use-optimal-row-height="false" style:row-height="0.08in"/>
    </style:style>
    <style:style style:name="TBL_0_17_row_6" style:family="table-row">
      <style:table-row-properties style:use-optimal-row-height="false" style:row-height="0.25in"/>
    </style:style>
    <style:style style:name="TBL_0_17_row_7" style:family="table-row">
      <style:table-row-properties style:use-optimal-row-height="false" style:row-height="0.02in"/>
    </style:style>
    <style:style style:name="TBL_0_17_row_8" style:family="table-row">
      <style:table-row-properties style:use-optimal-row-height="false" style:row-height="0.25in"/>
    </style:style>
    <style:style style:name="TBL_0_17_row_9" style:family="table-row">
      <style:table-row-properties style:use-optimal-row-height="false" style:row-height="0.25in"/>
    </style:style>
    <style:style style:name="TBL_0_18" style:master-page-name="master_0" style:family="table">
      <style:table-properties table:align="left" style:width="8.65in" fo:break-before="page"/>
    </style:style>
    <style:style style:name="TBL_0_18_col_0" style:family="table-column">
      <style:table-column-properties style:column-width="0.19in"/>
    </style:style>
    <style:style style:name="TBL_0_18_col_1" style:family="table-column">
      <style:table-column-properties style:column-width="1.08in"/>
    </style:style>
    <style:style style:name="TBL_0_18_col_2" style:family="table-column">
      <style:table-column-properties style:column-width="0.8in"/>
    </style:style>
    <style:style style:name="TBL_0_18_col_3" style:family="table-column">
      <style:table-column-properties style:column-width="0.3in"/>
    </style:style>
    <style:style style:name="TBL_0_18_col_4" style:family="table-column">
      <style:table-column-properties style:column-width="1.04in"/>
    </style:style>
    <style:style style:name="TBL_0_18_col_5" style:family="table-column">
      <style:table-column-properties style:column-width="0.06in"/>
    </style:style>
    <style:style style:name="TBL_0_18_col_6" style:family="table-column">
      <style:table-column-properties style:column-width="0.54in"/>
    </style:style>
    <style:style style:name="TBL_0_18_col_7" style:family="table-column">
      <style:table-column-properties style:column-width="0.23in"/>
    </style:style>
    <style:style style:name="TBL_0_18_col_8" style:family="table-column">
      <style:table-column-properties style:column-width="2.16in"/>
    </style:style>
    <style:style style:name="TBL_0_18_col_9" style:family="table-column">
      <style:table-column-properties style:column-width="0.23in"/>
    </style:style>
    <style:style style:name="TBL_0_18_col_10" style:family="table-column">
      <style:table-column-properties style:column-width="1.97in"/>
    </style:style>
    <style:style style:name="TBL_0_18_row_0" style:family="table-row">
      <style:table-row-properties style:use-optimal-row-height="false" style:row-height="0.27in"/>
    </style:style>
    <style:style style:name="TBL_0_18_row_1" style:family="table-row">
      <style:table-row-properties style:use-optimal-row-height="false" style:row-height="0.38in"/>
    </style:style>
    <style:style style:name="TBL_0_18_row_2" style:family="table-row">
      <style:table-row-properties style:use-optimal-row-height="false" style:row-height="0.18in"/>
    </style:style>
    <style:style style:name="TBL_0_18_row_3" style:family="table-row">
      <style:table-row-properties style:use-optimal-row-height="false" style:row-height="1.3in"/>
    </style:style>
    <style:style style:name="TBL_0_18_row_4" style:family="table-row">
      <style:table-row-properties style:use-optimal-row-height="false" style:row-height="0.25in"/>
    </style:style>
    <style:style style:name="TBL_0_18_row_5" style:family="table-row">
      <style:table-row-properties style:use-optimal-row-height="false" style:row-height="0.08in"/>
    </style:style>
    <style:style style:name="TBL_0_18_row_6" style:family="table-row">
      <style:table-row-properties style:use-optimal-row-height="false" style:row-height="0.25in"/>
    </style:style>
    <style:style style:name="TBL_0_18_row_7" style:family="table-row">
      <style:table-row-properties style:use-optimal-row-height="false" style:row-height="0.02in"/>
    </style:style>
    <style:style style:name="TBL_0_18_row_8" style:family="table-row">
      <style:table-row-properties style:use-optimal-row-height="false" style:row-height="0.25in"/>
    </style:style>
    <style:style style:name="TBL_0_18_row_9" style:family="table-row">
      <style:table-row-properties style:use-optimal-row-height="false" style:row-height="0.25in"/>
    </style:style>
    <style:style style:name="TBL_0_19" style:master-page-name="master_0" style:family="table">
      <style:table-properties table:align="left" style:width="8.65in" fo:break-before="page"/>
    </style:style>
    <style:style style:name="TBL_0_19_col_0" style:family="table-column">
      <style:table-column-properties style:column-width="0.19in"/>
    </style:style>
    <style:style style:name="TBL_0_19_col_1" style:family="table-column">
      <style:table-column-properties style:column-width="1.08in"/>
    </style:style>
    <style:style style:name="TBL_0_19_col_2" style:family="table-column">
      <style:table-column-properties style:column-width="0.8in"/>
    </style:style>
    <style:style style:name="TBL_0_19_col_3" style:family="table-column">
      <style:table-column-properties style:column-width="0.3in"/>
    </style:style>
    <style:style style:name="TBL_0_19_col_4" style:family="table-column">
      <style:table-column-properties style:column-width="1.04in"/>
    </style:style>
    <style:style style:name="TBL_0_19_col_5" style:family="table-column">
      <style:table-column-properties style:column-width="0.06in"/>
    </style:style>
    <style:style style:name="TBL_0_19_col_6" style:family="table-column">
      <style:table-column-properties style:column-width="0.54in"/>
    </style:style>
    <style:style style:name="TBL_0_19_col_7" style:family="table-column">
      <style:table-column-properties style:column-width="0.23in"/>
    </style:style>
    <style:style style:name="TBL_0_19_col_8" style:family="table-column">
      <style:table-column-properties style:column-width="2.16in"/>
    </style:style>
    <style:style style:name="TBL_0_19_col_9" style:family="table-column">
      <style:table-column-properties style:column-width="0.23in"/>
    </style:style>
    <style:style style:name="TBL_0_19_col_10" style:family="table-column">
      <style:table-column-properties style:column-width="1.97in"/>
    </style:style>
    <style:style style:name="TBL_0_19_row_0" style:family="table-row">
      <style:table-row-properties style:use-optimal-row-height="false" style:row-height="0.27in"/>
    </style:style>
    <style:style style:name="TBL_0_19_row_1" style:family="table-row">
      <style:table-row-properties style:use-optimal-row-height="false" style:row-height="0.38in"/>
    </style:style>
    <style:style style:name="TBL_0_19_row_2" style:family="table-row">
      <style:table-row-properties style:use-optimal-row-height="false" style:row-height="0.18in"/>
    </style:style>
    <style:style style:name="TBL_0_19_row_3" style:family="table-row">
      <style:table-row-properties style:use-optimal-row-height="false" style:row-height="1.3in"/>
    </style:style>
    <style:style style:name="TBL_0_19_row_4" style:family="table-row">
      <style:table-row-properties style:use-optimal-row-height="false" style:row-height="0.25in"/>
    </style:style>
    <style:style style:name="TBL_0_19_row_5" style:family="table-row">
      <style:table-row-properties style:use-optimal-row-height="false" style:row-height="0.08in"/>
    </style:style>
    <style:style style:name="TBL_0_19_row_6" style:family="table-row">
      <style:table-row-properties style:use-optimal-row-height="false" style:row-height="0.25in"/>
    </style:style>
    <style:style style:name="TBL_0_19_row_7" style:family="table-row">
      <style:table-row-properties style:use-optimal-row-height="false" style:row-height="0.02in"/>
    </style:style>
    <style:style style:name="TBL_0_19_row_8" style:family="table-row">
      <style:table-row-properties style:use-optimal-row-height="false" style:row-height="0.25in"/>
    </style:style>
    <style:style style:name="TBL_0_19_row_9" style:family="table-row">
      <style:table-row-properties style:use-optimal-row-height="false" style:row-height="0.25in"/>
    </style:style>
    <style:style style:name="TBL_0_20" style:master-page-name="master_0" style:family="table">
      <style:table-properties table:align="left" style:width="8.65in" fo:break-before="page"/>
    </style:style>
    <style:style style:name="TBL_0_20_col_0" style:family="table-column">
      <style:table-column-properties style:column-width="0.19in"/>
    </style:style>
    <style:style style:name="TBL_0_20_col_1" style:family="table-column">
      <style:table-column-properties style:column-width="1.08in"/>
    </style:style>
    <style:style style:name="TBL_0_20_col_2" style:family="table-column">
      <style:table-column-properties style:column-width="0.8in"/>
    </style:style>
    <style:style style:name="TBL_0_20_col_3" style:family="table-column">
      <style:table-column-properties style:column-width="0.3in"/>
    </style:style>
    <style:style style:name="TBL_0_20_col_4" style:family="table-column">
      <style:table-column-properties style:column-width="1.04in"/>
    </style:style>
    <style:style style:name="TBL_0_20_col_5" style:family="table-column">
      <style:table-column-properties style:column-width="0.06in"/>
    </style:style>
    <style:style style:name="TBL_0_20_col_6" style:family="table-column">
      <style:table-column-properties style:column-width="0.54in"/>
    </style:style>
    <style:style style:name="TBL_0_20_col_7" style:family="table-column">
      <style:table-column-properties style:column-width="0.23in"/>
    </style:style>
    <style:style style:name="TBL_0_20_col_8" style:family="table-column">
      <style:table-column-properties style:column-width="2.16in"/>
    </style:style>
    <style:style style:name="TBL_0_20_col_9" style:family="table-column">
      <style:table-column-properties style:column-width="0.23in"/>
    </style:style>
    <style:style style:name="TBL_0_20_col_10" style:family="table-column">
      <style:table-column-properties style:column-width="1.97in"/>
    </style:style>
    <style:style style:name="TBL_0_20_row_0" style:family="table-row">
      <style:table-row-properties style:use-optimal-row-height="false" style:row-height="0.27in"/>
    </style:style>
    <style:style style:name="TBL_0_20_row_1" style:family="table-row">
      <style:table-row-properties style:use-optimal-row-height="false" style:row-height="0.38in"/>
    </style:style>
    <style:style style:name="TBL_0_20_row_2" style:family="table-row">
      <style:table-row-properties style:use-optimal-row-height="false" style:row-height="0.18in"/>
    </style:style>
    <style:style style:name="TBL_0_20_row_3" style:family="table-row">
      <style:table-row-properties style:use-optimal-row-height="false" style:row-height="1.3in"/>
    </style:style>
    <style:style style:name="TBL_0_20_row_4" style:family="table-row">
      <style:table-row-properties style:use-optimal-row-height="false" style:row-height="0.25in"/>
    </style:style>
    <style:style style:name="TBL_0_20_row_5" style:family="table-row">
      <style:table-row-properties style:use-optimal-row-height="false" style:row-height="0.08in"/>
    </style:style>
    <style:style style:name="TBL_0_20_row_6" style:family="table-row">
      <style:table-row-properties style:use-optimal-row-height="false" style:row-height="0.25in"/>
    </style:style>
    <style:style style:name="TBL_0_20_row_7" style:family="table-row">
      <style:table-row-properties style:use-optimal-row-height="false" style:row-height="0.02in"/>
    </style:style>
    <style:style style:name="TBL_0_20_row_8" style:family="table-row">
      <style:table-row-properties style:use-optimal-row-height="false" style:row-height="0.25in"/>
    </style:style>
    <style:style style:name="TBL_0_20_row_9" style:family="table-row">
      <style:table-row-properties style:use-optimal-row-height="false" style:row-height="0.25in"/>
    </style:style>
    <style:style style:name="TBL_0_21" style:master-page-name="master_0" style:family="table">
      <style:table-properties table:align="left" style:width="8.65in" fo:break-before="page"/>
    </style:style>
    <style:style style:name="TBL_0_21_col_0" style:family="table-column">
      <style:table-column-properties style:column-width="0.19in"/>
    </style:style>
    <style:style style:name="TBL_0_21_col_1" style:family="table-column">
      <style:table-column-properties style:column-width="1.08in"/>
    </style:style>
    <style:style style:name="TBL_0_21_col_2" style:family="table-column">
      <style:table-column-properties style:column-width="0.8in"/>
    </style:style>
    <style:style style:name="TBL_0_21_col_3" style:family="table-column">
      <style:table-column-properties style:column-width="0.3in"/>
    </style:style>
    <style:style style:name="TBL_0_21_col_4" style:family="table-column">
      <style:table-column-properties style:column-width="1.04in"/>
    </style:style>
    <style:style style:name="TBL_0_21_col_5" style:family="table-column">
      <style:table-column-properties style:column-width="0.06in"/>
    </style:style>
    <style:style style:name="TBL_0_21_col_6" style:family="table-column">
      <style:table-column-properties style:column-width="0.54in"/>
    </style:style>
    <style:style style:name="TBL_0_21_col_7" style:family="table-column">
      <style:table-column-properties style:column-width="0.23in"/>
    </style:style>
    <style:style style:name="TBL_0_21_col_8" style:family="table-column">
      <style:table-column-properties style:column-width="2.16in"/>
    </style:style>
    <style:style style:name="TBL_0_21_col_9" style:family="table-column">
      <style:table-column-properties style:column-width="0.23in"/>
    </style:style>
    <style:style style:name="TBL_0_21_col_10" style:family="table-column">
      <style:table-column-properties style:column-width="1.97in"/>
    </style:style>
    <style:style style:name="TBL_0_21_row_0" style:family="table-row">
      <style:table-row-properties style:use-optimal-row-height="false" style:row-height="0.27in"/>
    </style:style>
    <style:style style:name="TBL_0_21_row_1" style:family="table-row">
      <style:table-row-properties style:use-optimal-row-height="false" style:row-height="0.38in"/>
    </style:style>
    <style:style style:name="TBL_0_21_row_2" style:family="table-row">
      <style:table-row-properties style:use-optimal-row-height="false" style:row-height="0.18in"/>
    </style:style>
    <style:style style:name="TBL_0_21_row_3" style:family="table-row">
      <style:table-row-properties style:use-optimal-row-height="false" style:row-height="1.3in"/>
    </style:style>
    <style:style style:name="TBL_0_21_row_4" style:family="table-row">
      <style:table-row-properties style:use-optimal-row-height="false" style:row-height="0.25in"/>
    </style:style>
    <style:style style:name="TBL_0_21_row_5" style:family="table-row">
      <style:table-row-properties style:use-optimal-row-height="false" style:row-height="0.08in"/>
    </style:style>
    <style:style style:name="TBL_0_21_row_6" style:family="table-row">
      <style:table-row-properties style:use-optimal-row-height="false" style:row-height="0.25in"/>
    </style:style>
    <style:style style:name="TBL_0_21_row_7" style:family="table-row">
      <style:table-row-properties style:use-optimal-row-height="false" style:row-height="0.02in"/>
    </style:style>
    <style:style style:name="TBL_0_21_row_8" style:family="table-row">
      <style:table-row-properties style:use-optimal-row-height="false" style:row-height="0.25in"/>
    </style:style>
    <style:style style:name="TBL_0_21_row_9" style:family="table-row">
      <style:table-row-properties style:use-optimal-row-height="false" style:row-height="0.25in"/>
    </style:style>
    <style:style style:name="TBL_0_22" style:master-page-name="master_0" style:family="table">
      <style:table-properties table:align="left" style:width="8.65in" fo:break-before="page"/>
    </style:style>
    <style:style style:name="TBL_0_22_col_0" style:family="table-column">
      <style:table-column-properties style:column-width="0.19in"/>
    </style:style>
    <style:style style:name="TBL_0_22_col_1" style:family="table-column">
      <style:table-column-properties style:column-width="1.08in"/>
    </style:style>
    <style:style style:name="TBL_0_22_col_2" style:family="table-column">
      <style:table-column-properties style:column-width="0.8in"/>
    </style:style>
    <style:style style:name="TBL_0_22_col_3" style:family="table-column">
      <style:table-column-properties style:column-width="0.3in"/>
    </style:style>
    <style:style style:name="TBL_0_22_col_4" style:family="table-column">
      <style:table-column-properties style:column-width="1.04in"/>
    </style:style>
    <style:style style:name="TBL_0_22_col_5" style:family="table-column">
      <style:table-column-properties style:column-width="0.06in"/>
    </style:style>
    <style:style style:name="TBL_0_22_col_6" style:family="table-column">
      <style:table-column-properties style:column-width="0.54in"/>
    </style:style>
    <style:style style:name="TBL_0_22_col_7" style:family="table-column">
      <style:table-column-properties style:column-width="0.23in"/>
    </style:style>
    <style:style style:name="TBL_0_22_col_8" style:family="table-column">
      <style:table-column-properties style:column-width="2.16in"/>
    </style:style>
    <style:style style:name="TBL_0_22_col_9" style:family="table-column">
      <style:table-column-properties style:column-width="0.23in"/>
    </style:style>
    <style:style style:name="TBL_0_22_col_10" style:family="table-column">
      <style:table-column-properties style:column-width="1.97in"/>
    </style:style>
    <style:style style:name="TBL_0_22_row_0" style:family="table-row">
      <style:table-row-properties style:use-optimal-row-height="false" style:row-height="0.27in"/>
    </style:style>
    <style:style style:name="TBL_0_22_row_1" style:family="table-row">
      <style:table-row-properties style:use-optimal-row-height="false" style:row-height="0.38in"/>
    </style:style>
    <style:style style:name="TBL_0_22_row_2" style:family="table-row">
      <style:table-row-properties style:use-optimal-row-height="false" style:row-height="0.18in"/>
    </style:style>
    <style:style style:name="TBL_0_22_row_3" style:family="table-row">
      <style:table-row-properties style:use-optimal-row-height="false" style:row-height="1.3in"/>
    </style:style>
    <style:style style:name="TBL_0_22_row_4" style:family="table-row">
      <style:table-row-properties style:use-optimal-row-height="false" style:row-height="0.25in"/>
    </style:style>
    <style:style style:name="TBL_0_22_row_5" style:family="table-row">
      <style:table-row-properties style:use-optimal-row-height="false" style:row-height="0.08in"/>
    </style:style>
    <style:style style:name="TBL_0_22_row_6" style:family="table-row">
      <style:table-row-properties style:use-optimal-row-height="false" style:row-height="0.25in"/>
    </style:style>
    <style:style style:name="TBL_0_22_row_7" style:family="table-row">
      <style:table-row-properties style:use-optimal-row-height="false" style:row-height="0.02in"/>
    </style:style>
    <style:style style:name="TBL_0_22_row_8" style:family="table-row">
      <style:table-row-properties style:use-optimal-row-height="false" style:row-height="0.25in"/>
    </style:style>
    <style:style style:name="TBL_0_22_row_9" style:family="table-row">
      <style:table-row-properties style:use-optimal-row-height="false" style:row-height="0.25in"/>
    </style:style>
    <style:style style:name="TBL_0_23" style:master-page-name="master_0" style:family="table">
      <style:table-properties table:align="left" style:width="8.65in" fo:break-before="page"/>
    </style:style>
    <style:style style:name="TBL_0_23_col_0" style:family="table-column">
      <style:table-column-properties style:column-width="0.19in"/>
    </style:style>
    <style:style style:name="TBL_0_23_col_1" style:family="table-column">
      <style:table-column-properties style:column-width="1.08in"/>
    </style:style>
    <style:style style:name="TBL_0_23_col_2" style:family="table-column">
      <style:table-column-properties style:column-width="0.8in"/>
    </style:style>
    <style:style style:name="TBL_0_23_col_3" style:family="table-column">
      <style:table-column-properties style:column-width="0.3in"/>
    </style:style>
    <style:style style:name="TBL_0_23_col_4" style:family="table-column">
      <style:table-column-properties style:column-width="1.04in"/>
    </style:style>
    <style:style style:name="TBL_0_23_col_5" style:family="table-column">
      <style:table-column-properties style:column-width="0.06in"/>
    </style:style>
    <style:style style:name="TBL_0_23_col_6" style:family="table-column">
      <style:table-column-properties style:column-width="0.54in"/>
    </style:style>
    <style:style style:name="TBL_0_23_col_7" style:family="table-column">
      <style:table-column-properties style:column-width="0.23in"/>
    </style:style>
    <style:style style:name="TBL_0_23_col_8" style:family="table-column">
      <style:table-column-properties style:column-width="2.16in"/>
    </style:style>
    <style:style style:name="TBL_0_23_col_9" style:family="table-column">
      <style:table-column-properties style:column-width="0.23in"/>
    </style:style>
    <style:style style:name="TBL_0_23_col_10" style:family="table-column">
      <style:table-column-properties style:column-width="1.97in"/>
    </style:style>
    <style:style style:name="TBL_0_23_row_0" style:family="table-row">
      <style:table-row-properties style:use-optimal-row-height="false" style:row-height="0.27in"/>
    </style:style>
    <style:style style:name="TBL_0_23_row_1" style:family="table-row">
      <style:table-row-properties style:use-optimal-row-height="false" style:row-height="0.38in"/>
    </style:style>
    <style:style style:name="TBL_0_23_row_2" style:family="table-row">
      <style:table-row-properties style:use-optimal-row-height="false" style:row-height="0.18in"/>
    </style:style>
    <style:style style:name="TBL_0_23_row_3" style:family="table-row">
      <style:table-row-properties style:use-optimal-row-height="false" style:row-height="1.3in"/>
    </style:style>
    <style:style style:name="TBL_0_23_row_4" style:family="table-row">
      <style:table-row-properties style:use-optimal-row-height="false" style:row-height="0.25in"/>
    </style:style>
    <style:style style:name="TBL_0_23_row_5" style:family="table-row">
      <style:table-row-properties style:use-optimal-row-height="false" style:row-height="0.08in"/>
    </style:style>
    <style:style style:name="TBL_0_23_row_6" style:family="table-row">
      <style:table-row-properties style:use-optimal-row-height="false" style:row-height="0.25in"/>
    </style:style>
    <style:style style:name="TBL_0_23_row_7" style:family="table-row">
      <style:table-row-properties style:use-optimal-row-height="false" style:row-height="0.02in"/>
    </style:style>
    <style:style style:name="TBL_0_23_row_8" style:family="table-row">
      <style:table-row-properties style:use-optimal-row-height="false" style:row-height="0.25in"/>
    </style:style>
    <style:style style:name="TBL_0_23_row_9" style:family="table-row">
      <style:table-row-properties style:use-optimal-row-height="false" style:row-height="0.25in"/>
    </style:style>
    <style:style style:name="TBL_0_24" style:master-page-name="master_0" style:family="table">
      <style:table-properties table:align="left" style:width="8.65in" fo:break-before="page"/>
    </style:style>
    <style:style style:name="TBL_0_24_col_0" style:family="table-column">
      <style:table-column-properties style:column-width="0.19in"/>
    </style:style>
    <style:style style:name="TBL_0_24_col_1" style:family="table-column">
      <style:table-column-properties style:column-width="1.08in"/>
    </style:style>
    <style:style style:name="TBL_0_24_col_2" style:family="table-column">
      <style:table-column-properties style:column-width="0.8in"/>
    </style:style>
    <style:style style:name="TBL_0_24_col_3" style:family="table-column">
      <style:table-column-properties style:column-width="0.3in"/>
    </style:style>
    <style:style style:name="TBL_0_24_col_4" style:family="table-column">
      <style:table-column-properties style:column-width="1.04in"/>
    </style:style>
    <style:style style:name="TBL_0_24_col_5" style:family="table-column">
      <style:table-column-properties style:column-width="0.06in"/>
    </style:style>
    <style:style style:name="TBL_0_24_col_6" style:family="table-column">
      <style:table-column-properties style:column-width="0.54in"/>
    </style:style>
    <style:style style:name="TBL_0_24_col_7" style:family="table-column">
      <style:table-column-properties style:column-width="0.23in"/>
    </style:style>
    <style:style style:name="TBL_0_24_col_8" style:family="table-column">
      <style:table-column-properties style:column-width="2.16in"/>
    </style:style>
    <style:style style:name="TBL_0_24_col_9" style:family="table-column">
      <style:table-column-properties style:column-width="0.23in"/>
    </style:style>
    <style:style style:name="TBL_0_24_col_10" style:family="table-column">
      <style:table-column-properties style:column-width="1.97in"/>
    </style:style>
    <style:style style:name="TBL_0_24_row_0" style:family="table-row">
      <style:table-row-properties style:use-optimal-row-height="false" style:row-height="0.27in"/>
    </style:style>
    <style:style style:name="TBL_0_24_row_1" style:family="table-row">
      <style:table-row-properties style:use-optimal-row-height="false" style:row-height="0.38in"/>
    </style:style>
    <style:style style:name="TBL_0_24_row_2" style:family="table-row">
      <style:table-row-properties style:use-optimal-row-height="false" style:row-height="0.18in"/>
    </style:style>
    <style:style style:name="TBL_0_24_row_3" style:family="table-row">
      <style:table-row-properties style:use-optimal-row-height="false" style:row-height="1.3in"/>
    </style:style>
    <style:style style:name="TBL_0_24_row_4" style:family="table-row">
      <style:table-row-properties style:use-optimal-row-height="false" style:row-height="0.25in"/>
    </style:style>
    <style:style style:name="TBL_0_24_row_5" style:family="table-row">
      <style:table-row-properties style:use-optimal-row-height="false" style:row-height="0.08in"/>
    </style:style>
    <style:style style:name="TBL_0_24_row_6" style:family="table-row">
      <style:table-row-properties style:use-optimal-row-height="false" style:row-height="0.25in"/>
    </style:style>
    <style:style style:name="TBL_0_24_row_7" style:family="table-row">
      <style:table-row-properties style:use-optimal-row-height="false" style:row-height="0.02in"/>
    </style:style>
    <style:style style:name="TBL_0_24_row_8" style:family="table-row">
      <style:table-row-properties style:use-optimal-row-height="false" style:row-height="0.25in"/>
    </style:style>
    <style:style style:name="TBL_0_24_row_9" style:family="table-row">
      <style:table-row-properties style:use-optimal-row-height="false" style:row-height="0.25in"/>
    </style:style>
    <style:style style:name="TBL_0_25" style:master-page-name="master_0" style:family="table">
      <style:table-properties table:align="left" style:width="8.65in" fo:break-before="page"/>
    </style:style>
    <style:style style:name="TBL_0_25_col_0" style:family="table-column">
      <style:table-column-properties style:column-width="0.19in"/>
    </style:style>
    <style:style style:name="TBL_0_25_col_1" style:family="table-column">
      <style:table-column-properties style:column-width="1.08in"/>
    </style:style>
    <style:style style:name="TBL_0_25_col_2" style:family="table-column">
      <style:table-column-properties style:column-width="0.8in"/>
    </style:style>
    <style:style style:name="TBL_0_25_col_3" style:family="table-column">
      <style:table-column-properties style:column-width="0.3in"/>
    </style:style>
    <style:style style:name="TBL_0_25_col_4" style:family="table-column">
      <style:table-column-properties style:column-width="1.04in"/>
    </style:style>
    <style:style style:name="TBL_0_25_col_5" style:family="table-column">
      <style:table-column-properties style:column-width="0.06in"/>
    </style:style>
    <style:style style:name="TBL_0_25_col_6" style:family="table-column">
      <style:table-column-properties style:column-width="0.54in"/>
    </style:style>
    <style:style style:name="TBL_0_25_col_7" style:family="table-column">
      <style:table-column-properties style:column-width="0.23in"/>
    </style:style>
    <style:style style:name="TBL_0_25_col_8" style:family="table-column">
      <style:table-column-properties style:column-width="2.16in"/>
    </style:style>
    <style:style style:name="TBL_0_25_col_9" style:family="table-column">
      <style:table-column-properties style:column-width="0.23in"/>
    </style:style>
    <style:style style:name="TBL_0_25_col_10" style:family="table-column">
      <style:table-column-properties style:column-width="1.97in"/>
    </style:style>
    <style:style style:name="TBL_0_25_row_0" style:family="table-row">
      <style:table-row-properties style:use-optimal-row-height="false" style:row-height="0.27in"/>
    </style:style>
    <style:style style:name="TBL_0_25_row_1" style:family="table-row">
      <style:table-row-properties style:use-optimal-row-height="false" style:row-height="0.38in"/>
    </style:style>
    <style:style style:name="TBL_0_25_row_2" style:family="table-row">
      <style:table-row-properties style:use-optimal-row-height="false" style:row-height="0.18in"/>
    </style:style>
    <style:style style:name="TBL_0_25_row_3" style:family="table-row">
      <style:table-row-properties style:use-optimal-row-height="false" style:row-height="1.3in"/>
    </style:style>
    <style:style style:name="TBL_0_25_row_4" style:family="table-row">
      <style:table-row-properties style:use-optimal-row-height="false" style:row-height="0.25in"/>
    </style:style>
    <style:style style:name="TBL_0_25_row_5" style:family="table-row">
      <style:table-row-properties style:use-optimal-row-height="false" style:row-height="0.08in"/>
    </style:style>
    <style:style style:name="TBL_0_25_row_6" style:family="table-row">
      <style:table-row-properties style:use-optimal-row-height="false" style:row-height="0.25in"/>
    </style:style>
    <style:style style:name="TBL_0_25_row_7" style:family="table-row">
      <style:table-row-properties style:use-optimal-row-height="false" style:row-height="0.02in"/>
    </style:style>
    <style:style style:name="TBL_0_25_row_8" style:family="table-row">
      <style:table-row-properties style:use-optimal-row-height="false" style:row-height="0.25in"/>
    </style:style>
    <style:style style:name="TBL_0_25_row_9" style:family="table-row">
      <style:table-row-properties style:use-optimal-row-height="false" style:row-height="0.25in"/>
    </style:style>
    <style:style style:name="TBL_0_26" style:master-page-name="master_0" style:family="table">
      <style:table-properties table:align="left" style:width="8.65in" fo:break-before="page"/>
    </style:style>
    <style:style style:name="TBL_0_26_col_0" style:family="table-column">
      <style:table-column-properties style:column-width="0.19in"/>
    </style:style>
    <style:style style:name="TBL_0_26_col_1" style:family="table-column">
      <style:table-column-properties style:column-width="1.08in"/>
    </style:style>
    <style:style style:name="TBL_0_26_col_2" style:family="table-column">
      <style:table-column-properties style:column-width="0.8in"/>
    </style:style>
    <style:style style:name="TBL_0_26_col_3" style:family="table-column">
      <style:table-column-properties style:column-width="0.3in"/>
    </style:style>
    <style:style style:name="TBL_0_26_col_4" style:family="table-column">
      <style:table-column-properties style:column-width="1.04in"/>
    </style:style>
    <style:style style:name="TBL_0_26_col_5" style:family="table-column">
      <style:table-column-properties style:column-width="0.06in"/>
    </style:style>
    <style:style style:name="TBL_0_26_col_6" style:family="table-column">
      <style:table-column-properties style:column-width="0.54in"/>
    </style:style>
    <style:style style:name="TBL_0_26_col_7" style:family="table-column">
      <style:table-column-properties style:column-width="0.23in"/>
    </style:style>
    <style:style style:name="TBL_0_26_col_8" style:family="table-column">
      <style:table-column-properties style:column-width="2.16in"/>
    </style:style>
    <style:style style:name="TBL_0_26_col_9" style:family="table-column">
      <style:table-column-properties style:column-width="0.23in"/>
    </style:style>
    <style:style style:name="TBL_0_26_col_10" style:family="table-column">
      <style:table-column-properties style:column-width="1.97in"/>
    </style:style>
    <style:style style:name="TBL_0_26_row_0" style:family="table-row">
      <style:table-row-properties style:use-optimal-row-height="false" style:row-height="0.27in"/>
    </style:style>
    <style:style style:name="TBL_0_26_row_1" style:family="table-row">
      <style:table-row-properties style:use-optimal-row-height="false" style:row-height="0.38in"/>
    </style:style>
    <style:style style:name="TBL_0_26_row_2" style:family="table-row">
      <style:table-row-properties style:use-optimal-row-height="false" style:row-height="0.18in"/>
    </style:style>
    <style:style style:name="TBL_0_26_row_3" style:family="table-row">
      <style:table-row-properties style:use-optimal-row-height="false" style:row-height="1.3in"/>
    </style:style>
    <style:style style:name="TBL_0_26_row_4" style:family="table-row">
      <style:table-row-properties style:use-optimal-row-height="false" style:row-height="0.25in"/>
    </style:style>
    <style:style style:name="TBL_0_26_row_5" style:family="table-row">
      <style:table-row-properties style:use-optimal-row-height="false" style:row-height="0.08in"/>
    </style:style>
    <style:style style:name="TBL_0_26_row_6" style:family="table-row">
      <style:table-row-properties style:use-optimal-row-height="false" style:row-height="0.25in"/>
    </style:style>
    <style:style style:name="TBL_0_26_row_7" style:family="table-row">
      <style:table-row-properties style:use-optimal-row-height="false" style:row-height="0.02in"/>
    </style:style>
    <style:style style:name="TBL_0_26_row_8" style:family="table-row">
      <style:table-row-properties style:use-optimal-row-height="false" style:row-height="0.25in"/>
    </style:style>
    <style:style style:name="TBL_0_26_row_9" style:family="table-row">
      <style:table-row-properties style:use-optimal-row-height="false" style:row-height="0.25in"/>
    </style:style>
    <style:style style:name="TBL_0_27" style:master-page-name="master_0" style:family="table">
      <style:table-properties table:align="left" style:width="8.65in" fo:break-before="page"/>
    </style:style>
    <style:style style:name="TBL_0_27_col_0" style:family="table-column">
      <style:table-column-properties style:column-width="0.19in"/>
    </style:style>
    <style:style style:name="TBL_0_27_col_1" style:family="table-column">
      <style:table-column-properties style:column-width="1.08in"/>
    </style:style>
    <style:style style:name="TBL_0_27_col_2" style:family="table-column">
      <style:table-column-properties style:column-width="0.8in"/>
    </style:style>
    <style:style style:name="TBL_0_27_col_3" style:family="table-column">
      <style:table-column-properties style:column-width="0.3in"/>
    </style:style>
    <style:style style:name="TBL_0_27_col_4" style:family="table-column">
      <style:table-column-properties style:column-width="1.04in"/>
    </style:style>
    <style:style style:name="TBL_0_27_col_5" style:family="table-column">
      <style:table-column-properties style:column-width="0.06in"/>
    </style:style>
    <style:style style:name="TBL_0_27_col_6" style:family="table-column">
      <style:table-column-properties style:column-width="0.54in"/>
    </style:style>
    <style:style style:name="TBL_0_27_col_7" style:family="table-column">
      <style:table-column-properties style:column-width="0.23in"/>
    </style:style>
    <style:style style:name="TBL_0_27_col_8" style:family="table-column">
      <style:table-column-properties style:column-width="2.16in"/>
    </style:style>
    <style:style style:name="TBL_0_27_col_9" style:family="table-column">
      <style:table-column-properties style:column-width="0.23in"/>
    </style:style>
    <style:style style:name="TBL_0_27_col_10" style:family="table-column">
      <style:table-column-properties style:column-width="1.97in"/>
    </style:style>
    <style:style style:name="TBL_0_27_row_0" style:family="table-row">
      <style:table-row-properties style:use-optimal-row-height="false" style:row-height="0.27in"/>
    </style:style>
    <style:style style:name="TBL_0_27_row_1" style:family="table-row">
      <style:table-row-properties style:use-optimal-row-height="false" style:row-height="0.38in"/>
    </style:style>
    <style:style style:name="TBL_0_27_row_2" style:family="table-row">
      <style:table-row-properties style:use-optimal-row-height="false" style:row-height="0.18in"/>
    </style:style>
    <style:style style:name="TBL_0_27_row_3" style:family="table-row">
      <style:table-row-properties style:use-optimal-row-height="false" style:row-height="1.3in"/>
    </style:style>
    <style:style style:name="TBL_0_27_row_4" style:family="table-row">
      <style:table-row-properties style:use-optimal-row-height="false" style:row-height="0.25in"/>
    </style:style>
    <style:style style:name="TBL_0_27_row_5" style:family="table-row">
      <style:table-row-properties style:use-optimal-row-height="false" style:row-height="0.08in"/>
    </style:style>
    <style:style style:name="TBL_0_27_row_6" style:family="table-row">
      <style:table-row-properties style:use-optimal-row-height="false" style:row-height="0.25in"/>
    </style:style>
    <style:style style:name="TBL_0_27_row_7" style:family="table-row">
      <style:table-row-properties style:use-optimal-row-height="false" style:row-height="0.02in"/>
    </style:style>
    <style:style style:name="TBL_0_27_row_8" style:family="table-row">
      <style:table-row-properties style:use-optimal-row-height="false" style:row-height="0.25in"/>
    </style:style>
    <style:style style:name="TBL_0_27_row_9" style:family="table-row">
      <style:table-row-properties style:use-optimal-row-height="false" style:row-height="0.25in"/>
    </style:style>
    <style:style style:name="TBL_0_28" style:master-page-name="master_0" style:family="table">
      <style:table-properties table:align="left" style:width="8.65in" fo:break-before="page"/>
    </style:style>
    <style:style style:name="TBL_0_28_col_0" style:family="table-column">
      <style:table-column-properties style:column-width="0.19in"/>
    </style:style>
    <style:style style:name="TBL_0_28_col_1" style:family="table-column">
      <style:table-column-properties style:column-width="1.08in"/>
    </style:style>
    <style:style style:name="TBL_0_28_col_2" style:family="table-column">
      <style:table-column-properties style:column-width="0.8in"/>
    </style:style>
    <style:style style:name="TBL_0_28_col_3" style:family="table-column">
      <style:table-column-properties style:column-width="0.3in"/>
    </style:style>
    <style:style style:name="TBL_0_28_col_4" style:family="table-column">
      <style:table-column-properties style:column-width="1.04in"/>
    </style:style>
    <style:style style:name="TBL_0_28_col_5" style:family="table-column">
      <style:table-column-properties style:column-width="0.06in"/>
    </style:style>
    <style:style style:name="TBL_0_28_col_6" style:family="table-column">
      <style:table-column-properties style:column-width="0.54in"/>
    </style:style>
    <style:style style:name="TBL_0_28_col_7" style:family="table-column">
      <style:table-column-properties style:column-width="0.23in"/>
    </style:style>
    <style:style style:name="TBL_0_28_col_8" style:family="table-column">
      <style:table-column-properties style:column-width="2.16in"/>
    </style:style>
    <style:style style:name="TBL_0_28_col_9" style:family="table-column">
      <style:table-column-properties style:column-width="0.23in"/>
    </style:style>
    <style:style style:name="TBL_0_28_col_10" style:family="table-column">
      <style:table-column-properties style:column-width="1.97in"/>
    </style:style>
    <style:style style:name="TBL_0_28_row_0" style:family="table-row">
      <style:table-row-properties style:use-optimal-row-height="false" style:row-height="0.27in"/>
    </style:style>
    <style:style style:name="TBL_0_28_row_1" style:family="table-row">
      <style:table-row-properties style:use-optimal-row-height="false" style:row-height="0.38in"/>
    </style:style>
    <style:style style:name="TBL_0_28_row_2" style:family="table-row">
      <style:table-row-properties style:use-optimal-row-height="false" style:row-height="0.18in"/>
    </style:style>
    <style:style style:name="TBL_0_28_row_3" style:family="table-row">
      <style:table-row-properties style:use-optimal-row-height="false" style:row-height="1.3in"/>
    </style:style>
    <style:style style:name="TBL_0_28_row_4" style:family="table-row">
      <style:table-row-properties style:use-optimal-row-height="false" style:row-height="0.25in"/>
    </style:style>
    <style:style style:name="TBL_0_28_row_5" style:family="table-row">
      <style:table-row-properties style:use-optimal-row-height="false" style:row-height="0.08in"/>
    </style:style>
    <style:style style:name="TBL_0_28_row_6" style:family="table-row">
      <style:table-row-properties style:use-optimal-row-height="false" style:row-height="0.25in"/>
    </style:style>
    <style:style style:name="TBL_0_28_row_7" style:family="table-row">
      <style:table-row-properties style:use-optimal-row-height="false" style:row-height="0.02in"/>
    </style:style>
    <style:style style:name="TBL_0_28_row_8" style:family="table-row">
      <style:table-row-properties style:use-optimal-row-height="false" style:row-height="0.25in"/>
    </style:style>
    <style:style style:name="TBL_0_28_row_9" style:family="table-row">
      <style:table-row-properties style:use-optimal-row-height="false" style:row-height="0.25in"/>
    </style:style>
    <style:style style:name="TBL_0_29" style:master-page-name="master_0" style:family="table">
      <style:table-properties table:align="left" style:width="8.65in" fo:break-before="page"/>
    </style:style>
    <style:style style:name="TBL_0_29_col_0" style:family="table-column">
      <style:table-column-properties style:column-width="0.19in"/>
    </style:style>
    <style:style style:name="TBL_0_29_col_1" style:family="table-column">
      <style:table-column-properties style:column-width="1.08in"/>
    </style:style>
    <style:style style:name="TBL_0_29_col_2" style:family="table-column">
      <style:table-column-properties style:column-width="0.8in"/>
    </style:style>
    <style:style style:name="TBL_0_29_col_3" style:family="table-column">
      <style:table-column-properties style:column-width="0.3in"/>
    </style:style>
    <style:style style:name="TBL_0_29_col_4" style:family="table-column">
      <style:table-column-properties style:column-width="1.04in"/>
    </style:style>
    <style:style style:name="TBL_0_29_col_5" style:family="table-column">
      <style:table-column-properties style:column-width="0.06in"/>
    </style:style>
    <style:style style:name="TBL_0_29_col_6" style:family="table-column">
      <style:table-column-properties style:column-width="0.54in"/>
    </style:style>
    <style:style style:name="TBL_0_29_col_7" style:family="table-column">
      <style:table-column-properties style:column-width="0.23in"/>
    </style:style>
    <style:style style:name="TBL_0_29_col_8" style:family="table-column">
      <style:table-column-properties style:column-width="2.16in"/>
    </style:style>
    <style:style style:name="TBL_0_29_col_9" style:family="table-column">
      <style:table-column-properties style:column-width="0.23in"/>
    </style:style>
    <style:style style:name="TBL_0_29_col_10" style:family="table-column">
      <style:table-column-properties style:column-width="1.97in"/>
    </style:style>
    <style:style style:name="TBL_0_29_row_0" style:family="table-row">
      <style:table-row-properties style:use-optimal-row-height="false" style:row-height="0.27in"/>
    </style:style>
    <style:style style:name="TBL_0_29_row_1" style:family="table-row">
      <style:table-row-properties style:use-optimal-row-height="false" style:row-height="0.38in"/>
    </style:style>
    <style:style style:name="TBL_0_29_row_2" style:family="table-row">
      <style:table-row-properties style:use-optimal-row-height="false" style:row-height="0.18in"/>
    </style:style>
    <style:style style:name="TBL_0_29_row_3" style:family="table-row">
      <style:table-row-properties style:use-optimal-row-height="false" style:row-height="1.3in"/>
    </style:style>
    <style:style style:name="TBL_0_29_row_4" style:family="table-row">
      <style:table-row-properties style:use-optimal-row-height="false" style:row-height="0.25in"/>
    </style:style>
    <style:style style:name="TBL_0_29_row_5" style:family="table-row">
      <style:table-row-properties style:use-optimal-row-height="false" style:row-height="0.08in"/>
    </style:style>
    <style:style style:name="TBL_0_29_row_6" style:family="table-row">
      <style:table-row-properties style:use-optimal-row-height="false" style:row-height="0.25in"/>
    </style:style>
    <style:style style:name="TBL_0_29_row_7" style:family="table-row">
      <style:table-row-properties style:use-optimal-row-height="false" style:row-height="0.02in"/>
    </style:style>
    <style:style style:name="TBL_0_29_row_8" style:family="table-row">
      <style:table-row-properties style:use-optimal-row-height="false" style:row-height="0.25in"/>
    </style:style>
    <style:style style:name="TBL_0_29_row_9" style:family="table-row">
      <style:table-row-properties style:use-optimal-row-height="false" style:row-height="0.25in"/>
    </style:style>
    <style:style style:name="TBL_0_30" style:master-page-name="master_0" style:family="table">
      <style:table-properties table:align="left" style:width="8.65in" fo:break-before="page"/>
    </style:style>
    <style:style style:name="TBL_0_30_col_0" style:family="table-column">
      <style:table-column-properties style:column-width="0.19in"/>
    </style:style>
    <style:style style:name="TBL_0_30_col_1" style:family="table-column">
      <style:table-column-properties style:column-width="1.08in"/>
    </style:style>
    <style:style style:name="TBL_0_30_col_2" style:family="table-column">
      <style:table-column-properties style:column-width="0.8in"/>
    </style:style>
    <style:style style:name="TBL_0_30_col_3" style:family="table-column">
      <style:table-column-properties style:column-width="0.3in"/>
    </style:style>
    <style:style style:name="TBL_0_30_col_4" style:family="table-column">
      <style:table-column-properties style:column-width="1.04in"/>
    </style:style>
    <style:style style:name="TBL_0_30_col_5" style:family="table-column">
      <style:table-column-properties style:column-width="0.06in"/>
    </style:style>
    <style:style style:name="TBL_0_30_col_6" style:family="table-column">
      <style:table-column-properties style:column-width="0.54in"/>
    </style:style>
    <style:style style:name="TBL_0_30_col_7" style:family="table-column">
      <style:table-column-properties style:column-width="0.23in"/>
    </style:style>
    <style:style style:name="TBL_0_30_col_8" style:family="table-column">
      <style:table-column-properties style:column-width="2.16in"/>
    </style:style>
    <style:style style:name="TBL_0_30_col_9" style:family="table-column">
      <style:table-column-properties style:column-width="0.23in"/>
    </style:style>
    <style:style style:name="TBL_0_30_col_10" style:family="table-column">
      <style:table-column-properties style:column-width="1.97in"/>
    </style:style>
    <style:style style:name="TBL_0_30_row_0" style:family="table-row">
      <style:table-row-properties style:use-optimal-row-height="false" style:row-height="0.27in"/>
    </style:style>
    <style:style style:name="TBL_0_30_row_1" style:family="table-row">
      <style:table-row-properties style:use-optimal-row-height="false" style:row-height="0.38in"/>
    </style:style>
    <style:style style:name="TBL_0_30_row_2" style:family="table-row">
      <style:table-row-properties style:use-optimal-row-height="false" style:row-height="0.18in"/>
    </style:style>
    <style:style style:name="TBL_0_30_row_3" style:family="table-row">
      <style:table-row-properties style:use-optimal-row-height="false" style:row-height="1.3in"/>
    </style:style>
    <style:style style:name="TBL_0_30_row_4" style:family="table-row">
      <style:table-row-properties style:use-optimal-row-height="false" style:row-height="0.25in"/>
    </style:style>
    <style:style style:name="TBL_0_30_row_5" style:family="table-row">
      <style:table-row-properties style:use-optimal-row-height="false" style:row-height="0.08in"/>
    </style:style>
    <style:style style:name="TBL_0_30_row_6" style:family="table-row">
      <style:table-row-properties style:use-optimal-row-height="false" style:row-height="0.25in"/>
    </style:style>
    <style:style style:name="TBL_0_30_row_7" style:family="table-row">
      <style:table-row-properties style:use-optimal-row-height="false" style:row-height="0.02in"/>
    </style:style>
    <style:style style:name="TBL_0_30_row_8" style:family="table-row">
      <style:table-row-properties style:use-optimal-row-height="false" style:row-height="0.25in"/>
    </style:style>
    <style:style style:name="TBL_0_30_row_9" style:family="table-row">
      <style:table-row-properties style:use-optimal-row-height="false" style:row-height="0.25in"/>
    </style:style>
    <style:style style:name="TBL_0_31" style:master-page-name="master_0" style:family="table">
      <style:table-properties table:align="left" style:width="8.65in" fo:break-before="page"/>
    </style:style>
    <style:style style:name="TBL_0_31_col_0" style:family="table-column">
      <style:table-column-properties style:column-width="0.19in"/>
    </style:style>
    <style:style style:name="TBL_0_31_col_1" style:family="table-column">
      <style:table-column-properties style:column-width="1.08in"/>
    </style:style>
    <style:style style:name="TBL_0_31_col_2" style:family="table-column">
      <style:table-column-properties style:column-width="0.8in"/>
    </style:style>
    <style:style style:name="TBL_0_31_col_3" style:family="table-column">
      <style:table-column-properties style:column-width="0.3in"/>
    </style:style>
    <style:style style:name="TBL_0_31_col_4" style:family="table-column">
      <style:table-column-properties style:column-width="1.04in"/>
    </style:style>
    <style:style style:name="TBL_0_31_col_5" style:family="table-column">
      <style:table-column-properties style:column-width="0.06in"/>
    </style:style>
    <style:style style:name="TBL_0_31_col_6" style:family="table-column">
      <style:table-column-properties style:column-width="0.54in"/>
    </style:style>
    <style:style style:name="TBL_0_31_col_7" style:family="table-column">
      <style:table-column-properties style:column-width="0.23in"/>
    </style:style>
    <style:style style:name="TBL_0_31_col_8" style:family="table-column">
      <style:table-column-properties style:column-width="2.16in"/>
    </style:style>
    <style:style style:name="TBL_0_31_col_9" style:family="table-column">
      <style:table-column-properties style:column-width="0.23in"/>
    </style:style>
    <style:style style:name="TBL_0_31_col_10" style:family="table-column">
      <style:table-column-properties style:column-width="1.97in"/>
    </style:style>
    <style:style style:name="TBL_0_31_row_0" style:family="table-row">
      <style:table-row-properties style:use-optimal-row-height="false" style:row-height="0.27in"/>
    </style:style>
    <style:style style:name="TBL_0_31_row_1" style:family="table-row">
      <style:table-row-properties style:use-optimal-row-height="false" style:row-height="0.38in"/>
    </style:style>
    <style:style style:name="TBL_0_31_row_2" style:family="table-row">
      <style:table-row-properties style:use-optimal-row-height="false" style:row-height="0.18in"/>
    </style:style>
    <style:style style:name="TBL_0_31_row_3" style:family="table-row">
      <style:table-row-properties style:use-optimal-row-height="false" style:row-height="1.3in"/>
    </style:style>
    <style:style style:name="TBL_0_31_row_4" style:family="table-row">
      <style:table-row-properties style:use-optimal-row-height="false" style:row-height="0.25in"/>
    </style:style>
    <style:style style:name="TBL_0_31_row_5" style:family="table-row">
      <style:table-row-properties style:use-optimal-row-height="false" style:row-height="0.08in"/>
    </style:style>
    <style:style style:name="TBL_0_31_row_6" style:family="table-row">
      <style:table-row-properties style:use-optimal-row-height="false" style:row-height="0.25in"/>
    </style:style>
    <style:style style:name="TBL_0_31_row_7" style:family="table-row">
      <style:table-row-properties style:use-optimal-row-height="false" style:row-height="0.02in"/>
    </style:style>
    <style:style style:name="TBL_0_31_row_8" style:family="table-row">
      <style:table-row-properties style:use-optimal-row-height="false" style:row-height="0.25in"/>
    </style:style>
    <style:style style:name="TBL_0_31_row_9" style:family="table-row">
      <style:table-row-properties style:use-optimal-row-height="false" style:row-height="0.25in"/>
    </style:style>
    <style:style style:name="TBL_0_32" style:master-page-name="master_0" style:family="table">
      <style:table-properties table:align="left" style:width="8.65in" fo:break-before="page"/>
    </style:style>
    <style:style style:name="TBL_0_32_col_0" style:family="table-column">
      <style:table-column-properties style:column-width="0.19in"/>
    </style:style>
    <style:style style:name="TBL_0_32_col_1" style:family="table-column">
      <style:table-column-properties style:column-width="1.08in"/>
    </style:style>
    <style:style style:name="TBL_0_32_col_2" style:family="table-column">
      <style:table-column-properties style:column-width="0.8in"/>
    </style:style>
    <style:style style:name="TBL_0_32_col_3" style:family="table-column">
      <style:table-column-properties style:column-width="0.3in"/>
    </style:style>
    <style:style style:name="TBL_0_32_col_4" style:family="table-column">
      <style:table-column-properties style:column-width="1.04in"/>
    </style:style>
    <style:style style:name="TBL_0_32_col_5" style:family="table-column">
      <style:table-column-properties style:column-width="0.06in"/>
    </style:style>
    <style:style style:name="TBL_0_32_col_6" style:family="table-column">
      <style:table-column-properties style:column-width="0.54in"/>
    </style:style>
    <style:style style:name="TBL_0_32_col_7" style:family="table-column">
      <style:table-column-properties style:column-width="0.23in"/>
    </style:style>
    <style:style style:name="TBL_0_32_col_8" style:family="table-column">
      <style:table-column-properties style:column-width="2.16in"/>
    </style:style>
    <style:style style:name="TBL_0_32_col_9" style:family="table-column">
      <style:table-column-properties style:column-width="0.23in"/>
    </style:style>
    <style:style style:name="TBL_0_32_col_10" style:family="table-column">
      <style:table-column-properties style:column-width="1.97in"/>
    </style:style>
    <style:style style:name="TBL_0_32_row_0" style:family="table-row">
      <style:table-row-properties style:use-optimal-row-height="false" style:row-height="0.27in"/>
    </style:style>
    <style:style style:name="TBL_0_32_row_1" style:family="table-row">
      <style:table-row-properties style:use-optimal-row-height="false" style:row-height="0.38in"/>
    </style:style>
    <style:style style:name="TBL_0_32_row_2" style:family="table-row">
      <style:table-row-properties style:use-optimal-row-height="false" style:row-height="0.18in"/>
    </style:style>
    <style:style style:name="TBL_0_32_row_3" style:family="table-row">
      <style:table-row-properties style:use-optimal-row-height="false" style:row-height="1.3in"/>
    </style:style>
    <style:style style:name="TBL_0_32_row_4" style:family="table-row">
      <style:table-row-properties style:use-optimal-row-height="false" style:row-height="0.25in"/>
    </style:style>
    <style:style style:name="TBL_0_32_row_5" style:family="table-row">
      <style:table-row-properties style:use-optimal-row-height="false" style:row-height="0.08in"/>
    </style:style>
    <style:style style:name="TBL_0_32_row_6" style:family="table-row">
      <style:table-row-properties style:use-optimal-row-height="false" style:row-height="0.25in"/>
    </style:style>
    <style:style style:name="TBL_0_32_row_7" style:family="table-row">
      <style:table-row-properties style:use-optimal-row-height="false" style:row-height="0.02in"/>
    </style:style>
    <style:style style:name="TBL_0_32_row_8" style:family="table-row">
      <style:table-row-properties style:use-optimal-row-height="false" style:row-height="0.25in"/>
    </style:style>
    <style:style style:name="TBL_0_32_row_9" style:family="table-row">
      <style:table-row-properties style:use-optimal-row-height="false" style:row-height="0.25in"/>
    </style:style>
    <style:style style:name="TBL_0_33" style:master-page-name="master_0" style:family="table">
      <style:table-properties table:align="left" style:width="8.65in" fo:break-before="page"/>
    </style:style>
    <style:style style:name="TBL_0_33_col_0" style:family="table-column">
      <style:table-column-properties style:column-width="0.19in"/>
    </style:style>
    <style:style style:name="TBL_0_33_col_1" style:family="table-column">
      <style:table-column-properties style:column-width="1.08in"/>
    </style:style>
    <style:style style:name="TBL_0_33_col_2" style:family="table-column">
      <style:table-column-properties style:column-width="0.8in"/>
    </style:style>
    <style:style style:name="TBL_0_33_col_3" style:family="table-column">
      <style:table-column-properties style:column-width="0.3in"/>
    </style:style>
    <style:style style:name="TBL_0_33_col_4" style:family="table-column">
      <style:table-column-properties style:column-width="1.04in"/>
    </style:style>
    <style:style style:name="TBL_0_33_col_5" style:family="table-column">
      <style:table-column-properties style:column-width="0.06in"/>
    </style:style>
    <style:style style:name="TBL_0_33_col_6" style:family="table-column">
      <style:table-column-properties style:column-width="0.54in"/>
    </style:style>
    <style:style style:name="TBL_0_33_col_7" style:family="table-column">
      <style:table-column-properties style:column-width="0.23in"/>
    </style:style>
    <style:style style:name="TBL_0_33_col_8" style:family="table-column">
      <style:table-column-properties style:column-width="2.16in"/>
    </style:style>
    <style:style style:name="TBL_0_33_col_9" style:family="table-column">
      <style:table-column-properties style:column-width="0.23in"/>
    </style:style>
    <style:style style:name="TBL_0_33_col_10" style:family="table-column">
      <style:table-column-properties style:column-width="1.97in"/>
    </style:style>
    <style:style style:name="TBL_0_33_row_0" style:family="table-row">
      <style:table-row-properties style:use-optimal-row-height="false" style:row-height="0.27in"/>
    </style:style>
    <style:style style:name="TBL_0_33_row_1" style:family="table-row">
      <style:table-row-properties style:use-optimal-row-height="false" style:row-height="0.38in"/>
    </style:style>
    <style:style style:name="TBL_0_33_row_2" style:family="table-row">
      <style:table-row-properties style:use-optimal-row-height="false" style:row-height="0.18in"/>
    </style:style>
    <style:style style:name="TBL_0_33_row_3" style:family="table-row">
      <style:table-row-properties style:use-optimal-row-height="false" style:row-height="1.3in"/>
    </style:style>
    <style:style style:name="TBL_0_33_row_4" style:family="table-row">
      <style:table-row-properties style:use-optimal-row-height="false" style:row-height="0.25in"/>
    </style:style>
    <style:style style:name="TBL_0_33_row_5" style:family="table-row">
      <style:table-row-properties style:use-optimal-row-height="false" style:row-height="0.08in"/>
    </style:style>
    <style:style style:name="TBL_0_33_row_6" style:family="table-row">
      <style:table-row-properties style:use-optimal-row-height="false" style:row-height="0.25in"/>
    </style:style>
    <style:style style:name="TBL_0_33_row_7" style:family="table-row">
      <style:table-row-properties style:use-optimal-row-height="false" style:row-height="0.02in"/>
    </style:style>
    <style:style style:name="TBL_0_33_row_8" style:family="table-row">
      <style:table-row-properties style:use-optimal-row-height="false" style:row-height="0.25in"/>
    </style:style>
    <style:style style:name="TBL_0_33_row_9" style:family="table-row">
      <style:table-row-properties style:use-optimal-row-height="false" style:row-height="0.25in"/>
    </style:style>
    <style:style style:name="TBL_0_34" style:master-page-name="master_0" style:family="table">
      <style:table-properties table:align="left" style:width="8.65in" fo:break-before="page"/>
    </style:style>
    <style:style style:name="TBL_0_34_col_0" style:family="table-column">
      <style:table-column-properties style:column-width="0.19in"/>
    </style:style>
    <style:style style:name="TBL_0_34_col_1" style:family="table-column">
      <style:table-column-properties style:column-width="1.08in"/>
    </style:style>
    <style:style style:name="TBL_0_34_col_2" style:family="table-column">
      <style:table-column-properties style:column-width="0.8in"/>
    </style:style>
    <style:style style:name="TBL_0_34_col_3" style:family="table-column">
      <style:table-column-properties style:column-width="0.3in"/>
    </style:style>
    <style:style style:name="TBL_0_34_col_4" style:family="table-column">
      <style:table-column-properties style:column-width="1.04in"/>
    </style:style>
    <style:style style:name="TBL_0_34_col_5" style:family="table-column">
      <style:table-column-properties style:column-width="0.06in"/>
    </style:style>
    <style:style style:name="TBL_0_34_col_6" style:family="table-column">
      <style:table-column-properties style:column-width="0.54in"/>
    </style:style>
    <style:style style:name="TBL_0_34_col_7" style:family="table-column">
      <style:table-column-properties style:column-width="0.23in"/>
    </style:style>
    <style:style style:name="TBL_0_34_col_8" style:family="table-column">
      <style:table-column-properties style:column-width="2.16in"/>
    </style:style>
    <style:style style:name="TBL_0_34_col_9" style:family="table-column">
      <style:table-column-properties style:column-width="0.23in"/>
    </style:style>
    <style:style style:name="TBL_0_34_col_10" style:family="table-column">
      <style:table-column-properties style:column-width="1.97in"/>
    </style:style>
    <style:style style:name="TBL_0_34_row_0" style:family="table-row">
      <style:table-row-properties style:use-optimal-row-height="false" style:row-height="0.27in"/>
    </style:style>
    <style:style style:name="TBL_0_34_row_1" style:family="table-row">
      <style:table-row-properties style:use-optimal-row-height="false" style:row-height="0.38in"/>
    </style:style>
    <style:style style:name="TBL_0_34_row_2" style:family="table-row">
      <style:table-row-properties style:use-optimal-row-height="false" style:row-height="0.18in"/>
    </style:style>
    <style:style style:name="TBL_0_34_row_3" style:family="table-row">
      <style:table-row-properties style:use-optimal-row-height="false" style:row-height="1.3in"/>
    </style:style>
    <style:style style:name="TBL_0_34_row_4" style:family="table-row">
      <style:table-row-properties style:use-optimal-row-height="false" style:row-height="0.25in"/>
    </style:style>
    <style:style style:name="TBL_0_34_row_5" style:family="table-row">
      <style:table-row-properties style:use-optimal-row-height="false" style:row-height="0.08in"/>
    </style:style>
    <style:style style:name="TBL_0_34_row_6" style:family="table-row">
      <style:table-row-properties style:use-optimal-row-height="false" style:row-height="0.25in"/>
    </style:style>
    <style:style style:name="TBL_0_34_row_7" style:family="table-row">
      <style:table-row-properties style:use-optimal-row-height="false" style:row-height="0.02in"/>
    </style:style>
    <style:style style:name="TBL_0_34_row_8" style:family="table-row">
      <style:table-row-properties style:use-optimal-row-height="false" style:row-height="0.25in"/>
    </style:style>
    <style:style style:name="TBL_0_34_row_9" style:family="table-row">
      <style:table-row-properties style:use-optimal-row-height="false" style:row-height="0.25in"/>
    </style:style>
    <style:style style:name="TBL_0_35" style:master-page-name="master_0" style:family="table">
      <style:table-properties table:align="left" style:width="8.65in" fo:break-before="page"/>
    </style:style>
    <style:style style:name="TBL_0_35_col_0" style:family="table-column">
      <style:table-column-properties style:column-width="0.19in"/>
    </style:style>
    <style:style style:name="TBL_0_35_col_1" style:family="table-column">
      <style:table-column-properties style:column-width="1.08in"/>
    </style:style>
    <style:style style:name="TBL_0_35_col_2" style:family="table-column">
      <style:table-column-properties style:column-width="0.8in"/>
    </style:style>
    <style:style style:name="TBL_0_35_col_3" style:family="table-column">
      <style:table-column-properties style:column-width="0.3in"/>
    </style:style>
    <style:style style:name="TBL_0_35_col_4" style:family="table-column">
      <style:table-column-properties style:column-width="1.04in"/>
    </style:style>
    <style:style style:name="TBL_0_35_col_5" style:family="table-column">
      <style:table-column-properties style:column-width="0.06in"/>
    </style:style>
    <style:style style:name="TBL_0_35_col_6" style:family="table-column">
      <style:table-column-properties style:column-width="0.54in"/>
    </style:style>
    <style:style style:name="TBL_0_35_col_7" style:family="table-column">
      <style:table-column-properties style:column-width="0.23in"/>
    </style:style>
    <style:style style:name="TBL_0_35_col_8" style:family="table-column">
      <style:table-column-properties style:column-width="2.16in"/>
    </style:style>
    <style:style style:name="TBL_0_35_col_9" style:family="table-column">
      <style:table-column-properties style:column-width="0.23in"/>
    </style:style>
    <style:style style:name="TBL_0_35_col_10" style:family="table-column">
      <style:table-column-properties style:column-width="1.97in"/>
    </style:style>
    <style:style style:name="TBL_0_35_row_0" style:family="table-row">
      <style:table-row-properties style:use-optimal-row-height="false" style:row-height="0.27in"/>
    </style:style>
    <style:style style:name="TBL_0_35_row_1" style:family="table-row">
      <style:table-row-properties style:use-optimal-row-height="false" style:row-height="0.38in"/>
    </style:style>
    <style:style style:name="TBL_0_35_row_2" style:family="table-row">
      <style:table-row-properties style:use-optimal-row-height="false" style:row-height="0.18in"/>
    </style:style>
    <style:style style:name="TBL_0_35_row_3" style:family="table-row">
      <style:table-row-properties style:use-optimal-row-height="false" style:row-height="1.3in"/>
    </style:style>
    <style:style style:name="TBL_0_35_row_4" style:family="table-row">
      <style:table-row-properties style:use-optimal-row-height="false" style:row-height="0.25in"/>
    </style:style>
    <style:style style:name="TBL_0_35_row_5" style:family="table-row">
      <style:table-row-properties style:use-optimal-row-height="false" style:row-height="0.08in"/>
    </style:style>
    <style:style style:name="TBL_0_35_row_6" style:family="table-row">
      <style:table-row-properties style:use-optimal-row-height="false" style:row-height="0.25in"/>
    </style:style>
    <style:style style:name="TBL_0_35_row_7" style:family="table-row">
      <style:table-row-properties style:use-optimal-row-height="false" style:row-height="0.02in"/>
    </style:style>
    <style:style style:name="TBL_0_35_row_8" style:family="table-row">
      <style:table-row-properties style:use-optimal-row-height="false" style:row-height="0.25in"/>
    </style:style>
    <style:style style:name="TBL_0_35_row_9" style:family="table-row">
      <style:table-row-properties style:use-optimal-row-height="false" style:row-height="0.25in"/>
    </style:style>
    <style:style style:name="TBL_0_36" style:master-page-name="master_0" style:family="table">
      <style:table-properties table:align="left" style:width="8.65in" fo:break-before="page"/>
    </style:style>
    <style:style style:name="TBL_0_36_col_0" style:family="table-column">
      <style:table-column-properties style:column-width="0.19in"/>
    </style:style>
    <style:style style:name="TBL_0_36_col_1" style:family="table-column">
      <style:table-column-properties style:column-width="1.08in"/>
    </style:style>
    <style:style style:name="TBL_0_36_col_2" style:family="table-column">
      <style:table-column-properties style:column-width="0.8in"/>
    </style:style>
    <style:style style:name="TBL_0_36_col_3" style:family="table-column">
      <style:table-column-properties style:column-width="0.3in"/>
    </style:style>
    <style:style style:name="TBL_0_36_col_4" style:family="table-column">
      <style:table-column-properties style:column-width="1.04in"/>
    </style:style>
    <style:style style:name="TBL_0_36_col_5" style:family="table-column">
      <style:table-column-properties style:column-width="0.06in"/>
    </style:style>
    <style:style style:name="TBL_0_36_col_6" style:family="table-column">
      <style:table-column-properties style:column-width="0.54in"/>
    </style:style>
    <style:style style:name="TBL_0_36_col_7" style:family="table-column">
      <style:table-column-properties style:column-width="0.23in"/>
    </style:style>
    <style:style style:name="TBL_0_36_col_8" style:family="table-column">
      <style:table-column-properties style:column-width="2.16in"/>
    </style:style>
    <style:style style:name="TBL_0_36_col_9" style:family="table-column">
      <style:table-column-properties style:column-width="0.23in"/>
    </style:style>
    <style:style style:name="TBL_0_36_col_10" style:family="table-column">
      <style:table-column-properties style:column-width="1.97in"/>
    </style:style>
    <style:style style:name="TBL_0_36_row_0" style:family="table-row">
      <style:table-row-properties style:use-optimal-row-height="false" style:row-height="0.27in"/>
    </style:style>
    <style:style style:name="TBL_0_36_row_1" style:family="table-row">
      <style:table-row-properties style:use-optimal-row-height="false" style:row-height="0.38in"/>
    </style:style>
    <style:style style:name="TBL_0_36_row_2" style:family="table-row">
      <style:table-row-properties style:use-optimal-row-height="false" style:row-height="0.18in"/>
    </style:style>
    <style:style style:name="TBL_0_36_row_3" style:family="table-row">
      <style:table-row-properties style:use-optimal-row-height="false" style:row-height="1.3in"/>
    </style:style>
    <style:style style:name="TBL_0_36_row_4" style:family="table-row">
      <style:table-row-properties style:use-optimal-row-height="false" style:row-height="0.25in"/>
    </style:style>
    <style:style style:name="TBL_0_36_row_5" style:family="table-row">
      <style:table-row-properties style:use-optimal-row-height="false" style:row-height="0.08in"/>
    </style:style>
    <style:style style:name="TBL_0_36_row_6" style:family="table-row">
      <style:table-row-properties style:use-optimal-row-height="false" style:row-height="0.25in"/>
    </style:style>
    <style:style style:name="TBL_0_36_row_7" style:family="table-row">
      <style:table-row-properties style:use-optimal-row-height="false" style:row-height="0.02in"/>
    </style:style>
    <style:style style:name="TBL_0_36_row_8" style:family="table-row">
      <style:table-row-properties style:use-optimal-row-height="false" style:row-height="0.25in"/>
    </style:style>
    <style:style style:name="TBL_0_36_row_9" style:family="table-row">
      <style:table-row-properties style:use-optimal-row-height="false" style:row-height="0.25in"/>
    </style:style>
    <style:style style:name="TBL_0_37" style:master-page-name="master_0" style:family="table">
      <style:table-properties table:align="left" style:width="8.65in" fo:break-before="page"/>
    </style:style>
    <style:style style:name="TBL_0_37_col_0" style:family="table-column">
      <style:table-column-properties style:column-width="0.19in"/>
    </style:style>
    <style:style style:name="TBL_0_37_col_1" style:family="table-column">
      <style:table-column-properties style:column-width="1.08in"/>
    </style:style>
    <style:style style:name="TBL_0_37_col_2" style:family="table-column">
      <style:table-column-properties style:column-width="0.8in"/>
    </style:style>
    <style:style style:name="TBL_0_37_col_3" style:family="table-column">
      <style:table-column-properties style:column-width="0.3in"/>
    </style:style>
    <style:style style:name="TBL_0_37_col_4" style:family="table-column">
      <style:table-column-properties style:column-width="1.04in"/>
    </style:style>
    <style:style style:name="TBL_0_37_col_5" style:family="table-column">
      <style:table-column-properties style:column-width="0.06in"/>
    </style:style>
    <style:style style:name="TBL_0_37_col_6" style:family="table-column">
      <style:table-column-properties style:column-width="0.54in"/>
    </style:style>
    <style:style style:name="TBL_0_37_col_7" style:family="table-column">
      <style:table-column-properties style:column-width="0.23in"/>
    </style:style>
    <style:style style:name="TBL_0_37_col_8" style:family="table-column">
      <style:table-column-properties style:column-width="2.16in"/>
    </style:style>
    <style:style style:name="TBL_0_37_col_9" style:family="table-column">
      <style:table-column-properties style:column-width="0.23in"/>
    </style:style>
    <style:style style:name="TBL_0_37_col_10" style:family="table-column">
      <style:table-column-properties style:column-width="1.97in"/>
    </style:style>
    <style:style style:name="TBL_0_37_row_0" style:family="table-row">
      <style:table-row-properties style:use-optimal-row-height="false" style:row-height="0.27in"/>
    </style:style>
    <style:style style:name="TBL_0_37_row_1" style:family="table-row">
      <style:table-row-properties style:use-optimal-row-height="false" style:row-height="0.38in"/>
    </style:style>
    <style:style style:name="TBL_0_37_row_2" style:family="table-row">
      <style:table-row-properties style:use-optimal-row-height="false" style:row-height="0.18in"/>
    </style:style>
    <style:style style:name="TBL_0_37_row_3" style:family="table-row">
      <style:table-row-properties style:use-optimal-row-height="false" style:row-height="1.3in"/>
    </style:style>
    <style:style style:name="TBL_0_37_row_4" style:family="table-row">
      <style:table-row-properties style:use-optimal-row-height="false" style:row-height="0.25in"/>
    </style:style>
    <style:style style:name="TBL_0_37_row_5" style:family="table-row">
      <style:table-row-properties style:use-optimal-row-height="false" style:row-height="0.08in"/>
    </style:style>
    <style:style style:name="TBL_0_37_row_6" style:family="table-row">
      <style:table-row-properties style:use-optimal-row-height="false" style:row-height="0.25in"/>
    </style:style>
    <style:style style:name="TBL_0_37_row_7" style:family="table-row">
      <style:table-row-properties style:use-optimal-row-height="false" style:row-height="0.02in"/>
    </style:style>
    <style:style style:name="TBL_0_37_row_8" style:family="table-row">
      <style:table-row-properties style:use-optimal-row-height="false" style:row-height="0.25in"/>
    </style:style>
    <style:style style:name="TBL_0_37_row_9" style:family="table-row">
      <style:table-row-properties style:use-optimal-row-height="false" style:row-height="0.25in"/>
    </style:style>
    <style:style style:name="TBL_0_38" style:master-page-name="master_0" style:family="table">
      <style:table-properties table:align="left" style:width="8.65in" fo:break-before="page"/>
    </style:style>
    <style:style style:name="TBL_0_38_col_0" style:family="table-column">
      <style:table-column-properties style:column-width="0.19in"/>
    </style:style>
    <style:style style:name="TBL_0_38_col_1" style:family="table-column">
      <style:table-column-properties style:column-width="1.08in"/>
    </style:style>
    <style:style style:name="TBL_0_38_col_2" style:family="table-column">
      <style:table-column-properties style:column-width="0.8in"/>
    </style:style>
    <style:style style:name="TBL_0_38_col_3" style:family="table-column">
      <style:table-column-properties style:column-width="0.3in"/>
    </style:style>
    <style:style style:name="TBL_0_38_col_4" style:family="table-column">
      <style:table-column-properties style:column-width="1.04in"/>
    </style:style>
    <style:style style:name="TBL_0_38_col_5" style:family="table-column">
      <style:table-column-properties style:column-width="0.06in"/>
    </style:style>
    <style:style style:name="TBL_0_38_col_6" style:family="table-column">
      <style:table-column-properties style:column-width="0.54in"/>
    </style:style>
    <style:style style:name="TBL_0_38_col_7" style:family="table-column">
      <style:table-column-properties style:column-width="0.23in"/>
    </style:style>
    <style:style style:name="TBL_0_38_col_8" style:family="table-column">
      <style:table-column-properties style:column-width="2.16in"/>
    </style:style>
    <style:style style:name="TBL_0_38_col_9" style:family="table-column">
      <style:table-column-properties style:column-width="0.23in"/>
    </style:style>
    <style:style style:name="TBL_0_38_col_10" style:family="table-column">
      <style:table-column-properties style:column-width="1.97in"/>
    </style:style>
    <style:style style:name="TBL_0_38_row_0" style:family="table-row">
      <style:table-row-properties style:use-optimal-row-height="false" style:row-height="0.27in"/>
    </style:style>
    <style:style style:name="TBL_0_38_row_1" style:family="table-row">
      <style:table-row-properties style:use-optimal-row-height="false" style:row-height="0.38in"/>
    </style:style>
    <style:style style:name="TBL_0_38_row_2" style:family="table-row">
      <style:table-row-properties style:use-optimal-row-height="false" style:row-height="0.18in"/>
    </style:style>
    <style:style style:name="TBL_0_38_row_3" style:family="table-row">
      <style:table-row-properties style:use-optimal-row-height="false" style:row-height="1.3in"/>
    </style:style>
    <style:style style:name="TBL_0_38_row_4" style:family="table-row">
      <style:table-row-properties style:use-optimal-row-height="false" style:row-height="0.25in"/>
    </style:style>
    <style:style style:name="TBL_0_38_row_5" style:family="table-row">
      <style:table-row-properties style:use-optimal-row-height="false" style:row-height="0.08in"/>
    </style:style>
    <style:style style:name="TBL_0_38_row_6" style:family="table-row">
      <style:table-row-properties style:use-optimal-row-height="false" style:row-height="0.25in"/>
    </style:style>
    <style:style style:name="TBL_0_38_row_7" style:family="table-row">
      <style:table-row-properties style:use-optimal-row-height="false" style:row-height="0.02in"/>
    </style:style>
    <style:style style:name="TBL_0_38_row_8" style:family="table-row">
      <style:table-row-properties style:use-optimal-row-height="false" style:row-height="0.25in"/>
    </style:style>
    <style:style style:name="TBL_0_38_row_9" style:family="table-row">
      <style:table-row-properties style:use-optimal-row-height="false" style:row-height="0.25in"/>
    </style:style>
    <style:style style:name="TBL_0_39" style:master-page-name="master_0" style:family="table">
      <style:table-properties table:align="left" style:width="8.65in" fo:break-before="page"/>
    </style:style>
    <style:style style:name="TBL_0_39_col_0" style:family="table-column">
      <style:table-column-properties style:column-width="0.19in"/>
    </style:style>
    <style:style style:name="TBL_0_39_col_1" style:family="table-column">
      <style:table-column-properties style:column-width="1.08in"/>
    </style:style>
    <style:style style:name="TBL_0_39_col_2" style:family="table-column">
      <style:table-column-properties style:column-width="0.8in"/>
    </style:style>
    <style:style style:name="TBL_0_39_col_3" style:family="table-column">
      <style:table-column-properties style:column-width="0.3in"/>
    </style:style>
    <style:style style:name="TBL_0_39_col_4" style:family="table-column">
      <style:table-column-properties style:column-width="1.04in"/>
    </style:style>
    <style:style style:name="TBL_0_39_col_5" style:family="table-column">
      <style:table-column-properties style:column-width="0.06in"/>
    </style:style>
    <style:style style:name="TBL_0_39_col_6" style:family="table-column">
      <style:table-column-properties style:column-width="0.54in"/>
    </style:style>
    <style:style style:name="TBL_0_39_col_7" style:family="table-column">
      <style:table-column-properties style:column-width="0.23in"/>
    </style:style>
    <style:style style:name="TBL_0_39_col_8" style:family="table-column">
      <style:table-column-properties style:column-width="2.16in"/>
    </style:style>
    <style:style style:name="TBL_0_39_col_9" style:family="table-column">
      <style:table-column-properties style:column-width="0.23in"/>
    </style:style>
    <style:style style:name="TBL_0_39_col_10" style:family="table-column">
      <style:table-column-properties style:column-width="1.97in"/>
    </style:style>
    <style:style style:name="TBL_0_39_row_0" style:family="table-row">
      <style:table-row-properties style:use-optimal-row-height="false" style:row-height="0.27in"/>
    </style:style>
    <style:style style:name="TBL_0_39_row_1" style:family="table-row">
      <style:table-row-properties style:use-optimal-row-height="false" style:row-height="0.38in"/>
    </style:style>
    <style:style style:name="TBL_0_39_row_2" style:family="table-row">
      <style:table-row-properties style:use-optimal-row-height="false" style:row-height="0.18in"/>
    </style:style>
    <style:style style:name="TBL_0_39_row_3" style:family="table-row">
      <style:table-row-properties style:use-optimal-row-height="false" style:row-height="1.3in"/>
    </style:style>
    <style:style style:name="TBL_0_39_row_4" style:family="table-row">
      <style:table-row-properties style:use-optimal-row-height="false" style:row-height="0.25in"/>
    </style:style>
    <style:style style:name="TBL_0_39_row_5" style:family="table-row">
      <style:table-row-properties style:use-optimal-row-height="false" style:row-height="0.08in"/>
    </style:style>
    <style:style style:name="TBL_0_39_row_6" style:family="table-row">
      <style:table-row-properties style:use-optimal-row-height="false" style:row-height="0.25in"/>
    </style:style>
    <style:style style:name="TBL_0_39_row_7" style:family="table-row">
      <style:table-row-properties style:use-optimal-row-height="false" style:row-height="0.02in"/>
    </style:style>
    <style:style style:name="TBL_0_39_row_8" style:family="table-row">
      <style:table-row-properties style:use-optimal-row-height="false" style:row-height="0.25in"/>
    </style:style>
    <style:style style:name="TBL_0_39_row_9" style:family="table-row">
      <style:table-row-properties style:use-optimal-row-height="false" style:row-height="0.25in"/>
    </style:style>
    <style:style style:name="TBL_0_40" style:master-page-name="master_0" style:family="table">
      <style:table-properties table:align="left" style:width="8.65in" fo:break-before="page"/>
    </style:style>
    <style:style style:name="TBL_0_40_col_0" style:family="table-column">
      <style:table-column-properties style:column-width="0.19in"/>
    </style:style>
    <style:style style:name="TBL_0_40_col_1" style:family="table-column">
      <style:table-column-properties style:column-width="1.08in"/>
    </style:style>
    <style:style style:name="TBL_0_40_col_2" style:family="table-column">
      <style:table-column-properties style:column-width="0.8in"/>
    </style:style>
    <style:style style:name="TBL_0_40_col_3" style:family="table-column">
      <style:table-column-properties style:column-width="0.3in"/>
    </style:style>
    <style:style style:name="TBL_0_40_col_4" style:family="table-column">
      <style:table-column-properties style:column-width="1.04in"/>
    </style:style>
    <style:style style:name="TBL_0_40_col_5" style:family="table-column">
      <style:table-column-properties style:column-width="0.06in"/>
    </style:style>
    <style:style style:name="TBL_0_40_col_6" style:family="table-column">
      <style:table-column-properties style:column-width="0.54in"/>
    </style:style>
    <style:style style:name="TBL_0_40_col_7" style:family="table-column">
      <style:table-column-properties style:column-width="0.23in"/>
    </style:style>
    <style:style style:name="TBL_0_40_col_8" style:family="table-column">
      <style:table-column-properties style:column-width="2.16in"/>
    </style:style>
    <style:style style:name="TBL_0_40_col_9" style:family="table-column">
      <style:table-column-properties style:column-width="0.23in"/>
    </style:style>
    <style:style style:name="TBL_0_40_col_10" style:family="table-column">
      <style:table-column-properties style:column-width="1.97in"/>
    </style:style>
    <style:style style:name="TBL_0_40_row_0" style:family="table-row">
      <style:table-row-properties style:use-optimal-row-height="false" style:row-height="0.27in"/>
    </style:style>
    <style:style style:name="TBL_0_40_row_1" style:family="table-row">
      <style:table-row-properties style:use-optimal-row-height="false" style:row-height="0.38in"/>
    </style:style>
    <style:style style:name="TBL_0_40_row_2" style:family="table-row">
      <style:table-row-properties style:use-optimal-row-height="false" style:row-height="0.18in"/>
    </style:style>
    <style:style style:name="TBL_0_40_row_3" style:family="table-row">
      <style:table-row-properties style:use-optimal-row-height="false" style:row-height="1.3in"/>
    </style:style>
    <style:style style:name="TBL_0_40_row_4" style:family="table-row">
      <style:table-row-properties style:use-optimal-row-height="false" style:row-height="0.25in"/>
    </style:style>
    <style:style style:name="TBL_0_40_row_5" style:family="table-row">
      <style:table-row-properties style:use-optimal-row-height="false" style:row-height="0.08in"/>
    </style:style>
    <style:style style:name="TBL_0_40_row_6" style:family="table-row">
      <style:table-row-properties style:use-optimal-row-height="false" style:row-height="0.25in"/>
    </style:style>
    <style:style style:name="TBL_0_40_row_7" style:family="table-row">
      <style:table-row-properties style:use-optimal-row-height="false" style:row-height="0.02in"/>
    </style:style>
    <style:style style:name="TBL_0_40_row_8" style:family="table-row">
      <style:table-row-properties style:use-optimal-row-height="false" style:row-height="0.25in"/>
    </style:style>
    <style:style style:name="TBL_0_40_row_9" style:family="table-row">
      <style:table-row-properties style:use-optimal-row-height="false" style:row-height="0.25in"/>
    </style:style>
    <style:style style:name="TBL_0_41" style:master-page-name="master_0" style:family="table">
      <style:table-properties table:align="left" style:width="8.65in" fo:break-before="page"/>
    </style:style>
    <style:style style:name="TBL_0_41_col_0" style:family="table-column">
      <style:table-column-properties style:column-width="0.19in"/>
    </style:style>
    <style:style style:name="TBL_0_41_col_1" style:family="table-column">
      <style:table-column-properties style:column-width="1.08in"/>
    </style:style>
    <style:style style:name="TBL_0_41_col_2" style:family="table-column">
      <style:table-column-properties style:column-width="0.8in"/>
    </style:style>
    <style:style style:name="TBL_0_41_col_3" style:family="table-column">
      <style:table-column-properties style:column-width="0.3in"/>
    </style:style>
    <style:style style:name="TBL_0_41_col_4" style:family="table-column">
      <style:table-column-properties style:column-width="1.04in"/>
    </style:style>
    <style:style style:name="TBL_0_41_col_5" style:family="table-column">
      <style:table-column-properties style:column-width="0.06in"/>
    </style:style>
    <style:style style:name="TBL_0_41_col_6" style:family="table-column">
      <style:table-column-properties style:column-width="0.54in"/>
    </style:style>
    <style:style style:name="TBL_0_41_col_7" style:family="table-column">
      <style:table-column-properties style:column-width="0.23in"/>
    </style:style>
    <style:style style:name="TBL_0_41_col_8" style:family="table-column">
      <style:table-column-properties style:column-width="2.16in"/>
    </style:style>
    <style:style style:name="TBL_0_41_col_9" style:family="table-column">
      <style:table-column-properties style:column-width="0.23in"/>
    </style:style>
    <style:style style:name="TBL_0_41_col_10" style:family="table-column">
      <style:table-column-properties style:column-width="1.97in"/>
    </style:style>
    <style:style style:name="TBL_0_41_row_0" style:family="table-row">
      <style:table-row-properties style:use-optimal-row-height="false" style:row-height="0.27in"/>
    </style:style>
    <style:style style:name="TBL_0_41_row_1" style:family="table-row">
      <style:table-row-properties style:use-optimal-row-height="false" style:row-height="0.38in"/>
    </style:style>
    <style:style style:name="TBL_0_41_row_2" style:family="table-row">
      <style:table-row-properties style:use-optimal-row-height="false" style:row-height="0.18in"/>
    </style:style>
    <style:style style:name="TBL_0_41_row_3" style:family="table-row">
      <style:table-row-properties style:use-optimal-row-height="false" style:row-height="1.3in"/>
    </style:style>
    <style:style style:name="TBL_0_41_row_4" style:family="table-row">
      <style:table-row-properties style:use-optimal-row-height="false" style:row-height="0.25in"/>
    </style:style>
    <style:style style:name="TBL_0_41_row_5" style:family="table-row">
      <style:table-row-properties style:use-optimal-row-height="false" style:row-height="0.08in"/>
    </style:style>
    <style:style style:name="TBL_0_41_row_6" style:family="table-row">
      <style:table-row-properties style:use-optimal-row-height="false" style:row-height="0.25in"/>
    </style:style>
    <style:style style:name="TBL_0_41_row_7" style:family="table-row">
      <style:table-row-properties style:use-optimal-row-height="false" style:row-height="0.02in"/>
    </style:style>
    <style:style style:name="TBL_0_41_row_8" style:family="table-row">
      <style:table-row-properties style:use-optimal-row-height="false" style:row-height="0.25in"/>
    </style:style>
    <style:style style:name="TBL_0_41_row_9" style:family="table-row">
      <style:table-row-properties style:use-optimal-row-height="false" style:row-height="0.25in"/>
    </style:style>
    <style:style style:name="TBL_0_42" style:master-page-name="master_0" style:family="table">
      <style:table-properties table:align="left" style:width="8.65in" fo:break-before="page"/>
    </style:style>
    <style:style style:name="TBL_0_42_col_0" style:family="table-column">
      <style:table-column-properties style:column-width="0.19in"/>
    </style:style>
    <style:style style:name="TBL_0_42_col_1" style:family="table-column">
      <style:table-column-properties style:column-width="1.08in"/>
    </style:style>
    <style:style style:name="TBL_0_42_col_2" style:family="table-column">
      <style:table-column-properties style:column-width="0.8in"/>
    </style:style>
    <style:style style:name="TBL_0_42_col_3" style:family="table-column">
      <style:table-column-properties style:column-width="0.3in"/>
    </style:style>
    <style:style style:name="TBL_0_42_col_4" style:family="table-column">
      <style:table-column-properties style:column-width="1.04in"/>
    </style:style>
    <style:style style:name="TBL_0_42_col_5" style:family="table-column">
      <style:table-column-properties style:column-width="0.06in"/>
    </style:style>
    <style:style style:name="TBL_0_42_col_6" style:family="table-column">
      <style:table-column-properties style:column-width="0.54in"/>
    </style:style>
    <style:style style:name="TBL_0_42_col_7" style:family="table-column">
      <style:table-column-properties style:column-width="0.23in"/>
    </style:style>
    <style:style style:name="TBL_0_42_col_8" style:family="table-column">
      <style:table-column-properties style:column-width="2.16in"/>
    </style:style>
    <style:style style:name="TBL_0_42_col_9" style:family="table-column">
      <style:table-column-properties style:column-width="0.23in"/>
    </style:style>
    <style:style style:name="TBL_0_42_col_10" style:family="table-column">
      <style:table-column-properties style:column-width="1.97in"/>
    </style:style>
    <style:style style:name="TBL_0_42_row_0" style:family="table-row">
      <style:table-row-properties style:use-optimal-row-height="false" style:row-height="0.27in"/>
    </style:style>
    <style:style style:name="TBL_0_42_row_1" style:family="table-row">
      <style:table-row-properties style:use-optimal-row-height="false" style:row-height="0.38in"/>
    </style:style>
    <style:style style:name="TBL_0_42_row_2" style:family="table-row">
      <style:table-row-properties style:use-optimal-row-height="false" style:row-height="0.18in"/>
    </style:style>
    <style:style style:name="TBL_0_42_row_3" style:family="table-row">
      <style:table-row-properties style:use-optimal-row-height="false" style:row-height="1.3in"/>
    </style:style>
    <style:style style:name="TBL_0_42_row_4" style:family="table-row">
      <style:table-row-properties style:use-optimal-row-height="false" style:row-height="0.25in"/>
    </style:style>
    <style:style style:name="TBL_0_42_row_5" style:family="table-row">
      <style:table-row-properties style:use-optimal-row-height="false" style:row-height="0.08in"/>
    </style:style>
    <style:style style:name="TBL_0_42_row_6" style:family="table-row">
      <style:table-row-properties style:use-optimal-row-height="false" style:row-height="0.25in"/>
    </style:style>
    <style:style style:name="TBL_0_42_row_7" style:family="table-row">
      <style:table-row-properties style:use-optimal-row-height="false" style:row-height="0.02in"/>
    </style:style>
    <style:style style:name="TBL_0_42_row_8" style:family="table-row">
      <style:table-row-properties style:use-optimal-row-height="false" style:row-height="0.25in"/>
    </style:style>
    <style:style style:name="TBL_0_42_row_9" style:family="table-row">
      <style:table-row-properties style:use-optimal-row-height="false" style:row-height="0.25in"/>
    </style:style>
    <style:style style:name="TBL_0_43" style:master-page-name="master_0" style:family="table">
      <style:table-properties table:align="left" style:width="8.65in" fo:break-before="page"/>
    </style:style>
    <style:style style:name="TBL_0_43_col_0" style:family="table-column">
      <style:table-column-properties style:column-width="0.19in"/>
    </style:style>
    <style:style style:name="TBL_0_43_col_1" style:family="table-column">
      <style:table-column-properties style:column-width="1.08in"/>
    </style:style>
    <style:style style:name="TBL_0_43_col_2" style:family="table-column">
      <style:table-column-properties style:column-width="0.8in"/>
    </style:style>
    <style:style style:name="TBL_0_43_col_3" style:family="table-column">
      <style:table-column-properties style:column-width="0.3in"/>
    </style:style>
    <style:style style:name="TBL_0_43_col_4" style:family="table-column">
      <style:table-column-properties style:column-width="1.04in"/>
    </style:style>
    <style:style style:name="TBL_0_43_col_5" style:family="table-column">
      <style:table-column-properties style:column-width="0.06in"/>
    </style:style>
    <style:style style:name="TBL_0_43_col_6" style:family="table-column">
      <style:table-column-properties style:column-width="0.54in"/>
    </style:style>
    <style:style style:name="TBL_0_43_col_7" style:family="table-column">
      <style:table-column-properties style:column-width="0.23in"/>
    </style:style>
    <style:style style:name="TBL_0_43_col_8" style:family="table-column">
      <style:table-column-properties style:column-width="2.16in"/>
    </style:style>
    <style:style style:name="TBL_0_43_col_9" style:family="table-column">
      <style:table-column-properties style:column-width="0.23in"/>
    </style:style>
    <style:style style:name="TBL_0_43_col_10" style:family="table-column">
      <style:table-column-properties style:column-width="1.97in"/>
    </style:style>
    <style:style style:name="TBL_0_43_row_0" style:family="table-row">
      <style:table-row-properties style:use-optimal-row-height="false" style:row-height="0.27in"/>
    </style:style>
    <style:style style:name="TBL_0_43_row_1" style:family="table-row">
      <style:table-row-properties style:use-optimal-row-height="false" style:row-height="0.38in"/>
    </style:style>
    <style:style style:name="TBL_0_43_row_2" style:family="table-row">
      <style:table-row-properties style:use-optimal-row-height="false" style:row-height="0.18in"/>
    </style:style>
    <style:style style:name="TBL_0_43_row_3" style:family="table-row">
      <style:table-row-properties style:use-optimal-row-height="false" style:row-height="1.3in"/>
    </style:style>
    <style:style style:name="TBL_0_43_row_4" style:family="table-row">
      <style:table-row-properties style:use-optimal-row-height="false" style:row-height="0.25in"/>
    </style:style>
    <style:style style:name="TBL_0_43_row_5" style:family="table-row">
      <style:table-row-properties style:use-optimal-row-height="false" style:row-height="0.08in"/>
    </style:style>
    <style:style style:name="TBL_0_43_row_6" style:family="table-row">
      <style:table-row-properties style:use-optimal-row-height="false" style:row-height="0.25in"/>
    </style:style>
    <style:style style:name="TBL_0_43_row_7" style:family="table-row">
      <style:table-row-properties style:use-optimal-row-height="false" style:row-height="0.02in"/>
    </style:style>
    <style:style style:name="TBL_0_43_row_8" style:family="table-row">
      <style:table-row-properties style:use-optimal-row-height="false" style:row-height="0.25in"/>
    </style:style>
    <style:style style:name="TBL_0_43_row_9" style:family="table-row">
      <style:table-row-properties style:use-optimal-row-height="false" style:row-height="0.25in"/>
    </style:style>
    <style:style style:name="TBL_0_44" style:master-page-name="master_0" style:family="table">
      <style:table-properties table:align="left" style:width="8.65in" fo:break-before="page"/>
    </style:style>
    <style:style style:name="TBL_0_44_col_0" style:family="table-column">
      <style:table-column-properties style:column-width="0.19in"/>
    </style:style>
    <style:style style:name="TBL_0_44_col_1" style:family="table-column">
      <style:table-column-properties style:column-width="1.08in"/>
    </style:style>
    <style:style style:name="TBL_0_44_col_2" style:family="table-column">
      <style:table-column-properties style:column-width="0.8in"/>
    </style:style>
    <style:style style:name="TBL_0_44_col_3" style:family="table-column">
      <style:table-column-properties style:column-width="0.3in"/>
    </style:style>
    <style:style style:name="TBL_0_44_col_4" style:family="table-column">
      <style:table-column-properties style:column-width="1.04in"/>
    </style:style>
    <style:style style:name="TBL_0_44_col_5" style:family="table-column">
      <style:table-column-properties style:column-width="0.06in"/>
    </style:style>
    <style:style style:name="TBL_0_44_col_6" style:family="table-column">
      <style:table-column-properties style:column-width="0.54in"/>
    </style:style>
    <style:style style:name="TBL_0_44_col_7" style:family="table-column">
      <style:table-column-properties style:column-width="0.23in"/>
    </style:style>
    <style:style style:name="TBL_0_44_col_8" style:family="table-column">
      <style:table-column-properties style:column-width="2.16in"/>
    </style:style>
    <style:style style:name="TBL_0_44_col_9" style:family="table-column">
      <style:table-column-properties style:column-width="0.23in"/>
    </style:style>
    <style:style style:name="TBL_0_44_col_10" style:family="table-column">
      <style:table-column-properties style:column-width="1.97in"/>
    </style:style>
    <style:style style:name="TBL_0_44_row_0" style:family="table-row">
      <style:table-row-properties style:use-optimal-row-height="false" style:row-height="0.27in"/>
    </style:style>
    <style:style style:name="TBL_0_44_row_1" style:family="table-row">
      <style:table-row-properties style:use-optimal-row-height="false" style:row-height="0.38in"/>
    </style:style>
    <style:style style:name="TBL_0_44_row_2" style:family="table-row">
      <style:table-row-properties style:use-optimal-row-height="false" style:row-height="0.18in"/>
    </style:style>
    <style:style style:name="TBL_0_44_row_3" style:family="table-row">
      <style:table-row-properties style:use-optimal-row-height="false" style:row-height="1.3in"/>
    </style:style>
    <style:style style:name="TBL_0_44_row_4" style:family="table-row">
      <style:table-row-properties style:use-optimal-row-height="false" style:row-height="0.25in"/>
    </style:style>
    <style:style style:name="TBL_0_44_row_5" style:family="table-row">
      <style:table-row-properties style:use-optimal-row-height="false" style:row-height="0.08in"/>
    </style:style>
    <style:style style:name="TBL_0_44_row_6" style:family="table-row">
      <style:table-row-properties style:use-optimal-row-height="false" style:row-height="0.25in"/>
    </style:style>
    <style:style style:name="TBL_0_44_row_7" style:family="table-row">
      <style:table-row-properties style:use-optimal-row-height="false" style:row-height="0.02in"/>
    </style:style>
    <style:style style:name="TBL_0_44_row_8" style:family="table-row">
      <style:table-row-properties style:use-optimal-row-height="false" style:row-height="0.25in"/>
    </style:style>
    <style:style style:name="TBL_0_44_row_9" style:family="table-row">
      <style:table-row-properties style:use-optimal-row-height="false" style:row-height="0.25in"/>
    </style:style>
    <style:style style:name="TBL_0_45" style:master-page-name="master_0" style:family="table">
      <style:table-properties table:align="left" style:width="8.65in" fo:break-before="page"/>
    </style:style>
    <style:style style:name="TBL_0_45_col_0" style:family="table-column">
      <style:table-column-properties style:column-width="0.19in"/>
    </style:style>
    <style:style style:name="TBL_0_45_col_1" style:family="table-column">
      <style:table-column-properties style:column-width="1.08in"/>
    </style:style>
    <style:style style:name="TBL_0_45_col_2" style:family="table-column">
      <style:table-column-properties style:column-width="0.8in"/>
    </style:style>
    <style:style style:name="TBL_0_45_col_3" style:family="table-column">
      <style:table-column-properties style:column-width="0.3in"/>
    </style:style>
    <style:style style:name="TBL_0_45_col_4" style:family="table-column">
      <style:table-column-properties style:column-width="1.04in"/>
    </style:style>
    <style:style style:name="TBL_0_45_col_5" style:family="table-column">
      <style:table-column-properties style:column-width="0.06in"/>
    </style:style>
    <style:style style:name="TBL_0_45_col_6" style:family="table-column">
      <style:table-column-properties style:column-width="0.54in"/>
    </style:style>
    <style:style style:name="TBL_0_45_col_7" style:family="table-column">
      <style:table-column-properties style:column-width="0.23in"/>
    </style:style>
    <style:style style:name="TBL_0_45_col_8" style:family="table-column">
      <style:table-column-properties style:column-width="2.16in"/>
    </style:style>
    <style:style style:name="TBL_0_45_col_9" style:family="table-column">
      <style:table-column-properties style:column-width="0.23in"/>
    </style:style>
    <style:style style:name="TBL_0_45_col_10" style:family="table-column">
      <style:table-column-properties style:column-width="1.97in"/>
    </style:style>
    <style:style style:name="TBL_0_45_row_0" style:family="table-row">
      <style:table-row-properties style:use-optimal-row-height="false" style:row-height="0.27in"/>
    </style:style>
    <style:style style:name="TBL_0_45_row_1" style:family="table-row">
      <style:table-row-properties style:use-optimal-row-height="false" style:row-height="0.38in"/>
    </style:style>
    <style:style style:name="TBL_0_45_row_2" style:family="table-row">
      <style:table-row-properties style:use-optimal-row-height="false" style:row-height="0.18in"/>
    </style:style>
    <style:style style:name="TBL_0_45_row_3" style:family="table-row">
      <style:table-row-properties style:use-optimal-row-height="false" style:row-height="1.3in"/>
    </style:style>
    <style:style style:name="TBL_0_45_row_4" style:family="table-row">
      <style:table-row-properties style:use-optimal-row-height="false" style:row-height="0.25in"/>
    </style:style>
    <style:style style:name="TBL_0_45_row_5" style:family="table-row">
      <style:table-row-properties style:use-optimal-row-height="false" style:row-height="0.08in"/>
    </style:style>
    <style:style style:name="TBL_0_45_row_6" style:family="table-row">
      <style:table-row-properties style:use-optimal-row-height="false" style:row-height="0.25in"/>
    </style:style>
    <style:style style:name="TBL_0_45_row_7" style:family="table-row">
      <style:table-row-properties style:use-optimal-row-height="false" style:row-height="0.02in"/>
    </style:style>
    <style:style style:name="TBL_0_45_row_8" style:family="table-row">
      <style:table-row-properties style:use-optimal-row-height="false" style:row-height="0.25in"/>
    </style:style>
    <style:style style:name="TBL_0_45_row_9" style:family="table-row">
      <style:table-row-properties style:use-optimal-row-height="false" style:row-height="0.25in"/>
    </style:style>
    <style:style style:name="TBL_0_46" style:master-page-name="master_0" style:family="table">
      <style:table-properties table:align="left" style:width="8.65in" fo:break-before="page"/>
    </style:style>
    <style:style style:name="TBL_0_46_col_0" style:family="table-column">
      <style:table-column-properties style:column-width="0.19in"/>
    </style:style>
    <style:style style:name="TBL_0_46_col_1" style:family="table-column">
      <style:table-column-properties style:column-width="1.08in"/>
    </style:style>
    <style:style style:name="TBL_0_46_col_2" style:family="table-column">
      <style:table-column-properties style:column-width="0.8in"/>
    </style:style>
    <style:style style:name="TBL_0_46_col_3" style:family="table-column">
      <style:table-column-properties style:column-width="0.3in"/>
    </style:style>
    <style:style style:name="TBL_0_46_col_4" style:family="table-column">
      <style:table-column-properties style:column-width="1.04in"/>
    </style:style>
    <style:style style:name="TBL_0_46_col_5" style:family="table-column">
      <style:table-column-properties style:column-width="0.06in"/>
    </style:style>
    <style:style style:name="TBL_0_46_col_6" style:family="table-column">
      <style:table-column-properties style:column-width="0.54in"/>
    </style:style>
    <style:style style:name="TBL_0_46_col_7" style:family="table-column">
      <style:table-column-properties style:column-width="0.23in"/>
    </style:style>
    <style:style style:name="TBL_0_46_col_8" style:family="table-column">
      <style:table-column-properties style:column-width="2.16in"/>
    </style:style>
    <style:style style:name="TBL_0_46_col_9" style:family="table-column">
      <style:table-column-properties style:column-width="0.23in"/>
    </style:style>
    <style:style style:name="TBL_0_46_col_10" style:family="table-column">
      <style:table-column-properties style:column-width="1.97in"/>
    </style:style>
    <style:style style:name="TBL_0_46_row_0" style:family="table-row">
      <style:table-row-properties style:use-optimal-row-height="false" style:row-height="0.27in"/>
    </style:style>
    <style:style style:name="TBL_0_46_row_1" style:family="table-row">
      <style:table-row-properties style:use-optimal-row-height="false" style:row-height="0.38in"/>
    </style:style>
    <style:style style:name="TBL_0_46_row_2" style:family="table-row">
      <style:table-row-properties style:use-optimal-row-height="false" style:row-height="0.18in"/>
    </style:style>
    <style:style style:name="TBL_0_46_row_3" style:family="table-row">
      <style:table-row-properties style:use-optimal-row-height="false" style:row-height="1.3in"/>
    </style:style>
    <style:style style:name="TBL_0_46_row_4" style:family="table-row">
      <style:table-row-properties style:use-optimal-row-height="false" style:row-height="0.25in"/>
    </style:style>
    <style:style style:name="TBL_0_46_row_5" style:family="table-row">
      <style:table-row-properties style:use-optimal-row-height="false" style:row-height="0.08in"/>
    </style:style>
    <style:style style:name="TBL_0_46_row_6" style:family="table-row">
      <style:table-row-properties style:use-optimal-row-height="false" style:row-height="0.25in"/>
    </style:style>
    <style:style style:name="TBL_0_46_row_7" style:family="table-row">
      <style:table-row-properties style:use-optimal-row-height="false" style:row-height="0.02in"/>
    </style:style>
    <style:style style:name="TBL_0_46_row_8" style:family="table-row">
      <style:table-row-properties style:use-optimal-row-height="false" style:row-height="0.25in"/>
    </style:style>
    <style:style style:name="TBL_0_46_row_9" style:family="table-row">
      <style:table-row-properties style:use-optimal-row-height="false" style:row-height="0.25in"/>
    </style:style>
    <style:style style:name="TBL_0_47" style:master-page-name="master_0" style:family="table">
      <style:table-properties table:align="left" style:width="8.65in" fo:break-before="page"/>
    </style:style>
    <style:style style:name="TBL_0_47_col_0" style:family="table-column">
      <style:table-column-properties style:column-width="0.19in"/>
    </style:style>
    <style:style style:name="TBL_0_47_col_1" style:family="table-column">
      <style:table-column-properties style:column-width="1.08in"/>
    </style:style>
    <style:style style:name="TBL_0_47_col_2" style:family="table-column">
      <style:table-column-properties style:column-width="0.8in"/>
    </style:style>
    <style:style style:name="TBL_0_47_col_3" style:family="table-column">
      <style:table-column-properties style:column-width="0.3in"/>
    </style:style>
    <style:style style:name="TBL_0_47_col_4" style:family="table-column">
      <style:table-column-properties style:column-width="1.04in"/>
    </style:style>
    <style:style style:name="TBL_0_47_col_5" style:family="table-column">
      <style:table-column-properties style:column-width="0.06in"/>
    </style:style>
    <style:style style:name="TBL_0_47_col_6" style:family="table-column">
      <style:table-column-properties style:column-width="0.54in"/>
    </style:style>
    <style:style style:name="TBL_0_47_col_7" style:family="table-column">
      <style:table-column-properties style:column-width="0.23in"/>
    </style:style>
    <style:style style:name="TBL_0_47_col_8" style:family="table-column">
      <style:table-column-properties style:column-width="2.16in"/>
    </style:style>
    <style:style style:name="TBL_0_47_col_9" style:family="table-column">
      <style:table-column-properties style:column-width="0.23in"/>
    </style:style>
    <style:style style:name="TBL_0_47_col_10" style:family="table-column">
      <style:table-column-properties style:column-width="1.97in"/>
    </style:style>
    <style:style style:name="TBL_0_47_row_0" style:family="table-row">
      <style:table-row-properties style:use-optimal-row-height="false" style:row-height="0.27in"/>
    </style:style>
    <style:style style:name="TBL_0_47_row_1" style:family="table-row">
      <style:table-row-properties style:use-optimal-row-height="false" style:row-height="0.38in"/>
    </style:style>
    <style:style style:name="TBL_0_47_row_2" style:family="table-row">
      <style:table-row-properties style:use-optimal-row-height="false" style:row-height="0.18in"/>
    </style:style>
    <style:style style:name="TBL_0_47_row_3" style:family="table-row">
      <style:table-row-properties style:use-optimal-row-height="false" style:row-height="1.3in"/>
    </style:style>
    <style:style style:name="TBL_0_47_row_4" style:family="table-row">
      <style:table-row-properties style:use-optimal-row-height="false" style:row-height="0.25in"/>
    </style:style>
    <style:style style:name="TBL_0_47_row_5" style:family="table-row">
      <style:table-row-properties style:use-optimal-row-height="false" style:row-height="0.08in"/>
    </style:style>
    <style:style style:name="TBL_0_47_row_6" style:family="table-row">
      <style:table-row-properties style:use-optimal-row-height="false" style:row-height="0.25in"/>
    </style:style>
    <style:style style:name="TBL_0_47_row_7" style:family="table-row">
      <style:table-row-properties style:use-optimal-row-height="false" style:row-height="0.02in"/>
    </style:style>
    <style:style style:name="TBL_0_47_row_8" style:family="table-row">
      <style:table-row-properties style:use-optimal-row-height="false" style:row-height="0.25in"/>
    </style:style>
    <style:style style:name="TBL_0_47_row_9" style:family="table-row">
      <style:table-row-properties style:use-optimal-row-height="false" style:row-height="0.25in"/>
    </style:style>
    <style:style style:name="TBL_0_48" style:master-page-name="master_0" style:family="table">
      <style:table-properties table:align="left" style:width="8.65in" fo:break-before="page"/>
    </style:style>
    <style:style style:name="TBL_0_48_col_0" style:family="table-column">
      <style:table-column-properties style:column-width="0.19in"/>
    </style:style>
    <style:style style:name="TBL_0_48_col_1" style:family="table-column">
      <style:table-column-properties style:column-width="1.08in"/>
    </style:style>
    <style:style style:name="TBL_0_48_col_2" style:family="table-column">
      <style:table-column-properties style:column-width="0.8in"/>
    </style:style>
    <style:style style:name="TBL_0_48_col_3" style:family="table-column">
      <style:table-column-properties style:column-width="0.3in"/>
    </style:style>
    <style:style style:name="TBL_0_48_col_4" style:family="table-column">
      <style:table-column-properties style:column-width="1.04in"/>
    </style:style>
    <style:style style:name="TBL_0_48_col_5" style:family="table-column">
      <style:table-column-properties style:column-width="0.06in"/>
    </style:style>
    <style:style style:name="TBL_0_48_col_6" style:family="table-column">
      <style:table-column-properties style:column-width="0.54in"/>
    </style:style>
    <style:style style:name="TBL_0_48_col_7" style:family="table-column">
      <style:table-column-properties style:column-width="0.23in"/>
    </style:style>
    <style:style style:name="TBL_0_48_col_8" style:family="table-column">
      <style:table-column-properties style:column-width="2.16in"/>
    </style:style>
    <style:style style:name="TBL_0_48_col_9" style:family="table-column">
      <style:table-column-properties style:column-width="0.23in"/>
    </style:style>
    <style:style style:name="TBL_0_48_col_10" style:family="table-column">
      <style:table-column-properties style:column-width="1.97in"/>
    </style:style>
    <style:style style:name="TBL_0_48_row_0" style:family="table-row">
      <style:table-row-properties style:use-optimal-row-height="false" style:row-height="0.27in"/>
    </style:style>
    <style:style style:name="TBL_0_48_row_1" style:family="table-row">
      <style:table-row-properties style:use-optimal-row-height="false" style:row-height="0.38in"/>
    </style:style>
    <style:style style:name="TBL_0_48_row_2" style:family="table-row">
      <style:table-row-properties style:use-optimal-row-height="false" style:row-height="0.18in"/>
    </style:style>
    <style:style style:name="TBL_0_48_row_3" style:family="table-row">
      <style:table-row-properties style:use-optimal-row-height="false" style:row-height="1.3in"/>
    </style:style>
    <style:style style:name="TBL_0_48_row_4" style:family="table-row">
      <style:table-row-properties style:use-optimal-row-height="false" style:row-height="0.25in"/>
    </style:style>
    <style:style style:name="TBL_0_48_row_5" style:family="table-row">
      <style:table-row-properties style:use-optimal-row-height="false" style:row-height="0.08in"/>
    </style:style>
    <style:style style:name="TBL_0_48_row_6" style:family="table-row">
      <style:table-row-properties style:use-optimal-row-height="false" style:row-height="0.25in"/>
    </style:style>
    <style:style style:name="TBL_0_48_row_7" style:family="table-row">
      <style:table-row-properties style:use-optimal-row-height="false" style:row-height="0.02in"/>
    </style:style>
    <style:style style:name="TBL_0_48_row_8" style:family="table-row">
      <style:table-row-properties style:use-optimal-row-height="false" style:row-height="0.25in"/>
    </style:style>
    <style:style style:name="TBL_0_48_row_9" style:family="table-row">
      <style:table-row-properties style:use-optimal-row-height="false" style:row-height="0.25in"/>
    </style:style>
    <style:style style:name="TBL_0_49" style:master-page-name="master_0" style:family="table">
      <style:table-properties table:align="left" style:width="8.65in" fo:break-before="page"/>
    </style:style>
    <style:style style:name="TBL_0_49_col_0" style:family="table-column">
      <style:table-column-properties style:column-width="0.19in"/>
    </style:style>
    <style:style style:name="TBL_0_49_col_1" style:family="table-column">
      <style:table-column-properties style:column-width="1.08in"/>
    </style:style>
    <style:style style:name="TBL_0_49_col_2" style:family="table-column">
      <style:table-column-properties style:column-width="0.8in"/>
    </style:style>
    <style:style style:name="TBL_0_49_col_3" style:family="table-column">
      <style:table-column-properties style:column-width="0.3in"/>
    </style:style>
    <style:style style:name="TBL_0_49_col_4" style:family="table-column">
      <style:table-column-properties style:column-width="1.04in"/>
    </style:style>
    <style:style style:name="TBL_0_49_col_5" style:family="table-column">
      <style:table-column-properties style:column-width="0.06in"/>
    </style:style>
    <style:style style:name="TBL_0_49_col_6" style:family="table-column">
      <style:table-column-properties style:column-width="0.54in"/>
    </style:style>
    <style:style style:name="TBL_0_49_col_7" style:family="table-column">
      <style:table-column-properties style:column-width="0.23in"/>
    </style:style>
    <style:style style:name="TBL_0_49_col_8" style:family="table-column">
      <style:table-column-properties style:column-width="2.16in"/>
    </style:style>
    <style:style style:name="TBL_0_49_col_9" style:family="table-column">
      <style:table-column-properties style:column-width="0.23in"/>
    </style:style>
    <style:style style:name="TBL_0_49_col_10" style:family="table-column">
      <style:table-column-properties style:column-width="1.97in"/>
    </style:style>
    <style:style style:name="TBL_0_49_row_0" style:family="table-row">
      <style:table-row-properties style:use-optimal-row-height="false" style:row-height="0.27in"/>
    </style:style>
    <style:style style:name="TBL_0_49_row_1" style:family="table-row">
      <style:table-row-properties style:use-optimal-row-height="false" style:row-height="0.38in"/>
    </style:style>
    <style:style style:name="TBL_0_49_row_2" style:family="table-row">
      <style:table-row-properties style:use-optimal-row-height="false" style:row-height="0.18in"/>
    </style:style>
    <style:style style:name="TBL_0_49_row_3" style:family="table-row">
      <style:table-row-properties style:use-optimal-row-height="false" style:row-height="1.3in"/>
    </style:style>
    <style:style style:name="TBL_0_49_row_4" style:family="table-row">
      <style:table-row-properties style:use-optimal-row-height="false" style:row-height="0.25in"/>
    </style:style>
    <style:style style:name="TBL_0_49_row_5" style:family="table-row">
      <style:table-row-properties style:use-optimal-row-height="false" style:row-height="0.08in"/>
    </style:style>
    <style:style style:name="TBL_0_49_row_6" style:family="table-row">
      <style:table-row-properties style:use-optimal-row-height="false" style:row-height="0.25in"/>
    </style:style>
    <style:style style:name="TBL_0_49_row_7" style:family="table-row">
      <style:table-row-properties style:use-optimal-row-height="false" style:row-height="0.02in"/>
    </style:style>
    <style:style style:name="TBL_0_49_row_8" style:family="table-row">
      <style:table-row-properties style:use-optimal-row-height="false" style:row-height="0.25in"/>
    </style:style>
    <style:style style:name="TBL_0_49_row_9" style:family="table-row">
      <style:table-row-properties style:use-optimal-row-height="false" style:row-height="0.25in"/>
    </style:style>
    <style:style style:name="TBL_0_50" style:master-page-name="master_0" style:family="table">
      <style:table-properties table:align="left" style:width="8.65in" fo:break-before="page"/>
    </style:style>
    <style:style style:name="TBL_0_50_col_0" style:family="table-column">
      <style:table-column-properties style:column-width="0.19in"/>
    </style:style>
    <style:style style:name="TBL_0_50_col_1" style:family="table-column">
      <style:table-column-properties style:column-width="1.08in"/>
    </style:style>
    <style:style style:name="TBL_0_50_col_2" style:family="table-column">
      <style:table-column-properties style:column-width="0.8in"/>
    </style:style>
    <style:style style:name="TBL_0_50_col_3" style:family="table-column">
      <style:table-column-properties style:column-width="0.3in"/>
    </style:style>
    <style:style style:name="TBL_0_50_col_4" style:family="table-column">
      <style:table-column-properties style:column-width="1.04in"/>
    </style:style>
    <style:style style:name="TBL_0_50_col_5" style:family="table-column">
      <style:table-column-properties style:column-width="0.06in"/>
    </style:style>
    <style:style style:name="TBL_0_50_col_6" style:family="table-column">
      <style:table-column-properties style:column-width="0.54in"/>
    </style:style>
    <style:style style:name="TBL_0_50_col_7" style:family="table-column">
      <style:table-column-properties style:column-width="0.23in"/>
    </style:style>
    <style:style style:name="TBL_0_50_col_8" style:family="table-column">
      <style:table-column-properties style:column-width="2.16in"/>
    </style:style>
    <style:style style:name="TBL_0_50_col_9" style:family="table-column">
      <style:table-column-properties style:column-width="0.23in"/>
    </style:style>
    <style:style style:name="TBL_0_50_col_10" style:family="table-column">
      <style:table-column-properties style:column-width="1.97in"/>
    </style:style>
    <style:style style:name="TBL_0_50_row_0" style:family="table-row">
      <style:table-row-properties style:use-optimal-row-height="false" style:row-height="0.27in"/>
    </style:style>
    <style:style style:name="TBL_0_50_row_1" style:family="table-row">
      <style:table-row-properties style:use-optimal-row-height="false" style:row-height="0.38in"/>
    </style:style>
    <style:style style:name="TBL_0_50_row_2" style:family="table-row">
      <style:table-row-properties style:use-optimal-row-height="false" style:row-height="0.18in"/>
    </style:style>
    <style:style style:name="TBL_0_50_row_3" style:family="table-row">
      <style:table-row-properties style:use-optimal-row-height="false" style:row-height="1.3in"/>
    </style:style>
    <style:style style:name="TBL_0_50_row_4" style:family="table-row">
      <style:table-row-properties style:use-optimal-row-height="false" style:row-height="0.25in"/>
    </style:style>
    <style:style style:name="TBL_0_50_row_5" style:family="table-row">
      <style:table-row-properties style:use-optimal-row-height="false" style:row-height="0.08in"/>
    </style:style>
    <style:style style:name="TBL_0_50_row_6" style:family="table-row">
      <style:table-row-properties style:use-optimal-row-height="false" style:row-height="0.25in"/>
    </style:style>
    <style:style style:name="TBL_0_50_row_7" style:family="table-row">
      <style:table-row-properties style:use-optimal-row-height="false" style:row-height="0.02in"/>
    </style:style>
    <style:style style:name="TBL_0_50_row_8" style:family="table-row">
      <style:table-row-properties style:use-optimal-row-height="false" style:row-height="0.25in"/>
    </style:style>
    <style:style style:name="TBL_0_50_row_9" style:family="table-row">
      <style:table-row-properties style:use-optimal-row-height="false" style:row-height="0.25in"/>
    </style:style>
    <style:style style:name="TBL_0_51" style:master-page-name="master_0" style:family="table">
      <style:table-properties table:align="left" style:width="8.65in" fo:break-before="page"/>
    </style:style>
    <style:style style:name="TBL_0_51_col_0" style:family="table-column">
      <style:table-column-properties style:column-width="0.19in"/>
    </style:style>
    <style:style style:name="TBL_0_51_col_1" style:family="table-column">
      <style:table-column-properties style:column-width="1.08in"/>
    </style:style>
    <style:style style:name="TBL_0_51_col_2" style:family="table-column">
      <style:table-column-properties style:column-width="0.8in"/>
    </style:style>
    <style:style style:name="TBL_0_51_col_3" style:family="table-column">
      <style:table-column-properties style:column-width="0.3in"/>
    </style:style>
    <style:style style:name="TBL_0_51_col_4" style:family="table-column">
      <style:table-column-properties style:column-width="1.04in"/>
    </style:style>
    <style:style style:name="TBL_0_51_col_5" style:family="table-column">
      <style:table-column-properties style:column-width="0.06in"/>
    </style:style>
    <style:style style:name="TBL_0_51_col_6" style:family="table-column">
      <style:table-column-properties style:column-width="0.54in"/>
    </style:style>
    <style:style style:name="TBL_0_51_col_7" style:family="table-column">
      <style:table-column-properties style:column-width="0.23in"/>
    </style:style>
    <style:style style:name="TBL_0_51_col_8" style:family="table-column">
      <style:table-column-properties style:column-width="2.16in"/>
    </style:style>
    <style:style style:name="TBL_0_51_col_9" style:family="table-column">
      <style:table-column-properties style:column-width="0.23in"/>
    </style:style>
    <style:style style:name="TBL_0_51_col_10" style:family="table-column">
      <style:table-column-properties style:column-width="1.97in"/>
    </style:style>
    <style:style style:name="TBL_0_51_row_0" style:family="table-row">
      <style:table-row-properties style:use-optimal-row-height="false" style:row-height="0.27in"/>
    </style:style>
    <style:style style:name="TBL_0_51_row_1" style:family="table-row">
      <style:table-row-properties style:use-optimal-row-height="false" style:row-height="0.38in"/>
    </style:style>
    <style:style style:name="TBL_0_51_row_2" style:family="table-row">
      <style:table-row-properties style:use-optimal-row-height="false" style:row-height="0.18in"/>
    </style:style>
    <style:style style:name="TBL_0_51_row_3" style:family="table-row">
      <style:table-row-properties style:use-optimal-row-height="false" style:row-height="1.3in"/>
    </style:style>
    <style:style style:name="TBL_0_51_row_4" style:family="table-row">
      <style:table-row-properties style:use-optimal-row-height="false" style:row-height="0.25in"/>
    </style:style>
    <style:style style:name="TBL_0_51_row_5" style:family="table-row">
      <style:table-row-properties style:use-optimal-row-height="false" style:row-height="0.08in"/>
    </style:style>
    <style:style style:name="TBL_0_51_row_6" style:family="table-row">
      <style:table-row-properties style:use-optimal-row-height="false" style:row-height="0.25in"/>
    </style:style>
    <style:style style:name="TBL_0_51_row_7" style:family="table-row">
      <style:table-row-properties style:use-optimal-row-height="false" style:row-height="0.02in"/>
    </style:style>
    <style:style style:name="TBL_0_51_row_8" style:family="table-row">
      <style:table-row-properties style:use-optimal-row-height="false" style:row-height="0.25in"/>
    </style:style>
    <style:style style:name="TBL_0_51_row_9" style:family="table-row">
      <style:table-row-properties style:use-optimal-row-height="false" style:row-height="0.25in"/>
    </style:style>
    <style:style style:name="TBL_0_52" style:master-page-name="master_0" style:family="table">
      <style:table-properties table:align="left" style:width="8.65in" fo:break-before="page"/>
    </style:style>
    <style:style style:name="TBL_0_52_col_0" style:family="table-column">
      <style:table-column-properties style:column-width="0.19in"/>
    </style:style>
    <style:style style:name="TBL_0_52_col_1" style:family="table-column">
      <style:table-column-properties style:column-width="1.08in"/>
    </style:style>
    <style:style style:name="TBL_0_52_col_2" style:family="table-column">
      <style:table-column-properties style:column-width="0.8in"/>
    </style:style>
    <style:style style:name="TBL_0_52_col_3" style:family="table-column">
      <style:table-column-properties style:column-width="0.3in"/>
    </style:style>
    <style:style style:name="TBL_0_52_col_4" style:family="table-column">
      <style:table-column-properties style:column-width="1.04in"/>
    </style:style>
    <style:style style:name="TBL_0_52_col_5" style:family="table-column">
      <style:table-column-properties style:column-width="0.06in"/>
    </style:style>
    <style:style style:name="TBL_0_52_col_6" style:family="table-column">
      <style:table-column-properties style:column-width="0.54in"/>
    </style:style>
    <style:style style:name="TBL_0_52_col_7" style:family="table-column">
      <style:table-column-properties style:column-width="0.23in"/>
    </style:style>
    <style:style style:name="TBL_0_52_col_8" style:family="table-column">
      <style:table-column-properties style:column-width="2.16in"/>
    </style:style>
    <style:style style:name="TBL_0_52_col_9" style:family="table-column">
      <style:table-column-properties style:column-width="0.23in"/>
    </style:style>
    <style:style style:name="TBL_0_52_col_10" style:family="table-column">
      <style:table-column-properties style:column-width="1.97in"/>
    </style:style>
    <style:style style:name="TBL_0_52_row_0" style:family="table-row">
      <style:table-row-properties style:use-optimal-row-height="false" style:row-height="0.27in"/>
    </style:style>
    <style:style style:name="TBL_0_52_row_1" style:family="table-row">
      <style:table-row-properties style:use-optimal-row-height="false" style:row-height="0.38in"/>
    </style:style>
    <style:style style:name="TBL_0_52_row_2" style:family="table-row">
      <style:table-row-properties style:use-optimal-row-height="false" style:row-height="0.18in"/>
    </style:style>
    <style:style style:name="TBL_0_52_row_3" style:family="table-row">
      <style:table-row-properties style:use-optimal-row-height="false" style:row-height="1.3in"/>
    </style:style>
    <style:style style:name="TBL_0_52_row_4" style:family="table-row">
      <style:table-row-properties style:use-optimal-row-height="false" style:row-height="0.25in"/>
    </style:style>
    <style:style style:name="TBL_0_52_row_5" style:family="table-row">
      <style:table-row-properties style:use-optimal-row-height="false" style:row-height="0.08in"/>
    </style:style>
    <style:style style:name="TBL_0_52_row_6" style:family="table-row">
      <style:table-row-properties style:use-optimal-row-height="false" style:row-height="0.25in"/>
    </style:style>
    <style:style style:name="TBL_0_52_row_7" style:family="table-row">
      <style:table-row-properties style:use-optimal-row-height="false" style:row-height="0.02in"/>
    </style:style>
    <style:style style:name="TBL_0_52_row_8" style:family="table-row">
      <style:table-row-properties style:use-optimal-row-height="false" style:row-height="0.25in"/>
    </style:style>
    <style:style style:name="TBL_0_52_row_9" style:family="table-row">
      <style:table-row-properties style:use-optimal-row-height="false" style:row-height="0.25in"/>
    </style:style>
    <style:style style:name="TBL_0_53" style:master-page-name="master_0" style:family="table">
      <style:table-properties table:align="left" style:width="8.65in" fo:break-before="page"/>
    </style:style>
    <style:style style:name="TBL_0_53_col_0" style:family="table-column">
      <style:table-column-properties style:column-width="0.19in"/>
    </style:style>
    <style:style style:name="TBL_0_53_col_1" style:family="table-column">
      <style:table-column-properties style:column-width="1.08in"/>
    </style:style>
    <style:style style:name="TBL_0_53_col_2" style:family="table-column">
      <style:table-column-properties style:column-width="0.8in"/>
    </style:style>
    <style:style style:name="TBL_0_53_col_3" style:family="table-column">
      <style:table-column-properties style:column-width="0.3in"/>
    </style:style>
    <style:style style:name="TBL_0_53_col_4" style:family="table-column">
      <style:table-column-properties style:column-width="1.04in"/>
    </style:style>
    <style:style style:name="TBL_0_53_col_5" style:family="table-column">
      <style:table-column-properties style:column-width="0.06in"/>
    </style:style>
    <style:style style:name="TBL_0_53_col_6" style:family="table-column">
      <style:table-column-properties style:column-width="0.54in"/>
    </style:style>
    <style:style style:name="TBL_0_53_col_7" style:family="table-column">
      <style:table-column-properties style:column-width="0.23in"/>
    </style:style>
    <style:style style:name="TBL_0_53_col_8" style:family="table-column">
      <style:table-column-properties style:column-width="2.16in"/>
    </style:style>
    <style:style style:name="TBL_0_53_col_9" style:family="table-column">
      <style:table-column-properties style:column-width="0.23in"/>
    </style:style>
    <style:style style:name="TBL_0_53_col_10" style:family="table-column">
      <style:table-column-properties style:column-width="1.97in"/>
    </style:style>
    <style:style style:name="TBL_0_53_row_0" style:family="table-row">
      <style:table-row-properties style:use-optimal-row-height="false" style:row-height="0.27in"/>
    </style:style>
    <style:style style:name="TBL_0_53_row_1" style:family="table-row">
      <style:table-row-properties style:use-optimal-row-height="false" style:row-height="0.38in"/>
    </style:style>
    <style:style style:name="TBL_0_53_row_2" style:family="table-row">
      <style:table-row-properties style:use-optimal-row-height="false" style:row-height="0.18in"/>
    </style:style>
    <style:style style:name="TBL_0_53_row_3" style:family="table-row">
      <style:table-row-properties style:use-optimal-row-height="false" style:row-height="1.3in"/>
    </style:style>
    <style:style style:name="TBL_0_53_row_4" style:family="table-row">
      <style:table-row-properties style:use-optimal-row-height="false" style:row-height="0.25in"/>
    </style:style>
    <style:style style:name="TBL_0_53_row_5" style:family="table-row">
      <style:table-row-properties style:use-optimal-row-height="false" style:row-height="0.08in"/>
    </style:style>
    <style:style style:name="TBL_0_53_row_6" style:family="table-row">
      <style:table-row-properties style:use-optimal-row-height="false" style:row-height="0.25in"/>
    </style:style>
    <style:style style:name="TBL_0_53_row_7" style:family="table-row">
      <style:table-row-properties style:use-optimal-row-height="false" style:row-height="0.02in"/>
    </style:style>
    <style:style style:name="TBL_0_53_row_8" style:family="table-row">
      <style:table-row-properties style:use-optimal-row-height="false" style:row-height="0.25in"/>
    </style:style>
    <style:style style:name="TBL_0_53_row_9" style:family="table-row">
      <style:table-row-properties style:use-optimal-row-height="false" style:row-height="0.25in"/>
    </style:style>
    <style:style style:name="TBL_0_54" style:master-page-name="master_0" style:family="table">
      <style:table-properties table:align="left" style:width="8.65in" fo:break-before="page"/>
    </style:style>
    <style:style style:name="TBL_0_54_col_0" style:family="table-column">
      <style:table-column-properties style:column-width="0.19in"/>
    </style:style>
    <style:style style:name="TBL_0_54_col_1" style:family="table-column">
      <style:table-column-properties style:column-width="1.08in"/>
    </style:style>
    <style:style style:name="TBL_0_54_col_2" style:family="table-column">
      <style:table-column-properties style:column-width="0.8in"/>
    </style:style>
    <style:style style:name="TBL_0_54_col_3" style:family="table-column">
      <style:table-column-properties style:column-width="0.3in"/>
    </style:style>
    <style:style style:name="TBL_0_54_col_4" style:family="table-column">
      <style:table-column-properties style:column-width="1.04in"/>
    </style:style>
    <style:style style:name="TBL_0_54_col_5" style:family="table-column">
      <style:table-column-properties style:column-width="0.06in"/>
    </style:style>
    <style:style style:name="TBL_0_54_col_6" style:family="table-column">
      <style:table-column-properties style:column-width="0.54in"/>
    </style:style>
    <style:style style:name="TBL_0_54_col_7" style:family="table-column">
      <style:table-column-properties style:column-width="0.23in"/>
    </style:style>
    <style:style style:name="TBL_0_54_col_8" style:family="table-column">
      <style:table-column-properties style:column-width="2.16in"/>
    </style:style>
    <style:style style:name="TBL_0_54_col_9" style:family="table-column">
      <style:table-column-properties style:column-width="0.23in"/>
    </style:style>
    <style:style style:name="TBL_0_54_col_10" style:family="table-column">
      <style:table-column-properties style:column-width="1.97in"/>
    </style:style>
    <style:style style:name="TBL_0_54_row_0" style:family="table-row">
      <style:table-row-properties style:use-optimal-row-height="false" style:row-height="0.27in"/>
    </style:style>
    <style:style style:name="TBL_0_54_row_1" style:family="table-row">
      <style:table-row-properties style:use-optimal-row-height="false" style:row-height="0.38in"/>
    </style:style>
    <style:style style:name="TBL_0_54_row_2" style:family="table-row">
      <style:table-row-properties style:use-optimal-row-height="false" style:row-height="0.18in"/>
    </style:style>
    <style:style style:name="TBL_0_54_row_3" style:family="table-row">
      <style:table-row-properties style:use-optimal-row-height="false" style:row-height="1.3in"/>
    </style:style>
    <style:style style:name="TBL_0_54_row_4" style:family="table-row">
      <style:table-row-properties style:use-optimal-row-height="false" style:row-height="0.25in"/>
    </style:style>
    <style:style style:name="TBL_0_54_row_5" style:family="table-row">
      <style:table-row-properties style:use-optimal-row-height="false" style:row-height="0.08in"/>
    </style:style>
    <style:style style:name="TBL_0_54_row_6" style:family="table-row">
      <style:table-row-properties style:use-optimal-row-height="false" style:row-height="0.25in"/>
    </style:style>
    <style:style style:name="TBL_0_54_row_7" style:family="table-row">
      <style:table-row-properties style:use-optimal-row-height="false" style:row-height="0.02in"/>
    </style:style>
    <style:style style:name="TBL_0_54_row_8" style:family="table-row">
      <style:table-row-properties style:use-optimal-row-height="false" style:row-height="0.25in"/>
    </style:style>
    <style:style style:name="TBL_0_54_row_9" style:family="table-row">
      <style:table-row-properties style:use-optimal-row-height="false" style:row-height="0.25in"/>
    </style:style>
    <style:style style:name="TBL_0_55" style:master-page-name="master_0" style:family="table">
      <style:table-properties table:align="left" style:width="8.65in" fo:break-before="page"/>
    </style:style>
    <style:style style:name="TBL_0_55_col_0" style:family="table-column">
      <style:table-column-properties style:column-width="0.19in"/>
    </style:style>
    <style:style style:name="TBL_0_55_col_1" style:family="table-column">
      <style:table-column-properties style:column-width="1.08in"/>
    </style:style>
    <style:style style:name="TBL_0_55_col_2" style:family="table-column">
      <style:table-column-properties style:column-width="0.8in"/>
    </style:style>
    <style:style style:name="TBL_0_55_col_3" style:family="table-column">
      <style:table-column-properties style:column-width="0.3in"/>
    </style:style>
    <style:style style:name="TBL_0_55_col_4" style:family="table-column">
      <style:table-column-properties style:column-width="1.04in"/>
    </style:style>
    <style:style style:name="TBL_0_55_col_5" style:family="table-column">
      <style:table-column-properties style:column-width="0.06in"/>
    </style:style>
    <style:style style:name="TBL_0_55_col_6" style:family="table-column">
      <style:table-column-properties style:column-width="0.54in"/>
    </style:style>
    <style:style style:name="TBL_0_55_col_7" style:family="table-column">
      <style:table-column-properties style:column-width="0.23in"/>
    </style:style>
    <style:style style:name="TBL_0_55_col_8" style:family="table-column">
      <style:table-column-properties style:column-width="2.16in"/>
    </style:style>
    <style:style style:name="TBL_0_55_col_9" style:family="table-column">
      <style:table-column-properties style:column-width="0.23in"/>
    </style:style>
    <style:style style:name="TBL_0_55_col_10" style:family="table-column">
      <style:table-column-properties style:column-width="1.97in"/>
    </style:style>
    <style:style style:name="TBL_0_55_row_0" style:family="table-row">
      <style:table-row-properties style:use-optimal-row-height="false" style:row-height="0.27in"/>
    </style:style>
    <style:style style:name="TBL_0_55_row_1" style:family="table-row">
      <style:table-row-properties style:use-optimal-row-height="false" style:row-height="0.38in"/>
    </style:style>
    <style:style style:name="TBL_0_55_row_2" style:family="table-row">
      <style:table-row-properties style:use-optimal-row-height="false" style:row-height="0.18in"/>
    </style:style>
    <style:style style:name="TBL_0_55_row_3" style:family="table-row">
      <style:table-row-properties style:use-optimal-row-height="false" style:row-height="1.3in"/>
    </style:style>
    <style:style style:name="TBL_0_55_row_4" style:family="table-row">
      <style:table-row-properties style:use-optimal-row-height="false" style:row-height="0.25in"/>
    </style:style>
    <style:style style:name="TBL_0_55_row_5" style:family="table-row">
      <style:table-row-properties style:use-optimal-row-height="false" style:row-height="0.08in"/>
    </style:style>
    <style:style style:name="TBL_0_55_row_6" style:family="table-row">
      <style:table-row-properties style:use-optimal-row-height="false" style:row-height="0.25in"/>
    </style:style>
    <style:style style:name="TBL_0_55_row_7" style:family="table-row">
      <style:table-row-properties style:use-optimal-row-height="false" style:row-height="0.02in"/>
    </style:style>
    <style:style style:name="TBL_0_55_row_8" style:family="table-row">
      <style:table-row-properties style:use-optimal-row-height="false" style:row-height="0.25in"/>
    </style:style>
    <style:style style:name="TBL_0_55_row_9" style:family="table-row">
      <style:table-row-properties style:use-optimal-row-height="false" style:row-height="0.25in"/>
    </style:style>
    <style:style style:name="TBL_0_56" style:master-page-name="master_0" style:family="table">
      <style:table-properties table:align="left" style:width="8.65in" fo:break-before="page"/>
    </style:style>
    <style:style style:name="TBL_0_56_col_0" style:family="table-column">
      <style:table-column-properties style:column-width="0.19in"/>
    </style:style>
    <style:style style:name="TBL_0_56_col_1" style:family="table-column">
      <style:table-column-properties style:column-width="1.08in"/>
    </style:style>
    <style:style style:name="TBL_0_56_col_2" style:family="table-column">
      <style:table-column-properties style:column-width="0.8in"/>
    </style:style>
    <style:style style:name="TBL_0_56_col_3" style:family="table-column">
      <style:table-column-properties style:column-width="0.3in"/>
    </style:style>
    <style:style style:name="TBL_0_56_col_4" style:family="table-column">
      <style:table-column-properties style:column-width="1.04in"/>
    </style:style>
    <style:style style:name="TBL_0_56_col_5" style:family="table-column">
      <style:table-column-properties style:column-width="0.06in"/>
    </style:style>
    <style:style style:name="TBL_0_56_col_6" style:family="table-column">
      <style:table-column-properties style:column-width="0.54in"/>
    </style:style>
    <style:style style:name="TBL_0_56_col_7" style:family="table-column">
      <style:table-column-properties style:column-width="0.23in"/>
    </style:style>
    <style:style style:name="TBL_0_56_col_8" style:family="table-column">
      <style:table-column-properties style:column-width="2.16in"/>
    </style:style>
    <style:style style:name="TBL_0_56_col_9" style:family="table-column">
      <style:table-column-properties style:column-width="0.23in"/>
    </style:style>
    <style:style style:name="TBL_0_56_col_10" style:family="table-column">
      <style:table-column-properties style:column-width="1.97in"/>
    </style:style>
    <style:style style:name="TBL_0_56_row_0" style:family="table-row">
      <style:table-row-properties style:use-optimal-row-height="false" style:row-height="0.27in"/>
    </style:style>
    <style:style style:name="TBL_0_56_row_1" style:family="table-row">
      <style:table-row-properties style:use-optimal-row-height="false" style:row-height="0.38in"/>
    </style:style>
    <style:style style:name="TBL_0_56_row_2" style:family="table-row">
      <style:table-row-properties style:use-optimal-row-height="false" style:row-height="0.18in"/>
    </style:style>
    <style:style style:name="TBL_0_56_row_3" style:family="table-row">
      <style:table-row-properties style:use-optimal-row-height="false" style:row-height="1.3in"/>
    </style:style>
    <style:style style:name="TBL_0_56_row_4" style:family="table-row">
      <style:table-row-properties style:use-optimal-row-height="false" style:row-height="0.25in"/>
    </style:style>
    <style:style style:name="TBL_0_56_row_5" style:family="table-row">
      <style:table-row-properties style:use-optimal-row-height="false" style:row-height="0.08in"/>
    </style:style>
    <style:style style:name="TBL_0_56_row_6" style:family="table-row">
      <style:table-row-properties style:use-optimal-row-height="false" style:row-height="0.25in"/>
    </style:style>
    <style:style style:name="TBL_0_56_row_7" style:family="table-row">
      <style:table-row-properties style:use-optimal-row-height="false" style:row-height="0.02in"/>
    </style:style>
    <style:style style:name="TBL_0_56_row_8" style:family="table-row">
      <style:table-row-properties style:use-optimal-row-height="false" style:row-height="0.25in"/>
    </style:style>
    <style:style style:name="TBL_0_56_row_9" style:family="table-row">
      <style:table-row-properties style:use-optimal-row-height="false" style:row-height="0.25in"/>
    </style:style>
    <style:style style:name="TBL_0_57" style:master-page-name="master_0" style:family="table">
      <style:table-properties table:align="left" style:width="8.65in" fo:break-before="page"/>
    </style:style>
    <style:style style:name="TBL_0_57_col_0" style:family="table-column">
      <style:table-column-properties style:column-width="0.19in"/>
    </style:style>
    <style:style style:name="TBL_0_57_col_1" style:family="table-column">
      <style:table-column-properties style:column-width="1.08in"/>
    </style:style>
    <style:style style:name="TBL_0_57_col_2" style:family="table-column">
      <style:table-column-properties style:column-width="0.8in"/>
    </style:style>
    <style:style style:name="TBL_0_57_col_3" style:family="table-column">
      <style:table-column-properties style:column-width="0.3in"/>
    </style:style>
    <style:style style:name="TBL_0_57_col_4" style:family="table-column">
      <style:table-column-properties style:column-width="1.04in"/>
    </style:style>
    <style:style style:name="TBL_0_57_col_5" style:family="table-column">
      <style:table-column-properties style:column-width="0.06in"/>
    </style:style>
    <style:style style:name="TBL_0_57_col_6" style:family="table-column">
      <style:table-column-properties style:column-width="0.54in"/>
    </style:style>
    <style:style style:name="TBL_0_57_col_7" style:family="table-column">
      <style:table-column-properties style:column-width="0.23in"/>
    </style:style>
    <style:style style:name="TBL_0_57_col_8" style:family="table-column">
      <style:table-column-properties style:column-width="2.16in"/>
    </style:style>
    <style:style style:name="TBL_0_57_col_9" style:family="table-column">
      <style:table-column-properties style:column-width="0.23in"/>
    </style:style>
    <style:style style:name="TBL_0_57_col_10" style:family="table-column">
      <style:table-column-properties style:column-width="1.97in"/>
    </style:style>
    <style:style style:name="TBL_0_57_row_0" style:family="table-row">
      <style:table-row-properties style:use-optimal-row-height="false" style:row-height="0.27in"/>
    </style:style>
    <style:style style:name="TBL_0_57_row_1" style:family="table-row">
      <style:table-row-properties style:use-optimal-row-height="false" style:row-height="0.38in"/>
    </style:style>
    <style:style style:name="TBL_0_57_row_2" style:family="table-row">
      <style:table-row-properties style:use-optimal-row-height="false" style:row-height="0.18in"/>
    </style:style>
    <style:style style:name="TBL_0_57_row_3" style:family="table-row">
      <style:table-row-properties style:use-optimal-row-height="false" style:row-height="1.3in"/>
    </style:style>
    <style:style style:name="TBL_0_57_row_4" style:family="table-row">
      <style:table-row-properties style:use-optimal-row-height="false" style:row-height="0.25in"/>
    </style:style>
    <style:style style:name="TBL_0_57_row_5" style:family="table-row">
      <style:table-row-properties style:use-optimal-row-height="false" style:row-height="0.08in"/>
    </style:style>
    <style:style style:name="TBL_0_57_row_6" style:family="table-row">
      <style:table-row-properties style:use-optimal-row-height="false" style:row-height="0.25in"/>
    </style:style>
    <style:style style:name="TBL_0_57_row_7" style:family="table-row">
      <style:table-row-properties style:use-optimal-row-height="false" style:row-height="0.02in"/>
    </style:style>
    <style:style style:name="TBL_0_57_row_8" style:family="table-row">
      <style:table-row-properties style:use-optimal-row-height="false" style:row-height="0.25in"/>
    </style:style>
    <style:style style:name="TBL_0_57_row_9" style:family="table-row">
      <style:table-row-properties style:use-optimal-row-height="false" style:row-height="0.25in"/>
    </style:style>
    <style:style style:name="TBL_0_58" style:master-page-name="master_0" style:family="table">
      <style:table-properties table:align="left" style:width="8.65in" fo:break-before="page"/>
    </style:style>
    <style:style style:name="TBL_0_58_col_0" style:family="table-column">
      <style:table-column-properties style:column-width="0.19in"/>
    </style:style>
    <style:style style:name="TBL_0_58_col_1" style:family="table-column">
      <style:table-column-properties style:column-width="1.08in"/>
    </style:style>
    <style:style style:name="TBL_0_58_col_2" style:family="table-column">
      <style:table-column-properties style:column-width="0.8in"/>
    </style:style>
    <style:style style:name="TBL_0_58_col_3" style:family="table-column">
      <style:table-column-properties style:column-width="0.3in"/>
    </style:style>
    <style:style style:name="TBL_0_58_col_4" style:family="table-column">
      <style:table-column-properties style:column-width="1.04in"/>
    </style:style>
    <style:style style:name="TBL_0_58_col_5" style:family="table-column">
      <style:table-column-properties style:column-width="0.06in"/>
    </style:style>
    <style:style style:name="TBL_0_58_col_6" style:family="table-column">
      <style:table-column-properties style:column-width="0.54in"/>
    </style:style>
    <style:style style:name="TBL_0_58_col_7" style:family="table-column">
      <style:table-column-properties style:column-width="0.23in"/>
    </style:style>
    <style:style style:name="TBL_0_58_col_8" style:family="table-column">
      <style:table-column-properties style:column-width="2.16in"/>
    </style:style>
    <style:style style:name="TBL_0_58_col_9" style:family="table-column">
      <style:table-column-properties style:column-width="0.23in"/>
    </style:style>
    <style:style style:name="TBL_0_58_col_10" style:family="table-column">
      <style:table-column-properties style:column-width="1.97in"/>
    </style:style>
    <style:style style:name="TBL_0_58_row_0" style:family="table-row">
      <style:table-row-properties style:use-optimal-row-height="false" style:row-height="0.27in"/>
    </style:style>
    <style:style style:name="TBL_0_58_row_1" style:family="table-row">
      <style:table-row-properties style:use-optimal-row-height="false" style:row-height="0.38in"/>
    </style:style>
    <style:style style:name="TBL_0_58_row_2" style:family="table-row">
      <style:table-row-properties style:use-optimal-row-height="false" style:row-height="0.18in"/>
    </style:style>
    <style:style style:name="TBL_0_58_row_3" style:family="table-row">
      <style:table-row-properties style:use-optimal-row-height="false" style:row-height="1.3in"/>
    </style:style>
    <style:style style:name="TBL_0_58_row_4" style:family="table-row">
      <style:table-row-properties style:use-optimal-row-height="false" style:row-height="0.25in"/>
    </style:style>
    <style:style style:name="TBL_0_58_row_5" style:family="table-row">
      <style:table-row-properties style:use-optimal-row-height="false" style:row-height="0.08in"/>
    </style:style>
    <style:style style:name="TBL_0_58_row_6" style:family="table-row">
      <style:table-row-properties style:use-optimal-row-height="false" style:row-height="0.25in"/>
    </style:style>
    <style:style style:name="TBL_0_58_row_7" style:family="table-row">
      <style:table-row-properties style:use-optimal-row-height="false" style:row-height="0.02in"/>
    </style:style>
    <style:style style:name="TBL_0_58_row_8" style:family="table-row">
      <style:table-row-properties style:use-optimal-row-height="false" style:row-height="0.25in"/>
    </style:style>
    <style:style style:name="TBL_0_58_row_9" style:family="table-row">
      <style:table-row-properties style:use-optimal-row-height="false" style:row-height="0.25in"/>
    </style:style>
    <style:style style:name="TBL_0_59" style:master-page-name="master_0" style:family="table">
      <style:table-properties table:align="left" style:width="8.65in" fo:break-before="page"/>
    </style:style>
    <style:style style:name="TBL_0_59_col_0" style:family="table-column">
      <style:table-column-properties style:column-width="0.19in"/>
    </style:style>
    <style:style style:name="TBL_0_59_col_1" style:family="table-column">
      <style:table-column-properties style:column-width="1.08in"/>
    </style:style>
    <style:style style:name="TBL_0_59_col_2" style:family="table-column">
      <style:table-column-properties style:column-width="0.8in"/>
    </style:style>
    <style:style style:name="TBL_0_59_col_3" style:family="table-column">
      <style:table-column-properties style:column-width="0.3in"/>
    </style:style>
    <style:style style:name="TBL_0_59_col_4" style:family="table-column">
      <style:table-column-properties style:column-width="1.04in"/>
    </style:style>
    <style:style style:name="TBL_0_59_col_5" style:family="table-column">
      <style:table-column-properties style:column-width="0.06in"/>
    </style:style>
    <style:style style:name="TBL_0_59_col_6" style:family="table-column">
      <style:table-column-properties style:column-width="0.54in"/>
    </style:style>
    <style:style style:name="TBL_0_59_col_7" style:family="table-column">
      <style:table-column-properties style:column-width="0.23in"/>
    </style:style>
    <style:style style:name="TBL_0_59_col_8" style:family="table-column">
      <style:table-column-properties style:column-width="2.16in"/>
    </style:style>
    <style:style style:name="TBL_0_59_col_9" style:family="table-column">
      <style:table-column-properties style:column-width="0.23in"/>
    </style:style>
    <style:style style:name="TBL_0_59_col_10" style:family="table-column">
      <style:table-column-properties style:column-width="1.97in"/>
    </style:style>
    <style:style style:name="TBL_0_59_row_0" style:family="table-row">
      <style:table-row-properties style:use-optimal-row-height="false" style:row-height="0.27in"/>
    </style:style>
    <style:style style:name="TBL_0_59_row_1" style:family="table-row">
      <style:table-row-properties style:use-optimal-row-height="false" style:row-height="0.38in"/>
    </style:style>
    <style:style style:name="TBL_0_59_row_2" style:family="table-row">
      <style:table-row-properties style:use-optimal-row-height="false" style:row-height="0.18in"/>
    </style:style>
    <style:style style:name="TBL_0_59_row_3" style:family="table-row">
      <style:table-row-properties style:use-optimal-row-height="false" style:row-height="1.3in"/>
    </style:style>
    <style:style style:name="TBL_0_59_row_4" style:family="table-row">
      <style:table-row-properties style:use-optimal-row-height="false" style:row-height="0.25in"/>
    </style:style>
    <style:style style:name="TBL_0_59_row_5" style:family="table-row">
      <style:table-row-properties style:use-optimal-row-height="false" style:row-height="0.08in"/>
    </style:style>
    <style:style style:name="TBL_0_59_row_6" style:family="table-row">
      <style:table-row-properties style:use-optimal-row-height="false" style:row-height="0.25in"/>
    </style:style>
    <style:style style:name="TBL_0_59_row_7" style:family="table-row">
      <style:table-row-properties style:use-optimal-row-height="false" style:row-height="0.02in"/>
    </style:style>
    <style:style style:name="TBL_0_59_row_8" style:family="table-row">
      <style:table-row-properties style:use-optimal-row-height="false" style:row-height="0.25in"/>
    </style:style>
    <style:style style:name="TBL_0_59_row_9" style:family="table-row">
      <style:table-row-properties style:use-optimal-row-height="false" style:row-height="0.25in"/>
    </style:style>
    <style:style style:name="TBL_0_60" style:master-page-name="master_0" style:family="table">
      <style:table-properties table:align="left" style:width="8.65in" fo:break-before="page"/>
    </style:style>
    <style:style style:name="TBL_0_60_col_0" style:family="table-column">
      <style:table-column-properties style:column-width="0.19in"/>
    </style:style>
    <style:style style:name="TBL_0_60_col_1" style:family="table-column">
      <style:table-column-properties style:column-width="1.08in"/>
    </style:style>
    <style:style style:name="TBL_0_60_col_2" style:family="table-column">
      <style:table-column-properties style:column-width="0.8in"/>
    </style:style>
    <style:style style:name="TBL_0_60_col_3" style:family="table-column">
      <style:table-column-properties style:column-width="0.3in"/>
    </style:style>
    <style:style style:name="TBL_0_60_col_4" style:family="table-column">
      <style:table-column-properties style:column-width="1.04in"/>
    </style:style>
    <style:style style:name="TBL_0_60_col_5" style:family="table-column">
      <style:table-column-properties style:column-width="0.06in"/>
    </style:style>
    <style:style style:name="TBL_0_60_col_6" style:family="table-column">
      <style:table-column-properties style:column-width="0.54in"/>
    </style:style>
    <style:style style:name="TBL_0_60_col_7" style:family="table-column">
      <style:table-column-properties style:column-width="0.23in"/>
    </style:style>
    <style:style style:name="TBL_0_60_col_8" style:family="table-column">
      <style:table-column-properties style:column-width="2.16in"/>
    </style:style>
    <style:style style:name="TBL_0_60_col_9" style:family="table-column">
      <style:table-column-properties style:column-width="0.23in"/>
    </style:style>
    <style:style style:name="TBL_0_60_col_10" style:family="table-column">
      <style:table-column-properties style:column-width="1.97in"/>
    </style:style>
    <style:style style:name="TBL_0_60_row_0" style:family="table-row">
      <style:table-row-properties style:use-optimal-row-height="false" style:row-height="0.27in"/>
    </style:style>
    <style:style style:name="TBL_0_60_row_1" style:family="table-row">
      <style:table-row-properties style:use-optimal-row-height="false" style:row-height="0.38in"/>
    </style:style>
    <style:style style:name="TBL_0_60_row_2" style:family="table-row">
      <style:table-row-properties style:use-optimal-row-height="false" style:row-height="0.18in"/>
    </style:style>
    <style:style style:name="TBL_0_60_row_3" style:family="table-row">
      <style:table-row-properties style:use-optimal-row-height="false" style:row-height="1.3in"/>
    </style:style>
    <style:style style:name="TBL_0_60_row_4" style:family="table-row">
      <style:table-row-properties style:use-optimal-row-height="false" style:row-height="0.25in"/>
    </style:style>
    <style:style style:name="TBL_0_60_row_5" style:family="table-row">
      <style:table-row-properties style:use-optimal-row-height="false" style:row-height="0.08in"/>
    </style:style>
    <style:style style:name="TBL_0_60_row_6" style:family="table-row">
      <style:table-row-properties style:use-optimal-row-height="false" style:row-height="0.25in"/>
    </style:style>
    <style:style style:name="TBL_0_60_row_7" style:family="table-row">
      <style:table-row-properties style:use-optimal-row-height="false" style:row-height="0.02in"/>
    </style:style>
    <style:style style:name="TBL_0_60_row_8" style:family="table-row">
      <style:table-row-properties style:use-optimal-row-height="false" style:row-height="0.25in"/>
    </style:style>
    <style:style style:name="TBL_0_60_row_9" style:family="table-row">
      <style:table-row-properties style:use-optimal-row-height="false" style:row-height="0.25in"/>
    </style:style>
    <style:style style:name="TBL_0_61" style:master-page-name="master_0" style:family="table">
      <style:table-properties table:align="left" style:width="8.65in" fo:break-before="page"/>
    </style:style>
    <style:style style:name="TBL_0_61_col_0" style:family="table-column">
      <style:table-column-properties style:column-width="0.19in"/>
    </style:style>
    <style:style style:name="TBL_0_61_col_1" style:family="table-column">
      <style:table-column-properties style:column-width="1.08in"/>
    </style:style>
    <style:style style:name="TBL_0_61_col_2" style:family="table-column">
      <style:table-column-properties style:column-width="0.8in"/>
    </style:style>
    <style:style style:name="TBL_0_61_col_3" style:family="table-column">
      <style:table-column-properties style:column-width="0.3in"/>
    </style:style>
    <style:style style:name="TBL_0_61_col_4" style:family="table-column">
      <style:table-column-properties style:column-width="1.04in"/>
    </style:style>
    <style:style style:name="TBL_0_61_col_5" style:family="table-column">
      <style:table-column-properties style:column-width="0.06in"/>
    </style:style>
    <style:style style:name="TBL_0_61_col_6" style:family="table-column">
      <style:table-column-properties style:column-width="0.54in"/>
    </style:style>
    <style:style style:name="TBL_0_61_col_7" style:family="table-column">
      <style:table-column-properties style:column-width="0.23in"/>
    </style:style>
    <style:style style:name="TBL_0_61_col_8" style:family="table-column">
      <style:table-column-properties style:column-width="2.16in"/>
    </style:style>
    <style:style style:name="TBL_0_61_col_9" style:family="table-column">
      <style:table-column-properties style:column-width="0.23in"/>
    </style:style>
    <style:style style:name="TBL_0_61_col_10" style:family="table-column">
      <style:table-column-properties style:column-width="1.97in"/>
    </style:style>
    <style:style style:name="TBL_0_61_row_0" style:family="table-row">
      <style:table-row-properties style:use-optimal-row-height="false" style:row-height="0.27in"/>
    </style:style>
    <style:style style:name="TBL_0_61_row_1" style:family="table-row">
      <style:table-row-properties style:use-optimal-row-height="false" style:row-height="0.38in"/>
    </style:style>
    <style:style style:name="TBL_0_61_row_2" style:family="table-row">
      <style:table-row-properties style:use-optimal-row-height="false" style:row-height="0.18in"/>
    </style:style>
    <style:style style:name="TBL_0_61_row_3" style:family="table-row">
      <style:table-row-properties style:use-optimal-row-height="false" style:row-height="1.3in"/>
    </style:style>
    <style:style style:name="TBL_0_61_row_4" style:family="table-row">
      <style:table-row-properties style:use-optimal-row-height="false" style:row-height="0.25in"/>
    </style:style>
    <style:style style:name="TBL_0_61_row_5" style:family="table-row">
      <style:table-row-properties style:use-optimal-row-height="false" style:row-height="0.08in"/>
    </style:style>
    <style:style style:name="TBL_0_61_row_6" style:family="table-row">
      <style:table-row-properties style:use-optimal-row-height="false" style:row-height="0.25in"/>
    </style:style>
    <style:style style:name="TBL_0_61_row_7" style:family="table-row">
      <style:table-row-properties style:use-optimal-row-height="false" style:row-height="0.02in"/>
    </style:style>
    <style:style style:name="TBL_0_61_row_8" style:family="table-row">
      <style:table-row-properties style:use-optimal-row-height="false" style:row-height="0.25in"/>
    </style:style>
    <style:style style:name="TBL_0_61_row_9" style:family="table-row">
      <style:table-row-properties style:use-optimal-row-height="false" style:row-height="0.25in"/>
    </style:style>
    <style:style style:name="TBL_0_62" style:master-page-name="master_0" style:family="table">
      <style:table-properties table:align="left" style:width="8.65in" fo:break-before="page"/>
    </style:style>
    <style:style style:name="TBL_0_62_col_0" style:family="table-column">
      <style:table-column-properties style:column-width="0.19in"/>
    </style:style>
    <style:style style:name="TBL_0_62_col_1" style:family="table-column">
      <style:table-column-properties style:column-width="1.08in"/>
    </style:style>
    <style:style style:name="TBL_0_62_col_2" style:family="table-column">
      <style:table-column-properties style:column-width="0.8in"/>
    </style:style>
    <style:style style:name="TBL_0_62_col_3" style:family="table-column">
      <style:table-column-properties style:column-width="0.3in"/>
    </style:style>
    <style:style style:name="TBL_0_62_col_4" style:family="table-column">
      <style:table-column-properties style:column-width="1.04in"/>
    </style:style>
    <style:style style:name="TBL_0_62_col_5" style:family="table-column">
      <style:table-column-properties style:column-width="0.06in"/>
    </style:style>
    <style:style style:name="TBL_0_62_col_6" style:family="table-column">
      <style:table-column-properties style:column-width="0.54in"/>
    </style:style>
    <style:style style:name="TBL_0_62_col_7" style:family="table-column">
      <style:table-column-properties style:column-width="0.23in"/>
    </style:style>
    <style:style style:name="TBL_0_62_col_8" style:family="table-column">
      <style:table-column-properties style:column-width="2.16in"/>
    </style:style>
    <style:style style:name="TBL_0_62_col_9" style:family="table-column">
      <style:table-column-properties style:column-width="0.23in"/>
    </style:style>
    <style:style style:name="TBL_0_62_col_10" style:family="table-column">
      <style:table-column-properties style:column-width="1.97in"/>
    </style:style>
    <style:style style:name="TBL_0_62_row_0" style:family="table-row">
      <style:table-row-properties style:use-optimal-row-height="false" style:row-height="0.27in"/>
    </style:style>
    <style:style style:name="TBL_0_62_row_1" style:family="table-row">
      <style:table-row-properties style:use-optimal-row-height="false" style:row-height="0.38in"/>
    </style:style>
    <style:style style:name="TBL_0_62_row_2" style:family="table-row">
      <style:table-row-properties style:use-optimal-row-height="false" style:row-height="0.18in"/>
    </style:style>
    <style:style style:name="TBL_0_62_row_3" style:family="table-row">
      <style:table-row-properties style:use-optimal-row-height="false" style:row-height="1.3in"/>
    </style:style>
    <style:style style:name="TBL_0_62_row_4" style:family="table-row">
      <style:table-row-properties style:use-optimal-row-height="false" style:row-height="0.25in"/>
    </style:style>
    <style:style style:name="TBL_0_62_row_5" style:family="table-row">
      <style:table-row-properties style:use-optimal-row-height="false" style:row-height="0.08in"/>
    </style:style>
    <style:style style:name="TBL_0_62_row_6" style:family="table-row">
      <style:table-row-properties style:use-optimal-row-height="false" style:row-height="0.25in"/>
    </style:style>
    <style:style style:name="TBL_0_62_row_7" style:family="table-row">
      <style:table-row-properties style:use-optimal-row-height="false" style:row-height="0.02in"/>
    </style:style>
    <style:style style:name="TBL_0_62_row_8" style:family="table-row">
      <style:table-row-properties style:use-optimal-row-height="false" style:row-height="0.25in"/>
    </style:style>
    <style:style style:name="TBL_0_62_row_9" style:family="table-row">
      <style:table-row-properties style:use-optimal-row-height="false" style:row-height="0.25in"/>
    </style:style>
    <style:style style:name="TBL_0_63" style:master-page-name="master_0" style:family="table">
      <style:table-properties table:align="left" style:width="8.65in" fo:break-before="page"/>
    </style:style>
    <style:style style:name="TBL_0_63_col_0" style:family="table-column">
      <style:table-column-properties style:column-width="0.19in"/>
    </style:style>
    <style:style style:name="TBL_0_63_col_1" style:family="table-column">
      <style:table-column-properties style:column-width="1.08in"/>
    </style:style>
    <style:style style:name="TBL_0_63_col_2" style:family="table-column">
      <style:table-column-properties style:column-width="0.8in"/>
    </style:style>
    <style:style style:name="TBL_0_63_col_3" style:family="table-column">
      <style:table-column-properties style:column-width="0.3in"/>
    </style:style>
    <style:style style:name="TBL_0_63_col_4" style:family="table-column">
      <style:table-column-properties style:column-width="1.04in"/>
    </style:style>
    <style:style style:name="TBL_0_63_col_5" style:family="table-column">
      <style:table-column-properties style:column-width="0.06in"/>
    </style:style>
    <style:style style:name="TBL_0_63_col_6" style:family="table-column">
      <style:table-column-properties style:column-width="0.54in"/>
    </style:style>
    <style:style style:name="TBL_0_63_col_7" style:family="table-column">
      <style:table-column-properties style:column-width="0.23in"/>
    </style:style>
    <style:style style:name="TBL_0_63_col_8" style:family="table-column">
      <style:table-column-properties style:column-width="2.16in"/>
    </style:style>
    <style:style style:name="TBL_0_63_col_9" style:family="table-column">
      <style:table-column-properties style:column-width="0.23in"/>
    </style:style>
    <style:style style:name="TBL_0_63_col_10" style:family="table-column">
      <style:table-column-properties style:column-width="1.97in"/>
    </style:style>
    <style:style style:name="TBL_0_63_row_0" style:family="table-row">
      <style:table-row-properties style:use-optimal-row-height="false" style:row-height="0.27in"/>
    </style:style>
    <style:style style:name="TBL_0_63_row_1" style:family="table-row">
      <style:table-row-properties style:use-optimal-row-height="false" style:row-height="0.38in"/>
    </style:style>
    <style:style style:name="TBL_0_63_row_2" style:family="table-row">
      <style:table-row-properties style:use-optimal-row-height="false" style:row-height="0.18in"/>
    </style:style>
    <style:style style:name="TBL_0_63_row_3" style:family="table-row">
      <style:table-row-properties style:use-optimal-row-height="false" style:row-height="1.3in"/>
    </style:style>
    <style:style style:name="TBL_0_63_row_4" style:family="table-row">
      <style:table-row-properties style:use-optimal-row-height="false" style:row-height="0.25in"/>
    </style:style>
    <style:style style:name="TBL_0_63_row_5" style:family="table-row">
      <style:table-row-properties style:use-optimal-row-height="false" style:row-height="0.08in"/>
    </style:style>
    <style:style style:name="TBL_0_63_row_6" style:family="table-row">
      <style:table-row-properties style:use-optimal-row-height="false" style:row-height="0.25in"/>
    </style:style>
    <style:style style:name="TBL_0_63_row_7" style:family="table-row">
      <style:table-row-properties style:use-optimal-row-height="false" style:row-height="0.02in"/>
    </style:style>
    <style:style style:name="TBL_0_63_row_8" style:family="table-row">
      <style:table-row-properties style:use-optimal-row-height="false" style:row-height="0.25in"/>
    </style:style>
    <style:style style:name="TBL_0_63_row_9" style:family="table-row">
      <style:table-row-properties style:use-optimal-row-height="false" style:row-height="0.25in"/>
    </style:style>
    <style:style style:name="TBL_0_64" style:master-page-name="master_0" style:family="table">
      <style:table-properties table:align="left" style:width="8.65in" fo:break-before="page"/>
    </style:style>
    <style:style style:name="TBL_0_64_col_0" style:family="table-column">
      <style:table-column-properties style:column-width="0.19in"/>
    </style:style>
    <style:style style:name="TBL_0_64_col_1" style:family="table-column">
      <style:table-column-properties style:column-width="1.08in"/>
    </style:style>
    <style:style style:name="TBL_0_64_col_2" style:family="table-column">
      <style:table-column-properties style:column-width="0.8in"/>
    </style:style>
    <style:style style:name="TBL_0_64_col_3" style:family="table-column">
      <style:table-column-properties style:column-width="0.3in"/>
    </style:style>
    <style:style style:name="TBL_0_64_col_4" style:family="table-column">
      <style:table-column-properties style:column-width="1.04in"/>
    </style:style>
    <style:style style:name="TBL_0_64_col_5" style:family="table-column">
      <style:table-column-properties style:column-width="0.06in"/>
    </style:style>
    <style:style style:name="TBL_0_64_col_6" style:family="table-column">
      <style:table-column-properties style:column-width="0.54in"/>
    </style:style>
    <style:style style:name="TBL_0_64_col_7" style:family="table-column">
      <style:table-column-properties style:column-width="0.23in"/>
    </style:style>
    <style:style style:name="TBL_0_64_col_8" style:family="table-column">
      <style:table-column-properties style:column-width="2.16in"/>
    </style:style>
    <style:style style:name="TBL_0_64_col_9" style:family="table-column">
      <style:table-column-properties style:column-width="0.23in"/>
    </style:style>
    <style:style style:name="TBL_0_64_col_10" style:family="table-column">
      <style:table-column-properties style:column-width="1.97in"/>
    </style:style>
    <style:style style:name="TBL_0_64_row_0" style:family="table-row">
      <style:table-row-properties style:use-optimal-row-height="false" style:row-height="0.27in"/>
    </style:style>
    <style:style style:name="TBL_0_64_row_1" style:family="table-row">
      <style:table-row-properties style:use-optimal-row-height="false" style:row-height="0.38in"/>
    </style:style>
    <style:style style:name="TBL_0_64_row_2" style:family="table-row">
      <style:table-row-properties style:use-optimal-row-height="false" style:row-height="0.18in"/>
    </style:style>
    <style:style style:name="TBL_0_64_row_3" style:family="table-row">
      <style:table-row-properties style:use-optimal-row-height="false" style:row-height="1.3in"/>
    </style:style>
    <style:style style:name="TBL_0_64_row_4" style:family="table-row">
      <style:table-row-properties style:use-optimal-row-height="false" style:row-height="0.25in"/>
    </style:style>
    <style:style style:name="TBL_0_64_row_5" style:family="table-row">
      <style:table-row-properties style:use-optimal-row-height="false" style:row-height="0.08in"/>
    </style:style>
    <style:style style:name="TBL_0_64_row_6" style:family="table-row">
      <style:table-row-properties style:use-optimal-row-height="false" style:row-height="0.25in"/>
    </style:style>
    <style:style style:name="TBL_0_64_row_7" style:family="table-row">
      <style:table-row-properties style:use-optimal-row-height="false" style:row-height="0.02in"/>
    </style:style>
    <style:style style:name="TBL_0_64_row_8" style:family="table-row">
      <style:table-row-properties style:use-optimal-row-height="false" style:row-height="0.25in"/>
    </style:style>
    <style:style style:name="TBL_0_64_row_9" style:family="table-row">
      <style:table-row-properties style:use-optimal-row-height="false" style:row-height="0.25in"/>
    </style:style>
    <style:style style:name="TBL_0_65" style:master-page-name="master_0" style:family="table">
      <style:table-properties table:align="left" style:width="8.65in" fo:break-before="page"/>
    </style:style>
    <style:style style:name="TBL_0_65_col_0" style:family="table-column">
      <style:table-column-properties style:column-width="0.19in"/>
    </style:style>
    <style:style style:name="TBL_0_65_col_1" style:family="table-column">
      <style:table-column-properties style:column-width="1.08in"/>
    </style:style>
    <style:style style:name="TBL_0_65_col_2" style:family="table-column">
      <style:table-column-properties style:column-width="0.8in"/>
    </style:style>
    <style:style style:name="TBL_0_65_col_3" style:family="table-column">
      <style:table-column-properties style:column-width="0.3in"/>
    </style:style>
    <style:style style:name="TBL_0_65_col_4" style:family="table-column">
      <style:table-column-properties style:column-width="1.04in"/>
    </style:style>
    <style:style style:name="TBL_0_65_col_5" style:family="table-column">
      <style:table-column-properties style:column-width="0.06in"/>
    </style:style>
    <style:style style:name="TBL_0_65_col_6" style:family="table-column">
      <style:table-column-properties style:column-width="0.54in"/>
    </style:style>
    <style:style style:name="TBL_0_65_col_7" style:family="table-column">
      <style:table-column-properties style:column-width="0.23in"/>
    </style:style>
    <style:style style:name="TBL_0_65_col_8" style:family="table-column">
      <style:table-column-properties style:column-width="2.16in"/>
    </style:style>
    <style:style style:name="TBL_0_65_col_9" style:family="table-column">
      <style:table-column-properties style:column-width="0.23in"/>
    </style:style>
    <style:style style:name="TBL_0_65_col_10" style:family="table-column">
      <style:table-column-properties style:column-width="1.97in"/>
    </style:style>
    <style:style style:name="TBL_0_65_row_0" style:family="table-row">
      <style:table-row-properties style:use-optimal-row-height="false" style:row-height="0.27in"/>
    </style:style>
    <style:style style:name="TBL_0_65_row_1" style:family="table-row">
      <style:table-row-properties style:use-optimal-row-height="false" style:row-height="0.38in"/>
    </style:style>
    <style:style style:name="TBL_0_65_row_2" style:family="table-row">
      <style:table-row-properties style:use-optimal-row-height="false" style:row-height="0.18in"/>
    </style:style>
    <style:style style:name="TBL_0_65_row_3" style:family="table-row">
      <style:table-row-properties style:use-optimal-row-height="false" style:row-height="1.3in"/>
    </style:style>
    <style:style style:name="TBL_0_65_row_4" style:family="table-row">
      <style:table-row-properties style:use-optimal-row-height="false" style:row-height="0.25in"/>
    </style:style>
    <style:style style:name="TBL_0_65_row_5" style:family="table-row">
      <style:table-row-properties style:use-optimal-row-height="false" style:row-height="0.08in"/>
    </style:style>
    <style:style style:name="TBL_0_65_row_6" style:family="table-row">
      <style:table-row-properties style:use-optimal-row-height="false" style:row-height="0.25in"/>
    </style:style>
    <style:style style:name="TBL_0_65_row_7" style:family="table-row">
      <style:table-row-properties style:use-optimal-row-height="false" style:row-height="0.02in"/>
    </style:style>
    <style:style style:name="TBL_0_65_row_8" style:family="table-row">
      <style:table-row-properties style:use-optimal-row-height="false" style:row-height="0.25in"/>
    </style:style>
    <style:style style:name="TBL_0_65_row_9" style:family="table-row">
      <style:table-row-properties style:use-optimal-row-height="false" style:row-height="0.25in"/>
    </style:style>
    <style:style style:name="TBL_0_66" style:master-page-name="master_0" style:family="table">
      <style:table-properties table:align="left" style:width="8.65in" fo:break-before="page"/>
    </style:style>
    <style:style style:name="TBL_0_66_col_0" style:family="table-column">
      <style:table-column-properties style:column-width="0.19in"/>
    </style:style>
    <style:style style:name="TBL_0_66_col_1" style:family="table-column">
      <style:table-column-properties style:column-width="1.08in"/>
    </style:style>
    <style:style style:name="TBL_0_66_col_2" style:family="table-column">
      <style:table-column-properties style:column-width="0.8in"/>
    </style:style>
    <style:style style:name="TBL_0_66_col_3" style:family="table-column">
      <style:table-column-properties style:column-width="0.3in"/>
    </style:style>
    <style:style style:name="TBL_0_66_col_4" style:family="table-column">
      <style:table-column-properties style:column-width="1.04in"/>
    </style:style>
    <style:style style:name="TBL_0_66_col_5" style:family="table-column">
      <style:table-column-properties style:column-width="0.06in"/>
    </style:style>
    <style:style style:name="TBL_0_66_col_6" style:family="table-column">
      <style:table-column-properties style:column-width="0.54in"/>
    </style:style>
    <style:style style:name="TBL_0_66_col_7" style:family="table-column">
      <style:table-column-properties style:column-width="0.23in"/>
    </style:style>
    <style:style style:name="TBL_0_66_col_8" style:family="table-column">
      <style:table-column-properties style:column-width="2.16in"/>
    </style:style>
    <style:style style:name="TBL_0_66_col_9" style:family="table-column">
      <style:table-column-properties style:column-width="0.23in"/>
    </style:style>
    <style:style style:name="TBL_0_66_col_10" style:family="table-column">
      <style:table-column-properties style:column-width="1.97in"/>
    </style:style>
    <style:style style:name="TBL_0_66_row_0" style:family="table-row">
      <style:table-row-properties style:use-optimal-row-height="false" style:row-height="0.27in"/>
    </style:style>
    <style:style style:name="TBL_0_66_row_1" style:family="table-row">
      <style:table-row-properties style:use-optimal-row-height="false" style:row-height="0.38in"/>
    </style:style>
    <style:style style:name="TBL_0_66_row_2" style:family="table-row">
      <style:table-row-properties style:use-optimal-row-height="false" style:row-height="0.18in"/>
    </style:style>
    <style:style style:name="TBL_0_66_row_3" style:family="table-row">
      <style:table-row-properties style:use-optimal-row-height="false" style:row-height="1.3in"/>
    </style:style>
    <style:style style:name="TBL_0_66_row_4" style:family="table-row">
      <style:table-row-properties style:use-optimal-row-height="false" style:row-height="0.25in"/>
    </style:style>
    <style:style style:name="TBL_0_66_row_5" style:family="table-row">
      <style:table-row-properties style:use-optimal-row-height="false" style:row-height="0.08in"/>
    </style:style>
    <style:style style:name="TBL_0_66_row_6" style:family="table-row">
      <style:table-row-properties style:use-optimal-row-height="false" style:row-height="0.25in"/>
    </style:style>
    <style:style style:name="TBL_0_66_row_7" style:family="table-row">
      <style:table-row-properties style:use-optimal-row-height="false" style:row-height="0.02in"/>
    </style:style>
    <style:style style:name="TBL_0_66_row_8" style:family="table-row">
      <style:table-row-properties style:use-optimal-row-height="false" style:row-height="0.25in"/>
    </style:style>
    <style:style style:name="TBL_0_66_row_9" style:family="table-row">
      <style:table-row-properties style:use-optimal-row-height="false" style:row-height="0.25in"/>
    </style:style>
    <style:style style:name="TBL_0_67" style:master-page-name="master_0" style:family="table">
      <style:table-properties table:align="left" style:width="8.65in" fo:break-before="page"/>
    </style:style>
    <style:style style:name="TBL_0_67_col_0" style:family="table-column">
      <style:table-column-properties style:column-width="0.19in"/>
    </style:style>
    <style:style style:name="TBL_0_67_col_1" style:family="table-column">
      <style:table-column-properties style:column-width="1.08in"/>
    </style:style>
    <style:style style:name="TBL_0_67_col_2" style:family="table-column">
      <style:table-column-properties style:column-width="0.8in"/>
    </style:style>
    <style:style style:name="TBL_0_67_col_3" style:family="table-column">
      <style:table-column-properties style:column-width="0.3in"/>
    </style:style>
    <style:style style:name="TBL_0_67_col_4" style:family="table-column">
      <style:table-column-properties style:column-width="1.04in"/>
    </style:style>
    <style:style style:name="TBL_0_67_col_5" style:family="table-column">
      <style:table-column-properties style:column-width="0.06in"/>
    </style:style>
    <style:style style:name="TBL_0_67_col_6" style:family="table-column">
      <style:table-column-properties style:column-width="0.54in"/>
    </style:style>
    <style:style style:name="TBL_0_67_col_7" style:family="table-column">
      <style:table-column-properties style:column-width="0.23in"/>
    </style:style>
    <style:style style:name="TBL_0_67_col_8" style:family="table-column">
      <style:table-column-properties style:column-width="2.16in"/>
    </style:style>
    <style:style style:name="TBL_0_67_col_9" style:family="table-column">
      <style:table-column-properties style:column-width="0.23in"/>
    </style:style>
    <style:style style:name="TBL_0_67_col_10" style:family="table-column">
      <style:table-column-properties style:column-width="1.97in"/>
    </style:style>
    <style:style style:name="TBL_0_67_row_0" style:family="table-row">
      <style:table-row-properties style:use-optimal-row-height="false" style:row-height="0.27in"/>
    </style:style>
    <style:style style:name="TBL_0_67_row_1" style:family="table-row">
      <style:table-row-properties style:use-optimal-row-height="false" style:row-height="0.38in"/>
    </style:style>
    <style:style style:name="TBL_0_67_row_2" style:family="table-row">
      <style:table-row-properties style:use-optimal-row-height="false" style:row-height="0.18in"/>
    </style:style>
    <style:style style:name="TBL_0_67_row_3" style:family="table-row">
      <style:table-row-properties style:use-optimal-row-height="false" style:row-height="1.3in"/>
    </style:style>
    <style:style style:name="TBL_0_67_row_4" style:family="table-row">
      <style:table-row-properties style:use-optimal-row-height="false" style:row-height="0.25in"/>
    </style:style>
    <style:style style:name="TBL_0_67_row_5" style:family="table-row">
      <style:table-row-properties style:use-optimal-row-height="false" style:row-height="0.08in"/>
    </style:style>
    <style:style style:name="TBL_0_67_row_6" style:family="table-row">
      <style:table-row-properties style:use-optimal-row-height="false" style:row-height="0.25in"/>
    </style:style>
    <style:style style:name="TBL_0_67_row_7" style:family="table-row">
      <style:table-row-properties style:use-optimal-row-height="false" style:row-height="0.02in"/>
    </style:style>
    <style:style style:name="TBL_0_67_row_8" style:family="table-row">
      <style:table-row-properties style:use-optimal-row-height="false" style:row-height="0.25in"/>
    </style:style>
    <style:style style:name="TBL_0_67_row_9" style:family="table-row">
      <style:table-row-properties style:use-optimal-row-height="false" style:row-height="0.25in"/>
    </style:style>
    <style:style style:name="TBL_0_68" style:master-page-name="master_0" style:family="table">
      <style:table-properties table:align="left" style:width="8.65in" fo:break-before="page"/>
    </style:style>
    <style:style style:name="TBL_0_68_col_0" style:family="table-column">
      <style:table-column-properties style:column-width="0.19in"/>
    </style:style>
    <style:style style:name="TBL_0_68_col_1" style:family="table-column">
      <style:table-column-properties style:column-width="1.08in"/>
    </style:style>
    <style:style style:name="TBL_0_68_col_2" style:family="table-column">
      <style:table-column-properties style:column-width="0.8in"/>
    </style:style>
    <style:style style:name="TBL_0_68_col_3" style:family="table-column">
      <style:table-column-properties style:column-width="0.3in"/>
    </style:style>
    <style:style style:name="TBL_0_68_col_4" style:family="table-column">
      <style:table-column-properties style:column-width="1.04in"/>
    </style:style>
    <style:style style:name="TBL_0_68_col_5" style:family="table-column">
      <style:table-column-properties style:column-width="0.06in"/>
    </style:style>
    <style:style style:name="TBL_0_68_col_6" style:family="table-column">
      <style:table-column-properties style:column-width="0.54in"/>
    </style:style>
    <style:style style:name="TBL_0_68_col_7" style:family="table-column">
      <style:table-column-properties style:column-width="0.23in"/>
    </style:style>
    <style:style style:name="TBL_0_68_col_8" style:family="table-column">
      <style:table-column-properties style:column-width="2.16in"/>
    </style:style>
    <style:style style:name="TBL_0_68_col_9" style:family="table-column">
      <style:table-column-properties style:column-width="0.23in"/>
    </style:style>
    <style:style style:name="TBL_0_68_col_10" style:family="table-column">
      <style:table-column-properties style:column-width="1.97in"/>
    </style:style>
    <style:style style:name="TBL_0_68_row_0" style:family="table-row">
      <style:table-row-properties style:use-optimal-row-height="false" style:row-height="0.27in"/>
    </style:style>
    <style:style style:name="TBL_0_68_row_1" style:family="table-row">
      <style:table-row-properties style:use-optimal-row-height="false" style:row-height="0.38in"/>
    </style:style>
    <style:style style:name="TBL_0_68_row_2" style:family="table-row">
      <style:table-row-properties style:use-optimal-row-height="false" style:row-height="0.18in"/>
    </style:style>
    <style:style style:name="TBL_0_68_row_3" style:family="table-row">
      <style:table-row-properties style:use-optimal-row-height="false" style:row-height="1.3in"/>
    </style:style>
    <style:style style:name="TBL_0_68_row_4" style:family="table-row">
      <style:table-row-properties style:use-optimal-row-height="false" style:row-height="0.25in"/>
    </style:style>
    <style:style style:name="TBL_0_68_row_5" style:family="table-row">
      <style:table-row-properties style:use-optimal-row-height="false" style:row-height="0.08in"/>
    </style:style>
    <style:style style:name="TBL_0_68_row_6" style:family="table-row">
      <style:table-row-properties style:use-optimal-row-height="false" style:row-height="0.25in"/>
    </style:style>
    <style:style style:name="TBL_0_68_row_7" style:family="table-row">
      <style:table-row-properties style:use-optimal-row-height="false" style:row-height="0.02in"/>
    </style:style>
    <style:style style:name="TBL_0_68_row_8" style:family="table-row">
      <style:table-row-properties style:use-optimal-row-height="false" style:row-height="0.25in"/>
    </style:style>
    <style:style style:name="TBL_0_68_row_9" style:family="table-row">
      <style:table-row-properties style:use-optimal-row-height="false" style:row-height="0.25in"/>
    </style:style>
    <style:style style:name="TBL_0_69" style:master-page-name="master_0" style:family="table">
      <style:table-properties table:align="left" style:width="8.65in" fo:break-before="page"/>
    </style:style>
    <style:style style:name="TBL_0_69_col_0" style:family="table-column">
      <style:table-column-properties style:column-width="0.19in"/>
    </style:style>
    <style:style style:name="TBL_0_69_col_1" style:family="table-column">
      <style:table-column-properties style:column-width="1.08in"/>
    </style:style>
    <style:style style:name="TBL_0_69_col_2" style:family="table-column">
      <style:table-column-properties style:column-width="0.8in"/>
    </style:style>
    <style:style style:name="TBL_0_69_col_3" style:family="table-column">
      <style:table-column-properties style:column-width="0.3in"/>
    </style:style>
    <style:style style:name="TBL_0_69_col_4" style:family="table-column">
      <style:table-column-properties style:column-width="1.04in"/>
    </style:style>
    <style:style style:name="TBL_0_69_col_5" style:family="table-column">
      <style:table-column-properties style:column-width="0.06in"/>
    </style:style>
    <style:style style:name="TBL_0_69_col_6" style:family="table-column">
      <style:table-column-properties style:column-width="0.54in"/>
    </style:style>
    <style:style style:name="TBL_0_69_col_7" style:family="table-column">
      <style:table-column-properties style:column-width="0.23in"/>
    </style:style>
    <style:style style:name="TBL_0_69_col_8" style:family="table-column">
      <style:table-column-properties style:column-width="2.16in"/>
    </style:style>
    <style:style style:name="TBL_0_69_col_9" style:family="table-column">
      <style:table-column-properties style:column-width="0.23in"/>
    </style:style>
    <style:style style:name="TBL_0_69_col_10" style:family="table-column">
      <style:table-column-properties style:column-width="1.97in"/>
    </style:style>
    <style:style style:name="TBL_0_69_row_0" style:family="table-row">
      <style:table-row-properties style:use-optimal-row-height="false" style:row-height="0.27in"/>
    </style:style>
    <style:style style:name="TBL_0_69_row_1" style:family="table-row">
      <style:table-row-properties style:use-optimal-row-height="false" style:row-height="0.38in"/>
    </style:style>
    <style:style style:name="TBL_0_69_row_2" style:family="table-row">
      <style:table-row-properties style:use-optimal-row-height="false" style:row-height="0.18in"/>
    </style:style>
    <style:style style:name="TBL_0_69_row_3" style:family="table-row">
      <style:table-row-properties style:use-optimal-row-height="false" style:row-height="1.3in"/>
    </style:style>
    <style:style style:name="TBL_0_69_row_4" style:family="table-row">
      <style:table-row-properties style:use-optimal-row-height="false" style:row-height="0.25in"/>
    </style:style>
    <style:style style:name="TBL_0_69_row_5" style:family="table-row">
      <style:table-row-properties style:use-optimal-row-height="false" style:row-height="0.08in"/>
    </style:style>
    <style:style style:name="TBL_0_69_row_6" style:family="table-row">
      <style:table-row-properties style:use-optimal-row-height="false" style:row-height="0.25in"/>
    </style:style>
    <style:style style:name="TBL_0_69_row_7" style:family="table-row">
      <style:table-row-properties style:use-optimal-row-height="false" style:row-height="0.02in"/>
    </style:style>
    <style:style style:name="TBL_0_69_row_8" style:family="table-row">
      <style:table-row-properties style:use-optimal-row-height="false" style:row-height="0.25in"/>
    </style:style>
    <style:style style:name="TBL_0_69_row_9" style:family="table-row">
      <style:table-row-properties style:use-optimal-row-height="false" style:row-height="0.25in"/>
    </style:style>
    <style:style style:name="TBL_0_70" style:master-page-name="master_0" style:family="table">
      <style:table-properties table:align="left" style:width="8.65in" fo:break-before="page"/>
    </style:style>
    <style:style style:name="TBL_0_70_col_0" style:family="table-column">
      <style:table-column-properties style:column-width="0.19in"/>
    </style:style>
    <style:style style:name="TBL_0_70_col_1" style:family="table-column">
      <style:table-column-properties style:column-width="1.08in"/>
    </style:style>
    <style:style style:name="TBL_0_70_col_2" style:family="table-column">
      <style:table-column-properties style:column-width="0.8in"/>
    </style:style>
    <style:style style:name="TBL_0_70_col_3" style:family="table-column">
      <style:table-column-properties style:column-width="0.3in"/>
    </style:style>
    <style:style style:name="TBL_0_70_col_4" style:family="table-column">
      <style:table-column-properties style:column-width="1.04in"/>
    </style:style>
    <style:style style:name="TBL_0_70_col_5" style:family="table-column">
      <style:table-column-properties style:column-width="0.06in"/>
    </style:style>
    <style:style style:name="TBL_0_70_col_6" style:family="table-column">
      <style:table-column-properties style:column-width="0.54in"/>
    </style:style>
    <style:style style:name="TBL_0_70_col_7" style:family="table-column">
      <style:table-column-properties style:column-width="0.23in"/>
    </style:style>
    <style:style style:name="TBL_0_70_col_8" style:family="table-column">
      <style:table-column-properties style:column-width="2.16in"/>
    </style:style>
    <style:style style:name="TBL_0_70_col_9" style:family="table-column">
      <style:table-column-properties style:column-width="0.23in"/>
    </style:style>
    <style:style style:name="TBL_0_70_col_10" style:family="table-column">
      <style:table-column-properties style:column-width="1.97in"/>
    </style:style>
    <style:style style:name="TBL_0_70_row_0" style:family="table-row">
      <style:table-row-properties style:use-optimal-row-height="false" style:row-height="0.27in"/>
    </style:style>
    <style:style style:name="TBL_0_70_row_1" style:family="table-row">
      <style:table-row-properties style:use-optimal-row-height="false" style:row-height="0.38in"/>
    </style:style>
    <style:style style:name="TBL_0_70_row_2" style:family="table-row">
      <style:table-row-properties style:use-optimal-row-height="false" style:row-height="0.18in"/>
    </style:style>
    <style:style style:name="TBL_0_70_row_3" style:family="table-row">
      <style:table-row-properties style:use-optimal-row-height="false" style:row-height="1.3in"/>
    </style:style>
    <style:style style:name="TBL_0_70_row_4" style:family="table-row">
      <style:table-row-properties style:use-optimal-row-height="false" style:row-height="0.25in"/>
    </style:style>
    <style:style style:name="TBL_0_70_row_5" style:family="table-row">
      <style:table-row-properties style:use-optimal-row-height="false" style:row-height="0.08in"/>
    </style:style>
    <style:style style:name="TBL_0_70_row_6" style:family="table-row">
      <style:table-row-properties style:use-optimal-row-height="false" style:row-height="0.25in"/>
    </style:style>
    <style:style style:name="TBL_0_70_row_7" style:family="table-row">
      <style:table-row-properties style:use-optimal-row-height="false" style:row-height="0.02in"/>
    </style:style>
    <style:style style:name="TBL_0_70_row_8" style:family="table-row">
      <style:table-row-properties style:use-optimal-row-height="false" style:row-height="0.25in"/>
    </style:style>
    <style:style style:name="TBL_0_70_row_9" style:family="table-row">
      <style:table-row-properties style:use-optimal-row-height="false" style:row-height="0.25in"/>
    </style:style>
    <style:style style:name="TBL_0_71" style:master-page-name="master_0" style:family="table">
      <style:table-properties table:align="left" style:width="8.65in" fo:break-before="page"/>
    </style:style>
    <style:style style:name="TBL_0_71_col_0" style:family="table-column">
      <style:table-column-properties style:column-width="0.19in"/>
    </style:style>
    <style:style style:name="TBL_0_71_col_1" style:family="table-column">
      <style:table-column-properties style:column-width="1.08in"/>
    </style:style>
    <style:style style:name="TBL_0_71_col_2" style:family="table-column">
      <style:table-column-properties style:column-width="0.8in"/>
    </style:style>
    <style:style style:name="TBL_0_71_col_3" style:family="table-column">
      <style:table-column-properties style:column-width="0.3in"/>
    </style:style>
    <style:style style:name="TBL_0_71_col_4" style:family="table-column">
      <style:table-column-properties style:column-width="1.04in"/>
    </style:style>
    <style:style style:name="TBL_0_71_col_5" style:family="table-column">
      <style:table-column-properties style:column-width="0.06in"/>
    </style:style>
    <style:style style:name="TBL_0_71_col_6" style:family="table-column">
      <style:table-column-properties style:column-width="0.54in"/>
    </style:style>
    <style:style style:name="TBL_0_71_col_7" style:family="table-column">
      <style:table-column-properties style:column-width="0.23in"/>
    </style:style>
    <style:style style:name="TBL_0_71_col_8" style:family="table-column">
      <style:table-column-properties style:column-width="2.16in"/>
    </style:style>
    <style:style style:name="TBL_0_71_col_9" style:family="table-column">
      <style:table-column-properties style:column-width="0.23in"/>
    </style:style>
    <style:style style:name="TBL_0_71_col_10" style:family="table-column">
      <style:table-column-properties style:column-width="1.97in"/>
    </style:style>
    <style:style style:name="TBL_0_71_row_0" style:family="table-row">
      <style:table-row-properties style:use-optimal-row-height="false" style:row-height="0.27in"/>
    </style:style>
    <style:style style:name="TBL_0_71_row_1" style:family="table-row">
      <style:table-row-properties style:use-optimal-row-height="false" style:row-height="0.38in"/>
    </style:style>
    <style:style style:name="TBL_0_71_row_2" style:family="table-row">
      <style:table-row-properties style:use-optimal-row-height="false" style:row-height="0.18in"/>
    </style:style>
    <style:style style:name="TBL_0_71_row_3" style:family="table-row">
      <style:table-row-properties style:use-optimal-row-height="false" style:row-height="1.3in"/>
    </style:style>
    <style:style style:name="TBL_0_71_row_4" style:family="table-row">
      <style:table-row-properties style:use-optimal-row-height="false" style:row-height="0.25in"/>
    </style:style>
    <style:style style:name="TBL_0_71_row_5" style:family="table-row">
      <style:table-row-properties style:use-optimal-row-height="false" style:row-height="0.08in"/>
    </style:style>
    <style:style style:name="TBL_0_71_row_6" style:family="table-row">
      <style:table-row-properties style:use-optimal-row-height="false" style:row-height="0.25in"/>
    </style:style>
    <style:style style:name="TBL_0_71_row_7" style:family="table-row">
      <style:table-row-properties style:use-optimal-row-height="false" style:row-height="0.02in"/>
    </style:style>
    <style:style style:name="TBL_0_71_row_8" style:family="table-row">
      <style:table-row-properties style:use-optimal-row-height="false" style:row-height="0.25in"/>
    </style:style>
    <style:style style:name="TBL_0_71_row_9" style:family="table-row">
      <style:table-row-properties style:use-optimal-row-height="false" style:row-height="0.25in"/>
    </style:style>
    <style:style style:name="TBL_0_72" style:master-page-name="master_0" style:family="table">
      <style:table-properties table:align="left" style:width="8.65in" fo:break-before="page"/>
    </style:style>
    <style:style style:name="TBL_0_72_col_0" style:family="table-column">
      <style:table-column-properties style:column-width="0.19in"/>
    </style:style>
    <style:style style:name="TBL_0_72_col_1" style:family="table-column">
      <style:table-column-properties style:column-width="1.08in"/>
    </style:style>
    <style:style style:name="TBL_0_72_col_2" style:family="table-column">
      <style:table-column-properties style:column-width="0.8in"/>
    </style:style>
    <style:style style:name="TBL_0_72_col_3" style:family="table-column">
      <style:table-column-properties style:column-width="0.3in"/>
    </style:style>
    <style:style style:name="TBL_0_72_col_4" style:family="table-column">
      <style:table-column-properties style:column-width="1.04in"/>
    </style:style>
    <style:style style:name="TBL_0_72_col_5" style:family="table-column">
      <style:table-column-properties style:column-width="0.06in"/>
    </style:style>
    <style:style style:name="TBL_0_72_col_6" style:family="table-column">
      <style:table-column-properties style:column-width="0.54in"/>
    </style:style>
    <style:style style:name="TBL_0_72_col_7" style:family="table-column">
      <style:table-column-properties style:column-width="0.23in"/>
    </style:style>
    <style:style style:name="TBL_0_72_col_8" style:family="table-column">
      <style:table-column-properties style:column-width="2.16in"/>
    </style:style>
    <style:style style:name="TBL_0_72_col_9" style:family="table-column">
      <style:table-column-properties style:column-width="0.23in"/>
    </style:style>
    <style:style style:name="TBL_0_72_col_10" style:family="table-column">
      <style:table-column-properties style:column-width="1.97in"/>
    </style:style>
    <style:style style:name="TBL_0_72_row_0" style:family="table-row">
      <style:table-row-properties style:use-optimal-row-height="false" style:row-height="0.27in"/>
    </style:style>
    <style:style style:name="TBL_0_72_row_1" style:family="table-row">
      <style:table-row-properties style:use-optimal-row-height="false" style:row-height="0.38in"/>
    </style:style>
    <style:style style:name="TBL_0_72_row_2" style:family="table-row">
      <style:table-row-properties style:use-optimal-row-height="false" style:row-height="0.18in"/>
    </style:style>
    <style:style style:name="TBL_0_72_row_3" style:family="table-row">
      <style:table-row-properties style:use-optimal-row-height="false" style:row-height="1.3in"/>
    </style:style>
    <style:style style:name="TBL_0_72_row_4" style:family="table-row">
      <style:table-row-properties style:use-optimal-row-height="false" style:row-height="0.25in"/>
    </style:style>
    <style:style style:name="TBL_0_72_row_5" style:family="table-row">
      <style:table-row-properties style:use-optimal-row-height="false" style:row-height="0.08in"/>
    </style:style>
    <style:style style:name="TBL_0_72_row_6" style:family="table-row">
      <style:table-row-properties style:use-optimal-row-height="false" style:row-height="0.25in"/>
    </style:style>
    <style:style style:name="TBL_0_72_row_7" style:family="table-row">
      <style:table-row-properties style:use-optimal-row-height="false" style:row-height="0.02in"/>
    </style:style>
    <style:style style:name="TBL_0_72_row_8" style:family="table-row">
      <style:table-row-properties style:use-optimal-row-height="false" style:row-height="0.25in"/>
    </style:style>
    <style:style style:name="TBL_0_72_row_9" style:family="table-row">
      <style:table-row-properties style:use-optimal-row-height="false" style:row-height="0.25in"/>
    </style:style>
    <style:style style:name="TBL_0_73" style:master-page-name="master_0" style:family="table">
      <style:table-properties table:align="left" style:width="8.65in" fo:break-before="page"/>
    </style:style>
    <style:style style:name="TBL_0_73_col_0" style:family="table-column">
      <style:table-column-properties style:column-width="0.19in"/>
    </style:style>
    <style:style style:name="TBL_0_73_col_1" style:family="table-column">
      <style:table-column-properties style:column-width="1.08in"/>
    </style:style>
    <style:style style:name="TBL_0_73_col_2" style:family="table-column">
      <style:table-column-properties style:column-width="0.8in"/>
    </style:style>
    <style:style style:name="TBL_0_73_col_3" style:family="table-column">
      <style:table-column-properties style:column-width="0.3in"/>
    </style:style>
    <style:style style:name="TBL_0_73_col_4" style:family="table-column">
      <style:table-column-properties style:column-width="1.04in"/>
    </style:style>
    <style:style style:name="TBL_0_73_col_5" style:family="table-column">
      <style:table-column-properties style:column-width="0.06in"/>
    </style:style>
    <style:style style:name="TBL_0_73_col_6" style:family="table-column">
      <style:table-column-properties style:column-width="0.54in"/>
    </style:style>
    <style:style style:name="TBL_0_73_col_7" style:family="table-column">
      <style:table-column-properties style:column-width="0.23in"/>
    </style:style>
    <style:style style:name="TBL_0_73_col_8" style:family="table-column">
      <style:table-column-properties style:column-width="2.16in"/>
    </style:style>
    <style:style style:name="TBL_0_73_col_9" style:family="table-column">
      <style:table-column-properties style:column-width="0.23in"/>
    </style:style>
    <style:style style:name="TBL_0_73_col_10" style:family="table-column">
      <style:table-column-properties style:column-width="1.97in"/>
    </style:style>
    <style:style style:name="TBL_0_73_row_0" style:family="table-row">
      <style:table-row-properties style:use-optimal-row-height="false" style:row-height="0.27in"/>
    </style:style>
    <style:style style:name="TBL_0_73_row_1" style:family="table-row">
      <style:table-row-properties style:use-optimal-row-height="false" style:row-height="0.38in"/>
    </style:style>
    <style:style style:name="TBL_0_73_row_2" style:family="table-row">
      <style:table-row-properties style:use-optimal-row-height="false" style:row-height="0.18in"/>
    </style:style>
    <style:style style:name="TBL_0_73_row_3" style:family="table-row">
      <style:table-row-properties style:use-optimal-row-height="false" style:row-height="1.3in"/>
    </style:style>
    <style:style style:name="TBL_0_73_row_4" style:family="table-row">
      <style:table-row-properties style:use-optimal-row-height="false" style:row-height="0.25in"/>
    </style:style>
    <style:style style:name="TBL_0_73_row_5" style:family="table-row">
      <style:table-row-properties style:use-optimal-row-height="false" style:row-height="0.08in"/>
    </style:style>
    <style:style style:name="TBL_0_73_row_6" style:family="table-row">
      <style:table-row-properties style:use-optimal-row-height="false" style:row-height="0.25in"/>
    </style:style>
    <style:style style:name="TBL_0_73_row_7" style:family="table-row">
      <style:table-row-properties style:use-optimal-row-height="false" style:row-height="0.02in"/>
    </style:style>
    <style:style style:name="TBL_0_73_row_8" style:family="table-row">
      <style:table-row-properties style:use-optimal-row-height="false" style:row-height="0.25in"/>
    </style:style>
    <style:style style:name="TBL_0_73_row_9" style:family="table-row">
      <style:table-row-properties style:use-optimal-row-height="false" style:row-height="0.25in"/>
    </style:style>
    <style:style style:name="TBL_0_74" style:master-page-name="master_0" style:family="table">
      <style:table-properties table:align="left" style:width="8.65in" fo:break-before="page"/>
    </style:style>
    <style:style style:name="TBL_0_74_col_0" style:family="table-column">
      <style:table-column-properties style:column-width="0.19in"/>
    </style:style>
    <style:style style:name="TBL_0_74_col_1" style:family="table-column">
      <style:table-column-properties style:column-width="1.08in"/>
    </style:style>
    <style:style style:name="TBL_0_74_col_2" style:family="table-column">
      <style:table-column-properties style:column-width="0.8in"/>
    </style:style>
    <style:style style:name="TBL_0_74_col_3" style:family="table-column">
      <style:table-column-properties style:column-width="0.3in"/>
    </style:style>
    <style:style style:name="TBL_0_74_col_4" style:family="table-column">
      <style:table-column-properties style:column-width="1.04in"/>
    </style:style>
    <style:style style:name="TBL_0_74_col_5" style:family="table-column">
      <style:table-column-properties style:column-width="0.06in"/>
    </style:style>
    <style:style style:name="TBL_0_74_col_6" style:family="table-column">
      <style:table-column-properties style:column-width="0.54in"/>
    </style:style>
    <style:style style:name="TBL_0_74_col_7" style:family="table-column">
      <style:table-column-properties style:column-width="0.23in"/>
    </style:style>
    <style:style style:name="TBL_0_74_col_8" style:family="table-column">
      <style:table-column-properties style:column-width="2.16in"/>
    </style:style>
    <style:style style:name="TBL_0_74_col_9" style:family="table-column">
      <style:table-column-properties style:column-width="0.23in"/>
    </style:style>
    <style:style style:name="TBL_0_74_col_10" style:family="table-column">
      <style:table-column-properties style:column-width="1.97in"/>
    </style:style>
    <style:style style:name="TBL_0_74_row_0" style:family="table-row">
      <style:table-row-properties style:use-optimal-row-height="false" style:row-height="0.27in"/>
    </style:style>
    <style:style style:name="TBL_0_74_row_1" style:family="table-row">
      <style:table-row-properties style:use-optimal-row-height="false" style:row-height="0.38in"/>
    </style:style>
    <style:style style:name="TBL_0_74_row_2" style:family="table-row">
      <style:table-row-properties style:use-optimal-row-height="false" style:row-height="0.18in"/>
    </style:style>
    <style:style style:name="TBL_0_74_row_3" style:family="table-row">
      <style:table-row-properties style:use-optimal-row-height="false" style:row-height="1.3in"/>
    </style:style>
    <style:style style:name="TBL_0_74_row_4" style:family="table-row">
      <style:table-row-properties style:use-optimal-row-height="false" style:row-height="0.25in"/>
    </style:style>
    <style:style style:name="TBL_0_74_row_5" style:family="table-row">
      <style:table-row-properties style:use-optimal-row-height="false" style:row-height="0.08in"/>
    </style:style>
    <style:style style:name="TBL_0_74_row_6" style:family="table-row">
      <style:table-row-properties style:use-optimal-row-height="false" style:row-height="0.25in"/>
    </style:style>
    <style:style style:name="TBL_0_74_row_7" style:family="table-row">
      <style:table-row-properties style:use-optimal-row-height="false" style:row-height="0.02in"/>
    </style:style>
    <style:style style:name="TBL_0_74_row_8" style:family="table-row">
      <style:table-row-properties style:use-optimal-row-height="false" style:row-height="0.25in"/>
    </style:style>
    <style:style style:name="TBL_0_74_row_9" style:family="table-row">
      <style:table-row-properties style:use-optimal-row-height="false" style:row-height="0.25in"/>
    </style:style>
    <style:style style:name="TBL_0_75" style:master-page-name="master_0" style:family="table">
      <style:table-properties table:align="left" style:width="8.65in" fo:break-before="page"/>
    </style:style>
    <style:style style:name="TBL_0_75_col_0" style:family="table-column">
      <style:table-column-properties style:column-width="0.19in"/>
    </style:style>
    <style:style style:name="TBL_0_75_col_1" style:family="table-column">
      <style:table-column-properties style:column-width="1.08in"/>
    </style:style>
    <style:style style:name="TBL_0_75_col_2" style:family="table-column">
      <style:table-column-properties style:column-width="0.8in"/>
    </style:style>
    <style:style style:name="TBL_0_75_col_3" style:family="table-column">
      <style:table-column-properties style:column-width="0.3in"/>
    </style:style>
    <style:style style:name="TBL_0_75_col_4" style:family="table-column">
      <style:table-column-properties style:column-width="1.04in"/>
    </style:style>
    <style:style style:name="TBL_0_75_col_5" style:family="table-column">
      <style:table-column-properties style:column-width="0.06in"/>
    </style:style>
    <style:style style:name="TBL_0_75_col_6" style:family="table-column">
      <style:table-column-properties style:column-width="0.54in"/>
    </style:style>
    <style:style style:name="TBL_0_75_col_7" style:family="table-column">
      <style:table-column-properties style:column-width="0.23in"/>
    </style:style>
    <style:style style:name="TBL_0_75_col_8" style:family="table-column">
      <style:table-column-properties style:column-width="2.16in"/>
    </style:style>
    <style:style style:name="TBL_0_75_col_9" style:family="table-column">
      <style:table-column-properties style:column-width="0.23in"/>
    </style:style>
    <style:style style:name="TBL_0_75_col_10" style:family="table-column">
      <style:table-column-properties style:column-width="1.97in"/>
    </style:style>
    <style:style style:name="TBL_0_75_row_0" style:family="table-row">
      <style:table-row-properties style:use-optimal-row-height="false" style:row-height="0.27in"/>
    </style:style>
    <style:style style:name="TBL_0_75_row_1" style:family="table-row">
      <style:table-row-properties style:use-optimal-row-height="false" style:row-height="0.38in"/>
    </style:style>
    <style:style style:name="TBL_0_75_row_2" style:family="table-row">
      <style:table-row-properties style:use-optimal-row-height="false" style:row-height="0.18in"/>
    </style:style>
    <style:style style:name="TBL_0_75_row_3" style:family="table-row">
      <style:table-row-properties style:use-optimal-row-height="false" style:row-height="1.3in"/>
    </style:style>
    <style:style style:name="TBL_0_75_row_4" style:family="table-row">
      <style:table-row-properties style:use-optimal-row-height="false" style:row-height="0.25in"/>
    </style:style>
    <style:style style:name="TBL_0_75_row_5" style:family="table-row">
      <style:table-row-properties style:use-optimal-row-height="false" style:row-height="0.08in"/>
    </style:style>
    <style:style style:name="TBL_0_75_row_6" style:family="table-row">
      <style:table-row-properties style:use-optimal-row-height="false" style:row-height="0.25in"/>
    </style:style>
    <style:style style:name="TBL_0_75_row_7" style:family="table-row">
      <style:table-row-properties style:use-optimal-row-height="false" style:row-height="0.02in"/>
    </style:style>
    <style:style style:name="TBL_0_75_row_8" style:family="table-row">
      <style:table-row-properties style:use-optimal-row-height="false" style:row-height="0.25in"/>
    </style:style>
    <style:style style:name="TBL_0_75_row_9" style:family="table-row">
      <style:table-row-properties style:use-optimal-row-height="false" style:row-height="0.25in"/>
    </style:style>
    <style:style style:name="TBL_0_76" style:master-page-name="master_0" style:family="table">
      <style:table-properties table:align="left" style:width="8.65in" fo:break-before="page"/>
    </style:style>
    <style:style style:name="TBL_0_76_col_0" style:family="table-column">
      <style:table-column-properties style:column-width="0.19in"/>
    </style:style>
    <style:style style:name="TBL_0_76_col_1" style:family="table-column">
      <style:table-column-properties style:column-width="1.08in"/>
    </style:style>
    <style:style style:name="TBL_0_76_col_2" style:family="table-column">
      <style:table-column-properties style:column-width="0.8in"/>
    </style:style>
    <style:style style:name="TBL_0_76_col_3" style:family="table-column">
      <style:table-column-properties style:column-width="0.3in"/>
    </style:style>
    <style:style style:name="TBL_0_76_col_4" style:family="table-column">
      <style:table-column-properties style:column-width="1.04in"/>
    </style:style>
    <style:style style:name="TBL_0_76_col_5" style:family="table-column">
      <style:table-column-properties style:column-width="0.06in"/>
    </style:style>
    <style:style style:name="TBL_0_76_col_6" style:family="table-column">
      <style:table-column-properties style:column-width="0.54in"/>
    </style:style>
    <style:style style:name="TBL_0_76_col_7" style:family="table-column">
      <style:table-column-properties style:column-width="0.23in"/>
    </style:style>
    <style:style style:name="TBL_0_76_col_8" style:family="table-column">
      <style:table-column-properties style:column-width="2.16in"/>
    </style:style>
    <style:style style:name="TBL_0_76_col_9" style:family="table-column">
      <style:table-column-properties style:column-width="0.23in"/>
    </style:style>
    <style:style style:name="TBL_0_76_col_10" style:family="table-column">
      <style:table-column-properties style:column-width="1.97in"/>
    </style:style>
    <style:style style:name="TBL_0_76_row_0" style:family="table-row">
      <style:table-row-properties style:use-optimal-row-height="false" style:row-height="0.27in"/>
    </style:style>
    <style:style style:name="TBL_0_76_row_1" style:family="table-row">
      <style:table-row-properties style:use-optimal-row-height="false" style:row-height="0.38in"/>
    </style:style>
    <style:style style:name="TBL_0_76_row_2" style:family="table-row">
      <style:table-row-properties style:use-optimal-row-height="false" style:row-height="0.18in"/>
    </style:style>
    <style:style style:name="TBL_0_76_row_3" style:family="table-row">
      <style:table-row-properties style:use-optimal-row-height="false" style:row-height="1.3in"/>
    </style:style>
    <style:style style:name="TBL_0_76_row_4" style:family="table-row">
      <style:table-row-properties style:use-optimal-row-height="false" style:row-height="0.25in"/>
    </style:style>
    <style:style style:name="TBL_0_76_row_5" style:family="table-row">
      <style:table-row-properties style:use-optimal-row-height="false" style:row-height="0.08in"/>
    </style:style>
    <style:style style:name="TBL_0_76_row_6" style:family="table-row">
      <style:table-row-properties style:use-optimal-row-height="false" style:row-height="0.25in"/>
    </style:style>
    <style:style style:name="TBL_0_76_row_7" style:family="table-row">
      <style:table-row-properties style:use-optimal-row-height="false" style:row-height="0.02in"/>
    </style:style>
    <style:style style:name="TBL_0_76_row_8" style:family="table-row">
      <style:table-row-properties style:use-optimal-row-height="false" style:row-height="0.25in"/>
    </style:style>
    <style:style style:name="TBL_0_76_row_9" style:family="table-row">
      <style:table-row-properties style:use-optimal-row-height="false" style:row-height="0.25in"/>
    </style:style>
    <style:style style:name="TBL_0_77" style:master-page-name="master_0" style:family="table">
      <style:table-properties table:align="left" style:width="8.65in" fo:break-before="page"/>
    </style:style>
    <style:style style:name="TBL_0_77_col_0" style:family="table-column">
      <style:table-column-properties style:column-width="0.19in"/>
    </style:style>
    <style:style style:name="TBL_0_77_col_1" style:family="table-column">
      <style:table-column-properties style:column-width="1.08in"/>
    </style:style>
    <style:style style:name="TBL_0_77_col_2" style:family="table-column">
      <style:table-column-properties style:column-width="0.8in"/>
    </style:style>
    <style:style style:name="TBL_0_77_col_3" style:family="table-column">
      <style:table-column-properties style:column-width="0.3in"/>
    </style:style>
    <style:style style:name="TBL_0_77_col_4" style:family="table-column">
      <style:table-column-properties style:column-width="1.04in"/>
    </style:style>
    <style:style style:name="TBL_0_77_col_5" style:family="table-column">
      <style:table-column-properties style:column-width="0.06in"/>
    </style:style>
    <style:style style:name="TBL_0_77_col_6" style:family="table-column">
      <style:table-column-properties style:column-width="0.54in"/>
    </style:style>
    <style:style style:name="TBL_0_77_col_7" style:family="table-column">
      <style:table-column-properties style:column-width="0.23in"/>
    </style:style>
    <style:style style:name="TBL_0_77_col_8" style:family="table-column">
      <style:table-column-properties style:column-width="2.16in"/>
    </style:style>
    <style:style style:name="TBL_0_77_col_9" style:family="table-column">
      <style:table-column-properties style:column-width="0.23in"/>
    </style:style>
    <style:style style:name="TBL_0_77_col_10" style:family="table-column">
      <style:table-column-properties style:column-width="1.97in"/>
    </style:style>
    <style:style style:name="TBL_0_77_row_0" style:family="table-row">
      <style:table-row-properties style:use-optimal-row-height="false" style:row-height="0.27in"/>
    </style:style>
    <style:style style:name="TBL_0_77_row_1" style:family="table-row">
      <style:table-row-properties style:use-optimal-row-height="false" style:row-height="0.38in"/>
    </style:style>
    <style:style style:name="TBL_0_77_row_2" style:family="table-row">
      <style:table-row-properties style:use-optimal-row-height="false" style:row-height="0.18in"/>
    </style:style>
    <style:style style:name="TBL_0_77_row_3" style:family="table-row">
      <style:table-row-properties style:use-optimal-row-height="false" style:row-height="1.3in"/>
    </style:style>
    <style:style style:name="TBL_0_77_row_4" style:family="table-row">
      <style:table-row-properties style:use-optimal-row-height="false" style:row-height="0.25in"/>
    </style:style>
    <style:style style:name="TBL_0_77_row_5" style:family="table-row">
      <style:table-row-properties style:use-optimal-row-height="false" style:row-height="0.08in"/>
    </style:style>
    <style:style style:name="TBL_0_77_row_6" style:family="table-row">
      <style:table-row-properties style:use-optimal-row-height="false" style:row-height="0.25in"/>
    </style:style>
    <style:style style:name="TBL_0_77_row_7" style:family="table-row">
      <style:table-row-properties style:use-optimal-row-height="false" style:row-height="0.02in"/>
    </style:style>
    <style:style style:name="TBL_0_77_row_8" style:family="table-row">
      <style:table-row-properties style:use-optimal-row-height="false" style:row-height="0.25in"/>
    </style:style>
    <style:style style:name="TBL_0_77_row_9" style:family="table-row">
      <style:table-row-properties style:use-optimal-row-height="false" style:row-height="0.25in"/>
    </style:style>
    <style:style style:name="TBL_0_78" style:master-page-name="master_0" style:family="table">
      <style:table-properties table:align="left" style:width="8.65in" fo:break-before="page"/>
    </style:style>
    <style:style style:name="TBL_0_78_col_0" style:family="table-column">
      <style:table-column-properties style:column-width="0.19in"/>
    </style:style>
    <style:style style:name="TBL_0_78_col_1" style:family="table-column">
      <style:table-column-properties style:column-width="1.08in"/>
    </style:style>
    <style:style style:name="TBL_0_78_col_2" style:family="table-column">
      <style:table-column-properties style:column-width="0.8in"/>
    </style:style>
    <style:style style:name="TBL_0_78_col_3" style:family="table-column">
      <style:table-column-properties style:column-width="0.3in"/>
    </style:style>
    <style:style style:name="TBL_0_78_col_4" style:family="table-column">
      <style:table-column-properties style:column-width="1.04in"/>
    </style:style>
    <style:style style:name="TBL_0_78_col_5" style:family="table-column">
      <style:table-column-properties style:column-width="0.06in"/>
    </style:style>
    <style:style style:name="TBL_0_78_col_6" style:family="table-column">
      <style:table-column-properties style:column-width="0.54in"/>
    </style:style>
    <style:style style:name="TBL_0_78_col_7" style:family="table-column">
      <style:table-column-properties style:column-width="0.23in"/>
    </style:style>
    <style:style style:name="TBL_0_78_col_8" style:family="table-column">
      <style:table-column-properties style:column-width="2.16in"/>
    </style:style>
    <style:style style:name="TBL_0_78_col_9" style:family="table-column">
      <style:table-column-properties style:column-width="0.23in"/>
    </style:style>
    <style:style style:name="TBL_0_78_col_10" style:family="table-column">
      <style:table-column-properties style:column-width="1.97in"/>
    </style:style>
    <style:style style:name="TBL_0_78_row_0" style:family="table-row">
      <style:table-row-properties style:use-optimal-row-height="false" style:row-height="0.27in"/>
    </style:style>
    <style:style style:name="TBL_0_78_row_1" style:family="table-row">
      <style:table-row-properties style:use-optimal-row-height="false" style:row-height="0.38in"/>
    </style:style>
    <style:style style:name="TBL_0_78_row_2" style:family="table-row">
      <style:table-row-properties style:use-optimal-row-height="false" style:row-height="0.18in"/>
    </style:style>
    <style:style style:name="TBL_0_78_row_3" style:family="table-row">
      <style:table-row-properties style:use-optimal-row-height="false" style:row-height="1.3in"/>
    </style:style>
    <style:style style:name="TBL_0_78_row_4" style:family="table-row">
      <style:table-row-properties style:use-optimal-row-height="false" style:row-height="0.25in"/>
    </style:style>
    <style:style style:name="TBL_0_78_row_5" style:family="table-row">
      <style:table-row-properties style:use-optimal-row-height="false" style:row-height="0.08in"/>
    </style:style>
    <style:style style:name="TBL_0_78_row_6" style:family="table-row">
      <style:table-row-properties style:use-optimal-row-height="false" style:row-height="0.25in"/>
    </style:style>
    <style:style style:name="TBL_0_78_row_7" style:family="table-row">
      <style:table-row-properties style:use-optimal-row-height="false" style:row-height="0.02in"/>
    </style:style>
    <style:style style:name="TBL_0_78_row_8" style:family="table-row">
      <style:table-row-properties style:use-optimal-row-height="false" style:row-height="0.25in"/>
    </style:style>
    <style:style style:name="TBL_0_78_row_9" style:family="table-row">
      <style:table-row-properties style:use-optimal-row-height="false" style:row-height="0.25in"/>
    </style:style>
    <style:style style:name="TBL_0_79" style:master-page-name="master_0" style:family="table">
      <style:table-properties table:align="left" style:width="8.65in" fo:break-before="page"/>
    </style:style>
    <style:style style:name="TBL_0_79_col_0" style:family="table-column">
      <style:table-column-properties style:column-width="0.19in"/>
    </style:style>
    <style:style style:name="TBL_0_79_col_1" style:family="table-column">
      <style:table-column-properties style:column-width="1.08in"/>
    </style:style>
    <style:style style:name="TBL_0_79_col_2" style:family="table-column">
      <style:table-column-properties style:column-width="0.8in"/>
    </style:style>
    <style:style style:name="TBL_0_79_col_3" style:family="table-column">
      <style:table-column-properties style:column-width="0.3in"/>
    </style:style>
    <style:style style:name="TBL_0_79_col_4" style:family="table-column">
      <style:table-column-properties style:column-width="1.04in"/>
    </style:style>
    <style:style style:name="TBL_0_79_col_5" style:family="table-column">
      <style:table-column-properties style:column-width="0.06in"/>
    </style:style>
    <style:style style:name="TBL_0_79_col_6" style:family="table-column">
      <style:table-column-properties style:column-width="0.54in"/>
    </style:style>
    <style:style style:name="TBL_0_79_col_7" style:family="table-column">
      <style:table-column-properties style:column-width="0.23in"/>
    </style:style>
    <style:style style:name="TBL_0_79_col_8" style:family="table-column">
      <style:table-column-properties style:column-width="2.16in"/>
    </style:style>
    <style:style style:name="TBL_0_79_col_9" style:family="table-column">
      <style:table-column-properties style:column-width="0.23in"/>
    </style:style>
    <style:style style:name="TBL_0_79_col_10" style:family="table-column">
      <style:table-column-properties style:column-width="1.97in"/>
    </style:style>
    <style:style style:name="TBL_0_79_row_0" style:family="table-row">
      <style:table-row-properties style:use-optimal-row-height="false" style:row-height="0.27in"/>
    </style:style>
    <style:style style:name="TBL_0_79_row_1" style:family="table-row">
      <style:table-row-properties style:use-optimal-row-height="false" style:row-height="0.38in"/>
    </style:style>
    <style:style style:name="TBL_0_79_row_2" style:family="table-row">
      <style:table-row-properties style:use-optimal-row-height="false" style:row-height="0.18in"/>
    </style:style>
    <style:style style:name="TBL_0_79_row_3" style:family="table-row">
      <style:table-row-properties style:use-optimal-row-height="false" style:row-height="1.3in"/>
    </style:style>
    <style:style style:name="TBL_0_79_row_4" style:family="table-row">
      <style:table-row-properties style:use-optimal-row-height="false" style:row-height="0.25in"/>
    </style:style>
    <style:style style:name="TBL_0_79_row_5" style:family="table-row">
      <style:table-row-properties style:use-optimal-row-height="false" style:row-height="0.08in"/>
    </style:style>
    <style:style style:name="TBL_0_79_row_6" style:family="table-row">
      <style:table-row-properties style:use-optimal-row-height="false" style:row-height="0.25in"/>
    </style:style>
    <style:style style:name="TBL_0_79_row_7" style:family="table-row">
      <style:table-row-properties style:use-optimal-row-height="false" style:row-height="0.02in"/>
    </style:style>
    <style:style style:name="TBL_0_79_row_8" style:family="table-row">
      <style:table-row-properties style:use-optimal-row-height="false" style:row-height="0.25in"/>
    </style:style>
    <style:style style:name="TBL_0_79_row_9" style:family="table-row">
      <style:table-row-properties style:use-optimal-row-height="false" style:row-height="0.25in"/>
    </style:style>
    <style:style style:name="TBL_0_80" style:master-page-name="master_0" style:family="table">
      <style:table-properties table:align="left" style:width="8.65in" fo:break-before="page"/>
    </style:style>
    <style:style style:name="TBL_0_80_col_0" style:family="table-column">
      <style:table-column-properties style:column-width="0.19in"/>
    </style:style>
    <style:style style:name="TBL_0_80_col_1" style:family="table-column">
      <style:table-column-properties style:column-width="1.08in"/>
    </style:style>
    <style:style style:name="TBL_0_80_col_2" style:family="table-column">
      <style:table-column-properties style:column-width="0.8in"/>
    </style:style>
    <style:style style:name="TBL_0_80_col_3" style:family="table-column">
      <style:table-column-properties style:column-width="0.3in"/>
    </style:style>
    <style:style style:name="TBL_0_80_col_4" style:family="table-column">
      <style:table-column-properties style:column-width="1.04in"/>
    </style:style>
    <style:style style:name="TBL_0_80_col_5" style:family="table-column">
      <style:table-column-properties style:column-width="0.06in"/>
    </style:style>
    <style:style style:name="TBL_0_80_col_6" style:family="table-column">
      <style:table-column-properties style:column-width="0.54in"/>
    </style:style>
    <style:style style:name="TBL_0_80_col_7" style:family="table-column">
      <style:table-column-properties style:column-width="0.23in"/>
    </style:style>
    <style:style style:name="TBL_0_80_col_8" style:family="table-column">
      <style:table-column-properties style:column-width="2.16in"/>
    </style:style>
    <style:style style:name="TBL_0_80_col_9" style:family="table-column">
      <style:table-column-properties style:column-width="0.23in"/>
    </style:style>
    <style:style style:name="TBL_0_80_col_10" style:family="table-column">
      <style:table-column-properties style:column-width="1.97in"/>
    </style:style>
    <style:style style:name="TBL_0_80_row_0" style:family="table-row">
      <style:table-row-properties style:use-optimal-row-height="false" style:row-height="0.27in"/>
    </style:style>
    <style:style style:name="TBL_0_80_row_1" style:family="table-row">
      <style:table-row-properties style:use-optimal-row-height="false" style:row-height="0.38in"/>
    </style:style>
    <style:style style:name="TBL_0_80_row_2" style:family="table-row">
      <style:table-row-properties style:use-optimal-row-height="false" style:row-height="0.18in"/>
    </style:style>
    <style:style style:name="TBL_0_80_row_3" style:family="table-row">
      <style:table-row-properties style:use-optimal-row-height="false" style:row-height="1.3in"/>
    </style:style>
    <style:style style:name="TBL_0_80_row_4" style:family="table-row">
      <style:table-row-properties style:use-optimal-row-height="false" style:row-height="0.25in"/>
    </style:style>
    <style:style style:name="TBL_0_80_row_5" style:family="table-row">
      <style:table-row-properties style:use-optimal-row-height="false" style:row-height="0.08in"/>
    </style:style>
    <style:style style:name="TBL_0_80_row_6" style:family="table-row">
      <style:table-row-properties style:use-optimal-row-height="false" style:row-height="0.25in"/>
    </style:style>
    <style:style style:name="TBL_0_80_row_7" style:family="table-row">
      <style:table-row-properties style:use-optimal-row-height="false" style:row-height="0.02in"/>
    </style:style>
    <style:style style:name="TBL_0_80_row_8" style:family="table-row">
      <style:table-row-properties style:use-optimal-row-height="false" style:row-height="0.25in"/>
    </style:style>
    <style:style style:name="TBL_0_80_row_9" style:family="table-row">
      <style:table-row-properties style:use-optimal-row-height="false" style:row-height="0.25in"/>
    </style:style>
    <style:style style:name="TBL_0_81" style:master-page-name="master_0" style:family="table">
      <style:table-properties table:align="left" style:width="8.65in" fo:break-before="page"/>
    </style:style>
    <style:style style:name="TBL_0_81_col_0" style:family="table-column">
      <style:table-column-properties style:column-width="0.19in"/>
    </style:style>
    <style:style style:name="TBL_0_81_col_1" style:family="table-column">
      <style:table-column-properties style:column-width="1.08in"/>
    </style:style>
    <style:style style:name="TBL_0_81_col_2" style:family="table-column">
      <style:table-column-properties style:column-width="0.8in"/>
    </style:style>
    <style:style style:name="TBL_0_81_col_3" style:family="table-column">
      <style:table-column-properties style:column-width="0.3in"/>
    </style:style>
    <style:style style:name="TBL_0_81_col_4" style:family="table-column">
      <style:table-column-properties style:column-width="1.04in"/>
    </style:style>
    <style:style style:name="TBL_0_81_col_5" style:family="table-column">
      <style:table-column-properties style:column-width="0.06in"/>
    </style:style>
    <style:style style:name="TBL_0_81_col_6" style:family="table-column">
      <style:table-column-properties style:column-width="0.54in"/>
    </style:style>
    <style:style style:name="TBL_0_81_col_7" style:family="table-column">
      <style:table-column-properties style:column-width="0.23in"/>
    </style:style>
    <style:style style:name="TBL_0_81_col_8" style:family="table-column">
      <style:table-column-properties style:column-width="2.16in"/>
    </style:style>
    <style:style style:name="TBL_0_81_col_9" style:family="table-column">
      <style:table-column-properties style:column-width="0.23in"/>
    </style:style>
    <style:style style:name="TBL_0_81_col_10" style:family="table-column">
      <style:table-column-properties style:column-width="1.97in"/>
    </style:style>
    <style:style style:name="TBL_0_81_row_0" style:family="table-row">
      <style:table-row-properties style:use-optimal-row-height="false" style:row-height="0.27in"/>
    </style:style>
    <style:style style:name="TBL_0_81_row_1" style:family="table-row">
      <style:table-row-properties style:use-optimal-row-height="false" style:row-height="0.38in"/>
    </style:style>
    <style:style style:name="TBL_0_81_row_2" style:family="table-row">
      <style:table-row-properties style:use-optimal-row-height="false" style:row-height="0.18in"/>
    </style:style>
    <style:style style:name="TBL_0_81_row_3" style:family="table-row">
      <style:table-row-properties style:use-optimal-row-height="false" style:row-height="1.3in"/>
    </style:style>
    <style:style style:name="TBL_0_81_row_4" style:family="table-row">
      <style:table-row-properties style:use-optimal-row-height="false" style:row-height="0.25in"/>
    </style:style>
    <style:style style:name="TBL_0_81_row_5" style:family="table-row">
      <style:table-row-properties style:use-optimal-row-height="false" style:row-height="0.08in"/>
    </style:style>
    <style:style style:name="TBL_0_81_row_6" style:family="table-row">
      <style:table-row-properties style:use-optimal-row-height="false" style:row-height="0.25in"/>
    </style:style>
    <style:style style:name="TBL_0_81_row_7" style:family="table-row">
      <style:table-row-properties style:use-optimal-row-height="false" style:row-height="0.02in"/>
    </style:style>
    <style:style style:name="TBL_0_81_row_8" style:family="table-row">
      <style:table-row-properties style:use-optimal-row-height="false" style:row-height="0.25in"/>
    </style:style>
    <style:style style:name="TBL_0_81_row_9" style:family="table-row">
      <style:table-row-properties style:use-optimal-row-height="false" style:row-height="0.25in"/>
    </style:style>
    <style:style style:name="TBL_0_82" style:master-page-name="master_0" style:family="table">
      <style:table-properties table:align="left" style:width="8.65in" fo:break-before="page"/>
    </style:style>
    <style:style style:name="TBL_0_82_col_0" style:family="table-column">
      <style:table-column-properties style:column-width="0.19in"/>
    </style:style>
    <style:style style:name="TBL_0_82_col_1" style:family="table-column">
      <style:table-column-properties style:column-width="1.08in"/>
    </style:style>
    <style:style style:name="TBL_0_82_col_2" style:family="table-column">
      <style:table-column-properties style:column-width="0.8in"/>
    </style:style>
    <style:style style:name="TBL_0_82_col_3" style:family="table-column">
      <style:table-column-properties style:column-width="0.3in"/>
    </style:style>
    <style:style style:name="TBL_0_82_col_4" style:family="table-column">
      <style:table-column-properties style:column-width="1.04in"/>
    </style:style>
    <style:style style:name="TBL_0_82_col_5" style:family="table-column">
      <style:table-column-properties style:column-width="0.06in"/>
    </style:style>
    <style:style style:name="TBL_0_82_col_6" style:family="table-column">
      <style:table-column-properties style:column-width="0.54in"/>
    </style:style>
    <style:style style:name="TBL_0_82_col_7" style:family="table-column">
      <style:table-column-properties style:column-width="0.23in"/>
    </style:style>
    <style:style style:name="TBL_0_82_col_8" style:family="table-column">
      <style:table-column-properties style:column-width="2.16in"/>
    </style:style>
    <style:style style:name="TBL_0_82_col_9" style:family="table-column">
      <style:table-column-properties style:column-width="0.23in"/>
    </style:style>
    <style:style style:name="TBL_0_82_col_10" style:family="table-column">
      <style:table-column-properties style:column-width="1.97in"/>
    </style:style>
    <style:style style:name="TBL_0_82_row_0" style:family="table-row">
      <style:table-row-properties style:use-optimal-row-height="false" style:row-height="0.27in"/>
    </style:style>
    <style:style style:name="TBL_0_82_row_1" style:family="table-row">
      <style:table-row-properties style:use-optimal-row-height="false" style:row-height="0.38in"/>
    </style:style>
    <style:style style:name="TBL_0_82_row_2" style:family="table-row">
      <style:table-row-properties style:use-optimal-row-height="false" style:row-height="0.18in"/>
    </style:style>
    <style:style style:name="TBL_0_82_row_3" style:family="table-row">
      <style:table-row-properties style:use-optimal-row-height="false" style:row-height="1.3in"/>
    </style:style>
    <style:style style:name="TBL_0_82_row_4" style:family="table-row">
      <style:table-row-properties style:use-optimal-row-height="false" style:row-height="0.25in"/>
    </style:style>
    <style:style style:name="TBL_0_82_row_5" style:family="table-row">
      <style:table-row-properties style:use-optimal-row-height="false" style:row-height="0.08in"/>
    </style:style>
    <style:style style:name="TBL_0_82_row_6" style:family="table-row">
      <style:table-row-properties style:use-optimal-row-height="false" style:row-height="0.25in"/>
    </style:style>
    <style:style style:name="TBL_0_82_row_7" style:family="table-row">
      <style:table-row-properties style:use-optimal-row-height="false" style:row-height="0.02in"/>
    </style:style>
    <style:style style:name="TBL_0_82_row_8" style:family="table-row">
      <style:table-row-properties style:use-optimal-row-height="false" style:row-height="0.25in"/>
    </style:style>
    <style:style style:name="TBL_0_82_row_9" style:family="table-row">
      <style:table-row-properties style:use-optimal-row-height="false" style:row-height="0.25in"/>
    </style:style>
    <style:style style:name="TBL_0_83" style:master-page-name="master_0" style:family="table">
      <style:table-properties table:align="left" style:width="8.65in" fo:break-before="page"/>
    </style:style>
    <style:style style:name="TBL_0_83_col_0" style:family="table-column">
      <style:table-column-properties style:column-width="0.19in"/>
    </style:style>
    <style:style style:name="TBL_0_83_col_1" style:family="table-column">
      <style:table-column-properties style:column-width="1.08in"/>
    </style:style>
    <style:style style:name="TBL_0_83_col_2" style:family="table-column">
      <style:table-column-properties style:column-width="0.8in"/>
    </style:style>
    <style:style style:name="TBL_0_83_col_3" style:family="table-column">
      <style:table-column-properties style:column-width="0.3in"/>
    </style:style>
    <style:style style:name="TBL_0_83_col_4" style:family="table-column">
      <style:table-column-properties style:column-width="1.04in"/>
    </style:style>
    <style:style style:name="TBL_0_83_col_5" style:family="table-column">
      <style:table-column-properties style:column-width="0.06in"/>
    </style:style>
    <style:style style:name="TBL_0_83_col_6" style:family="table-column">
      <style:table-column-properties style:column-width="0.54in"/>
    </style:style>
    <style:style style:name="TBL_0_83_col_7" style:family="table-column">
      <style:table-column-properties style:column-width="0.23in"/>
    </style:style>
    <style:style style:name="TBL_0_83_col_8" style:family="table-column">
      <style:table-column-properties style:column-width="2.16in"/>
    </style:style>
    <style:style style:name="TBL_0_83_col_9" style:family="table-column">
      <style:table-column-properties style:column-width="0.23in"/>
    </style:style>
    <style:style style:name="TBL_0_83_col_10" style:family="table-column">
      <style:table-column-properties style:column-width="1.97in"/>
    </style:style>
    <style:style style:name="TBL_0_83_row_0" style:family="table-row">
      <style:table-row-properties style:use-optimal-row-height="false" style:row-height="0.27in"/>
    </style:style>
    <style:style style:name="TBL_0_83_row_1" style:family="table-row">
      <style:table-row-properties style:use-optimal-row-height="false" style:row-height="0.38in"/>
    </style:style>
    <style:style style:name="TBL_0_83_row_2" style:family="table-row">
      <style:table-row-properties style:use-optimal-row-height="false" style:row-height="0.18in"/>
    </style:style>
    <style:style style:name="TBL_0_83_row_3" style:family="table-row">
      <style:table-row-properties style:use-optimal-row-height="false" style:row-height="1.3in"/>
    </style:style>
    <style:style style:name="TBL_0_83_row_4" style:family="table-row">
      <style:table-row-properties style:use-optimal-row-height="false" style:row-height="0.25in"/>
    </style:style>
    <style:style style:name="TBL_0_83_row_5" style:family="table-row">
      <style:table-row-properties style:use-optimal-row-height="false" style:row-height="0.08in"/>
    </style:style>
    <style:style style:name="TBL_0_83_row_6" style:family="table-row">
      <style:table-row-properties style:use-optimal-row-height="false" style:row-height="0.25in"/>
    </style:style>
    <style:style style:name="TBL_0_83_row_7" style:family="table-row">
      <style:table-row-properties style:use-optimal-row-height="false" style:row-height="0.02in"/>
    </style:style>
    <style:style style:name="TBL_0_83_row_8" style:family="table-row">
      <style:table-row-properties style:use-optimal-row-height="false" style:row-height="0.25in"/>
    </style:style>
    <style:style style:name="TBL_0_83_row_9" style:family="table-row">
      <style:table-row-properties style:use-optimal-row-height="false" style:row-height="0.25in"/>
    </style:style>
    <style:style style:name="TBL_0_84" style:master-page-name="master_0" style:family="table">
      <style:table-properties table:align="left" style:width="8.65in" fo:break-before="page"/>
    </style:style>
    <style:style style:name="TBL_0_84_col_0" style:family="table-column">
      <style:table-column-properties style:column-width="0.19in"/>
    </style:style>
    <style:style style:name="TBL_0_84_col_1" style:family="table-column">
      <style:table-column-properties style:column-width="1.08in"/>
    </style:style>
    <style:style style:name="TBL_0_84_col_2" style:family="table-column">
      <style:table-column-properties style:column-width="0.8in"/>
    </style:style>
    <style:style style:name="TBL_0_84_col_3" style:family="table-column">
      <style:table-column-properties style:column-width="0.3in"/>
    </style:style>
    <style:style style:name="TBL_0_84_col_4" style:family="table-column">
      <style:table-column-properties style:column-width="1.04in"/>
    </style:style>
    <style:style style:name="TBL_0_84_col_5" style:family="table-column">
      <style:table-column-properties style:column-width="0.06in"/>
    </style:style>
    <style:style style:name="TBL_0_84_col_6" style:family="table-column">
      <style:table-column-properties style:column-width="0.54in"/>
    </style:style>
    <style:style style:name="TBL_0_84_col_7" style:family="table-column">
      <style:table-column-properties style:column-width="0.23in"/>
    </style:style>
    <style:style style:name="TBL_0_84_col_8" style:family="table-column">
      <style:table-column-properties style:column-width="2.16in"/>
    </style:style>
    <style:style style:name="TBL_0_84_col_9" style:family="table-column">
      <style:table-column-properties style:column-width="0.23in"/>
    </style:style>
    <style:style style:name="TBL_0_84_col_10" style:family="table-column">
      <style:table-column-properties style:column-width="1.97in"/>
    </style:style>
    <style:style style:name="TBL_0_84_row_0" style:family="table-row">
      <style:table-row-properties style:use-optimal-row-height="false" style:row-height="0.27in"/>
    </style:style>
    <style:style style:name="TBL_0_84_row_1" style:family="table-row">
      <style:table-row-properties style:use-optimal-row-height="false" style:row-height="0.38in"/>
    </style:style>
    <style:style style:name="TBL_0_84_row_2" style:family="table-row">
      <style:table-row-properties style:use-optimal-row-height="false" style:row-height="0.18in"/>
    </style:style>
    <style:style style:name="TBL_0_84_row_3" style:family="table-row">
      <style:table-row-properties style:use-optimal-row-height="false" style:row-height="1.3in"/>
    </style:style>
    <style:style style:name="TBL_0_84_row_4" style:family="table-row">
      <style:table-row-properties style:use-optimal-row-height="false" style:row-height="0.25in"/>
    </style:style>
    <style:style style:name="TBL_0_84_row_5" style:family="table-row">
      <style:table-row-properties style:use-optimal-row-height="false" style:row-height="0.08in"/>
    </style:style>
    <style:style style:name="TBL_0_84_row_6" style:family="table-row">
      <style:table-row-properties style:use-optimal-row-height="false" style:row-height="0.25in"/>
    </style:style>
    <style:style style:name="TBL_0_84_row_7" style:family="table-row">
      <style:table-row-properties style:use-optimal-row-height="false" style:row-height="0.02in"/>
    </style:style>
    <style:style style:name="TBL_0_84_row_8" style:family="table-row">
      <style:table-row-properties style:use-optimal-row-height="false" style:row-height="0.25in"/>
    </style:style>
    <style:style style:name="TBL_0_84_row_9" style:family="table-row">
      <style:table-row-properties style:use-optimal-row-height="false" style:row-height="0.25in"/>
    </style:style>
    <style:style style:name="TBL_0_85" style:master-page-name="master_0" style:family="table">
      <style:table-properties table:align="left" style:width="8.65in" fo:break-before="page"/>
    </style:style>
    <style:style style:name="TBL_0_85_col_0" style:family="table-column">
      <style:table-column-properties style:column-width="0.19in"/>
    </style:style>
    <style:style style:name="TBL_0_85_col_1" style:family="table-column">
      <style:table-column-properties style:column-width="1.08in"/>
    </style:style>
    <style:style style:name="TBL_0_85_col_2" style:family="table-column">
      <style:table-column-properties style:column-width="0.8in"/>
    </style:style>
    <style:style style:name="TBL_0_85_col_3" style:family="table-column">
      <style:table-column-properties style:column-width="0.3in"/>
    </style:style>
    <style:style style:name="TBL_0_85_col_4" style:family="table-column">
      <style:table-column-properties style:column-width="1.04in"/>
    </style:style>
    <style:style style:name="TBL_0_85_col_5" style:family="table-column">
      <style:table-column-properties style:column-width="0.06in"/>
    </style:style>
    <style:style style:name="TBL_0_85_col_6" style:family="table-column">
      <style:table-column-properties style:column-width="0.54in"/>
    </style:style>
    <style:style style:name="TBL_0_85_col_7" style:family="table-column">
      <style:table-column-properties style:column-width="0.23in"/>
    </style:style>
    <style:style style:name="TBL_0_85_col_8" style:family="table-column">
      <style:table-column-properties style:column-width="2.16in"/>
    </style:style>
    <style:style style:name="TBL_0_85_col_9" style:family="table-column">
      <style:table-column-properties style:column-width="0.23in"/>
    </style:style>
    <style:style style:name="TBL_0_85_col_10" style:family="table-column">
      <style:table-column-properties style:column-width="1.97in"/>
    </style:style>
    <style:style style:name="TBL_0_85_row_0" style:family="table-row">
      <style:table-row-properties style:use-optimal-row-height="false" style:row-height="0.27in"/>
    </style:style>
    <style:style style:name="TBL_0_85_row_1" style:family="table-row">
      <style:table-row-properties style:use-optimal-row-height="false" style:row-height="0.38in"/>
    </style:style>
    <style:style style:name="TBL_0_85_row_2" style:family="table-row">
      <style:table-row-properties style:use-optimal-row-height="false" style:row-height="0.18in"/>
    </style:style>
    <style:style style:name="TBL_0_85_row_3" style:family="table-row">
      <style:table-row-properties style:use-optimal-row-height="false" style:row-height="1.3in"/>
    </style:style>
    <style:style style:name="TBL_0_85_row_4" style:family="table-row">
      <style:table-row-properties style:use-optimal-row-height="false" style:row-height="0.25in"/>
    </style:style>
    <style:style style:name="TBL_0_85_row_5" style:family="table-row">
      <style:table-row-properties style:use-optimal-row-height="false" style:row-height="0.08in"/>
    </style:style>
    <style:style style:name="TBL_0_85_row_6" style:family="table-row">
      <style:table-row-properties style:use-optimal-row-height="false" style:row-height="0.25in"/>
    </style:style>
    <style:style style:name="TBL_0_85_row_7" style:family="table-row">
      <style:table-row-properties style:use-optimal-row-height="false" style:row-height="0.02in"/>
    </style:style>
    <style:style style:name="TBL_0_85_row_8" style:family="table-row">
      <style:table-row-properties style:use-optimal-row-height="false" style:row-height="0.25in"/>
    </style:style>
    <style:style style:name="TBL_0_85_row_9" style:family="table-row">
      <style:table-row-properties style:use-optimal-row-height="false" style:row-height="0.25in"/>
    </style:style>
    <style:style style:name="TBL_0_86" style:master-page-name="master_0" style:family="table">
      <style:table-properties table:align="left" style:width="8.65in" fo:break-before="page"/>
    </style:style>
    <style:style style:name="TBL_0_86_col_0" style:family="table-column">
      <style:table-column-properties style:column-width="0.19in"/>
    </style:style>
    <style:style style:name="TBL_0_86_col_1" style:family="table-column">
      <style:table-column-properties style:column-width="1.08in"/>
    </style:style>
    <style:style style:name="TBL_0_86_col_2" style:family="table-column">
      <style:table-column-properties style:column-width="0.8in"/>
    </style:style>
    <style:style style:name="TBL_0_86_col_3" style:family="table-column">
      <style:table-column-properties style:column-width="0.3in"/>
    </style:style>
    <style:style style:name="TBL_0_86_col_4" style:family="table-column">
      <style:table-column-properties style:column-width="1.04in"/>
    </style:style>
    <style:style style:name="TBL_0_86_col_5" style:family="table-column">
      <style:table-column-properties style:column-width="0.06in"/>
    </style:style>
    <style:style style:name="TBL_0_86_col_6" style:family="table-column">
      <style:table-column-properties style:column-width="0.54in"/>
    </style:style>
    <style:style style:name="TBL_0_86_col_7" style:family="table-column">
      <style:table-column-properties style:column-width="0.23in"/>
    </style:style>
    <style:style style:name="TBL_0_86_col_8" style:family="table-column">
      <style:table-column-properties style:column-width="2.16in"/>
    </style:style>
    <style:style style:name="TBL_0_86_col_9" style:family="table-column">
      <style:table-column-properties style:column-width="0.23in"/>
    </style:style>
    <style:style style:name="TBL_0_86_col_10" style:family="table-column">
      <style:table-column-properties style:column-width="1.97in"/>
    </style:style>
    <style:style style:name="TBL_0_86_row_0" style:family="table-row">
      <style:table-row-properties style:use-optimal-row-height="false" style:row-height="0.27in"/>
    </style:style>
    <style:style style:name="TBL_0_86_row_1" style:family="table-row">
      <style:table-row-properties style:use-optimal-row-height="false" style:row-height="0.38in"/>
    </style:style>
    <style:style style:name="TBL_0_86_row_2" style:family="table-row">
      <style:table-row-properties style:use-optimal-row-height="false" style:row-height="0.18in"/>
    </style:style>
    <style:style style:name="TBL_0_86_row_3" style:family="table-row">
      <style:table-row-properties style:use-optimal-row-height="false" style:row-height="1.3in"/>
    </style:style>
    <style:style style:name="TBL_0_86_row_4" style:family="table-row">
      <style:table-row-properties style:use-optimal-row-height="false" style:row-height="0.25in"/>
    </style:style>
    <style:style style:name="TBL_0_86_row_5" style:family="table-row">
      <style:table-row-properties style:use-optimal-row-height="false" style:row-height="0.08in"/>
    </style:style>
    <style:style style:name="TBL_0_86_row_6" style:family="table-row">
      <style:table-row-properties style:use-optimal-row-height="false" style:row-height="0.25in"/>
    </style:style>
    <style:style style:name="TBL_0_86_row_7" style:family="table-row">
      <style:table-row-properties style:use-optimal-row-height="false" style:row-height="0.02in"/>
    </style:style>
    <style:style style:name="TBL_0_86_row_8" style:family="table-row">
      <style:table-row-properties style:use-optimal-row-height="false" style:row-height="0.25in"/>
    </style:style>
    <style:style style:name="TBL_0_86_row_9" style:family="table-row">
      <style:table-row-properties style:use-optimal-row-height="false" style:row-height="0.25in"/>
    </style:style>
    <style:style style:name="TBL_0_87" style:master-page-name="master_0" style:family="table">
      <style:table-properties table:align="left" style:width="8.65in" fo:break-before="page"/>
    </style:style>
    <style:style style:name="TBL_0_87_col_0" style:family="table-column">
      <style:table-column-properties style:column-width="0.19in"/>
    </style:style>
    <style:style style:name="TBL_0_87_col_1" style:family="table-column">
      <style:table-column-properties style:column-width="1.08in"/>
    </style:style>
    <style:style style:name="TBL_0_87_col_2" style:family="table-column">
      <style:table-column-properties style:column-width="0.8in"/>
    </style:style>
    <style:style style:name="TBL_0_87_col_3" style:family="table-column">
      <style:table-column-properties style:column-width="0.3in"/>
    </style:style>
    <style:style style:name="TBL_0_87_col_4" style:family="table-column">
      <style:table-column-properties style:column-width="1.04in"/>
    </style:style>
    <style:style style:name="TBL_0_87_col_5" style:family="table-column">
      <style:table-column-properties style:column-width="0.06in"/>
    </style:style>
    <style:style style:name="TBL_0_87_col_6" style:family="table-column">
      <style:table-column-properties style:column-width="0.54in"/>
    </style:style>
    <style:style style:name="TBL_0_87_col_7" style:family="table-column">
      <style:table-column-properties style:column-width="0.23in"/>
    </style:style>
    <style:style style:name="TBL_0_87_col_8" style:family="table-column">
      <style:table-column-properties style:column-width="2.16in"/>
    </style:style>
    <style:style style:name="TBL_0_87_col_9" style:family="table-column">
      <style:table-column-properties style:column-width="0.23in"/>
    </style:style>
    <style:style style:name="TBL_0_87_col_10" style:family="table-column">
      <style:table-column-properties style:column-width="1.97in"/>
    </style:style>
    <style:style style:name="TBL_0_87_row_0" style:family="table-row">
      <style:table-row-properties style:use-optimal-row-height="false" style:row-height="0.27in"/>
    </style:style>
    <style:style style:name="TBL_0_87_row_1" style:family="table-row">
      <style:table-row-properties style:use-optimal-row-height="false" style:row-height="0.38in"/>
    </style:style>
    <style:style style:name="TBL_0_87_row_2" style:family="table-row">
      <style:table-row-properties style:use-optimal-row-height="false" style:row-height="0.18in"/>
    </style:style>
    <style:style style:name="TBL_0_87_row_3" style:family="table-row">
      <style:table-row-properties style:use-optimal-row-height="false" style:row-height="1.3in"/>
    </style:style>
    <style:style style:name="TBL_0_87_row_4" style:family="table-row">
      <style:table-row-properties style:use-optimal-row-height="false" style:row-height="0.25in"/>
    </style:style>
    <style:style style:name="TBL_0_87_row_5" style:family="table-row">
      <style:table-row-properties style:use-optimal-row-height="false" style:row-height="0.08in"/>
    </style:style>
    <style:style style:name="TBL_0_87_row_6" style:family="table-row">
      <style:table-row-properties style:use-optimal-row-height="false" style:row-height="0.25in"/>
    </style:style>
    <style:style style:name="TBL_0_87_row_7" style:family="table-row">
      <style:table-row-properties style:use-optimal-row-height="false" style:row-height="0.02in"/>
    </style:style>
    <style:style style:name="TBL_0_87_row_8" style:family="table-row">
      <style:table-row-properties style:use-optimal-row-height="false" style:row-height="0.25in"/>
    </style:style>
    <style:style style:name="TBL_0_87_row_9" style:family="table-row">
      <style:table-row-properties style:use-optimal-row-height="false" style:row-height="0.25in"/>
    </style:style>
    <style:style style:name="TBL_0_88" style:master-page-name="master_0" style:family="table">
      <style:table-properties table:align="left" style:width="8.65in" fo:break-before="page"/>
    </style:style>
    <style:style style:name="TBL_0_88_col_0" style:family="table-column">
      <style:table-column-properties style:column-width="0.19in"/>
    </style:style>
    <style:style style:name="TBL_0_88_col_1" style:family="table-column">
      <style:table-column-properties style:column-width="1.08in"/>
    </style:style>
    <style:style style:name="TBL_0_88_col_2" style:family="table-column">
      <style:table-column-properties style:column-width="0.8in"/>
    </style:style>
    <style:style style:name="TBL_0_88_col_3" style:family="table-column">
      <style:table-column-properties style:column-width="0.3in"/>
    </style:style>
    <style:style style:name="TBL_0_88_col_4" style:family="table-column">
      <style:table-column-properties style:column-width="1.04in"/>
    </style:style>
    <style:style style:name="TBL_0_88_col_5" style:family="table-column">
      <style:table-column-properties style:column-width="0.06in"/>
    </style:style>
    <style:style style:name="TBL_0_88_col_6" style:family="table-column">
      <style:table-column-properties style:column-width="0.54in"/>
    </style:style>
    <style:style style:name="TBL_0_88_col_7" style:family="table-column">
      <style:table-column-properties style:column-width="0.23in"/>
    </style:style>
    <style:style style:name="TBL_0_88_col_8" style:family="table-column">
      <style:table-column-properties style:column-width="2.16in"/>
    </style:style>
    <style:style style:name="TBL_0_88_col_9" style:family="table-column">
      <style:table-column-properties style:column-width="0.23in"/>
    </style:style>
    <style:style style:name="TBL_0_88_col_10" style:family="table-column">
      <style:table-column-properties style:column-width="1.97in"/>
    </style:style>
    <style:style style:name="TBL_0_88_row_0" style:family="table-row">
      <style:table-row-properties style:use-optimal-row-height="false" style:row-height="0.27in"/>
    </style:style>
    <style:style style:name="TBL_0_88_row_1" style:family="table-row">
      <style:table-row-properties style:use-optimal-row-height="false" style:row-height="0.38in"/>
    </style:style>
    <style:style style:name="TBL_0_88_row_2" style:family="table-row">
      <style:table-row-properties style:use-optimal-row-height="false" style:row-height="0.18in"/>
    </style:style>
    <style:style style:name="TBL_0_88_row_3" style:family="table-row">
      <style:table-row-properties style:use-optimal-row-height="false" style:row-height="1.3in"/>
    </style:style>
    <style:style style:name="TBL_0_88_row_4" style:family="table-row">
      <style:table-row-properties style:use-optimal-row-height="false" style:row-height="0.25in"/>
    </style:style>
    <style:style style:name="TBL_0_88_row_5" style:family="table-row">
      <style:table-row-properties style:use-optimal-row-height="false" style:row-height="0.08in"/>
    </style:style>
    <style:style style:name="TBL_0_88_row_6" style:family="table-row">
      <style:table-row-properties style:use-optimal-row-height="false" style:row-height="0.25in"/>
    </style:style>
    <style:style style:name="TBL_0_88_row_7" style:family="table-row">
      <style:table-row-properties style:use-optimal-row-height="false" style:row-height="0.02in"/>
    </style:style>
    <style:style style:name="TBL_0_88_row_8" style:family="table-row">
      <style:table-row-properties style:use-optimal-row-height="false" style:row-height="0.25in"/>
    </style:style>
    <style:style style:name="TBL_0_88_row_9" style:family="table-row">
      <style:table-row-properties style:use-optimal-row-height="false" style:row-height="0.25in"/>
    </style:style>
    <style:style style:name="TBL_0_89" style:master-page-name="master_0" style:family="table">
      <style:table-properties table:align="left" style:width="8.65in" fo:break-before="page"/>
    </style:style>
    <style:style style:name="TBL_0_89_col_0" style:family="table-column">
      <style:table-column-properties style:column-width="0.19in"/>
    </style:style>
    <style:style style:name="TBL_0_89_col_1" style:family="table-column">
      <style:table-column-properties style:column-width="1.08in"/>
    </style:style>
    <style:style style:name="TBL_0_89_col_2" style:family="table-column">
      <style:table-column-properties style:column-width="0.8in"/>
    </style:style>
    <style:style style:name="TBL_0_89_col_3" style:family="table-column">
      <style:table-column-properties style:column-width="0.3in"/>
    </style:style>
    <style:style style:name="TBL_0_89_col_4" style:family="table-column">
      <style:table-column-properties style:column-width="1.04in"/>
    </style:style>
    <style:style style:name="TBL_0_89_col_5" style:family="table-column">
      <style:table-column-properties style:column-width="0.06in"/>
    </style:style>
    <style:style style:name="TBL_0_89_col_6" style:family="table-column">
      <style:table-column-properties style:column-width="0.54in"/>
    </style:style>
    <style:style style:name="TBL_0_89_col_7" style:family="table-column">
      <style:table-column-properties style:column-width="0.23in"/>
    </style:style>
    <style:style style:name="TBL_0_89_col_8" style:family="table-column">
      <style:table-column-properties style:column-width="2.16in"/>
    </style:style>
    <style:style style:name="TBL_0_89_col_9" style:family="table-column">
      <style:table-column-properties style:column-width="0.23in"/>
    </style:style>
    <style:style style:name="TBL_0_89_col_10" style:family="table-column">
      <style:table-column-properties style:column-width="1.97in"/>
    </style:style>
    <style:style style:name="TBL_0_89_row_0" style:family="table-row">
      <style:table-row-properties style:use-optimal-row-height="false" style:row-height="0.27in"/>
    </style:style>
    <style:style style:name="TBL_0_89_row_1" style:family="table-row">
      <style:table-row-properties style:use-optimal-row-height="false" style:row-height="0.38in"/>
    </style:style>
    <style:style style:name="TBL_0_89_row_2" style:family="table-row">
      <style:table-row-properties style:use-optimal-row-height="false" style:row-height="0.18in"/>
    </style:style>
    <style:style style:name="TBL_0_89_row_3" style:family="table-row">
      <style:table-row-properties style:use-optimal-row-height="false" style:row-height="1.3in"/>
    </style:style>
    <style:style style:name="TBL_0_89_row_4" style:family="table-row">
      <style:table-row-properties style:use-optimal-row-height="false" style:row-height="0.25in"/>
    </style:style>
    <style:style style:name="TBL_0_89_row_5" style:family="table-row">
      <style:table-row-properties style:use-optimal-row-height="false" style:row-height="0.08in"/>
    </style:style>
    <style:style style:name="TBL_0_89_row_6" style:family="table-row">
      <style:table-row-properties style:use-optimal-row-height="false" style:row-height="0.25in"/>
    </style:style>
    <style:style style:name="TBL_0_89_row_7" style:family="table-row">
      <style:table-row-properties style:use-optimal-row-height="false" style:row-height="0.02in"/>
    </style:style>
    <style:style style:name="TBL_0_89_row_8" style:family="table-row">
      <style:table-row-properties style:use-optimal-row-height="false" style:row-height="0.25in"/>
    </style:style>
    <style:style style:name="TBL_0_89_row_9" style:family="table-row">
      <style:table-row-properties style:use-optimal-row-height="false" style:row-height="0.25in"/>
    </style:style>
    <style:style style:name="TBL_0_90" style:master-page-name="master_0" style:family="table">
      <style:table-properties table:align="left" style:width="8.65in" fo:break-before="page"/>
    </style:style>
    <style:style style:name="TBL_0_90_col_0" style:family="table-column">
      <style:table-column-properties style:column-width="0.19in"/>
    </style:style>
    <style:style style:name="TBL_0_90_col_1" style:family="table-column">
      <style:table-column-properties style:column-width="1.08in"/>
    </style:style>
    <style:style style:name="TBL_0_90_col_2" style:family="table-column">
      <style:table-column-properties style:column-width="0.8in"/>
    </style:style>
    <style:style style:name="TBL_0_90_col_3" style:family="table-column">
      <style:table-column-properties style:column-width="0.3in"/>
    </style:style>
    <style:style style:name="TBL_0_90_col_4" style:family="table-column">
      <style:table-column-properties style:column-width="1.04in"/>
    </style:style>
    <style:style style:name="TBL_0_90_col_5" style:family="table-column">
      <style:table-column-properties style:column-width="0.06in"/>
    </style:style>
    <style:style style:name="TBL_0_90_col_6" style:family="table-column">
      <style:table-column-properties style:column-width="0.54in"/>
    </style:style>
    <style:style style:name="TBL_0_90_col_7" style:family="table-column">
      <style:table-column-properties style:column-width="0.23in"/>
    </style:style>
    <style:style style:name="TBL_0_90_col_8" style:family="table-column">
      <style:table-column-properties style:column-width="2.16in"/>
    </style:style>
    <style:style style:name="TBL_0_90_col_9" style:family="table-column">
      <style:table-column-properties style:column-width="0.23in"/>
    </style:style>
    <style:style style:name="TBL_0_90_col_10" style:family="table-column">
      <style:table-column-properties style:column-width="1.97in"/>
    </style:style>
    <style:style style:name="TBL_0_90_row_0" style:family="table-row">
      <style:table-row-properties style:use-optimal-row-height="false" style:row-height="0.27in"/>
    </style:style>
    <style:style style:name="TBL_0_90_row_1" style:family="table-row">
      <style:table-row-properties style:use-optimal-row-height="false" style:row-height="0.38in"/>
    </style:style>
    <style:style style:name="TBL_0_90_row_2" style:family="table-row">
      <style:table-row-properties style:use-optimal-row-height="false" style:row-height="0.18in"/>
    </style:style>
    <style:style style:name="TBL_0_90_row_3" style:family="table-row">
      <style:table-row-properties style:use-optimal-row-height="false" style:row-height="1.3in"/>
    </style:style>
    <style:style style:name="TBL_0_90_row_4" style:family="table-row">
      <style:table-row-properties style:use-optimal-row-height="false" style:row-height="0.25in"/>
    </style:style>
    <style:style style:name="TBL_0_90_row_5" style:family="table-row">
      <style:table-row-properties style:use-optimal-row-height="false" style:row-height="0.08in"/>
    </style:style>
    <style:style style:name="TBL_0_90_row_6" style:family="table-row">
      <style:table-row-properties style:use-optimal-row-height="false" style:row-height="0.25in"/>
    </style:style>
    <style:style style:name="TBL_0_90_row_7" style:family="table-row">
      <style:table-row-properties style:use-optimal-row-height="false" style:row-height="0.02in"/>
    </style:style>
    <style:style style:name="TBL_0_90_row_8" style:family="table-row">
      <style:table-row-properties style:use-optimal-row-height="false" style:row-height="0.25in"/>
    </style:style>
    <style:style style:name="TBL_0_90_row_9" style:family="table-row">
      <style:table-row-properties style:use-optimal-row-height="false" style:row-height="0.25in"/>
    </style:style>
    <style:style style:name="TBL_0_91" style:master-page-name="master_0" style:family="table">
      <style:table-properties table:align="left" style:width="8.65in" fo:break-before="page"/>
    </style:style>
    <style:style style:name="TBL_0_91_col_0" style:family="table-column">
      <style:table-column-properties style:column-width="0.19in"/>
    </style:style>
    <style:style style:name="TBL_0_91_col_1" style:family="table-column">
      <style:table-column-properties style:column-width="1.08in"/>
    </style:style>
    <style:style style:name="TBL_0_91_col_2" style:family="table-column">
      <style:table-column-properties style:column-width="0.8in"/>
    </style:style>
    <style:style style:name="TBL_0_91_col_3" style:family="table-column">
      <style:table-column-properties style:column-width="0.3in"/>
    </style:style>
    <style:style style:name="TBL_0_91_col_4" style:family="table-column">
      <style:table-column-properties style:column-width="1.04in"/>
    </style:style>
    <style:style style:name="TBL_0_91_col_5" style:family="table-column">
      <style:table-column-properties style:column-width="0.06in"/>
    </style:style>
    <style:style style:name="TBL_0_91_col_6" style:family="table-column">
      <style:table-column-properties style:column-width="0.54in"/>
    </style:style>
    <style:style style:name="TBL_0_91_col_7" style:family="table-column">
      <style:table-column-properties style:column-width="0.23in"/>
    </style:style>
    <style:style style:name="TBL_0_91_col_8" style:family="table-column">
      <style:table-column-properties style:column-width="2.16in"/>
    </style:style>
    <style:style style:name="TBL_0_91_col_9" style:family="table-column">
      <style:table-column-properties style:column-width="0.23in"/>
    </style:style>
    <style:style style:name="TBL_0_91_col_10" style:family="table-column">
      <style:table-column-properties style:column-width="1.97in"/>
    </style:style>
    <style:style style:name="TBL_0_91_row_0" style:family="table-row">
      <style:table-row-properties style:use-optimal-row-height="false" style:row-height="0.27in"/>
    </style:style>
    <style:style style:name="TBL_0_91_row_1" style:family="table-row">
      <style:table-row-properties style:use-optimal-row-height="false" style:row-height="0.38in"/>
    </style:style>
    <style:style style:name="TBL_0_91_row_2" style:family="table-row">
      <style:table-row-properties style:use-optimal-row-height="false" style:row-height="0.18in"/>
    </style:style>
    <style:style style:name="TBL_0_91_row_3" style:family="table-row">
      <style:table-row-properties style:use-optimal-row-height="false" style:row-height="1.3in"/>
    </style:style>
    <style:style style:name="TBL_0_91_row_4" style:family="table-row">
      <style:table-row-properties style:use-optimal-row-height="false" style:row-height="0.25in"/>
    </style:style>
    <style:style style:name="TBL_0_91_row_5" style:family="table-row">
      <style:table-row-properties style:use-optimal-row-height="false" style:row-height="0.08in"/>
    </style:style>
    <style:style style:name="TBL_0_91_row_6" style:family="table-row">
      <style:table-row-properties style:use-optimal-row-height="false" style:row-height="0.25in"/>
    </style:style>
    <style:style style:name="TBL_0_91_row_7" style:family="table-row">
      <style:table-row-properties style:use-optimal-row-height="false" style:row-height="0.02in"/>
    </style:style>
    <style:style style:name="TBL_0_91_row_8" style:family="table-row">
      <style:table-row-properties style:use-optimal-row-height="false" style:row-height="0.25in"/>
    </style:style>
    <style:style style:name="TBL_0_91_row_9" style:family="table-row">
      <style:table-row-properties style:use-optimal-row-height="false" style:row-height="0.25in"/>
    </style:style>
    <style:style style:name="TBL_0_92" style:master-page-name="master_0" style:family="table">
      <style:table-properties table:align="left" style:width="8.65in" fo:break-before="page"/>
    </style:style>
    <style:style style:name="TBL_0_92_col_0" style:family="table-column">
      <style:table-column-properties style:column-width="0.19in"/>
    </style:style>
    <style:style style:name="TBL_0_92_col_1" style:family="table-column">
      <style:table-column-properties style:column-width="1.08in"/>
    </style:style>
    <style:style style:name="TBL_0_92_col_2" style:family="table-column">
      <style:table-column-properties style:column-width="0.8in"/>
    </style:style>
    <style:style style:name="TBL_0_92_col_3" style:family="table-column">
      <style:table-column-properties style:column-width="0.3in"/>
    </style:style>
    <style:style style:name="TBL_0_92_col_4" style:family="table-column">
      <style:table-column-properties style:column-width="1.04in"/>
    </style:style>
    <style:style style:name="TBL_0_92_col_5" style:family="table-column">
      <style:table-column-properties style:column-width="0.06in"/>
    </style:style>
    <style:style style:name="TBL_0_92_col_6" style:family="table-column">
      <style:table-column-properties style:column-width="0.54in"/>
    </style:style>
    <style:style style:name="TBL_0_92_col_7" style:family="table-column">
      <style:table-column-properties style:column-width="0.23in"/>
    </style:style>
    <style:style style:name="TBL_0_92_col_8" style:family="table-column">
      <style:table-column-properties style:column-width="2.16in"/>
    </style:style>
    <style:style style:name="TBL_0_92_col_9" style:family="table-column">
      <style:table-column-properties style:column-width="0.23in"/>
    </style:style>
    <style:style style:name="TBL_0_92_col_10" style:family="table-column">
      <style:table-column-properties style:column-width="1.97in"/>
    </style:style>
    <style:style style:name="TBL_0_92_row_0" style:family="table-row">
      <style:table-row-properties style:use-optimal-row-height="false" style:row-height="0.27in"/>
    </style:style>
    <style:style style:name="TBL_0_92_row_1" style:family="table-row">
      <style:table-row-properties style:use-optimal-row-height="false" style:row-height="0.38in"/>
    </style:style>
    <style:style style:name="TBL_0_92_row_2" style:family="table-row">
      <style:table-row-properties style:use-optimal-row-height="false" style:row-height="0.18in"/>
    </style:style>
    <style:style style:name="TBL_0_92_row_3" style:family="table-row">
      <style:table-row-properties style:use-optimal-row-height="false" style:row-height="1.3in"/>
    </style:style>
    <style:style style:name="TBL_0_92_row_4" style:family="table-row">
      <style:table-row-properties style:use-optimal-row-height="false" style:row-height="0.25in"/>
    </style:style>
    <style:style style:name="TBL_0_92_row_5" style:family="table-row">
      <style:table-row-properties style:use-optimal-row-height="false" style:row-height="0.08in"/>
    </style:style>
    <style:style style:name="TBL_0_92_row_6" style:family="table-row">
      <style:table-row-properties style:use-optimal-row-height="false" style:row-height="0.25in"/>
    </style:style>
    <style:style style:name="TBL_0_92_row_7" style:family="table-row">
      <style:table-row-properties style:use-optimal-row-height="false" style:row-height="0.02in"/>
    </style:style>
    <style:style style:name="TBL_0_92_row_8" style:family="table-row">
      <style:table-row-properties style:use-optimal-row-height="false" style:row-height="0.25in"/>
    </style:style>
    <style:style style:name="TBL_0_92_row_9" style:family="table-row">
      <style:table-row-properties style:use-optimal-row-height="false" style:row-height="0.25in"/>
    </style:style>
    <style:style style:name="TBL_0_93" style:master-page-name="master_0" style:family="table">
      <style:table-properties table:align="left" style:width="8.65in" fo:break-before="page"/>
    </style:style>
    <style:style style:name="TBL_0_93_col_0" style:family="table-column">
      <style:table-column-properties style:column-width="0.19in"/>
    </style:style>
    <style:style style:name="TBL_0_93_col_1" style:family="table-column">
      <style:table-column-properties style:column-width="1.08in"/>
    </style:style>
    <style:style style:name="TBL_0_93_col_2" style:family="table-column">
      <style:table-column-properties style:column-width="0.8in"/>
    </style:style>
    <style:style style:name="TBL_0_93_col_3" style:family="table-column">
      <style:table-column-properties style:column-width="0.3in"/>
    </style:style>
    <style:style style:name="TBL_0_93_col_4" style:family="table-column">
      <style:table-column-properties style:column-width="1.04in"/>
    </style:style>
    <style:style style:name="TBL_0_93_col_5" style:family="table-column">
      <style:table-column-properties style:column-width="0.06in"/>
    </style:style>
    <style:style style:name="TBL_0_93_col_6" style:family="table-column">
      <style:table-column-properties style:column-width="0.54in"/>
    </style:style>
    <style:style style:name="TBL_0_93_col_7" style:family="table-column">
      <style:table-column-properties style:column-width="0.23in"/>
    </style:style>
    <style:style style:name="TBL_0_93_col_8" style:family="table-column">
      <style:table-column-properties style:column-width="2.16in"/>
    </style:style>
    <style:style style:name="TBL_0_93_col_9" style:family="table-column">
      <style:table-column-properties style:column-width="0.23in"/>
    </style:style>
    <style:style style:name="TBL_0_93_col_10" style:family="table-column">
      <style:table-column-properties style:column-width="1.97in"/>
    </style:style>
    <style:style style:name="TBL_0_93_row_0" style:family="table-row">
      <style:table-row-properties style:use-optimal-row-height="false" style:row-height="0.27in"/>
    </style:style>
    <style:style style:name="TBL_0_93_row_1" style:family="table-row">
      <style:table-row-properties style:use-optimal-row-height="false" style:row-height="0.38in"/>
    </style:style>
    <style:style style:name="TBL_0_93_row_2" style:family="table-row">
      <style:table-row-properties style:use-optimal-row-height="false" style:row-height="0.18in"/>
    </style:style>
    <style:style style:name="TBL_0_93_row_3" style:family="table-row">
      <style:table-row-properties style:use-optimal-row-height="false" style:row-height="1.3in"/>
    </style:style>
    <style:style style:name="TBL_0_93_row_4" style:family="table-row">
      <style:table-row-properties style:use-optimal-row-height="false" style:row-height="0.25in"/>
    </style:style>
    <style:style style:name="TBL_0_93_row_5" style:family="table-row">
      <style:table-row-properties style:use-optimal-row-height="false" style:row-height="0.08in"/>
    </style:style>
    <style:style style:name="TBL_0_93_row_6" style:family="table-row">
      <style:table-row-properties style:use-optimal-row-height="false" style:row-height="0.25in"/>
    </style:style>
    <style:style style:name="TBL_0_93_row_7" style:family="table-row">
      <style:table-row-properties style:use-optimal-row-height="false" style:row-height="0.02in"/>
    </style:style>
    <style:style style:name="TBL_0_93_row_8" style:family="table-row">
      <style:table-row-properties style:use-optimal-row-height="false" style:row-height="0.25in"/>
    </style:style>
    <style:style style:name="TBL_0_93_row_9" style:family="table-row">
      <style:table-row-properties style:use-optimal-row-height="false" style:row-height="0.25in"/>
    </style:style>
    <style:style style:name="TBL_0_94" style:master-page-name="master_0" style:family="table">
      <style:table-properties table:align="left" style:width="8.65in" fo:break-before="page"/>
    </style:style>
    <style:style style:name="TBL_0_94_col_0" style:family="table-column">
      <style:table-column-properties style:column-width="0.19in"/>
    </style:style>
    <style:style style:name="TBL_0_94_col_1" style:family="table-column">
      <style:table-column-properties style:column-width="1.08in"/>
    </style:style>
    <style:style style:name="TBL_0_94_col_2" style:family="table-column">
      <style:table-column-properties style:column-width="0.8in"/>
    </style:style>
    <style:style style:name="TBL_0_94_col_3" style:family="table-column">
      <style:table-column-properties style:column-width="0.3in"/>
    </style:style>
    <style:style style:name="TBL_0_94_col_4" style:family="table-column">
      <style:table-column-properties style:column-width="1.04in"/>
    </style:style>
    <style:style style:name="TBL_0_94_col_5" style:family="table-column">
      <style:table-column-properties style:column-width="0.06in"/>
    </style:style>
    <style:style style:name="TBL_0_94_col_6" style:family="table-column">
      <style:table-column-properties style:column-width="0.54in"/>
    </style:style>
    <style:style style:name="TBL_0_94_col_7" style:family="table-column">
      <style:table-column-properties style:column-width="0.23in"/>
    </style:style>
    <style:style style:name="TBL_0_94_col_8" style:family="table-column">
      <style:table-column-properties style:column-width="2.16in"/>
    </style:style>
    <style:style style:name="TBL_0_94_col_9" style:family="table-column">
      <style:table-column-properties style:column-width="0.23in"/>
    </style:style>
    <style:style style:name="TBL_0_94_col_10" style:family="table-column">
      <style:table-column-properties style:column-width="1.97in"/>
    </style:style>
    <style:style style:name="TBL_0_94_row_0" style:family="table-row">
      <style:table-row-properties style:use-optimal-row-height="false" style:row-height="0.27in"/>
    </style:style>
    <style:style style:name="TBL_0_94_row_1" style:family="table-row">
      <style:table-row-properties style:use-optimal-row-height="false" style:row-height="0.38in"/>
    </style:style>
    <style:style style:name="TBL_0_94_row_2" style:family="table-row">
      <style:table-row-properties style:use-optimal-row-height="false" style:row-height="0.18in"/>
    </style:style>
    <style:style style:name="TBL_0_94_row_3" style:family="table-row">
      <style:table-row-properties style:use-optimal-row-height="false" style:row-height="1.3in"/>
    </style:style>
    <style:style style:name="TBL_0_94_row_4" style:family="table-row">
      <style:table-row-properties style:use-optimal-row-height="false" style:row-height="0.25in"/>
    </style:style>
    <style:style style:name="TBL_0_94_row_5" style:family="table-row">
      <style:table-row-properties style:use-optimal-row-height="false" style:row-height="0.08in"/>
    </style:style>
    <style:style style:name="TBL_0_94_row_6" style:family="table-row">
      <style:table-row-properties style:use-optimal-row-height="false" style:row-height="0.25in"/>
    </style:style>
    <style:style style:name="TBL_0_94_row_7" style:family="table-row">
      <style:table-row-properties style:use-optimal-row-height="false" style:row-height="0.02in"/>
    </style:style>
    <style:style style:name="TBL_0_94_row_8" style:family="table-row">
      <style:table-row-properties style:use-optimal-row-height="false" style:row-height="0.25in"/>
    </style:style>
    <style:style style:name="TBL_0_94_row_9" style:family="table-row">
      <style:table-row-properties style:use-optimal-row-height="false" style:row-height="0.25in"/>
    </style:style>
    <style:style style:name="TBL_0_95" style:master-page-name="master_0" style:family="table">
      <style:table-properties table:align="left" style:width="8.65in" fo:break-before="page"/>
    </style:style>
    <style:style style:name="TBL_0_95_col_0" style:family="table-column">
      <style:table-column-properties style:column-width="0.19in"/>
    </style:style>
    <style:style style:name="TBL_0_95_col_1" style:family="table-column">
      <style:table-column-properties style:column-width="1.08in"/>
    </style:style>
    <style:style style:name="TBL_0_95_col_2" style:family="table-column">
      <style:table-column-properties style:column-width="0.8in"/>
    </style:style>
    <style:style style:name="TBL_0_95_col_3" style:family="table-column">
      <style:table-column-properties style:column-width="0.3in"/>
    </style:style>
    <style:style style:name="TBL_0_95_col_4" style:family="table-column">
      <style:table-column-properties style:column-width="1.04in"/>
    </style:style>
    <style:style style:name="TBL_0_95_col_5" style:family="table-column">
      <style:table-column-properties style:column-width="0.06in"/>
    </style:style>
    <style:style style:name="TBL_0_95_col_6" style:family="table-column">
      <style:table-column-properties style:column-width="0.54in"/>
    </style:style>
    <style:style style:name="TBL_0_95_col_7" style:family="table-column">
      <style:table-column-properties style:column-width="0.23in"/>
    </style:style>
    <style:style style:name="TBL_0_95_col_8" style:family="table-column">
      <style:table-column-properties style:column-width="2.16in"/>
    </style:style>
    <style:style style:name="TBL_0_95_col_9" style:family="table-column">
      <style:table-column-properties style:column-width="0.23in"/>
    </style:style>
    <style:style style:name="TBL_0_95_col_10" style:family="table-column">
      <style:table-column-properties style:column-width="1.97in"/>
    </style:style>
    <style:style style:name="TBL_0_95_row_0" style:family="table-row">
      <style:table-row-properties style:use-optimal-row-height="false" style:row-height="0.27in"/>
    </style:style>
    <style:style style:name="TBL_0_95_row_1" style:family="table-row">
      <style:table-row-properties style:use-optimal-row-height="false" style:row-height="0.38in"/>
    </style:style>
    <style:style style:name="TBL_0_95_row_2" style:family="table-row">
      <style:table-row-properties style:use-optimal-row-height="false" style:row-height="0.18in"/>
    </style:style>
    <style:style style:name="TBL_0_95_row_3" style:family="table-row">
      <style:table-row-properties style:use-optimal-row-height="false" style:row-height="1.3in"/>
    </style:style>
    <style:style style:name="TBL_0_95_row_4" style:family="table-row">
      <style:table-row-properties style:use-optimal-row-height="false" style:row-height="0.25in"/>
    </style:style>
    <style:style style:name="TBL_0_95_row_5" style:family="table-row">
      <style:table-row-properties style:use-optimal-row-height="false" style:row-height="0.08in"/>
    </style:style>
    <style:style style:name="TBL_0_95_row_6" style:family="table-row">
      <style:table-row-properties style:use-optimal-row-height="false" style:row-height="0.25in"/>
    </style:style>
    <style:style style:name="TBL_0_95_row_7" style:family="table-row">
      <style:table-row-properties style:use-optimal-row-height="false" style:row-height="0.02in"/>
    </style:style>
    <style:style style:name="TBL_0_95_row_8" style:family="table-row">
      <style:table-row-properties style:use-optimal-row-height="false" style:row-height="0.25in"/>
    </style:style>
    <style:style style:name="TBL_0_95_row_9" style:family="table-row">
      <style:table-row-properties style:use-optimal-row-height="false" style:row-height="0.25in"/>
    </style:style>
    <style:style style:name="TBL_0_96" style:master-page-name="master_0" style:family="table">
      <style:table-properties table:align="left" style:width="8.65in" fo:break-before="page"/>
    </style:style>
    <style:style style:name="TBL_0_96_col_0" style:family="table-column">
      <style:table-column-properties style:column-width="0.19in"/>
    </style:style>
    <style:style style:name="TBL_0_96_col_1" style:family="table-column">
      <style:table-column-properties style:column-width="1.08in"/>
    </style:style>
    <style:style style:name="TBL_0_96_col_2" style:family="table-column">
      <style:table-column-properties style:column-width="0.8in"/>
    </style:style>
    <style:style style:name="TBL_0_96_col_3" style:family="table-column">
      <style:table-column-properties style:column-width="0.3in"/>
    </style:style>
    <style:style style:name="TBL_0_96_col_4" style:family="table-column">
      <style:table-column-properties style:column-width="1.04in"/>
    </style:style>
    <style:style style:name="TBL_0_96_col_5" style:family="table-column">
      <style:table-column-properties style:column-width="0.06in"/>
    </style:style>
    <style:style style:name="TBL_0_96_col_6" style:family="table-column">
      <style:table-column-properties style:column-width="0.54in"/>
    </style:style>
    <style:style style:name="TBL_0_96_col_7" style:family="table-column">
      <style:table-column-properties style:column-width="0.23in"/>
    </style:style>
    <style:style style:name="TBL_0_96_col_8" style:family="table-column">
      <style:table-column-properties style:column-width="2.16in"/>
    </style:style>
    <style:style style:name="TBL_0_96_col_9" style:family="table-column">
      <style:table-column-properties style:column-width="0.23in"/>
    </style:style>
    <style:style style:name="TBL_0_96_col_10" style:family="table-column">
      <style:table-column-properties style:column-width="1.97in"/>
    </style:style>
    <style:style style:name="TBL_0_96_row_0" style:family="table-row">
      <style:table-row-properties style:use-optimal-row-height="false" style:row-height="0.27in"/>
    </style:style>
    <style:style style:name="TBL_0_96_row_1" style:family="table-row">
      <style:table-row-properties style:use-optimal-row-height="false" style:row-height="0.38in"/>
    </style:style>
    <style:style style:name="TBL_0_96_row_2" style:family="table-row">
      <style:table-row-properties style:use-optimal-row-height="false" style:row-height="0.18in"/>
    </style:style>
    <style:style style:name="TBL_0_96_row_3" style:family="table-row">
      <style:table-row-properties style:use-optimal-row-height="false" style:row-height="1.3in"/>
    </style:style>
    <style:style style:name="TBL_0_96_row_4" style:family="table-row">
      <style:table-row-properties style:use-optimal-row-height="false" style:row-height="0.25in"/>
    </style:style>
    <style:style style:name="TBL_0_96_row_5" style:family="table-row">
      <style:table-row-properties style:use-optimal-row-height="false" style:row-height="0.08in"/>
    </style:style>
    <style:style style:name="TBL_0_96_row_6" style:family="table-row">
      <style:table-row-properties style:use-optimal-row-height="false" style:row-height="0.25in"/>
    </style:style>
    <style:style style:name="TBL_0_96_row_7" style:family="table-row">
      <style:table-row-properties style:use-optimal-row-height="false" style:row-height="0.02in"/>
    </style:style>
    <style:style style:name="TBL_0_96_row_8" style:family="table-row">
      <style:table-row-properties style:use-optimal-row-height="false" style:row-height="0.25in"/>
    </style:style>
    <style:style style:name="TBL_0_96_row_9" style:family="table-row">
      <style:table-row-properties style:use-optimal-row-height="false" style:row-height="0.25in"/>
    </style:style>
    <style:style style:name="TBL_0_97" style:master-page-name="master_0" style:family="table">
      <style:table-properties table:align="left" style:width="8.65in" fo:break-before="page"/>
    </style:style>
    <style:style style:name="TBL_0_97_col_0" style:family="table-column">
      <style:table-column-properties style:column-width="0.19in"/>
    </style:style>
    <style:style style:name="TBL_0_97_col_1" style:family="table-column">
      <style:table-column-properties style:column-width="1.08in"/>
    </style:style>
    <style:style style:name="TBL_0_97_col_2" style:family="table-column">
      <style:table-column-properties style:column-width="0.8in"/>
    </style:style>
    <style:style style:name="TBL_0_97_col_3" style:family="table-column">
      <style:table-column-properties style:column-width="0.3in"/>
    </style:style>
    <style:style style:name="TBL_0_97_col_4" style:family="table-column">
      <style:table-column-properties style:column-width="1.04in"/>
    </style:style>
    <style:style style:name="TBL_0_97_col_5" style:family="table-column">
      <style:table-column-properties style:column-width="0.06in"/>
    </style:style>
    <style:style style:name="TBL_0_97_col_6" style:family="table-column">
      <style:table-column-properties style:column-width="0.54in"/>
    </style:style>
    <style:style style:name="TBL_0_97_col_7" style:family="table-column">
      <style:table-column-properties style:column-width="0.23in"/>
    </style:style>
    <style:style style:name="TBL_0_97_col_8" style:family="table-column">
      <style:table-column-properties style:column-width="2.16in"/>
    </style:style>
    <style:style style:name="TBL_0_97_col_9" style:family="table-column">
      <style:table-column-properties style:column-width="0.23in"/>
    </style:style>
    <style:style style:name="TBL_0_97_col_10" style:family="table-column">
      <style:table-column-properties style:column-width="1.97in"/>
    </style:style>
    <style:style style:name="TBL_0_97_row_0" style:family="table-row">
      <style:table-row-properties style:use-optimal-row-height="false" style:row-height="0.27in"/>
    </style:style>
    <style:style style:name="TBL_0_97_row_1" style:family="table-row">
      <style:table-row-properties style:use-optimal-row-height="false" style:row-height="0.38in"/>
    </style:style>
    <style:style style:name="TBL_0_97_row_2" style:family="table-row">
      <style:table-row-properties style:use-optimal-row-height="false" style:row-height="0.18in"/>
    </style:style>
    <style:style style:name="TBL_0_97_row_3" style:family="table-row">
      <style:table-row-properties style:use-optimal-row-height="false" style:row-height="1.3in"/>
    </style:style>
    <style:style style:name="TBL_0_97_row_4" style:family="table-row">
      <style:table-row-properties style:use-optimal-row-height="false" style:row-height="0.25in"/>
    </style:style>
    <style:style style:name="TBL_0_97_row_5" style:family="table-row">
      <style:table-row-properties style:use-optimal-row-height="false" style:row-height="0.08in"/>
    </style:style>
    <style:style style:name="TBL_0_97_row_6" style:family="table-row">
      <style:table-row-properties style:use-optimal-row-height="false" style:row-height="0.25in"/>
    </style:style>
    <style:style style:name="TBL_0_97_row_7" style:family="table-row">
      <style:table-row-properties style:use-optimal-row-height="false" style:row-height="0.02in"/>
    </style:style>
    <style:style style:name="TBL_0_97_row_8" style:family="table-row">
      <style:table-row-properties style:use-optimal-row-height="false" style:row-height="0.25in"/>
    </style:style>
    <style:style style:name="TBL_0_97_row_9" style:family="table-row">
      <style:table-row-properties style:use-optimal-row-height="false" style:row-height="0.25in"/>
    </style:style>
    <style:style style:name="TBL_0_98" style:master-page-name="master_0" style:family="table">
      <style:table-properties table:align="left" style:width="8.65in" fo:break-before="page"/>
    </style:style>
    <style:style style:name="TBL_0_98_col_0" style:family="table-column">
      <style:table-column-properties style:column-width="0.19in"/>
    </style:style>
    <style:style style:name="TBL_0_98_col_1" style:family="table-column">
      <style:table-column-properties style:column-width="1.08in"/>
    </style:style>
    <style:style style:name="TBL_0_98_col_2" style:family="table-column">
      <style:table-column-properties style:column-width="0.8in"/>
    </style:style>
    <style:style style:name="TBL_0_98_col_3" style:family="table-column">
      <style:table-column-properties style:column-width="0.3in"/>
    </style:style>
    <style:style style:name="TBL_0_98_col_4" style:family="table-column">
      <style:table-column-properties style:column-width="1.04in"/>
    </style:style>
    <style:style style:name="TBL_0_98_col_5" style:family="table-column">
      <style:table-column-properties style:column-width="0.06in"/>
    </style:style>
    <style:style style:name="TBL_0_98_col_6" style:family="table-column">
      <style:table-column-properties style:column-width="0.54in"/>
    </style:style>
    <style:style style:name="TBL_0_98_col_7" style:family="table-column">
      <style:table-column-properties style:column-width="0.23in"/>
    </style:style>
    <style:style style:name="TBL_0_98_col_8" style:family="table-column">
      <style:table-column-properties style:column-width="2.16in"/>
    </style:style>
    <style:style style:name="TBL_0_98_col_9" style:family="table-column">
      <style:table-column-properties style:column-width="0.23in"/>
    </style:style>
    <style:style style:name="TBL_0_98_col_10" style:family="table-column">
      <style:table-column-properties style:column-width="1.97in"/>
    </style:style>
    <style:style style:name="TBL_0_98_row_0" style:family="table-row">
      <style:table-row-properties style:use-optimal-row-height="false" style:row-height="0.27in"/>
    </style:style>
    <style:style style:name="TBL_0_98_row_1" style:family="table-row">
      <style:table-row-properties style:use-optimal-row-height="false" style:row-height="0.38in"/>
    </style:style>
    <style:style style:name="TBL_0_98_row_2" style:family="table-row">
      <style:table-row-properties style:use-optimal-row-height="false" style:row-height="0.18in"/>
    </style:style>
    <style:style style:name="TBL_0_98_row_3" style:family="table-row">
      <style:table-row-properties style:use-optimal-row-height="false" style:row-height="1.3in"/>
    </style:style>
    <style:style style:name="TBL_0_98_row_4" style:family="table-row">
      <style:table-row-properties style:use-optimal-row-height="false" style:row-height="0.25in"/>
    </style:style>
    <style:style style:name="TBL_0_98_row_5" style:family="table-row">
      <style:table-row-properties style:use-optimal-row-height="false" style:row-height="0.08in"/>
    </style:style>
    <style:style style:name="TBL_0_98_row_6" style:family="table-row">
      <style:table-row-properties style:use-optimal-row-height="false" style:row-height="0.25in"/>
    </style:style>
    <style:style style:name="TBL_0_98_row_7" style:family="table-row">
      <style:table-row-properties style:use-optimal-row-height="false" style:row-height="0.02in"/>
    </style:style>
    <style:style style:name="TBL_0_98_row_8" style:family="table-row">
      <style:table-row-properties style:use-optimal-row-height="false" style:row-height="0.25in"/>
    </style:style>
    <style:style style:name="TBL_0_98_row_9" style:family="table-row">
      <style:table-row-properties style:use-optimal-row-height="false" style:row-height="0.25in"/>
    </style:style>
    <style:style style:name="TBL_0_99" style:master-page-name="master_0" style:family="table">
      <style:table-properties table:align="left" style:width="8.65in" fo:break-before="page"/>
    </style:style>
    <style:style style:name="TBL_0_99_col_0" style:family="table-column">
      <style:table-column-properties style:column-width="0.19in"/>
    </style:style>
    <style:style style:name="TBL_0_99_col_1" style:family="table-column">
      <style:table-column-properties style:column-width="1.08in"/>
    </style:style>
    <style:style style:name="TBL_0_99_col_2" style:family="table-column">
      <style:table-column-properties style:column-width="0.8in"/>
    </style:style>
    <style:style style:name="TBL_0_99_col_3" style:family="table-column">
      <style:table-column-properties style:column-width="0.3in"/>
    </style:style>
    <style:style style:name="TBL_0_99_col_4" style:family="table-column">
      <style:table-column-properties style:column-width="1.04in"/>
    </style:style>
    <style:style style:name="TBL_0_99_col_5" style:family="table-column">
      <style:table-column-properties style:column-width="0.06in"/>
    </style:style>
    <style:style style:name="TBL_0_99_col_6" style:family="table-column">
      <style:table-column-properties style:column-width="0.54in"/>
    </style:style>
    <style:style style:name="TBL_0_99_col_7" style:family="table-column">
      <style:table-column-properties style:column-width="0.23in"/>
    </style:style>
    <style:style style:name="TBL_0_99_col_8" style:family="table-column">
      <style:table-column-properties style:column-width="2.16in"/>
    </style:style>
    <style:style style:name="TBL_0_99_col_9" style:family="table-column">
      <style:table-column-properties style:column-width="0.23in"/>
    </style:style>
    <style:style style:name="TBL_0_99_col_10" style:family="table-column">
      <style:table-column-properties style:column-width="1.97in"/>
    </style:style>
    <style:style style:name="TBL_0_99_row_0" style:family="table-row">
      <style:table-row-properties style:use-optimal-row-height="false" style:row-height="0.27in"/>
    </style:style>
    <style:style style:name="TBL_0_99_row_1" style:family="table-row">
      <style:table-row-properties style:use-optimal-row-height="false" style:row-height="0.38in"/>
    </style:style>
    <style:style style:name="TBL_0_99_row_2" style:family="table-row">
      <style:table-row-properties style:use-optimal-row-height="false" style:row-height="0.18in"/>
    </style:style>
    <style:style style:name="TBL_0_99_row_3" style:family="table-row">
      <style:table-row-properties style:use-optimal-row-height="false" style:row-height="1.3in"/>
    </style:style>
    <style:style style:name="TBL_0_99_row_4" style:family="table-row">
      <style:table-row-properties style:use-optimal-row-height="false" style:row-height="0.25in"/>
    </style:style>
    <style:style style:name="TBL_0_99_row_5" style:family="table-row">
      <style:table-row-properties style:use-optimal-row-height="false" style:row-height="0.08in"/>
    </style:style>
    <style:style style:name="TBL_0_99_row_6" style:family="table-row">
      <style:table-row-properties style:use-optimal-row-height="false" style:row-height="0.25in"/>
    </style:style>
    <style:style style:name="TBL_0_99_row_7" style:family="table-row">
      <style:table-row-properties style:use-optimal-row-height="false" style:row-height="0.02in"/>
    </style:style>
    <style:style style:name="TBL_0_99_row_8" style:family="table-row">
      <style:table-row-properties style:use-optimal-row-height="false" style:row-height="0.25in"/>
    </style:style>
    <style:style style:name="TBL_0_99_row_9" style:family="table-row">
      <style:table-row-properties style:use-optimal-row-height="false" style:row-height="0.25in"/>
    </style:style>
    <style:style style:name="TBL_0_100" style:master-page-name="master_0" style:family="table">
      <style:table-properties table:align="left" style:width="8.65in" fo:break-before="page"/>
    </style:style>
    <style:style style:name="TBL_0_100_col_0" style:family="table-column">
      <style:table-column-properties style:column-width="0.19in"/>
    </style:style>
    <style:style style:name="TBL_0_100_col_1" style:family="table-column">
      <style:table-column-properties style:column-width="1.08in"/>
    </style:style>
    <style:style style:name="TBL_0_100_col_2" style:family="table-column">
      <style:table-column-properties style:column-width="0.8in"/>
    </style:style>
    <style:style style:name="TBL_0_100_col_3" style:family="table-column">
      <style:table-column-properties style:column-width="0.3in"/>
    </style:style>
    <style:style style:name="TBL_0_100_col_4" style:family="table-column">
      <style:table-column-properties style:column-width="1.04in"/>
    </style:style>
    <style:style style:name="TBL_0_100_col_5" style:family="table-column">
      <style:table-column-properties style:column-width="0.06in"/>
    </style:style>
    <style:style style:name="TBL_0_100_col_6" style:family="table-column">
      <style:table-column-properties style:column-width="0.54in"/>
    </style:style>
    <style:style style:name="TBL_0_100_col_7" style:family="table-column">
      <style:table-column-properties style:column-width="0.23in"/>
    </style:style>
    <style:style style:name="TBL_0_100_col_8" style:family="table-column">
      <style:table-column-properties style:column-width="2.16in"/>
    </style:style>
    <style:style style:name="TBL_0_100_col_9" style:family="table-column">
      <style:table-column-properties style:column-width="0.23in"/>
    </style:style>
    <style:style style:name="TBL_0_100_col_10" style:family="table-column">
      <style:table-column-properties style:column-width="1.97in"/>
    </style:style>
    <style:style style:name="TBL_0_100_row_0" style:family="table-row">
      <style:table-row-properties style:use-optimal-row-height="false" style:row-height="0.27in"/>
    </style:style>
    <style:style style:name="TBL_0_100_row_1" style:family="table-row">
      <style:table-row-properties style:use-optimal-row-height="false" style:row-height="0.38in"/>
    </style:style>
    <style:style style:name="TBL_0_100_row_2" style:family="table-row">
      <style:table-row-properties style:use-optimal-row-height="false" style:row-height="0.18in"/>
    </style:style>
    <style:style style:name="TBL_0_100_row_3" style:family="table-row">
      <style:table-row-properties style:use-optimal-row-height="false" style:row-height="1.3in"/>
    </style:style>
    <style:style style:name="TBL_0_100_row_4" style:family="table-row">
      <style:table-row-properties style:use-optimal-row-height="false" style:row-height="0.25in"/>
    </style:style>
    <style:style style:name="TBL_0_100_row_5" style:family="table-row">
      <style:table-row-properties style:use-optimal-row-height="false" style:row-height="0.08in"/>
    </style:style>
    <style:style style:name="TBL_0_100_row_6" style:family="table-row">
      <style:table-row-properties style:use-optimal-row-height="false" style:row-height="0.25in"/>
    </style:style>
    <style:style style:name="TBL_0_100_row_7" style:family="table-row">
      <style:table-row-properties style:use-optimal-row-height="false" style:row-height="0.02in"/>
    </style:style>
    <style:style style:name="TBL_0_100_row_8" style:family="table-row">
      <style:table-row-properties style:use-optimal-row-height="false" style:row-height="0.25in"/>
    </style:style>
    <style:style style:name="TBL_0_100_row_9" style:family="table-row">
      <style:table-row-properties style:use-optimal-row-height="false" style:row-height="0.25in"/>
    </style:style>
    <style:style style:name="TBL_0_101" style:master-page-name="master_0" style:family="table">
      <style:table-properties table:align="left" style:width="8.65in" fo:break-before="page"/>
    </style:style>
    <style:style style:name="TBL_0_101_col_0" style:family="table-column">
      <style:table-column-properties style:column-width="0.19in"/>
    </style:style>
    <style:style style:name="TBL_0_101_col_1" style:family="table-column">
      <style:table-column-properties style:column-width="1.08in"/>
    </style:style>
    <style:style style:name="TBL_0_101_col_2" style:family="table-column">
      <style:table-column-properties style:column-width="0.8in"/>
    </style:style>
    <style:style style:name="TBL_0_101_col_3" style:family="table-column">
      <style:table-column-properties style:column-width="0.3in"/>
    </style:style>
    <style:style style:name="TBL_0_101_col_4" style:family="table-column">
      <style:table-column-properties style:column-width="1.04in"/>
    </style:style>
    <style:style style:name="TBL_0_101_col_5" style:family="table-column">
      <style:table-column-properties style:column-width="0.06in"/>
    </style:style>
    <style:style style:name="TBL_0_101_col_6" style:family="table-column">
      <style:table-column-properties style:column-width="0.54in"/>
    </style:style>
    <style:style style:name="TBL_0_101_col_7" style:family="table-column">
      <style:table-column-properties style:column-width="0.23in"/>
    </style:style>
    <style:style style:name="TBL_0_101_col_8" style:family="table-column">
      <style:table-column-properties style:column-width="2.16in"/>
    </style:style>
    <style:style style:name="TBL_0_101_col_9" style:family="table-column">
      <style:table-column-properties style:column-width="0.23in"/>
    </style:style>
    <style:style style:name="TBL_0_101_col_10" style:family="table-column">
      <style:table-column-properties style:column-width="1.97in"/>
    </style:style>
    <style:style style:name="TBL_0_101_row_0" style:family="table-row">
      <style:table-row-properties style:use-optimal-row-height="false" style:row-height="0.27in"/>
    </style:style>
    <style:style style:name="TBL_0_101_row_1" style:family="table-row">
      <style:table-row-properties style:use-optimal-row-height="false" style:row-height="0.38in"/>
    </style:style>
    <style:style style:name="TBL_0_101_row_2" style:family="table-row">
      <style:table-row-properties style:use-optimal-row-height="false" style:row-height="0.18in"/>
    </style:style>
    <style:style style:name="TBL_0_101_row_3" style:family="table-row">
      <style:table-row-properties style:use-optimal-row-height="false" style:row-height="1.3in"/>
    </style:style>
    <style:style style:name="TBL_0_101_row_4" style:family="table-row">
      <style:table-row-properties style:use-optimal-row-height="false" style:row-height="0.25in"/>
    </style:style>
    <style:style style:name="TBL_0_101_row_5" style:family="table-row">
      <style:table-row-properties style:use-optimal-row-height="false" style:row-height="0.08in"/>
    </style:style>
    <style:style style:name="TBL_0_101_row_6" style:family="table-row">
      <style:table-row-properties style:use-optimal-row-height="false" style:row-height="0.25in"/>
    </style:style>
    <style:style style:name="TBL_0_101_row_7" style:family="table-row">
      <style:table-row-properties style:use-optimal-row-height="false" style:row-height="0.02in"/>
    </style:style>
    <style:style style:name="TBL_0_101_row_8" style:family="table-row">
      <style:table-row-properties style:use-optimal-row-height="false" style:row-height="0.25in"/>
    </style:style>
    <style:style style:name="TBL_0_101_row_9" style:family="table-row">
      <style:table-row-properties style:use-optimal-row-height="false" style:row-height="0.25in"/>
    </style:style>
    <style:style style:name="TBL_0_102" style:master-page-name="master_0" style:family="table">
      <style:table-properties table:align="left" style:width="8.65in" fo:break-before="page"/>
    </style:style>
    <style:style style:name="TBL_0_102_col_0" style:family="table-column">
      <style:table-column-properties style:column-width="0.19in"/>
    </style:style>
    <style:style style:name="TBL_0_102_col_1" style:family="table-column">
      <style:table-column-properties style:column-width="1.08in"/>
    </style:style>
    <style:style style:name="TBL_0_102_col_2" style:family="table-column">
      <style:table-column-properties style:column-width="0.8in"/>
    </style:style>
    <style:style style:name="TBL_0_102_col_3" style:family="table-column">
      <style:table-column-properties style:column-width="0.3in"/>
    </style:style>
    <style:style style:name="TBL_0_102_col_4" style:family="table-column">
      <style:table-column-properties style:column-width="1.04in"/>
    </style:style>
    <style:style style:name="TBL_0_102_col_5" style:family="table-column">
      <style:table-column-properties style:column-width="0.06in"/>
    </style:style>
    <style:style style:name="TBL_0_102_col_6" style:family="table-column">
      <style:table-column-properties style:column-width="0.54in"/>
    </style:style>
    <style:style style:name="TBL_0_102_col_7" style:family="table-column">
      <style:table-column-properties style:column-width="0.23in"/>
    </style:style>
    <style:style style:name="TBL_0_102_col_8" style:family="table-column">
      <style:table-column-properties style:column-width="2.16in"/>
    </style:style>
    <style:style style:name="TBL_0_102_col_9" style:family="table-column">
      <style:table-column-properties style:column-width="0.23in"/>
    </style:style>
    <style:style style:name="TBL_0_102_col_10" style:family="table-column">
      <style:table-column-properties style:column-width="1.97in"/>
    </style:style>
    <style:style style:name="TBL_0_102_row_0" style:family="table-row">
      <style:table-row-properties style:use-optimal-row-height="false" style:row-height="0.27in"/>
    </style:style>
    <style:style style:name="TBL_0_102_row_1" style:family="table-row">
      <style:table-row-properties style:use-optimal-row-height="false" style:row-height="0.38in"/>
    </style:style>
    <style:style style:name="TBL_0_102_row_2" style:family="table-row">
      <style:table-row-properties style:use-optimal-row-height="false" style:row-height="0.18in"/>
    </style:style>
    <style:style style:name="TBL_0_102_row_3" style:family="table-row">
      <style:table-row-properties style:use-optimal-row-height="false" style:row-height="1.3in"/>
    </style:style>
    <style:style style:name="TBL_0_102_row_4" style:family="table-row">
      <style:table-row-properties style:use-optimal-row-height="false" style:row-height="0.25in"/>
    </style:style>
    <style:style style:name="TBL_0_102_row_5" style:family="table-row">
      <style:table-row-properties style:use-optimal-row-height="false" style:row-height="0.08in"/>
    </style:style>
    <style:style style:name="TBL_0_102_row_6" style:family="table-row">
      <style:table-row-properties style:use-optimal-row-height="false" style:row-height="0.25in"/>
    </style:style>
    <style:style style:name="TBL_0_102_row_7" style:family="table-row">
      <style:table-row-properties style:use-optimal-row-height="false" style:row-height="0.02in"/>
    </style:style>
    <style:style style:name="TBL_0_102_row_8" style:family="table-row">
      <style:table-row-properties style:use-optimal-row-height="false" style:row-height="0.25in"/>
    </style:style>
    <style:style style:name="TBL_0_102_row_9" style:family="table-row">
      <style:table-row-properties style:use-optimal-row-height="false" style:row-height="0.25in"/>
    </style:style>
    <style:style style:name="TBL_0_103" style:master-page-name="master_0" style:family="table">
      <style:table-properties table:align="left" style:width="8.65in" fo:break-before="page"/>
    </style:style>
    <style:style style:name="TBL_0_103_col_0" style:family="table-column">
      <style:table-column-properties style:column-width="0.19in"/>
    </style:style>
    <style:style style:name="TBL_0_103_col_1" style:family="table-column">
      <style:table-column-properties style:column-width="1.08in"/>
    </style:style>
    <style:style style:name="TBL_0_103_col_2" style:family="table-column">
      <style:table-column-properties style:column-width="0.8in"/>
    </style:style>
    <style:style style:name="TBL_0_103_col_3" style:family="table-column">
      <style:table-column-properties style:column-width="0.3in"/>
    </style:style>
    <style:style style:name="TBL_0_103_col_4" style:family="table-column">
      <style:table-column-properties style:column-width="1.04in"/>
    </style:style>
    <style:style style:name="TBL_0_103_col_5" style:family="table-column">
      <style:table-column-properties style:column-width="0.06in"/>
    </style:style>
    <style:style style:name="TBL_0_103_col_6" style:family="table-column">
      <style:table-column-properties style:column-width="0.54in"/>
    </style:style>
    <style:style style:name="TBL_0_103_col_7" style:family="table-column">
      <style:table-column-properties style:column-width="0.23in"/>
    </style:style>
    <style:style style:name="TBL_0_103_col_8" style:family="table-column">
      <style:table-column-properties style:column-width="2.16in"/>
    </style:style>
    <style:style style:name="TBL_0_103_col_9" style:family="table-column">
      <style:table-column-properties style:column-width="0.23in"/>
    </style:style>
    <style:style style:name="TBL_0_103_col_10" style:family="table-column">
      <style:table-column-properties style:column-width="1.97in"/>
    </style:style>
    <style:style style:name="TBL_0_103_row_0" style:family="table-row">
      <style:table-row-properties style:use-optimal-row-height="false" style:row-height="0.27in"/>
    </style:style>
    <style:style style:name="TBL_0_103_row_1" style:family="table-row">
      <style:table-row-properties style:use-optimal-row-height="false" style:row-height="0.38in"/>
    </style:style>
    <style:style style:name="TBL_0_103_row_2" style:family="table-row">
      <style:table-row-properties style:use-optimal-row-height="false" style:row-height="0.18in"/>
    </style:style>
    <style:style style:name="TBL_0_103_row_3" style:family="table-row">
      <style:table-row-properties style:use-optimal-row-height="false" style:row-height="1.3in"/>
    </style:style>
    <style:style style:name="TBL_0_103_row_4" style:family="table-row">
      <style:table-row-properties style:use-optimal-row-height="false" style:row-height="0.25in"/>
    </style:style>
    <style:style style:name="TBL_0_103_row_5" style:family="table-row">
      <style:table-row-properties style:use-optimal-row-height="false" style:row-height="0.08in"/>
    </style:style>
    <style:style style:name="TBL_0_103_row_6" style:family="table-row">
      <style:table-row-properties style:use-optimal-row-height="false" style:row-height="0.25in"/>
    </style:style>
    <style:style style:name="TBL_0_103_row_7" style:family="table-row">
      <style:table-row-properties style:use-optimal-row-height="false" style:row-height="0.02in"/>
    </style:style>
    <style:style style:name="TBL_0_103_row_8" style:family="table-row">
      <style:table-row-properties style:use-optimal-row-height="false" style:row-height="0.25in"/>
    </style:style>
    <style:style style:name="TBL_0_103_row_9" style:family="table-row">
      <style:table-row-properties style:use-optimal-row-height="false" style:row-height="0.25in"/>
    </style:style>
    <style:style style:name="TBL_0_104" style:master-page-name="master_0" style:family="table">
      <style:table-properties table:align="left" style:width="8.65in" fo:break-before="page"/>
    </style:style>
    <style:style style:name="TBL_0_104_col_0" style:family="table-column">
      <style:table-column-properties style:column-width="0.19in"/>
    </style:style>
    <style:style style:name="TBL_0_104_col_1" style:family="table-column">
      <style:table-column-properties style:column-width="1.08in"/>
    </style:style>
    <style:style style:name="TBL_0_104_col_2" style:family="table-column">
      <style:table-column-properties style:column-width="0.8in"/>
    </style:style>
    <style:style style:name="TBL_0_104_col_3" style:family="table-column">
      <style:table-column-properties style:column-width="0.3in"/>
    </style:style>
    <style:style style:name="TBL_0_104_col_4" style:family="table-column">
      <style:table-column-properties style:column-width="1.04in"/>
    </style:style>
    <style:style style:name="TBL_0_104_col_5" style:family="table-column">
      <style:table-column-properties style:column-width="0.06in"/>
    </style:style>
    <style:style style:name="TBL_0_104_col_6" style:family="table-column">
      <style:table-column-properties style:column-width="0.54in"/>
    </style:style>
    <style:style style:name="TBL_0_104_col_7" style:family="table-column">
      <style:table-column-properties style:column-width="0.23in"/>
    </style:style>
    <style:style style:name="TBL_0_104_col_8" style:family="table-column">
      <style:table-column-properties style:column-width="2.16in"/>
    </style:style>
    <style:style style:name="TBL_0_104_col_9" style:family="table-column">
      <style:table-column-properties style:column-width="0.23in"/>
    </style:style>
    <style:style style:name="TBL_0_104_col_10" style:family="table-column">
      <style:table-column-properties style:column-width="1.97in"/>
    </style:style>
    <style:style style:name="TBL_0_104_row_0" style:family="table-row">
      <style:table-row-properties style:use-optimal-row-height="false" style:row-height="0.27in"/>
    </style:style>
    <style:style style:name="TBL_0_104_row_1" style:family="table-row">
      <style:table-row-properties style:use-optimal-row-height="false" style:row-height="0.38in"/>
    </style:style>
    <style:style style:name="TBL_0_104_row_2" style:family="table-row">
      <style:table-row-properties style:use-optimal-row-height="false" style:row-height="0.18in"/>
    </style:style>
    <style:style style:name="TBL_0_104_row_3" style:family="table-row">
      <style:table-row-properties style:use-optimal-row-height="false" style:row-height="1.3in"/>
    </style:style>
    <style:style style:name="TBL_0_104_row_4" style:family="table-row">
      <style:table-row-properties style:use-optimal-row-height="false" style:row-height="0.25in"/>
    </style:style>
    <style:style style:name="TBL_0_104_row_5" style:family="table-row">
      <style:table-row-properties style:use-optimal-row-height="false" style:row-height="0.08in"/>
    </style:style>
    <style:style style:name="TBL_0_104_row_6" style:family="table-row">
      <style:table-row-properties style:use-optimal-row-height="false" style:row-height="0.25in"/>
    </style:style>
    <style:style style:name="TBL_0_104_row_7" style:family="table-row">
      <style:table-row-properties style:use-optimal-row-height="false" style:row-height="0.02in"/>
    </style:style>
    <style:style style:name="TBL_0_104_row_8" style:family="table-row">
      <style:table-row-properties style:use-optimal-row-height="false" style:row-height="0.25in"/>
    </style:style>
    <style:style style:name="TBL_0_104_row_9" style:family="table-row">
      <style:table-row-properties style:use-optimal-row-height="false" style:row-height="0.25in"/>
    </style:style>
    <style:style style:name="TBL_0_105" style:master-page-name="master_0" style:family="table">
      <style:table-properties table:align="left" style:width="8.65in" fo:break-before="page"/>
    </style:style>
    <style:style style:name="TBL_0_105_col_0" style:family="table-column">
      <style:table-column-properties style:column-width="0.19in"/>
    </style:style>
    <style:style style:name="TBL_0_105_col_1" style:family="table-column">
      <style:table-column-properties style:column-width="1.08in"/>
    </style:style>
    <style:style style:name="TBL_0_105_col_2" style:family="table-column">
      <style:table-column-properties style:column-width="0.8in"/>
    </style:style>
    <style:style style:name="TBL_0_105_col_3" style:family="table-column">
      <style:table-column-properties style:column-width="0.3in"/>
    </style:style>
    <style:style style:name="TBL_0_105_col_4" style:family="table-column">
      <style:table-column-properties style:column-width="1.04in"/>
    </style:style>
    <style:style style:name="TBL_0_105_col_5" style:family="table-column">
      <style:table-column-properties style:column-width="0.06in"/>
    </style:style>
    <style:style style:name="TBL_0_105_col_6" style:family="table-column">
      <style:table-column-properties style:column-width="0.54in"/>
    </style:style>
    <style:style style:name="TBL_0_105_col_7" style:family="table-column">
      <style:table-column-properties style:column-width="0.23in"/>
    </style:style>
    <style:style style:name="TBL_0_105_col_8" style:family="table-column">
      <style:table-column-properties style:column-width="2.16in"/>
    </style:style>
    <style:style style:name="TBL_0_105_col_9" style:family="table-column">
      <style:table-column-properties style:column-width="0.23in"/>
    </style:style>
    <style:style style:name="TBL_0_105_col_10" style:family="table-column">
      <style:table-column-properties style:column-width="1.97in"/>
    </style:style>
    <style:style style:name="TBL_0_105_row_0" style:family="table-row">
      <style:table-row-properties style:use-optimal-row-height="false" style:row-height="0.27in"/>
    </style:style>
    <style:style style:name="TBL_0_105_row_1" style:family="table-row">
      <style:table-row-properties style:use-optimal-row-height="false" style:row-height="0.38in"/>
    </style:style>
    <style:style style:name="TBL_0_105_row_2" style:family="table-row">
      <style:table-row-properties style:use-optimal-row-height="false" style:row-height="0.18in"/>
    </style:style>
    <style:style style:name="TBL_0_105_row_3" style:family="table-row">
      <style:table-row-properties style:use-optimal-row-height="false" style:row-height="1.3in"/>
    </style:style>
    <style:style style:name="TBL_0_105_row_4" style:family="table-row">
      <style:table-row-properties style:use-optimal-row-height="false" style:row-height="0.25in"/>
    </style:style>
    <style:style style:name="TBL_0_105_row_5" style:family="table-row">
      <style:table-row-properties style:use-optimal-row-height="false" style:row-height="0.08in"/>
    </style:style>
    <style:style style:name="TBL_0_105_row_6" style:family="table-row">
      <style:table-row-properties style:use-optimal-row-height="false" style:row-height="0.25in"/>
    </style:style>
    <style:style style:name="TBL_0_105_row_7" style:family="table-row">
      <style:table-row-properties style:use-optimal-row-height="false" style:row-height="0.02in"/>
    </style:style>
    <style:style style:name="TBL_0_105_row_8" style:family="table-row">
      <style:table-row-properties style:use-optimal-row-height="false" style:row-height="0.25in"/>
    </style:style>
    <style:style style:name="TBL_0_105_row_9" style:family="table-row">
      <style:table-row-properties style:use-optimal-row-height="false" style:row-height="0.25in"/>
    </style:style>
    <style:style style:name="TBL_0_106" style:master-page-name="master_0" style:family="table">
      <style:table-properties table:align="left" style:width="8.65in" fo:break-before="page"/>
    </style:style>
    <style:style style:name="TBL_0_106_col_0" style:family="table-column">
      <style:table-column-properties style:column-width="0.19in"/>
    </style:style>
    <style:style style:name="TBL_0_106_col_1" style:family="table-column">
      <style:table-column-properties style:column-width="1.08in"/>
    </style:style>
    <style:style style:name="TBL_0_106_col_2" style:family="table-column">
      <style:table-column-properties style:column-width="0.8in"/>
    </style:style>
    <style:style style:name="TBL_0_106_col_3" style:family="table-column">
      <style:table-column-properties style:column-width="0.3in"/>
    </style:style>
    <style:style style:name="TBL_0_106_col_4" style:family="table-column">
      <style:table-column-properties style:column-width="1.04in"/>
    </style:style>
    <style:style style:name="TBL_0_106_col_5" style:family="table-column">
      <style:table-column-properties style:column-width="0.06in"/>
    </style:style>
    <style:style style:name="TBL_0_106_col_6" style:family="table-column">
      <style:table-column-properties style:column-width="0.54in"/>
    </style:style>
    <style:style style:name="TBL_0_106_col_7" style:family="table-column">
      <style:table-column-properties style:column-width="0.23in"/>
    </style:style>
    <style:style style:name="TBL_0_106_col_8" style:family="table-column">
      <style:table-column-properties style:column-width="2.16in"/>
    </style:style>
    <style:style style:name="TBL_0_106_col_9" style:family="table-column">
      <style:table-column-properties style:column-width="0.23in"/>
    </style:style>
    <style:style style:name="TBL_0_106_col_10" style:family="table-column">
      <style:table-column-properties style:column-width="1.97in"/>
    </style:style>
    <style:style style:name="TBL_0_106_row_0" style:family="table-row">
      <style:table-row-properties style:use-optimal-row-height="false" style:row-height="0.27in"/>
    </style:style>
    <style:style style:name="TBL_0_106_row_1" style:family="table-row">
      <style:table-row-properties style:use-optimal-row-height="false" style:row-height="0.38in"/>
    </style:style>
    <style:style style:name="TBL_0_106_row_2" style:family="table-row">
      <style:table-row-properties style:use-optimal-row-height="false" style:row-height="0.18in"/>
    </style:style>
    <style:style style:name="TBL_0_106_row_3" style:family="table-row">
      <style:table-row-properties style:use-optimal-row-height="false" style:row-height="1.3in"/>
    </style:style>
    <style:style style:name="TBL_0_106_row_4" style:family="table-row">
      <style:table-row-properties style:use-optimal-row-height="false" style:row-height="0.25in"/>
    </style:style>
    <style:style style:name="TBL_0_106_row_5" style:family="table-row">
      <style:table-row-properties style:use-optimal-row-height="false" style:row-height="0.08in"/>
    </style:style>
    <style:style style:name="TBL_0_106_row_6" style:family="table-row">
      <style:table-row-properties style:use-optimal-row-height="false" style:row-height="0.25in"/>
    </style:style>
    <style:style style:name="TBL_0_106_row_7" style:family="table-row">
      <style:table-row-properties style:use-optimal-row-height="false" style:row-height="0.02in"/>
    </style:style>
    <style:style style:name="TBL_0_106_row_8" style:family="table-row">
      <style:table-row-properties style:use-optimal-row-height="false" style:row-height="0.25in"/>
    </style:style>
    <style:style style:name="TBL_0_106_row_9" style:family="table-row">
      <style:table-row-properties style:use-optimal-row-height="false" style:row-height="0.25in"/>
    </style:style>
    <style:style style:name="TBL_0_107" style:master-page-name="master_0" style:family="table">
      <style:table-properties table:align="left" style:width="8.65in" fo:break-before="page"/>
    </style:style>
    <style:style style:name="TBL_0_107_col_0" style:family="table-column">
      <style:table-column-properties style:column-width="0.19in"/>
    </style:style>
    <style:style style:name="TBL_0_107_col_1" style:family="table-column">
      <style:table-column-properties style:column-width="1.08in"/>
    </style:style>
    <style:style style:name="TBL_0_107_col_2" style:family="table-column">
      <style:table-column-properties style:column-width="0.8in"/>
    </style:style>
    <style:style style:name="TBL_0_107_col_3" style:family="table-column">
      <style:table-column-properties style:column-width="0.3in"/>
    </style:style>
    <style:style style:name="TBL_0_107_col_4" style:family="table-column">
      <style:table-column-properties style:column-width="1.04in"/>
    </style:style>
    <style:style style:name="TBL_0_107_col_5" style:family="table-column">
      <style:table-column-properties style:column-width="0.06in"/>
    </style:style>
    <style:style style:name="TBL_0_107_col_6" style:family="table-column">
      <style:table-column-properties style:column-width="0.54in"/>
    </style:style>
    <style:style style:name="TBL_0_107_col_7" style:family="table-column">
      <style:table-column-properties style:column-width="0.23in"/>
    </style:style>
    <style:style style:name="TBL_0_107_col_8" style:family="table-column">
      <style:table-column-properties style:column-width="2.16in"/>
    </style:style>
    <style:style style:name="TBL_0_107_col_9" style:family="table-column">
      <style:table-column-properties style:column-width="0.23in"/>
    </style:style>
    <style:style style:name="TBL_0_107_col_10" style:family="table-column">
      <style:table-column-properties style:column-width="1.97in"/>
    </style:style>
    <style:style style:name="TBL_0_107_row_0" style:family="table-row">
      <style:table-row-properties style:use-optimal-row-height="false" style:row-height="0.27in"/>
    </style:style>
    <style:style style:name="TBL_0_107_row_1" style:family="table-row">
      <style:table-row-properties style:use-optimal-row-height="false" style:row-height="0.38in"/>
    </style:style>
    <style:style style:name="TBL_0_107_row_2" style:family="table-row">
      <style:table-row-properties style:use-optimal-row-height="false" style:row-height="0.18in"/>
    </style:style>
    <style:style style:name="TBL_0_107_row_3" style:family="table-row">
      <style:table-row-properties style:use-optimal-row-height="false" style:row-height="1.3in"/>
    </style:style>
    <style:style style:name="TBL_0_107_row_4" style:family="table-row">
      <style:table-row-properties style:use-optimal-row-height="false" style:row-height="0.25in"/>
    </style:style>
    <style:style style:name="TBL_0_107_row_5" style:family="table-row">
      <style:table-row-properties style:use-optimal-row-height="false" style:row-height="0.08in"/>
    </style:style>
    <style:style style:name="TBL_0_107_row_6" style:family="table-row">
      <style:table-row-properties style:use-optimal-row-height="false" style:row-height="0.25in"/>
    </style:style>
    <style:style style:name="TBL_0_107_row_7" style:family="table-row">
      <style:table-row-properties style:use-optimal-row-height="false" style:row-height="0.02in"/>
    </style:style>
    <style:style style:name="TBL_0_107_row_8" style:family="table-row">
      <style:table-row-properties style:use-optimal-row-height="false" style:row-height="0.25in"/>
    </style:style>
    <style:style style:name="TBL_0_107_row_9" style:family="table-row">
      <style:table-row-properties style:use-optimal-row-height="false" style:row-height="0.25in"/>
    </style:style>
    <style:style style:name="TBL_0_108" style:master-page-name="master_0" style:family="table">
      <style:table-properties table:align="left" style:width="8.65in" fo:break-before="page"/>
    </style:style>
    <style:style style:name="TBL_0_108_col_0" style:family="table-column">
      <style:table-column-properties style:column-width="0.19in"/>
    </style:style>
    <style:style style:name="TBL_0_108_col_1" style:family="table-column">
      <style:table-column-properties style:column-width="1.08in"/>
    </style:style>
    <style:style style:name="TBL_0_108_col_2" style:family="table-column">
      <style:table-column-properties style:column-width="0.8in"/>
    </style:style>
    <style:style style:name="TBL_0_108_col_3" style:family="table-column">
      <style:table-column-properties style:column-width="0.3in"/>
    </style:style>
    <style:style style:name="TBL_0_108_col_4" style:family="table-column">
      <style:table-column-properties style:column-width="1.04in"/>
    </style:style>
    <style:style style:name="TBL_0_108_col_5" style:family="table-column">
      <style:table-column-properties style:column-width="0.06in"/>
    </style:style>
    <style:style style:name="TBL_0_108_col_6" style:family="table-column">
      <style:table-column-properties style:column-width="0.54in"/>
    </style:style>
    <style:style style:name="TBL_0_108_col_7" style:family="table-column">
      <style:table-column-properties style:column-width="0.23in"/>
    </style:style>
    <style:style style:name="TBL_0_108_col_8" style:family="table-column">
      <style:table-column-properties style:column-width="2.16in"/>
    </style:style>
    <style:style style:name="TBL_0_108_col_9" style:family="table-column">
      <style:table-column-properties style:column-width="0.23in"/>
    </style:style>
    <style:style style:name="TBL_0_108_col_10" style:family="table-column">
      <style:table-column-properties style:column-width="1.97in"/>
    </style:style>
    <style:style style:name="TBL_0_108_row_0" style:family="table-row">
      <style:table-row-properties style:use-optimal-row-height="false" style:row-height="0.27in"/>
    </style:style>
    <style:style style:name="TBL_0_108_row_1" style:family="table-row">
      <style:table-row-properties style:use-optimal-row-height="false" style:row-height="0.38in"/>
    </style:style>
    <style:style style:name="TBL_0_108_row_2" style:family="table-row">
      <style:table-row-properties style:use-optimal-row-height="false" style:row-height="0.18in"/>
    </style:style>
    <style:style style:name="TBL_0_108_row_3" style:family="table-row">
      <style:table-row-properties style:use-optimal-row-height="false" style:row-height="1.3in"/>
    </style:style>
    <style:style style:name="TBL_0_108_row_4" style:family="table-row">
      <style:table-row-properties style:use-optimal-row-height="false" style:row-height="0.25in"/>
    </style:style>
    <style:style style:name="TBL_0_108_row_5" style:family="table-row">
      <style:table-row-properties style:use-optimal-row-height="false" style:row-height="0.08in"/>
    </style:style>
    <style:style style:name="TBL_0_108_row_6" style:family="table-row">
      <style:table-row-properties style:use-optimal-row-height="false" style:row-height="0.25in"/>
    </style:style>
    <style:style style:name="TBL_0_108_row_7" style:family="table-row">
      <style:table-row-properties style:use-optimal-row-height="false" style:row-height="0.02in"/>
    </style:style>
    <style:style style:name="TBL_0_108_row_8" style:family="table-row">
      <style:table-row-properties style:use-optimal-row-height="false" style:row-height="0.25in"/>
    </style:style>
    <style:style style:name="TBL_0_108_row_9" style:family="table-row">
      <style:table-row-properties style:use-optimal-row-height="false" style:row-height="0.25in"/>
    </style:style>
    <style:style style:name="TBL_0_109" style:master-page-name="master_0" style:family="table">
      <style:table-properties table:align="left" style:width="8.65in" fo:break-before="page"/>
    </style:style>
    <style:style style:name="TBL_0_109_col_0" style:family="table-column">
      <style:table-column-properties style:column-width="0.19in"/>
    </style:style>
    <style:style style:name="TBL_0_109_col_1" style:family="table-column">
      <style:table-column-properties style:column-width="1.08in"/>
    </style:style>
    <style:style style:name="TBL_0_109_col_2" style:family="table-column">
      <style:table-column-properties style:column-width="0.8in"/>
    </style:style>
    <style:style style:name="TBL_0_109_col_3" style:family="table-column">
      <style:table-column-properties style:column-width="0.3in"/>
    </style:style>
    <style:style style:name="TBL_0_109_col_4" style:family="table-column">
      <style:table-column-properties style:column-width="1.04in"/>
    </style:style>
    <style:style style:name="TBL_0_109_col_5" style:family="table-column">
      <style:table-column-properties style:column-width="0.06in"/>
    </style:style>
    <style:style style:name="TBL_0_109_col_6" style:family="table-column">
      <style:table-column-properties style:column-width="0.54in"/>
    </style:style>
    <style:style style:name="TBL_0_109_col_7" style:family="table-column">
      <style:table-column-properties style:column-width="0.23in"/>
    </style:style>
    <style:style style:name="TBL_0_109_col_8" style:family="table-column">
      <style:table-column-properties style:column-width="2.16in"/>
    </style:style>
    <style:style style:name="TBL_0_109_col_9" style:family="table-column">
      <style:table-column-properties style:column-width="0.23in"/>
    </style:style>
    <style:style style:name="TBL_0_109_col_10" style:family="table-column">
      <style:table-column-properties style:column-width="1.97in"/>
    </style:style>
    <style:style style:name="TBL_0_109_row_0" style:family="table-row">
      <style:table-row-properties style:use-optimal-row-height="false" style:row-height="0.27in"/>
    </style:style>
    <style:style style:name="TBL_0_109_row_1" style:family="table-row">
      <style:table-row-properties style:use-optimal-row-height="false" style:row-height="0.38in"/>
    </style:style>
    <style:style style:name="TBL_0_109_row_2" style:family="table-row">
      <style:table-row-properties style:use-optimal-row-height="false" style:row-height="0.18in"/>
    </style:style>
    <style:style style:name="TBL_0_109_row_3" style:family="table-row">
      <style:table-row-properties style:use-optimal-row-height="false" style:row-height="1.3in"/>
    </style:style>
    <style:style style:name="TBL_0_109_row_4" style:family="table-row">
      <style:table-row-properties style:use-optimal-row-height="false" style:row-height="0.25in"/>
    </style:style>
    <style:style style:name="TBL_0_109_row_5" style:family="table-row">
      <style:table-row-properties style:use-optimal-row-height="false" style:row-height="0.08in"/>
    </style:style>
    <style:style style:name="TBL_0_109_row_6" style:family="table-row">
      <style:table-row-properties style:use-optimal-row-height="false" style:row-height="0.25in"/>
    </style:style>
    <style:style style:name="TBL_0_109_row_7" style:family="table-row">
      <style:table-row-properties style:use-optimal-row-height="false" style:row-height="0.02in"/>
    </style:style>
    <style:style style:name="TBL_0_109_row_8" style:family="table-row">
      <style:table-row-properties style:use-optimal-row-height="false" style:row-height="0.25in"/>
    </style:style>
    <style:style style:name="TBL_0_109_row_9" style:family="table-row">
      <style:table-row-properties style:use-optimal-row-height="false" style:row-height="0.25in"/>
    </style:style>
    <style:style style:name="TBL_0_110" style:master-page-name="master_0" style:family="table">
      <style:table-properties table:align="left" style:width="8.65in" fo:break-before="page"/>
    </style:style>
    <style:style style:name="TBL_0_110_col_0" style:family="table-column">
      <style:table-column-properties style:column-width="0.19in"/>
    </style:style>
    <style:style style:name="TBL_0_110_col_1" style:family="table-column">
      <style:table-column-properties style:column-width="1.08in"/>
    </style:style>
    <style:style style:name="TBL_0_110_col_2" style:family="table-column">
      <style:table-column-properties style:column-width="0.8in"/>
    </style:style>
    <style:style style:name="TBL_0_110_col_3" style:family="table-column">
      <style:table-column-properties style:column-width="0.3in"/>
    </style:style>
    <style:style style:name="TBL_0_110_col_4" style:family="table-column">
      <style:table-column-properties style:column-width="1.04in"/>
    </style:style>
    <style:style style:name="TBL_0_110_col_5" style:family="table-column">
      <style:table-column-properties style:column-width="0.06in"/>
    </style:style>
    <style:style style:name="TBL_0_110_col_6" style:family="table-column">
      <style:table-column-properties style:column-width="0.54in"/>
    </style:style>
    <style:style style:name="TBL_0_110_col_7" style:family="table-column">
      <style:table-column-properties style:column-width="0.23in"/>
    </style:style>
    <style:style style:name="TBL_0_110_col_8" style:family="table-column">
      <style:table-column-properties style:column-width="2.16in"/>
    </style:style>
    <style:style style:name="TBL_0_110_col_9" style:family="table-column">
      <style:table-column-properties style:column-width="0.23in"/>
    </style:style>
    <style:style style:name="TBL_0_110_col_10" style:family="table-column">
      <style:table-column-properties style:column-width="1.97in"/>
    </style:style>
    <style:style style:name="TBL_0_110_row_0" style:family="table-row">
      <style:table-row-properties style:use-optimal-row-height="false" style:row-height="0.27in"/>
    </style:style>
    <style:style style:name="TBL_0_110_row_1" style:family="table-row">
      <style:table-row-properties style:use-optimal-row-height="false" style:row-height="0.38in"/>
    </style:style>
    <style:style style:name="TBL_0_110_row_2" style:family="table-row">
      <style:table-row-properties style:use-optimal-row-height="false" style:row-height="0.18in"/>
    </style:style>
    <style:style style:name="TBL_0_110_row_3" style:family="table-row">
      <style:table-row-properties style:use-optimal-row-height="false" style:row-height="1.3in"/>
    </style:style>
    <style:style style:name="TBL_0_110_row_4" style:family="table-row">
      <style:table-row-properties style:use-optimal-row-height="false" style:row-height="0.25in"/>
    </style:style>
    <style:style style:name="TBL_0_110_row_5" style:family="table-row">
      <style:table-row-properties style:use-optimal-row-height="false" style:row-height="0.08in"/>
    </style:style>
    <style:style style:name="TBL_0_110_row_6" style:family="table-row">
      <style:table-row-properties style:use-optimal-row-height="false" style:row-height="0.25in"/>
    </style:style>
    <style:style style:name="TBL_0_110_row_7" style:family="table-row">
      <style:table-row-properties style:use-optimal-row-height="false" style:row-height="0.02in"/>
    </style:style>
    <style:style style:name="TBL_0_110_row_8" style:family="table-row">
      <style:table-row-properties style:use-optimal-row-height="false" style:row-height="0.25in"/>
    </style:style>
    <style:style style:name="TBL_0_110_row_9" style:family="table-row">
      <style:table-row-properties style:use-optimal-row-height="false" style:row-height="0.25in"/>
    </style:style>
    <style:style style:name="TBL_0_111" style:master-page-name="master_0" style:family="table">
      <style:table-properties table:align="left" style:width="8.65in" fo:break-before="page"/>
    </style:style>
    <style:style style:name="TBL_0_111_col_0" style:family="table-column">
      <style:table-column-properties style:column-width="0.19in"/>
    </style:style>
    <style:style style:name="TBL_0_111_col_1" style:family="table-column">
      <style:table-column-properties style:column-width="1.08in"/>
    </style:style>
    <style:style style:name="TBL_0_111_col_2" style:family="table-column">
      <style:table-column-properties style:column-width="0.8in"/>
    </style:style>
    <style:style style:name="TBL_0_111_col_3" style:family="table-column">
      <style:table-column-properties style:column-width="0.3in"/>
    </style:style>
    <style:style style:name="TBL_0_111_col_4" style:family="table-column">
      <style:table-column-properties style:column-width="1.04in"/>
    </style:style>
    <style:style style:name="TBL_0_111_col_5" style:family="table-column">
      <style:table-column-properties style:column-width="0.06in"/>
    </style:style>
    <style:style style:name="TBL_0_111_col_6" style:family="table-column">
      <style:table-column-properties style:column-width="0.54in"/>
    </style:style>
    <style:style style:name="TBL_0_111_col_7" style:family="table-column">
      <style:table-column-properties style:column-width="0.23in"/>
    </style:style>
    <style:style style:name="TBL_0_111_col_8" style:family="table-column">
      <style:table-column-properties style:column-width="2.16in"/>
    </style:style>
    <style:style style:name="TBL_0_111_col_9" style:family="table-column">
      <style:table-column-properties style:column-width="0.23in"/>
    </style:style>
    <style:style style:name="TBL_0_111_col_10" style:family="table-column">
      <style:table-column-properties style:column-width="1.97in"/>
    </style:style>
    <style:style style:name="TBL_0_111_row_0" style:family="table-row">
      <style:table-row-properties style:use-optimal-row-height="false" style:row-height="0.27in"/>
    </style:style>
    <style:style style:name="TBL_0_111_row_1" style:family="table-row">
      <style:table-row-properties style:use-optimal-row-height="false" style:row-height="0.38in"/>
    </style:style>
    <style:style style:name="TBL_0_111_row_2" style:family="table-row">
      <style:table-row-properties style:use-optimal-row-height="false" style:row-height="0.18in"/>
    </style:style>
    <style:style style:name="TBL_0_111_row_3" style:family="table-row">
      <style:table-row-properties style:use-optimal-row-height="false" style:row-height="1.3in"/>
    </style:style>
    <style:style style:name="TBL_0_111_row_4" style:family="table-row">
      <style:table-row-properties style:use-optimal-row-height="false" style:row-height="0.25in"/>
    </style:style>
    <style:style style:name="TBL_0_111_row_5" style:family="table-row">
      <style:table-row-properties style:use-optimal-row-height="false" style:row-height="0.08in"/>
    </style:style>
    <style:style style:name="TBL_0_111_row_6" style:family="table-row">
      <style:table-row-properties style:use-optimal-row-height="false" style:row-height="0.25in"/>
    </style:style>
    <style:style style:name="TBL_0_111_row_7" style:family="table-row">
      <style:table-row-properties style:use-optimal-row-height="false" style:row-height="0.02in"/>
    </style:style>
    <style:style style:name="TBL_0_111_row_8" style:family="table-row">
      <style:table-row-properties style:use-optimal-row-height="false" style:row-height="0.25in"/>
    </style:style>
    <style:style style:name="TBL_0_111_row_9" style:family="table-row">
      <style:table-row-properties style:use-optimal-row-height="false" style:row-height="0.25in"/>
    </style:style>
    <style:style style:name="TBL_0_112" style:master-page-name="master_0" style:family="table">
      <style:table-properties table:align="left" style:width="8.65in" fo:break-before="page"/>
    </style:style>
    <style:style style:name="TBL_0_112_col_0" style:family="table-column">
      <style:table-column-properties style:column-width="0.19in"/>
    </style:style>
    <style:style style:name="TBL_0_112_col_1" style:family="table-column">
      <style:table-column-properties style:column-width="1.08in"/>
    </style:style>
    <style:style style:name="TBL_0_112_col_2" style:family="table-column">
      <style:table-column-properties style:column-width="0.8in"/>
    </style:style>
    <style:style style:name="TBL_0_112_col_3" style:family="table-column">
      <style:table-column-properties style:column-width="0.3in"/>
    </style:style>
    <style:style style:name="TBL_0_112_col_4" style:family="table-column">
      <style:table-column-properties style:column-width="1.04in"/>
    </style:style>
    <style:style style:name="TBL_0_112_col_5" style:family="table-column">
      <style:table-column-properties style:column-width="0.06in"/>
    </style:style>
    <style:style style:name="TBL_0_112_col_6" style:family="table-column">
      <style:table-column-properties style:column-width="0.54in"/>
    </style:style>
    <style:style style:name="TBL_0_112_col_7" style:family="table-column">
      <style:table-column-properties style:column-width="0.23in"/>
    </style:style>
    <style:style style:name="TBL_0_112_col_8" style:family="table-column">
      <style:table-column-properties style:column-width="2.16in"/>
    </style:style>
    <style:style style:name="TBL_0_112_col_9" style:family="table-column">
      <style:table-column-properties style:column-width="0.23in"/>
    </style:style>
    <style:style style:name="TBL_0_112_col_10" style:family="table-column">
      <style:table-column-properties style:column-width="1.97in"/>
    </style:style>
    <style:style style:name="TBL_0_112_row_0" style:family="table-row">
      <style:table-row-properties style:use-optimal-row-height="false" style:row-height="0.27in"/>
    </style:style>
    <style:style style:name="TBL_0_112_row_1" style:family="table-row">
      <style:table-row-properties style:use-optimal-row-height="false" style:row-height="0.38in"/>
    </style:style>
    <style:style style:name="TBL_0_112_row_2" style:family="table-row">
      <style:table-row-properties style:use-optimal-row-height="false" style:row-height="0.18in"/>
    </style:style>
    <style:style style:name="TBL_0_112_row_3" style:family="table-row">
      <style:table-row-properties style:use-optimal-row-height="false" style:row-height="1.3in"/>
    </style:style>
    <style:style style:name="TBL_0_112_row_4" style:family="table-row">
      <style:table-row-properties style:use-optimal-row-height="false" style:row-height="0.25in"/>
    </style:style>
    <style:style style:name="TBL_0_112_row_5" style:family="table-row">
      <style:table-row-properties style:use-optimal-row-height="false" style:row-height="0.08in"/>
    </style:style>
    <style:style style:name="TBL_0_112_row_6" style:family="table-row">
      <style:table-row-properties style:use-optimal-row-height="false" style:row-height="0.25in"/>
    </style:style>
    <style:style style:name="TBL_0_112_row_7" style:family="table-row">
      <style:table-row-properties style:use-optimal-row-height="false" style:row-height="0.02in"/>
    </style:style>
    <style:style style:name="TBL_0_112_row_8" style:family="table-row">
      <style:table-row-properties style:use-optimal-row-height="false" style:row-height="0.25in"/>
    </style:style>
    <style:style style:name="TBL_0_112_row_9" style:family="table-row">
      <style:table-row-properties style:use-optimal-row-height="false" style:row-height="0.25in"/>
    </style:style>
    <style:style style:name="TBL_0_113" style:master-page-name="master_0" style:family="table">
      <style:table-properties table:align="left" style:width="8.65in" fo:break-before="page"/>
    </style:style>
    <style:style style:name="TBL_0_113_col_0" style:family="table-column">
      <style:table-column-properties style:column-width="0.19in"/>
    </style:style>
    <style:style style:name="TBL_0_113_col_1" style:family="table-column">
      <style:table-column-properties style:column-width="1.08in"/>
    </style:style>
    <style:style style:name="TBL_0_113_col_2" style:family="table-column">
      <style:table-column-properties style:column-width="0.8in"/>
    </style:style>
    <style:style style:name="TBL_0_113_col_3" style:family="table-column">
      <style:table-column-properties style:column-width="0.3in"/>
    </style:style>
    <style:style style:name="TBL_0_113_col_4" style:family="table-column">
      <style:table-column-properties style:column-width="1.04in"/>
    </style:style>
    <style:style style:name="TBL_0_113_col_5" style:family="table-column">
      <style:table-column-properties style:column-width="0.06in"/>
    </style:style>
    <style:style style:name="TBL_0_113_col_6" style:family="table-column">
      <style:table-column-properties style:column-width="0.54in"/>
    </style:style>
    <style:style style:name="TBL_0_113_col_7" style:family="table-column">
      <style:table-column-properties style:column-width="0.23in"/>
    </style:style>
    <style:style style:name="TBL_0_113_col_8" style:family="table-column">
      <style:table-column-properties style:column-width="2.16in"/>
    </style:style>
    <style:style style:name="TBL_0_113_col_9" style:family="table-column">
      <style:table-column-properties style:column-width="0.23in"/>
    </style:style>
    <style:style style:name="TBL_0_113_col_10" style:family="table-column">
      <style:table-column-properties style:column-width="1.97in"/>
    </style:style>
    <style:style style:name="TBL_0_113_row_0" style:family="table-row">
      <style:table-row-properties style:use-optimal-row-height="false" style:row-height="0.27in"/>
    </style:style>
    <style:style style:name="TBL_0_113_row_1" style:family="table-row">
      <style:table-row-properties style:use-optimal-row-height="false" style:row-height="0.38in"/>
    </style:style>
    <style:style style:name="TBL_0_113_row_2" style:family="table-row">
      <style:table-row-properties style:use-optimal-row-height="false" style:row-height="0.18in"/>
    </style:style>
    <style:style style:name="TBL_0_113_row_3" style:family="table-row">
      <style:table-row-properties style:use-optimal-row-height="false" style:row-height="1.3in"/>
    </style:style>
    <style:style style:name="TBL_0_113_row_4" style:family="table-row">
      <style:table-row-properties style:use-optimal-row-height="false" style:row-height="0.25in"/>
    </style:style>
    <style:style style:name="TBL_0_113_row_5" style:family="table-row">
      <style:table-row-properties style:use-optimal-row-height="false" style:row-height="0.08in"/>
    </style:style>
    <style:style style:name="TBL_0_113_row_6" style:family="table-row">
      <style:table-row-properties style:use-optimal-row-height="false" style:row-height="0.25in"/>
    </style:style>
    <style:style style:name="TBL_0_113_row_7" style:family="table-row">
      <style:table-row-properties style:use-optimal-row-height="false" style:row-height="0.02in"/>
    </style:style>
    <style:style style:name="TBL_0_113_row_8" style:family="table-row">
      <style:table-row-properties style:use-optimal-row-height="false" style:row-height="0.25in"/>
    </style:style>
    <style:style style:name="TBL_0_113_row_9" style:family="table-row">
      <style:table-row-properties style:use-optimal-row-height="false" style:row-height="0.25in"/>
    </style:style>
    <style:style style:name="TBL_0_114" style:master-page-name="master_0" style:family="table">
      <style:table-properties table:align="left" style:width="8.65in" fo:break-before="page"/>
    </style:style>
    <style:style style:name="TBL_0_114_col_0" style:family="table-column">
      <style:table-column-properties style:column-width="0.19in"/>
    </style:style>
    <style:style style:name="TBL_0_114_col_1" style:family="table-column">
      <style:table-column-properties style:column-width="1.08in"/>
    </style:style>
    <style:style style:name="TBL_0_114_col_2" style:family="table-column">
      <style:table-column-properties style:column-width="0.8in"/>
    </style:style>
    <style:style style:name="TBL_0_114_col_3" style:family="table-column">
      <style:table-column-properties style:column-width="0.3in"/>
    </style:style>
    <style:style style:name="TBL_0_114_col_4" style:family="table-column">
      <style:table-column-properties style:column-width="1.04in"/>
    </style:style>
    <style:style style:name="TBL_0_114_col_5" style:family="table-column">
      <style:table-column-properties style:column-width="0.06in"/>
    </style:style>
    <style:style style:name="TBL_0_114_col_6" style:family="table-column">
      <style:table-column-properties style:column-width="0.54in"/>
    </style:style>
    <style:style style:name="TBL_0_114_col_7" style:family="table-column">
      <style:table-column-properties style:column-width="0.23in"/>
    </style:style>
    <style:style style:name="TBL_0_114_col_8" style:family="table-column">
      <style:table-column-properties style:column-width="2.16in"/>
    </style:style>
    <style:style style:name="TBL_0_114_col_9" style:family="table-column">
      <style:table-column-properties style:column-width="0.23in"/>
    </style:style>
    <style:style style:name="TBL_0_114_col_10" style:family="table-column">
      <style:table-column-properties style:column-width="1.97in"/>
    </style:style>
    <style:style style:name="TBL_0_114_row_0" style:family="table-row">
      <style:table-row-properties style:use-optimal-row-height="false" style:row-height="0.27in"/>
    </style:style>
    <style:style style:name="TBL_0_114_row_1" style:family="table-row">
      <style:table-row-properties style:use-optimal-row-height="false" style:row-height="0.38in"/>
    </style:style>
    <style:style style:name="TBL_0_114_row_2" style:family="table-row">
      <style:table-row-properties style:use-optimal-row-height="false" style:row-height="0.18in"/>
    </style:style>
    <style:style style:name="TBL_0_114_row_3" style:family="table-row">
      <style:table-row-properties style:use-optimal-row-height="false" style:row-height="1.3in"/>
    </style:style>
    <style:style style:name="TBL_0_114_row_4" style:family="table-row">
      <style:table-row-properties style:use-optimal-row-height="false" style:row-height="0.25in"/>
    </style:style>
    <style:style style:name="TBL_0_114_row_5" style:family="table-row">
      <style:table-row-properties style:use-optimal-row-height="false" style:row-height="0.08in"/>
    </style:style>
    <style:style style:name="TBL_0_114_row_6" style:family="table-row">
      <style:table-row-properties style:use-optimal-row-height="false" style:row-height="0.25in"/>
    </style:style>
    <style:style style:name="TBL_0_114_row_7" style:family="table-row">
      <style:table-row-properties style:use-optimal-row-height="false" style:row-height="0.02in"/>
    </style:style>
    <style:style style:name="TBL_0_114_row_8" style:family="table-row">
      <style:table-row-properties style:use-optimal-row-height="false" style:row-height="0.25in"/>
    </style:style>
    <style:style style:name="TBL_0_114_row_9" style:family="table-row">
      <style:table-row-properties style:use-optimal-row-height="false" style:row-height="0.25in"/>
    </style:style>
    <style:style style:name="TBL_0_115" style:master-page-name="master_0" style:family="table">
      <style:table-properties table:align="left" style:width="8.65in" fo:break-before="page"/>
    </style:style>
    <style:style style:name="TBL_0_115_col_0" style:family="table-column">
      <style:table-column-properties style:column-width="0.19in"/>
    </style:style>
    <style:style style:name="TBL_0_115_col_1" style:family="table-column">
      <style:table-column-properties style:column-width="1.08in"/>
    </style:style>
    <style:style style:name="TBL_0_115_col_2" style:family="table-column">
      <style:table-column-properties style:column-width="0.8in"/>
    </style:style>
    <style:style style:name="TBL_0_115_col_3" style:family="table-column">
      <style:table-column-properties style:column-width="0.3in"/>
    </style:style>
    <style:style style:name="TBL_0_115_col_4" style:family="table-column">
      <style:table-column-properties style:column-width="1.04in"/>
    </style:style>
    <style:style style:name="TBL_0_115_col_5" style:family="table-column">
      <style:table-column-properties style:column-width="0.06in"/>
    </style:style>
    <style:style style:name="TBL_0_115_col_6" style:family="table-column">
      <style:table-column-properties style:column-width="0.54in"/>
    </style:style>
    <style:style style:name="TBL_0_115_col_7" style:family="table-column">
      <style:table-column-properties style:column-width="0.23in"/>
    </style:style>
    <style:style style:name="TBL_0_115_col_8" style:family="table-column">
      <style:table-column-properties style:column-width="2.16in"/>
    </style:style>
    <style:style style:name="TBL_0_115_col_9" style:family="table-column">
      <style:table-column-properties style:column-width="0.23in"/>
    </style:style>
    <style:style style:name="TBL_0_115_col_10" style:family="table-column">
      <style:table-column-properties style:column-width="1.97in"/>
    </style:style>
    <style:style style:name="TBL_0_115_row_0" style:family="table-row">
      <style:table-row-properties style:use-optimal-row-height="false" style:row-height="0.27in"/>
    </style:style>
    <style:style style:name="TBL_0_115_row_1" style:family="table-row">
      <style:table-row-properties style:use-optimal-row-height="false" style:row-height="0.38in"/>
    </style:style>
    <style:style style:name="TBL_0_115_row_2" style:family="table-row">
      <style:table-row-properties style:use-optimal-row-height="false" style:row-height="0.18in"/>
    </style:style>
    <style:style style:name="TBL_0_115_row_3" style:family="table-row">
      <style:table-row-properties style:use-optimal-row-height="false" style:row-height="1.3in"/>
    </style:style>
    <style:style style:name="TBL_0_115_row_4" style:family="table-row">
      <style:table-row-properties style:use-optimal-row-height="false" style:row-height="0.25in"/>
    </style:style>
    <style:style style:name="TBL_0_115_row_5" style:family="table-row">
      <style:table-row-properties style:use-optimal-row-height="false" style:row-height="0.08in"/>
    </style:style>
    <style:style style:name="TBL_0_115_row_6" style:family="table-row">
      <style:table-row-properties style:use-optimal-row-height="false" style:row-height="0.25in"/>
    </style:style>
    <style:style style:name="TBL_0_115_row_7" style:family="table-row">
      <style:table-row-properties style:use-optimal-row-height="false" style:row-height="0.02in"/>
    </style:style>
    <style:style style:name="TBL_0_115_row_8" style:family="table-row">
      <style:table-row-properties style:use-optimal-row-height="false" style:row-height="0.25in"/>
    </style:style>
    <style:style style:name="TBL_0_115_row_9" style:family="table-row">
      <style:table-row-properties style:use-optimal-row-height="false" style:row-height="0.25in"/>
    </style:style>
    <style:style style:name="TBL_0_116" style:master-page-name="master_0" style:family="table">
      <style:table-properties table:align="left" style:width="8.65in" fo:break-before="page"/>
    </style:style>
    <style:style style:name="TBL_0_116_col_0" style:family="table-column">
      <style:table-column-properties style:column-width="0.19in"/>
    </style:style>
    <style:style style:name="TBL_0_116_col_1" style:family="table-column">
      <style:table-column-properties style:column-width="1.08in"/>
    </style:style>
    <style:style style:name="TBL_0_116_col_2" style:family="table-column">
      <style:table-column-properties style:column-width="0.8in"/>
    </style:style>
    <style:style style:name="TBL_0_116_col_3" style:family="table-column">
      <style:table-column-properties style:column-width="0.3in"/>
    </style:style>
    <style:style style:name="TBL_0_116_col_4" style:family="table-column">
      <style:table-column-properties style:column-width="1.04in"/>
    </style:style>
    <style:style style:name="TBL_0_116_col_5" style:family="table-column">
      <style:table-column-properties style:column-width="0.06in"/>
    </style:style>
    <style:style style:name="TBL_0_116_col_6" style:family="table-column">
      <style:table-column-properties style:column-width="0.54in"/>
    </style:style>
    <style:style style:name="TBL_0_116_col_7" style:family="table-column">
      <style:table-column-properties style:column-width="0.23in"/>
    </style:style>
    <style:style style:name="TBL_0_116_col_8" style:family="table-column">
      <style:table-column-properties style:column-width="2.16in"/>
    </style:style>
    <style:style style:name="TBL_0_116_col_9" style:family="table-column">
      <style:table-column-properties style:column-width="0.23in"/>
    </style:style>
    <style:style style:name="TBL_0_116_col_10" style:family="table-column">
      <style:table-column-properties style:column-width="1.97in"/>
    </style:style>
    <style:style style:name="TBL_0_116_row_0" style:family="table-row">
      <style:table-row-properties style:use-optimal-row-height="false" style:row-height="0.27in"/>
    </style:style>
    <style:style style:name="TBL_0_116_row_1" style:family="table-row">
      <style:table-row-properties style:use-optimal-row-height="false" style:row-height="0.38in"/>
    </style:style>
    <style:style style:name="TBL_0_116_row_2" style:family="table-row">
      <style:table-row-properties style:use-optimal-row-height="false" style:row-height="0.18in"/>
    </style:style>
    <style:style style:name="TBL_0_116_row_3" style:family="table-row">
      <style:table-row-properties style:use-optimal-row-height="false" style:row-height="1.3in"/>
    </style:style>
    <style:style style:name="TBL_0_116_row_4" style:family="table-row">
      <style:table-row-properties style:use-optimal-row-height="false" style:row-height="0.25in"/>
    </style:style>
    <style:style style:name="TBL_0_116_row_5" style:family="table-row">
      <style:table-row-properties style:use-optimal-row-height="false" style:row-height="0.08in"/>
    </style:style>
    <style:style style:name="TBL_0_116_row_6" style:family="table-row">
      <style:table-row-properties style:use-optimal-row-height="false" style:row-height="0.25in"/>
    </style:style>
    <style:style style:name="TBL_0_116_row_7" style:family="table-row">
      <style:table-row-properties style:use-optimal-row-height="false" style:row-height="0.02in"/>
    </style:style>
    <style:style style:name="TBL_0_116_row_8" style:family="table-row">
      <style:table-row-properties style:use-optimal-row-height="false" style:row-height="0.25in"/>
    </style:style>
    <style:style style:name="TBL_0_116_row_9" style:family="table-row">
      <style:table-row-properties style:use-optimal-row-height="false" style:row-height="0.25in"/>
    </style:style>
    <style:style style:name="TBL_0_117" style:master-page-name="master_0" style:family="table">
      <style:table-properties table:align="left" style:width="8.65in" fo:break-before="page"/>
    </style:style>
    <style:style style:name="TBL_0_117_col_0" style:family="table-column">
      <style:table-column-properties style:column-width="0.19in"/>
    </style:style>
    <style:style style:name="TBL_0_117_col_1" style:family="table-column">
      <style:table-column-properties style:column-width="1.08in"/>
    </style:style>
    <style:style style:name="TBL_0_117_col_2" style:family="table-column">
      <style:table-column-properties style:column-width="0.8in"/>
    </style:style>
    <style:style style:name="TBL_0_117_col_3" style:family="table-column">
      <style:table-column-properties style:column-width="0.3in"/>
    </style:style>
    <style:style style:name="TBL_0_117_col_4" style:family="table-column">
      <style:table-column-properties style:column-width="1.04in"/>
    </style:style>
    <style:style style:name="TBL_0_117_col_5" style:family="table-column">
      <style:table-column-properties style:column-width="0.06in"/>
    </style:style>
    <style:style style:name="TBL_0_117_col_6" style:family="table-column">
      <style:table-column-properties style:column-width="0.54in"/>
    </style:style>
    <style:style style:name="TBL_0_117_col_7" style:family="table-column">
      <style:table-column-properties style:column-width="0.23in"/>
    </style:style>
    <style:style style:name="TBL_0_117_col_8" style:family="table-column">
      <style:table-column-properties style:column-width="2.16in"/>
    </style:style>
    <style:style style:name="TBL_0_117_col_9" style:family="table-column">
      <style:table-column-properties style:column-width="0.23in"/>
    </style:style>
    <style:style style:name="TBL_0_117_col_10" style:family="table-column">
      <style:table-column-properties style:column-width="1.97in"/>
    </style:style>
    <style:style style:name="TBL_0_117_row_0" style:family="table-row">
      <style:table-row-properties style:use-optimal-row-height="false" style:row-height="0.27in"/>
    </style:style>
    <style:style style:name="TBL_0_117_row_1" style:family="table-row">
      <style:table-row-properties style:use-optimal-row-height="false" style:row-height="0.38in"/>
    </style:style>
    <style:style style:name="TBL_0_117_row_2" style:family="table-row">
      <style:table-row-properties style:use-optimal-row-height="false" style:row-height="0.18in"/>
    </style:style>
    <style:style style:name="TBL_0_117_row_3" style:family="table-row">
      <style:table-row-properties style:use-optimal-row-height="false" style:row-height="1.3in"/>
    </style:style>
    <style:style style:name="TBL_0_117_row_4" style:family="table-row">
      <style:table-row-properties style:use-optimal-row-height="false" style:row-height="0.25in"/>
    </style:style>
    <style:style style:name="TBL_0_117_row_5" style:family="table-row">
      <style:table-row-properties style:use-optimal-row-height="false" style:row-height="0.08in"/>
    </style:style>
    <style:style style:name="TBL_0_117_row_6" style:family="table-row">
      <style:table-row-properties style:use-optimal-row-height="false" style:row-height="0.25in"/>
    </style:style>
    <style:style style:name="TBL_0_117_row_7" style:family="table-row">
      <style:table-row-properties style:use-optimal-row-height="false" style:row-height="0.02in"/>
    </style:style>
    <style:style style:name="TBL_0_117_row_8" style:family="table-row">
      <style:table-row-properties style:use-optimal-row-height="false" style:row-height="0.25in"/>
    </style:style>
    <style:style style:name="TBL_0_117_row_9" style:family="table-row">
      <style:table-row-properties style:use-optimal-row-height="false" style:row-height="0.25in"/>
    </style:style>
    <style:style style:name="TBL_0_118" style:master-page-name="master_0" style:family="table">
      <style:table-properties table:align="left" style:width="8.65in" fo:break-before="page"/>
    </style:style>
    <style:style style:name="TBL_0_118_col_0" style:family="table-column">
      <style:table-column-properties style:column-width="0.19in"/>
    </style:style>
    <style:style style:name="TBL_0_118_col_1" style:family="table-column">
      <style:table-column-properties style:column-width="1.08in"/>
    </style:style>
    <style:style style:name="TBL_0_118_col_2" style:family="table-column">
      <style:table-column-properties style:column-width="0.8in"/>
    </style:style>
    <style:style style:name="TBL_0_118_col_3" style:family="table-column">
      <style:table-column-properties style:column-width="0.3in"/>
    </style:style>
    <style:style style:name="TBL_0_118_col_4" style:family="table-column">
      <style:table-column-properties style:column-width="1.04in"/>
    </style:style>
    <style:style style:name="TBL_0_118_col_5" style:family="table-column">
      <style:table-column-properties style:column-width="0.06in"/>
    </style:style>
    <style:style style:name="TBL_0_118_col_6" style:family="table-column">
      <style:table-column-properties style:column-width="0.54in"/>
    </style:style>
    <style:style style:name="TBL_0_118_col_7" style:family="table-column">
      <style:table-column-properties style:column-width="0.23in"/>
    </style:style>
    <style:style style:name="TBL_0_118_col_8" style:family="table-column">
      <style:table-column-properties style:column-width="2.16in"/>
    </style:style>
    <style:style style:name="TBL_0_118_col_9" style:family="table-column">
      <style:table-column-properties style:column-width="0.23in"/>
    </style:style>
    <style:style style:name="TBL_0_118_col_10" style:family="table-column">
      <style:table-column-properties style:column-width="1.97in"/>
    </style:style>
    <style:style style:name="TBL_0_118_row_0" style:family="table-row">
      <style:table-row-properties style:use-optimal-row-height="false" style:row-height="0.27in"/>
    </style:style>
    <style:style style:name="TBL_0_118_row_1" style:family="table-row">
      <style:table-row-properties style:use-optimal-row-height="false" style:row-height="0.38in"/>
    </style:style>
    <style:style style:name="TBL_0_118_row_2" style:family="table-row">
      <style:table-row-properties style:use-optimal-row-height="false" style:row-height="0.18in"/>
    </style:style>
    <style:style style:name="TBL_0_118_row_3" style:family="table-row">
      <style:table-row-properties style:use-optimal-row-height="false" style:row-height="1.3in"/>
    </style:style>
    <style:style style:name="TBL_0_118_row_4" style:family="table-row">
      <style:table-row-properties style:use-optimal-row-height="false" style:row-height="0.25in"/>
    </style:style>
    <style:style style:name="TBL_0_118_row_5" style:family="table-row">
      <style:table-row-properties style:use-optimal-row-height="false" style:row-height="0.08in"/>
    </style:style>
    <style:style style:name="TBL_0_118_row_6" style:family="table-row">
      <style:table-row-properties style:use-optimal-row-height="false" style:row-height="0.25in"/>
    </style:style>
    <style:style style:name="TBL_0_118_row_7" style:family="table-row">
      <style:table-row-properties style:use-optimal-row-height="false" style:row-height="0.02in"/>
    </style:style>
    <style:style style:name="TBL_0_118_row_8" style:family="table-row">
      <style:table-row-properties style:use-optimal-row-height="false" style:row-height="0.25in"/>
    </style:style>
    <style:style style:name="TBL_0_118_row_9" style:family="table-row">
      <style:table-row-properties style:use-optimal-row-height="false" style:row-height="0.25in"/>
    </style:style>
    <style:style style:name="TBL_0_119" style:master-page-name="master_0" style:family="table">
      <style:table-properties table:align="left" style:width="8.65in" fo:break-before="page"/>
    </style:style>
    <style:style style:name="TBL_0_119_col_0" style:family="table-column">
      <style:table-column-properties style:column-width="0.19in"/>
    </style:style>
    <style:style style:name="TBL_0_119_col_1" style:family="table-column">
      <style:table-column-properties style:column-width="1.08in"/>
    </style:style>
    <style:style style:name="TBL_0_119_col_2" style:family="table-column">
      <style:table-column-properties style:column-width="0.8in"/>
    </style:style>
    <style:style style:name="TBL_0_119_col_3" style:family="table-column">
      <style:table-column-properties style:column-width="0.3in"/>
    </style:style>
    <style:style style:name="TBL_0_119_col_4" style:family="table-column">
      <style:table-column-properties style:column-width="1.04in"/>
    </style:style>
    <style:style style:name="TBL_0_119_col_5" style:family="table-column">
      <style:table-column-properties style:column-width="0.06in"/>
    </style:style>
    <style:style style:name="TBL_0_119_col_6" style:family="table-column">
      <style:table-column-properties style:column-width="0.54in"/>
    </style:style>
    <style:style style:name="TBL_0_119_col_7" style:family="table-column">
      <style:table-column-properties style:column-width="0.23in"/>
    </style:style>
    <style:style style:name="TBL_0_119_col_8" style:family="table-column">
      <style:table-column-properties style:column-width="2.16in"/>
    </style:style>
    <style:style style:name="TBL_0_119_col_9" style:family="table-column">
      <style:table-column-properties style:column-width="0.23in"/>
    </style:style>
    <style:style style:name="TBL_0_119_col_10" style:family="table-column">
      <style:table-column-properties style:column-width="1.97in"/>
    </style:style>
    <style:style style:name="TBL_0_119_row_0" style:family="table-row">
      <style:table-row-properties style:use-optimal-row-height="false" style:row-height="0.27in"/>
    </style:style>
    <style:style style:name="TBL_0_119_row_1" style:family="table-row">
      <style:table-row-properties style:use-optimal-row-height="false" style:row-height="0.38in"/>
    </style:style>
    <style:style style:name="TBL_0_119_row_2" style:family="table-row">
      <style:table-row-properties style:use-optimal-row-height="false" style:row-height="0.18in"/>
    </style:style>
    <style:style style:name="TBL_0_119_row_3" style:family="table-row">
      <style:table-row-properties style:use-optimal-row-height="false" style:row-height="1.3in"/>
    </style:style>
    <style:style style:name="TBL_0_119_row_4" style:family="table-row">
      <style:table-row-properties style:use-optimal-row-height="false" style:row-height="0.25in"/>
    </style:style>
    <style:style style:name="TBL_0_119_row_5" style:family="table-row">
      <style:table-row-properties style:use-optimal-row-height="false" style:row-height="0.08in"/>
    </style:style>
    <style:style style:name="TBL_0_119_row_6" style:family="table-row">
      <style:table-row-properties style:use-optimal-row-height="false" style:row-height="0.25in"/>
    </style:style>
    <style:style style:name="TBL_0_119_row_7" style:family="table-row">
      <style:table-row-properties style:use-optimal-row-height="false" style:row-height="0.02in"/>
    </style:style>
    <style:style style:name="TBL_0_119_row_8" style:family="table-row">
      <style:table-row-properties style:use-optimal-row-height="false" style:row-height="0.25in"/>
    </style:style>
    <style:style style:name="TBL_0_119_row_9" style:family="table-row">
      <style:table-row-properties style:use-optimal-row-height="false" style:row-height="0.25in"/>
    </style:style>
    <style:style style:name="TBL_0_120" style:master-page-name="master_0" style:family="table">
      <style:table-properties table:align="left" style:width="8.65in" fo:break-before="page"/>
    </style:style>
    <style:style style:name="TBL_0_120_col_0" style:family="table-column">
      <style:table-column-properties style:column-width="0.19in"/>
    </style:style>
    <style:style style:name="TBL_0_120_col_1" style:family="table-column">
      <style:table-column-properties style:column-width="1.08in"/>
    </style:style>
    <style:style style:name="TBL_0_120_col_2" style:family="table-column">
      <style:table-column-properties style:column-width="0.8in"/>
    </style:style>
    <style:style style:name="TBL_0_120_col_3" style:family="table-column">
      <style:table-column-properties style:column-width="0.3in"/>
    </style:style>
    <style:style style:name="TBL_0_120_col_4" style:family="table-column">
      <style:table-column-properties style:column-width="1.04in"/>
    </style:style>
    <style:style style:name="TBL_0_120_col_5" style:family="table-column">
      <style:table-column-properties style:column-width="0.06in"/>
    </style:style>
    <style:style style:name="TBL_0_120_col_6" style:family="table-column">
      <style:table-column-properties style:column-width="0.54in"/>
    </style:style>
    <style:style style:name="TBL_0_120_col_7" style:family="table-column">
      <style:table-column-properties style:column-width="0.23in"/>
    </style:style>
    <style:style style:name="TBL_0_120_col_8" style:family="table-column">
      <style:table-column-properties style:column-width="2.16in"/>
    </style:style>
    <style:style style:name="TBL_0_120_col_9" style:family="table-column">
      <style:table-column-properties style:column-width="0.23in"/>
    </style:style>
    <style:style style:name="TBL_0_120_col_10" style:family="table-column">
      <style:table-column-properties style:column-width="1.97in"/>
    </style:style>
    <style:style style:name="TBL_0_120_row_0" style:family="table-row">
      <style:table-row-properties style:use-optimal-row-height="false" style:row-height="0.27in"/>
    </style:style>
    <style:style style:name="TBL_0_120_row_1" style:family="table-row">
      <style:table-row-properties style:use-optimal-row-height="false" style:row-height="0.38in"/>
    </style:style>
    <style:style style:name="TBL_0_120_row_2" style:family="table-row">
      <style:table-row-properties style:use-optimal-row-height="false" style:row-height="0.18in"/>
    </style:style>
    <style:style style:name="TBL_0_120_row_3" style:family="table-row">
      <style:table-row-properties style:use-optimal-row-height="false" style:row-height="1.3in"/>
    </style:style>
    <style:style style:name="TBL_0_120_row_4" style:family="table-row">
      <style:table-row-properties style:use-optimal-row-height="false" style:row-height="0.25in"/>
    </style:style>
    <style:style style:name="TBL_0_120_row_5" style:family="table-row">
      <style:table-row-properties style:use-optimal-row-height="false" style:row-height="0.08in"/>
    </style:style>
    <style:style style:name="TBL_0_120_row_6" style:family="table-row">
      <style:table-row-properties style:use-optimal-row-height="false" style:row-height="0.25in"/>
    </style:style>
    <style:style style:name="TBL_0_120_row_7" style:family="table-row">
      <style:table-row-properties style:use-optimal-row-height="false" style:row-height="0.02in"/>
    </style:style>
    <style:style style:name="TBL_0_120_row_8" style:family="table-row">
      <style:table-row-properties style:use-optimal-row-height="false" style:row-height="0.25in"/>
    </style:style>
    <style:style style:name="TBL_0_120_row_9" style:family="table-row">
      <style:table-row-properties style:use-optimal-row-height="false" style:row-height="0.25in"/>
    </style:style>
    <style:style style:name="TBL_0_121" style:master-page-name="master_0" style:family="table">
      <style:table-properties table:align="left" style:width="8.65in" fo:break-before="page"/>
    </style:style>
    <style:style style:name="TBL_0_121_col_0" style:family="table-column">
      <style:table-column-properties style:column-width="0.19in"/>
    </style:style>
    <style:style style:name="TBL_0_121_col_1" style:family="table-column">
      <style:table-column-properties style:column-width="1.08in"/>
    </style:style>
    <style:style style:name="TBL_0_121_col_2" style:family="table-column">
      <style:table-column-properties style:column-width="0.8in"/>
    </style:style>
    <style:style style:name="TBL_0_121_col_3" style:family="table-column">
      <style:table-column-properties style:column-width="0.3in"/>
    </style:style>
    <style:style style:name="TBL_0_121_col_4" style:family="table-column">
      <style:table-column-properties style:column-width="1.04in"/>
    </style:style>
    <style:style style:name="TBL_0_121_col_5" style:family="table-column">
      <style:table-column-properties style:column-width="0.06in"/>
    </style:style>
    <style:style style:name="TBL_0_121_col_6" style:family="table-column">
      <style:table-column-properties style:column-width="0.54in"/>
    </style:style>
    <style:style style:name="TBL_0_121_col_7" style:family="table-column">
      <style:table-column-properties style:column-width="0.23in"/>
    </style:style>
    <style:style style:name="TBL_0_121_col_8" style:family="table-column">
      <style:table-column-properties style:column-width="2.16in"/>
    </style:style>
    <style:style style:name="TBL_0_121_col_9" style:family="table-column">
      <style:table-column-properties style:column-width="0.23in"/>
    </style:style>
    <style:style style:name="TBL_0_121_col_10" style:family="table-column">
      <style:table-column-properties style:column-width="1.97in"/>
    </style:style>
    <style:style style:name="TBL_0_121_row_0" style:family="table-row">
      <style:table-row-properties style:use-optimal-row-height="false" style:row-height="0.27in"/>
    </style:style>
    <style:style style:name="TBL_0_121_row_1" style:family="table-row">
      <style:table-row-properties style:use-optimal-row-height="false" style:row-height="0.38in"/>
    </style:style>
    <style:style style:name="TBL_0_121_row_2" style:family="table-row">
      <style:table-row-properties style:use-optimal-row-height="false" style:row-height="0.18in"/>
    </style:style>
    <style:style style:name="TBL_0_121_row_3" style:family="table-row">
      <style:table-row-properties style:use-optimal-row-height="false" style:row-height="1.3in"/>
    </style:style>
    <style:style style:name="TBL_0_121_row_4" style:family="table-row">
      <style:table-row-properties style:use-optimal-row-height="false" style:row-height="0.25in"/>
    </style:style>
    <style:style style:name="TBL_0_121_row_5" style:family="table-row">
      <style:table-row-properties style:use-optimal-row-height="false" style:row-height="0.08in"/>
    </style:style>
    <style:style style:name="TBL_0_121_row_6" style:family="table-row">
      <style:table-row-properties style:use-optimal-row-height="false" style:row-height="0.25in"/>
    </style:style>
    <style:style style:name="TBL_0_121_row_7" style:family="table-row">
      <style:table-row-properties style:use-optimal-row-height="false" style:row-height="0.02in"/>
    </style:style>
    <style:style style:name="TBL_0_121_row_8" style:family="table-row">
      <style:table-row-properties style:use-optimal-row-height="false" style:row-height="0.25in"/>
    </style:style>
    <style:style style:name="TBL_0_121_row_9" style:family="table-row">
      <style:table-row-properties style:use-optimal-row-height="false" style:row-height="0.25in"/>
    </style:style>
    <style:style style:name="TBL_0_122" style:master-page-name="master_0" style:family="table">
      <style:table-properties table:align="left" style:width="8.65in" fo:break-before="page"/>
    </style:style>
    <style:style style:name="TBL_0_122_col_0" style:family="table-column">
      <style:table-column-properties style:column-width="0.19in"/>
    </style:style>
    <style:style style:name="TBL_0_122_col_1" style:family="table-column">
      <style:table-column-properties style:column-width="1.08in"/>
    </style:style>
    <style:style style:name="TBL_0_122_col_2" style:family="table-column">
      <style:table-column-properties style:column-width="0.8in"/>
    </style:style>
    <style:style style:name="TBL_0_122_col_3" style:family="table-column">
      <style:table-column-properties style:column-width="0.3in"/>
    </style:style>
    <style:style style:name="TBL_0_122_col_4" style:family="table-column">
      <style:table-column-properties style:column-width="1.04in"/>
    </style:style>
    <style:style style:name="TBL_0_122_col_5" style:family="table-column">
      <style:table-column-properties style:column-width="0.06in"/>
    </style:style>
    <style:style style:name="TBL_0_122_col_6" style:family="table-column">
      <style:table-column-properties style:column-width="0.54in"/>
    </style:style>
    <style:style style:name="TBL_0_122_col_7" style:family="table-column">
      <style:table-column-properties style:column-width="0.23in"/>
    </style:style>
    <style:style style:name="TBL_0_122_col_8" style:family="table-column">
      <style:table-column-properties style:column-width="2.16in"/>
    </style:style>
    <style:style style:name="TBL_0_122_col_9" style:family="table-column">
      <style:table-column-properties style:column-width="0.23in"/>
    </style:style>
    <style:style style:name="TBL_0_122_col_10" style:family="table-column">
      <style:table-column-properties style:column-width="1.97in"/>
    </style:style>
    <style:style style:name="TBL_0_122_row_0" style:family="table-row">
      <style:table-row-properties style:use-optimal-row-height="false" style:row-height="0.27in"/>
    </style:style>
    <style:style style:name="TBL_0_122_row_1" style:family="table-row">
      <style:table-row-properties style:use-optimal-row-height="false" style:row-height="0.38in"/>
    </style:style>
    <style:style style:name="TBL_0_122_row_2" style:family="table-row">
      <style:table-row-properties style:use-optimal-row-height="false" style:row-height="0.18in"/>
    </style:style>
    <style:style style:name="TBL_0_122_row_3" style:family="table-row">
      <style:table-row-properties style:use-optimal-row-height="false" style:row-height="1.3in"/>
    </style:style>
    <style:style style:name="TBL_0_122_row_4" style:family="table-row">
      <style:table-row-properties style:use-optimal-row-height="false" style:row-height="0.25in"/>
    </style:style>
    <style:style style:name="TBL_0_122_row_5" style:family="table-row">
      <style:table-row-properties style:use-optimal-row-height="false" style:row-height="0.08in"/>
    </style:style>
    <style:style style:name="TBL_0_122_row_6" style:family="table-row">
      <style:table-row-properties style:use-optimal-row-height="false" style:row-height="0.25in"/>
    </style:style>
    <style:style style:name="TBL_0_122_row_7" style:family="table-row">
      <style:table-row-properties style:use-optimal-row-height="false" style:row-height="0.02in"/>
    </style:style>
    <style:style style:name="TBL_0_122_row_8" style:family="table-row">
      <style:table-row-properties style:use-optimal-row-height="false" style:row-height="0.25in"/>
    </style:style>
    <style:style style:name="TBL_0_122_row_9" style:family="table-row">
      <style:table-row-properties style:use-optimal-row-height="false" style:row-height="0.25in"/>
    </style:style>
    <style:style style:name="TBL_0_123" style:master-page-name="master_0" style:family="table">
      <style:table-properties table:align="left" style:width="8.65in" fo:break-before="page"/>
    </style:style>
    <style:style style:name="TBL_0_123_col_0" style:family="table-column">
      <style:table-column-properties style:column-width="0.19in"/>
    </style:style>
    <style:style style:name="TBL_0_123_col_1" style:family="table-column">
      <style:table-column-properties style:column-width="1.08in"/>
    </style:style>
    <style:style style:name="TBL_0_123_col_2" style:family="table-column">
      <style:table-column-properties style:column-width="0.8in"/>
    </style:style>
    <style:style style:name="TBL_0_123_col_3" style:family="table-column">
      <style:table-column-properties style:column-width="0.3in"/>
    </style:style>
    <style:style style:name="TBL_0_123_col_4" style:family="table-column">
      <style:table-column-properties style:column-width="1.04in"/>
    </style:style>
    <style:style style:name="TBL_0_123_col_5" style:family="table-column">
      <style:table-column-properties style:column-width="0.06in"/>
    </style:style>
    <style:style style:name="TBL_0_123_col_6" style:family="table-column">
      <style:table-column-properties style:column-width="0.54in"/>
    </style:style>
    <style:style style:name="TBL_0_123_col_7" style:family="table-column">
      <style:table-column-properties style:column-width="0.23in"/>
    </style:style>
    <style:style style:name="TBL_0_123_col_8" style:family="table-column">
      <style:table-column-properties style:column-width="2.16in"/>
    </style:style>
    <style:style style:name="TBL_0_123_col_9" style:family="table-column">
      <style:table-column-properties style:column-width="0.23in"/>
    </style:style>
    <style:style style:name="TBL_0_123_col_10" style:family="table-column">
      <style:table-column-properties style:column-width="1.97in"/>
    </style:style>
    <style:style style:name="TBL_0_123_row_0" style:family="table-row">
      <style:table-row-properties style:use-optimal-row-height="false" style:row-height="0.27in"/>
    </style:style>
    <style:style style:name="TBL_0_123_row_1" style:family="table-row">
      <style:table-row-properties style:use-optimal-row-height="false" style:row-height="0.38in"/>
    </style:style>
    <style:style style:name="TBL_0_123_row_2" style:family="table-row">
      <style:table-row-properties style:use-optimal-row-height="false" style:row-height="0.18in"/>
    </style:style>
    <style:style style:name="TBL_0_123_row_3" style:family="table-row">
      <style:table-row-properties style:use-optimal-row-height="false" style:row-height="1.3in"/>
    </style:style>
    <style:style style:name="TBL_0_123_row_4" style:family="table-row">
      <style:table-row-properties style:use-optimal-row-height="false" style:row-height="0.25in"/>
    </style:style>
    <style:style style:name="TBL_0_123_row_5" style:family="table-row">
      <style:table-row-properties style:use-optimal-row-height="false" style:row-height="0.08in"/>
    </style:style>
    <style:style style:name="TBL_0_123_row_6" style:family="table-row">
      <style:table-row-properties style:use-optimal-row-height="false" style:row-height="0.25in"/>
    </style:style>
    <style:style style:name="TBL_0_123_row_7" style:family="table-row">
      <style:table-row-properties style:use-optimal-row-height="false" style:row-height="0.02in"/>
    </style:style>
    <style:style style:name="TBL_0_123_row_8" style:family="table-row">
      <style:table-row-properties style:use-optimal-row-height="false" style:row-height="0.25in"/>
    </style:style>
    <style:style style:name="TBL_0_123_row_9" style:family="table-row">
      <style:table-row-properties style:use-optimal-row-height="false" style:row-height="0.25in"/>
    </style:style>
    <style:style style:name="TBL_0_124" style:master-page-name="master_0" style:family="table">
      <style:table-properties table:align="left" style:width="8.65in" fo:break-before="page"/>
    </style:style>
    <style:style style:name="TBL_0_124_col_0" style:family="table-column">
      <style:table-column-properties style:column-width="0.19in"/>
    </style:style>
    <style:style style:name="TBL_0_124_col_1" style:family="table-column">
      <style:table-column-properties style:column-width="1.08in"/>
    </style:style>
    <style:style style:name="TBL_0_124_col_2" style:family="table-column">
      <style:table-column-properties style:column-width="0.8in"/>
    </style:style>
    <style:style style:name="TBL_0_124_col_3" style:family="table-column">
      <style:table-column-properties style:column-width="0.3in"/>
    </style:style>
    <style:style style:name="TBL_0_124_col_4" style:family="table-column">
      <style:table-column-properties style:column-width="1.04in"/>
    </style:style>
    <style:style style:name="TBL_0_124_col_5" style:family="table-column">
      <style:table-column-properties style:column-width="0.06in"/>
    </style:style>
    <style:style style:name="TBL_0_124_col_6" style:family="table-column">
      <style:table-column-properties style:column-width="0.54in"/>
    </style:style>
    <style:style style:name="TBL_0_124_col_7" style:family="table-column">
      <style:table-column-properties style:column-width="0.23in"/>
    </style:style>
    <style:style style:name="TBL_0_124_col_8" style:family="table-column">
      <style:table-column-properties style:column-width="2.16in"/>
    </style:style>
    <style:style style:name="TBL_0_124_col_9" style:family="table-column">
      <style:table-column-properties style:column-width="0.23in"/>
    </style:style>
    <style:style style:name="TBL_0_124_col_10" style:family="table-column">
      <style:table-column-properties style:column-width="1.97in"/>
    </style:style>
    <style:style style:name="TBL_0_124_row_0" style:family="table-row">
      <style:table-row-properties style:use-optimal-row-height="false" style:row-height="0.27in"/>
    </style:style>
    <style:style style:name="TBL_0_124_row_1" style:family="table-row">
      <style:table-row-properties style:use-optimal-row-height="false" style:row-height="0.38in"/>
    </style:style>
    <style:style style:name="TBL_0_124_row_2" style:family="table-row">
      <style:table-row-properties style:use-optimal-row-height="false" style:row-height="0.18in"/>
    </style:style>
    <style:style style:name="TBL_0_124_row_3" style:family="table-row">
      <style:table-row-properties style:use-optimal-row-height="false" style:row-height="1.3in"/>
    </style:style>
    <style:style style:name="TBL_0_124_row_4" style:family="table-row">
      <style:table-row-properties style:use-optimal-row-height="false" style:row-height="0.25in"/>
    </style:style>
    <style:style style:name="TBL_0_124_row_5" style:family="table-row">
      <style:table-row-properties style:use-optimal-row-height="false" style:row-height="0.08in"/>
    </style:style>
    <style:style style:name="TBL_0_124_row_6" style:family="table-row">
      <style:table-row-properties style:use-optimal-row-height="false" style:row-height="0.25in"/>
    </style:style>
    <style:style style:name="TBL_0_124_row_7" style:family="table-row">
      <style:table-row-properties style:use-optimal-row-height="false" style:row-height="0.02in"/>
    </style:style>
    <style:style style:name="TBL_0_124_row_8" style:family="table-row">
      <style:table-row-properties style:use-optimal-row-height="false" style:row-height="0.25in"/>
    </style:style>
    <style:style style:name="TBL_0_124_row_9" style:family="table-row">
      <style:table-row-properties style:use-optimal-row-height="false" style:row-height="0.25in"/>
    </style:style>
    <style:style style:name="TBL_0_125" style:master-page-name="master_0" style:family="table">
      <style:table-properties table:align="left" style:width="8.65in" fo:break-before="page"/>
    </style:style>
    <style:style style:name="TBL_0_125_col_0" style:family="table-column">
      <style:table-column-properties style:column-width="0.19in"/>
    </style:style>
    <style:style style:name="TBL_0_125_col_1" style:family="table-column">
      <style:table-column-properties style:column-width="1.08in"/>
    </style:style>
    <style:style style:name="TBL_0_125_col_2" style:family="table-column">
      <style:table-column-properties style:column-width="0.8in"/>
    </style:style>
    <style:style style:name="TBL_0_125_col_3" style:family="table-column">
      <style:table-column-properties style:column-width="0.3in"/>
    </style:style>
    <style:style style:name="TBL_0_125_col_4" style:family="table-column">
      <style:table-column-properties style:column-width="1.04in"/>
    </style:style>
    <style:style style:name="TBL_0_125_col_5" style:family="table-column">
      <style:table-column-properties style:column-width="0.06in"/>
    </style:style>
    <style:style style:name="TBL_0_125_col_6" style:family="table-column">
      <style:table-column-properties style:column-width="0.54in"/>
    </style:style>
    <style:style style:name="TBL_0_125_col_7" style:family="table-column">
      <style:table-column-properties style:column-width="0.23in"/>
    </style:style>
    <style:style style:name="TBL_0_125_col_8" style:family="table-column">
      <style:table-column-properties style:column-width="2.16in"/>
    </style:style>
    <style:style style:name="TBL_0_125_col_9" style:family="table-column">
      <style:table-column-properties style:column-width="0.23in"/>
    </style:style>
    <style:style style:name="TBL_0_125_col_10" style:family="table-column">
      <style:table-column-properties style:column-width="1.97in"/>
    </style:style>
    <style:style style:name="TBL_0_125_row_0" style:family="table-row">
      <style:table-row-properties style:use-optimal-row-height="false" style:row-height="0.27in"/>
    </style:style>
    <style:style style:name="TBL_0_125_row_1" style:family="table-row">
      <style:table-row-properties style:use-optimal-row-height="false" style:row-height="0.38in"/>
    </style:style>
    <style:style style:name="TBL_0_125_row_2" style:family="table-row">
      <style:table-row-properties style:use-optimal-row-height="false" style:row-height="0.18in"/>
    </style:style>
    <style:style style:name="TBL_0_125_row_3" style:family="table-row">
      <style:table-row-properties style:use-optimal-row-height="false" style:row-height="1.3in"/>
    </style:style>
    <style:style style:name="TBL_0_125_row_4" style:family="table-row">
      <style:table-row-properties style:use-optimal-row-height="false" style:row-height="0.25in"/>
    </style:style>
    <style:style style:name="TBL_0_125_row_5" style:family="table-row">
      <style:table-row-properties style:use-optimal-row-height="false" style:row-height="0.08in"/>
    </style:style>
    <style:style style:name="TBL_0_125_row_6" style:family="table-row">
      <style:table-row-properties style:use-optimal-row-height="false" style:row-height="0.25in"/>
    </style:style>
    <style:style style:name="TBL_0_125_row_7" style:family="table-row">
      <style:table-row-properties style:use-optimal-row-height="false" style:row-height="0.02in"/>
    </style:style>
    <style:style style:name="TBL_0_125_row_8" style:family="table-row">
      <style:table-row-properties style:use-optimal-row-height="false" style:row-height="0.25in"/>
    </style:style>
    <style:style style:name="TBL_0_125_row_9" style:family="table-row">
      <style:table-row-properties style:use-optimal-row-height="false" style:row-height="0.25in"/>
    </style:style>
    <style:style style:name="TBL_0_126" style:master-page-name="master_0" style:family="table">
      <style:table-properties table:align="left" style:width="8.65in" fo:break-before="page"/>
    </style:style>
    <style:style style:name="TBL_0_126_col_0" style:family="table-column">
      <style:table-column-properties style:column-width="0.19in"/>
    </style:style>
    <style:style style:name="TBL_0_126_col_1" style:family="table-column">
      <style:table-column-properties style:column-width="1.08in"/>
    </style:style>
    <style:style style:name="TBL_0_126_col_2" style:family="table-column">
      <style:table-column-properties style:column-width="0.8in"/>
    </style:style>
    <style:style style:name="TBL_0_126_col_3" style:family="table-column">
      <style:table-column-properties style:column-width="0.3in"/>
    </style:style>
    <style:style style:name="TBL_0_126_col_4" style:family="table-column">
      <style:table-column-properties style:column-width="1.04in"/>
    </style:style>
    <style:style style:name="TBL_0_126_col_5" style:family="table-column">
      <style:table-column-properties style:column-width="0.06in"/>
    </style:style>
    <style:style style:name="TBL_0_126_col_6" style:family="table-column">
      <style:table-column-properties style:column-width="0.54in"/>
    </style:style>
    <style:style style:name="TBL_0_126_col_7" style:family="table-column">
      <style:table-column-properties style:column-width="0.23in"/>
    </style:style>
    <style:style style:name="TBL_0_126_col_8" style:family="table-column">
      <style:table-column-properties style:column-width="2.16in"/>
    </style:style>
    <style:style style:name="TBL_0_126_col_9" style:family="table-column">
      <style:table-column-properties style:column-width="0.23in"/>
    </style:style>
    <style:style style:name="TBL_0_126_col_10" style:family="table-column">
      <style:table-column-properties style:column-width="1.97in"/>
    </style:style>
    <style:style style:name="TBL_0_126_row_0" style:family="table-row">
      <style:table-row-properties style:use-optimal-row-height="false" style:row-height="0.27in"/>
    </style:style>
    <style:style style:name="TBL_0_126_row_1" style:family="table-row">
      <style:table-row-properties style:use-optimal-row-height="false" style:row-height="0.38in"/>
    </style:style>
    <style:style style:name="TBL_0_126_row_2" style:family="table-row">
      <style:table-row-properties style:use-optimal-row-height="false" style:row-height="0.18in"/>
    </style:style>
    <style:style style:name="TBL_0_126_row_3" style:family="table-row">
      <style:table-row-properties style:use-optimal-row-height="false" style:row-height="1.3in"/>
    </style:style>
    <style:style style:name="TBL_0_126_row_4" style:family="table-row">
      <style:table-row-properties style:use-optimal-row-height="false" style:row-height="0.25in"/>
    </style:style>
    <style:style style:name="TBL_0_126_row_5" style:family="table-row">
      <style:table-row-properties style:use-optimal-row-height="false" style:row-height="0.08in"/>
    </style:style>
    <style:style style:name="TBL_0_126_row_6" style:family="table-row">
      <style:table-row-properties style:use-optimal-row-height="false" style:row-height="0.25in"/>
    </style:style>
    <style:style style:name="TBL_0_126_row_7" style:family="table-row">
      <style:table-row-properties style:use-optimal-row-height="false" style:row-height="0.02in"/>
    </style:style>
    <style:style style:name="TBL_0_126_row_8" style:family="table-row">
      <style:table-row-properties style:use-optimal-row-height="false" style:row-height="0.25in"/>
    </style:style>
    <style:style style:name="TBL_0_126_row_9" style:family="table-row">
      <style:table-row-properties style:use-optimal-row-height="false" style:row-height="0.25in"/>
    </style:style>
    <style:style style:name="TBL_0_127" style:master-page-name="master_0" style:family="table">
      <style:table-properties table:align="left" style:width="8.65in" fo:break-before="page"/>
    </style:style>
    <style:style style:name="TBL_0_127_col_0" style:family="table-column">
      <style:table-column-properties style:column-width="0.19in"/>
    </style:style>
    <style:style style:name="TBL_0_127_col_1" style:family="table-column">
      <style:table-column-properties style:column-width="1.08in"/>
    </style:style>
    <style:style style:name="TBL_0_127_col_2" style:family="table-column">
      <style:table-column-properties style:column-width="0.8in"/>
    </style:style>
    <style:style style:name="TBL_0_127_col_3" style:family="table-column">
      <style:table-column-properties style:column-width="0.3in"/>
    </style:style>
    <style:style style:name="TBL_0_127_col_4" style:family="table-column">
      <style:table-column-properties style:column-width="1.04in"/>
    </style:style>
    <style:style style:name="TBL_0_127_col_5" style:family="table-column">
      <style:table-column-properties style:column-width="0.06in"/>
    </style:style>
    <style:style style:name="TBL_0_127_col_6" style:family="table-column">
      <style:table-column-properties style:column-width="0.54in"/>
    </style:style>
    <style:style style:name="TBL_0_127_col_7" style:family="table-column">
      <style:table-column-properties style:column-width="0.23in"/>
    </style:style>
    <style:style style:name="TBL_0_127_col_8" style:family="table-column">
      <style:table-column-properties style:column-width="2.16in"/>
    </style:style>
    <style:style style:name="TBL_0_127_col_9" style:family="table-column">
      <style:table-column-properties style:column-width="0.23in"/>
    </style:style>
    <style:style style:name="TBL_0_127_col_10" style:family="table-column">
      <style:table-column-properties style:column-width="1.97in"/>
    </style:style>
    <style:style style:name="TBL_0_127_row_0" style:family="table-row">
      <style:table-row-properties style:use-optimal-row-height="false" style:row-height="0.27in"/>
    </style:style>
    <style:style style:name="TBL_0_127_row_1" style:family="table-row">
      <style:table-row-properties style:use-optimal-row-height="false" style:row-height="0.38in"/>
    </style:style>
    <style:style style:name="TBL_0_127_row_2" style:family="table-row">
      <style:table-row-properties style:use-optimal-row-height="false" style:row-height="0.18in"/>
    </style:style>
    <style:style style:name="TBL_0_127_row_3" style:family="table-row">
      <style:table-row-properties style:use-optimal-row-height="false" style:row-height="1.3in"/>
    </style:style>
    <style:style style:name="TBL_0_127_row_4" style:family="table-row">
      <style:table-row-properties style:use-optimal-row-height="false" style:row-height="0.25in"/>
    </style:style>
    <style:style style:name="TBL_0_127_row_5" style:family="table-row">
      <style:table-row-properties style:use-optimal-row-height="false" style:row-height="0.08in"/>
    </style:style>
    <style:style style:name="TBL_0_127_row_6" style:family="table-row">
      <style:table-row-properties style:use-optimal-row-height="false" style:row-height="0.25in"/>
    </style:style>
    <style:style style:name="TBL_0_127_row_7" style:family="table-row">
      <style:table-row-properties style:use-optimal-row-height="false" style:row-height="0.02in"/>
    </style:style>
    <style:style style:name="TBL_0_127_row_8" style:family="table-row">
      <style:table-row-properties style:use-optimal-row-height="false" style:row-height="0.25in"/>
    </style:style>
    <style:style style:name="TBL_0_127_row_9" style:family="table-row">
      <style:table-row-properties style:use-optimal-row-height="false" style:row-height="0.25in"/>
    </style:style>
    <style:style style:name="TBL_0_128" style:master-page-name="master_0" style:family="table">
      <style:table-properties table:align="left" style:width="8.65in" fo:break-before="page"/>
    </style:style>
    <style:style style:name="TBL_0_128_col_0" style:family="table-column">
      <style:table-column-properties style:column-width="0.19in"/>
    </style:style>
    <style:style style:name="TBL_0_128_col_1" style:family="table-column">
      <style:table-column-properties style:column-width="1.08in"/>
    </style:style>
    <style:style style:name="TBL_0_128_col_2" style:family="table-column">
      <style:table-column-properties style:column-width="0.8in"/>
    </style:style>
    <style:style style:name="TBL_0_128_col_3" style:family="table-column">
      <style:table-column-properties style:column-width="0.3in"/>
    </style:style>
    <style:style style:name="TBL_0_128_col_4" style:family="table-column">
      <style:table-column-properties style:column-width="1.04in"/>
    </style:style>
    <style:style style:name="TBL_0_128_col_5" style:family="table-column">
      <style:table-column-properties style:column-width="0.06in"/>
    </style:style>
    <style:style style:name="TBL_0_128_col_6" style:family="table-column">
      <style:table-column-properties style:column-width="0.54in"/>
    </style:style>
    <style:style style:name="TBL_0_128_col_7" style:family="table-column">
      <style:table-column-properties style:column-width="0.23in"/>
    </style:style>
    <style:style style:name="TBL_0_128_col_8" style:family="table-column">
      <style:table-column-properties style:column-width="2.16in"/>
    </style:style>
    <style:style style:name="TBL_0_128_col_9" style:family="table-column">
      <style:table-column-properties style:column-width="0.23in"/>
    </style:style>
    <style:style style:name="TBL_0_128_col_10" style:family="table-column">
      <style:table-column-properties style:column-width="1.97in"/>
    </style:style>
    <style:style style:name="TBL_0_128_row_0" style:family="table-row">
      <style:table-row-properties style:use-optimal-row-height="false" style:row-height="0.27in"/>
    </style:style>
    <style:style style:name="TBL_0_128_row_1" style:family="table-row">
      <style:table-row-properties style:use-optimal-row-height="false" style:row-height="0.38in"/>
    </style:style>
    <style:style style:name="TBL_0_128_row_2" style:family="table-row">
      <style:table-row-properties style:use-optimal-row-height="false" style:row-height="0.18in"/>
    </style:style>
    <style:style style:name="TBL_0_128_row_3" style:family="table-row">
      <style:table-row-properties style:use-optimal-row-height="false" style:row-height="1.3in"/>
    </style:style>
    <style:style style:name="TBL_0_128_row_4" style:family="table-row">
      <style:table-row-properties style:use-optimal-row-height="false" style:row-height="0.25in"/>
    </style:style>
    <style:style style:name="TBL_0_128_row_5" style:family="table-row">
      <style:table-row-properties style:use-optimal-row-height="false" style:row-height="0.08in"/>
    </style:style>
    <style:style style:name="TBL_0_128_row_6" style:family="table-row">
      <style:table-row-properties style:use-optimal-row-height="false" style:row-height="0.25in"/>
    </style:style>
    <style:style style:name="TBL_0_128_row_7" style:family="table-row">
      <style:table-row-properties style:use-optimal-row-height="false" style:row-height="0.02in"/>
    </style:style>
    <style:style style:name="TBL_0_128_row_8" style:family="table-row">
      <style:table-row-properties style:use-optimal-row-height="false" style:row-height="0.25in"/>
    </style:style>
    <style:style style:name="TBL_0_128_row_9" style:family="table-row">
      <style:table-row-properties style:use-optimal-row-height="false" style:row-height="0.25in"/>
    </style:style>
    <style:style style:name="TBL_0_129" style:master-page-name="master_0" style:family="table">
      <style:table-properties table:align="left" style:width="8.65in" fo:break-before="page"/>
    </style:style>
    <style:style style:name="TBL_0_129_col_0" style:family="table-column">
      <style:table-column-properties style:column-width="0.19in"/>
    </style:style>
    <style:style style:name="TBL_0_129_col_1" style:family="table-column">
      <style:table-column-properties style:column-width="1.08in"/>
    </style:style>
    <style:style style:name="TBL_0_129_col_2" style:family="table-column">
      <style:table-column-properties style:column-width="0.8in"/>
    </style:style>
    <style:style style:name="TBL_0_129_col_3" style:family="table-column">
      <style:table-column-properties style:column-width="0.3in"/>
    </style:style>
    <style:style style:name="TBL_0_129_col_4" style:family="table-column">
      <style:table-column-properties style:column-width="1.04in"/>
    </style:style>
    <style:style style:name="TBL_0_129_col_5" style:family="table-column">
      <style:table-column-properties style:column-width="0.06in"/>
    </style:style>
    <style:style style:name="TBL_0_129_col_6" style:family="table-column">
      <style:table-column-properties style:column-width="0.54in"/>
    </style:style>
    <style:style style:name="TBL_0_129_col_7" style:family="table-column">
      <style:table-column-properties style:column-width="0.23in"/>
    </style:style>
    <style:style style:name="TBL_0_129_col_8" style:family="table-column">
      <style:table-column-properties style:column-width="2.16in"/>
    </style:style>
    <style:style style:name="TBL_0_129_col_9" style:family="table-column">
      <style:table-column-properties style:column-width="0.23in"/>
    </style:style>
    <style:style style:name="TBL_0_129_col_10" style:family="table-column">
      <style:table-column-properties style:column-width="1.97in"/>
    </style:style>
    <style:style style:name="TBL_0_129_row_0" style:family="table-row">
      <style:table-row-properties style:use-optimal-row-height="false" style:row-height="0.27in"/>
    </style:style>
    <style:style style:name="TBL_0_129_row_1" style:family="table-row">
      <style:table-row-properties style:use-optimal-row-height="false" style:row-height="0.38in"/>
    </style:style>
    <style:style style:name="TBL_0_129_row_2" style:family="table-row">
      <style:table-row-properties style:use-optimal-row-height="false" style:row-height="0.18in"/>
    </style:style>
    <style:style style:name="TBL_0_129_row_3" style:family="table-row">
      <style:table-row-properties style:use-optimal-row-height="false" style:row-height="1.3in"/>
    </style:style>
    <style:style style:name="TBL_0_129_row_4" style:family="table-row">
      <style:table-row-properties style:use-optimal-row-height="false" style:row-height="0.25in"/>
    </style:style>
    <style:style style:name="TBL_0_129_row_5" style:family="table-row">
      <style:table-row-properties style:use-optimal-row-height="false" style:row-height="0.08in"/>
    </style:style>
    <style:style style:name="TBL_0_129_row_6" style:family="table-row">
      <style:table-row-properties style:use-optimal-row-height="false" style:row-height="0.25in"/>
    </style:style>
    <style:style style:name="TBL_0_129_row_7" style:family="table-row">
      <style:table-row-properties style:use-optimal-row-height="false" style:row-height="0.02in"/>
    </style:style>
    <style:style style:name="TBL_0_129_row_8" style:family="table-row">
      <style:table-row-properties style:use-optimal-row-height="false" style:row-height="0.25in"/>
    </style:style>
    <style:style style:name="TBL_0_129_row_9" style:family="table-row">
      <style:table-row-properties style:use-optimal-row-height="false" style:row-height="0.25in"/>
    </style:style>
    <style:style style:name="TBL_0_130" style:master-page-name="master_0" style:family="table">
      <style:table-properties table:align="left" style:width="8.65in" fo:break-before="page"/>
    </style:style>
    <style:style style:name="TBL_0_130_col_0" style:family="table-column">
      <style:table-column-properties style:column-width="0.19in"/>
    </style:style>
    <style:style style:name="TBL_0_130_col_1" style:family="table-column">
      <style:table-column-properties style:column-width="1.08in"/>
    </style:style>
    <style:style style:name="TBL_0_130_col_2" style:family="table-column">
      <style:table-column-properties style:column-width="0.8in"/>
    </style:style>
    <style:style style:name="TBL_0_130_col_3" style:family="table-column">
      <style:table-column-properties style:column-width="0.3in"/>
    </style:style>
    <style:style style:name="TBL_0_130_col_4" style:family="table-column">
      <style:table-column-properties style:column-width="1.04in"/>
    </style:style>
    <style:style style:name="TBL_0_130_col_5" style:family="table-column">
      <style:table-column-properties style:column-width="0.06in"/>
    </style:style>
    <style:style style:name="TBL_0_130_col_6" style:family="table-column">
      <style:table-column-properties style:column-width="0.54in"/>
    </style:style>
    <style:style style:name="TBL_0_130_col_7" style:family="table-column">
      <style:table-column-properties style:column-width="0.23in"/>
    </style:style>
    <style:style style:name="TBL_0_130_col_8" style:family="table-column">
      <style:table-column-properties style:column-width="2.16in"/>
    </style:style>
    <style:style style:name="TBL_0_130_col_9" style:family="table-column">
      <style:table-column-properties style:column-width="0.23in"/>
    </style:style>
    <style:style style:name="TBL_0_130_col_10" style:family="table-column">
      <style:table-column-properties style:column-width="1.97in"/>
    </style:style>
    <style:style style:name="TBL_0_130_row_0" style:family="table-row">
      <style:table-row-properties style:use-optimal-row-height="false" style:row-height="0.27in"/>
    </style:style>
    <style:style style:name="TBL_0_130_row_1" style:family="table-row">
      <style:table-row-properties style:use-optimal-row-height="false" style:row-height="0.38in"/>
    </style:style>
    <style:style style:name="TBL_0_130_row_2" style:family="table-row">
      <style:table-row-properties style:use-optimal-row-height="false" style:row-height="0.18in"/>
    </style:style>
    <style:style style:name="TBL_0_130_row_3" style:family="table-row">
      <style:table-row-properties style:use-optimal-row-height="false" style:row-height="1.3in"/>
    </style:style>
    <style:style style:name="TBL_0_130_row_4" style:family="table-row">
      <style:table-row-properties style:use-optimal-row-height="false" style:row-height="0.25in"/>
    </style:style>
    <style:style style:name="TBL_0_130_row_5" style:family="table-row">
      <style:table-row-properties style:use-optimal-row-height="false" style:row-height="0.08in"/>
    </style:style>
    <style:style style:name="TBL_0_130_row_6" style:family="table-row">
      <style:table-row-properties style:use-optimal-row-height="false" style:row-height="0.25in"/>
    </style:style>
    <style:style style:name="TBL_0_130_row_7" style:family="table-row">
      <style:table-row-properties style:use-optimal-row-height="false" style:row-height="0.02in"/>
    </style:style>
    <style:style style:name="TBL_0_130_row_8" style:family="table-row">
      <style:table-row-properties style:use-optimal-row-height="false" style:row-height="0.25in"/>
    </style:style>
    <style:style style:name="TBL_0_130_row_9" style:family="table-row">
      <style:table-row-properties style:use-optimal-row-height="false" style:row-height="0.25in"/>
    </style:style>
    <style:style style:name="TBL_0_131" style:master-page-name="master_0" style:family="table">
      <style:table-properties table:align="left" style:width="8.65in" fo:break-before="page"/>
    </style:style>
    <style:style style:name="TBL_0_131_col_0" style:family="table-column">
      <style:table-column-properties style:column-width="0.19in"/>
    </style:style>
    <style:style style:name="TBL_0_131_col_1" style:family="table-column">
      <style:table-column-properties style:column-width="1.08in"/>
    </style:style>
    <style:style style:name="TBL_0_131_col_2" style:family="table-column">
      <style:table-column-properties style:column-width="0.8in"/>
    </style:style>
    <style:style style:name="TBL_0_131_col_3" style:family="table-column">
      <style:table-column-properties style:column-width="0.3in"/>
    </style:style>
    <style:style style:name="TBL_0_131_col_4" style:family="table-column">
      <style:table-column-properties style:column-width="1.04in"/>
    </style:style>
    <style:style style:name="TBL_0_131_col_5" style:family="table-column">
      <style:table-column-properties style:column-width="0.06in"/>
    </style:style>
    <style:style style:name="TBL_0_131_col_6" style:family="table-column">
      <style:table-column-properties style:column-width="0.54in"/>
    </style:style>
    <style:style style:name="TBL_0_131_col_7" style:family="table-column">
      <style:table-column-properties style:column-width="0.23in"/>
    </style:style>
    <style:style style:name="TBL_0_131_col_8" style:family="table-column">
      <style:table-column-properties style:column-width="2.16in"/>
    </style:style>
    <style:style style:name="TBL_0_131_col_9" style:family="table-column">
      <style:table-column-properties style:column-width="0.23in"/>
    </style:style>
    <style:style style:name="TBL_0_131_col_10" style:family="table-column">
      <style:table-column-properties style:column-width="1.97in"/>
    </style:style>
    <style:style style:name="TBL_0_131_row_0" style:family="table-row">
      <style:table-row-properties style:use-optimal-row-height="false" style:row-height="0.27in"/>
    </style:style>
    <style:style style:name="TBL_0_131_row_1" style:family="table-row">
      <style:table-row-properties style:use-optimal-row-height="false" style:row-height="0.38in"/>
    </style:style>
    <style:style style:name="TBL_0_131_row_2" style:family="table-row">
      <style:table-row-properties style:use-optimal-row-height="false" style:row-height="0.18in"/>
    </style:style>
    <style:style style:name="TBL_0_131_row_3" style:family="table-row">
      <style:table-row-properties style:use-optimal-row-height="false" style:row-height="1.3in"/>
    </style:style>
    <style:style style:name="TBL_0_131_row_4" style:family="table-row">
      <style:table-row-properties style:use-optimal-row-height="false" style:row-height="0.25in"/>
    </style:style>
    <style:style style:name="TBL_0_131_row_5" style:family="table-row">
      <style:table-row-properties style:use-optimal-row-height="false" style:row-height="0.08in"/>
    </style:style>
    <style:style style:name="TBL_0_131_row_6" style:family="table-row">
      <style:table-row-properties style:use-optimal-row-height="false" style:row-height="0.25in"/>
    </style:style>
    <style:style style:name="TBL_0_131_row_7" style:family="table-row">
      <style:table-row-properties style:use-optimal-row-height="false" style:row-height="0.02in"/>
    </style:style>
    <style:style style:name="TBL_0_131_row_8" style:family="table-row">
      <style:table-row-properties style:use-optimal-row-height="false" style:row-height="0.25in"/>
    </style:style>
    <style:style style:name="TBL_0_131_row_9" style:family="table-row">
      <style:table-row-properties style:use-optimal-row-height="false" style:row-height="0.25in"/>
    </style:style>
    <style:style style:name="TBL_0_132" style:master-page-name="master_0" style:family="table">
      <style:table-properties table:align="left" style:width="8.65in" fo:break-before="page"/>
    </style:style>
    <style:style style:name="TBL_0_132_col_0" style:family="table-column">
      <style:table-column-properties style:column-width="0.19in"/>
    </style:style>
    <style:style style:name="TBL_0_132_col_1" style:family="table-column">
      <style:table-column-properties style:column-width="1.08in"/>
    </style:style>
    <style:style style:name="TBL_0_132_col_2" style:family="table-column">
      <style:table-column-properties style:column-width="0.8in"/>
    </style:style>
    <style:style style:name="TBL_0_132_col_3" style:family="table-column">
      <style:table-column-properties style:column-width="0.3in"/>
    </style:style>
    <style:style style:name="TBL_0_132_col_4" style:family="table-column">
      <style:table-column-properties style:column-width="1.04in"/>
    </style:style>
    <style:style style:name="TBL_0_132_col_5" style:family="table-column">
      <style:table-column-properties style:column-width="0.06in"/>
    </style:style>
    <style:style style:name="TBL_0_132_col_6" style:family="table-column">
      <style:table-column-properties style:column-width="0.54in"/>
    </style:style>
    <style:style style:name="TBL_0_132_col_7" style:family="table-column">
      <style:table-column-properties style:column-width="0.23in"/>
    </style:style>
    <style:style style:name="TBL_0_132_col_8" style:family="table-column">
      <style:table-column-properties style:column-width="2.16in"/>
    </style:style>
    <style:style style:name="TBL_0_132_col_9" style:family="table-column">
      <style:table-column-properties style:column-width="0.23in"/>
    </style:style>
    <style:style style:name="TBL_0_132_col_10" style:family="table-column">
      <style:table-column-properties style:column-width="1.97in"/>
    </style:style>
    <style:style style:name="TBL_0_132_row_0" style:family="table-row">
      <style:table-row-properties style:use-optimal-row-height="false" style:row-height="0.27in"/>
    </style:style>
    <style:style style:name="TBL_0_132_row_1" style:family="table-row">
      <style:table-row-properties style:use-optimal-row-height="false" style:row-height="0.38in"/>
    </style:style>
    <style:style style:name="TBL_0_132_row_2" style:family="table-row">
      <style:table-row-properties style:use-optimal-row-height="false" style:row-height="0.18in"/>
    </style:style>
    <style:style style:name="TBL_0_132_row_3" style:family="table-row">
      <style:table-row-properties style:use-optimal-row-height="false" style:row-height="1.3in"/>
    </style:style>
    <style:style style:name="TBL_0_132_row_4" style:family="table-row">
      <style:table-row-properties style:use-optimal-row-height="false" style:row-height="0.25in"/>
    </style:style>
    <style:style style:name="TBL_0_132_row_5" style:family="table-row">
      <style:table-row-properties style:use-optimal-row-height="false" style:row-height="0.08in"/>
    </style:style>
    <style:style style:name="TBL_0_132_row_6" style:family="table-row">
      <style:table-row-properties style:use-optimal-row-height="false" style:row-height="0.25in"/>
    </style:style>
    <style:style style:name="TBL_0_132_row_7" style:family="table-row">
      <style:table-row-properties style:use-optimal-row-height="false" style:row-height="0.02in"/>
    </style:style>
    <style:style style:name="TBL_0_132_row_8" style:family="table-row">
      <style:table-row-properties style:use-optimal-row-height="false" style:row-height="0.25in"/>
    </style:style>
    <style:style style:name="TBL_0_132_row_9" style:family="table-row">
      <style:table-row-properties style:use-optimal-row-height="false" style:row-height="0.25in"/>
    </style:style>
    <style:style style:name="TBL_0_133" style:master-page-name="master_0" style:family="table">
      <style:table-properties table:align="left" style:width="8.65in" fo:break-before="page"/>
    </style:style>
    <style:style style:name="TBL_0_133_col_0" style:family="table-column">
      <style:table-column-properties style:column-width="0.19in"/>
    </style:style>
    <style:style style:name="TBL_0_133_col_1" style:family="table-column">
      <style:table-column-properties style:column-width="1.08in"/>
    </style:style>
    <style:style style:name="TBL_0_133_col_2" style:family="table-column">
      <style:table-column-properties style:column-width="0.8in"/>
    </style:style>
    <style:style style:name="TBL_0_133_col_3" style:family="table-column">
      <style:table-column-properties style:column-width="0.3in"/>
    </style:style>
    <style:style style:name="TBL_0_133_col_4" style:family="table-column">
      <style:table-column-properties style:column-width="1.04in"/>
    </style:style>
    <style:style style:name="TBL_0_133_col_5" style:family="table-column">
      <style:table-column-properties style:column-width="0.06in"/>
    </style:style>
    <style:style style:name="TBL_0_133_col_6" style:family="table-column">
      <style:table-column-properties style:column-width="0.54in"/>
    </style:style>
    <style:style style:name="TBL_0_133_col_7" style:family="table-column">
      <style:table-column-properties style:column-width="0.23in"/>
    </style:style>
    <style:style style:name="TBL_0_133_col_8" style:family="table-column">
      <style:table-column-properties style:column-width="2.16in"/>
    </style:style>
    <style:style style:name="TBL_0_133_col_9" style:family="table-column">
      <style:table-column-properties style:column-width="0.23in"/>
    </style:style>
    <style:style style:name="TBL_0_133_col_10" style:family="table-column">
      <style:table-column-properties style:column-width="1.97in"/>
    </style:style>
    <style:style style:name="TBL_0_133_row_0" style:family="table-row">
      <style:table-row-properties style:use-optimal-row-height="false" style:row-height="0.27in"/>
    </style:style>
    <style:style style:name="TBL_0_133_row_1" style:family="table-row">
      <style:table-row-properties style:use-optimal-row-height="false" style:row-height="0.38in"/>
    </style:style>
    <style:style style:name="TBL_0_133_row_2" style:family="table-row">
      <style:table-row-properties style:use-optimal-row-height="false" style:row-height="0.18in"/>
    </style:style>
    <style:style style:name="TBL_0_133_row_3" style:family="table-row">
      <style:table-row-properties style:use-optimal-row-height="false" style:row-height="1.3in"/>
    </style:style>
    <style:style style:name="TBL_0_133_row_4" style:family="table-row">
      <style:table-row-properties style:use-optimal-row-height="false" style:row-height="0.25in"/>
    </style:style>
    <style:style style:name="TBL_0_133_row_5" style:family="table-row">
      <style:table-row-properties style:use-optimal-row-height="false" style:row-height="0.08in"/>
    </style:style>
    <style:style style:name="TBL_0_133_row_6" style:family="table-row">
      <style:table-row-properties style:use-optimal-row-height="false" style:row-height="0.25in"/>
    </style:style>
    <style:style style:name="TBL_0_133_row_7" style:family="table-row">
      <style:table-row-properties style:use-optimal-row-height="false" style:row-height="0.02in"/>
    </style:style>
    <style:style style:name="TBL_0_133_row_8" style:family="table-row">
      <style:table-row-properties style:use-optimal-row-height="false" style:row-height="0.25in"/>
    </style:style>
    <style:style style:name="TBL_0_133_row_9" style:family="table-row">
      <style:table-row-properties style:use-optimal-row-height="false" style:row-height="0.25in"/>
    </style:style>
    <style:style style:name="TBL_0_134" style:master-page-name="master_0" style:family="table">
      <style:table-properties table:align="left" style:width="8.65in" fo:break-before="page"/>
    </style:style>
    <style:style style:name="TBL_0_134_col_0" style:family="table-column">
      <style:table-column-properties style:column-width="0.19in"/>
    </style:style>
    <style:style style:name="TBL_0_134_col_1" style:family="table-column">
      <style:table-column-properties style:column-width="1.08in"/>
    </style:style>
    <style:style style:name="TBL_0_134_col_2" style:family="table-column">
      <style:table-column-properties style:column-width="0.8in"/>
    </style:style>
    <style:style style:name="TBL_0_134_col_3" style:family="table-column">
      <style:table-column-properties style:column-width="0.3in"/>
    </style:style>
    <style:style style:name="TBL_0_134_col_4" style:family="table-column">
      <style:table-column-properties style:column-width="1.04in"/>
    </style:style>
    <style:style style:name="TBL_0_134_col_5" style:family="table-column">
      <style:table-column-properties style:column-width="0.06in"/>
    </style:style>
    <style:style style:name="TBL_0_134_col_6" style:family="table-column">
      <style:table-column-properties style:column-width="0.54in"/>
    </style:style>
    <style:style style:name="TBL_0_134_col_7" style:family="table-column">
      <style:table-column-properties style:column-width="0.23in"/>
    </style:style>
    <style:style style:name="TBL_0_134_col_8" style:family="table-column">
      <style:table-column-properties style:column-width="2.16in"/>
    </style:style>
    <style:style style:name="TBL_0_134_col_9" style:family="table-column">
      <style:table-column-properties style:column-width="0.23in"/>
    </style:style>
    <style:style style:name="TBL_0_134_col_10" style:family="table-column">
      <style:table-column-properties style:column-width="1.97in"/>
    </style:style>
    <style:style style:name="TBL_0_134_row_0" style:family="table-row">
      <style:table-row-properties style:use-optimal-row-height="false" style:row-height="0.27in"/>
    </style:style>
    <style:style style:name="TBL_0_134_row_1" style:family="table-row">
      <style:table-row-properties style:use-optimal-row-height="false" style:row-height="0.38in"/>
    </style:style>
    <style:style style:name="TBL_0_134_row_2" style:family="table-row">
      <style:table-row-properties style:use-optimal-row-height="false" style:row-height="0.18in"/>
    </style:style>
    <style:style style:name="TBL_0_134_row_3" style:family="table-row">
      <style:table-row-properties style:use-optimal-row-height="false" style:row-height="1.3in"/>
    </style:style>
    <style:style style:name="TBL_0_134_row_4" style:family="table-row">
      <style:table-row-properties style:use-optimal-row-height="false" style:row-height="0.25in"/>
    </style:style>
    <style:style style:name="TBL_0_134_row_5" style:family="table-row">
      <style:table-row-properties style:use-optimal-row-height="false" style:row-height="0.08in"/>
    </style:style>
    <style:style style:name="TBL_0_134_row_6" style:family="table-row">
      <style:table-row-properties style:use-optimal-row-height="false" style:row-height="0.25in"/>
    </style:style>
    <style:style style:name="TBL_0_134_row_7" style:family="table-row">
      <style:table-row-properties style:use-optimal-row-height="false" style:row-height="0.02in"/>
    </style:style>
    <style:style style:name="TBL_0_134_row_8" style:family="table-row">
      <style:table-row-properties style:use-optimal-row-height="false" style:row-height="0.25in"/>
    </style:style>
    <style:style style:name="TBL_0_134_row_9" style:family="table-row">
      <style:table-row-properties style:use-optimal-row-height="false" style:row-height="0.25in"/>
    </style:style>
    <style:style style:name="TBL_0_135" style:master-page-name="master_0" style:family="table">
      <style:table-properties table:align="left" style:width="8.65in" fo:break-before="page"/>
    </style:style>
    <style:style style:name="TBL_0_135_col_0" style:family="table-column">
      <style:table-column-properties style:column-width="0.19in"/>
    </style:style>
    <style:style style:name="TBL_0_135_col_1" style:family="table-column">
      <style:table-column-properties style:column-width="1.08in"/>
    </style:style>
    <style:style style:name="TBL_0_135_col_2" style:family="table-column">
      <style:table-column-properties style:column-width="0.8in"/>
    </style:style>
    <style:style style:name="TBL_0_135_col_3" style:family="table-column">
      <style:table-column-properties style:column-width="0.3in"/>
    </style:style>
    <style:style style:name="TBL_0_135_col_4" style:family="table-column">
      <style:table-column-properties style:column-width="1.04in"/>
    </style:style>
    <style:style style:name="TBL_0_135_col_5" style:family="table-column">
      <style:table-column-properties style:column-width="0.06in"/>
    </style:style>
    <style:style style:name="TBL_0_135_col_6" style:family="table-column">
      <style:table-column-properties style:column-width="0.54in"/>
    </style:style>
    <style:style style:name="TBL_0_135_col_7" style:family="table-column">
      <style:table-column-properties style:column-width="0.23in"/>
    </style:style>
    <style:style style:name="TBL_0_135_col_8" style:family="table-column">
      <style:table-column-properties style:column-width="2.16in"/>
    </style:style>
    <style:style style:name="TBL_0_135_col_9" style:family="table-column">
      <style:table-column-properties style:column-width="0.23in"/>
    </style:style>
    <style:style style:name="TBL_0_135_col_10" style:family="table-column">
      <style:table-column-properties style:column-width="1.97in"/>
    </style:style>
    <style:style style:name="TBL_0_135_row_0" style:family="table-row">
      <style:table-row-properties style:use-optimal-row-height="false" style:row-height="0.27in"/>
    </style:style>
    <style:style style:name="TBL_0_135_row_1" style:family="table-row">
      <style:table-row-properties style:use-optimal-row-height="false" style:row-height="0.38in"/>
    </style:style>
    <style:style style:name="TBL_0_135_row_2" style:family="table-row">
      <style:table-row-properties style:use-optimal-row-height="false" style:row-height="0.18in"/>
    </style:style>
    <style:style style:name="TBL_0_135_row_3" style:family="table-row">
      <style:table-row-properties style:use-optimal-row-height="false" style:row-height="1.3in"/>
    </style:style>
    <style:style style:name="TBL_0_135_row_4" style:family="table-row">
      <style:table-row-properties style:use-optimal-row-height="false" style:row-height="0.25in"/>
    </style:style>
    <style:style style:name="TBL_0_135_row_5" style:family="table-row">
      <style:table-row-properties style:use-optimal-row-height="false" style:row-height="0.08in"/>
    </style:style>
    <style:style style:name="TBL_0_135_row_6" style:family="table-row">
      <style:table-row-properties style:use-optimal-row-height="false" style:row-height="0.25in"/>
    </style:style>
    <style:style style:name="TBL_0_135_row_7" style:family="table-row">
      <style:table-row-properties style:use-optimal-row-height="false" style:row-height="0.02in"/>
    </style:style>
    <style:style style:name="TBL_0_135_row_8" style:family="table-row">
      <style:table-row-properties style:use-optimal-row-height="false" style:row-height="0.25in"/>
    </style:style>
    <style:style style:name="TBL_0_135_row_9" style:family="table-row">
      <style:table-row-properties style:use-optimal-row-height="false" style:row-height="0.25in"/>
    </style:style>
    <style:style style:name="TBL_0_136" style:master-page-name="master_0" style:family="table">
      <style:table-properties table:align="left" style:width="8.65in" fo:break-before="page"/>
    </style:style>
    <style:style style:name="TBL_0_136_col_0" style:family="table-column">
      <style:table-column-properties style:column-width="0.19in"/>
    </style:style>
    <style:style style:name="TBL_0_136_col_1" style:family="table-column">
      <style:table-column-properties style:column-width="1.08in"/>
    </style:style>
    <style:style style:name="TBL_0_136_col_2" style:family="table-column">
      <style:table-column-properties style:column-width="0.8in"/>
    </style:style>
    <style:style style:name="TBL_0_136_col_3" style:family="table-column">
      <style:table-column-properties style:column-width="0.3in"/>
    </style:style>
    <style:style style:name="TBL_0_136_col_4" style:family="table-column">
      <style:table-column-properties style:column-width="1.04in"/>
    </style:style>
    <style:style style:name="TBL_0_136_col_5" style:family="table-column">
      <style:table-column-properties style:column-width="0.06in"/>
    </style:style>
    <style:style style:name="TBL_0_136_col_6" style:family="table-column">
      <style:table-column-properties style:column-width="0.54in"/>
    </style:style>
    <style:style style:name="TBL_0_136_col_7" style:family="table-column">
      <style:table-column-properties style:column-width="0.23in"/>
    </style:style>
    <style:style style:name="TBL_0_136_col_8" style:family="table-column">
      <style:table-column-properties style:column-width="2.16in"/>
    </style:style>
    <style:style style:name="TBL_0_136_col_9" style:family="table-column">
      <style:table-column-properties style:column-width="0.23in"/>
    </style:style>
    <style:style style:name="TBL_0_136_col_10" style:family="table-column">
      <style:table-column-properties style:column-width="1.97in"/>
    </style:style>
    <style:style style:name="TBL_0_136_row_0" style:family="table-row">
      <style:table-row-properties style:use-optimal-row-height="false" style:row-height="0.27in"/>
    </style:style>
    <style:style style:name="TBL_0_136_row_1" style:family="table-row">
      <style:table-row-properties style:use-optimal-row-height="false" style:row-height="0.38in"/>
    </style:style>
    <style:style style:name="TBL_0_136_row_2" style:family="table-row">
      <style:table-row-properties style:use-optimal-row-height="false" style:row-height="0.18in"/>
    </style:style>
    <style:style style:name="TBL_0_136_row_3" style:family="table-row">
      <style:table-row-properties style:use-optimal-row-height="false" style:row-height="1.3in"/>
    </style:style>
    <style:style style:name="TBL_0_136_row_4" style:family="table-row">
      <style:table-row-properties style:use-optimal-row-height="false" style:row-height="0.25in"/>
    </style:style>
    <style:style style:name="TBL_0_136_row_5" style:family="table-row">
      <style:table-row-properties style:use-optimal-row-height="false" style:row-height="0.08in"/>
    </style:style>
    <style:style style:name="TBL_0_136_row_6" style:family="table-row">
      <style:table-row-properties style:use-optimal-row-height="false" style:row-height="0.25in"/>
    </style:style>
    <style:style style:name="TBL_0_136_row_7" style:family="table-row">
      <style:table-row-properties style:use-optimal-row-height="false" style:row-height="0.02in"/>
    </style:style>
    <style:style style:name="TBL_0_136_row_8" style:family="table-row">
      <style:table-row-properties style:use-optimal-row-height="false" style:row-height="0.25in"/>
    </style:style>
    <style:style style:name="TBL_0_136_row_9" style:family="table-row">
      <style:table-row-properties style:use-optimal-row-height="false" style:row-height="0.25in"/>
    </style:style>
    <style:style style:name="TBL_0_137" style:master-page-name="master_0" style:family="table">
      <style:table-properties table:align="left" style:width="8.65in" fo:break-before="page"/>
    </style:style>
    <style:style style:name="TBL_0_137_col_0" style:family="table-column">
      <style:table-column-properties style:column-width="0.19in"/>
    </style:style>
    <style:style style:name="TBL_0_137_col_1" style:family="table-column">
      <style:table-column-properties style:column-width="1.08in"/>
    </style:style>
    <style:style style:name="TBL_0_137_col_2" style:family="table-column">
      <style:table-column-properties style:column-width="0.8in"/>
    </style:style>
    <style:style style:name="TBL_0_137_col_3" style:family="table-column">
      <style:table-column-properties style:column-width="0.3in"/>
    </style:style>
    <style:style style:name="TBL_0_137_col_4" style:family="table-column">
      <style:table-column-properties style:column-width="1.04in"/>
    </style:style>
    <style:style style:name="TBL_0_137_col_5" style:family="table-column">
      <style:table-column-properties style:column-width="0.06in"/>
    </style:style>
    <style:style style:name="TBL_0_137_col_6" style:family="table-column">
      <style:table-column-properties style:column-width="0.54in"/>
    </style:style>
    <style:style style:name="TBL_0_137_col_7" style:family="table-column">
      <style:table-column-properties style:column-width="0.23in"/>
    </style:style>
    <style:style style:name="TBL_0_137_col_8" style:family="table-column">
      <style:table-column-properties style:column-width="2.16in"/>
    </style:style>
    <style:style style:name="TBL_0_137_col_9" style:family="table-column">
      <style:table-column-properties style:column-width="0.23in"/>
    </style:style>
    <style:style style:name="TBL_0_137_col_10" style:family="table-column">
      <style:table-column-properties style:column-width="1.97in"/>
    </style:style>
    <style:style style:name="TBL_0_137_row_0" style:family="table-row">
      <style:table-row-properties style:use-optimal-row-height="false" style:row-height="0.27in"/>
    </style:style>
    <style:style style:name="TBL_0_137_row_1" style:family="table-row">
      <style:table-row-properties style:use-optimal-row-height="false" style:row-height="0.38in"/>
    </style:style>
    <style:style style:name="TBL_0_137_row_2" style:family="table-row">
      <style:table-row-properties style:use-optimal-row-height="false" style:row-height="0.18in"/>
    </style:style>
    <style:style style:name="TBL_0_137_row_3" style:family="table-row">
      <style:table-row-properties style:use-optimal-row-height="false" style:row-height="1.3in"/>
    </style:style>
    <style:style style:name="TBL_0_137_row_4" style:family="table-row">
      <style:table-row-properties style:use-optimal-row-height="false" style:row-height="0.25in"/>
    </style:style>
    <style:style style:name="TBL_0_137_row_5" style:family="table-row">
      <style:table-row-properties style:use-optimal-row-height="false" style:row-height="0.08in"/>
    </style:style>
    <style:style style:name="TBL_0_137_row_6" style:family="table-row">
      <style:table-row-properties style:use-optimal-row-height="false" style:row-height="0.25in"/>
    </style:style>
    <style:style style:name="TBL_0_137_row_7" style:family="table-row">
      <style:table-row-properties style:use-optimal-row-height="false" style:row-height="0.02in"/>
    </style:style>
    <style:style style:name="TBL_0_137_row_8" style:family="table-row">
      <style:table-row-properties style:use-optimal-row-height="false" style:row-height="0.25in"/>
    </style:style>
    <style:style style:name="TBL_0_137_row_9" style:family="table-row">
      <style:table-row-properties style:use-optimal-row-height="false" style:row-height="0.25in"/>
    </style:style>
    <style:style style:name="TBL_0_138" style:master-page-name="master_0" style:family="table">
      <style:table-properties table:align="left" style:width="8.65in" fo:break-before="page"/>
    </style:style>
    <style:style style:name="TBL_0_138_col_0" style:family="table-column">
      <style:table-column-properties style:column-width="0.19in"/>
    </style:style>
    <style:style style:name="TBL_0_138_col_1" style:family="table-column">
      <style:table-column-properties style:column-width="1.08in"/>
    </style:style>
    <style:style style:name="TBL_0_138_col_2" style:family="table-column">
      <style:table-column-properties style:column-width="0.8in"/>
    </style:style>
    <style:style style:name="TBL_0_138_col_3" style:family="table-column">
      <style:table-column-properties style:column-width="0.3in"/>
    </style:style>
    <style:style style:name="TBL_0_138_col_4" style:family="table-column">
      <style:table-column-properties style:column-width="1.04in"/>
    </style:style>
    <style:style style:name="TBL_0_138_col_5" style:family="table-column">
      <style:table-column-properties style:column-width="0.06in"/>
    </style:style>
    <style:style style:name="TBL_0_138_col_6" style:family="table-column">
      <style:table-column-properties style:column-width="0.54in"/>
    </style:style>
    <style:style style:name="TBL_0_138_col_7" style:family="table-column">
      <style:table-column-properties style:column-width="0.23in"/>
    </style:style>
    <style:style style:name="TBL_0_138_col_8" style:family="table-column">
      <style:table-column-properties style:column-width="2.16in"/>
    </style:style>
    <style:style style:name="TBL_0_138_col_9" style:family="table-column">
      <style:table-column-properties style:column-width="0.23in"/>
    </style:style>
    <style:style style:name="TBL_0_138_col_10" style:family="table-column">
      <style:table-column-properties style:column-width="1.97in"/>
    </style:style>
    <style:style style:name="TBL_0_138_row_0" style:family="table-row">
      <style:table-row-properties style:use-optimal-row-height="false" style:row-height="0.27in"/>
    </style:style>
    <style:style style:name="TBL_0_138_row_1" style:family="table-row">
      <style:table-row-properties style:use-optimal-row-height="false" style:row-height="0.38in"/>
    </style:style>
    <style:style style:name="TBL_0_138_row_2" style:family="table-row">
      <style:table-row-properties style:use-optimal-row-height="false" style:row-height="0.18in"/>
    </style:style>
    <style:style style:name="TBL_0_138_row_3" style:family="table-row">
      <style:table-row-properties style:use-optimal-row-height="false" style:row-height="1.3in"/>
    </style:style>
    <style:style style:name="TBL_0_138_row_4" style:family="table-row">
      <style:table-row-properties style:use-optimal-row-height="false" style:row-height="0.25in"/>
    </style:style>
    <style:style style:name="TBL_0_138_row_5" style:family="table-row">
      <style:table-row-properties style:use-optimal-row-height="false" style:row-height="0.08in"/>
    </style:style>
    <style:style style:name="TBL_0_138_row_6" style:family="table-row">
      <style:table-row-properties style:use-optimal-row-height="false" style:row-height="0.25in"/>
    </style:style>
    <style:style style:name="TBL_0_138_row_7" style:family="table-row">
      <style:table-row-properties style:use-optimal-row-height="false" style:row-height="0.02in"/>
    </style:style>
    <style:style style:name="TBL_0_138_row_8" style:family="table-row">
      <style:table-row-properties style:use-optimal-row-height="false" style:row-height="0.25in"/>
    </style:style>
    <style:style style:name="TBL_0_138_row_9" style:family="table-row">
      <style:table-row-properties style:use-optimal-row-height="false" style:row-height="0.25in"/>
    </style:style>
    <style:style style:name="TBL_0_139" style:master-page-name="master_0" style:family="table">
      <style:table-properties table:align="left" style:width="8.65in" fo:break-before="page"/>
    </style:style>
    <style:style style:name="TBL_0_139_col_0" style:family="table-column">
      <style:table-column-properties style:column-width="0.19in"/>
    </style:style>
    <style:style style:name="TBL_0_139_col_1" style:family="table-column">
      <style:table-column-properties style:column-width="1.08in"/>
    </style:style>
    <style:style style:name="TBL_0_139_col_2" style:family="table-column">
      <style:table-column-properties style:column-width="0.8in"/>
    </style:style>
    <style:style style:name="TBL_0_139_col_3" style:family="table-column">
      <style:table-column-properties style:column-width="0.3in"/>
    </style:style>
    <style:style style:name="TBL_0_139_col_4" style:family="table-column">
      <style:table-column-properties style:column-width="1.04in"/>
    </style:style>
    <style:style style:name="TBL_0_139_col_5" style:family="table-column">
      <style:table-column-properties style:column-width="0.06in"/>
    </style:style>
    <style:style style:name="TBL_0_139_col_6" style:family="table-column">
      <style:table-column-properties style:column-width="0.54in"/>
    </style:style>
    <style:style style:name="TBL_0_139_col_7" style:family="table-column">
      <style:table-column-properties style:column-width="0.23in"/>
    </style:style>
    <style:style style:name="TBL_0_139_col_8" style:family="table-column">
      <style:table-column-properties style:column-width="2.16in"/>
    </style:style>
    <style:style style:name="TBL_0_139_col_9" style:family="table-column">
      <style:table-column-properties style:column-width="0.23in"/>
    </style:style>
    <style:style style:name="TBL_0_139_col_10" style:family="table-column">
      <style:table-column-properties style:column-width="1.97in"/>
    </style:style>
    <style:style style:name="TBL_0_139_row_0" style:family="table-row">
      <style:table-row-properties style:use-optimal-row-height="false" style:row-height="0.27in"/>
    </style:style>
    <style:style style:name="TBL_0_139_row_1" style:family="table-row">
      <style:table-row-properties style:use-optimal-row-height="false" style:row-height="0.38in"/>
    </style:style>
    <style:style style:name="TBL_0_139_row_2" style:family="table-row">
      <style:table-row-properties style:use-optimal-row-height="false" style:row-height="0.18in"/>
    </style:style>
    <style:style style:name="TBL_0_139_row_3" style:family="table-row">
      <style:table-row-properties style:use-optimal-row-height="false" style:row-height="1.3in"/>
    </style:style>
    <style:style style:name="TBL_0_139_row_4" style:family="table-row">
      <style:table-row-properties style:use-optimal-row-height="false" style:row-height="0.25in"/>
    </style:style>
    <style:style style:name="TBL_0_139_row_5" style:family="table-row">
      <style:table-row-properties style:use-optimal-row-height="false" style:row-height="0.08in"/>
    </style:style>
    <style:style style:name="TBL_0_139_row_6" style:family="table-row">
      <style:table-row-properties style:use-optimal-row-height="false" style:row-height="0.25in"/>
    </style:style>
    <style:style style:name="TBL_0_139_row_7" style:family="table-row">
      <style:table-row-properties style:use-optimal-row-height="false" style:row-height="0.02in"/>
    </style:style>
    <style:style style:name="TBL_0_139_row_8" style:family="table-row">
      <style:table-row-properties style:use-optimal-row-height="false" style:row-height="0.25in"/>
    </style:style>
    <style:style style:name="TBL_0_139_row_9" style:family="table-row">
      <style:table-row-properties style:use-optimal-row-height="false" style:row-height="0.25in"/>
    </style:style>
    <style:style style:name="TBL_0_140" style:master-page-name="master_0" style:family="table">
      <style:table-properties table:align="left" style:width="8.65in" fo:break-before="page"/>
    </style:style>
    <style:style style:name="TBL_0_140_col_0" style:family="table-column">
      <style:table-column-properties style:column-width="0.19in"/>
    </style:style>
    <style:style style:name="TBL_0_140_col_1" style:family="table-column">
      <style:table-column-properties style:column-width="1.08in"/>
    </style:style>
    <style:style style:name="TBL_0_140_col_2" style:family="table-column">
      <style:table-column-properties style:column-width="0.8in"/>
    </style:style>
    <style:style style:name="TBL_0_140_col_3" style:family="table-column">
      <style:table-column-properties style:column-width="0.3in"/>
    </style:style>
    <style:style style:name="TBL_0_140_col_4" style:family="table-column">
      <style:table-column-properties style:column-width="1.04in"/>
    </style:style>
    <style:style style:name="TBL_0_140_col_5" style:family="table-column">
      <style:table-column-properties style:column-width="0.06in"/>
    </style:style>
    <style:style style:name="TBL_0_140_col_6" style:family="table-column">
      <style:table-column-properties style:column-width="0.54in"/>
    </style:style>
    <style:style style:name="TBL_0_140_col_7" style:family="table-column">
      <style:table-column-properties style:column-width="0.23in"/>
    </style:style>
    <style:style style:name="TBL_0_140_col_8" style:family="table-column">
      <style:table-column-properties style:column-width="2.16in"/>
    </style:style>
    <style:style style:name="TBL_0_140_col_9" style:family="table-column">
      <style:table-column-properties style:column-width="0.23in"/>
    </style:style>
    <style:style style:name="TBL_0_140_col_10" style:family="table-column">
      <style:table-column-properties style:column-width="1.97in"/>
    </style:style>
    <style:style style:name="TBL_0_140_row_0" style:family="table-row">
      <style:table-row-properties style:use-optimal-row-height="false" style:row-height="0.27in"/>
    </style:style>
    <style:style style:name="TBL_0_140_row_1" style:family="table-row">
      <style:table-row-properties style:use-optimal-row-height="false" style:row-height="0.38in"/>
    </style:style>
    <style:style style:name="TBL_0_140_row_2" style:family="table-row">
      <style:table-row-properties style:use-optimal-row-height="false" style:row-height="0.18in"/>
    </style:style>
    <style:style style:name="TBL_0_140_row_3" style:family="table-row">
      <style:table-row-properties style:use-optimal-row-height="false" style:row-height="1.3in"/>
    </style:style>
    <style:style style:name="TBL_0_140_row_4" style:family="table-row">
      <style:table-row-properties style:use-optimal-row-height="false" style:row-height="0.25in"/>
    </style:style>
    <style:style style:name="TBL_0_140_row_5" style:family="table-row">
      <style:table-row-properties style:use-optimal-row-height="false" style:row-height="0.08in"/>
    </style:style>
    <style:style style:name="TBL_0_140_row_6" style:family="table-row">
      <style:table-row-properties style:use-optimal-row-height="false" style:row-height="0.25in"/>
    </style:style>
    <style:style style:name="TBL_0_140_row_7" style:family="table-row">
      <style:table-row-properties style:use-optimal-row-height="false" style:row-height="0.02in"/>
    </style:style>
    <style:style style:name="TBL_0_140_row_8" style:family="table-row">
      <style:table-row-properties style:use-optimal-row-height="false" style:row-height="0.25in"/>
    </style:style>
    <style:style style:name="TBL_0_140_row_9" style:family="table-row">
      <style:table-row-properties style:use-optimal-row-height="false" style:row-height="0.25in"/>
    </style:style>
    <style:style style:name="TBL_0_141" style:master-page-name="master_0" style:family="table">
      <style:table-properties table:align="left" style:width="8.65in" fo:break-before="page"/>
    </style:style>
    <style:style style:name="TBL_0_141_col_0" style:family="table-column">
      <style:table-column-properties style:column-width="0.19in"/>
    </style:style>
    <style:style style:name="TBL_0_141_col_1" style:family="table-column">
      <style:table-column-properties style:column-width="1.08in"/>
    </style:style>
    <style:style style:name="TBL_0_141_col_2" style:family="table-column">
      <style:table-column-properties style:column-width="0.8in"/>
    </style:style>
    <style:style style:name="TBL_0_141_col_3" style:family="table-column">
      <style:table-column-properties style:column-width="0.3in"/>
    </style:style>
    <style:style style:name="TBL_0_141_col_4" style:family="table-column">
      <style:table-column-properties style:column-width="1.04in"/>
    </style:style>
    <style:style style:name="TBL_0_141_col_5" style:family="table-column">
      <style:table-column-properties style:column-width="0.06in"/>
    </style:style>
    <style:style style:name="TBL_0_141_col_6" style:family="table-column">
      <style:table-column-properties style:column-width="0.54in"/>
    </style:style>
    <style:style style:name="TBL_0_141_col_7" style:family="table-column">
      <style:table-column-properties style:column-width="0.23in"/>
    </style:style>
    <style:style style:name="TBL_0_141_col_8" style:family="table-column">
      <style:table-column-properties style:column-width="2.16in"/>
    </style:style>
    <style:style style:name="TBL_0_141_col_9" style:family="table-column">
      <style:table-column-properties style:column-width="0.23in"/>
    </style:style>
    <style:style style:name="TBL_0_141_col_10" style:family="table-column">
      <style:table-column-properties style:column-width="1.97in"/>
    </style:style>
    <style:style style:name="TBL_0_141_row_0" style:family="table-row">
      <style:table-row-properties style:use-optimal-row-height="false" style:row-height="0.27in"/>
    </style:style>
    <style:style style:name="TBL_0_141_row_1" style:family="table-row">
      <style:table-row-properties style:use-optimal-row-height="false" style:row-height="0.38in"/>
    </style:style>
    <style:style style:name="TBL_0_141_row_2" style:family="table-row">
      <style:table-row-properties style:use-optimal-row-height="false" style:row-height="0.18in"/>
    </style:style>
    <style:style style:name="TBL_0_141_row_3" style:family="table-row">
      <style:table-row-properties style:use-optimal-row-height="false" style:row-height="1.3in"/>
    </style:style>
    <style:style style:name="TBL_0_141_row_4" style:family="table-row">
      <style:table-row-properties style:use-optimal-row-height="false" style:row-height="0.25in"/>
    </style:style>
    <style:style style:name="TBL_0_141_row_5" style:family="table-row">
      <style:table-row-properties style:use-optimal-row-height="false" style:row-height="0.08in"/>
    </style:style>
    <style:style style:name="TBL_0_141_row_6" style:family="table-row">
      <style:table-row-properties style:use-optimal-row-height="false" style:row-height="0.25in"/>
    </style:style>
    <style:style style:name="TBL_0_141_row_7" style:family="table-row">
      <style:table-row-properties style:use-optimal-row-height="false" style:row-height="0.02in"/>
    </style:style>
    <style:style style:name="TBL_0_141_row_8" style:family="table-row">
      <style:table-row-properties style:use-optimal-row-height="false" style:row-height="0.25in"/>
    </style:style>
    <style:style style:name="TBL_0_141_row_9" style:family="table-row">
      <style:table-row-properties style:use-optimal-row-height="false" style:row-height="0.25in"/>
    </style:style>
    <style:style style:name="TBL_0_142" style:master-page-name="master_0" style:family="table">
      <style:table-properties table:align="left" style:width="8.65in" fo:break-before="page"/>
    </style:style>
    <style:style style:name="TBL_0_142_col_0" style:family="table-column">
      <style:table-column-properties style:column-width="0.19in"/>
    </style:style>
    <style:style style:name="TBL_0_142_col_1" style:family="table-column">
      <style:table-column-properties style:column-width="1.08in"/>
    </style:style>
    <style:style style:name="TBL_0_142_col_2" style:family="table-column">
      <style:table-column-properties style:column-width="0.8in"/>
    </style:style>
    <style:style style:name="TBL_0_142_col_3" style:family="table-column">
      <style:table-column-properties style:column-width="0.3in"/>
    </style:style>
    <style:style style:name="TBL_0_142_col_4" style:family="table-column">
      <style:table-column-properties style:column-width="1.04in"/>
    </style:style>
    <style:style style:name="TBL_0_142_col_5" style:family="table-column">
      <style:table-column-properties style:column-width="0.06in"/>
    </style:style>
    <style:style style:name="TBL_0_142_col_6" style:family="table-column">
      <style:table-column-properties style:column-width="0.54in"/>
    </style:style>
    <style:style style:name="TBL_0_142_col_7" style:family="table-column">
      <style:table-column-properties style:column-width="0.23in"/>
    </style:style>
    <style:style style:name="TBL_0_142_col_8" style:family="table-column">
      <style:table-column-properties style:column-width="2.16in"/>
    </style:style>
    <style:style style:name="TBL_0_142_col_9" style:family="table-column">
      <style:table-column-properties style:column-width="0.23in"/>
    </style:style>
    <style:style style:name="TBL_0_142_col_10" style:family="table-column">
      <style:table-column-properties style:column-width="1.97in"/>
    </style:style>
    <style:style style:name="TBL_0_142_row_0" style:family="table-row">
      <style:table-row-properties style:use-optimal-row-height="false" style:row-height="0.27in"/>
    </style:style>
    <style:style style:name="TBL_0_142_row_1" style:family="table-row">
      <style:table-row-properties style:use-optimal-row-height="false" style:row-height="0.38in"/>
    </style:style>
    <style:style style:name="TBL_0_142_row_2" style:family="table-row">
      <style:table-row-properties style:use-optimal-row-height="false" style:row-height="0.18in"/>
    </style:style>
    <style:style style:name="TBL_0_142_row_3" style:family="table-row">
      <style:table-row-properties style:use-optimal-row-height="false" style:row-height="1.3in"/>
    </style:style>
    <style:style style:name="TBL_0_142_row_4" style:family="table-row">
      <style:table-row-properties style:use-optimal-row-height="false" style:row-height="0.25in"/>
    </style:style>
    <style:style style:name="TBL_0_142_row_5" style:family="table-row">
      <style:table-row-properties style:use-optimal-row-height="false" style:row-height="0.08in"/>
    </style:style>
    <style:style style:name="TBL_0_142_row_6" style:family="table-row">
      <style:table-row-properties style:use-optimal-row-height="false" style:row-height="0.25in"/>
    </style:style>
    <style:style style:name="TBL_0_142_row_7" style:family="table-row">
      <style:table-row-properties style:use-optimal-row-height="false" style:row-height="0.02in"/>
    </style:style>
    <style:style style:name="TBL_0_142_row_8" style:family="table-row">
      <style:table-row-properties style:use-optimal-row-height="false" style:row-height="0.25in"/>
    </style:style>
    <style:style style:name="TBL_0_142_row_9" style:family="table-row">
      <style:table-row-properties style:use-optimal-row-height="false" style:row-height="0.25in"/>
    </style:style>
    <style:style style:name="TBL_0_143" style:master-page-name="master_0" style:family="table">
      <style:table-properties table:align="left" style:width="8.65in" fo:break-before="page"/>
    </style:style>
    <style:style style:name="TBL_0_143_col_0" style:family="table-column">
      <style:table-column-properties style:column-width="0.19in"/>
    </style:style>
    <style:style style:name="TBL_0_143_col_1" style:family="table-column">
      <style:table-column-properties style:column-width="1.08in"/>
    </style:style>
    <style:style style:name="TBL_0_143_col_2" style:family="table-column">
      <style:table-column-properties style:column-width="0.8in"/>
    </style:style>
    <style:style style:name="TBL_0_143_col_3" style:family="table-column">
      <style:table-column-properties style:column-width="0.3in"/>
    </style:style>
    <style:style style:name="TBL_0_143_col_4" style:family="table-column">
      <style:table-column-properties style:column-width="1.04in"/>
    </style:style>
    <style:style style:name="TBL_0_143_col_5" style:family="table-column">
      <style:table-column-properties style:column-width="0.06in"/>
    </style:style>
    <style:style style:name="TBL_0_143_col_6" style:family="table-column">
      <style:table-column-properties style:column-width="0.54in"/>
    </style:style>
    <style:style style:name="TBL_0_143_col_7" style:family="table-column">
      <style:table-column-properties style:column-width="0.23in"/>
    </style:style>
    <style:style style:name="TBL_0_143_col_8" style:family="table-column">
      <style:table-column-properties style:column-width="2.16in"/>
    </style:style>
    <style:style style:name="TBL_0_143_col_9" style:family="table-column">
      <style:table-column-properties style:column-width="0.23in"/>
    </style:style>
    <style:style style:name="TBL_0_143_col_10" style:family="table-column">
      <style:table-column-properties style:column-width="1.97in"/>
    </style:style>
    <style:style style:name="TBL_0_143_row_0" style:family="table-row">
      <style:table-row-properties style:use-optimal-row-height="false" style:row-height="0.27in"/>
    </style:style>
    <style:style style:name="TBL_0_143_row_1" style:family="table-row">
      <style:table-row-properties style:use-optimal-row-height="false" style:row-height="0.38in"/>
    </style:style>
    <style:style style:name="TBL_0_143_row_2" style:family="table-row">
      <style:table-row-properties style:use-optimal-row-height="false" style:row-height="0.18in"/>
    </style:style>
    <style:style style:name="TBL_0_143_row_3" style:family="table-row">
      <style:table-row-properties style:use-optimal-row-height="false" style:row-height="1.3in"/>
    </style:style>
    <style:style style:name="TBL_0_143_row_4" style:family="table-row">
      <style:table-row-properties style:use-optimal-row-height="false" style:row-height="0.25in"/>
    </style:style>
    <style:style style:name="TBL_0_143_row_5" style:family="table-row">
      <style:table-row-properties style:use-optimal-row-height="false" style:row-height="0.08in"/>
    </style:style>
    <style:style style:name="TBL_0_143_row_6" style:family="table-row">
      <style:table-row-properties style:use-optimal-row-height="false" style:row-height="0.25in"/>
    </style:style>
    <style:style style:name="TBL_0_143_row_7" style:family="table-row">
      <style:table-row-properties style:use-optimal-row-height="false" style:row-height="0.02in"/>
    </style:style>
    <style:style style:name="TBL_0_143_row_8" style:family="table-row">
      <style:table-row-properties style:use-optimal-row-height="false" style:row-height="0.25in"/>
    </style:style>
    <style:style style:name="TBL_0_143_row_9" style:family="table-row">
      <style:table-row-properties style:use-optimal-row-height="false" style:row-height="0.25in"/>
    </style:style>
    <style:style style:name="TBL_0_144" style:master-page-name="master_0" style:family="table">
      <style:table-properties table:align="left" style:width="8.65in" fo:break-before="page"/>
    </style:style>
    <style:style style:name="TBL_0_144_col_0" style:family="table-column">
      <style:table-column-properties style:column-width="0.19in"/>
    </style:style>
    <style:style style:name="TBL_0_144_col_1" style:family="table-column">
      <style:table-column-properties style:column-width="1.08in"/>
    </style:style>
    <style:style style:name="TBL_0_144_col_2" style:family="table-column">
      <style:table-column-properties style:column-width="0.8in"/>
    </style:style>
    <style:style style:name="TBL_0_144_col_3" style:family="table-column">
      <style:table-column-properties style:column-width="0.3in"/>
    </style:style>
    <style:style style:name="TBL_0_144_col_4" style:family="table-column">
      <style:table-column-properties style:column-width="1.04in"/>
    </style:style>
    <style:style style:name="TBL_0_144_col_5" style:family="table-column">
      <style:table-column-properties style:column-width="0.06in"/>
    </style:style>
    <style:style style:name="TBL_0_144_col_6" style:family="table-column">
      <style:table-column-properties style:column-width="0.54in"/>
    </style:style>
    <style:style style:name="TBL_0_144_col_7" style:family="table-column">
      <style:table-column-properties style:column-width="0.23in"/>
    </style:style>
    <style:style style:name="TBL_0_144_col_8" style:family="table-column">
      <style:table-column-properties style:column-width="2.16in"/>
    </style:style>
    <style:style style:name="TBL_0_144_col_9" style:family="table-column">
      <style:table-column-properties style:column-width="0.23in"/>
    </style:style>
    <style:style style:name="TBL_0_144_col_10" style:family="table-column">
      <style:table-column-properties style:column-width="1.97in"/>
    </style:style>
    <style:style style:name="TBL_0_144_row_0" style:family="table-row">
      <style:table-row-properties style:use-optimal-row-height="false" style:row-height="0.27in"/>
    </style:style>
    <style:style style:name="TBL_0_144_row_1" style:family="table-row">
      <style:table-row-properties style:use-optimal-row-height="false" style:row-height="0.38in"/>
    </style:style>
    <style:style style:name="TBL_0_144_row_2" style:family="table-row">
      <style:table-row-properties style:use-optimal-row-height="false" style:row-height="0.18in"/>
    </style:style>
    <style:style style:name="TBL_0_144_row_3" style:family="table-row">
      <style:table-row-properties style:use-optimal-row-height="false" style:row-height="1.3in"/>
    </style:style>
    <style:style style:name="TBL_0_144_row_4" style:family="table-row">
      <style:table-row-properties style:use-optimal-row-height="false" style:row-height="0.25in"/>
    </style:style>
    <style:style style:name="TBL_0_144_row_5" style:family="table-row">
      <style:table-row-properties style:use-optimal-row-height="false" style:row-height="0.08in"/>
    </style:style>
    <style:style style:name="TBL_0_144_row_6" style:family="table-row">
      <style:table-row-properties style:use-optimal-row-height="false" style:row-height="0.25in"/>
    </style:style>
    <style:style style:name="TBL_0_144_row_7" style:family="table-row">
      <style:table-row-properties style:use-optimal-row-height="false" style:row-height="0.02in"/>
    </style:style>
    <style:style style:name="TBL_0_144_row_8" style:family="table-row">
      <style:table-row-properties style:use-optimal-row-height="false" style:row-height="0.25in"/>
    </style:style>
    <style:style style:name="TBL_0_144_row_9" style:family="table-row">
      <style:table-row-properties style:use-optimal-row-height="false" style:row-height="0.25in"/>
    </style:style>
    <style:style style:name="TBL_0_145" style:master-page-name="master_0" style:family="table">
      <style:table-properties table:align="left" style:width="8.65in" fo:break-before="page"/>
    </style:style>
    <style:style style:name="TBL_0_145_col_0" style:family="table-column">
      <style:table-column-properties style:column-width="0.19in"/>
    </style:style>
    <style:style style:name="TBL_0_145_col_1" style:family="table-column">
      <style:table-column-properties style:column-width="1.08in"/>
    </style:style>
    <style:style style:name="TBL_0_145_col_2" style:family="table-column">
      <style:table-column-properties style:column-width="0.8in"/>
    </style:style>
    <style:style style:name="TBL_0_145_col_3" style:family="table-column">
      <style:table-column-properties style:column-width="0.3in"/>
    </style:style>
    <style:style style:name="TBL_0_145_col_4" style:family="table-column">
      <style:table-column-properties style:column-width="1.04in"/>
    </style:style>
    <style:style style:name="TBL_0_145_col_5" style:family="table-column">
      <style:table-column-properties style:column-width="0.06in"/>
    </style:style>
    <style:style style:name="TBL_0_145_col_6" style:family="table-column">
      <style:table-column-properties style:column-width="0.54in"/>
    </style:style>
    <style:style style:name="TBL_0_145_col_7" style:family="table-column">
      <style:table-column-properties style:column-width="0.23in"/>
    </style:style>
    <style:style style:name="TBL_0_145_col_8" style:family="table-column">
      <style:table-column-properties style:column-width="2.16in"/>
    </style:style>
    <style:style style:name="TBL_0_145_col_9" style:family="table-column">
      <style:table-column-properties style:column-width="0.23in"/>
    </style:style>
    <style:style style:name="TBL_0_145_col_10" style:family="table-column">
      <style:table-column-properties style:column-width="1.97in"/>
    </style:style>
    <style:style style:name="TBL_0_145_row_0" style:family="table-row">
      <style:table-row-properties style:use-optimal-row-height="false" style:row-height="0.27in"/>
    </style:style>
    <style:style style:name="TBL_0_145_row_1" style:family="table-row">
      <style:table-row-properties style:use-optimal-row-height="false" style:row-height="0.38in"/>
    </style:style>
    <style:style style:name="TBL_0_145_row_2" style:family="table-row">
      <style:table-row-properties style:use-optimal-row-height="false" style:row-height="0.18in"/>
    </style:style>
    <style:style style:name="TBL_0_145_row_3" style:family="table-row">
      <style:table-row-properties style:use-optimal-row-height="false" style:row-height="1.3in"/>
    </style:style>
    <style:style style:name="TBL_0_145_row_4" style:family="table-row">
      <style:table-row-properties style:use-optimal-row-height="false" style:row-height="0.25in"/>
    </style:style>
    <style:style style:name="TBL_0_145_row_5" style:family="table-row">
      <style:table-row-properties style:use-optimal-row-height="false" style:row-height="0.08in"/>
    </style:style>
    <style:style style:name="TBL_0_145_row_6" style:family="table-row">
      <style:table-row-properties style:use-optimal-row-height="false" style:row-height="0.25in"/>
    </style:style>
    <style:style style:name="TBL_0_145_row_7" style:family="table-row">
      <style:table-row-properties style:use-optimal-row-height="false" style:row-height="0.02in"/>
    </style:style>
    <style:style style:name="TBL_0_145_row_8" style:family="table-row">
      <style:table-row-properties style:use-optimal-row-height="false" style:row-height="0.25in"/>
    </style:style>
    <style:style style:name="TBL_0_145_row_9" style:family="table-row">
      <style:table-row-properties style:use-optimal-row-height="false" style:row-height="0.25in"/>
    </style:style>
    <style:style style:name="TBL_0_146" style:master-page-name="master_0" style:family="table">
      <style:table-properties table:align="left" style:width="8.65in" fo:break-before="page"/>
    </style:style>
    <style:style style:name="TBL_0_146_col_0" style:family="table-column">
      <style:table-column-properties style:column-width="0.19in"/>
    </style:style>
    <style:style style:name="TBL_0_146_col_1" style:family="table-column">
      <style:table-column-properties style:column-width="1.08in"/>
    </style:style>
    <style:style style:name="TBL_0_146_col_2" style:family="table-column">
      <style:table-column-properties style:column-width="0.8in"/>
    </style:style>
    <style:style style:name="TBL_0_146_col_3" style:family="table-column">
      <style:table-column-properties style:column-width="0.3in"/>
    </style:style>
    <style:style style:name="TBL_0_146_col_4" style:family="table-column">
      <style:table-column-properties style:column-width="1.04in"/>
    </style:style>
    <style:style style:name="TBL_0_146_col_5" style:family="table-column">
      <style:table-column-properties style:column-width="0.06in"/>
    </style:style>
    <style:style style:name="TBL_0_146_col_6" style:family="table-column">
      <style:table-column-properties style:column-width="0.54in"/>
    </style:style>
    <style:style style:name="TBL_0_146_col_7" style:family="table-column">
      <style:table-column-properties style:column-width="0.23in"/>
    </style:style>
    <style:style style:name="TBL_0_146_col_8" style:family="table-column">
      <style:table-column-properties style:column-width="2.16in"/>
    </style:style>
    <style:style style:name="TBL_0_146_col_9" style:family="table-column">
      <style:table-column-properties style:column-width="0.23in"/>
    </style:style>
    <style:style style:name="TBL_0_146_col_10" style:family="table-column">
      <style:table-column-properties style:column-width="1.97in"/>
    </style:style>
    <style:style style:name="TBL_0_146_row_0" style:family="table-row">
      <style:table-row-properties style:use-optimal-row-height="false" style:row-height="0.27in"/>
    </style:style>
    <style:style style:name="TBL_0_146_row_1" style:family="table-row">
      <style:table-row-properties style:use-optimal-row-height="false" style:row-height="0.38in"/>
    </style:style>
    <style:style style:name="TBL_0_146_row_2" style:family="table-row">
      <style:table-row-properties style:use-optimal-row-height="false" style:row-height="0.18in"/>
    </style:style>
    <style:style style:name="TBL_0_146_row_3" style:family="table-row">
      <style:table-row-properties style:use-optimal-row-height="false" style:row-height="1.3in"/>
    </style:style>
    <style:style style:name="TBL_0_146_row_4" style:family="table-row">
      <style:table-row-properties style:use-optimal-row-height="false" style:row-height="0.25in"/>
    </style:style>
    <style:style style:name="TBL_0_146_row_5" style:family="table-row">
      <style:table-row-properties style:use-optimal-row-height="false" style:row-height="0.08in"/>
    </style:style>
    <style:style style:name="TBL_0_146_row_6" style:family="table-row">
      <style:table-row-properties style:use-optimal-row-height="false" style:row-height="0.25in"/>
    </style:style>
    <style:style style:name="TBL_0_146_row_7" style:family="table-row">
      <style:table-row-properties style:use-optimal-row-height="false" style:row-height="0.02in"/>
    </style:style>
    <style:style style:name="TBL_0_146_row_8" style:family="table-row">
      <style:table-row-properties style:use-optimal-row-height="false" style:row-height="0.25in"/>
    </style:style>
    <style:style style:name="TBL_0_146_row_9" style:family="table-row">
      <style:table-row-properties style:use-optimal-row-height="false" style:row-height="0.25in"/>
    </style:style>
    <style:style style:name="TBL_0_147" style:master-page-name="master_0" style:family="table">
      <style:table-properties table:align="left" style:width="8.65in" fo:break-before="page"/>
    </style:style>
    <style:style style:name="TBL_0_147_col_0" style:family="table-column">
      <style:table-column-properties style:column-width="0.19in"/>
    </style:style>
    <style:style style:name="TBL_0_147_col_1" style:family="table-column">
      <style:table-column-properties style:column-width="1.08in"/>
    </style:style>
    <style:style style:name="TBL_0_147_col_2" style:family="table-column">
      <style:table-column-properties style:column-width="0.8in"/>
    </style:style>
    <style:style style:name="TBL_0_147_col_3" style:family="table-column">
      <style:table-column-properties style:column-width="0.3in"/>
    </style:style>
    <style:style style:name="TBL_0_147_col_4" style:family="table-column">
      <style:table-column-properties style:column-width="1.04in"/>
    </style:style>
    <style:style style:name="TBL_0_147_col_5" style:family="table-column">
      <style:table-column-properties style:column-width="0.06in"/>
    </style:style>
    <style:style style:name="TBL_0_147_col_6" style:family="table-column">
      <style:table-column-properties style:column-width="0.54in"/>
    </style:style>
    <style:style style:name="TBL_0_147_col_7" style:family="table-column">
      <style:table-column-properties style:column-width="0.23in"/>
    </style:style>
    <style:style style:name="TBL_0_147_col_8" style:family="table-column">
      <style:table-column-properties style:column-width="2.16in"/>
    </style:style>
    <style:style style:name="TBL_0_147_col_9" style:family="table-column">
      <style:table-column-properties style:column-width="0.23in"/>
    </style:style>
    <style:style style:name="TBL_0_147_col_10" style:family="table-column">
      <style:table-column-properties style:column-width="1.97in"/>
    </style:style>
    <style:style style:name="TBL_0_147_row_0" style:family="table-row">
      <style:table-row-properties style:use-optimal-row-height="false" style:row-height="0.27in"/>
    </style:style>
    <style:style style:name="TBL_0_147_row_1" style:family="table-row">
      <style:table-row-properties style:use-optimal-row-height="false" style:row-height="0.38in"/>
    </style:style>
    <style:style style:name="TBL_0_147_row_2" style:family="table-row">
      <style:table-row-properties style:use-optimal-row-height="false" style:row-height="0.18in"/>
    </style:style>
    <style:style style:name="TBL_0_147_row_3" style:family="table-row">
      <style:table-row-properties style:use-optimal-row-height="false" style:row-height="1.3in"/>
    </style:style>
    <style:style style:name="TBL_0_147_row_4" style:family="table-row">
      <style:table-row-properties style:use-optimal-row-height="false" style:row-height="0.25in"/>
    </style:style>
    <style:style style:name="TBL_0_147_row_5" style:family="table-row">
      <style:table-row-properties style:use-optimal-row-height="false" style:row-height="0.08in"/>
    </style:style>
    <style:style style:name="TBL_0_147_row_6" style:family="table-row">
      <style:table-row-properties style:use-optimal-row-height="false" style:row-height="0.25in"/>
    </style:style>
    <style:style style:name="TBL_0_147_row_7" style:family="table-row">
      <style:table-row-properties style:use-optimal-row-height="false" style:row-height="0.02in"/>
    </style:style>
    <style:style style:name="TBL_0_147_row_8" style:family="table-row">
      <style:table-row-properties style:use-optimal-row-height="false" style:row-height="0.25in"/>
    </style:style>
    <style:style style:name="TBL_0_147_row_9" style:family="table-row">
      <style:table-row-properties style:use-optimal-row-height="false" style:row-height="0.25in"/>
    </style:style>
    <style:style style:name="TBL_0_148" style:master-page-name="master_0" style:family="table">
      <style:table-properties table:align="left" style:width="8.65in" fo:break-before="page"/>
    </style:style>
    <style:style style:name="TBL_0_148_col_0" style:family="table-column">
      <style:table-column-properties style:column-width="0.19in"/>
    </style:style>
    <style:style style:name="TBL_0_148_col_1" style:family="table-column">
      <style:table-column-properties style:column-width="1.08in"/>
    </style:style>
    <style:style style:name="TBL_0_148_col_2" style:family="table-column">
      <style:table-column-properties style:column-width="0.8in"/>
    </style:style>
    <style:style style:name="TBL_0_148_col_3" style:family="table-column">
      <style:table-column-properties style:column-width="0.3in"/>
    </style:style>
    <style:style style:name="TBL_0_148_col_4" style:family="table-column">
      <style:table-column-properties style:column-width="1.04in"/>
    </style:style>
    <style:style style:name="TBL_0_148_col_5" style:family="table-column">
      <style:table-column-properties style:column-width="0.06in"/>
    </style:style>
    <style:style style:name="TBL_0_148_col_6" style:family="table-column">
      <style:table-column-properties style:column-width="0.54in"/>
    </style:style>
    <style:style style:name="TBL_0_148_col_7" style:family="table-column">
      <style:table-column-properties style:column-width="0.23in"/>
    </style:style>
    <style:style style:name="TBL_0_148_col_8" style:family="table-column">
      <style:table-column-properties style:column-width="2.16in"/>
    </style:style>
    <style:style style:name="TBL_0_148_col_9" style:family="table-column">
      <style:table-column-properties style:column-width="0.23in"/>
    </style:style>
    <style:style style:name="TBL_0_148_col_10" style:family="table-column">
      <style:table-column-properties style:column-width="1.97in"/>
    </style:style>
    <style:style style:name="TBL_0_148_row_0" style:family="table-row">
      <style:table-row-properties style:use-optimal-row-height="false" style:row-height="0.27in"/>
    </style:style>
    <style:style style:name="TBL_0_148_row_1" style:family="table-row">
      <style:table-row-properties style:use-optimal-row-height="false" style:row-height="0.38in"/>
    </style:style>
    <style:style style:name="TBL_0_148_row_2" style:family="table-row">
      <style:table-row-properties style:use-optimal-row-height="false" style:row-height="0.18in"/>
    </style:style>
    <style:style style:name="TBL_0_148_row_3" style:family="table-row">
      <style:table-row-properties style:use-optimal-row-height="false" style:row-height="1.3in"/>
    </style:style>
    <style:style style:name="TBL_0_148_row_4" style:family="table-row">
      <style:table-row-properties style:use-optimal-row-height="false" style:row-height="0.25in"/>
    </style:style>
    <style:style style:name="TBL_0_148_row_5" style:family="table-row">
      <style:table-row-properties style:use-optimal-row-height="false" style:row-height="0.08in"/>
    </style:style>
    <style:style style:name="TBL_0_148_row_6" style:family="table-row">
      <style:table-row-properties style:use-optimal-row-height="false" style:row-height="0.25in"/>
    </style:style>
    <style:style style:name="TBL_0_148_row_7" style:family="table-row">
      <style:table-row-properties style:use-optimal-row-height="false" style:row-height="0.02in"/>
    </style:style>
    <style:style style:name="TBL_0_148_row_8" style:family="table-row">
      <style:table-row-properties style:use-optimal-row-height="false" style:row-height="0.25in"/>
    </style:style>
    <style:style style:name="TBL_0_148_row_9" style:family="table-row">
      <style:table-row-properties style:use-optimal-row-height="false" style:row-height="0.25in"/>
    </style:style>
    <style:style style:name="TBL_0_149" style:master-page-name="master_0" style:family="table">
      <style:table-properties table:align="left" style:width="8.65in" fo:break-before="page"/>
    </style:style>
    <style:style style:name="TBL_0_149_col_0" style:family="table-column">
      <style:table-column-properties style:column-width="0.19in"/>
    </style:style>
    <style:style style:name="TBL_0_149_col_1" style:family="table-column">
      <style:table-column-properties style:column-width="1.08in"/>
    </style:style>
    <style:style style:name="TBL_0_149_col_2" style:family="table-column">
      <style:table-column-properties style:column-width="0.8in"/>
    </style:style>
    <style:style style:name="TBL_0_149_col_3" style:family="table-column">
      <style:table-column-properties style:column-width="0.3in"/>
    </style:style>
    <style:style style:name="TBL_0_149_col_4" style:family="table-column">
      <style:table-column-properties style:column-width="1.04in"/>
    </style:style>
    <style:style style:name="TBL_0_149_col_5" style:family="table-column">
      <style:table-column-properties style:column-width="0.06in"/>
    </style:style>
    <style:style style:name="TBL_0_149_col_6" style:family="table-column">
      <style:table-column-properties style:column-width="0.54in"/>
    </style:style>
    <style:style style:name="TBL_0_149_col_7" style:family="table-column">
      <style:table-column-properties style:column-width="0.23in"/>
    </style:style>
    <style:style style:name="TBL_0_149_col_8" style:family="table-column">
      <style:table-column-properties style:column-width="2.16in"/>
    </style:style>
    <style:style style:name="TBL_0_149_col_9" style:family="table-column">
      <style:table-column-properties style:column-width="0.23in"/>
    </style:style>
    <style:style style:name="TBL_0_149_col_10" style:family="table-column">
      <style:table-column-properties style:column-width="1.97in"/>
    </style:style>
    <style:style style:name="TBL_0_149_row_0" style:family="table-row">
      <style:table-row-properties style:use-optimal-row-height="false" style:row-height="0.27in"/>
    </style:style>
    <style:style style:name="TBL_0_149_row_1" style:family="table-row">
      <style:table-row-properties style:use-optimal-row-height="false" style:row-height="0.38in"/>
    </style:style>
    <style:style style:name="TBL_0_149_row_2" style:family="table-row">
      <style:table-row-properties style:use-optimal-row-height="false" style:row-height="0.18in"/>
    </style:style>
    <style:style style:name="TBL_0_149_row_3" style:family="table-row">
      <style:table-row-properties style:use-optimal-row-height="false" style:row-height="1.3in"/>
    </style:style>
    <style:style style:name="TBL_0_149_row_4" style:family="table-row">
      <style:table-row-properties style:use-optimal-row-height="false" style:row-height="0.25in"/>
    </style:style>
    <style:style style:name="TBL_0_149_row_5" style:family="table-row">
      <style:table-row-properties style:use-optimal-row-height="false" style:row-height="0.08in"/>
    </style:style>
    <style:style style:name="TBL_0_149_row_6" style:family="table-row">
      <style:table-row-properties style:use-optimal-row-height="false" style:row-height="0.25in"/>
    </style:style>
    <style:style style:name="TBL_0_149_row_7" style:family="table-row">
      <style:table-row-properties style:use-optimal-row-height="false" style:row-height="0.02in"/>
    </style:style>
    <style:style style:name="TBL_0_149_row_8" style:family="table-row">
      <style:table-row-properties style:use-optimal-row-height="false" style:row-height="0.25in"/>
    </style:style>
    <style:style style:name="TBL_0_149_row_9" style:family="table-row">
      <style:table-row-properties style:use-optimal-row-height="false" style:row-height="0.25in"/>
    </style:style>
    <style:style style:name="TBL_0_150" style:master-page-name="master_0" style:family="table">
      <style:table-properties table:align="left" style:width="8.65in" fo:break-before="page"/>
    </style:style>
    <style:style style:name="TBL_0_150_col_0" style:family="table-column">
      <style:table-column-properties style:column-width="0.19in"/>
    </style:style>
    <style:style style:name="TBL_0_150_col_1" style:family="table-column">
      <style:table-column-properties style:column-width="1.08in"/>
    </style:style>
    <style:style style:name="TBL_0_150_col_2" style:family="table-column">
      <style:table-column-properties style:column-width="0.8in"/>
    </style:style>
    <style:style style:name="TBL_0_150_col_3" style:family="table-column">
      <style:table-column-properties style:column-width="0.3in"/>
    </style:style>
    <style:style style:name="TBL_0_150_col_4" style:family="table-column">
      <style:table-column-properties style:column-width="1.04in"/>
    </style:style>
    <style:style style:name="TBL_0_150_col_5" style:family="table-column">
      <style:table-column-properties style:column-width="0.06in"/>
    </style:style>
    <style:style style:name="TBL_0_150_col_6" style:family="table-column">
      <style:table-column-properties style:column-width="0.54in"/>
    </style:style>
    <style:style style:name="TBL_0_150_col_7" style:family="table-column">
      <style:table-column-properties style:column-width="0.23in"/>
    </style:style>
    <style:style style:name="TBL_0_150_col_8" style:family="table-column">
      <style:table-column-properties style:column-width="2.16in"/>
    </style:style>
    <style:style style:name="TBL_0_150_col_9" style:family="table-column">
      <style:table-column-properties style:column-width="0.23in"/>
    </style:style>
    <style:style style:name="TBL_0_150_col_10" style:family="table-column">
      <style:table-column-properties style:column-width="1.97in"/>
    </style:style>
    <style:style style:name="TBL_0_150_row_0" style:family="table-row">
      <style:table-row-properties style:use-optimal-row-height="false" style:row-height="0.27in"/>
    </style:style>
    <style:style style:name="TBL_0_150_row_1" style:family="table-row">
      <style:table-row-properties style:use-optimal-row-height="false" style:row-height="0.38in"/>
    </style:style>
    <style:style style:name="TBL_0_150_row_2" style:family="table-row">
      <style:table-row-properties style:use-optimal-row-height="false" style:row-height="0.18in"/>
    </style:style>
    <style:style style:name="TBL_0_150_row_3" style:family="table-row">
      <style:table-row-properties style:use-optimal-row-height="false" style:row-height="1.3in"/>
    </style:style>
    <style:style style:name="TBL_0_150_row_4" style:family="table-row">
      <style:table-row-properties style:use-optimal-row-height="false" style:row-height="0.25in"/>
    </style:style>
    <style:style style:name="TBL_0_150_row_5" style:family="table-row">
      <style:table-row-properties style:use-optimal-row-height="false" style:row-height="0.08in"/>
    </style:style>
    <style:style style:name="TBL_0_150_row_6" style:family="table-row">
      <style:table-row-properties style:use-optimal-row-height="false" style:row-height="0.25in"/>
    </style:style>
    <style:style style:name="TBL_0_150_row_7" style:family="table-row">
      <style:table-row-properties style:use-optimal-row-height="false" style:row-height="0.02in"/>
    </style:style>
    <style:style style:name="TBL_0_150_row_8" style:family="table-row">
      <style:table-row-properties style:use-optimal-row-height="false" style:row-height="0.25in"/>
    </style:style>
    <style:style style:name="TBL_0_150_row_9" style:family="table-row">
      <style:table-row-properties style:use-optimal-row-height="false" style:row-height="0.25in"/>
    </style:style>
    <style:style style:name="TBL_0_151" style:master-page-name="master_0" style:family="table">
      <style:table-properties table:align="left" style:width="8.65in" fo:break-before="page"/>
    </style:style>
    <style:style style:name="TBL_0_151_col_0" style:family="table-column">
      <style:table-column-properties style:column-width="0.19in"/>
    </style:style>
    <style:style style:name="TBL_0_151_col_1" style:family="table-column">
      <style:table-column-properties style:column-width="1.08in"/>
    </style:style>
    <style:style style:name="TBL_0_151_col_2" style:family="table-column">
      <style:table-column-properties style:column-width="0.8in"/>
    </style:style>
    <style:style style:name="TBL_0_151_col_3" style:family="table-column">
      <style:table-column-properties style:column-width="0.3in"/>
    </style:style>
    <style:style style:name="TBL_0_151_col_4" style:family="table-column">
      <style:table-column-properties style:column-width="1.04in"/>
    </style:style>
    <style:style style:name="TBL_0_151_col_5" style:family="table-column">
      <style:table-column-properties style:column-width="0.06in"/>
    </style:style>
    <style:style style:name="TBL_0_151_col_6" style:family="table-column">
      <style:table-column-properties style:column-width="0.54in"/>
    </style:style>
    <style:style style:name="TBL_0_151_col_7" style:family="table-column">
      <style:table-column-properties style:column-width="0.23in"/>
    </style:style>
    <style:style style:name="TBL_0_151_col_8" style:family="table-column">
      <style:table-column-properties style:column-width="2.16in"/>
    </style:style>
    <style:style style:name="TBL_0_151_col_9" style:family="table-column">
      <style:table-column-properties style:column-width="0.23in"/>
    </style:style>
    <style:style style:name="TBL_0_151_col_10" style:family="table-column">
      <style:table-column-properties style:column-width="1.97in"/>
    </style:style>
    <style:style style:name="TBL_0_151_row_0" style:family="table-row">
      <style:table-row-properties style:use-optimal-row-height="false" style:row-height="0.27in"/>
    </style:style>
    <style:style style:name="TBL_0_151_row_1" style:family="table-row">
      <style:table-row-properties style:use-optimal-row-height="false" style:row-height="0.38in"/>
    </style:style>
    <style:style style:name="TBL_0_151_row_2" style:family="table-row">
      <style:table-row-properties style:use-optimal-row-height="false" style:row-height="0.18in"/>
    </style:style>
    <style:style style:name="TBL_0_151_row_3" style:family="table-row">
      <style:table-row-properties style:use-optimal-row-height="false" style:row-height="1.3in"/>
    </style:style>
    <style:style style:name="TBL_0_151_row_4" style:family="table-row">
      <style:table-row-properties style:use-optimal-row-height="false" style:row-height="0.25in"/>
    </style:style>
    <style:style style:name="TBL_0_151_row_5" style:family="table-row">
      <style:table-row-properties style:use-optimal-row-height="false" style:row-height="0.08in"/>
    </style:style>
    <style:style style:name="TBL_0_151_row_6" style:family="table-row">
      <style:table-row-properties style:use-optimal-row-height="false" style:row-height="0.25in"/>
    </style:style>
    <style:style style:name="TBL_0_151_row_7" style:family="table-row">
      <style:table-row-properties style:use-optimal-row-height="false" style:row-height="0.02in"/>
    </style:style>
    <style:style style:name="TBL_0_151_row_8" style:family="table-row">
      <style:table-row-properties style:use-optimal-row-height="false" style:row-height="0.25in"/>
    </style:style>
    <style:style style:name="TBL_0_151_row_9" style:family="table-row">
      <style:table-row-properties style:use-optimal-row-height="false" style:row-height="0.25in"/>
    </style:style>
    <style:style style:name="TBL_0_152" style:master-page-name="master_0" style:family="table">
      <style:table-properties table:align="left" style:width="8.65in" fo:break-before="page"/>
    </style:style>
    <style:style style:name="TBL_0_152_col_0" style:family="table-column">
      <style:table-column-properties style:column-width="0.19in"/>
    </style:style>
    <style:style style:name="TBL_0_152_col_1" style:family="table-column">
      <style:table-column-properties style:column-width="1.08in"/>
    </style:style>
    <style:style style:name="TBL_0_152_col_2" style:family="table-column">
      <style:table-column-properties style:column-width="0.8in"/>
    </style:style>
    <style:style style:name="TBL_0_152_col_3" style:family="table-column">
      <style:table-column-properties style:column-width="0.3in"/>
    </style:style>
    <style:style style:name="TBL_0_152_col_4" style:family="table-column">
      <style:table-column-properties style:column-width="1.04in"/>
    </style:style>
    <style:style style:name="TBL_0_152_col_5" style:family="table-column">
      <style:table-column-properties style:column-width="0.06in"/>
    </style:style>
    <style:style style:name="TBL_0_152_col_6" style:family="table-column">
      <style:table-column-properties style:column-width="0.54in"/>
    </style:style>
    <style:style style:name="TBL_0_152_col_7" style:family="table-column">
      <style:table-column-properties style:column-width="0.23in"/>
    </style:style>
    <style:style style:name="TBL_0_152_col_8" style:family="table-column">
      <style:table-column-properties style:column-width="2.16in"/>
    </style:style>
    <style:style style:name="TBL_0_152_col_9" style:family="table-column">
      <style:table-column-properties style:column-width="0.23in"/>
    </style:style>
    <style:style style:name="TBL_0_152_col_10" style:family="table-column">
      <style:table-column-properties style:column-width="1.97in"/>
    </style:style>
    <style:style style:name="TBL_0_152_row_0" style:family="table-row">
      <style:table-row-properties style:use-optimal-row-height="false" style:row-height="0.27in"/>
    </style:style>
    <style:style style:name="TBL_0_152_row_1" style:family="table-row">
      <style:table-row-properties style:use-optimal-row-height="false" style:row-height="0.38in"/>
    </style:style>
    <style:style style:name="TBL_0_152_row_2" style:family="table-row">
      <style:table-row-properties style:use-optimal-row-height="false" style:row-height="0.18in"/>
    </style:style>
    <style:style style:name="TBL_0_152_row_3" style:family="table-row">
      <style:table-row-properties style:use-optimal-row-height="false" style:row-height="1.3in"/>
    </style:style>
    <style:style style:name="TBL_0_152_row_4" style:family="table-row">
      <style:table-row-properties style:use-optimal-row-height="false" style:row-height="0.25in"/>
    </style:style>
    <style:style style:name="TBL_0_152_row_5" style:family="table-row">
      <style:table-row-properties style:use-optimal-row-height="false" style:row-height="0.08in"/>
    </style:style>
    <style:style style:name="TBL_0_152_row_6" style:family="table-row">
      <style:table-row-properties style:use-optimal-row-height="false" style:row-height="0.25in"/>
    </style:style>
    <style:style style:name="TBL_0_152_row_7" style:family="table-row">
      <style:table-row-properties style:use-optimal-row-height="false" style:row-height="0.02in"/>
    </style:style>
    <style:style style:name="TBL_0_152_row_8" style:family="table-row">
      <style:table-row-properties style:use-optimal-row-height="false" style:row-height="0.25in"/>
    </style:style>
    <style:style style:name="TBL_0_152_row_9" style:family="table-row">
      <style:table-row-properties style:use-optimal-row-height="false" style:row-height="0.25in"/>
    </style:style>
    <style:style style:name="TBL_0_153" style:master-page-name="master_0" style:family="table">
      <style:table-properties table:align="left" style:width="8.65in" fo:break-before="page"/>
    </style:style>
    <style:style style:name="TBL_0_153_col_0" style:family="table-column">
      <style:table-column-properties style:column-width="0.19in"/>
    </style:style>
    <style:style style:name="TBL_0_153_col_1" style:family="table-column">
      <style:table-column-properties style:column-width="1.08in"/>
    </style:style>
    <style:style style:name="TBL_0_153_col_2" style:family="table-column">
      <style:table-column-properties style:column-width="0.8in"/>
    </style:style>
    <style:style style:name="TBL_0_153_col_3" style:family="table-column">
      <style:table-column-properties style:column-width="0.3in"/>
    </style:style>
    <style:style style:name="TBL_0_153_col_4" style:family="table-column">
      <style:table-column-properties style:column-width="1.04in"/>
    </style:style>
    <style:style style:name="TBL_0_153_col_5" style:family="table-column">
      <style:table-column-properties style:column-width="0.06in"/>
    </style:style>
    <style:style style:name="TBL_0_153_col_6" style:family="table-column">
      <style:table-column-properties style:column-width="0.54in"/>
    </style:style>
    <style:style style:name="TBL_0_153_col_7" style:family="table-column">
      <style:table-column-properties style:column-width="0.23in"/>
    </style:style>
    <style:style style:name="TBL_0_153_col_8" style:family="table-column">
      <style:table-column-properties style:column-width="2.16in"/>
    </style:style>
    <style:style style:name="TBL_0_153_col_9" style:family="table-column">
      <style:table-column-properties style:column-width="0.23in"/>
    </style:style>
    <style:style style:name="TBL_0_153_col_10" style:family="table-column">
      <style:table-column-properties style:column-width="1.97in"/>
    </style:style>
    <style:style style:name="TBL_0_153_row_0" style:family="table-row">
      <style:table-row-properties style:use-optimal-row-height="false" style:row-height="0.27in"/>
    </style:style>
    <style:style style:name="TBL_0_153_row_1" style:family="table-row">
      <style:table-row-properties style:use-optimal-row-height="false" style:row-height="0.38in"/>
    </style:style>
    <style:style style:name="TBL_0_153_row_2" style:family="table-row">
      <style:table-row-properties style:use-optimal-row-height="false" style:row-height="0.18in"/>
    </style:style>
    <style:style style:name="TBL_0_153_row_3" style:family="table-row">
      <style:table-row-properties style:use-optimal-row-height="false" style:row-height="1.3in"/>
    </style:style>
    <style:style style:name="TBL_0_153_row_4" style:family="table-row">
      <style:table-row-properties style:use-optimal-row-height="false" style:row-height="0.25in"/>
    </style:style>
    <style:style style:name="TBL_0_153_row_5" style:family="table-row">
      <style:table-row-properties style:use-optimal-row-height="false" style:row-height="0.08in"/>
    </style:style>
    <style:style style:name="TBL_0_153_row_6" style:family="table-row">
      <style:table-row-properties style:use-optimal-row-height="false" style:row-height="0.25in"/>
    </style:style>
    <style:style style:name="TBL_0_153_row_7" style:family="table-row">
      <style:table-row-properties style:use-optimal-row-height="false" style:row-height="0.02in"/>
    </style:style>
    <style:style style:name="TBL_0_153_row_8" style:family="table-row">
      <style:table-row-properties style:use-optimal-row-height="false" style:row-height="0.25in"/>
    </style:style>
    <style:style style:name="TBL_0_153_row_9" style:family="table-row">
      <style:table-row-properties style:use-optimal-row-height="false" style:row-height="0.25in"/>
    </style:style>
    <style:style style:name="TBL_0_154" style:master-page-name="master_0" style:family="table">
      <style:table-properties table:align="left" style:width="8.65in" fo:break-before="page"/>
    </style:style>
    <style:style style:name="TBL_0_154_col_0" style:family="table-column">
      <style:table-column-properties style:column-width="0.19in"/>
    </style:style>
    <style:style style:name="TBL_0_154_col_1" style:family="table-column">
      <style:table-column-properties style:column-width="1.08in"/>
    </style:style>
    <style:style style:name="TBL_0_154_col_2" style:family="table-column">
      <style:table-column-properties style:column-width="0.8in"/>
    </style:style>
    <style:style style:name="TBL_0_154_col_3" style:family="table-column">
      <style:table-column-properties style:column-width="0.3in"/>
    </style:style>
    <style:style style:name="TBL_0_154_col_4" style:family="table-column">
      <style:table-column-properties style:column-width="1.04in"/>
    </style:style>
    <style:style style:name="TBL_0_154_col_5" style:family="table-column">
      <style:table-column-properties style:column-width="0.06in"/>
    </style:style>
    <style:style style:name="TBL_0_154_col_6" style:family="table-column">
      <style:table-column-properties style:column-width="0.54in"/>
    </style:style>
    <style:style style:name="TBL_0_154_col_7" style:family="table-column">
      <style:table-column-properties style:column-width="0.23in"/>
    </style:style>
    <style:style style:name="TBL_0_154_col_8" style:family="table-column">
      <style:table-column-properties style:column-width="2.16in"/>
    </style:style>
    <style:style style:name="TBL_0_154_col_9" style:family="table-column">
      <style:table-column-properties style:column-width="0.23in"/>
    </style:style>
    <style:style style:name="TBL_0_154_col_10" style:family="table-column">
      <style:table-column-properties style:column-width="1.97in"/>
    </style:style>
    <style:style style:name="TBL_0_154_row_0" style:family="table-row">
      <style:table-row-properties style:use-optimal-row-height="false" style:row-height="0.27in"/>
    </style:style>
    <style:style style:name="TBL_0_154_row_1" style:family="table-row">
      <style:table-row-properties style:use-optimal-row-height="false" style:row-height="0.38in"/>
    </style:style>
    <style:style style:name="TBL_0_154_row_2" style:family="table-row">
      <style:table-row-properties style:use-optimal-row-height="false" style:row-height="0.18in"/>
    </style:style>
    <style:style style:name="TBL_0_154_row_3" style:family="table-row">
      <style:table-row-properties style:use-optimal-row-height="false" style:row-height="1.3in"/>
    </style:style>
    <style:style style:name="TBL_0_154_row_4" style:family="table-row">
      <style:table-row-properties style:use-optimal-row-height="false" style:row-height="0.25in"/>
    </style:style>
    <style:style style:name="TBL_0_154_row_5" style:family="table-row">
      <style:table-row-properties style:use-optimal-row-height="false" style:row-height="0.08in"/>
    </style:style>
    <style:style style:name="TBL_0_154_row_6" style:family="table-row">
      <style:table-row-properties style:use-optimal-row-height="false" style:row-height="0.25in"/>
    </style:style>
    <style:style style:name="TBL_0_154_row_7" style:family="table-row">
      <style:table-row-properties style:use-optimal-row-height="false" style:row-height="0.02in"/>
    </style:style>
    <style:style style:name="TBL_0_154_row_8" style:family="table-row">
      <style:table-row-properties style:use-optimal-row-height="false" style:row-height="0.25in"/>
    </style:style>
    <style:style style:name="TBL_0_154_row_9" style:family="table-row">
      <style:table-row-properties style:use-optimal-row-height="false" style:row-height="0.25in"/>
    </style:style>
    <style:style style:name="TBL_0_155" style:master-page-name="master_0" style:family="table">
      <style:table-properties table:align="left" style:width="8.65in" fo:break-before="page"/>
    </style:style>
    <style:style style:name="TBL_0_155_col_0" style:family="table-column">
      <style:table-column-properties style:column-width="0.19in"/>
    </style:style>
    <style:style style:name="TBL_0_155_col_1" style:family="table-column">
      <style:table-column-properties style:column-width="1.08in"/>
    </style:style>
    <style:style style:name="TBL_0_155_col_2" style:family="table-column">
      <style:table-column-properties style:column-width="0.8in"/>
    </style:style>
    <style:style style:name="TBL_0_155_col_3" style:family="table-column">
      <style:table-column-properties style:column-width="0.3in"/>
    </style:style>
    <style:style style:name="TBL_0_155_col_4" style:family="table-column">
      <style:table-column-properties style:column-width="1.04in"/>
    </style:style>
    <style:style style:name="TBL_0_155_col_5" style:family="table-column">
      <style:table-column-properties style:column-width="0.06in"/>
    </style:style>
    <style:style style:name="TBL_0_155_col_6" style:family="table-column">
      <style:table-column-properties style:column-width="0.54in"/>
    </style:style>
    <style:style style:name="TBL_0_155_col_7" style:family="table-column">
      <style:table-column-properties style:column-width="0.23in"/>
    </style:style>
    <style:style style:name="TBL_0_155_col_8" style:family="table-column">
      <style:table-column-properties style:column-width="2.16in"/>
    </style:style>
    <style:style style:name="TBL_0_155_col_9" style:family="table-column">
      <style:table-column-properties style:column-width="0.23in"/>
    </style:style>
    <style:style style:name="TBL_0_155_col_10" style:family="table-column">
      <style:table-column-properties style:column-width="1.97in"/>
    </style:style>
    <style:style style:name="TBL_0_155_row_0" style:family="table-row">
      <style:table-row-properties style:use-optimal-row-height="false" style:row-height="0.27in"/>
    </style:style>
    <style:style style:name="TBL_0_155_row_1" style:family="table-row">
      <style:table-row-properties style:use-optimal-row-height="false" style:row-height="0.38in"/>
    </style:style>
    <style:style style:name="TBL_0_155_row_2" style:family="table-row">
      <style:table-row-properties style:use-optimal-row-height="false" style:row-height="0.18in"/>
    </style:style>
    <style:style style:name="TBL_0_155_row_3" style:family="table-row">
      <style:table-row-properties style:use-optimal-row-height="false" style:row-height="1.3in"/>
    </style:style>
    <style:style style:name="TBL_0_155_row_4" style:family="table-row">
      <style:table-row-properties style:use-optimal-row-height="false" style:row-height="0.25in"/>
    </style:style>
    <style:style style:name="TBL_0_155_row_5" style:family="table-row">
      <style:table-row-properties style:use-optimal-row-height="false" style:row-height="0.08in"/>
    </style:style>
    <style:style style:name="TBL_0_155_row_6" style:family="table-row">
      <style:table-row-properties style:use-optimal-row-height="false" style:row-height="0.25in"/>
    </style:style>
    <style:style style:name="TBL_0_155_row_7" style:family="table-row">
      <style:table-row-properties style:use-optimal-row-height="false" style:row-height="0.02in"/>
    </style:style>
    <style:style style:name="TBL_0_155_row_8" style:family="table-row">
      <style:table-row-properties style:use-optimal-row-height="false" style:row-height="0.25in"/>
    </style:style>
    <style:style style:name="TBL_0_155_row_9" style:family="table-row">
      <style:table-row-properties style:use-optimal-row-height="false" style:row-height="0.25in"/>
    </style:style>
    <style:style style:name="TBL_0_156" style:master-page-name="master_0" style:family="table">
      <style:table-properties table:align="left" style:width="8.65in" fo:break-before="page"/>
    </style:style>
    <style:style style:name="TBL_0_156_col_0" style:family="table-column">
      <style:table-column-properties style:column-width="0.19in"/>
    </style:style>
    <style:style style:name="TBL_0_156_col_1" style:family="table-column">
      <style:table-column-properties style:column-width="1.08in"/>
    </style:style>
    <style:style style:name="TBL_0_156_col_2" style:family="table-column">
      <style:table-column-properties style:column-width="0.8in"/>
    </style:style>
    <style:style style:name="TBL_0_156_col_3" style:family="table-column">
      <style:table-column-properties style:column-width="0.3in"/>
    </style:style>
    <style:style style:name="TBL_0_156_col_4" style:family="table-column">
      <style:table-column-properties style:column-width="1.04in"/>
    </style:style>
    <style:style style:name="TBL_0_156_col_5" style:family="table-column">
      <style:table-column-properties style:column-width="0.06in"/>
    </style:style>
    <style:style style:name="TBL_0_156_col_6" style:family="table-column">
      <style:table-column-properties style:column-width="0.54in"/>
    </style:style>
    <style:style style:name="TBL_0_156_col_7" style:family="table-column">
      <style:table-column-properties style:column-width="0.23in"/>
    </style:style>
    <style:style style:name="TBL_0_156_col_8" style:family="table-column">
      <style:table-column-properties style:column-width="2.16in"/>
    </style:style>
    <style:style style:name="TBL_0_156_col_9" style:family="table-column">
      <style:table-column-properties style:column-width="0.23in"/>
    </style:style>
    <style:style style:name="TBL_0_156_col_10" style:family="table-column">
      <style:table-column-properties style:column-width="1.97in"/>
    </style:style>
    <style:style style:name="TBL_0_156_row_0" style:family="table-row">
      <style:table-row-properties style:use-optimal-row-height="false" style:row-height="0.27in"/>
    </style:style>
    <style:style style:name="TBL_0_156_row_1" style:family="table-row">
      <style:table-row-properties style:use-optimal-row-height="false" style:row-height="0.38in"/>
    </style:style>
    <style:style style:name="TBL_0_156_row_2" style:family="table-row">
      <style:table-row-properties style:use-optimal-row-height="false" style:row-height="0.18in"/>
    </style:style>
    <style:style style:name="TBL_0_156_row_3" style:family="table-row">
      <style:table-row-properties style:use-optimal-row-height="false" style:row-height="1.3in"/>
    </style:style>
    <style:style style:name="TBL_0_156_row_4" style:family="table-row">
      <style:table-row-properties style:use-optimal-row-height="false" style:row-height="0.25in"/>
    </style:style>
    <style:style style:name="TBL_0_156_row_5" style:family="table-row">
      <style:table-row-properties style:use-optimal-row-height="false" style:row-height="0.08in"/>
    </style:style>
    <style:style style:name="TBL_0_156_row_6" style:family="table-row">
      <style:table-row-properties style:use-optimal-row-height="false" style:row-height="0.25in"/>
    </style:style>
    <style:style style:name="TBL_0_156_row_7" style:family="table-row">
      <style:table-row-properties style:use-optimal-row-height="false" style:row-height="0.02in"/>
    </style:style>
    <style:style style:name="TBL_0_156_row_8" style:family="table-row">
      <style:table-row-properties style:use-optimal-row-height="false" style:row-height="0.25in"/>
    </style:style>
    <style:style style:name="TBL_0_156_row_9" style:family="table-row">
      <style:table-row-properties style:use-optimal-row-height="false" style:row-height="0.25in"/>
    </style:style>
    <style:style style:name="TBL_0_157" style:master-page-name="master_0" style:family="table">
      <style:table-properties table:align="left" style:width="8.65in" fo:break-before="page"/>
    </style:style>
    <style:style style:name="TBL_0_157_col_0" style:family="table-column">
      <style:table-column-properties style:column-width="0.19in"/>
    </style:style>
    <style:style style:name="TBL_0_157_col_1" style:family="table-column">
      <style:table-column-properties style:column-width="1.08in"/>
    </style:style>
    <style:style style:name="TBL_0_157_col_2" style:family="table-column">
      <style:table-column-properties style:column-width="0.8in"/>
    </style:style>
    <style:style style:name="TBL_0_157_col_3" style:family="table-column">
      <style:table-column-properties style:column-width="0.3in"/>
    </style:style>
    <style:style style:name="TBL_0_157_col_4" style:family="table-column">
      <style:table-column-properties style:column-width="1.04in"/>
    </style:style>
    <style:style style:name="TBL_0_157_col_5" style:family="table-column">
      <style:table-column-properties style:column-width="0.06in"/>
    </style:style>
    <style:style style:name="TBL_0_157_col_6" style:family="table-column">
      <style:table-column-properties style:column-width="0.54in"/>
    </style:style>
    <style:style style:name="TBL_0_157_col_7" style:family="table-column">
      <style:table-column-properties style:column-width="0.23in"/>
    </style:style>
    <style:style style:name="TBL_0_157_col_8" style:family="table-column">
      <style:table-column-properties style:column-width="2.16in"/>
    </style:style>
    <style:style style:name="TBL_0_157_col_9" style:family="table-column">
      <style:table-column-properties style:column-width="0.23in"/>
    </style:style>
    <style:style style:name="TBL_0_157_col_10" style:family="table-column">
      <style:table-column-properties style:column-width="1.97in"/>
    </style:style>
    <style:style style:name="TBL_0_157_row_0" style:family="table-row">
      <style:table-row-properties style:use-optimal-row-height="false" style:row-height="0.27in"/>
    </style:style>
    <style:style style:name="TBL_0_157_row_1" style:family="table-row">
      <style:table-row-properties style:use-optimal-row-height="false" style:row-height="0.38in"/>
    </style:style>
    <style:style style:name="TBL_0_157_row_2" style:family="table-row">
      <style:table-row-properties style:use-optimal-row-height="false" style:row-height="0.18in"/>
    </style:style>
    <style:style style:name="TBL_0_157_row_3" style:family="table-row">
      <style:table-row-properties style:use-optimal-row-height="false" style:row-height="1.3in"/>
    </style:style>
    <style:style style:name="TBL_0_157_row_4" style:family="table-row">
      <style:table-row-properties style:use-optimal-row-height="false" style:row-height="0.25in"/>
    </style:style>
    <style:style style:name="TBL_0_157_row_5" style:family="table-row">
      <style:table-row-properties style:use-optimal-row-height="false" style:row-height="0.08in"/>
    </style:style>
    <style:style style:name="TBL_0_157_row_6" style:family="table-row">
      <style:table-row-properties style:use-optimal-row-height="false" style:row-height="0.25in"/>
    </style:style>
    <style:style style:name="TBL_0_157_row_7" style:family="table-row">
      <style:table-row-properties style:use-optimal-row-height="false" style:row-height="0.02in"/>
    </style:style>
    <style:style style:name="TBL_0_157_row_8" style:family="table-row">
      <style:table-row-properties style:use-optimal-row-height="false" style:row-height="0.25in"/>
    </style:style>
    <style:style style:name="TBL_0_157_row_9" style:family="table-row">
      <style:table-row-properties style:use-optimal-row-height="false" style:row-height="0.25in"/>
    </style:style>
    <style:style style:name="TBL_0_158" style:master-page-name="master_0" style:family="table">
      <style:table-properties table:align="left" style:width="8.65in" fo:break-before="page"/>
    </style:style>
    <style:style style:name="TBL_0_158_col_0" style:family="table-column">
      <style:table-column-properties style:column-width="0.19in"/>
    </style:style>
    <style:style style:name="TBL_0_158_col_1" style:family="table-column">
      <style:table-column-properties style:column-width="1.08in"/>
    </style:style>
    <style:style style:name="TBL_0_158_col_2" style:family="table-column">
      <style:table-column-properties style:column-width="0.8in"/>
    </style:style>
    <style:style style:name="TBL_0_158_col_3" style:family="table-column">
      <style:table-column-properties style:column-width="0.3in"/>
    </style:style>
    <style:style style:name="TBL_0_158_col_4" style:family="table-column">
      <style:table-column-properties style:column-width="1.04in"/>
    </style:style>
    <style:style style:name="TBL_0_158_col_5" style:family="table-column">
      <style:table-column-properties style:column-width="0.06in"/>
    </style:style>
    <style:style style:name="TBL_0_158_col_6" style:family="table-column">
      <style:table-column-properties style:column-width="0.54in"/>
    </style:style>
    <style:style style:name="TBL_0_158_col_7" style:family="table-column">
      <style:table-column-properties style:column-width="0.23in"/>
    </style:style>
    <style:style style:name="TBL_0_158_col_8" style:family="table-column">
      <style:table-column-properties style:column-width="2.16in"/>
    </style:style>
    <style:style style:name="TBL_0_158_col_9" style:family="table-column">
      <style:table-column-properties style:column-width="0.23in"/>
    </style:style>
    <style:style style:name="TBL_0_158_col_10" style:family="table-column">
      <style:table-column-properties style:column-width="1.97in"/>
    </style:style>
    <style:style style:name="TBL_0_158_row_0" style:family="table-row">
      <style:table-row-properties style:use-optimal-row-height="false" style:row-height="0.27in"/>
    </style:style>
    <style:style style:name="TBL_0_158_row_1" style:family="table-row">
      <style:table-row-properties style:use-optimal-row-height="false" style:row-height="0.38in"/>
    </style:style>
    <style:style style:name="TBL_0_158_row_2" style:family="table-row">
      <style:table-row-properties style:use-optimal-row-height="false" style:row-height="0.18in"/>
    </style:style>
    <style:style style:name="TBL_0_158_row_3" style:family="table-row">
      <style:table-row-properties style:use-optimal-row-height="false" style:row-height="1.3in"/>
    </style:style>
    <style:style style:name="TBL_0_158_row_4" style:family="table-row">
      <style:table-row-properties style:use-optimal-row-height="false" style:row-height="0.25in"/>
    </style:style>
    <style:style style:name="TBL_0_158_row_5" style:family="table-row">
      <style:table-row-properties style:use-optimal-row-height="false" style:row-height="0.08in"/>
    </style:style>
    <style:style style:name="TBL_0_158_row_6" style:family="table-row">
      <style:table-row-properties style:use-optimal-row-height="false" style:row-height="0.25in"/>
    </style:style>
    <style:style style:name="TBL_0_158_row_7" style:family="table-row">
      <style:table-row-properties style:use-optimal-row-height="false" style:row-height="0.02in"/>
    </style:style>
    <style:style style:name="TBL_0_158_row_8" style:family="table-row">
      <style:table-row-properties style:use-optimal-row-height="false" style:row-height="0.25in"/>
    </style:style>
    <style:style style:name="TBL_0_158_row_9" style:family="table-row">
      <style:table-row-properties style:use-optimal-row-height="false" style:row-height="0.25in"/>
    </style:style>
    <style:style style:name="TBL_0_159" style:master-page-name="master_0" style:family="table">
      <style:table-properties table:align="left" style:width="8.65in" fo:break-before="page"/>
    </style:style>
    <style:style style:name="TBL_0_159_col_0" style:family="table-column">
      <style:table-column-properties style:column-width="0.19in"/>
    </style:style>
    <style:style style:name="TBL_0_159_col_1" style:family="table-column">
      <style:table-column-properties style:column-width="1.08in"/>
    </style:style>
    <style:style style:name="TBL_0_159_col_2" style:family="table-column">
      <style:table-column-properties style:column-width="0.8in"/>
    </style:style>
    <style:style style:name="TBL_0_159_col_3" style:family="table-column">
      <style:table-column-properties style:column-width="0.3in"/>
    </style:style>
    <style:style style:name="TBL_0_159_col_4" style:family="table-column">
      <style:table-column-properties style:column-width="1.04in"/>
    </style:style>
    <style:style style:name="TBL_0_159_col_5" style:family="table-column">
      <style:table-column-properties style:column-width="0.06in"/>
    </style:style>
    <style:style style:name="TBL_0_159_col_6" style:family="table-column">
      <style:table-column-properties style:column-width="0.54in"/>
    </style:style>
    <style:style style:name="TBL_0_159_col_7" style:family="table-column">
      <style:table-column-properties style:column-width="0.23in"/>
    </style:style>
    <style:style style:name="TBL_0_159_col_8" style:family="table-column">
      <style:table-column-properties style:column-width="2.16in"/>
    </style:style>
    <style:style style:name="TBL_0_159_col_9" style:family="table-column">
      <style:table-column-properties style:column-width="0.23in"/>
    </style:style>
    <style:style style:name="TBL_0_159_col_10" style:family="table-column">
      <style:table-column-properties style:column-width="1.97in"/>
    </style:style>
    <style:style style:name="TBL_0_159_row_0" style:family="table-row">
      <style:table-row-properties style:use-optimal-row-height="false" style:row-height="0.27in"/>
    </style:style>
    <style:style style:name="TBL_0_159_row_1" style:family="table-row">
      <style:table-row-properties style:use-optimal-row-height="false" style:row-height="0.38in"/>
    </style:style>
    <style:style style:name="TBL_0_159_row_2" style:family="table-row">
      <style:table-row-properties style:use-optimal-row-height="false" style:row-height="0.18in"/>
    </style:style>
    <style:style style:name="TBL_0_159_row_3" style:family="table-row">
      <style:table-row-properties style:use-optimal-row-height="false" style:row-height="1.3in"/>
    </style:style>
    <style:style style:name="TBL_0_159_row_4" style:family="table-row">
      <style:table-row-properties style:use-optimal-row-height="false" style:row-height="0.25in"/>
    </style:style>
    <style:style style:name="TBL_0_159_row_5" style:family="table-row">
      <style:table-row-properties style:use-optimal-row-height="false" style:row-height="0.08in"/>
    </style:style>
    <style:style style:name="TBL_0_159_row_6" style:family="table-row">
      <style:table-row-properties style:use-optimal-row-height="false" style:row-height="0.25in"/>
    </style:style>
    <style:style style:name="TBL_0_159_row_7" style:family="table-row">
      <style:table-row-properties style:use-optimal-row-height="false" style:row-height="0.02in"/>
    </style:style>
    <style:style style:name="TBL_0_159_row_8" style:family="table-row">
      <style:table-row-properties style:use-optimal-row-height="false" style:row-height="0.25in"/>
    </style:style>
    <style:style style:name="TBL_0_159_row_9" style:family="table-row">
      <style:table-row-properties style:use-optimal-row-height="false" style:row-height="0.25in"/>
    </style:style>
    <style:style style:name="TBL_0_160" style:master-page-name="master_0" style:family="table">
      <style:table-properties table:align="left" style:width="8.65in" fo:break-before="page"/>
    </style:style>
    <style:style style:name="TBL_0_160_col_0" style:family="table-column">
      <style:table-column-properties style:column-width="0.19in"/>
    </style:style>
    <style:style style:name="TBL_0_160_col_1" style:family="table-column">
      <style:table-column-properties style:column-width="1.08in"/>
    </style:style>
    <style:style style:name="TBL_0_160_col_2" style:family="table-column">
      <style:table-column-properties style:column-width="0.8in"/>
    </style:style>
    <style:style style:name="TBL_0_160_col_3" style:family="table-column">
      <style:table-column-properties style:column-width="0.3in"/>
    </style:style>
    <style:style style:name="TBL_0_160_col_4" style:family="table-column">
      <style:table-column-properties style:column-width="1.04in"/>
    </style:style>
    <style:style style:name="TBL_0_160_col_5" style:family="table-column">
      <style:table-column-properties style:column-width="0.06in"/>
    </style:style>
    <style:style style:name="TBL_0_160_col_6" style:family="table-column">
      <style:table-column-properties style:column-width="0.54in"/>
    </style:style>
    <style:style style:name="TBL_0_160_col_7" style:family="table-column">
      <style:table-column-properties style:column-width="0.23in"/>
    </style:style>
    <style:style style:name="TBL_0_160_col_8" style:family="table-column">
      <style:table-column-properties style:column-width="2.16in"/>
    </style:style>
    <style:style style:name="TBL_0_160_col_9" style:family="table-column">
      <style:table-column-properties style:column-width="0.23in"/>
    </style:style>
    <style:style style:name="TBL_0_160_col_10" style:family="table-column">
      <style:table-column-properties style:column-width="1.97in"/>
    </style:style>
    <style:style style:name="TBL_0_160_row_0" style:family="table-row">
      <style:table-row-properties style:use-optimal-row-height="false" style:row-height="0.27in"/>
    </style:style>
    <style:style style:name="TBL_0_160_row_1" style:family="table-row">
      <style:table-row-properties style:use-optimal-row-height="false" style:row-height="0.38in"/>
    </style:style>
    <style:style style:name="TBL_0_160_row_2" style:family="table-row">
      <style:table-row-properties style:use-optimal-row-height="false" style:row-height="0.18in"/>
    </style:style>
    <style:style style:name="TBL_0_160_row_3" style:family="table-row">
      <style:table-row-properties style:use-optimal-row-height="false" style:row-height="1.3in"/>
    </style:style>
    <style:style style:name="TBL_0_160_row_4" style:family="table-row">
      <style:table-row-properties style:use-optimal-row-height="false" style:row-height="0.25in"/>
    </style:style>
    <style:style style:name="TBL_0_160_row_5" style:family="table-row">
      <style:table-row-properties style:use-optimal-row-height="false" style:row-height="0.08in"/>
    </style:style>
    <style:style style:name="TBL_0_160_row_6" style:family="table-row">
      <style:table-row-properties style:use-optimal-row-height="false" style:row-height="0.25in"/>
    </style:style>
    <style:style style:name="TBL_0_160_row_7" style:family="table-row">
      <style:table-row-properties style:use-optimal-row-height="false" style:row-height="0.02in"/>
    </style:style>
    <style:style style:name="TBL_0_160_row_8" style:family="table-row">
      <style:table-row-properties style:use-optimal-row-height="false" style:row-height="0.25in"/>
    </style:style>
    <style:style style:name="TBL_0_160_row_9" style:family="table-row">
      <style:table-row-properties style:use-optimal-row-height="false" style:row-height="0.25in"/>
    </style:style>
    <style:style style:name="TBL_0_161" style:master-page-name="master_0" style:family="table">
      <style:table-properties table:align="left" style:width="8.65in" fo:break-before="page"/>
    </style:style>
    <style:style style:name="TBL_0_161_col_0" style:family="table-column">
      <style:table-column-properties style:column-width="0.19in"/>
    </style:style>
    <style:style style:name="TBL_0_161_col_1" style:family="table-column">
      <style:table-column-properties style:column-width="1.08in"/>
    </style:style>
    <style:style style:name="TBL_0_161_col_2" style:family="table-column">
      <style:table-column-properties style:column-width="0.8in"/>
    </style:style>
    <style:style style:name="TBL_0_161_col_3" style:family="table-column">
      <style:table-column-properties style:column-width="0.3in"/>
    </style:style>
    <style:style style:name="TBL_0_161_col_4" style:family="table-column">
      <style:table-column-properties style:column-width="1.04in"/>
    </style:style>
    <style:style style:name="TBL_0_161_col_5" style:family="table-column">
      <style:table-column-properties style:column-width="0.06in"/>
    </style:style>
    <style:style style:name="TBL_0_161_col_6" style:family="table-column">
      <style:table-column-properties style:column-width="0.54in"/>
    </style:style>
    <style:style style:name="TBL_0_161_col_7" style:family="table-column">
      <style:table-column-properties style:column-width="0.23in"/>
    </style:style>
    <style:style style:name="TBL_0_161_col_8" style:family="table-column">
      <style:table-column-properties style:column-width="2.16in"/>
    </style:style>
    <style:style style:name="TBL_0_161_col_9" style:family="table-column">
      <style:table-column-properties style:column-width="0.23in"/>
    </style:style>
    <style:style style:name="TBL_0_161_col_10" style:family="table-column">
      <style:table-column-properties style:column-width="1.97in"/>
    </style:style>
    <style:style style:name="TBL_0_161_row_0" style:family="table-row">
      <style:table-row-properties style:use-optimal-row-height="false" style:row-height="0.27in"/>
    </style:style>
    <style:style style:name="TBL_0_161_row_1" style:family="table-row">
      <style:table-row-properties style:use-optimal-row-height="false" style:row-height="0.38in"/>
    </style:style>
    <style:style style:name="TBL_0_161_row_2" style:family="table-row">
      <style:table-row-properties style:use-optimal-row-height="false" style:row-height="0.18in"/>
    </style:style>
    <style:style style:name="TBL_0_161_row_3" style:family="table-row">
      <style:table-row-properties style:use-optimal-row-height="false" style:row-height="1.3in"/>
    </style:style>
    <style:style style:name="TBL_0_161_row_4" style:family="table-row">
      <style:table-row-properties style:use-optimal-row-height="false" style:row-height="0.25in"/>
    </style:style>
    <style:style style:name="TBL_0_161_row_5" style:family="table-row">
      <style:table-row-properties style:use-optimal-row-height="false" style:row-height="0.08in"/>
    </style:style>
    <style:style style:name="TBL_0_161_row_6" style:family="table-row">
      <style:table-row-properties style:use-optimal-row-height="false" style:row-height="0.25in"/>
    </style:style>
    <style:style style:name="TBL_0_161_row_7" style:family="table-row">
      <style:table-row-properties style:use-optimal-row-height="false" style:row-height="0.02in"/>
    </style:style>
    <style:style style:name="TBL_0_161_row_8" style:family="table-row">
      <style:table-row-properties style:use-optimal-row-height="false" style:row-height="0.25in"/>
    </style:style>
    <style:style style:name="TBL_0_161_row_9" style:family="table-row">
      <style:table-row-properties style:use-optimal-row-height="false" style:row-height="0.25in"/>
    </style:style>
    <style:style style:name="TBL_0_162" style:master-page-name="master_0" style:family="table">
      <style:table-properties table:align="left" style:width="8.65in" fo:break-before="page"/>
    </style:style>
    <style:style style:name="TBL_0_162_col_0" style:family="table-column">
      <style:table-column-properties style:column-width="0.19in"/>
    </style:style>
    <style:style style:name="TBL_0_162_col_1" style:family="table-column">
      <style:table-column-properties style:column-width="1.08in"/>
    </style:style>
    <style:style style:name="TBL_0_162_col_2" style:family="table-column">
      <style:table-column-properties style:column-width="0.8in"/>
    </style:style>
    <style:style style:name="TBL_0_162_col_3" style:family="table-column">
      <style:table-column-properties style:column-width="0.3in"/>
    </style:style>
    <style:style style:name="TBL_0_162_col_4" style:family="table-column">
      <style:table-column-properties style:column-width="1.04in"/>
    </style:style>
    <style:style style:name="TBL_0_162_col_5" style:family="table-column">
      <style:table-column-properties style:column-width="0.06in"/>
    </style:style>
    <style:style style:name="TBL_0_162_col_6" style:family="table-column">
      <style:table-column-properties style:column-width="0.54in"/>
    </style:style>
    <style:style style:name="TBL_0_162_col_7" style:family="table-column">
      <style:table-column-properties style:column-width="0.23in"/>
    </style:style>
    <style:style style:name="TBL_0_162_col_8" style:family="table-column">
      <style:table-column-properties style:column-width="2.16in"/>
    </style:style>
    <style:style style:name="TBL_0_162_col_9" style:family="table-column">
      <style:table-column-properties style:column-width="0.23in"/>
    </style:style>
    <style:style style:name="TBL_0_162_col_10" style:family="table-column">
      <style:table-column-properties style:column-width="1.97in"/>
    </style:style>
    <style:style style:name="TBL_0_162_row_0" style:family="table-row">
      <style:table-row-properties style:use-optimal-row-height="false" style:row-height="0.27in"/>
    </style:style>
    <style:style style:name="TBL_0_162_row_1" style:family="table-row">
      <style:table-row-properties style:use-optimal-row-height="false" style:row-height="0.38in"/>
    </style:style>
    <style:style style:name="TBL_0_162_row_2" style:family="table-row">
      <style:table-row-properties style:use-optimal-row-height="false" style:row-height="0.18in"/>
    </style:style>
    <style:style style:name="TBL_0_162_row_3" style:family="table-row">
      <style:table-row-properties style:use-optimal-row-height="false" style:row-height="1.3in"/>
    </style:style>
    <style:style style:name="TBL_0_162_row_4" style:family="table-row">
      <style:table-row-properties style:use-optimal-row-height="false" style:row-height="0.25in"/>
    </style:style>
    <style:style style:name="TBL_0_162_row_5" style:family="table-row">
      <style:table-row-properties style:use-optimal-row-height="false" style:row-height="0.08in"/>
    </style:style>
    <style:style style:name="TBL_0_162_row_6" style:family="table-row">
      <style:table-row-properties style:use-optimal-row-height="false" style:row-height="0.25in"/>
    </style:style>
    <style:style style:name="TBL_0_162_row_7" style:family="table-row">
      <style:table-row-properties style:use-optimal-row-height="false" style:row-height="0.02in"/>
    </style:style>
    <style:style style:name="TBL_0_162_row_8" style:family="table-row">
      <style:table-row-properties style:use-optimal-row-height="false" style:row-height="0.25in"/>
    </style:style>
    <style:style style:name="TBL_0_162_row_9" style:family="table-row">
      <style:table-row-properties style:use-optimal-row-height="false" style:row-height="0.25in"/>
    </style:style>
    <style:style style:name="TBL_0_163" style:master-page-name="master_0" style:family="table">
      <style:table-properties table:align="left" style:width="8.65in" fo:break-before="page"/>
    </style:style>
    <style:style style:name="TBL_0_163_col_0" style:family="table-column">
      <style:table-column-properties style:column-width="0.19in"/>
    </style:style>
    <style:style style:name="TBL_0_163_col_1" style:family="table-column">
      <style:table-column-properties style:column-width="1.08in"/>
    </style:style>
    <style:style style:name="TBL_0_163_col_2" style:family="table-column">
      <style:table-column-properties style:column-width="0.8in"/>
    </style:style>
    <style:style style:name="TBL_0_163_col_3" style:family="table-column">
      <style:table-column-properties style:column-width="0.3in"/>
    </style:style>
    <style:style style:name="TBL_0_163_col_4" style:family="table-column">
      <style:table-column-properties style:column-width="1.04in"/>
    </style:style>
    <style:style style:name="TBL_0_163_col_5" style:family="table-column">
      <style:table-column-properties style:column-width="0.06in"/>
    </style:style>
    <style:style style:name="TBL_0_163_col_6" style:family="table-column">
      <style:table-column-properties style:column-width="0.54in"/>
    </style:style>
    <style:style style:name="TBL_0_163_col_7" style:family="table-column">
      <style:table-column-properties style:column-width="0.23in"/>
    </style:style>
    <style:style style:name="TBL_0_163_col_8" style:family="table-column">
      <style:table-column-properties style:column-width="2.16in"/>
    </style:style>
    <style:style style:name="TBL_0_163_col_9" style:family="table-column">
      <style:table-column-properties style:column-width="0.23in"/>
    </style:style>
    <style:style style:name="TBL_0_163_col_10" style:family="table-column">
      <style:table-column-properties style:column-width="1.97in"/>
    </style:style>
    <style:style style:name="TBL_0_163_row_0" style:family="table-row">
      <style:table-row-properties style:use-optimal-row-height="false" style:row-height="0.27in"/>
    </style:style>
    <style:style style:name="TBL_0_163_row_1" style:family="table-row">
      <style:table-row-properties style:use-optimal-row-height="false" style:row-height="0.38in"/>
    </style:style>
    <style:style style:name="TBL_0_163_row_2" style:family="table-row">
      <style:table-row-properties style:use-optimal-row-height="false" style:row-height="0.18in"/>
    </style:style>
    <style:style style:name="TBL_0_163_row_3" style:family="table-row">
      <style:table-row-properties style:use-optimal-row-height="false" style:row-height="1.3in"/>
    </style:style>
    <style:style style:name="TBL_0_163_row_4" style:family="table-row">
      <style:table-row-properties style:use-optimal-row-height="false" style:row-height="0.25in"/>
    </style:style>
    <style:style style:name="TBL_0_163_row_5" style:family="table-row">
      <style:table-row-properties style:use-optimal-row-height="false" style:row-height="0.08in"/>
    </style:style>
    <style:style style:name="TBL_0_163_row_6" style:family="table-row">
      <style:table-row-properties style:use-optimal-row-height="false" style:row-height="0.25in"/>
    </style:style>
    <style:style style:name="TBL_0_163_row_7" style:family="table-row">
      <style:table-row-properties style:use-optimal-row-height="false" style:row-height="0.02in"/>
    </style:style>
    <style:style style:name="TBL_0_163_row_8" style:family="table-row">
      <style:table-row-properties style:use-optimal-row-height="false" style:row-height="0.25in"/>
    </style:style>
    <style:style style:name="TBL_0_163_row_9" style:family="table-row">
      <style:table-row-properties style:use-optimal-row-height="false" style:row-height="0.25in"/>
    </style:style>
    <style:style style:name="TBL_0_164" style:master-page-name="master_0" style:family="table">
      <style:table-properties table:align="left" style:width="8.65in" fo:break-before="page"/>
    </style:style>
    <style:style style:name="TBL_0_164_col_0" style:family="table-column">
      <style:table-column-properties style:column-width="0.19in"/>
    </style:style>
    <style:style style:name="TBL_0_164_col_1" style:family="table-column">
      <style:table-column-properties style:column-width="1.08in"/>
    </style:style>
    <style:style style:name="TBL_0_164_col_2" style:family="table-column">
      <style:table-column-properties style:column-width="0.8in"/>
    </style:style>
    <style:style style:name="TBL_0_164_col_3" style:family="table-column">
      <style:table-column-properties style:column-width="0.3in"/>
    </style:style>
    <style:style style:name="TBL_0_164_col_4" style:family="table-column">
      <style:table-column-properties style:column-width="1.04in"/>
    </style:style>
    <style:style style:name="TBL_0_164_col_5" style:family="table-column">
      <style:table-column-properties style:column-width="0.06in"/>
    </style:style>
    <style:style style:name="TBL_0_164_col_6" style:family="table-column">
      <style:table-column-properties style:column-width="0.54in"/>
    </style:style>
    <style:style style:name="TBL_0_164_col_7" style:family="table-column">
      <style:table-column-properties style:column-width="0.23in"/>
    </style:style>
    <style:style style:name="TBL_0_164_col_8" style:family="table-column">
      <style:table-column-properties style:column-width="2.16in"/>
    </style:style>
    <style:style style:name="TBL_0_164_col_9" style:family="table-column">
      <style:table-column-properties style:column-width="0.23in"/>
    </style:style>
    <style:style style:name="TBL_0_164_col_10" style:family="table-column">
      <style:table-column-properties style:column-width="1.97in"/>
    </style:style>
    <style:style style:name="TBL_0_164_row_0" style:family="table-row">
      <style:table-row-properties style:use-optimal-row-height="false" style:row-height="0.27in"/>
    </style:style>
    <style:style style:name="TBL_0_164_row_1" style:family="table-row">
      <style:table-row-properties style:use-optimal-row-height="false" style:row-height="0.38in"/>
    </style:style>
    <style:style style:name="TBL_0_164_row_2" style:family="table-row">
      <style:table-row-properties style:use-optimal-row-height="false" style:row-height="0.18in"/>
    </style:style>
    <style:style style:name="TBL_0_164_row_3" style:family="table-row">
      <style:table-row-properties style:use-optimal-row-height="false" style:row-height="1.3in"/>
    </style:style>
    <style:style style:name="TBL_0_164_row_4" style:family="table-row">
      <style:table-row-properties style:use-optimal-row-height="false" style:row-height="0.25in"/>
    </style:style>
    <style:style style:name="TBL_0_164_row_5" style:family="table-row">
      <style:table-row-properties style:use-optimal-row-height="false" style:row-height="0.08in"/>
    </style:style>
    <style:style style:name="TBL_0_164_row_6" style:family="table-row">
      <style:table-row-properties style:use-optimal-row-height="false" style:row-height="0.25in"/>
    </style:style>
    <style:style style:name="TBL_0_164_row_7" style:family="table-row">
      <style:table-row-properties style:use-optimal-row-height="false" style:row-height="0.02in"/>
    </style:style>
    <style:style style:name="TBL_0_164_row_8" style:family="table-row">
      <style:table-row-properties style:use-optimal-row-height="false" style:row-height="0.25in"/>
    </style:style>
    <style:style style:name="TBL_0_164_row_9" style:family="table-row">
      <style:table-row-properties style:use-optimal-row-height="false" style:row-height="0.25in"/>
    </style:style>
    <style:style style:name="TBL_0_165" style:master-page-name="master_0" style:family="table">
      <style:table-properties table:align="left" style:width="8.65in" fo:break-before="page"/>
    </style:style>
    <style:style style:name="TBL_0_165_col_0" style:family="table-column">
      <style:table-column-properties style:column-width="0.19in"/>
    </style:style>
    <style:style style:name="TBL_0_165_col_1" style:family="table-column">
      <style:table-column-properties style:column-width="1.08in"/>
    </style:style>
    <style:style style:name="TBL_0_165_col_2" style:family="table-column">
      <style:table-column-properties style:column-width="0.8in"/>
    </style:style>
    <style:style style:name="TBL_0_165_col_3" style:family="table-column">
      <style:table-column-properties style:column-width="0.3in"/>
    </style:style>
    <style:style style:name="TBL_0_165_col_4" style:family="table-column">
      <style:table-column-properties style:column-width="1.04in"/>
    </style:style>
    <style:style style:name="TBL_0_165_col_5" style:family="table-column">
      <style:table-column-properties style:column-width="0.06in"/>
    </style:style>
    <style:style style:name="TBL_0_165_col_6" style:family="table-column">
      <style:table-column-properties style:column-width="0.54in"/>
    </style:style>
    <style:style style:name="TBL_0_165_col_7" style:family="table-column">
      <style:table-column-properties style:column-width="0.23in"/>
    </style:style>
    <style:style style:name="TBL_0_165_col_8" style:family="table-column">
      <style:table-column-properties style:column-width="2.16in"/>
    </style:style>
    <style:style style:name="TBL_0_165_col_9" style:family="table-column">
      <style:table-column-properties style:column-width="0.23in"/>
    </style:style>
    <style:style style:name="TBL_0_165_col_10" style:family="table-column">
      <style:table-column-properties style:column-width="1.97in"/>
    </style:style>
    <style:style style:name="TBL_0_165_row_0" style:family="table-row">
      <style:table-row-properties style:use-optimal-row-height="false" style:row-height="0.27in"/>
    </style:style>
    <style:style style:name="TBL_0_165_row_1" style:family="table-row">
      <style:table-row-properties style:use-optimal-row-height="false" style:row-height="0.38in"/>
    </style:style>
    <style:style style:name="TBL_0_165_row_2" style:family="table-row">
      <style:table-row-properties style:use-optimal-row-height="false" style:row-height="0.18in"/>
    </style:style>
    <style:style style:name="TBL_0_165_row_3" style:family="table-row">
      <style:table-row-properties style:use-optimal-row-height="false" style:row-height="1.3in"/>
    </style:style>
    <style:style style:name="TBL_0_165_row_4" style:family="table-row">
      <style:table-row-properties style:use-optimal-row-height="false" style:row-height="0.25in"/>
    </style:style>
    <style:style style:name="TBL_0_165_row_5" style:family="table-row">
      <style:table-row-properties style:use-optimal-row-height="false" style:row-height="0.08in"/>
    </style:style>
    <style:style style:name="TBL_0_165_row_6" style:family="table-row">
      <style:table-row-properties style:use-optimal-row-height="false" style:row-height="0.25in"/>
    </style:style>
    <style:style style:name="TBL_0_165_row_7" style:family="table-row">
      <style:table-row-properties style:use-optimal-row-height="false" style:row-height="0.02in"/>
    </style:style>
    <style:style style:name="TBL_0_165_row_8" style:family="table-row">
      <style:table-row-properties style:use-optimal-row-height="false" style:row-height="0.25in"/>
    </style:style>
    <style:style style:name="TBL_0_165_row_9" style:family="table-row">
      <style:table-row-properties style:use-optimal-row-height="false" style:row-height="0.25in"/>
    </style:style>
    <style:style style:name="TBL_0_166" style:master-page-name="master_0" style:family="table">
      <style:table-properties table:align="left" style:width="8.65in" fo:break-before="page"/>
    </style:style>
    <style:style style:name="TBL_0_166_col_0" style:family="table-column">
      <style:table-column-properties style:column-width="0.19in"/>
    </style:style>
    <style:style style:name="TBL_0_166_col_1" style:family="table-column">
      <style:table-column-properties style:column-width="1.08in"/>
    </style:style>
    <style:style style:name="TBL_0_166_col_2" style:family="table-column">
      <style:table-column-properties style:column-width="0.8in"/>
    </style:style>
    <style:style style:name="TBL_0_166_col_3" style:family="table-column">
      <style:table-column-properties style:column-width="0.3in"/>
    </style:style>
    <style:style style:name="TBL_0_166_col_4" style:family="table-column">
      <style:table-column-properties style:column-width="1.04in"/>
    </style:style>
    <style:style style:name="TBL_0_166_col_5" style:family="table-column">
      <style:table-column-properties style:column-width="0.06in"/>
    </style:style>
    <style:style style:name="TBL_0_166_col_6" style:family="table-column">
      <style:table-column-properties style:column-width="0.54in"/>
    </style:style>
    <style:style style:name="TBL_0_166_col_7" style:family="table-column">
      <style:table-column-properties style:column-width="0.23in"/>
    </style:style>
    <style:style style:name="TBL_0_166_col_8" style:family="table-column">
      <style:table-column-properties style:column-width="2.16in"/>
    </style:style>
    <style:style style:name="TBL_0_166_col_9" style:family="table-column">
      <style:table-column-properties style:column-width="0.23in"/>
    </style:style>
    <style:style style:name="TBL_0_166_col_10" style:family="table-column">
      <style:table-column-properties style:column-width="1.97in"/>
    </style:style>
    <style:style style:name="TBL_0_166_row_0" style:family="table-row">
      <style:table-row-properties style:use-optimal-row-height="false" style:row-height="0.27in"/>
    </style:style>
    <style:style style:name="TBL_0_166_row_1" style:family="table-row">
      <style:table-row-properties style:use-optimal-row-height="false" style:row-height="0.38in"/>
    </style:style>
    <style:style style:name="TBL_0_166_row_2" style:family="table-row">
      <style:table-row-properties style:use-optimal-row-height="false" style:row-height="0.18in"/>
    </style:style>
    <style:style style:name="TBL_0_166_row_3" style:family="table-row">
      <style:table-row-properties style:use-optimal-row-height="false" style:row-height="1.3in"/>
    </style:style>
    <style:style style:name="TBL_0_166_row_4" style:family="table-row">
      <style:table-row-properties style:use-optimal-row-height="false" style:row-height="0.25in"/>
    </style:style>
    <style:style style:name="TBL_0_166_row_5" style:family="table-row">
      <style:table-row-properties style:use-optimal-row-height="false" style:row-height="0.08in"/>
    </style:style>
    <style:style style:name="TBL_0_166_row_6" style:family="table-row">
      <style:table-row-properties style:use-optimal-row-height="false" style:row-height="0.25in"/>
    </style:style>
    <style:style style:name="TBL_0_166_row_7" style:family="table-row">
      <style:table-row-properties style:use-optimal-row-height="false" style:row-height="0.02in"/>
    </style:style>
    <style:style style:name="TBL_0_166_row_8" style:family="table-row">
      <style:table-row-properties style:use-optimal-row-height="false" style:row-height="0.25in"/>
    </style:style>
    <style:style style:name="TBL_0_166_row_9" style:family="table-row">
      <style:table-row-properties style:use-optimal-row-height="false" style:row-height="0.25in"/>
    </style:style>
    <style:style style:name="TBL_0_167" style:master-page-name="master_0" style:family="table">
      <style:table-properties table:align="left" style:width="8.65in" fo:break-before="page"/>
    </style:style>
    <style:style style:name="TBL_0_167_col_0" style:family="table-column">
      <style:table-column-properties style:column-width="0.19in"/>
    </style:style>
    <style:style style:name="TBL_0_167_col_1" style:family="table-column">
      <style:table-column-properties style:column-width="1.08in"/>
    </style:style>
    <style:style style:name="TBL_0_167_col_2" style:family="table-column">
      <style:table-column-properties style:column-width="0.8in"/>
    </style:style>
    <style:style style:name="TBL_0_167_col_3" style:family="table-column">
      <style:table-column-properties style:column-width="0.3in"/>
    </style:style>
    <style:style style:name="TBL_0_167_col_4" style:family="table-column">
      <style:table-column-properties style:column-width="1.04in"/>
    </style:style>
    <style:style style:name="TBL_0_167_col_5" style:family="table-column">
      <style:table-column-properties style:column-width="0.06in"/>
    </style:style>
    <style:style style:name="TBL_0_167_col_6" style:family="table-column">
      <style:table-column-properties style:column-width="0.54in"/>
    </style:style>
    <style:style style:name="TBL_0_167_col_7" style:family="table-column">
      <style:table-column-properties style:column-width="0.23in"/>
    </style:style>
    <style:style style:name="TBL_0_167_col_8" style:family="table-column">
      <style:table-column-properties style:column-width="2.16in"/>
    </style:style>
    <style:style style:name="TBL_0_167_col_9" style:family="table-column">
      <style:table-column-properties style:column-width="0.23in"/>
    </style:style>
    <style:style style:name="TBL_0_167_col_10" style:family="table-column">
      <style:table-column-properties style:column-width="1.97in"/>
    </style:style>
    <style:style style:name="TBL_0_167_row_0" style:family="table-row">
      <style:table-row-properties style:use-optimal-row-height="false" style:row-height="0.27in"/>
    </style:style>
    <style:style style:name="TBL_0_167_row_1" style:family="table-row">
      <style:table-row-properties style:use-optimal-row-height="false" style:row-height="0.38in"/>
    </style:style>
    <style:style style:name="TBL_0_167_row_2" style:family="table-row">
      <style:table-row-properties style:use-optimal-row-height="false" style:row-height="0.18in"/>
    </style:style>
    <style:style style:name="TBL_0_167_row_3" style:family="table-row">
      <style:table-row-properties style:use-optimal-row-height="false" style:row-height="1.3in"/>
    </style:style>
    <style:style style:name="TBL_0_167_row_4" style:family="table-row">
      <style:table-row-properties style:use-optimal-row-height="false" style:row-height="0.25in"/>
    </style:style>
    <style:style style:name="TBL_0_167_row_5" style:family="table-row">
      <style:table-row-properties style:use-optimal-row-height="false" style:row-height="0.08in"/>
    </style:style>
    <style:style style:name="TBL_0_167_row_6" style:family="table-row">
      <style:table-row-properties style:use-optimal-row-height="false" style:row-height="0.25in"/>
    </style:style>
    <style:style style:name="TBL_0_167_row_7" style:family="table-row">
      <style:table-row-properties style:use-optimal-row-height="false" style:row-height="0.02in"/>
    </style:style>
    <style:style style:name="TBL_0_167_row_8" style:family="table-row">
      <style:table-row-properties style:use-optimal-row-height="false" style:row-height="0.25in"/>
    </style:style>
    <style:style style:name="TBL_0_167_row_9" style:family="table-row">
      <style:table-row-properties style:use-optimal-row-height="false" style:row-height="0.25in"/>
    </style:style>
    <style:style style:name="TBL_0_168" style:master-page-name="master_0" style:family="table">
      <style:table-properties table:align="left" style:width="8.65in" fo:break-before="page"/>
    </style:style>
    <style:style style:name="TBL_0_168_col_0" style:family="table-column">
      <style:table-column-properties style:column-width="0.19in"/>
    </style:style>
    <style:style style:name="TBL_0_168_col_1" style:family="table-column">
      <style:table-column-properties style:column-width="1.08in"/>
    </style:style>
    <style:style style:name="TBL_0_168_col_2" style:family="table-column">
      <style:table-column-properties style:column-width="0.8in"/>
    </style:style>
    <style:style style:name="TBL_0_168_col_3" style:family="table-column">
      <style:table-column-properties style:column-width="0.3in"/>
    </style:style>
    <style:style style:name="TBL_0_168_col_4" style:family="table-column">
      <style:table-column-properties style:column-width="1.04in"/>
    </style:style>
    <style:style style:name="TBL_0_168_col_5" style:family="table-column">
      <style:table-column-properties style:column-width="0.06in"/>
    </style:style>
    <style:style style:name="TBL_0_168_col_6" style:family="table-column">
      <style:table-column-properties style:column-width="0.54in"/>
    </style:style>
    <style:style style:name="TBL_0_168_col_7" style:family="table-column">
      <style:table-column-properties style:column-width="0.23in"/>
    </style:style>
    <style:style style:name="TBL_0_168_col_8" style:family="table-column">
      <style:table-column-properties style:column-width="2.16in"/>
    </style:style>
    <style:style style:name="TBL_0_168_col_9" style:family="table-column">
      <style:table-column-properties style:column-width="0.23in"/>
    </style:style>
    <style:style style:name="TBL_0_168_col_10" style:family="table-column">
      <style:table-column-properties style:column-width="1.97in"/>
    </style:style>
    <style:style style:name="TBL_0_168_row_0" style:family="table-row">
      <style:table-row-properties style:use-optimal-row-height="false" style:row-height="0.27in"/>
    </style:style>
    <style:style style:name="TBL_0_168_row_1" style:family="table-row">
      <style:table-row-properties style:use-optimal-row-height="false" style:row-height="0.38in"/>
    </style:style>
    <style:style style:name="TBL_0_168_row_2" style:family="table-row">
      <style:table-row-properties style:use-optimal-row-height="false" style:row-height="0.18in"/>
    </style:style>
    <style:style style:name="TBL_0_168_row_3" style:family="table-row">
      <style:table-row-properties style:use-optimal-row-height="false" style:row-height="1.3in"/>
    </style:style>
    <style:style style:name="TBL_0_168_row_4" style:family="table-row">
      <style:table-row-properties style:use-optimal-row-height="false" style:row-height="0.25in"/>
    </style:style>
    <style:style style:name="TBL_0_168_row_5" style:family="table-row">
      <style:table-row-properties style:use-optimal-row-height="false" style:row-height="0.08in"/>
    </style:style>
    <style:style style:name="TBL_0_168_row_6" style:family="table-row">
      <style:table-row-properties style:use-optimal-row-height="false" style:row-height="0.25in"/>
    </style:style>
    <style:style style:name="TBL_0_168_row_7" style:family="table-row">
      <style:table-row-properties style:use-optimal-row-height="false" style:row-height="0.02in"/>
    </style:style>
    <style:style style:name="TBL_0_168_row_8" style:family="table-row">
      <style:table-row-properties style:use-optimal-row-height="false" style:row-height="0.25in"/>
    </style:style>
    <style:style style:name="TBL_0_168_row_9" style:family="table-row">
      <style:table-row-properties style:use-optimal-row-height="false" style:row-height="0.25in"/>
    </style:style>
    <style:style style:name="TBL_0_169" style:master-page-name="master_0" style:family="table">
      <style:table-properties table:align="left" style:width="8.65in" fo:break-before="page"/>
    </style:style>
    <style:style style:name="TBL_0_169_col_0" style:family="table-column">
      <style:table-column-properties style:column-width="0.19in"/>
    </style:style>
    <style:style style:name="TBL_0_169_col_1" style:family="table-column">
      <style:table-column-properties style:column-width="1.08in"/>
    </style:style>
    <style:style style:name="TBL_0_169_col_2" style:family="table-column">
      <style:table-column-properties style:column-width="0.8in"/>
    </style:style>
    <style:style style:name="TBL_0_169_col_3" style:family="table-column">
      <style:table-column-properties style:column-width="0.3in"/>
    </style:style>
    <style:style style:name="TBL_0_169_col_4" style:family="table-column">
      <style:table-column-properties style:column-width="1.04in"/>
    </style:style>
    <style:style style:name="TBL_0_169_col_5" style:family="table-column">
      <style:table-column-properties style:column-width="0.06in"/>
    </style:style>
    <style:style style:name="TBL_0_169_col_6" style:family="table-column">
      <style:table-column-properties style:column-width="0.54in"/>
    </style:style>
    <style:style style:name="TBL_0_169_col_7" style:family="table-column">
      <style:table-column-properties style:column-width="0.23in"/>
    </style:style>
    <style:style style:name="TBL_0_169_col_8" style:family="table-column">
      <style:table-column-properties style:column-width="2.16in"/>
    </style:style>
    <style:style style:name="TBL_0_169_col_9" style:family="table-column">
      <style:table-column-properties style:column-width="0.23in"/>
    </style:style>
    <style:style style:name="TBL_0_169_col_10" style:family="table-column">
      <style:table-column-properties style:column-width="1.97in"/>
    </style:style>
    <style:style style:name="TBL_0_169_row_0" style:family="table-row">
      <style:table-row-properties style:use-optimal-row-height="false" style:row-height="0.27in"/>
    </style:style>
    <style:style style:name="TBL_0_169_row_1" style:family="table-row">
      <style:table-row-properties style:use-optimal-row-height="false" style:row-height="0.38in"/>
    </style:style>
    <style:style style:name="TBL_0_169_row_2" style:family="table-row">
      <style:table-row-properties style:use-optimal-row-height="false" style:row-height="0.18in"/>
    </style:style>
    <style:style style:name="TBL_0_169_row_3" style:family="table-row">
      <style:table-row-properties style:use-optimal-row-height="false" style:row-height="1.3in"/>
    </style:style>
    <style:style style:name="TBL_0_169_row_4" style:family="table-row">
      <style:table-row-properties style:use-optimal-row-height="false" style:row-height="0.25in"/>
    </style:style>
    <style:style style:name="TBL_0_169_row_5" style:family="table-row">
      <style:table-row-properties style:use-optimal-row-height="false" style:row-height="0.08in"/>
    </style:style>
    <style:style style:name="TBL_0_169_row_6" style:family="table-row">
      <style:table-row-properties style:use-optimal-row-height="false" style:row-height="0.25in"/>
    </style:style>
    <style:style style:name="TBL_0_169_row_7" style:family="table-row">
      <style:table-row-properties style:use-optimal-row-height="false" style:row-height="0.02in"/>
    </style:style>
    <style:style style:name="TBL_0_169_row_8" style:family="table-row">
      <style:table-row-properties style:use-optimal-row-height="false" style:row-height="0.25in"/>
    </style:style>
    <style:style style:name="TBL_0_169_row_9" style:family="table-row">
      <style:table-row-properties style:use-optimal-row-height="false" style:row-height="0.25in"/>
    </style:style>
    <style:style style:name="TBL_0_170" style:master-page-name="master_0" style:family="table">
      <style:table-properties table:align="left" style:width="8.65in" fo:break-before="page"/>
    </style:style>
    <style:style style:name="TBL_0_170_col_0" style:family="table-column">
      <style:table-column-properties style:column-width="0.19in"/>
    </style:style>
    <style:style style:name="TBL_0_170_col_1" style:family="table-column">
      <style:table-column-properties style:column-width="1.08in"/>
    </style:style>
    <style:style style:name="TBL_0_170_col_2" style:family="table-column">
      <style:table-column-properties style:column-width="0.8in"/>
    </style:style>
    <style:style style:name="TBL_0_170_col_3" style:family="table-column">
      <style:table-column-properties style:column-width="0.3in"/>
    </style:style>
    <style:style style:name="TBL_0_170_col_4" style:family="table-column">
      <style:table-column-properties style:column-width="1.04in"/>
    </style:style>
    <style:style style:name="TBL_0_170_col_5" style:family="table-column">
      <style:table-column-properties style:column-width="0.06in"/>
    </style:style>
    <style:style style:name="TBL_0_170_col_6" style:family="table-column">
      <style:table-column-properties style:column-width="0.54in"/>
    </style:style>
    <style:style style:name="TBL_0_170_col_7" style:family="table-column">
      <style:table-column-properties style:column-width="0.23in"/>
    </style:style>
    <style:style style:name="TBL_0_170_col_8" style:family="table-column">
      <style:table-column-properties style:column-width="2.16in"/>
    </style:style>
    <style:style style:name="TBL_0_170_col_9" style:family="table-column">
      <style:table-column-properties style:column-width="0.23in"/>
    </style:style>
    <style:style style:name="TBL_0_170_col_10" style:family="table-column">
      <style:table-column-properties style:column-width="1.97in"/>
    </style:style>
    <style:style style:name="TBL_0_170_row_0" style:family="table-row">
      <style:table-row-properties style:use-optimal-row-height="false" style:row-height="0.27in"/>
    </style:style>
    <style:style style:name="TBL_0_170_row_1" style:family="table-row">
      <style:table-row-properties style:use-optimal-row-height="false" style:row-height="0.38in"/>
    </style:style>
    <style:style style:name="TBL_0_170_row_2" style:family="table-row">
      <style:table-row-properties style:use-optimal-row-height="false" style:row-height="0.18in"/>
    </style:style>
    <style:style style:name="TBL_0_170_row_3" style:family="table-row">
      <style:table-row-properties style:use-optimal-row-height="false" style:row-height="1.3in"/>
    </style:style>
    <style:style style:name="TBL_0_170_row_4" style:family="table-row">
      <style:table-row-properties style:use-optimal-row-height="false" style:row-height="0.25in"/>
    </style:style>
    <style:style style:name="TBL_0_170_row_5" style:family="table-row">
      <style:table-row-properties style:use-optimal-row-height="false" style:row-height="0.08in"/>
    </style:style>
    <style:style style:name="TBL_0_170_row_6" style:family="table-row">
      <style:table-row-properties style:use-optimal-row-height="false" style:row-height="0.25in"/>
    </style:style>
    <style:style style:name="TBL_0_170_row_7" style:family="table-row">
      <style:table-row-properties style:use-optimal-row-height="false" style:row-height="0.02in"/>
    </style:style>
    <style:style style:name="TBL_0_170_row_8" style:family="table-row">
      <style:table-row-properties style:use-optimal-row-height="false" style:row-height="0.25in"/>
    </style:style>
    <style:style style:name="TBL_0_170_row_9" style:family="table-row">
      <style:table-row-properties style:use-optimal-row-height="false" style:row-height="0.25in"/>
    </style:style>
    <style:style style:name="TBL_0_171" style:master-page-name="master_0" style:family="table">
      <style:table-properties table:align="left" style:width="8.65in" fo:break-before="page"/>
    </style:style>
    <style:style style:name="TBL_0_171_col_0" style:family="table-column">
      <style:table-column-properties style:column-width="0.19in"/>
    </style:style>
    <style:style style:name="TBL_0_171_col_1" style:family="table-column">
      <style:table-column-properties style:column-width="1.08in"/>
    </style:style>
    <style:style style:name="TBL_0_171_col_2" style:family="table-column">
      <style:table-column-properties style:column-width="0.8in"/>
    </style:style>
    <style:style style:name="TBL_0_171_col_3" style:family="table-column">
      <style:table-column-properties style:column-width="0.3in"/>
    </style:style>
    <style:style style:name="TBL_0_171_col_4" style:family="table-column">
      <style:table-column-properties style:column-width="1.04in"/>
    </style:style>
    <style:style style:name="TBL_0_171_col_5" style:family="table-column">
      <style:table-column-properties style:column-width="0.06in"/>
    </style:style>
    <style:style style:name="TBL_0_171_col_6" style:family="table-column">
      <style:table-column-properties style:column-width="0.54in"/>
    </style:style>
    <style:style style:name="TBL_0_171_col_7" style:family="table-column">
      <style:table-column-properties style:column-width="0.23in"/>
    </style:style>
    <style:style style:name="TBL_0_171_col_8" style:family="table-column">
      <style:table-column-properties style:column-width="2.16in"/>
    </style:style>
    <style:style style:name="TBL_0_171_col_9" style:family="table-column">
      <style:table-column-properties style:column-width="0.23in"/>
    </style:style>
    <style:style style:name="TBL_0_171_col_10" style:family="table-column">
      <style:table-column-properties style:column-width="1.97in"/>
    </style:style>
    <style:style style:name="TBL_0_171_row_0" style:family="table-row">
      <style:table-row-properties style:use-optimal-row-height="false" style:row-height="0.27in"/>
    </style:style>
    <style:style style:name="TBL_0_171_row_1" style:family="table-row">
      <style:table-row-properties style:use-optimal-row-height="false" style:row-height="0.38in"/>
    </style:style>
    <style:style style:name="TBL_0_171_row_2" style:family="table-row">
      <style:table-row-properties style:use-optimal-row-height="false" style:row-height="0.18in"/>
    </style:style>
    <style:style style:name="TBL_0_171_row_3" style:family="table-row">
      <style:table-row-properties style:use-optimal-row-height="false" style:row-height="1.3in"/>
    </style:style>
    <style:style style:name="TBL_0_171_row_4" style:family="table-row">
      <style:table-row-properties style:use-optimal-row-height="false" style:row-height="0.25in"/>
    </style:style>
    <style:style style:name="TBL_0_171_row_5" style:family="table-row">
      <style:table-row-properties style:use-optimal-row-height="false" style:row-height="0.08in"/>
    </style:style>
    <style:style style:name="TBL_0_171_row_6" style:family="table-row">
      <style:table-row-properties style:use-optimal-row-height="false" style:row-height="0.25in"/>
    </style:style>
    <style:style style:name="TBL_0_171_row_7" style:family="table-row">
      <style:table-row-properties style:use-optimal-row-height="false" style:row-height="0.02in"/>
    </style:style>
    <style:style style:name="TBL_0_171_row_8" style:family="table-row">
      <style:table-row-properties style:use-optimal-row-height="false" style:row-height="0.25in"/>
    </style:style>
    <style:style style:name="TBL_0_171_row_9" style:family="table-row">
      <style:table-row-properties style:use-optimal-row-height="false" style:row-height="0.25in"/>
    </style:style>
    <style:style style:name="TBL_0_172" style:master-page-name="master_0" style:family="table">
      <style:table-properties table:align="left" style:width="8.65in" fo:break-before="page"/>
    </style:style>
    <style:style style:name="TBL_0_172_col_0" style:family="table-column">
      <style:table-column-properties style:column-width="0.19in"/>
    </style:style>
    <style:style style:name="TBL_0_172_col_1" style:family="table-column">
      <style:table-column-properties style:column-width="1.08in"/>
    </style:style>
    <style:style style:name="TBL_0_172_col_2" style:family="table-column">
      <style:table-column-properties style:column-width="0.8in"/>
    </style:style>
    <style:style style:name="TBL_0_172_col_3" style:family="table-column">
      <style:table-column-properties style:column-width="0.3in"/>
    </style:style>
    <style:style style:name="TBL_0_172_col_4" style:family="table-column">
      <style:table-column-properties style:column-width="1.04in"/>
    </style:style>
    <style:style style:name="TBL_0_172_col_5" style:family="table-column">
      <style:table-column-properties style:column-width="0.06in"/>
    </style:style>
    <style:style style:name="TBL_0_172_col_6" style:family="table-column">
      <style:table-column-properties style:column-width="0.54in"/>
    </style:style>
    <style:style style:name="TBL_0_172_col_7" style:family="table-column">
      <style:table-column-properties style:column-width="0.23in"/>
    </style:style>
    <style:style style:name="TBL_0_172_col_8" style:family="table-column">
      <style:table-column-properties style:column-width="2.16in"/>
    </style:style>
    <style:style style:name="TBL_0_172_col_9" style:family="table-column">
      <style:table-column-properties style:column-width="0.23in"/>
    </style:style>
    <style:style style:name="TBL_0_172_col_10" style:family="table-column">
      <style:table-column-properties style:column-width="1.97in"/>
    </style:style>
    <style:style style:name="TBL_0_172_row_0" style:family="table-row">
      <style:table-row-properties style:use-optimal-row-height="false" style:row-height="0.27in"/>
    </style:style>
    <style:style style:name="TBL_0_172_row_1" style:family="table-row">
      <style:table-row-properties style:use-optimal-row-height="false" style:row-height="0.38in"/>
    </style:style>
    <style:style style:name="TBL_0_172_row_2" style:family="table-row">
      <style:table-row-properties style:use-optimal-row-height="false" style:row-height="0.18in"/>
    </style:style>
    <style:style style:name="TBL_0_172_row_3" style:family="table-row">
      <style:table-row-properties style:use-optimal-row-height="false" style:row-height="1.3in"/>
    </style:style>
    <style:style style:name="TBL_0_172_row_4" style:family="table-row">
      <style:table-row-properties style:use-optimal-row-height="false" style:row-height="0.25in"/>
    </style:style>
    <style:style style:name="TBL_0_172_row_5" style:family="table-row">
      <style:table-row-properties style:use-optimal-row-height="false" style:row-height="0.08in"/>
    </style:style>
    <style:style style:name="TBL_0_172_row_6" style:family="table-row">
      <style:table-row-properties style:use-optimal-row-height="false" style:row-height="0.25in"/>
    </style:style>
    <style:style style:name="TBL_0_172_row_7" style:family="table-row">
      <style:table-row-properties style:use-optimal-row-height="false" style:row-height="0.02in"/>
    </style:style>
    <style:style style:name="TBL_0_172_row_8" style:family="table-row">
      <style:table-row-properties style:use-optimal-row-height="false" style:row-height="0.25in"/>
    </style:style>
    <style:style style:name="TBL_0_172_row_9" style:family="table-row">
      <style:table-row-properties style:use-optimal-row-height="false" style:row-height="0.25in"/>
    </style:style>
    <style:style style:name="TBL_0_173" style:master-page-name="master_0" style:family="table">
      <style:table-properties table:align="left" style:width="8.65in" fo:break-before="page"/>
    </style:style>
    <style:style style:name="TBL_0_173_col_0" style:family="table-column">
      <style:table-column-properties style:column-width="0.19in"/>
    </style:style>
    <style:style style:name="TBL_0_173_col_1" style:family="table-column">
      <style:table-column-properties style:column-width="1.08in"/>
    </style:style>
    <style:style style:name="TBL_0_173_col_2" style:family="table-column">
      <style:table-column-properties style:column-width="0.8in"/>
    </style:style>
    <style:style style:name="TBL_0_173_col_3" style:family="table-column">
      <style:table-column-properties style:column-width="0.3in"/>
    </style:style>
    <style:style style:name="TBL_0_173_col_4" style:family="table-column">
      <style:table-column-properties style:column-width="1.04in"/>
    </style:style>
    <style:style style:name="TBL_0_173_col_5" style:family="table-column">
      <style:table-column-properties style:column-width="0.06in"/>
    </style:style>
    <style:style style:name="TBL_0_173_col_6" style:family="table-column">
      <style:table-column-properties style:column-width="0.54in"/>
    </style:style>
    <style:style style:name="TBL_0_173_col_7" style:family="table-column">
      <style:table-column-properties style:column-width="0.23in"/>
    </style:style>
    <style:style style:name="TBL_0_173_col_8" style:family="table-column">
      <style:table-column-properties style:column-width="2.16in"/>
    </style:style>
    <style:style style:name="TBL_0_173_col_9" style:family="table-column">
      <style:table-column-properties style:column-width="0.23in"/>
    </style:style>
    <style:style style:name="TBL_0_173_col_10" style:family="table-column">
      <style:table-column-properties style:column-width="1.97in"/>
    </style:style>
    <style:style style:name="TBL_0_173_row_0" style:family="table-row">
      <style:table-row-properties style:use-optimal-row-height="false" style:row-height="0.27in"/>
    </style:style>
    <style:style style:name="TBL_0_173_row_1" style:family="table-row">
      <style:table-row-properties style:use-optimal-row-height="false" style:row-height="0.38in"/>
    </style:style>
    <style:style style:name="TBL_0_173_row_2" style:family="table-row">
      <style:table-row-properties style:use-optimal-row-height="false" style:row-height="0.18in"/>
    </style:style>
    <style:style style:name="TBL_0_173_row_3" style:family="table-row">
      <style:table-row-properties style:use-optimal-row-height="false" style:row-height="1.3in"/>
    </style:style>
    <style:style style:name="TBL_0_173_row_4" style:family="table-row">
      <style:table-row-properties style:use-optimal-row-height="false" style:row-height="0.25in"/>
    </style:style>
    <style:style style:name="TBL_0_173_row_5" style:family="table-row">
      <style:table-row-properties style:use-optimal-row-height="false" style:row-height="0.08in"/>
    </style:style>
    <style:style style:name="TBL_0_173_row_6" style:family="table-row">
      <style:table-row-properties style:use-optimal-row-height="false" style:row-height="0.25in"/>
    </style:style>
    <style:style style:name="TBL_0_173_row_7" style:family="table-row">
      <style:table-row-properties style:use-optimal-row-height="false" style:row-height="0.02in"/>
    </style:style>
    <style:style style:name="TBL_0_173_row_8" style:family="table-row">
      <style:table-row-properties style:use-optimal-row-height="false" style:row-height="0.25in"/>
    </style:style>
    <style:style style:name="TBL_0_173_row_9" style:family="table-row">
      <style:table-row-properties style:use-optimal-row-height="false" style:row-height="0.25in"/>
    </style:style>
    <style:style style:name="TBL_0_174" style:master-page-name="master_0" style:family="table">
      <style:table-properties table:align="left" style:width="8.65in" fo:break-before="page"/>
    </style:style>
    <style:style style:name="TBL_0_174_col_0" style:family="table-column">
      <style:table-column-properties style:column-width="0.19in"/>
    </style:style>
    <style:style style:name="TBL_0_174_col_1" style:family="table-column">
      <style:table-column-properties style:column-width="1.08in"/>
    </style:style>
    <style:style style:name="TBL_0_174_col_2" style:family="table-column">
      <style:table-column-properties style:column-width="0.8in"/>
    </style:style>
    <style:style style:name="TBL_0_174_col_3" style:family="table-column">
      <style:table-column-properties style:column-width="0.3in"/>
    </style:style>
    <style:style style:name="TBL_0_174_col_4" style:family="table-column">
      <style:table-column-properties style:column-width="1.04in"/>
    </style:style>
    <style:style style:name="TBL_0_174_col_5" style:family="table-column">
      <style:table-column-properties style:column-width="0.06in"/>
    </style:style>
    <style:style style:name="TBL_0_174_col_6" style:family="table-column">
      <style:table-column-properties style:column-width="0.54in"/>
    </style:style>
    <style:style style:name="TBL_0_174_col_7" style:family="table-column">
      <style:table-column-properties style:column-width="0.23in"/>
    </style:style>
    <style:style style:name="TBL_0_174_col_8" style:family="table-column">
      <style:table-column-properties style:column-width="2.16in"/>
    </style:style>
    <style:style style:name="TBL_0_174_col_9" style:family="table-column">
      <style:table-column-properties style:column-width="0.23in"/>
    </style:style>
    <style:style style:name="TBL_0_174_col_10" style:family="table-column">
      <style:table-column-properties style:column-width="1.97in"/>
    </style:style>
    <style:style style:name="TBL_0_174_row_0" style:family="table-row">
      <style:table-row-properties style:use-optimal-row-height="false" style:row-height="0.27in"/>
    </style:style>
    <style:style style:name="TBL_0_174_row_1" style:family="table-row">
      <style:table-row-properties style:use-optimal-row-height="false" style:row-height="0.38in"/>
    </style:style>
    <style:style style:name="TBL_0_174_row_2" style:family="table-row">
      <style:table-row-properties style:use-optimal-row-height="false" style:row-height="0.18in"/>
    </style:style>
    <style:style style:name="TBL_0_174_row_3" style:family="table-row">
      <style:table-row-properties style:use-optimal-row-height="false" style:row-height="1.3in"/>
    </style:style>
    <style:style style:name="TBL_0_174_row_4" style:family="table-row">
      <style:table-row-properties style:use-optimal-row-height="false" style:row-height="0.25in"/>
    </style:style>
    <style:style style:name="TBL_0_174_row_5" style:family="table-row">
      <style:table-row-properties style:use-optimal-row-height="false" style:row-height="0.08in"/>
    </style:style>
    <style:style style:name="TBL_0_174_row_6" style:family="table-row">
      <style:table-row-properties style:use-optimal-row-height="false" style:row-height="0.25in"/>
    </style:style>
    <style:style style:name="TBL_0_174_row_7" style:family="table-row">
      <style:table-row-properties style:use-optimal-row-height="false" style:row-height="0.02in"/>
    </style:style>
    <style:style style:name="TBL_0_174_row_8" style:family="table-row">
      <style:table-row-properties style:use-optimal-row-height="false" style:row-height="0.25in"/>
    </style:style>
    <style:style style:name="TBL_0_174_row_9" style:family="table-row">
      <style:table-row-properties style:use-optimal-row-height="false" style:row-height="0.25in"/>
    </style:style>
    <style:style style:name="TBL_0_175" style:master-page-name="master_0" style:family="table">
      <style:table-properties table:align="left" style:width="8.65in" fo:break-before="page"/>
    </style:style>
    <style:style style:name="TBL_0_175_col_0" style:family="table-column">
      <style:table-column-properties style:column-width="0.19in"/>
    </style:style>
    <style:style style:name="TBL_0_175_col_1" style:family="table-column">
      <style:table-column-properties style:column-width="1.08in"/>
    </style:style>
    <style:style style:name="TBL_0_175_col_2" style:family="table-column">
      <style:table-column-properties style:column-width="0.8in"/>
    </style:style>
    <style:style style:name="TBL_0_175_col_3" style:family="table-column">
      <style:table-column-properties style:column-width="0.3in"/>
    </style:style>
    <style:style style:name="TBL_0_175_col_4" style:family="table-column">
      <style:table-column-properties style:column-width="1.04in"/>
    </style:style>
    <style:style style:name="TBL_0_175_col_5" style:family="table-column">
      <style:table-column-properties style:column-width="0.06in"/>
    </style:style>
    <style:style style:name="TBL_0_175_col_6" style:family="table-column">
      <style:table-column-properties style:column-width="0.54in"/>
    </style:style>
    <style:style style:name="TBL_0_175_col_7" style:family="table-column">
      <style:table-column-properties style:column-width="0.23in"/>
    </style:style>
    <style:style style:name="TBL_0_175_col_8" style:family="table-column">
      <style:table-column-properties style:column-width="2.16in"/>
    </style:style>
    <style:style style:name="TBL_0_175_col_9" style:family="table-column">
      <style:table-column-properties style:column-width="0.23in"/>
    </style:style>
    <style:style style:name="TBL_0_175_col_10" style:family="table-column">
      <style:table-column-properties style:column-width="1.97in"/>
    </style:style>
    <style:style style:name="TBL_0_175_row_0" style:family="table-row">
      <style:table-row-properties style:use-optimal-row-height="false" style:row-height="0.27in"/>
    </style:style>
    <style:style style:name="TBL_0_175_row_1" style:family="table-row">
      <style:table-row-properties style:use-optimal-row-height="false" style:row-height="0.38in"/>
    </style:style>
    <style:style style:name="TBL_0_175_row_2" style:family="table-row">
      <style:table-row-properties style:use-optimal-row-height="false" style:row-height="0.18in"/>
    </style:style>
    <style:style style:name="TBL_0_175_row_3" style:family="table-row">
      <style:table-row-properties style:use-optimal-row-height="false" style:row-height="1.3in"/>
    </style:style>
    <style:style style:name="TBL_0_175_row_4" style:family="table-row">
      <style:table-row-properties style:use-optimal-row-height="false" style:row-height="0.25in"/>
    </style:style>
    <style:style style:name="TBL_0_175_row_5" style:family="table-row">
      <style:table-row-properties style:use-optimal-row-height="false" style:row-height="0.08in"/>
    </style:style>
    <style:style style:name="TBL_0_175_row_6" style:family="table-row">
      <style:table-row-properties style:use-optimal-row-height="false" style:row-height="0.25in"/>
    </style:style>
    <style:style style:name="TBL_0_175_row_7" style:family="table-row">
      <style:table-row-properties style:use-optimal-row-height="false" style:row-height="0.02in"/>
    </style:style>
    <style:style style:name="TBL_0_175_row_8" style:family="table-row">
      <style:table-row-properties style:use-optimal-row-height="false" style:row-height="0.25in"/>
    </style:style>
    <style:style style:name="TBL_0_175_row_9" style:family="table-row">
      <style:table-row-properties style:use-optimal-row-height="false" style:row-height="0.25in"/>
    </style:style>
    <style:style style:name="TBL_0_176" style:master-page-name="master_0" style:family="table">
      <style:table-properties table:align="left" style:width="8.65in" fo:break-before="page"/>
    </style:style>
    <style:style style:name="TBL_0_176_col_0" style:family="table-column">
      <style:table-column-properties style:column-width="0.19in"/>
    </style:style>
    <style:style style:name="TBL_0_176_col_1" style:family="table-column">
      <style:table-column-properties style:column-width="1.08in"/>
    </style:style>
    <style:style style:name="TBL_0_176_col_2" style:family="table-column">
      <style:table-column-properties style:column-width="0.8in"/>
    </style:style>
    <style:style style:name="TBL_0_176_col_3" style:family="table-column">
      <style:table-column-properties style:column-width="0.3in"/>
    </style:style>
    <style:style style:name="TBL_0_176_col_4" style:family="table-column">
      <style:table-column-properties style:column-width="1.04in"/>
    </style:style>
    <style:style style:name="TBL_0_176_col_5" style:family="table-column">
      <style:table-column-properties style:column-width="0.06in"/>
    </style:style>
    <style:style style:name="TBL_0_176_col_6" style:family="table-column">
      <style:table-column-properties style:column-width="0.54in"/>
    </style:style>
    <style:style style:name="TBL_0_176_col_7" style:family="table-column">
      <style:table-column-properties style:column-width="0.23in"/>
    </style:style>
    <style:style style:name="TBL_0_176_col_8" style:family="table-column">
      <style:table-column-properties style:column-width="2.16in"/>
    </style:style>
    <style:style style:name="TBL_0_176_col_9" style:family="table-column">
      <style:table-column-properties style:column-width="0.23in"/>
    </style:style>
    <style:style style:name="TBL_0_176_col_10" style:family="table-column">
      <style:table-column-properties style:column-width="1.97in"/>
    </style:style>
    <style:style style:name="TBL_0_176_row_0" style:family="table-row">
      <style:table-row-properties style:use-optimal-row-height="false" style:row-height="0.27in"/>
    </style:style>
    <style:style style:name="TBL_0_176_row_1" style:family="table-row">
      <style:table-row-properties style:use-optimal-row-height="false" style:row-height="0.38in"/>
    </style:style>
    <style:style style:name="TBL_0_176_row_2" style:family="table-row">
      <style:table-row-properties style:use-optimal-row-height="false" style:row-height="0.18in"/>
    </style:style>
    <style:style style:name="TBL_0_176_row_3" style:family="table-row">
      <style:table-row-properties style:use-optimal-row-height="false" style:row-height="1.3in"/>
    </style:style>
    <style:style style:name="TBL_0_176_row_4" style:family="table-row">
      <style:table-row-properties style:use-optimal-row-height="false" style:row-height="0.25in"/>
    </style:style>
    <style:style style:name="TBL_0_176_row_5" style:family="table-row">
      <style:table-row-properties style:use-optimal-row-height="false" style:row-height="0.08in"/>
    </style:style>
    <style:style style:name="TBL_0_176_row_6" style:family="table-row">
      <style:table-row-properties style:use-optimal-row-height="false" style:row-height="0.25in"/>
    </style:style>
    <style:style style:name="TBL_0_176_row_7" style:family="table-row">
      <style:table-row-properties style:use-optimal-row-height="false" style:row-height="0.02in"/>
    </style:style>
    <style:style style:name="TBL_0_176_row_8" style:family="table-row">
      <style:table-row-properties style:use-optimal-row-height="false" style:row-height="0.25in"/>
    </style:style>
    <style:style style:name="TBL_0_176_row_9" style:family="table-row">
      <style:table-row-properties style:use-optimal-row-height="false" style:row-height="0.25in"/>
    </style:style>
    <style:style style:name="TBL_0_177" style:master-page-name="master_0" style:family="table">
      <style:table-properties table:align="left" style:width="8.65in" fo:break-before="page"/>
    </style:style>
    <style:style style:name="TBL_0_177_col_0" style:family="table-column">
      <style:table-column-properties style:column-width="0.19in"/>
    </style:style>
    <style:style style:name="TBL_0_177_col_1" style:family="table-column">
      <style:table-column-properties style:column-width="1.08in"/>
    </style:style>
    <style:style style:name="TBL_0_177_col_2" style:family="table-column">
      <style:table-column-properties style:column-width="0.8in"/>
    </style:style>
    <style:style style:name="TBL_0_177_col_3" style:family="table-column">
      <style:table-column-properties style:column-width="0.3in"/>
    </style:style>
    <style:style style:name="TBL_0_177_col_4" style:family="table-column">
      <style:table-column-properties style:column-width="1.04in"/>
    </style:style>
    <style:style style:name="TBL_0_177_col_5" style:family="table-column">
      <style:table-column-properties style:column-width="0.06in"/>
    </style:style>
    <style:style style:name="TBL_0_177_col_6" style:family="table-column">
      <style:table-column-properties style:column-width="0.54in"/>
    </style:style>
    <style:style style:name="TBL_0_177_col_7" style:family="table-column">
      <style:table-column-properties style:column-width="0.23in"/>
    </style:style>
    <style:style style:name="TBL_0_177_col_8" style:family="table-column">
      <style:table-column-properties style:column-width="2.16in"/>
    </style:style>
    <style:style style:name="TBL_0_177_col_9" style:family="table-column">
      <style:table-column-properties style:column-width="0.23in"/>
    </style:style>
    <style:style style:name="TBL_0_177_col_10" style:family="table-column">
      <style:table-column-properties style:column-width="1.97in"/>
    </style:style>
    <style:style style:name="TBL_0_177_row_0" style:family="table-row">
      <style:table-row-properties style:use-optimal-row-height="false" style:row-height="0.27in"/>
    </style:style>
    <style:style style:name="TBL_0_177_row_1" style:family="table-row">
      <style:table-row-properties style:use-optimal-row-height="false" style:row-height="0.38in"/>
    </style:style>
    <style:style style:name="TBL_0_177_row_2" style:family="table-row">
      <style:table-row-properties style:use-optimal-row-height="false" style:row-height="0.18in"/>
    </style:style>
    <style:style style:name="TBL_0_177_row_3" style:family="table-row">
      <style:table-row-properties style:use-optimal-row-height="false" style:row-height="1.3in"/>
    </style:style>
    <style:style style:name="TBL_0_177_row_4" style:family="table-row">
      <style:table-row-properties style:use-optimal-row-height="false" style:row-height="0.25in"/>
    </style:style>
    <style:style style:name="TBL_0_177_row_5" style:family="table-row">
      <style:table-row-properties style:use-optimal-row-height="false" style:row-height="0.08in"/>
    </style:style>
    <style:style style:name="TBL_0_177_row_6" style:family="table-row">
      <style:table-row-properties style:use-optimal-row-height="false" style:row-height="0.25in"/>
    </style:style>
    <style:style style:name="TBL_0_177_row_7" style:family="table-row">
      <style:table-row-properties style:use-optimal-row-height="false" style:row-height="0.02in"/>
    </style:style>
    <style:style style:name="TBL_0_177_row_8" style:family="table-row">
      <style:table-row-properties style:use-optimal-row-height="false" style:row-height="0.25in"/>
    </style:style>
    <style:style style:name="TBL_0_177_row_9" style:family="table-row">
      <style:table-row-properties style:use-optimal-row-height="false" style:row-height="0.25in"/>
    </style:style>
    <style:style style:name="TBL_0_178" style:master-page-name="master_0" style:family="table">
      <style:table-properties table:align="left" style:width="8.65in" fo:break-before="page"/>
    </style:style>
    <style:style style:name="TBL_0_178_col_0" style:family="table-column">
      <style:table-column-properties style:column-width="0.19in"/>
    </style:style>
    <style:style style:name="TBL_0_178_col_1" style:family="table-column">
      <style:table-column-properties style:column-width="1.08in"/>
    </style:style>
    <style:style style:name="TBL_0_178_col_2" style:family="table-column">
      <style:table-column-properties style:column-width="0.8in"/>
    </style:style>
    <style:style style:name="TBL_0_178_col_3" style:family="table-column">
      <style:table-column-properties style:column-width="0.3in"/>
    </style:style>
    <style:style style:name="TBL_0_178_col_4" style:family="table-column">
      <style:table-column-properties style:column-width="1.04in"/>
    </style:style>
    <style:style style:name="TBL_0_178_col_5" style:family="table-column">
      <style:table-column-properties style:column-width="0.06in"/>
    </style:style>
    <style:style style:name="TBL_0_178_col_6" style:family="table-column">
      <style:table-column-properties style:column-width="0.54in"/>
    </style:style>
    <style:style style:name="TBL_0_178_col_7" style:family="table-column">
      <style:table-column-properties style:column-width="0.23in"/>
    </style:style>
    <style:style style:name="TBL_0_178_col_8" style:family="table-column">
      <style:table-column-properties style:column-width="2.16in"/>
    </style:style>
    <style:style style:name="TBL_0_178_col_9" style:family="table-column">
      <style:table-column-properties style:column-width="0.23in"/>
    </style:style>
    <style:style style:name="TBL_0_178_col_10" style:family="table-column">
      <style:table-column-properties style:column-width="1.97in"/>
    </style:style>
    <style:style style:name="TBL_0_178_row_0" style:family="table-row">
      <style:table-row-properties style:use-optimal-row-height="false" style:row-height="0.27in"/>
    </style:style>
    <style:style style:name="TBL_0_178_row_1" style:family="table-row">
      <style:table-row-properties style:use-optimal-row-height="false" style:row-height="0.38in"/>
    </style:style>
    <style:style style:name="TBL_0_178_row_2" style:family="table-row">
      <style:table-row-properties style:use-optimal-row-height="false" style:row-height="0.18in"/>
    </style:style>
    <style:style style:name="TBL_0_178_row_3" style:family="table-row">
      <style:table-row-properties style:use-optimal-row-height="false" style:row-height="1.3in"/>
    </style:style>
    <style:style style:name="TBL_0_178_row_4" style:family="table-row">
      <style:table-row-properties style:use-optimal-row-height="false" style:row-height="0.25in"/>
    </style:style>
    <style:style style:name="TBL_0_178_row_5" style:family="table-row">
      <style:table-row-properties style:use-optimal-row-height="false" style:row-height="0.08in"/>
    </style:style>
    <style:style style:name="TBL_0_178_row_6" style:family="table-row">
      <style:table-row-properties style:use-optimal-row-height="false" style:row-height="0.25in"/>
    </style:style>
    <style:style style:name="TBL_0_178_row_7" style:family="table-row">
      <style:table-row-properties style:use-optimal-row-height="false" style:row-height="0.02in"/>
    </style:style>
    <style:style style:name="TBL_0_178_row_8" style:family="table-row">
      <style:table-row-properties style:use-optimal-row-height="false" style:row-height="0.25in"/>
    </style:style>
    <style:style style:name="TBL_0_178_row_9" style:family="table-row">
      <style:table-row-properties style:use-optimal-row-height="false" style:row-height="0.25in"/>
    </style:style>
    <style:style style:name="TBL_0_179" style:master-page-name="master_0" style:family="table">
      <style:table-properties table:align="left" style:width="8.65in" fo:break-before="page"/>
    </style:style>
    <style:style style:name="TBL_0_179_col_0" style:family="table-column">
      <style:table-column-properties style:column-width="0.19in"/>
    </style:style>
    <style:style style:name="TBL_0_179_col_1" style:family="table-column">
      <style:table-column-properties style:column-width="1.08in"/>
    </style:style>
    <style:style style:name="TBL_0_179_col_2" style:family="table-column">
      <style:table-column-properties style:column-width="0.8in"/>
    </style:style>
    <style:style style:name="TBL_0_179_col_3" style:family="table-column">
      <style:table-column-properties style:column-width="0.3in"/>
    </style:style>
    <style:style style:name="TBL_0_179_col_4" style:family="table-column">
      <style:table-column-properties style:column-width="1.04in"/>
    </style:style>
    <style:style style:name="TBL_0_179_col_5" style:family="table-column">
      <style:table-column-properties style:column-width="0.06in"/>
    </style:style>
    <style:style style:name="TBL_0_179_col_6" style:family="table-column">
      <style:table-column-properties style:column-width="0.54in"/>
    </style:style>
    <style:style style:name="TBL_0_179_col_7" style:family="table-column">
      <style:table-column-properties style:column-width="0.23in"/>
    </style:style>
    <style:style style:name="TBL_0_179_col_8" style:family="table-column">
      <style:table-column-properties style:column-width="2.16in"/>
    </style:style>
    <style:style style:name="TBL_0_179_col_9" style:family="table-column">
      <style:table-column-properties style:column-width="0.23in"/>
    </style:style>
    <style:style style:name="TBL_0_179_col_10" style:family="table-column">
      <style:table-column-properties style:column-width="1.97in"/>
    </style:style>
    <style:style style:name="TBL_0_179_row_0" style:family="table-row">
      <style:table-row-properties style:use-optimal-row-height="false" style:row-height="0.27in"/>
    </style:style>
    <style:style style:name="TBL_0_179_row_1" style:family="table-row">
      <style:table-row-properties style:use-optimal-row-height="false" style:row-height="0.38in"/>
    </style:style>
    <style:style style:name="TBL_0_179_row_2" style:family="table-row">
      <style:table-row-properties style:use-optimal-row-height="false" style:row-height="0.18in"/>
    </style:style>
    <style:style style:name="TBL_0_179_row_3" style:family="table-row">
      <style:table-row-properties style:use-optimal-row-height="false" style:row-height="1.3in"/>
    </style:style>
    <style:style style:name="TBL_0_179_row_4" style:family="table-row">
      <style:table-row-properties style:use-optimal-row-height="false" style:row-height="0.25in"/>
    </style:style>
    <style:style style:name="TBL_0_179_row_5" style:family="table-row">
      <style:table-row-properties style:use-optimal-row-height="false" style:row-height="0.08in"/>
    </style:style>
    <style:style style:name="TBL_0_179_row_6" style:family="table-row">
      <style:table-row-properties style:use-optimal-row-height="false" style:row-height="0.25in"/>
    </style:style>
    <style:style style:name="TBL_0_179_row_7" style:family="table-row">
      <style:table-row-properties style:use-optimal-row-height="false" style:row-height="0.02in"/>
    </style:style>
    <style:style style:name="TBL_0_179_row_8" style:family="table-row">
      <style:table-row-properties style:use-optimal-row-height="false" style:row-height="0.25in"/>
    </style:style>
    <style:style style:name="TBL_0_179_row_9" style:family="table-row">
      <style:table-row-properties style:use-optimal-row-height="false" style:row-height="0.25in"/>
    </style:style>
    <style:style style:name="TBL_0_180" style:master-page-name="master_0" style:family="table">
      <style:table-properties table:align="left" style:width="8.65in" fo:break-before="page"/>
    </style:style>
    <style:style style:name="TBL_0_180_col_0" style:family="table-column">
      <style:table-column-properties style:column-width="0.19in"/>
    </style:style>
    <style:style style:name="TBL_0_180_col_1" style:family="table-column">
      <style:table-column-properties style:column-width="1.08in"/>
    </style:style>
    <style:style style:name="TBL_0_180_col_2" style:family="table-column">
      <style:table-column-properties style:column-width="0.8in"/>
    </style:style>
    <style:style style:name="TBL_0_180_col_3" style:family="table-column">
      <style:table-column-properties style:column-width="0.3in"/>
    </style:style>
    <style:style style:name="TBL_0_180_col_4" style:family="table-column">
      <style:table-column-properties style:column-width="1.04in"/>
    </style:style>
    <style:style style:name="TBL_0_180_col_5" style:family="table-column">
      <style:table-column-properties style:column-width="0.06in"/>
    </style:style>
    <style:style style:name="TBL_0_180_col_6" style:family="table-column">
      <style:table-column-properties style:column-width="0.54in"/>
    </style:style>
    <style:style style:name="TBL_0_180_col_7" style:family="table-column">
      <style:table-column-properties style:column-width="0.23in"/>
    </style:style>
    <style:style style:name="TBL_0_180_col_8" style:family="table-column">
      <style:table-column-properties style:column-width="2.16in"/>
    </style:style>
    <style:style style:name="TBL_0_180_col_9" style:family="table-column">
      <style:table-column-properties style:column-width="0.23in"/>
    </style:style>
    <style:style style:name="TBL_0_180_col_10" style:family="table-column">
      <style:table-column-properties style:column-width="1.97in"/>
    </style:style>
    <style:style style:name="TBL_0_180_row_0" style:family="table-row">
      <style:table-row-properties style:use-optimal-row-height="false" style:row-height="0.27in"/>
    </style:style>
    <style:style style:name="TBL_0_180_row_1" style:family="table-row">
      <style:table-row-properties style:use-optimal-row-height="false" style:row-height="0.38in"/>
    </style:style>
    <style:style style:name="TBL_0_180_row_2" style:family="table-row">
      <style:table-row-properties style:use-optimal-row-height="false" style:row-height="0.18in"/>
    </style:style>
    <style:style style:name="TBL_0_180_row_3" style:family="table-row">
      <style:table-row-properties style:use-optimal-row-height="false" style:row-height="1.3in"/>
    </style:style>
    <style:style style:name="TBL_0_180_row_4" style:family="table-row">
      <style:table-row-properties style:use-optimal-row-height="false" style:row-height="0.25in"/>
    </style:style>
    <style:style style:name="TBL_0_180_row_5" style:family="table-row">
      <style:table-row-properties style:use-optimal-row-height="false" style:row-height="0.08in"/>
    </style:style>
    <style:style style:name="TBL_0_180_row_6" style:family="table-row">
      <style:table-row-properties style:use-optimal-row-height="false" style:row-height="0.25in"/>
    </style:style>
    <style:style style:name="TBL_0_180_row_7" style:family="table-row">
      <style:table-row-properties style:use-optimal-row-height="false" style:row-height="0.02in"/>
    </style:style>
    <style:style style:name="TBL_0_180_row_8" style:family="table-row">
      <style:table-row-properties style:use-optimal-row-height="false" style:row-height="0.25in"/>
    </style:style>
    <style:style style:name="TBL_0_180_row_9" style:family="table-row">
      <style:table-row-properties style:use-optimal-row-height="false" style:row-height="0.25in"/>
    </style:style>
    <style:style style:name="TBL_0_181" style:master-page-name="master_0" style:family="table">
      <style:table-properties table:align="left" style:width="8.65in" fo:break-before="page"/>
    </style:style>
    <style:style style:name="TBL_0_181_col_0" style:family="table-column">
      <style:table-column-properties style:column-width="0.19in"/>
    </style:style>
    <style:style style:name="TBL_0_181_col_1" style:family="table-column">
      <style:table-column-properties style:column-width="1.08in"/>
    </style:style>
    <style:style style:name="TBL_0_181_col_2" style:family="table-column">
      <style:table-column-properties style:column-width="0.8in"/>
    </style:style>
    <style:style style:name="TBL_0_181_col_3" style:family="table-column">
      <style:table-column-properties style:column-width="0.3in"/>
    </style:style>
    <style:style style:name="TBL_0_181_col_4" style:family="table-column">
      <style:table-column-properties style:column-width="1.04in"/>
    </style:style>
    <style:style style:name="TBL_0_181_col_5" style:family="table-column">
      <style:table-column-properties style:column-width="0.06in"/>
    </style:style>
    <style:style style:name="TBL_0_181_col_6" style:family="table-column">
      <style:table-column-properties style:column-width="0.54in"/>
    </style:style>
    <style:style style:name="TBL_0_181_col_7" style:family="table-column">
      <style:table-column-properties style:column-width="0.23in"/>
    </style:style>
    <style:style style:name="TBL_0_181_col_8" style:family="table-column">
      <style:table-column-properties style:column-width="2.16in"/>
    </style:style>
    <style:style style:name="TBL_0_181_col_9" style:family="table-column">
      <style:table-column-properties style:column-width="0.23in"/>
    </style:style>
    <style:style style:name="TBL_0_181_col_10" style:family="table-column">
      <style:table-column-properties style:column-width="1.97in"/>
    </style:style>
    <style:style style:name="TBL_0_181_row_0" style:family="table-row">
      <style:table-row-properties style:use-optimal-row-height="false" style:row-height="0.27in"/>
    </style:style>
    <style:style style:name="TBL_0_181_row_1" style:family="table-row">
      <style:table-row-properties style:use-optimal-row-height="false" style:row-height="0.38in"/>
    </style:style>
    <style:style style:name="TBL_0_181_row_2" style:family="table-row">
      <style:table-row-properties style:use-optimal-row-height="false" style:row-height="0.18in"/>
    </style:style>
    <style:style style:name="TBL_0_181_row_3" style:family="table-row">
      <style:table-row-properties style:use-optimal-row-height="false" style:row-height="1.3in"/>
    </style:style>
    <style:style style:name="TBL_0_181_row_4" style:family="table-row">
      <style:table-row-properties style:use-optimal-row-height="false" style:row-height="0.25in"/>
    </style:style>
    <style:style style:name="TBL_0_181_row_5" style:family="table-row">
      <style:table-row-properties style:use-optimal-row-height="false" style:row-height="0.08in"/>
    </style:style>
    <style:style style:name="TBL_0_181_row_6" style:family="table-row">
      <style:table-row-properties style:use-optimal-row-height="false" style:row-height="0.25in"/>
    </style:style>
    <style:style style:name="TBL_0_181_row_7" style:family="table-row">
      <style:table-row-properties style:use-optimal-row-height="false" style:row-height="0.02in"/>
    </style:style>
    <style:style style:name="TBL_0_181_row_8" style:family="table-row">
      <style:table-row-properties style:use-optimal-row-height="false" style:row-height="0.25in"/>
    </style:style>
    <style:style style:name="TBL_0_181_row_9" style:family="table-row">
      <style:table-row-properties style:use-optimal-row-height="false" style:row-height="0.25in"/>
    </style:style>
    <style:style style:name="TBL_0_182" style:master-page-name="master_0" style:family="table">
      <style:table-properties table:align="left" style:width="8.65in" fo:break-before="page"/>
    </style:style>
    <style:style style:name="TBL_0_182_col_0" style:family="table-column">
      <style:table-column-properties style:column-width="0.19in"/>
    </style:style>
    <style:style style:name="TBL_0_182_col_1" style:family="table-column">
      <style:table-column-properties style:column-width="1.08in"/>
    </style:style>
    <style:style style:name="TBL_0_182_col_2" style:family="table-column">
      <style:table-column-properties style:column-width="0.8in"/>
    </style:style>
    <style:style style:name="TBL_0_182_col_3" style:family="table-column">
      <style:table-column-properties style:column-width="0.3in"/>
    </style:style>
    <style:style style:name="TBL_0_182_col_4" style:family="table-column">
      <style:table-column-properties style:column-width="1.04in"/>
    </style:style>
    <style:style style:name="TBL_0_182_col_5" style:family="table-column">
      <style:table-column-properties style:column-width="0.06in"/>
    </style:style>
    <style:style style:name="TBL_0_182_col_6" style:family="table-column">
      <style:table-column-properties style:column-width="0.54in"/>
    </style:style>
    <style:style style:name="TBL_0_182_col_7" style:family="table-column">
      <style:table-column-properties style:column-width="0.23in"/>
    </style:style>
    <style:style style:name="TBL_0_182_col_8" style:family="table-column">
      <style:table-column-properties style:column-width="2.16in"/>
    </style:style>
    <style:style style:name="TBL_0_182_col_9" style:family="table-column">
      <style:table-column-properties style:column-width="0.23in"/>
    </style:style>
    <style:style style:name="TBL_0_182_col_10" style:family="table-column">
      <style:table-column-properties style:column-width="1.97in"/>
    </style:style>
    <style:style style:name="TBL_0_182_row_0" style:family="table-row">
      <style:table-row-properties style:use-optimal-row-height="false" style:row-height="0.27in"/>
    </style:style>
    <style:style style:name="TBL_0_182_row_1" style:family="table-row">
      <style:table-row-properties style:use-optimal-row-height="false" style:row-height="0.38in"/>
    </style:style>
    <style:style style:name="TBL_0_182_row_2" style:family="table-row">
      <style:table-row-properties style:use-optimal-row-height="false" style:row-height="0.18in"/>
    </style:style>
    <style:style style:name="TBL_0_182_row_3" style:family="table-row">
      <style:table-row-properties style:use-optimal-row-height="false" style:row-height="1.3in"/>
    </style:style>
    <style:style style:name="TBL_0_182_row_4" style:family="table-row">
      <style:table-row-properties style:use-optimal-row-height="false" style:row-height="0.25in"/>
    </style:style>
    <style:style style:name="TBL_0_182_row_5" style:family="table-row">
      <style:table-row-properties style:use-optimal-row-height="false" style:row-height="0.08in"/>
    </style:style>
    <style:style style:name="TBL_0_182_row_6" style:family="table-row">
      <style:table-row-properties style:use-optimal-row-height="false" style:row-height="0.25in"/>
    </style:style>
    <style:style style:name="TBL_0_182_row_7" style:family="table-row">
      <style:table-row-properties style:use-optimal-row-height="false" style:row-height="0.02in"/>
    </style:style>
    <style:style style:name="TBL_0_182_row_8" style:family="table-row">
      <style:table-row-properties style:use-optimal-row-height="false" style:row-height="0.25in"/>
    </style:style>
    <style:style style:name="TBL_0_182_row_9" style:family="table-row">
      <style:table-row-properties style:use-optimal-row-height="false" style:row-height="0.25in"/>
    </style:style>
    <style:style style:name="TBL_0_183" style:master-page-name="master_0" style:family="table">
      <style:table-properties table:align="left" style:width="8.65in" fo:break-before="page"/>
    </style:style>
    <style:style style:name="TBL_0_183_col_0" style:family="table-column">
      <style:table-column-properties style:column-width="0.19in"/>
    </style:style>
    <style:style style:name="TBL_0_183_col_1" style:family="table-column">
      <style:table-column-properties style:column-width="1.08in"/>
    </style:style>
    <style:style style:name="TBL_0_183_col_2" style:family="table-column">
      <style:table-column-properties style:column-width="0.8in"/>
    </style:style>
    <style:style style:name="TBL_0_183_col_3" style:family="table-column">
      <style:table-column-properties style:column-width="0.3in"/>
    </style:style>
    <style:style style:name="TBL_0_183_col_4" style:family="table-column">
      <style:table-column-properties style:column-width="1.04in"/>
    </style:style>
    <style:style style:name="TBL_0_183_col_5" style:family="table-column">
      <style:table-column-properties style:column-width="0.06in"/>
    </style:style>
    <style:style style:name="TBL_0_183_col_6" style:family="table-column">
      <style:table-column-properties style:column-width="0.54in"/>
    </style:style>
    <style:style style:name="TBL_0_183_col_7" style:family="table-column">
      <style:table-column-properties style:column-width="0.23in"/>
    </style:style>
    <style:style style:name="TBL_0_183_col_8" style:family="table-column">
      <style:table-column-properties style:column-width="2.16in"/>
    </style:style>
    <style:style style:name="TBL_0_183_col_9" style:family="table-column">
      <style:table-column-properties style:column-width="0.23in"/>
    </style:style>
    <style:style style:name="TBL_0_183_col_10" style:family="table-column">
      <style:table-column-properties style:column-width="1.97in"/>
    </style:style>
    <style:style style:name="TBL_0_183_row_0" style:family="table-row">
      <style:table-row-properties style:use-optimal-row-height="false" style:row-height="0.27in"/>
    </style:style>
    <style:style style:name="TBL_0_183_row_1" style:family="table-row">
      <style:table-row-properties style:use-optimal-row-height="false" style:row-height="0.38in"/>
    </style:style>
    <style:style style:name="TBL_0_183_row_2" style:family="table-row">
      <style:table-row-properties style:use-optimal-row-height="false" style:row-height="0.18in"/>
    </style:style>
    <style:style style:name="TBL_0_183_row_3" style:family="table-row">
      <style:table-row-properties style:use-optimal-row-height="false" style:row-height="1.3in"/>
    </style:style>
    <style:style style:name="TBL_0_183_row_4" style:family="table-row">
      <style:table-row-properties style:use-optimal-row-height="false" style:row-height="0.25in"/>
    </style:style>
    <style:style style:name="TBL_0_183_row_5" style:family="table-row">
      <style:table-row-properties style:use-optimal-row-height="false" style:row-height="0.08in"/>
    </style:style>
    <style:style style:name="TBL_0_183_row_6" style:family="table-row">
      <style:table-row-properties style:use-optimal-row-height="false" style:row-height="0.25in"/>
    </style:style>
    <style:style style:name="TBL_0_183_row_7" style:family="table-row">
      <style:table-row-properties style:use-optimal-row-height="false" style:row-height="0.02in"/>
    </style:style>
    <style:style style:name="TBL_0_183_row_8" style:family="table-row">
      <style:table-row-properties style:use-optimal-row-height="false" style:row-height="0.25in"/>
    </style:style>
    <style:style style:name="TBL_0_183_row_9" style:family="table-row">
      <style:table-row-properties style:use-optimal-row-height="false" style:row-height="0.25in"/>
    </style:style>
    <style:style style:name="TBL_0_184" style:master-page-name="master_0" style:family="table">
      <style:table-properties table:align="left" style:width="8.65in" fo:break-before="page"/>
    </style:style>
    <style:style style:name="TBL_0_184_col_0" style:family="table-column">
      <style:table-column-properties style:column-width="0.19in"/>
    </style:style>
    <style:style style:name="TBL_0_184_col_1" style:family="table-column">
      <style:table-column-properties style:column-width="1.08in"/>
    </style:style>
    <style:style style:name="TBL_0_184_col_2" style:family="table-column">
      <style:table-column-properties style:column-width="0.8in"/>
    </style:style>
    <style:style style:name="TBL_0_184_col_3" style:family="table-column">
      <style:table-column-properties style:column-width="0.3in"/>
    </style:style>
    <style:style style:name="TBL_0_184_col_4" style:family="table-column">
      <style:table-column-properties style:column-width="1.04in"/>
    </style:style>
    <style:style style:name="TBL_0_184_col_5" style:family="table-column">
      <style:table-column-properties style:column-width="0.06in"/>
    </style:style>
    <style:style style:name="TBL_0_184_col_6" style:family="table-column">
      <style:table-column-properties style:column-width="0.54in"/>
    </style:style>
    <style:style style:name="TBL_0_184_col_7" style:family="table-column">
      <style:table-column-properties style:column-width="0.23in"/>
    </style:style>
    <style:style style:name="TBL_0_184_col_8" style:family="table-column">
      <style:table-column-properties style:column-width="2.16in"/>
    </style:style>
    <style:style style:name="TBL_0_184_col_9" style:family="table-column">
      <style:table-column-properties style:column-width="0.23in"/>
    </style:style>
    <style:style style:name="TBL_0_184_col_10" style:family="table-column">
      <style:table-column-properties style:column-width="1.97in"/>
    </style:style>
    <style:style style:name="TBL_0_184_row_0" style:family="table-row">
      <style:table-row-properties style:use-optimal-row-height="false" style:row-height="0.27in"/>
    </style:style>
    <style:style style:name="TBL_0_184_row_1" style:family="table-row">
      <style:table-row-properties style:use-optimal-row-height="false" style:row-height="0.38in"/>
    </style:style>
    <style:style style:name="TBL_0_184_row_2" style:family="table-row">
      <style:table-row-properties style:use-optimal-row-height="false" style:row-height="0.18in"/>
    </style:style>
    <style:style style:name="TBL_0_184_row_3" style:family="table-row">
      <style:table-row-properties style:use-optimal-row-height="false" style:row-height="1.3in"/>
    </style:style>
    <style:style style:name="TBL_0_184_row_4" style:family="table-row">
      <style:table-row-properties style:use-optimal-row-height="false" style:row-height="0.25in"/>
    </style:style>
    <style:style style:name="TBL_0_184_row_5" style:family="table-row">
      <style:table-row-properties style:use-optimal-row-height="false" style:row-height="0.08in"/>
    </style:style>
    <style:style style:name="TBL_0_184_row_6" style:family="table-row">
      <style:table-row-properties style:use-optimal-row-height="false" style:row-height="0.25in"/>
    </style:style>
    <style:style style:name="TBL_0_184_row_7" style:family="table-row">
      <style:table-row-properties style:use-optimal-row-height="false" style:row-height="0.02in"/>
    </style:style>
    <style:style style:name="TBL_0_184_row_8" style:family="table-row">
      <style:table-row-properties style:use-optimal-row-height="false" style:row-height="0.25in"/>
    </style:style>
    <style:style style:name="TBL_0_184_row_9" style:family="table-row">
      <style:table-row-properties style:use-optimal-row-height="false" style:row-height="0.25in"/>
    </style:style>
    <style:style style:name="TBL_0_185" style:master-page-name="master_0" style:family="table">
      <style:table-properties table:align="left" style:width="8.65in" fo:break-before="page"/>
    </style:style>
    <style:style style:name="TBL_0_185_col_0" style:family="table-column">
      <style:table-column-properties style:column-width="0.19in"/>
    </style:style>
    <style:style style:name="TBL_0_185_col_1" style:family="table-column">
      <style:table-column-properties style:column-width="1.08in"/>
    </style:style>
    <style:style style:name="TBL_0_185_col_2" style:family="table-column">
      <style:table-column-properties style:column-width="0.8in"/>
    </style:style>
    <style:style style:name="TBL_0_185_col_3" style:family="table-column">
      <style:table-column-properties style:column-width="0.3in"/>
    </style:style>
    <style:style style:name="TBL_0_185_col_4" style:family="table-column">
      <style:table-column-properties style:column-width="1.04in"/>
    </style:style>
    <style:style style:name="TBL_0_185_col_5" style:family="table-column">
      <style:table-column-properties style:column-width="0.06in"/>
    </style:style>
    <style:style style:name="TBL_0_185_col_6" style:family="table-column">
      <style:table-column-properties style:column-width="0.54in"/>
    </style:style>
    <style:style style:name="TBL_0_185_col_7" style:family="table-column">
      <style:table-column-properties style:column-width="0.23in"/>
    </style:style>
    <style:style style:name="TBL_0_185_col_8" style:family="table-column">
      <style:table-column-properties style:column-width="2.16in"/>
    </style:style>
    <style:style style:name="TBL_0_185_col_9" style:family="table-column">
      <style:table-column-properties style:column-width="0.23in"/>
    </style:style>
    <style:style style:name="TBL_0_185_col_10" style:family="table-column">
      <style:table-column-properties style:column-width="1.97in"/>
    </style:style>
    <style:style style:name="TBL_0_185_row_0" style:family="table-row">
      <style:table-row-properties style:use-optimal-row-height="false" style:row-height="0.27in"/>
    </style:style>
    <style:style style:name="TBL_0_185_row_1" style:family="table-row">
      <style:table-row-properties style:use-optimal-row-height="false" style:row-height="0.38in"/>
    </style:style>
    <style:style style:name="TBL_0_185_row_2" style:family="table-row">
      <style:table-row-properties style:use-optimal-row-height="false" style:row-height="0.18in"/>
    </style:style>
    <style:style style:name="TBL_0_185_row_3" style:family="table-row">
      <style:table-row-properties style:use-optimal-row-height="false" style:row-height="1.3in"/>
    </style:style>
    <style:style style:name="TBL_0_185_row_4" style:family="table-row">
      <style:table-row-properties style:use-optimal-row-height="false" style:row-height="0.25in"/>
    </style:style>
    <style:style style:name="TBL_0_185_row_5" style:family="table-row">
      <style:table-row-properties style:use-optimal-row-height="false" style:row-height="0.08in"/>
    </style:style>
    <style:style style:name="TBL_0_185_row_6" style:family="table-row">
      <style:table-row-properties style:use-optimal-row-height="false" style:row-height="0.25in"/>
    </style:style>
    <style:style style:name="TBL_0_185_row_7" style:family="table-row">
      <style:table-row-properties style:use-optimal-row-height="false" style:row-height="0.02in"/>
    </style:style>
    <style:style style:name="TBL_0_185_row_8" style:family="table-row">
      <style:table-row-properties style:use-optimal-row-height="false" style:row-height="0.25in"/>
    </style:style>
    <style:style style:name="TBL_0_185_row_9" style:family="table-row">
      <style:table-row-properties style:use-optimal-row-height="false" style:row-height="0.25in"/>
    </style:style>
    <style:style style:name="TBL_0_186" style:master-page-name="master_0" style:family="table">
      <style:table-properties table:align="left" style:width="8.65in" fo:break-before="page"/>
    </style:style>
    <style:style style:name="TBL_0_186_col_0" style:family="table-column">
      <style:table-column-properties style:column-width="0.19in"/>
    </style:style>
    <style:style style:name="TBL_0_186_col_1" style:family="table-column">
      <style:table-column-properties style:column-width="1.08in"/>
    </style:style>
    <style:style style:name="TBL_0_186_col_2" style:family="table-column">
      <style:table-column-properties style:column-width="0.8in"/>
    </style:style>
    <style:style style:name="TBL_0_186_col_3" style:family="table-column">
      <style:table-column-properties style:column-width="0.3in"/>
    </style:style>
    <style:style style:name="TBL_0_186_col_4" style:family="table-column">
      <style:table-column-properties style:column-width="1.04in"/>
    </style:style>
    <style:style style:name="TBL_0_186_col_5" style:family="table-column">
      <style:table-column-properties style:column-width="0.06in"/>
    </style:style>
    <style:style style:name="TBL_0_186_col_6" style:family="table-column">
      <style:table-column-properties style:column-width="0.54in"/>
    </style:style>
    <style:style style:name="TBL_0_186_col_7" style:family="table-column">
      <style:table-column-properties style:column-width="0.23in"/>
    </style:style>
    <style:style style:name="TBL_0_186_col_8" style:family="table-column">
      <style:table-column-properties style:column-width="2.16in"/>
    </style:style>
    <style:style style:name="TBL_0_186_col_9" style:family="table-column">
      <style:table-column-properties style:column-width="0.23in"/>
    </style:style>
    <style:style style:name="TBL_0_186_col_10" style:family="table-column">
      <style:table-column-properties style:column-width="1.97in"/>
    </style:style>
    <style:style style:name="TBL_0_186_row_0" style:family="table-row">
      <style:table-row-properties style:use-optimal-row-height="false" style:row-height="0.27in"/>
    </style:style>
    <style:style style:name="TBL_0_186_row_1" style:family="table-row">
      <style:table-row-properties style:use-optimal-row-height="false" style:row-height="0.38in"/>
    </style:style>
    <style:style style:name="TBL_0_186_row_2" style:family="table-row">
      <style:table-row-properties style:use-optimal-row-height="false" style:row-height="0.18in"/>
    </style:style>
    <style:style style:name="TBL_0_186_row_3" style:family="table-row">
      <style:table-row-properties style:use-optimal-row-height="false" style:row-height="1.3in"/>
    </style:style>
    <style:style style:name="TBL_0_186_row_4" style:family="table-row">
      <style:table-row-properties style:use-optimal-row-height="false" style:row-height="0.25in"/>
    </style:style>
    <style:style style:name="TBL_0_186_row_5" style:family="table-row">
      <style:table-row-properties style:use-optimal-row-height="false" style:row-height="0.08in"/>
    </style:style>
    <style:style style:name="TBL_0_186_row_6" style:family="table-row">
      <style:table-row-properties style:use-optimal-row-height="false" style:row-height="0.25in"/>
    </style:style>
    <style:style style:name="TBL_0_186_row_7" style:family="table-row">
      <style:table-row-properties style:use-optimal-row-height="false" style:row-height="0.02in"/>
    </style:style>
    <style:style style:name="TBL_0_186_row_8" style:family="table-row">
      <style:table-row-properties style:use-optimal-row-height="false" style:row-height="0.25in"/>
    </style:style>
    <style:style style:name="TBL_0_186_row_9" style:family="table-row">
      <style:table-row-properties style:use-optimal-row-height="false" style:row-height="0.25in"/>
    </style:style>
    <style:style style:name="TBL_0_187" style:master-page-name="master_0" style:family="table">
      <style:table-properties table:align="left" style:width="8.65in" fo:break-before="page"/>
    </style:style>
    <style:style style:name="TBL_0_187_col_0" style:family="table-column">
      <style:table-column-properties style:column-width="0.19in"/>
    </style:style>
    <style:style style:name="TBL_0_187_col_1" style:family="table-column">
      <style:table-column-properties style:column-width="1.08in"/>
    </style:style>
    <style:style style:name="TBL_0_187_col_2" style:family="table-column">
      <style:table-column-properties style:column-width="0.8in"/>
    </style:style>
    <style:style style:name="TBL_0_187_col_3" style:family="table-column">
      <style:table-column-properties style:column-width="0.3in"/>
    </style:style>
    <style:style style:name="TBL_0_187_col_4" style:family="table-column">
      <style:table-column-properties style:column-width="1.04in"/>
    </style:style>
    <style:style style:name="TBL_0_187_col_5" style:family="table-column">
      <style:table-column-properties style:column-width="0.06in"/>
    </style:style>
    <style:style style:name="TBL_0_187_col_6" style:family="table-column">
      <style:table-column-properties style:column-width="0.54in"/>
    </style:style>
    <style:style style:name="TBL_0_187_col_7" style:family="table-column">
      <style:table-column-properties style:column-width="0.23in"/>
    </style:style>
    <style:style style:name="TBL_0_187_col_8" style:family="table-column">
      <style:table-column-properties style:column-width="2.16in"/>
    </style:style>
    <style:style style:name="TBL_0_187_col_9" style:family="table-column">
      <style:table-column-properties style:column-width="0.23in"/>
    </style:style>
    <style:style style:name="TBL_0_187_col_10" style:family="table-column">
      <style:table-column-properties style:column-width="1.97in"/>
    </style:style>
    <style:style style:name="TBL_0_187_row_0" style:family="table-row">
      <style:table-row-properties style:use-optimal-row-height="false" style:row-height="0.27in"/>
    </style:style>
    <style:style style:name="TBL_0_187_row_1" style:family="table-row">
      <style:table-row-properties style:use-optimal-row-height="false" style:row-height="0.38in"/>
    </style:style>
    <style:style style:name="TBL_0_187_row_2" style:family="table-row">
      <style:table-row-properties style:use-optimal-row-height="false" style:row-height="0.18in"/>
    </style:style>
    <style:style style:name="TBL_0_187_row_3" style:family="table-row">
      <style:table-row-properties style:use-optimal-row-height="false" style:row-height="1.3in"/>
    </style:style>
    <style:style style:name="TBL_0_187_row_4" style:family="table-row">
      <style:table-row-properties style:use-optimal-row-height="false" style:row-height="0.25in"/>
    </style:style>
    <style:style style:name="TBL_0_187_row_5" style:family="table-row">
      <style:table-row-properties style:use-optimal-row-height="false" style:row-height="0.08in"/>
    </style:style>
    <style:style style:name="TBL_0_187_row_6" style:family="table-row">
      <style:table-row-properties style:use-optimal-row-height="false" style:row-height="0.25in"/>
    </style:style>
    <style:style style:name="TBL_0_187_row_7" style:family="table-row">
      <style:table-row-properties style:use-optimal-row-height="false" style:row-height="0.02in"/>
    </style:style>
    <style:style style:name="TBL_0_187_row_8" style:family="table-row">
      <style:table-row-properties style:use-optimal-row-height="false" style:row-height="0.25in"/>
    </style:style>
    <style:style style:name="TBL_0_187_row_9" style:family="table-row">
      <style:table-row-properties style:use-optimal-row-height="false" style:row-height="0.25in"/>
    </style:style>
    <style:style style:name="TBL_0_188" style:master-page-name="master_0" style:family="table">
      <style:table-properties table:align="left" style:width="8.65in" fo:break-before="page"/>
    </style:style>
    <style:style style:name="TBL_0_188_col_0" style:family="table-column">
      <style:table-column-properties style:column-width="0.19in"/>
    </style:style>
    <style:style style:name="TBL_0_188_col_1" style:family="table-column">
      <style:table-column-properties style:column-width="1.08in"/>
    </style:style>
    <style:style style:name="TBL_0_188_col_2" style:family="table-column">
      <style:table-column-properties style:column-width="0.8in"/>
    </style:style>
    <style:style style:name="TBL_0_188_col_3" style:family="table-column">
      <style:table-column-properties style:column-width="0.3in"/>
    </style:style>
    <style:style style:name="TBL_0_188_col_4" style:family="table-column">
      <style:table-column-properties style:column-width="1.04in"/>
    </style:style>
    <style:style style:name="TBL_0_188_col_5" style:family="table-column">
      <style:table-column-properties style:column-width="0.06in"/>
    </style:style>
    <style:style style:name="TBL_0_188_col_6" style:family="table-column">
      <style:table-column-properties style:column-width="0.54in"/>
    </style:style>
    <style:style style:name="TBL_0_188_col_7" style:family="table-column">
      <style:table-column-properties style:column-width="0.23in"/>
    </style:style>
    <style:style style:name="TBL_0_188_col_8" style:family="table-column">
      <style:table-column-properties style:column-width="2.16in"/>
    </style:style>
    <style:style style:name="TBL_0_188_col_9" style:family="table-column">
      <style:table-column-properties style:column-width="0.23in"/>
    </style:style>
    <style:style style:name="TBL_0_188_col_10" style:family="table-column">
      <style:table-column-properties style:column-width="1.97in"/>
    </style:style>
    <style:style style:name="TBL_0_188_row_0" style:family="table-row">
      <style:table-row-properties style:use-optimal-row-height="false" style:row-height="0.27in"/>
    </style:style>
    <style:style style:name="TBL_0_188_row_1" style:family="table-row">
      <style:table-row-properties style:use-optimal-row-height="false" style:row-height="0.38in"/>
    </style:style>
    <style:style style:name="TBL_0_188_row_2" style:family="table-row">
      <style:table-row-properties style:use-optimal-row-height="false" style:row-height="0.18in"/>
    </style:style>
    <style:style style:name="TBL_0_188_row_3" style:family="table-row">
      <style:table-row-properties style:use-optimal-row-height="false" style:row-height="1.3in"/>
    </style:style>
    <style:style style:name="TBL_0_188_row_4" style:family="table-row">
      <style:table-row-properties style:use-optimal-row-height="false" style:row-height="0.25in"/>
    </style:style>
    <style:style style:name="TBL_0_188_row_5" style:family="table-row">
      <style:table-row-properties style:use-optimal-row-height="false" style:row-height="0.08in"/>
    </style:style>
    <style:style style:name="TBL_0_188_row_6" style:family="table-row">
      <style:table-row-properties style:use-optimal-row-height="false" style:row-height="0.25in"/>
    </style:style>
    <style:style style:name="TBL_0_188_row_7" style:family="table-row">
      <style:table-row-properties style:use-optimal-row-height="false" style:row-height="0.02in"/>
    </style:style>
    <style:style style:name="TBL_0_188_row_8" style:family="table-row">
      <style:table-row-properties style:use-optimal-row-height="false" style:row-height="0.25in"/>
    </style:style>
    <style:style style:name="TBL_0_188_row_9" style:family="table-row">
      <style:table-row-properties style:use-optimal-row-height="false" style:row-height="0.25in"/>
    </style:style>
    <style:style style:name="TBL_0_189" style:master-page-name="master_0" style:family="table">
      <style:table-properties table:align="left" style:width="8.65in" fo:break-before="page"/>
    </style:style>
    <style:style style:name="TBL_0_189_col_0" style:family="table-column">
      <style:table-column-properties style:column-width="0.19in"/>
    </style:style>
    <style:style style:name="TBL_0_189_col_1" style:family="table-column">
      <style:table-column-properties style:column-width="1.08in"/>
    </style:style>
    <style:style style:name="TBL_0_189_col_2" style:family="table-column">
      <style:table-column-properties style:column-width="0.8in"/>
    </style:style>
    <style:style style:name="TBL_0_189_col_3" style:family="table-column">
      <style:table-column-properties style:column-width="0.3in"/>
    </style:style>
    <style:style style:name="TBL_0_189_col_4" style:family="table-column">
      <style:table-column-properties style:column-width="1.04in"/>
    </style:style>
    <style:style style:name="TBL_0_189_col_5" style:family="table-column">
      <style:table-column-properties style:column-width="0.06in"/>
    </style:style>
    <style:style style:name="TBL_0_189_col_6" style:family="table-column">
      <style:table-column-properties style:column-width="0.54in"/>
    </style:style>
    <style:style style:name="TBL_0_189_col_7" style:family="table-column">
      <style:table-column-properties style:column-width="0.23in"/>
    </style:style>
    <style:style style:name="TBL_0_189_col_8" style:family="table-column">
      <style:table-column-properties style:column-width="2.16in"/>
    </style:style>
    <style:style style:name="TBL_0_189_col_9" style:family="table-column">
      <style:table-column-properties style:column-width="0.23in"/>
    </style:style>
    <style:style style:name="TBL_0_189_col_10" style:family="table-column">
      <style:table-column-properties style:column-width="1.97in"/>
    </style:style>
    <style:style style:name="TBL_0_189_row_0" style:family="table-row">
      <style:table-row-properties style:use-optimal-row-height="false" style:row-height="0.27in"/>
    </style:style>
    <style:style style:name="TBL_0_189_row_1" style:family="table-row">
      <style:table-row-properties style:use-optimal-row-height="false" style:row-height="0.38in"/>
    </style:style>
    <style:style style:name="TBL_0_189_row_2" style:family="table-row">
      <style:table-row-properties style:use-optimal-row-height="false" style:row-height="0.18in"/>
    </style:style>
    <style:style style:name="TBL_0_189_row_3" style:family="table-row">
      <style:table-row-properties style:use-optimal-row-height="false" style:row-height="1.3in"/>
    </style:style>
    <style:style style:name="TBL_0_189_row_4" style:family="table-row">
      <style:table-row-properties style:use-optimal-row-height="false" style:row-height="0.25in"/>
    </style:style>
    <style:style style:name="TBL_0_189_row_5" style:family="table-row">
      <style:table-row-properties style:use-optimal-row-height="false" style:row-height="0.08in"/>
    </style:style>
    <style:style style:name="TBL_0_189_row_6" style:family="table-row">
      <style:table-row-properties style:use-optimal-row-height="false" style:row-height="0.25in"/>
    </style:style>
    <style:style style:name="TBL_0_189_row_7" style:family="table-row">
      <style:table-row-properties style:use-optimal-row-height="false" style:row-height="0.02in"/>
    </style:style>
    <style:style style:name="TBL_0_189_row_8" style:family="table-row">
      <style:table-row-properties style:use-optimal-row-height="false" style:row-height="0.25in"/>
    </style:style>
    <style:style style:name="TBL_0_189_row_9" style:family="table-row">
      <style:table-row-properties style:use-optimal-row-height="false" style:row-height="0.25in"/>
    </style:style>
    <style:style style:name="TBL_0_190" style:master-page-name="master_0" style:family="table">
      <style:table-properties table:align="left" style:width="8.65in" fo:break-before="page"/>
    </style:style>
    <style:style style:name="TBL_0_190_col_0" style:family="table-column">
      <style:table-column-properties style:column-width="0.19in"/>
    </style:style>
    <style:style style:name="TBL_0_190_col_1" style:family="table-column">
      <style:table-column-properties style:column-width="1.08in"/>
    </style:style>
    <style:style style:name="TBL_0_190_col_2" style:family="table-column">
      <style:table-column-properties style:column-width="0.8in"/>
    </style:style>
    <style:style style:name="TBL_0_190_col_3" style:family="table-column">
      <style:table-column-properties style:column-width="0.3in"/>
    </style:style>
    <style:style style:name="TBL_0_190_col_4" style:family="table-column">
      <style:table-column-properties style:column-width="1.04in"/>
    </style:style>
    <style:style style:name="TBL_0_190_col_5" style:family="table-column">
      <style:table-column-properties style:column-width="0.06in"/>
    </style:style>
    <style:style style:name="TBL_0_190_col_6" style:family="table-column">
      <style:table-column-properties style:column-width="0.54in"/>
    </style:style>
    <style:style style:name="TBL_0_190_col_7" style:family="table-column">
      <style:table-column-properties style:column-width="0.23in"/>
    </style:style>
    <style:style style:name="TBL_0_190_col_8" style:family="table-column">
      <style:table-column-properties style:column-width="2.16in"/>
    </style:style>
    <style:style style:name="TBL_0_190_col_9" style:family="table-column">
      <style:table-column-properties style:column-width="0.23in"/>
    </style:style>
    <style:style style:name="TBL_0_190_col_10" style:family="table-column">
      <style:table-column-properties style:column-width="1.97in"/>
    </style:style>
    <style:style style:name="TBL_0_190_row_0" style:family="table-row">
      <style:table-row-properties style:use-optimal-row-height="false" style:row-height="0.27in"/>
    </style:style>
    <style:style style:name="TBL_0_190_row_1" style:family="table-row">
      <style:table-row-properties style:use-optimal-row-height="false" style:row-height="0.38in"/>
    </style:style>
    <style:style style:name="TBL_0_190_row_2" style:family="table-row">
      <style:table-row-properties style:use-optimal-row-height="false" style:row-height="0.18in"/>
    </style:style>
    <style:style style:name="TBL_0_190_row_3" style:family="table-row">
      <style:table-row-properties style:use-optimal-row-height="false" style:row-height="1.3in"/>
    </style:style>
    <style:style style:name="TBL_0_190_row_4" style:family="table-row">
      <style:table-row-properties style:use-optimal-row-height="false" style:row-height="0.25in"/>
    </style:style>
    <style:style style:name="TBL_0_190_row_5" style:family="table-row">
      <style:table-row-properties style:use-optimal-row-height="false" style:row-height="0.08in"/>
    </style:style>
    <style:style style:name="TBL_0_190_row_6" style:family="table-row">
      <style:table-row-properties style:use-optimal-row-height="false" style:row-height="0.25in"/>
    </style:style>
    <style:style style:name="TBL_0_190_row_7" style:family="table-row">
      <style:table-row-properties style:use-optimal-row-height="false" style:row-height="0.02in"/>
    </style:style>
    <style:style style:name="TBL_0_190_row_8" style:family="table-row">
      <style:table-row-properties style:use-optimal-row-height="false" style:row-height="0.25in"/>
    </style:style>
    <style:style style:name="TBL_0_190_row_9" style:family="table-row">
      <style:table-row-properties style:use-optimal-row-height="false" style:row-height="0.25in"/>
    </style:style>
    <style:style style:name="TBL_0_191" style:master-page-name="master_0" style:family="table">
      <style:table-properties table:align="left" style:width="8.65in" fo:break-before="page"/>
    </style:style>
    <style:style style:name="TBL_0_191_col_0" style:family="table-column">
      <style:table-column-properties style:column-width="0.19in"/>
    </style:style>
    <style:style style:name="TBL_0_191_col_1" style:family="table-column">
      <style:table-column-properties style:column-width="1.08in"/>
    </style:style>
    <style:style style:name="TBL_0_191_col_2" style:family="table-column">
      <style:table-column-properties style:column-width="0.8in"/>
    </style:style>
    <style:style style:name="TBL_0_191_col_3" style:family="table-column">
      <style:table-column-properties style:column-width="0.3in"/>
    </style:style>
    <style:style style:name="TBL_0_191_col_4" style:family="table-column">
      <style:table-column-properties style:column-width="1.04in"/>
    </style:style>
    <style:style style:name="TBL_0_191_col_5" style:family="table-column">
      <style:table-column-properties style:column-width="0.06in"/>
    </style:style>
    <style:style style:name="TBL_0_191_col_6" style:family="table-column">
      <style:table-column-properties style:column-width="0.54in"/>
    </style:style>
    <style:style style:name="TBL_0_191_col_7" style:family="table-column">
      <style:table-column-properties style:column-width="0.23in"/>
    </style:style>
    <style:style style:name="TBL_0_191_col_8" style:family="table-column">
      <style:table-column-properties style:column-width="2.16in"/>
    </style:style>
    <style:style style:name="TBL_0_191_col_9" style:family="table-column">
      <style:table-column-properties style:column-width="0.23in"/>
    </style:style>
    <style:style style:name="TBL_0_191_col_10" style:family="table-column">
      <style:table-column-properties style:column-width="1.97in"/>
    </style:style>
    <style:style style:name="TBL_0_191_row_0" style:family="table-row">
      <style:table-row-properties style:use-optimal-row-height="false" style:row-height="0.27in"/>
    </style:style>
    <style:style style:name="TBL_0_191_row_1" style:family="table-row">
      <style:table-row-properties style:use-optimal-row-height="false" style:row-height="0.38in"/>
    </style:style>
    <style:style style:name="TBL_0_191_row_2" style:family="table-row">
      <style:table-row-properties style:use-optimal-row-height="false" style:row-height="0.18in"/>
    </style:style>
    <style:style style:name="TBL_0_191_row_3" style:family="table-row">
      <style:table-row-properties style:use-optimal-row-height="false" style:row-height="1.3in"/>
    </style:style>
    <style:style style:name="TBL_0_191_row_4" style:family="table-row">
      <style:table-row-properties style:use-optimal-row-height="false" style:row-height="0.25in"/>
    </style:style>
    <style:style style:name="TBL_0_191_row_5" style:family="table-row">
      <style:table-row-properties style:use-optimal-row-height="false" style:row-height="0.08in"/>
    </style:style>
    <style:style style:name="TBL_0_191_row_6" style:family="table-row">
      <style:table-row-properties style:use-optimal-row-height="false" style:row-height="0.25in"/>
    </style:style>
    <style:style style:name="TBL_0_191_row_7" style:family="table-row">
      <style:table-row-properties style:use-optimal-row-height="false" style:row-height="0.02in"/>
    </style:style>
    <style:style style:name="TBL_0_191_row_8" style:family="table-row">
      <style:table-row-properties style:use-optimal-row-height="false" style:row-height="0.25in"/>
    </style:style>
    <style:style style:name="TBL_0_191_row_9" style:family="table-row">
      <style:table-row-properties style:use-optimal-row-height="false" style:row-height="0.25in"/>
    </style:style>
    <style:style style:name="TBL_0_192" style:master-page-name="master_0" style:family="table">
      <style:table-properties table:align="left" style:width="8.65in" fo:break-before="page"/>
    </style:style>
    <style:style style:name="TBL_0_192_col_0" style:family="table-column">
      <style:table-column-properties style:column-width="0.19in"/>
    </style:style>
    <style:style style:name="TBL_0_192_col_1" style:family="table-column">
      <style:table-column-properties style:column-width="1.08in"/>
    </style:style>
    <style:style style:name="TBL_0_192_col_2" style:family="table-column">
      <style:table-column-properties style:column-width="0.8in"/>
    </style:style>
    <style:style style:name="TBL_0_192_col_3" style:family="table-column">
      <style:table-column-properties style:column-width="0.3in"/>
    </style:style>
    <style:style style:name="TBL_0_192_col_4" style:family="table-column">
      <style:table-column-properties style:column-width="1.04in"/>
    </style:style>
    <style:style style:name="TBL_0_192_col_5" style:family="table-column">
      <style:table-column-properties style:column-width="0.06in"/>
    </style:style>
    <style:style style:name="TBL_0_192_col_6" style:family="table-column">
      <style:table-column-properties style:column-width="0.54in"/>
    </style:style>
    <style:style style:name="TBL_0_192_col_7" style:family="table-column">
      <style:table-column-properties style:column-width="0.23in"/>
    </style:style>
    <style:style style:name="TBL_0_192_col_8" style:family="table-column">
      <style:table-column-properties style:column-width="2.16in"/>
    </style:style>
    <style:style style:name="TBL_0_192_col_9" style:family="table-column">
      <style:table-column-properties style:column-width="0.23in"/>
    </style:style>
    <style:style style:name="TBL_0_192_col_10" style:family="table-column">
      <style:table-column-properties style:column-width="1.97in"/>
    </style:style>
    <style:style style:name="TBL_0_192_row_0" style:family="table-row">
      <style:table-row-properties style:use-optimal-row-height="false" style:row-height="0.27in"/>
    </style:style>
    <style:style style:name="TBL_0_192_row_1" style:family="table-row">
      <style:table-row-properties style:use-optimal-row-height="false" style:row-height="0.38in"/>
    </style:style>
    <style:style style:name="TBL_0_192_row_2" style:family="table-row">
      <style:table-row-properties style:use-optimal-row-height="false" style:row-height="0.18in"/>
    </style:style>
    <style:style style:name="TBL_0_192_row_3" style:family="table-row">
      <style:table-row-properties style:use-optimal-row-height="false" style:row-height="1.3in"/>
    </style:style>
    <style:style style:name="TBL_0_192_row_4" style:family="table-row">
      <style:table-row-properties style:use-optimal-row-height="false" style:row-height="0.25in"/>
    </style:style>
    <style:style style:name="TBL_0_192_row_5" style:family="table-row">
      <style:table-row-properties style:use-optimal-row-height="false" style:row-height="0.08in"/>
    </style:style>
    <style:style style:name="TBL_0_192_row_6" style:family="table-row">
      <style:table-row-properties style:use-optimal-row-height="false" style:row-height="0.25in"/>
    </style:style>
    <style:style style:name="TBL_0_192_row_7" style:family="table-row">
      <style:table-row-properties style:use-optimal-row-height="false" style:row-height="0.02in"/>
    </style:style>
    <style:style style:name="TBL_0_192_row_8" style:family="table-row">
      <style:table-row-properties style:use-optimal-row-height="false" style:row-height="0.25in"/>
    </style:style>
    <style:style style:name="TBL_0_192_row_9" style:family="table-row">
      <style:table-row-properties style:use-optimal-row-height="false" style:row-height="0.25in"/>
    </style:style>
    <style:style style:name="TBL_0_193" style:master-page-name="master_0" style:family="table">
      <style:table-properties table:align="left" style:width="8.65in" fo:break-before="page"/>
    </style:style>
    <style:style style:name="TBL_0_193_col_0" style:family="table-column">
      <style:table-column-properties style:column-width="0.19in"/>
    </style:style>
    <style:style style:name="TBL_0_193_col_1" style:family="table-column">
      <style:table-column-properties style:column-width="1.08in"/>
    </style:style>
    <style:style style:name="TBL_0_193_col_2" style:family="table-column">
      <style:table-column-properties style:column-width="0.8in"/>
    </style:style>
    <style:style style:name="TBL_0_193_col_3" style:family="table-column">
      <style:table-column-properties style:column-width="0.3in"/>
    </style:style>
    <style:style style:name="TBL_0_193_col_4" style:family="table-column">
      <style:table-column-properties style:column-width="1.04in"/>
    </style:style>
    <style:style style:name="TBL_0_193_col_5" style:family="table-column">
      <style:table-column-properties style:column-width="0.06in"/>
    </style:style>
    <style:style style:name="TBL_0_193_col_6" style:family="table-column">
      <style:table-column-properties style:column-width="0.54in"/>
    </style:style>
    <style:style style:name="TBL_0_193_col_7" style:family="table-column">
      <style:table-column-properties style:column-width="0.23in"/>
    </style:style>
    <style:style style:name="TBL_0_193_col_8" style:family="table-column">
      <style:table-column-properties style:column-width="2.16in"/>
    </style:style>
    <style:style style:name="TBL_0_193_col_9" style:family="table-column">
      <style:table-column-properties style:column-width="0.23in"/>
    </style:style>
    <style:style style:name="TBL_0_193_col_10" style:family="table-column">
      <style:table-column-properties style:column-width="1.97in"/>
    </style:style>
    <style:style style:name="TBL_0_193_row_0" style:family="table-row">
      <style:table-row-properties style:use-optimal-row-height="false" style:row-height="0.27in"/>
    </style:style>
    <style:style style:name="TBL_0_193_row_1" style:family="table-row">
      <style:table-row-properties style:use-optimal-row-height="false" style:row-height="0.38in"/>
    </style:style>
    <style:style style:name="TBL_0_193_row_2" style:family="table-row">
      <style:table-row-properties style:use-optimal-row-height="false" style:row-height="0.18in"/>
    </style:style>
    <style:style style:name="TBL_0_193_row_3" style:family="table-row">
      <style:table-row-properties style:use-optimal-row-height="false" style:row-height="1.3in"/>
    </style:style>
    <style:style style:name="TBL_0_193_row_4" style:family="table-row">
      <style:table-row-properties style:use-optimal-row-height="false" style:row-height="0.25in"/>
    </style:style>
    <style:style style:name="TBL_0_193_row_5" style:family="table-row">
      <style:table-row-properties style:use-optimal-row-height="false" style:row-height="0.08in"/>
    </style:style>
    <style:style style:name="TBL_0_193_row_6" style:family="table-row">
      <style:table-row-properties style:use-optimal-row-height="false" style:row-height="0.25in"/>
    </style:style>
    <style:style style:name="TBL_0_193_row_7" style:family="table-row">
      <style:table-row-properties style:use-optimal-row-height="false" style:row-height="0.02in"/>
    </style:style>
    <style:style style:name="TBL_0_193_row_8" style:family="table-row">
      <style:table-row-properties style:use-optimal-row-height="false" style:row-height="0.25in"/>
    </style:style>
    <style:style style:name="TBL_0_193_row_9" style:family="table-row">
      <style:table-row-properties style:use-optimal-row-height="false" style:row-height="0.25in"/>
    </style:style>
    <style:style style:name="TBL_0_194" style:master-page-name="master_0" style:family="table">
      <style:table-properties table:align="left" style:width="8.65in" fo:break-before="page"/>
    </style:style>
    <style:style style:name="TBL_0_194_col_0" style:family="table-column">
      <style:table-column-properties style:column-width="0.19in"/>
    </style:style>
    <style:style style:name="TBL_0_194_col_1" style:family="table-column">
      <style:table-column-properties style:column-width="1.08in"/>
    </style:style>
    <style:style style:name="TBL_0_194_col_2" style:family="table-column">
      <style:table-column-properties style:column-width="0.8in"/>
    </style:style>
    <style:style style:name="TBL_0_194_col_3" style:family="table-column">
      <style:table-column-properties style:column-width="0.3in"/>
    </style:style>
    <style:style style:name="TBL_0_194_col_4" style:family="table-column">
      <style:table-column-properties style:column-width="1.04in"/>
    </style:style>
    <style:style style:name="TBL_0_194_col_5" style:family="table-column">
      <style:table-column-properties style:column-width="0.06in"/>
    </style:style>
    <style:style style:name="TBL_0_194_col_6" style:family="table-column">
      <style:table-column-properties style:column-width="0.54in"/>
    </style:style>
    <style:style style:name="TBL_0_194_col_7" style:family="table-column">
      <style:table-column-properties style:column-width="0.23in"/>
    </style:style>
    <style:style style:name="TBL_0_194_col_8" style:family="table-column">
      <style:table-column-properties style:column-width="2.16in"/>
    </style:style>
    <style:style style:name="TBL_0_194_col_9" style:family="table-column">
      <style:table-column-properties style:column-width="0.23in"/>
    </style:style>
    <style:style style:name="TBL_0_194_col_10" style:family="table-column">
      <style:table-column-properties style:column-width="1.97in"/>
    </style:style>
    <style:style style:name="TBL_0_194_row_0" style:family="table-row">
      <style:table-row-properties style:use-optimal-row-height="false" style:row-height="0.27in"/>
    </style:style>
    <style:style style:name="TBL_0_194_row_1" style:family="table-row">
      <style:table-row-properties style:use-optimal-row-height="false" style:row-height="0.38in"/>
    </style:style>
    <style:style style:name="TBL_0_194_row_2" style:family="table-row">
      <style:table-row-properties style:use-optimal-row-height="false" style:row-height="0.18in"/>
    </style:style>
    <style:style style:name="TBL_0_194_row_3" style:family="table-row">
      <style:table-row-properties style:use-optimal-row-height="false" style:row-height="1.3in"/>
    </style:style>
    <style:style style:name="TBL_0_194_row_4" style:family="table-row">
      <style:table-row-properties style:use-optimal-row-height="false" style:row-height="0.25in"/>
    </style:style>
    <style:style style:name="TBL_0_194_row_5" style:family="table-row">
      <style:table-row-properties style:use-optimal-row-height="false" style:row-height="0.08in"/>
    </style:style>
    <style:style style:name="TBL_0_194_row_6" style:family="table-row">
      <style:table-row-properties style:use-optimal-row-height="false" style:row-height="0.25in"/>
    </style:style>
    <style:style style:name="TBL_0_194_row_7" style:family="table-row">
      <style:table-row-properties style:use-optimal-row-height="false" style:row-height="0.02in"/>
    </style:style>
    <style:style style:name="TBL_0_194_row_8" style:family="table-row">
      <style:table-row-properties style:use-optimal-row-height="false" style:row-height="0.25in"/>
    </style:style>
    <style:style style:name="TBL_0_194_row_9" style:family="table-row">
      <style:table-row-properties style:use-optimal-row-height="false" style:row-height="0.25in"/>
    </style:style>
    <style:style style:name="TBL_0_195" style:master-page-name="master_0" style:family="table">
      <style:table-properties table:align="left" style:width="8.65in" fo:break-before="page"/>
    </style:style>
    <style:style style:name="TBL_0_195_col_0" style:family="table-column">
      <style:table-column-properties style:column-width="0.19in"/>
    </style:style>
    <style:style style:name="TBL_0_195_col_1" style:family="table-column">
      <style:table-column-properties style:column-width="1.08in"/>
    </style:style>
    <style:style style:name="TBL_0_195_col_2" style:family="table-column">
      <style:table-column-properties style:column-width="0.8in"/>
    </style:style>
    <style:style style:name="TBL_0_195_col_3" style:family="table-column">
      <style:table-column-properties style:column-width="0.3in"/>
    </style:style>
    <style:style style:name="TBL_0_195_col_4" style:family="table-column">
      <style:table-column-properties style:column-width="1.04in"/>
    </style:style>
    <style:style style:name="TBL_0_195_col_5" style:family="table-column">
      <style:table-column-properties style:column-width="0.06in"/>
    </style:style>
    <style:style style:name="TBL_0_195_col_6" style:family="table-column">
      <style:table-column-properties style:column-width="0.54in"/>
    </style:style>
    <style:style style:name="TBL_0_195_col_7" style:family="table-column">
      <style:table-column-properties style:column-width="0.23in"/>
    </style:style>
    <style:style style:name="TBL_0_195_col_8" style:family="table-column">
      <style:table-column-properties style:column-width="2.16in"/>
    </style:style>
    <style:style style:name="TBL_0_195_col_9" style:family="table-column">
      <style:table-column-properties style:column-width="0.23in"/>
    </style:style>
    <style:style style:name="TBL_0_195_col_10" style:family="table-column">
      <style:table-column-properties style:column-width="1.97in"/>
    </style:style>
    <style:style style:name="TBL_0_195_row_0" style:family="table-row">
      <style:table-row-properties style:use-optimal-row-height="false" style:row-height="0.27in"/>
    </style:style>
    <style:style style:name="TBL_0_195_row_1" style:family="table-row">
      <style:table-row-properties style:use-optimal-row-height="false" style:row-height="0.38in"/>
    </style:style>
    <style:style style:name="TBL_0_195_row_2" style:family="table-row">
      <style:table-row-properties style:use-optimal-row-height="false" style:row-height="0.18in"/>
    </style:style>
    <style:style style:name="TBL_0_195_row_3" style:family="table-row">
      <style:table-row-properties style:use-optimal-row-height="false" style:row-height="1.3in"/>
    </style:style>
    <style:style style:name="TBL_0_195_row_4" style:family="table-row">
      <style:table-row-properties style:use-optimal-row-height="false" style:row-height="0.25in"/>
    </style:style>
    <style:style style:name="TBL_0_195_row_5" style:family="table-row">
      <style:table-row-properties style:use-optimal-row-height="false" style:row-height="0.08in"/>
    </style:style>
    <style:style style:name="TBL_0_195_row_6" style:family="table-row">
      <style:table-row-properties style:use-optimal-row-height="false" style:row-height="0.25in"/>
    </style:style>
    <style:style style:name="TBL_0_195_row_7" style:family="table-row">
      <style:table-row-properties style:use-optimal-row-height="false" style:row-height="0.02in"/>
    </style:style>
    <style:style style:name="TBL_0_195_row_8" style:family="table-row">
      <style:table-row-properties style:use-optimal-row-height="false" style:row-height="0.25in"/>
    </style:style>
    <style:style style:name="TBL_0_195_row_9" style:family="table-row">
      <style:table-row-properties style:use-optimal-row-height="false" style:row-height="0.25in"/>
    </style:style>
    <style:style style:name="TBL_0_196" style:master-page-name="master_0" style:family="table">
      <style:table-properties table:align="left" style:width="8.65in" fo:break-before="page"/>
    </style:style>
    <style:style style:name="TBL_0_196_col_0" style:family="table-column">
      <style:table-column-properties style:column-width="0.19in"/>
    </style:style>
    <style:style style:name="TBL_0_196_col_1" style:family="table-column">
      <style:table-column-properties style:column-width="1.08in"/>
    </style:style>
    <style:style style:name="TBL_0_196_col_2" style:family="table-column">
      <style:table-column-properties style:column-width="0.8in"/>
    </style:style>
    <style:style style:name="TBL_0_196_col_3" style:family="table-column">
      <style:table-column-properties style:column-width="0.3in"/>
    </style:style>
    <style:style style:name="TBL_0_196_col_4" style:family="table-column">
      <style:table-column-properties style:column-width="1.04in"/>
    </style:style>
    <style:style style:name="TBL_0_196_col_5" style:family="table-column">
      <style:table-column-properties style:column-width="0.06in"/>
    </style:style>
    <style:style style:name="TBL_0_196_col_6" style:family="table-column">
      <style:table-column-properties style:column-width="0.54in"/>
    </style:style>
    <style:style style:name="TBL_0_196_col_7" style:family="table-column">
      <style:table-column-properties style:column-width="0.23in"/>
    </style:style>
    <style:style style:name="TBL_0_196_col_8" style:family="table-column">
      <style:table-column-properties style:column-width="2.16in"/>
    </style:style>
    <style:style style:name="TBL_0_196_col_9" style:family="table-column">
      <style:table-column-properties style:column-width="0.23in"/>
    </style:style>
    <style:style style:name="TBL_0_196_col_10" style:family="table-column">
      <style:table-column-properties style:column-width="1.97in"/>
    </style:style>
    <style:style style:name="TBL_0_196_row_0" style:family="table-row">
      <style:table-row-properties style:use-optimal-row-height="false" style:row-height="0.27in"/>
    </style:style>
    <style:style style:name="TBL_0_196_row_1" style:family="table-row">
      <style:table-row-properties style:use-optimal-row-height="false" style:row-height="0.38in"/>
    </style:style>
    <style:style style:name="TBL_0_196_row_2" style:family="table-row">
      <style:table-row-properties style:use-optimal-row-height="false" style:row-height="0.18in"/>
    </style:style>
    <style:style style:name="TBL_0_196_row_3" style:family="table-row">
      <style:table-row-properties style:use-optimal-row-height="false" style:row-height="1.3in"/>
    </style:style>
    <style:style style:name="TBL_0_196_row_4" style:family="table-row">
      <style:table-row-properties style:use-optimal-row-height="false" style:row-height="0.25in"/>
    </style:style>
    <style:style style:name="TBL_0_196_row_5" style:family="table-row">
      <style:table-row-properties style:use-optimal-row-height="false" style:row-height="0.08in"/>
    </style:style>
    <style:style style:name="TBL_0_196_row_6" style:family="table-row">
      <style:table-row-properties style:use-optimal-row-height="false" style:row-height="0.25in"/>
    </style:style>
    <style:style style:name="TBL_0_196_row_7" style:family="table-row">
      <style:table-row-properties style:use-optimal-row-height="false" style:row-height="0.02in"/>
    </style:style>
    <style:style style:name="TBL_0_196_row_8" style:family="table-row">
      <style:table-row-properties style:use-optimal-row-height="false" style:row-height="0.25in"/>
    </style:style>
    <style:style style:name="TBL_0_196_row_9" style:family="table-row">
      <style:table-row-properties style:use-optimal-row-height="false" style:row-height="0.25in"/>
    </style:style>
    <style:style style:name="TBL_0_197" style:master-page-name="master_0" style:family="table">
      <style:table-properties table:align="left" style:width="8.65in" fo:break-before="page"/>
    </style:style>
    <style:style style:name="TBL_0_197_col_0" style:family="table-column">
      <style:table-column-properties style:column-width="0.19in"/>
    </style:style>
    <style:style style:name="TBL_0_197_col_1" style:family="table-column">
      <style:table-column-properties style:column-width="1.08in"/>
    </style:style>
    <style:style style:name="TBL_0_197_col_2" style:family="table-column">
      <style:table-column-properties style:column-width="0.8in"/>
    </style:style>
    <style:style style:name="TBL_0_197_col_3" style:family="table-column">
      <style:table-column-properties style:column-width="0.3in"/>
    </style:style>
    <style:style style:name="TBL_0_197_col_4" style:family="table-column">
      <style:table-column-properties style:column-width="1.04in"/>
    </style:style>
    <style:style style:name="TBL_0_197_col_5" style:family="table-column">
      <style:table-column-properties style:column-width="0.06in"/>
    </style:style>
    <style:style style:name="TBL_0_197_col_6" style:family="table-column">
      <style:table-column-properties style:column-width="0.54in"/>
    </style:style>
    <style:style style:name="TBL_0_197_col_7" style:family="table-column">
      <style:table-column-properties style:column-width="0.23in"/>
    </style:style>
    <style:style style:name="TBL_0_197_col_8" style:family="table-column">
      <style:table-column-properties style:column-width="2.16in"/>
    </style:style>
    <style:style style:name="TBL_0_197_col_9" style:family="table-column">
      <style:table-column-properties style:column-width="0.23in"/>
    </style:style>
    <style:style style:name="TBL_0_197_col_10" style:family="table-column">
      <style:table-column-properties style:column-width="1.97in"/>
    </style:style>
    <style:style style:name="TBL_0_197_row_0" style:family="table-row">
      <style:table-row-properties style:use-optimal-row-height="false" style:row-height="0.27in"/>
    </style:style>
    <style:style style:name="TBL_0_197_row_1" style:family="table-row">
      <style:table-row-properties style:use-optimal-row-height="false" style:row-height="0.38in"/>
    </style:style>
    <style:style style:name="TBL_0_197_row_2" style:family="table-row">
      <style:table-row-properties style:use-optimal-row-height="false" style:row-height="0.18in"/>
    </style:style>
    <style:style style:name="TBL_0_197_row_3" style:family="table-row">
      <style:table-row-properties style:use-optimal-row-height="false" style:row-height="1.3in"/>
    </style:style>
    <style:style style:name="TBL_0_197_row_4" style:family="table-row">
      <style:table-row-properties style:use-optimal-row-height="false" style:row-height="0.25in"/>
    </style:style>
    <style:style style:name="TBL_0_197_row_5" style:family="table-row">
      <style:table-row-properties style:use-optimal-row-height="false" style:row-height="0.08in"/>
    </style:style>
    <style:style style:name="TBL_0_197_row_6" style:family="table-row">
      <style:table-row-properties style:use-optimal-row-height="false" style:row-height="0.25in"/>
    </style:style>
    <style:style style:name="TBL_0_197_row_7" style:family="table-row">
      <style:table-row-properties style:use-optimal-row-height="false" style:row-height="0.02in"/>
    </style:style>
    <style:style style:name="TBL_0_197_row_8" style:family="table-row">
      <style:table-row-properties style:use-optimal-row-height="false" style:row-height="0.25in"/>
    </style:style>
    <style:style style:name="TBL_0_197_row_9" style:family="table-row">
      <style:table-row-properties style:use-optimal-row-height="false" style:row-height="0.25in"/>
    </style:style>
    <style:style style:name="TBL_0_198" style:master-page-name="master_0" style:family="table">
      <style:table-properties table:align="left" style:width="8.65in" fo:break-before="page"/>
    </style:style>
    <style:style style:name="TBL_0_198_col_0" style:family="table-column">
      <style:table-column-properties style:column-width="0.19in"/>
    </style:style>
    <style:style style:name="TBL_0_198_col_1" style:family="table-column">
      <style:table-column-properties style:column-width="1.08in"/>
    </style:style>
    <style:style style:name="TBL_0_198_col_2" style:family="table-column">
      <style:table-column-properties style:column-width="0.8in"/>
    </style:style>
    <style:style style:name="TBL_0_198_col_3" style:family="table-column">
      <style:table-column-properties style:column-width="0.3in"/>
    </style:style>
    <style:style style:name="TBL_0_198_col_4" style:family="table-column">
      <style:table-column-properties style:column-width="1.04in"/>
    </style:style>
    <style:style style:name="TBL_0_198_col_5" style:family="table-column">
      <style:table-column-properties style:column-width="0.06in"/>
    </style:style>
    <style:style style:name="TBL_0_198_col_6" style:family="table-column">
      <style:table-column-properties style:column-width="0.54in"/>
    </style:style>
    <style:style style:name="TBL_0_198_col_7" style:family="table-column">
      <style:table-column-properties style:column-width="0.23in"/>
    </style:style>
    <style:style style:name="TBL_0_198_col_8" style:family="table-column">
      <style:table-column-properties style:column-width="2.16in"/>
    </style:style>
    <style:style style:name="TBL_0_198_col_9" style:family="table-column">
      <style:table-column-properties style:column-width="0.23in"/>
    </style:style>
    <style:style style:name="TBL_0_198_col_10" style:family="table-column">
      <style:table-column-properties style:column-width="1.97in"/>
    </style:style>
    <style:style style:name="TBL_0_198_row_0" style:family="table-row">
      <style:table-row-properties style:use-optimal-row-height="false" style:row-height="0.27in"/>
    </style:style>
    <style:style style:name="TBL_0_198_row_1" style:family="table-row">
      <style:table-row-properties style:use-optimal-row-height="false" style:row-height="0.38in"/>
    </style:style>
    <style:style style:name="TBL_0_198_row_2" style:family="table-row">
      <style:table-row-properties style:use-optimal-row-height="false" style:row-height="0.18in"/>
    </style:style>
    <style:style style:name="TBL_0_198_row_3" style:family="table-row">
      <style:table-row-properties style:use-optimal-row-height="false" style:row-height="1.3in"/>
    </style:style>
    <style:style style:name="TBL_0_198_row_4" style:family="table-row">
      <style:table-row-properties style:use-optimal-row-height="false" style:row-height="0.25in"/>
    </style:style>
    <style:style style:name="TBL_0_198_row_5" style:family="table-row">
      <style:table-row-properties style:use-optimal-row-height="false" style:row-height="0.08in"/>
    </style:style>
    <style:style style:name="TBL_0_198_row_6" style:family="table-row">
      <style:table-row-properties style:use-optimal-row-height="false" style:row-height="0.25in"/>
    </style:style>
    <style:style style:name="TBL_0_198_row_7" style:family="table-row">
      <style:table-row-properties style:use-optimal-row-height="false" style:row-height="0.02in"/>
    </style:style>
    <style:style style:name="TBL_0_198_row_8" style:family="table-row">
      <style:table-row-properties style:use-optimal-row-height="false" style:row-height="0.25in"/>
    </style:style>
    <style:style style:name="TBL_0_198_row_9" style:family="table-row">
      <style:table-row-properties style:use-optimal-row-height="false" style:row-height="0.25in"/>
    </style:style>
    <style:style style:name="TBL_0_199" style:master-page-name="master_0" style:family="table">
      <style:table-properties table:align="left" style:width="8.65in" fo:break-before="page"/>
    </style:style>
    <style:style style:name="TBL_0_199_col_0" style:family="table-column">
      <style:table-column-properties style:column-width="0.19in"/>
    </style:style>
    <style:style style:name="TBL_0_199_col_1" style:family="table-column">
      <style:table-column-properties style:column-width="1.08in"/>
    </style:style>
    <style:style style:name="TBL_0_199_col_2" style:family="table-column">
      <style:table-column-properties style:column-width="0.8in"/>
    </style:style>
    <style:style style:name="TBL_0_199_col_3" style:family="table-column">
      <style:table-column-properties style:column-width="0.3in"/>
    </style:style>
    <style:style style:name="TBL_0_199_col_4" style:family="table-column">
      <style:table-column-properties style:column-width="1.04in"/>
    </style:style>
    <style:style style:name="TBL_0_199_col_5" style:family="table-column">
      <style:table-column-properties style:column-width="0.06in"/>
    </style:style>
    <style:style style:name="TBL_0_199_col_6" style:family="table-column">
      <style:table-column-properties style:column-width="0.54in"/>
    </style:style>
    <style:style style:name="TBL_0_199_col_7" style:family="table-column">
      <style:table-column-properties style:column-width="0.23in"/>
    </style:style>
    <style:style style:name="TBL_0_199_col_8" style:family="table-column">
      <style:table-column-properties style:column-width="2.16in"/>
    </style:style>
    <style:style style:name="TBL_0_199_col_9" style:family="table-column">
      <style:table-column-properties style:column-width="0.23in"/>
    </style:style>
    <style:style style:name="TBL_0_199_col_10" style:family="table-column">
      <style:table-column-properties style:column-width="1.97in"/>
    </style:style>
    <style:style style:name="TBL_0_199_row_0" style:family="table-row">
      <style:table-row-properties style:use-optimal-row-height="false" style:row-height="0.27in"/>
    </style:style>
    <style:style style:name="TBL_0_199_row_1" style:family="table-row">
      <style:table-row-properties style:use-optimal-row-height="false" style:row-height="0.38in"/>
    </style:style>
    <style:style style:name="TBL_0_199_row_2" style:family="table-row">
      <style:table-row-properties style:use-optimal-row-height="false" style:row-height="0.18in"/>
    </style:style>
    <style:style style:name="TBL_0_199_row_3" style:family="table-row">
      <style:table-row-properties style:use-optimal-row-height="false" style:row-height="1.3in"/>
    </style:style>
    <style:style style:name="TBL_0_199_row_4" style:family="table-row">
      <style:table-row-properties style:use-optimal-row-height="false" style:row-height="0.25in"/>
    </style:style>
    <style:style style:name="TBL_0_199_row_5" style:family="table-row">
      <style:table-row-properties style:use-optimal-row-height="false" style:row-height="0.08in"/>
    </style:style>
    <style:style style:name="TBL_0_199_row_6" style:family="table-row">
      <style:table-row-properties style:use-optimal-row-height="false" style:row-height="0.25in"/>
    </style:style>
    <style:style style:name="TBL_0_199_row_7" style:family="table-row">
      <style:table-row-properties style:use-optimal-row-height="false" style:row-height="0.02in"/>
    </style:style>
    <style:style style:name="TBL_0_199_row_8" style:family="table-row">
      <style:table-row-properties style:use-optimal-row-height="false" style:row-height="0.25in"/>
    </style:style>
    <style:style style:name="TBL_0_199_row_9" style:family="table-row">
      <style:table-row-properties style:use-optimal-row-height="false" style:row-height="0.25in"/>
    </style:style>
    <style:style style:name="TBL_0_200" style:master-page-name="master_0" style:family="table">
      <style:table-properties table:align="left" style:width="8.65in" fo:break-before="page"/>
    </style:style>
    <style:style style:name="TBL_0_200_col_0" style:family="table-column">
      <style:table-column-properties style:column-width="0.19in"/>
    </style:style>
    <style:style style:name="TBL_0_200_col_1" style:family="table-column">
      <style:table-column-properties style:column-width="1.08in"/>
    </style:style>
    <style:style style:name="TBL_0_200_col_2" style:family="table-column">
      <style:table-column-properties style:column-width="0.8in"/>
    </style:style>
    <style:style style:name="TBL_0_200_col_3" style:family="table-column">
      <style:table-column-properties style:column-width="0.3in"/>
    </style:style>
    <style:style style:name="TBL_0_200_col_4" style:family="table-column">
      <style:table-column-properties style:column-width="1.04in"/>
    </style:style>
    <style:style style:name="TBL_0_200_col_5" style:family="table-column">
      <style:table-column-properties style:column-width="0.06in"/>
    </style:style>
    <style:style style:name="TBL_0_200_col_6" style:family="table-column">
      <style:table-column-properties style:column-width="0.54in"/>
    </style:style>
    <style:style style:name="TBL_0_200_col_7" style:family="table-column">
      <style:table-column-properties style:column-width="0.23in"/>
    </style:style>
    <style:style style:name="TBL_0_200_col_8" style:family="table-column">
      <style:table-column-properties style:column-width="2.16in"/>
    </style:style>
    <style:style style:name="TBL_0_200_col_9" style:family="table-column">
      <style:table-column-properties style:column-width="0.23in"/>
    </style:style>
    <style:style style:name="TBL_0_200_col_10" style:family="table-column">
      <style:table-column-properties style:column-width="1.97in"/>
    </style:style>
    <style:style style:name="TBL_0_200_row_0" style:family="table-row">
      <style:table-row-properties style:use-optimal-row-height="false" style:row-height="0.27in"/>
    </style:style>
    <style:style style:name="TBL_0_200_row_1" style:family="table-row">
      <style:table-row-properties style:use-optimal-row-height="false" style:row-height="0.38in"/>
    </style:style>
    <style:style style:name="TBL_0_200_row_2" style:family="table-row">
      <style:table-row-properties style:use-optimal-row-height="false" style:row-height="0.18in"/>
    </style:style>
    <style:style style:name="TBL_0_200_row_3" style:family="table-row">
      <style:table-row-properties style:use-optimal-row-height="false" style:row-height="1.3in"/>
    </style:style>
    <style:style style:name="TBL_0_200_row_4" style:family="table-row">
      <style:table-row-properties style:use-optimal-row-height="false" style:row-height="0.25in"/>
    </style:style>
    <style:style style:name="TBL_0_200_row_5" style:family="table-row">
      <style:table-row-properties style:use-optimal-row-height="false" style:row-height="0.08in"/>
    </style:style>
    <style:style style:name="TBL_0_200_row_6" style:family="table-row">
      <style:table-row-properties style:use-optimal-row-height="false" style:row-height="0.25in"/>
    </style:style>
    <style:style style:name="TBL_0_200_row_7" style:family="table-row">
      <style:table-row-properties style:use-optimal-row-height="false" style:row-height="0.02in"/>
    </style:style>
    <style:style style:name="TBL_0_200_row_8" style:family="table-row">
      <style:table-row-properties style:use-optimal-row-height="false" style:row-height="0.25in"/>
    </style:style>
    <style:style style:name="TBL_0_200_row_9" style:family="table-row">
      <style:table-row-properties style:use-optimal-row-height="false" style:row-height="0.25in"/>
    </style:style>
    <style:style style:name="TBL_0_201" style:master-page-name="master_0" style:family="table">
      <style:table-properties table:align="left" style:width="8.65in" fo:break-before="page"/>
    </style:style>
    <style:style style:name="TBL_0_201_col_0" style:family="table-column">
      <style:table-column-properties style:column-width="0.19in"/>
    </style:style>
    <style:style style:name="TBL_0_201_col_1" style:family="table-column">
      <style:table-column-properties style:column-width="1.08in"/>
    </style:style>
    <style:style style:name="TBL_0_201_col_2" style:family="table-column">
      <style:table-column-properties style:column-width="0.8in"/>
    </style:style>
    <style:style style:name="TBL_0_201_col_3" style:family="table-column">
      <style:table-column-properties style:column-width="0.3in"/>
    </style:style>
    <style:style style:name="TBL_0_201_col_4" style:family="table-column">
      <style:table-column-properties style:column-width="1.04in"/>
    </style:style>
    <style:style style:name="TBL_0_201_col_5" style:family="table-column">
      <style:table-column-properties style:column-width="0.06in"/>
    </style:style>
    <style:style style:name="TBL_0_201_col_6" style:family="table-column">
      <style:table-column-properties style:column-width="0.54in"/>
    </style:style>
    <style:style style:name="TBL_0_201_col_7" style:family="table-column">
      <style:table-column-properties style:column-width="0.23in"/>
    </style:style>
    <style:style style:name="TBL_0_201_col_8" style:family="table-column">
      <style:table-column-properties style:column-width="2.16in"/>
    </style:style>
    <style:style style:name="TBL_0_201_col_9" style:family="table-column">
      <style:table-column-properties style:column-width="0.23in"/>
    </style:style>
    <style:style style:name="TBL_0_201_col_10" style:family="table-column">
      <style:table-column-properties style:column-width="1.97in"/>
    </style:style>
    <style:style style:name="TBL_0_201_row_0" style:family="table-row">
      <style:table-row-properties style:use-optimal-row-height="false" style:row-height="0.27in"/>
    </style:style>
    <style:style style:name="TBL_0_201_row_1" style:family="table-row">
      <style:table-row-properties style:use-optimal-row-height="false" style:row-height="0.38in"/>
    </style:style>
    <style:style style:name="TBL_0_201_row_2" style:family="table-row">
      <style:table-row-properties style:use-optimal-row-height="false" style:row-height="0.18in"/>
    </style:style>
    <style:style style:name="TBL_0_201_row_3" style:family="table-row">
      <style:table-row-properties style:use-optimal-row-height="false" style:row-height="1.3in"/>
    </style:style>
    <style:style style:name="TBL_0_201_row_4" style:family="table-row">
      <style:table-row-properties style:use-optimal-row-height="false" style:row-height="0.25in"/>
    </style:style>
    <style:style style:name="TBL_0_201_row_5" style:family="table-row">
      <style:table-row-properties style:use-optimal-row-height="false" style:row-height="0.08in"/>
    </style:style>
    <style:style style:name="TBL_0_201_row_6" style:family="table-row">
      <style:table-row-properties style:use-optimal-row-height="false" style:row-height="0.25in"/>
    </style:style>
    <style:style style:name="TBL_0_201_row_7" style:family="table-row">
      <style:table-row-properties style:use-optimal-row-height="false" style:row-height="0.02in"/>
    </style:style>
    <style:style style:name="TBL_0_201_row_8" style:family="table-row">
      <style:table-row-properties style:use-optimal-row-height="false" style:row-height="0.25in"/>
    </style:style>
    <style:style style:name="TBL_0_201_row_9" style:family="table-row">
      <style:table-row-properties style:use-optimal-row-height="false" style:row-height="0.25in"/>
    </style:style>
    <style:style style:name="TBL_0_202" style:master-page-name="master_0" style:family="table">
      <style:table-properties table:align="left" style:width="8.65in" fo:break-before="page"/>
    </style:style>
    <style:style style:name="TBL_0_202_col_0" style:family="table-column">
      <style:table-column-properties style:column-width="0.19in"/>
    </style:style>
    <style:style style:name="TBL_0_202_col_1" style:family="table-column">
      <style:table-column-properties style:column-width="1.08in"/>
    </style:style>
    <style:style style:name="TBL_0_202_col_2" style:family="table-column">
      <style:table-column-properties style:column-width="0.8in"/>
    </style:style>
    <style:style style:name="TBL_0_202_col_3" style:family="table-column">
      <style:table-column-properties style:column-width="0.3in"/>
    </style:style>
    <style:style style:name="TBL_0_202_col_4" style:family="table-column">
      <style:table-column-properties style:column-width="1.04in"/>
    </style:style>
    <style:style style:name="TBL_0_202_col_5" style:family="table-column">
      <style:table-column-properties style:column-width="0.06in"/>
    </style:style>
    <style:style style:name="TBL_0_202_col_6" style:family="table-column">
      <style:table-column-properties style:column-width="0.54in"/>
    </style:style>
    <style:style style:name="TBL_0_202_col_7" style:family="table-column">
      <style:table-column-properties style:column-width="0.23in"/>
    </style:style>
    <style:style style:name="TBL_0_202_col_8" style:family="table-column">
      <style:table-column-properties style:column-width="2.16in"/>
    </style:style>
    <style:style style:name="TBL_0_202_col_9" style:family="table-column">
      <style:table-column-properties style:column-width="0.23in"/>
    </style:style>
    <style:style style:name="TBL_0_202_col_10" style:family="table-column">
      <style:table-column-properties style:column-width="1.97in"/>
    </style:style>
    <style:style style:name="TBL_0_202_row_0" style:family="table-row">
      <style:table-row-properties style:use-optimal-row-height="false" style:row-height="0.27in"/>
    </style:style>
    <style:style style:name="TBL_0_202_row_1" style:family="table-row">
      <style:table-row-properties style:use-optimal-row-height="false" style:row-height="0.38in"/>
    </style:style>
    <style:style style:name="TBL_0_202_row_2" style:family="table-row">
      <style:table-row-properties style:use-optimal-row-height="false" style:row-height="0.18in"/>
    </style:style>
    <style:style style:name="TBL_0_202_row_3" style:family="table-row">
      <style:table-row-properties style:use-optimal-row-height="false" style:row-height="1.3in"/>
    </style:style>
    <style:style style:name="TBL_0_202_row_4" style:family="table-row">
      <style:table-row-properties style:use-optimal-row-height="false" style:row-height="0.25in"/>
    </style:style>
    <style:style style:name="TBL_0_202_row_5" style:family="table-row">
      <style:table-row-properties style:use-optimal-row-height="false" style:row-height="0.08in"/>
    </style:style>
    <style:style style:name="TBL_0_202_row_6" style:family="table-row">
      <style:table-row-properties style:use-optimal-row-height="false" style:row-height="0.25in"/>
    </style:style>
    <style:style style:name="TBL_0_202_row_7" style:family="table-row">
      <style:table-row-properties style:use-optimal-row-height="false" style:row-height="0.02in"/>
    </style:style>
    <style:style style:name="TBL_0_202_row_8" style:family="table-row">
      <style:table-row-properties style:use-optimal-row-height="false" style:row-height="0.25in"/>
    </style:style>
    <style:style style:name="TBL_0_202_row_9" style:family="table-row">
      <style:table-row-properties style:use-optimal-row-height="false" style:row-height="0.25in"/>
    </style:style>
    <style:style style:name="TBL_0_203" style:master-page-name="master_0" style:family="table">
      <style:table-properties table:align="left" style:width="8.65in" fo:break-before="page"/>
    </style:style>
    <style:style style:name="TBL_0_203_col_0" style:family="table-column">
      <style:table-column-properties style:column-width="0.19in"/>
    </style:style>
    <style:style style:name="TBL_0_203_col_1" style:family="table-column">
      <style:table-column-properties style:column-width="1.08in"/>
    </style:style>
    <style:style style:name="TBL_0_203_col_2" style:family="table-column">
      <style:table-column-properties style:column-width="0.8in"/>
    </style:style>
    <style:style style:name="TBL_0_203_col_3" style:family="table-column">
      <style:table-column-properties style:column-width="0.3in"/>
    </style:style>
    <style:style style:name="TBL_0_203_col_4" style:family="table-column">
      <style:table-column-properties style:column-width="1.04in"/>
    </style:style>
    <style:style style:name="TBL_0_203_col_5" style:family="table-column">
      <style:table-column-properties style:column-width="0.06in"/>
    </style:style>
    <style:style style:name="TBL_0_203_col_6" style:family="table-column">
      <style:table-column-properties style:column-width="0.54in"/>
    </style:style>
    <style:style style:name="TBL_0_203_col_7" style:family="table-column">
      <style:table-column-properties style:column-width="0.23in"/>
    </style:style>
    <style:style style:name="TBL_0_203_col_8" style:family="table-column">
      <style:table-column-properties style:column-width="2.16in"/>
    </style:style>
    <style:style style:name="TBL_0_203_col_9" style:family="table-column">
      <style:table-column-properties style:column-width="0.23in"/>
    </style:style>
    <style:style style:name="TBL_0_203_col_10" style:family="table-column">
      <style:table-column-properties style:column-width="1.97in"/>
    </style:style>
    <style:style style:name="TBL_0_203_row_0" style:family="table-row">
      <style:table-row-properties style:use-optimal-row-height="false" style:row-height="0.27in"/>
    </style:style>
    <style:style style:name="TBL_0_203_row_1" style:family="table-row">
      <style:table-row-properties style:use-optimal-row-height="false" style:row-height="0.38in"/>
    </style:style>
    <style:style style:name="TBL_0_203_row_2" style:family="table-row">
      <style:table-row-properties style:use-optimal-row-height="false" style:row-height="0.18in"/>
    </style:style>
    <style:style style:name="TBL_0_203_row_3" style:family="table-row">
      <style:table-row-properties style:use-optimal-row-height="false" style:row-height="1.3in"/>
    </style:style>
    <style:style style:name="TBL_0_203_row_4" style:family="table-row">
      <style:table-row-properties style:use-optimal-row-height="false" style:row-height="0.25in"/>
    </style:style>
    <style:style style:name="TBL_0_203_row_5" style:family="table-row">
      <style:table-row-properties style:use-optimal-row-height="false" style:row-height="0.08in"/>
    </style:style>
    <style:style style:name="TBL_0_203_row_6" style:family="table-row">
      <style:table-row-properties style:use-optimal-row-height="false" style:row-height="0.25in"/>
    </style:style>
    <style:style style:name="TBL_0_203_row_7" style:family="table-row">
      <style:table-row-properties style:use-optimal-row-height="false" style:row-height="0.02in"/>
    </style:style>
    <style:style style:name="TBL_0_203_row_8" style:family="table-row">
      <style:table-row-properties style:use-optimal-row-height="false" style:row-height="0.25in"/>
    </style:style>
    <style:style style:name="TBL_0_203_row_9" style:family="table-row">
      <style:table-row-properties style:use-optimal-row-height="false" style:row-height="0.25in"/>
    </style:style>
    <style:style style:name="TBL_0_204" style:master-page-name="master_0" style:family="table">
      <style:table-properties table:align="left" style:width="8.65in" fo:break-before="page"/>
    </style:style>
    <style:style style:name="TBL_0_204_col_0" style:family="table-column">
      <style:table-column-properties style:column-width="0.19in"/>
    </style:style>
    <style:style style:name="TBL_0_204_col_1" style:family="table-column">
      <style:table-column-properties style:column-width="1.08in"/>
    </style:style>
    <style:style style:name="TBL_0_204_col_2" style:family="table-column">
      <style:table-column-properties style:column-width="0.8in"/>
    </style:style>
    <style:style style:name="TBL_0_204_col_3" style:family="table-column">
      <style:table-column-properties style:column-width="0.3in"/>
    </style:style>
    <style:style style:name="TBL_0_204_col_4" style:family="table-column">
      <style:table-column-properties style:column-width="1.04in"/>
    </style:style>
    <style:style style:name="TBL_0_204_col_5" style:family="table-column">
      <style:table-column-properties style:column-width="0.06in"/>
    </style:style>
    <style:style style:name="TBL_0_204_col_6" style:family="table-column">
      <style:table-column-properties style:column-width="0.54in"/>
    </style:style>
    <style:style style:name="TBL_0_204_col_7" style:family="table-column">
      <style:table-column-properties style:column-width="0.23in"/>
    </style:style>
    <style:style style:name="TBL_0_204_col_8" style:family="table-column">
      <style:table-column-properties style:column-width="2.16in"/>
    </style:style>
    <style:style style:name="TBL_0_204_col_9" style:family="table-column">
      <style:table-column-properties style:column-width="0.23in"/>
    </style:style>
    <style:style style:name="TBL_0_204_col_10" style:family="table-column">
      <style:table-column-properties style:column-width="1.97in"/>
    </style:style>
    <style:style style:name="TBL_0_204_row_0" style:family="table-row">
      <style:table-row-properties style:use-optimal-row-height="false" style:row-height="0.27in"/>
    </style:style>
    <style:style style:name="TBL_0_204_row_1" style:family="table-row">
      <style:table-row-properties style:use-optimal-row-height="false" style:row-height="0.38in"/>
    </style:style>
    <style:style style:name="TBL_0_204_row_2" style:family="table-row">
      <style:table-row-properties style:use-optimal-row-height="false" style:row-height="0.18in"/>
    </style:style>
    <style:style style:name="TBL_0_204_row_3" style:family="table-row">
      <style:table-row-properties style:use-optimal-row-height="false" style:row-height="1.3in"/>
    </style:style>
    <style:style style:name="TBL_0_204_row_4" style:family="table-row">
      <style:table-row-properties style:use-optimal-row-height="false" style:row-height="0.25in"/>
    </style:style>
    <style:style style:name="TBL_0_204_row_5" style:family="table-row">
      <style:table-row-properties style:use-optimal-row-height="false" style:row-height="0.08in"/>
    </style:style>
    <style:style style:name="TBL_0_204_row_6" style:family="table-row">
      <style:table-row-properties style:use-optimal-row-height="false" style:row-height="0.25in"/>
    </style:style>
    <style:style style:name="TBL_0_204_row_7" style:family="table-row">
      <style:table-row-properties style:use-optimal-row-height="false" style:row-height="0.02in"/>
    </style:style>
    <style:style style:name="TBL_0_204_row_8" style:family="table-row">
      <style:table-row-properties style:use-optimal-row-height="false" style:row-height="0.25in"/>
    </style:style>
    <style:style style:name="TBL_0_204_row_9" style:family="table-row">
      <style:table-row-properties style:use-optimal-row-height="false" style:row-height="0.25in"/>
    </style:style>
    <style:style style:name="TBL_0_205" style:master-page-name="master_0" style:family="table">
      <style:table-properties table:align="left" style:width="8.65in" fo:break-before="page"/>
    </style:style>
    <style:style style:name="TBL_0_205_col_0" style:family="table-column">
      <style:table-column-properties style:column-width="0.19in"/>
    </style:style>
    <style:style style:name="TBL_0_205_col_1" style:family="table-column">
      <style:table-column-properties style:column-width="1.08in"/>
    </style:style>
    <style:style style:name="TBL_0_205_col_2" style:family="table-column">
      <style:table-column-properties style:column-width="0.8in"/>
    </style:style>
    <style:style style:name="TBL_0_205_col_3" style:family="table-column">
      <style:table-column-properties style:column-width="0.3in"/>
    </style:style>
    <style:style style:name="TBL_0_205_col_4" style:family="table-column">
      <style:table-column-properties style:column-width="1.04in"/>
    </style:style>
    <style:style style:name="TBL_0_205_col_5" style:family="table-column">
      <style:table-column-properties style:column-width="0.06in"/>
    </style:style>
    <style:style style:name="TBL_0_205_col_6" style:family="table-column">
      <style:table-column-properties style:column-width="0.54in"/>
    </style:style>
    <style:style style:name="TBL_0_205_col_7" style:family="table-column">
      <style:table-column-properties style:column-width="0.23in"/>
    </style:style>
    <style:style style:name="TBL_0_205_col_8" style:family="table-column">
      <style:table-column-properties style:column-width="2.16in"/>
    </style:style>
    <style:style style:name="TBL_0_205_col_9" style:family="table-column">
      <style:table-column-properties style:column-width="0.23in"/>
    </style:style>
    <style:style style:name="TBL_0_205_col_10" style:family="table-column">
      <style:table-column-properties style:column-width="1.97in"/>
    </style:style>
    <style:style style:name="TBL_0_205_row_0" style:family="table-row">
      <style:table-row-properties style:use-optimal-row-height="false" style:row-height="0.27in"/>
    </style:style>
    <style:style style:name="TBL_0_205_row_1" style:family="table-row">
      <style:table-row-properties style:use-optimal-row-height="false" style:row-height="0.38in"/>
    </style:style>
    <style:style style:name="TBL_0_205_row_2" style:family="table-row">
      <style:table-row-properties style:use-optimal-row-height="false" style:row-height="0.18in"/>
    </style:style>
    <style:style style:name="TBL_0_205_row_3" style:family="table-row">
      <style:table-row-properties style:use-optimal-row-height="false" style:row-height="1.3in"/>
    </style:style>
    <style:style style:name="TBL_0_205_row_4" style:family="table-row">
      <style:table-row-properties style:use-optimal-row-height="false" style:row-height="0.25in"/>
    </style:style>
    <style:style style:name="TBL_0_205_row_5" style:family="table-row">
      <style:table-row-properties style:use-optimal-row-height="false" style:row-height="0.08in"/>
    </style:style>
    <style:style style:name="TBL_0_205_row_6" style:family="table-row">
      <style:table-row-properties style:use-optimal-row-height="false" style:row-height="0.25in"/>
    </style:style>
    <style:style style:name="TBL_0_205_row_7" style:family="table-row">
      <style:table-row-properties style:use-optimal-row-height="false" style:row-height="0.02in"/>
    </style:style>
    <style:style style:name="TBL_0_205_row_8" style:family="table-row">
      <style:table-row-properties style:use-optimal-row-height="false" style:row-height="0.25in"/>
    </style:style>
    <style:style style:name="TBL_0_205_row_9" style:family="table-row">
      <style:table-row-properties style:use-optimal-row-height="false" style:row-height="0.25in"/>
    </style:style>
    <style:style style:name="TBL_0_206" style:master-page-name="master_0" style:family="table">
      <style:table-properties table:align="left" style:width="8.65in" fo:break-before="page"/>
    </style:style>
    <style:style style:name="TBL_0_206_col_0" style:family="table-column">
      <style:table-column-properties style:column-width="0.19in"/>
    </style:style>
    <style:style style:name="TBL_0_206_col_1" style:family="table-column">
      <style:table-column-properties style:column-width="1.08in"/>
    </style:style>
    <style:style style:name="TBL_0_206_col_2" style:family="table-column">
      <style:table-column-properties style:column-width="0.8in"/>
    </style:style>
    <style:style style:name="TBL_0_206_col_3" style:family="table-column">
      <style:table-column-properties style:column-width="0.3in"/>
    </style:style>
    <style:style style:name="TBL_0_206_col_4" style:family="table-column">
      <style:table-column-properties style:column-width="1.04in"/>
    </style:style>
    <style:style style:name="TBL_0_206_col_5" style:family="table-column">
      <style:table-column-properties style:column-width="0.06in"/>
    </style:style>
    <style:style style:name="TBL_0_206_col_6" style:family="table-column">
      <style:table-column-properties style:column-width="0.54in"/>
    </style:style>
    <style:style style:name="TBL_0_206_col_7" style:family="table-column">
      <style:table-column-properties style:column-width="0.23in"/>
    </style:style>
    <style:style style:name="TBL_0_206_col_8" style:family="table-column">
      <style:table-column-properties style:column-width="2.16in"/>
    </style:style>
    <style:style style:name="TBL_0_206_col_9" style:family="table-column">
      <style:table-column-properties style:column-width="0.23in"/>
    </style:style>
    <style:style style:name="TBL_0_206_col_10" style:family="table-column">
      <style:table-column-properties style:column-width="1.97in"/>
    </style:style>
    <style:style style:name="TBL_0_206_row_0" style:family="table-row">
      <style:table-row-properties style:use-optimal-row-height="false" style:row-height="0.27in"/>
    </style:style>
    <style:style style:name="TBL_0_206_row_1" style:family="table-row">
      <style:table-row-properties style:use-optimal-row-height="false" style:row-height="0.38in"/>
    </style:style>
    <style:style style:name="TBL_0_206_row_2" style:family="table-row">
      <style:table-row-properties style:use-optimal-row-height="false" style:row-height="0.18in"/>
    </style:style>
    <style:style style:name="TBL_0_206_row_3" style:family="table-row">
      <style:table-row-properties style:use-optimal-row-height="false" style:row-height="1.3in"/>
    </style:style>
    <style:style style:name="TBL_0_206_row_4" style:family="table-row">
      <style:table-row-properties style:use-optimal-row-height="false" style:row-height="0.25in"/>
    </style:style>
    <style:style style:name="TBL_0_206_row_5" style:family="table-row">
      <style:table-row-properties style:use-optimal-row-height="false" style:row-height="0.08in"/>
    </style:style>
    <style:style style:name="TBL_0_206_row_6" style:family="table-row">
      <style:table-row-properties style:use-optimal-row-height="false" style:row-height="0.25in"/>
    </style:style>
    <style:style style:name="TBL_0_206_row_7" style:family="table-row">
      <style:table-row-properties style:use-optimal-row-height="false" style:row-height="0.02in"/>
    </style:style>
    <style:style style:name="TBL_0_206_row_8" style:family="table-row">
      <style:table-row-properties style:use-optimal-row-height="false" style:row-height="0.25in"/>
    </style:style>
    <style:style style:name="TBL_0_206_row_9" style:family="table-row">
      <style:table-row-properties style:use-optimal-row-height="false" style:row-height="0.25in"/>
    </style:style>
    <style:style style:name="TBL_0_207" style:master-page-name="master_0" style:family="table">
      <style:table-properties table:align="left" style:width="8.65in" fo:break-before="page"/>
    </style:style>
    <style:style style:name="TBL_0_207_col_0" style:family="table-column">
      <style:table-column-properties style:column-width="0.19in"/>
    </style:style>
    <style:style style:name="TBL_0_207_col_1" style:family="table-column">
      <style:table-column-properties style:column-width="1.08in"/>
    </style:style>
    <style:style style:name="TBL_0_207_col_2" style:family="table-column">
      <style:table-column-properties style:column-width="0.8in"/>
    </style:style>
    <style:style style:name="TBL_0_207_col_3" style:family="table-column">
      <style:table-column-properties style:column-width="0.3in"/>
    </style:style>
    <style:style style:name="TBL_0_207_col_4" style:family="table-column">
      <style:table-column-properties style:column-width="1.04in"/>
    </style:style>
    <style:style style:name="TBL_0_207_col_5" style:family="table-column">
      <style:table-column-properties style:column-width="0.06in"/>
    </style:style>
    <style:style style:name="TBL_0_207_col_6" style:family="table-column">
      <style:table-column-properties style:column-width="0.54in"/>
    </style:style>
    <style:style style:name="TBL_0_207_col_7" style:family="table-column">
      <style:table-column-properties style:column-width="0.23in"/>
    </style:style>
    <style:style style:name="TBL_0_207_col_8" style:family="table-column">
      <style:table-column-properties style:column-width="2.16in"/>
    </style:style>
    <style:style style:name="TBL_0_207_col_9" style:family="table-column">
      <style:table-column-properties style:column-width="0.23in"/>
    </style:style>
    <style:style style:name="TBL_0_207_col_10" style:family="table-column">
      <style:table-column-properties style:column-width="1.97in"/>
    </style:style>
    <style:style style:name="TBL_0_207_row_0" style:family="table-row">
      <style:table-row-properties style:use-optimal-row-height="false" style:row-height="0.27in"/>
    </style:style>
    <style:style style:name="TBL_0_207_row_1" style:family="table-row">
      <style:table-row-properties style:use-optimal-row-height="false" style:row-height="0.38in"/>
    </style:style>
    <style:style style:name="TBL_0_207_row_2" style:family="table-row">
      <style:table-row-properties style:use-optimal-row-height="false" style:row-height="0.18in"/>
    </style:style>
    <style:style style:name="TBL_0_207_row_3" style:family="table-row">
      <style:table-row-properties style:use-optimal-row-height="false" style:row-height="1.3in"/>
    </style:style>
    <style:style style:name="TBL_0_207_row_4" style:family="table-row">
      <style:table-row-properties style:use-optimal-row-height="false" style:row-height="0.25in"/>
    </style:style>
    <style:style style:name="TBL_0_207_row_5" style:family="table-row">
      <style:table-row-properties style:use-optimal-row-height="false" style:row-height="0.08in"/>
    </style:style>
    <style:style style:name="TBL_0_207_row_6" style:family="table-row">
      <style:table-row-properties style:use-optimal-row-height="false" style:row-height="0.25in"/>
    </style:style>
    <style:style style:name="TBL_0_207_row_7" style:family="table-row">
      <style:table-row-properties style:use-optimal-row-height="false" style:row-height="0.02in"/>
    </style:style>
    <style:style style:name="TBL_0_207_row_8" style:family="table-row">
      <style:table-row-properties style:use-optimal-row-height="false" style:row-height="0.25in"/>
    </style:style>
    <style:style style:name="TBL_0_207_row_9" style:family="table-row">
      <style:table-row-properties style:use-optimal-row-height="false" style:row-height="0.25in"/>
    </style:style>
    <style:style style:name="TBL_0_208" style:master-page-name="master_0" style:family="table">
      <style:table-properties table:align="left" style:width="8.65in" fo:break-before="page"/>
    </style:style>
    <style:style style:name="TBL_0_208_col_0" style:family="table-column">
      <style:table-column-properties style:column-width="0.19in"/>
    </style:style>
    <style:style style:name="TBL_0_208_col_1" style:family="table-column">
      <style:table-column-properties style:column-width="1.08in"/>
    </style:style>
    <style:style style:name="TBL_0_208_col_2" style:family="table-column">
      <style:table-column-properties style:column-width="0.8in"/>
    </style:style>
    <style:style style:name="TBL_0_208_col_3" style:family="table-column">
      <style:table-column-properties style:column-width="0.3in"/>
    </style:style>
    <style:style style:name="TBL_0_208_col_4" style:family="table-column">
      <style:table-column-properties style:column-width="1.04in"/>
    </style:style>
    <style:style style:name="TBL_0_208_col_5" style:family="table-column">
      <style:table-column-properties style:column-width="0.06in"/>
    </style:style>
    <style:style style:name="TBL_0_208_col_6" style:family="table-column">
      <style:table-column-properties style:column-width="0.54in"/>
    </style:style>
    <style:style style:name="TBL_0_208_col_7" style:family="table-column">
      <style:table-column-properties style:column-width="0.23in"/>
    </style:style>
    <style:style style:name="TBL_0_208_col_8" style:family="table-column">
      <style:table-column-properties style:column-width="2.16in"/>
    </style:style>
    <style:style style:name="TBL_0_208_col_9" style:family="table-column">
      <style:table-column-properties style:column-width="0.23in"/>
    </style:style>
    <style:style style:name="TBL_0_208_col_10" style:family="table-column">
      <style:table-column-properties style:column-width="1.97in"/>
    </style:style>
    <style:style style:name="TBL_0_208_row_0" style:family="table-row">
      <style:table-row-properties style:use-optimal-row-height="false" style:row-height="0.27in"/>
    </style:style>
    <style:style style:name="TBL_0_208_row_1" style:family="table-row">
      <style:table-row-properties style:use-optimal-row-height="false" style:row-height="0.38in"/>
    </style:style>
    <style:style style:name="TBL_0_208_row_2" style:family="table-row">
      <style:table-row-properties style:use-optimal-row-height="false" style:row-height="0.18in"/>
    </style:style>
    <style:style style:name="TBL_0_208_row_3" style:family="table-row">
      <style:table-row-properties style:use-optimal-row-height="false" style:row-height="1.3in"/>
    </style:style>
    <style:style style:name="TBL_0_208_row_4" style:family="table-row">
      <style:table-row-properties style:use-optimal-row-height="false" style:row-height="0.25in"/>
    </style:style>
    <style:style style:name="TBL_0_208_row_5" style:family="table-row">
      <style:table-row-properties style:use-optimal-row-height="false" style:row-height="0.08in"/>
    </style:style>
    <style:style style:name="TBL_0_208_row_6" style:family="table-row">
      <style:table-row-properties style:use-optimal-row-height="false" style:row-height="0.25in"/>
    </style:style>
    <style:style style:name="TBL_0_208_row_7" style:family="table-row">
      <style:table-row-properties style:use-optimal-row-height="false" style:row-height="0.02in"/>
    </style:style>
    <style:style style:name="TBL_0_208_row_8" style:family="table-row">
      <style:table-row-properties style:use-optimal-row-height="false" style:row-height="0.25in"/>
    </style:style>
    <style:style style:name="TBL_0_208_row_9" style:family="table-row">
      <style:table-row-properties style:use-optimal-row-height="false" style:row-height="0.25in"/>
    </style:style>
    <style:style style:name="TBL_0_209" style:master-page-name="master_0" style:family="table">
      <style:table-properties table:align="left" style:width="8.65in" fo:break-before="page"/>
    </style:style>
    <style:style style:name="TBL_0_209_col_0" style:family="table-column">
      <style:table-column-properties style:column-width="0.19in"/>
    </style:style>
    <style:style style:name="TBL_0_209_col_1" style:family="table-column">
      <style:table-column-properties style:column-width="1.08in"/>
    </style:style>
    <style:style style:name="TBL_0_209_col_2" style:family="table-column">
      <style:table-column-properties style:column-width="0.8in"/>
    </style:style>
    <style:style style:name="TBL_0_209_col_3" style:family="table-column">
      <style:table-column-properties style:column-width="0.3in"/>
    </style:style>
    <style:style style:name="TBL_0_209_col_4" style:family="table-column">
      <style:table-column-properties style:column-width="1.04in"/>
    </style:style>
    <style:style style:name="TBL_0_209_col_5" style:family="table-column">
      <style:table-column-properties style:column-width="0.06in"/>
    </style:style>
    <style:style style:name="TBL_0_209_col_6" style:family="table-column">
      <style:table-column-properties style:column-width="0.54in"/>
    </style:style>
    <style:style style:name="TBL_0_209_col_7" style:family="table-column">
      <style:table-column-properties style:column-width="0.23in"/>
    </style:style>
    <style:style style:name="TBL_0_209_col_8" style:family="table-column">
      <style:table-column-properties style:column-width="2.16in"/>
    </style:style>
    <style:style style:name="TBL_0_209_col_9" style:family="table-column">
      <style:table-column-properties style:column-width="0.23in"/>
    </style:style>
    <style:style style:name="TBL_0_209_col_10" style:family="table-column">
      <style:table-column-properties style:column-width="1.97in"/>
    </style:style>
    <style:style style:name="TBL_0_209_row_0" style:family="table-row">
      <style:table-row-properties style:use-optimal-row-height="false" style:row-height="0.27in"/>
    </style:style>
    <style:style style:name="TBL_0_209_row_1" style:family="table-row">
      <style:table-row-properties style:use-optimal-row-height="false" style:row-height="0.38in"/>
    </style:style>
    <style:style style:name="TBL_0_209_row_2" style:family="table-row">
      <style:table-row-properties style:use-optimal-row-height="false" style:row-height="0.18in"/>
    </style:style>
    <style:style style:name="TBL_0_209_row_3" style:family="table-row">
      <style:table-row-properties style:use-optimal-row-height="false" style:row-height="1.3in"/>
    </style:style>
    <style:style style:name="TBL_0_209_row_4" style:family="table-row">
      <style:table-row-properties style:use-optimal-row-height="false" style:row-height="0.25in"/>
    </style:style>
    <style:style style:name="TBL_0_209_row_5" style:family="table-row">
      <style:table-row-properties style:use-optimal-row-height="false" style:row-height="0.08in"/>
    </style:style>
    <style:style style:name="TBL_0_209_row_6" style:family="table-row">
      <style:table-row-properties style:use-optimal-row-height="false" style:row-height="0.25in"/>
    </style:style>
    <style:style style:name="TBL_0_209_row_7" style:family="table-row">
      <style:table-row-properties style:use-optimal-row-height="false" style:row-height="0.02in"/>
    </style:style>
    <style:style style:name="TBL_0_209_row_8" style:family="table-row">
      <style:table-row-properties style:use-optimal-row-height="false" style:row-height="0.25in"/>
    </style:style>
    <style:style style:name="TBL_0_209_row_9" style:family="table-row">
      <style:table-row-properties style:use-optimal-row-height="false" style:row-height="0.25in"/>
    </style:style>
    <style:style style:name="TBL_0_210" style:master-page-name="master_0" style:family="table">
      <style:table-properties table:align="left" style:width="8.65in" fo:break-before="page"/>
    </style:style>
    <style:style style:name="TBL_0_210_col_0" style:family="table-column">
      <style:table-column-properties style:column-width="0.19in"/>
    </style:style>
    <style:style style:name="TBL_0_210_col_1" style:family="table-column">
      <style:table-column-properties style:column-width="1.08in"/>
    </style:style>
    <style:style style:name="TBL_0_210_col_2" style:family="table-column">
      <style:table-column-properties style:column-width="0.8in"/>
    </style:style>
    <style:style style:name="TBL_0_210_col_3" style:family="table-column">
      <style:table-column-properties style:column-width="0.3in"/>
    </style:style>
    <style:style style:name="TBL_0_210_col_4" style:family="table-column">
      <style:table-column-properties style:column-width="1.04in"/>
    </style:style>
    <style:style style:name="TBL_0_210_col_5" style:family="table-column">
      <style:table-column-properties style:column-width="0.06in"/>
    </style:style>
    <style:style style:name="TBL_0_210_col_6" style:family="table-column">
      <style:table-column-properties style:column-width="0.54in"/>
    </style:style>
    <style:style style:name="TBL_0_210_col_7" style:family="table-column">
      <style:table-column-properties style:column-width="0.23in"/>
    </style:style>
    <style:style style:name="TBL_0_210_col_8" style:family="table-column">
      <style:table-column-properties style:column-width="2.16in"/>
    </style:style>
    <style:style style:name="TBL_0_210_col_9" style:family="table-column">
      <style:table-column-properties style:column-width="0.23in"/>
    </style:style>
    <style:style style:name="TBL_0_210_col_10" style:family="table-column">
      <style:table-column-properties style:column-width="1.97in"/>
    </style:style>
    <style:style style:name="TBL_0_210_row_0" style:family="table-row">
      <style:table-row-properties style:use-optimal-row-height="false" style:row-height="0.27in"/>
    </style:style>
    <style:style style:name="TBL_0_210_row_1" style:family="table-row">
      <style:table-row-properties style:use-optimal-row-height="false" style:row-height="0.38in"/>
    </style:style>
    <style:style style:name="TBL_0_210_row_2" style:family="table-row">
      <style:table-row-properties style:use-optimal-row-height="false" style:row-height="0.18in"/>
    </style:style>
    <style:style style:name="TBL_0_210_row_3" style:family="table-row">
      <style:table-row-properties style:use-optimal-row-height="false" style:row-height="1.3in"/>
    </style:style>
    <style:style style:name="TBL_0_210_row_4" style:family="table-row">
      <style:table-row-properties style:use-optimal-row-height="false" style:row-height="0.25in"/>
    </style:style>
    <style:style style:name="TBL_0_210_row_5" style:family="table-row">
      <style:table-row-properties style:use-optimal-row-height="false" style:row-height="0.08in"/>
    </style:style>
    <style:style style:name="TBL_0_210_row_6" style:family="table-row">
      <style:table-row-properties style:use-optimal-row-height="false" style:row-height="0.25in"/>
    </style:style>
    <style:style style:name="TBL_0_210_row_7" style:family="table-row">
      <style:table-row-properties style:use-optimal-row-height="false" style:row-height="0.02in"/>
    </style:style>
    <style:style style:name="TBL_0_210_row_8" style:family="table-row">
      <style:table-row-properties style:use-optimal-row-height="false" style:row-height="0.25in"/>
    </style:style>
    <style:style style:name="TBL_0_210_row_9" style:family="table-row">
      <style:table-row-properties style:use-optimal-row-height="false" style:row-height="0.25in"/>
    </style:style>
    <style:style style:name="TBL_0_211" style:master-page-name="master_0" style:family="table">
      <style:table-properties table:align="left" style:width="8.65in" fo:break-before="page"/>
    </style:style>
    <style:style style:name="TBL_0_211_col_0" style:family="table-column">
      <style:table-column-properties style:column-width="0.19in"/>
    </style:style>
    <style:style style:name="TBL_0_211_col_1" style:family="table-column">
      <style:table-column-properties style:column-width="1.08in"/>
    </style:style>
    <style:style style:name="TBL_0_211_col_2" style:family="table-column">
      <style:table-column-properties style:column-width="0.8in"/>
    </style:style>
    <style:style style:name="TBL_0_211_col_3" style:family="table-column">
      <style:table-column-properties style:column-width="0.3in"/>
    </style:style>
    <style:style style:name="TBL_0_211_col_4" style:family="table-column">
      <style:table-column-properties style:column-width="1.04in"/>
    </style:style>
    <style:style style:name="TBL_0_211_col_5" style:family="table-column">
      <style:table-column-properties style:column-width="0.06in"/>
    </style:style>
    <style:style style:name="TBL_0_211_col_6" style:family="table-column">
      <style:table-column-properties style:column-width="0.54in"/>
    </style:style>
    <style:style style:name="TBL_0_211_col_7" style:family="table-column">
      <style:table-column-properties style:column-width="0.23in"/>
    </style:style>
    <style:style style:name="TBL_0_211_col_8" style:family="table-column">
      <style:table-column-properties style:column-width="2.16in"/>
    </style:style>
    <style:style style:name="TBL_0_211_col_9" style:family="table-column">
      <style:table-column-properties style:column-width="0.23in"/>
    </style:style>
    <style:style style:name="TBL_0_211_col_10" style:family="table-column">
      <style:table-column-properties style:column-width="1.97in"/>
    </style:style>
    <style:style style:name="TBL_0_211_row_0" style:family="table-row">
      <style:table-row-properties style:use-optimal-row-height="false" style:row-height="0.27in"/>
    </style:style>
    <style:style style:name="TBL_0_211_row_1" style:family="table-row">
      <style:table-row-properties style:use-optimal-row-height="false" style:row-height="0.38in"/>
    </style:style>
    <style:style style:name="TBL_0_211_row_2" style:family="table-row">
      <style:table-row-properties style:use-optimal-row-height="false" style:row-height="0.18in"/>
    </style:style>
    <style:style style:name="TBL_0_211_row_3" style:family="table-row">
      <style:table-row-properties style:use-optimal-row-height="false" style:row-height="1.3in"/>
    </style:style>
    <style:style style:name="TBL_0_211_row_4" style:family="table-row">
      <style:table-row-properties style:use-optimal-row-height="false" style:row-height="0.25in"/>
    </style:style>
    <style:style style:name="TBL_0_211_row_5" style:family="table-row">
      <style:table-row-properties style:use-optimal-row-height="false" style:row-height="0.08in"/>
    </style:style>
    <style:style style:name="TBL_0_211_row_6" style:family="table-row">
      <style:table-row-properties style:use-optimal-row-height="false" style:row-height="0.25in"/>
    </style:style>
    <style:style style:name="TBL_0_211_row_7" style:family="table-row">
      <style:table-row-properties style:use-optimal-row-height="false" style:row-height="0.02in"/>
    </style:style>
    <style:style style:name="TBL_0_211_row_8" style:family="table-row">
      <style:table-row-properties style:use-optimal-row-height="false" style:row-height="0.25in"/>
    </style:style>
    <style:style style:name="TBL_0_211_row_9" style:family="table-row">
      <style:table-row-properties style:use-optimal-row-height="false" style:row-height="0.25in"/>
    </style:style>
    <style:style style:name="TBL_0_212" style:master-page-name="master_0" style:family="table">
      <style:table-properties table:align="left" style:width="8.65in" fo:break-before="page"/>
    </style:style>
    <style:style style:name="TBL_0_212_col_0" style:family="table-column">
      <style:table-column-properties style:column-width="0.19in"/>
    </style:style>
    <style:style style:name="TBL_0_212_col_1" style:family="table-column">
      <style:table-column-properties style:column-width="1.08in"/>
    </style:style>
    <style:style style:name="TBL_0_212_col_2" style:family="table-column">
      <style:table-column-properties style:column-width="0.8in"/>
    </style:style>
    <style:style style:name="TBL_0_212_col_3" style:family="table-column">
      <style:table-column-properties style:column-width="0.3in"/>
    </style:style>
    <style:style style:name="TBL_0_212_col_4" style:family="table-column">
      <style:table-column-properties style:column-width="1.04in"/>
    </style:style>
    <style:style style:name="TBL_0_212_col_5" style:family="table-column">
      <style:table-column-properties style:column-width="0.06in"/>
    </style:style>
    <style:style style:name="TBL_0_212_col_6" style:family="table-column">
      <style:table-column-properties style:column-width="0.54in"/>
    </style:style>
    <style:style style:name="TBL_0_212_col_7" style:family="table-column">
      <style:table-column-properties style:column-width="0.23in"/>
    </style:style>
    <style:style style:name="TBL_0_212_col_8" style:family="table-column">
      <style:table-column-properties style:column-width="2.16in"/>
    </style:style>
    <style:style style:name="TBL_0_212_col_9" style:family="table-column">
      <style:table-column-properties style:column-width="0.23in"/>
    </style:style>
    <style:style style:name="TBL_0_212_col_10" style:family="table-column">
      <style:table-column-properties style:column-width="1.97in"/>
    </style:style>
    <style:style style:name="TBL_0_212_row_0" style:family="table-row">
      <style:table-row-properties style:use-optimal-row-height="false" style:row-height="0.27in"/>
    </style:style>
    <style:style style:name="TBL_0_212_row_1" style:family="table-row">
      <style:table-row-properties style:use-optimal-row-height="false" style:row-height="0.38in"/>
    </style:style>
    <style:style style:name="TBL_0_212_row_2" style:family="table-row">
      <style:table-row-properties style:use-optimal-row-height="false" style:row-height="0.18in"/>
    </style:style>
    <style:style style:name="TBL_0_212_row_3" style:family="table-row">
      <style:table-row-properties style:use-optimal-row-height="false" style:row-height="1.3in"/>
    </style:style>
    <style:style style:name="TBL_0_212_row_4" style:family="table-row">
      <style:table-row-properties style:use-optimal-row-height="false" style:row-height="0.25in"/>
    </style:style>
    <style:style style:name="TBL_0_212_row_5" style:family="table-row">
      <style:table-row-properties style:use-optimal-row-height="false" style:row-height="0.08in"/>
    </style:style>
    <style:style style:name="TBL_0_212_row_6" style:family="table-row">
      <style:table-row-properties style:use-optimal-row-height="false" style:row-height="0.25in"/>
    </style:style>
    <style:style style:name="TBL_0_212_row_7" style:family="table-row">
      <style:table-row-properties style:use-optimal-row-height="false" style:row-height="0.02in"/>
    </style:style>
    <style:style style:name="TBL_0_212_row_8" style:family="table-row">
      <style:table-row-properties style:use-optimal-row-height="false" style:row-height="0.25in"/>
    </style:style>
    <style:style style:name="TBL_0_212_row_9" style:family="table-row">
      <style:table-row-properties style:use-optimal-row-height="false" style:row-height="0.25in"/>
    </style:style>
    <style:style style:name="TBL_0_213" style:master-page-name="master_0" style:family="table">
      <style:table-properties table:align="left" style:width="8.65in" fo:break-before="page"/>
    </style:style>
    <style:style style:name="TBL_0_213_col_0" style:family="table-column">
      <style:table-column-properties style:column-width="0.19in"/>
    </style:style>
    <style:style style:name="TBL_0_213_col_1" style:family="table-column">
      <style:table-column-properties style:column-width="1.08in"/>
    </style:style>
    <style:style style:name="TBL_0_213_col_2" style:family="table-column">
      <style:table-column-properties style:column-width="0.8in"/>
    </style:style>
    <style:style style:name="TBL_0_213_col_3" style:family="table-column">
      <style:table-column-properties style:column-width="0.3in"/>
    </style:style>
    <style:style style:name="TBL_0_213_col_4" style:family="table-column">
      <style:table-column-properties style:column-width="1.04in"/>
    </style:style>
    <style:style style:name="TBL_0_213_col_5" style:family="table-column">
      <style:table-column-properties style:column-width="0.06in"/>
    </style:style>
    <style:style style:name="TBL_0_213_col_6" style:family="table-column">
      <style:table-column-properties style:column-width="0.54in"/>
    </style:style>
    <style:style style:name="TBL_0_213_col_7" style:family="table-column">
      <style:table-column-properties style:column-width="0.23in"/>
    </style:style>
    <style:style style:name="TBL_0_213_col_8" style:family="table-column">
      <style:table-column-properties style:column-width="2.16in"/>
    </style:style>
    <style:style style:name="TBL_0_213_col_9" style:family="table-column">
      <style:table-column-properties style:column-width="0.23in"/>
    </style:style>
    <style:style style:name="TBL_0_213_col_10" style:family="table-column">
      <style:table-column-properties style:column-width="1.97in"/>
    </style:style>
    <style:style style:name="TBL_0_213_row_0" style:family="table-row">
      <style:table-row-properties style:use-optimal-row-height="false" style:row-height="0.27in"/>
    </style:style>
    <style:style style:name="TBL_0_213_row_1" style:family="table-row">
      <style:table-row-properties style:use-optimal-row-height="false" style:row-height="0.38in"/>
    </style:style>
    <style:style style:name="TBL_0_213_row_2" style:family="table-row">
      <style:table-row-properties style:use-optimal-row-height="false" style:row-height="0.18in"/>
    </style:style>
    <style:style style:name="TBL_0_213_row_3" style:family="table-row">
      <style:table-row-properties style:use-optimal-row-height="false" style:row-height="1.3in"/>
    </style:style>
    <style:style style:name="TBL_0_213_row_4" style:family="table-row">
      <style:table-row-properties style:use-optimal-row-height="false" style:row-height="0.25in"/>
    </style:style>
    <style:style style:name="TBL_0_213_row_5" style:family="table-row">
      <style:table-row-properties style:use-optimal-row-height="false" style:row-height="0.08in"/>
    </style:style>
    <style:style style:name="TBL_0_213_row_6" style:family="table-row">
      <style:table-row-properties style:use-optimal-row-height="false" style:row-height="0.25in"/>
    </style:style>
    <style:style style:name="TBL_0_213_row_7" style:family="table-row">
      <style:table-row-properties style:use-optimal-row-height="false" style:row-height="0.02in"/>
    </style:style>
    <style:style style:name="TBL_0_213_row_8" style:family="table-row">
      <style:table-row-properties style:use-optimal-row-height="false" style:row-height="0.25in"/>
    </style:style>
    <style:style style:name="TBL_0_213_row_9" style:family="table-row">
      <style:table-row-properties style:use-optimal-row-height="false" style:row-height="0.25in"/>
    </style:style>
    <style:style style:name="TBL_0_214" style:master-page-name="master_0" style:family="table">
      <style:table-properties table:align="left" style:width="8.65in" fo:break-before="page"/>
    </style:style>
    <style:style style:name="TBL_0_214_col_0" style:family="table-column">
      <style:table-column-properties style:column-width="0.19in"/>
    </style:style>
    <style:style style:name="TBL_0_214_col_1" style:family="table-column">
      <style:table-column-properties style:column-width="1.08in"/>
    </style:style>
    <style:style style:name="TBL_0_214_col_2" style:family="table-column">
      <style:table-column-properties style:column-width="0.8in"/>
    </style:style>
    <style:style style:name="TBL_0_214_col_3" style:family="table-column">
      <style:table-column-properties style:column-width="0.3in"/>
    </style:style>
    <style:style style:name="TBL_0_214_col_4" style:family="table-column">
      <style:table-column-properties style:column-width="1.04in"/>
    </style:style>
    <style:style style:name="TBL_0_214_col_5" style:family="table-column">
      <style:table-column-properties style:column-width="0.06in"/>
    </style:style>
    <style:style style:name="TBL_0_214_col_6" style:family="table-column">
      <style:table-column-properties style:column-width="0.54in"/>
    </style:style>
    <style:style style:name="TBL_0_214_col_7" style:family="table-column">
      <style:table-column-properties style:column-width="0.23in"/>
    </style:style>
    <style:style style:name="TBL_0_214_col_8" style:family="table-column">
      <style:table-column-properties style:column-width="2.16in"/>
    </style:style>
    <style:style style:name="TBL_0_214_col_9" style:family="table-column">
      <style:table-column-properties style:column-width="0.23in"/>
    </style:style>
    <style:style style:name="TBL_0_214_col_10" style:family="table-column">
      <style:table-column-properties style:column-width="1.97in"/>
    </style:style>
    <style:style style:name="TBL_0_214_row_0" style:family="table-row">
      <style:table-row-properties style:use-optimal-row-height="false" style:row-height="0.27in"/>
    </style:style>
    <style:style style:name="TBL_0_214_row_1" style:family="table-row">
      <style:table-row-properties style:use-optimal-row-height="false" style:row-height="0.38in"/>
    </style:style>
    <style:style style:name="TBL_0_214_row_2" style:family="table-row">
      <style:table-row-properties style:use-optimal-row-height="false" style:row-height="0.18in"/>
    </style:style>
    <style:style style:name="TBL_0_214_row_3" style:family="table-row">
      <style:table-row-properties style:use-optimal-row-height="false" style:row-height="1.3in"/>
    </style:style>
    <style:style style:name="TBL_0_214_row_4" style:family="table-row">
      <style:table-row-properties style:use-optimal-row-height="false" style:row-height="0.25in"/>
    </style:style>
    <style:style style:name="TBL_0_214_row_5" style:family="table-row">
      <style:table-row-properties style:use-optimal-row-height="false" style:row-height="0.08in"/>
    </style:style>
    <style:style style:name="TBL_0_214_row_6" style:family="table-row">
      <style:table-row-properties style:use-optimal-row-height="false" style:row-height="0.25in"/>
    </style:style>
    <style:style style:name="TBL_0_214_row_7" style:family="table-row">
      <style:table-row-properties style:use-optimal-row-height="false" style:row-height="0.02in"/>
    </style:style>
    <style:style style:name="TBL_0_214_row_8" style:family="table-row">
      <style:table-row-properties style:use-optimal-row-height="false" style:row-height="0.25in"/>
    </style:style>
    <style:style style:name="TBL_0_214_row_9" style:family="table-row">
      <style:table-row-properties style:use-optimal-row-height="false" style:row-height="0.25in"/>
    </style:style>
    <style:style style:name="TBL_0_215" style:master-page-name="master_0" style:family="table">
      <style:table-properties table:align="left" style:width="8.65in" fo:break-before="page"/>
    </style:style>
    <style:style style:name="TBL_0_215_col_0" style:family="table-column">
      <style:table-column-properties style:column-width="0.19in"/>
    </style:style>
    <style:style style:name="TBL_0_215_col_1" style:family="table-column">
      <style:table-column-properties style:column-width="1.08in"/>
    </style:style>
    <style:style style:name="TBL_0_215_col_2" style:family="table-column">
      <style:table-column-properties style:column-width="0.8in"/>
    </style:style>
    <style:style style:name="TBL_0_215_col_3" style:family="table-column">
      <style:table-column-properties style:column-width="0.3in"/>
    </style:style>
    <style:style style:name="TBL_0_215_col_4" style:family="table-column">
      <style:table-column-properties style:column-width="1.04in"/>
    </style:style>
    <style:style style:name="TBL_0_215_col_5" style:family="table-column">
      <style:table-column-properties style:column-width="0.06in"/>
    </style:style>
    <style:style style:name="TBL_0_215_col_6" style:family="table-column">
      <style:table-column-properties style:column-width="0.54in"/>
    </style:style>
    <style:style style:name="TBL_0_215_col_7" style:family="table-column">
      <style:table-column-properties style:column-width="0.23in"/>
    </style:style>
    <style:style style:name="TBL_0_215_col_8" style:family="table-column">
      <style:table-column-properties style:column-width="2.16in"/>
    </style:style>
    <style:style style:name="TBL_0_215_col_9" style:family="table-column">
      <style:table-column-properties style:column-width="0.23in"/>
    </style:style>
    <style:style style:name="TBL_0_215_col_10" style:family="table-column">
      <style:table-column-properties style:column-width="1.97in"/>
    </style:style>
    <style:style style:name="TBL_0_215_row_0" style:family="table-row">
      <style:table-row-properties style:use-optimal-row-height="false" style:row-height="0.27in"/>
    </style:style>
    <style:style style:name="TBL_0_215_row_1" style:family="table-row">
      <style:table-row-properties style:use-optimal-row-height="false" style:row-height="0.38in"/>
    </style:style>
    <style:style style:name="TBL_0_215_row_2" style:family="table-row">
      <style:table-row-properties style:use-optimal-row-height="false" style:row-height="0.18in"/>
    </style:style>
    <style:style style:name="TBL_0_215_row_3" style:family="table-row">
      <style:table-row-properties style:use-optimal-row-height="false" style:row-height="1.3in"/>
    </style:style>
    <style:style style:name="TBL_0_215_row_4" style:family="table-row">
      <style:table-row-properties style:use-optimal-row-height="false" style:row-height="0.25in"/>
    </style:style>
    <style:style style:name="TBL_0_215_row_5" style:family="table-row">
      <style:table-row-properties style:use-optimal-row-height="false" style:row-height="0.08in"/>
    </style:style>
    <style:style style:name="TBL_0_215_row_6" style:family="table-row">
      <style:table-row-properties style:use-optimal-row-height="false" style:row-height="0.25in"/>
    </style:style>
    <style:style style:name="TBL_0_215_row_7" style:family="table-row">
      <style:table-row-properties style:use-optimal-row-height="false" style:row-height="0.02in"/>
    </style:style>
    <style:style style:name="TBL_0_215_row_8" style:family="table-row">
      <style:table-row-properties style:use-optimal-row-height="false" style:row-height="0.25in"/>
    </style:style>
    <style:style style:name="TBL_0_215_row_9" style:family="table-row">
      <style:table-row-properties style:use-optimal-row-height="false" style:row-height="0.25in"/>
    </style:style>
    <style:style style:name="TBL_0_216" style:master-page-name="master_0" style:family="table">
      <style:table-properties table:align="left" style:width="8.65in" fo:break-before="page"/>
    </style:style>
    <style:style style:name="TBL_0_216_col_0" style:family="table-column">
      <style:table-column-properties style:column-width="0.19in"/>
    </style:style>
    <style:style style:name="TBL_0_216_col_1" style:family="table-column">
      <style:table-column-properties style:column-width="1.08in"/>
    </style:style>
    <style:style style:name="TBL_0_216_col_2" style:family="table-column">
      <style:table-column-properties style:column-width="0.8in"/>
    </style:style>
    <style:style style:name="TBL_0_216_col_3" style:family="table-column">
      <style:table-column-properties style:column-width="0.3in"/>
    </style:style>
    <style:style style:name="TBL_0_216_col_4" style:family="table-column">
      <style:table-column-properties style:column-width="1.04in"/>
    </style:style>
    <style:style style:name="TBL_0_216_col_5" style:family="table-column">
      <style:table-column-properties style:column-width="0.06in"/>
    </style:style>
    <style:style style:name="TBL_0_216_col_6" style:family="table-column">
      <style:table-column-properties style:column-width="0.54in"/>
    </style:style>
    <style:style style:name="TBL_0_216_col_7" style:family="table-column">
      <style:table-column-properties style:column-width="0.23in"/>
    </style:style>
    <style:style style:name="TBL_0_216_col_8" style:family="table-column">
      <style:table-column-properties style:column-width="2.16in"/>
    </style:style>
    <style:style style:name="TBL_0_216_col_9" style:family="table-column">
      <style:table-column-properties style:column-width="0.23in"/>
    </style:style>
    <style:style style:name="TBL_0_216_col_10" style:family="table-column">
      <style:table-column-properties style:column-width="1.97in"/>
    </style:style>
    <style:style style:name="TBL_0_216_row_0" style:family="table-row">
      <style:table-row-properties style:use-optimal-row-height="false" style:row-height="0.27in"/>
    </style:style>
    <style:style style:name="TBL_0_216_row_1" style:family="table-row">
      <style:table-row-properties style:use-optimal-row-height="false" style:row-height="0.38in"/>
    </style:style>
    <style:style style:name="TBL_0_216_row_2" style:family="table-row">
      <style:table-row-properties style:use-optimal-row-height="false" style:row-height="0.18in"/>
    </style:style>
    <style:style style:name="TBL_0_216_row_3" style:family="table-row">
      <style:table-row-properties style:use-optimal-row-height="false" style:row-height="1.3in"/>
    </style:style>
    <style:style style:name="TBL_0_216_row_4" style:family="table-row">
      <style:table-row-properties style:use-optimal-row-height="false" style:row-height="0.25in"/>
    </style:style>
    <style:style style:name="TBL_0_216_row_5" style:family="table-row">
      <style:table-row-properties style:use-optimal-row-height="false" style:row-height="0.08in"/>
    </style:style>
    <style:style style:name="TBL_0_216_row_6" style:family="table-row">
      <style:table-row-properties style:use-optimal-row-height="false" style:row-height="0.25in"/>
    </style:style>
    <style:style style:name="TBL_0_216_row_7" style:family="table-row">
      <style:table-row-properties style:use-optimal-row-height="false" style:row-height="0.02in"/>
    </style:style>
    <style:style style:name="TBL_0_216_row_8" style:family="table-row">
      <style:table-row-properties style:use-optimal-row-height="false" style:row-height="0.25in"/>
    </style:style>
    <style:style style:name="TBL_0_216_row_9" style:family="table-row">
      <style:table-row-properties style:use-optimal-row-height="false" style:row-height="0.25in"/>
    </style:style>
    <style:style style:name="TBL_0_217" style:master-page-name="master_0" style:family="table">
      <style:table-properties table:align="left" style:width="8.65in" fo:break-before="page"/>
    </style:style>
    <style:style style:name="TBL_0_217_col_0" style:family="table-column">
      <style:table-column-properties style:column-width="0.19in"/>
    </style:style>
    <style:style style:name="TBL_0_217_col_1" style:family="table-column">
      <style:table-column-properties style:column-width="1.08in"/>
    </style:style>
    <style:style style:name="TBL_0_217_col_2" style:family="table-column">
      <style:table-column-properties style:column-width="0.8in"/>
    </style:style>
    <style:style style:name="TBL_0_217_col_3" style:family="table-column">
      <style:table-column-properties style:column-width="0.3in"/>
    </style:style>
    <style:style style:name="TBL_0_217_col_4" style:family="table-column">
      <style:table-column-properties style:column-width="1.04in"/>
    </style:style>
    <style:style style:name="TBL_0_217_col_5" style:family="table-column">
      <style:table-column-properties style:column-width="0.06in"/>
    </style:style>
    <style:style style:name="TBL_0_217_col_6" style:family="table-column">
      <style:table-column-properties style:column-width="0.54in"/>
    </style:style>
    <style:style style:name="TBL_0_217_col_7" style:family="table-column">
      <style:table-column-properties style:column-width="0.23in"/>
    </style:style>
    <style:style style:name="TBL_0_217_col_8" style:family="table-column">
      <style:table-column-properties style:column-width="2.16in"/>
    </style:style>
    <style:style style:name="TBL_0_217_col_9" style:family="table-column">
      <style:table-column-properties style:column-width="0.23in"/>
    </style:style>
    <style:style style:name="TBL_0_217_col_10" style:family="table-column">
      <style:table-column-properties style:column-width="1.97in"/>
    </style:style>
    <style:style style:name="TBL_0_217_row_0" style:family="table-row">
      <style:table-row-properties style:use-optimal-row-height="false" style:row-height="0.27in"/>
    </style:style>
    <style:style style:name="TBL_0_217_row_1" style:family="table-row">
      <style:table-row-properties style:use-optimal-row-height="false" style:row-height="0.38in"/>
    </style:style>
    <style:style style:name="TBL_0_217_row_2" style:family="table-row">
      <style:table-row-properties style:use-optimal-row-height="false" style:row-height="0.18in"/>
    </style:style>
    <style:style style:name="TBL_0_217_row_3" style:family="table-row">
      <style:table-row-properties style:use-optimal-row-height="false" style:row-height="1.3in"/>
    </style:style>
    <style:style style:name="TBL_0_217_row_4" style:family="table-row">
      <style:table-row-properties style:use-optimal-row-height="false" style:row-height="0.25in"/>
    </style:style>
    <style:style style:name="TBL_0_217_row_5" style:family="table-row">
      <style:table-row-properties style:use-optimal-row-height="false" style:row-height="0.08in"/>
    </style:style>
    <style:style style:name="TBL_0_217_row_6" style:family="table-row">
      <style:table-row-properties style:use-optimal-row-height="false" style:row-height="0.25in"/>
    </style:style>
    <style:style style:name="TBL_0_217_row_7" style:family="table-row">
      <style:table-row-properties style:use-optimal-row-height="false" style:row-height="0.02in"/>
    </style:style>
    <style:style style:name="TBL_0_217_row_8" style:family="table-row">
      <style:table-row-properties style:use-optimal-row-height="false" style:row-height="0.25in"/>
    </style:style>
    <style:style style:name="TBL_0_217_row_9" style:family="table-row">
      <style:table-row-properties style:use-optimal-row-height="false" style:row-height="0.25in"/>
    </style:style>
    <style:style style:name="TBL_0_218" style:master-page-name="master_0" style:family="table">
      <style:table-properties table:align="left" style:width="8.65in" fo:break-before="page"/>
    </style:style>
    <style:style style:name="TBL_0_218_col_0" style:family="table-column">
      <style:table-column-properties style:column-width="0.19in"/>
    </style:style>
    <style:style style:name="TBL_0_218_col_1" style:family="table-column">
      <style:table-column-properties style:column-width="1.08in"/>
    </style:style>
    <style:style style:name="TBL_0_218_col_2" style:family="table-column">
      <style:table-column-properties style:column-width="0.8in"/>
    </style:style>
    <style:style style:name="TBL_0_218_col_3" style:family="table-column">
      <style:table-column-properties style:column-width="0.3in"/>
    </style:style>
    <style:style style:name="TBL_0_218_col_4" style:family="table-column">
      <style:table-column-properties style:column-width="1.04in"/>
    </style:style>
    <style:style style:name="TBL_0_218_col_5" style:family="table-column">
      <style:table-column-properties style:column-width="0.06in"/>
    </style:style>
    <style:style style:name="TBL_0_218_col_6" style:family="table-column">
      <style:table-column-properties style:column-width="0.54in"/>
    </style:style>
    <style:style style:name="TBL_0_218_col_7" style:family="table-column">
      <style:table-column-properties style:column-width="0.23in"/>
    </style:style>
    <style:style style:name="TBL_0_218_col_8" style:family="table-column">
      <style:table-column-properties style:column-width="2.16in"/>
    </style:style>
    <style:style style:name="TBL_0_218_col_9" style:family="table-column">
      <style:table-column-properties style:column-width="0.23in"/>
    </style:style>
    <style:style style:name="TBL_0_218_col_10" style:family="table-column">
      <style:table-column-properties style:column-width="1.97in"/>
    </style:style>
    <style:style style:name="TBL_0_218_row_0" style:family="table-row">
      <style:table-row-properties style:use-optimal-row-height="false" style:row-height="0.27in"/>
    </style:style>
    <style:style style:name="TBL_0_218_row_1" style:family="table-row">
      <style:table-row-properties style:use-optimal-row-height="false" style:row-height="0.38in"/>
    </style:style>
    <style:style style:name="TBL_0_218_row_2" style:family="table-row">
      <style:table-row-properties style:use-optimal-row-height="false" style:row-height="0.18in"/>
    </style:style>
    <style:style style:name="TBL_0_218_row_3" style:family="table-row">
      <style:table-row-properties style:use-optimal-row-height="false" style:row-height="1.3in"/>
    </style:style>
    <style:style style:name="TBL_0_218_row_4" style:family="table-row">
      <style:table-row-properties style:use-optimal-row-height="false" style:row-height="0.25in"/>
    </style:style>
    <style:style style:name="TBL_0_218_row_5" style:family="table-row">
      <style:table-row-properties style:use-optimal-row-height="false" style:row-height="0.08in"/>
    </style:style>
    <style:style style:name="TBL_0_218_row_6" style:family="table-row">
      <style:table-row-properties style:use-optimal-row-height="false" style:row-height="0.25in"/>
    </style:style>
    <style:style style:name="TBL_0_218_row_7" style:family="table-row">
      <style:table-row-properties style:use-optimal-row-height="false" style:row-height="0.02in"/>
    </style:style>
    <style:style style:name="TBL_0_218_row_8" style:family="table-row">
      <style:table-row-properties style:use-optimal-row-height="false" style:row-height="0.25in"/>
    </style:style>
    <style:style style:name="TBL_0_218_row_9" style:family="table-row">
      <style:table-row-properties style:use-optimal-row-height="false" style:row-height="0.25in"/>
    </style:style>
    <style:style style:name="TBL_0_219" style:master-page-name="master_0" style:family="table">
      <style:table-properties table:align="left" style:width="8.65in" fo:break-before="page"/>
    </style:style>
    <style:style style:name="TBL_0_219_col_0" style:family="table-column">
      <style:table-column-properties style:column-width="0.19in"/>
    </style:style>
    <style:style style:name="TBL_0_219_col_1" style:family="table-column">
      <style:table-column-properties style:column-width="1.08in"/>
    </style:style>
    <style:style style:name="TBL_0_219_col_2" style:family="table-column">
      <style:table-column-properties style:column-width="0.8in"/>
    </style:style>
    <style:style style:name="TBL_0_219_col_3" style:family="table-column">
      <style:table-column-properties style:column-width="0.3in"/>
    </style:style>
    <style:style style:name="TBL_0_219_col_4" style:family="table-column">
      <style:table-column-properties style:column-width="1.04in"/>
    </style:style>
    <style:style style:name="TBL_0_219_col_5" style:family="table-column">
      <style:table-column-properties style:column-width="0.06in"/>
    </style:style>
    <style:style style:name="TBL_0_219_col_6" style:family="table-column">
      <style:table-column-properties style:column-width="0.54in"/>
    </style:style>
    <style:style style:name="TBL_0_219_col_7" style:family="table-column">
      <style:table-column-properties style:column-width="0.23in"/>
    </style:style>
    <style:style style:name="TBL_0_219_col_8" style:family="table-column">
      <style:table-column-properties style:column-width="2.16in"/>
    </style:style>
    <style:style style:name="TBL_0_219_col_9" style:family="table-column">
      <style:table-column-properties style:column-width="0.23in"/>
    </style:style>
    <style:style style:name="TBL_0_219_col_10" style:family="table-column">
      <style:table-column-properties style:column-width="1.97in"/>
    </style:style>
    <style:style style:name="TBL_0_219_row_0" style:family="table-row">
      <style:table-row-properties style:use-optimal-row-height="false" style:row-height="0.27in"/>
    </style:style>
    <style:style style:name="TBL_0_219_row_1" style:family="table-row">
      <style:table-row-properties style:use-optimal-row-height="false" style:row-height="0.38in"/>
    </style:style>
    <style:style style:name="TBL_0_219_row_2" style:family="table-row">
      <style:table-row-properties style:use-optimal-row-height="false" style:row-height="0.18in"/>
    </style:style>
    <style:style style:name="TBL_0_219_row_3" style:family="table-row">
      <style:table-row-properties style:use-optimal-row-height="false" style:row-height="1.3in"/>
    </style:style>
    <style:style style:name="TBL_0_219_row_4" style:family="table-row">
      <style:table-row-properties style:use-optimal-row-height="false" style:row-height="0.25in"/>
    </style:style>
    <style:style style:name="TBL_0_219_row_5" style:family="table-row">
      <style:table-row-properties style:use-optimal-row-height="false" style:row-height="0.08in"/>
    </style:style>
    <style:style style:name="TBL_0_219_row_6" style:family="table-row">
      <style:table-row-properties style:use-optimal-row-height="false" style:row-height="0.25in"/>
    </style:style>
    <style:style style:name="TBL_0_219_row_7" style:family="table-row">
      <style:table-row-properties style:use-optimal-row-height="false" style:row-height="0.02in"/>
    </style:style>
    <style:style style:name="TBL_0_219_row_8" style:family="table-row">
      <style:table-row-properties style:use-optimal-row-height="false" style:row-height="0.25in"/>
    </style:style>
    <style:style style:name="TBL_0_219_row_9" style:family="table-row">
      <style:table-row-properties style:use-optimal-row-height="false" style:row-height="0.25in"/>
    </style:style>
    <style:style style:name="TBL_0_220" style:master-page-name="master_0" style:family="table">
      <style:table-properties table:align="left" style:width="8.65in" fo:break-before="page"/>
    </style:style>
    <style:style style:name="TBL_0_220_col_0" style:family="table-column">
      <style:table-column-properties style:column-width="0.19in"/>
    </style:style>
    <style:style style:name="TBL_0_220_col_1" style:family="table-column">
      <style:table-column-properties style:column-width="1.08in"/>
    </style:style>
    <style:style style:name="TBL_0_220_col_2" style:family="table-column">
      <style:table-column-properties style:column-width="0.8in"/>
    </style:style>
    <style:style style:name="TBL_0_220_col_3" style:family="table-column">
      <style:table-column-properties style:column-width="0.3in"/>
    </style:style>
    <style:style style:name="TBL_0_220_col_4" style:family="table-column">
      <style:table-column-properties style:column-width="1.04in"/>
    </style:style>
    <style:style style:name="TBL_0_220_col_5" style:family="table-column">
      <style:table-column-properties style:column-width="0.06in"/>
    </style:style>
    <style:style style:name="TBL_0_220_col_6" style:family="table-column">
      <style:table-column-properties style:column-width="0.54in"/>
    </style:style>
    <style:style style:name="TBL_0_220_col_7" style:family="table-column">
      <style:table-column-properties style:column-width="0.23in"/>
    </style:style>
    <style:style style:name="TBL_0_220_col_8" style:family="table-column">
      <style:table-column-properties style:column-width="2.16in"/>
    </style:style>
    <style:style style:name="TBL_0_220_col_9" style:family="table-column">
      <style:table-column-properties style:column-width="0.23in"/>
    </style:style>
    <style:style style:name="TBL_0_220_col_10" style:family="table-column">
      <style:table-column-properties style:column-width="1.97in"/>
    </style:style>
    <style:style style:name="TBL_0_220_row_0" style:family="table-row">
      <style:table-row-properties style:use-optimal-row-height="false" style:row-height="0.27in"/>
    </style:style>
    <style:style style:name="TBL_0_220_row_1" style:family="table-row">
      <style:table-row-properties style:use-optimal-row-height="false" style:row-height="0.38in"/>
    </style:style>
    <style:style style:name="TBL_0_220_row_2" style:family="table-row">
      <style:table-row-properties style:use-optimal-row-height="false" style:row-height="0.18in"/>
    </style:style>
    <style:style style:name="TBL_0_220_row_3" style:family="table-row">
      <style:table-row-properties style:use-optimal-row-height="false" style:row-height="1.3in"/>
    </style:style>
    <style:style style:name="TBL_0_220_row_4" style:family="table-row">
      <style:table-row-properties style:use-optimal-row-height="false" style:row-height="0.25in"/>
    </style:style>
    <style:style style:name="TBL_0_220_row_5" style:family="table-row">
      <style:table-row-properties style:use-optimal-row-height="false" style:row-height="0.08in"/>
    </style:style>
    <style:style style:name="TBL_0_220_row_6" style:family="table-row">
      <style:table-row-properties style:use-optimal-row-height="false" style:row-height="0.25in"/>
    </style:style>
    <style:style style:name="TBL_0_220_row_7" style:family="table-row">
      <style:table-row-properties style:use-optimal-row-height="false" style:row-height="0.02in"/>
    </style:style>
    <style:style style:name="TBL_0_220_row_8" style:family="table-row">
      <style:table-row-properties style:use-optimal-row-height="false" style:row-height="0.25in"/>
    </style:style>
    <style:style style:name="TBL_0_220_row_9" style:family="table-row">
      <style:table-row-properties style:use-optimal-row-height="false" style:row-height="0.25in"/>
    </style:style>
    <style:style style:name="TBL_0_221" style:master-page-name="master_0" style:family="table">
      <style:table-properties table:align="left" style:width="8.65in" fo:break-before="page"/>
    </style:style>
    <style:style style:name="TBL_0_221_col_0" style:family="table-column">
      <style:table-column-properties style:column-width="0.19in"/>
    </style:style>
    <style:style style:name="TBL_0_221_col_1" style:family="table-column">
      <style:table-column-properties style:column-width="1.08in"/>
    </style:style>
    <style:style style:name="TBL_0_221_col_2" style:family="table-column">
      <style:table-column-properties style:column-width="0.8in"/>
    </style:style>
    <style:style style:name="TBL_0_221_col_3" style:family="table-column">
      <style:table-column-properties style:column-width="0.3in"/>
    </style:style>
    <style:style style:name="TBL_0_221_col_4" style:family="table-column">
      <style:table-column-properties style:column-width="1.04in"/>
    </style:style>
    <style:style style:name="TBL_0_221_col_5" style:family="table-column">
      <style:table-column-properties style:column-width="0.06in"/>
    </style:style>
    <style:style style:name="TBL_0_221_col_6" style:family="table-column">
      <style:table-column-properties style:column-width="0.54in"/>
    </style:style>
    <style:style style:name="TBL_0_221_col_7" style:family="table-column">
      <style:table-column-properties style:column-width="0.23in"/>
    </style:style>
    <style:style style:name="TBL_0_221_col_8" style:family="table-column">
      <style:table-column-properties style:column-width="2.16in"/>
    </style:style>
    <style:style style:name="TBL_0_221_col_9" style:family="table-column">
      <style:table-column-properties style:column-width="0.23in"/>
    </style:style>
    <style:style style:name="TBL_0_221_col_10" style:family="table-column">
      <style:table-column-properties style:column-width="1.97in"/>
    </style:style>
    <style:style style:name="TBL_0_221_row_0" style:family="table-row">
      <style:table-row-properties style:use-optimal-row-height="false" style:row-height="0.27in"/>
    </style:style>
    <style:style style:name="TBL_0_221_row_1" style:family="table-row">
      <style:table-row-properties style:use-optimal-row-height="false" style:row-height="0.38in"/>
    </style:style>
    <style:style style:name="TBL_0_221_row_2" style:family="table-row">
      <style:table-row-properties style:use-optimal-row-height="false" style:row-height="0.18in"/>
    </style:style>
    <style:style style:name="TBL_0_221_row_3" style:family="table-row">
      <style:table-row-properties style:use-optimal-row-height="false" style:row-height="1.3in"/>
    </style:style>
    <style:style style:name="TBL_0_221_row_4" style:family="table-row">
      <style:table-row-properties style:use-optimal-row-height="false" style:row-height="0.25in"/>
    </style:style>
    <style:style style:name="TBL_0_221_row_5" style:family="table-row">
      <style:table-row-properties style:use-optimal-row-height="false" style:row-height="0.08in"/>
    </style:style>
    <style:style style:name="TBL_0_221_row_6" style:family="table-row">
      <style:table-row-properties style:use-optimal-row-height="false" style:row-height="0.25in"/>
    </style:style>
    <style:style style:name="TBL_0_221_row_7" style:family="table-row">
      <style:table-row-properties style:use-optimal-row-height="false" style:row-height="0.02in"/>
    </style:style>
    <style:style style:name="TBL_0_221_row_8" style:family="table-row">
      <style:table-row-properties style:use-optimal-row-height="false" style:row-height="0.25in"/>
    </style:style>
    <style:style style:name="TBL_0_221_row_9" style:family="table-row">
      <style:table-row-properties style:use-optimal-row-height="false" style:row-height="0.25in"/>
    </style:style>
    <style:style style:name="TBL_0_222" style:master-page-name="master_0" style:family="table">
      <style:table-properties table:align="left" style:width="8.65in" fo:break-before="page"/>
    </style:style>
    <style:style style:name="TBL_0_222_col_0" style:family="table-column">
      <style:table-column-properties style:column-width="0.19in"/>
    </style:style>
    <style:style style:name="TBL_0_222_col_1" style:family="table-column">
      <style:table-column-properties style:column-width="1.08in"/>
    </style:style>
    <style:style style:name="TBL_0_222_col_2" style:family="table-column">
      <style:table-column-properties style:column-width="0.8in"/>
    </style:style>
    <style:style style:name="TBL_0_222_col_3" style:family="table-column">
      <style:table-column-properties style:column-width="0.3in"/>
    </style:style>
    <style:style style:name="TBL_0_222_col_4" style:family="table-column">
      <style:table-column-properties style:column-width="1.04in"/>
    </style:style>
    <style:style style:name="TBL_0_222_col_5" style:family="table-column">
      <style:table-column-properties style:column-width="0.06in"/>
    </style:style>
    <style:style style:name="TBL_0_222_col_6" style:family="table-column">
      <style:table-column-properties style:column-width="0.54in"/>
    </style:style>
    <style:style style:name="TBL_0_222_col_7" style:family="table-column">
      <style:table-column-properties style:column-width="0.23in"/>
    </style:style>
    <style:style style:name="TBL_0_222_col_8" style:family="table-column">
      <style:table-column-properties style:column-width="2.16in"/>
    </style:style>
    <style:style style:name="TBL_0_222_col_9" style:family="table-column">
      <style:table-column-properties style:column-width="0.23in"/>
    </style:style>
    <style:style style:name="TBL_0_222_col_10" style:family="table-column">
      <style:table-column-properties style:column-width="1.97in"/>
    </style:style>
    <style:style style:name="TBL_0_222_row_0" style:family="table-row">
      <style:table-row-properties style:use-optimal-row-height="false" style:row-height="0.27in"/>
    </style:style>
    <style:style style:name="TBL_0_222_row_1" style:family="table-row">
      <style:table-row-properties style:use-optimal-row-height="false" style:row-height="0.38in"/>
    </style:style>
    <style:style style:name="TBL_0_222_row_2" style:family="table-row">
      <style:table-row-properties style:use-optimal-row-height="false" style:row-height="0.18in"/>
    </style:style>
    <style:style style:name="TBL_0_222_row_3" style:family="table-row">
      <style:table-row-properties style:use-optimal-row-height="false" style:row-height="1.3in"/>
    </style:style>
    <style:style style:name="TBL_0_222_row_4" style:family="table-row">
      <style:table-row-properties style:use-optimal-row-height="false" style:row-height="0.25in"/>
    </style:style>
    <style:style style:name="TBL_0_222_row_5" style:family="table-row">
      <style:table-row-properties style:use-optimal-row-height="false" style:row-height="0.08in"/>
    </style:style>
    <style:style style:name="TBL_0_222_row_6" style:family="table-row">
      <style:table-row-properties style:use-optimal-row-height="false" style:row-height="0.25in"/>
    </style:style>
    <style:style style:name="TBL_0_222_row_7" style:family="table-row">
      <style:table-row-properties style:use-optimal-row-height="false" style:row-height="0.02in"/>
    </style:style>
    <style:style style:name="TBL_0_222_row_8" style:family="table-row">
      <style:table-row-properties style:use-optimal-row-height="false" style:row-height="0.25in"/>
    </style:style>
    <style:style style:name="TBL_0_222_row_9" style:family="table-row">
      <style:table-row-properties style:use-optimal-row-height="false" style:row-height="0.25in"/>
    </style:style>
    <style:style style:name="TBL_0_223" style:master-page-name="master_0" style:family="table">
      <style:table-properties table:align="left" style:width="8.65in" fo:break-before="page"/>
    </style:style>
    <style:style style:name="TBL_0_223_col_0" style:family="table-column">
      <style:table-column-properties style:column-width="0.19in"/>
    </style:style>
    <style:style style:name="TBL_0_223_col_1" style:family="table-column">
      <style:table-column-properties style:column-width="1.08in"/>
    </style:style>
    <style:style style:name="TBL_0_223_col_2" style:family="table-column">
      <style:table-column-properties style:column-width="0.8in"/>
    </style:style>
    <style:style style:name="TBL_0_223_col_3" style:family="table-column">
      <style:table-column-properties style:column-width="0.3in"/>
    </style:style>
    <style:style style:name="TBL_0_223_col_4" style:family="table-column">
      <style:table-column-properties style:column-width="1.04in"/>
    </style:style>
    <style:style style:name="TBL_0_223_col_5" style:family="table-column">
      <style:table-column-properties style:column-width="0.06in"/>
    </style:style>
    <style:style style:name="TBL_0_223_col_6" style:family="table-column">
      <style:table-column-properties style:column-width="0.54in"/>
    </style:style>
    <style:style style:name="TBL_0_223_col_7" style:family="table-column">
      <style:table-column-properties style:column-width="0.23in"/>
    </style:style>
    <style:style style:name="TBL_0_223_col_8" style:family="table-column">
      <style:table-column-properties style:column-width="2.16in"/>
    </style:style>
    <style:style style:name="TBL_0_223_col_9" style:family="table-column">
      <style:table-column-properties style:column-width="0.23in"/>
    </style:style>
    <style:style style:name="TBL_0_223_col_10" style:family="table-column">
      <style:table-column-properties style:column-width="1.97in"/>
    </style:style>
    <style:style style:name="TBL_0_223_row_0" style:family="table-row">
      <style:table-row-properties style:use-optimal-row-height="false" style:row-height="0.27in"/>
    </style:style>
    <style:style style:name="TBL_0_223_row_1" style:family="table-row">
      <style:table-row-properties style:use-optimal-row-height="false" style:row-height="0.38in"/>
    </style:style>
    <style:style style:name="TBL_0_223_row_2" style:family="table-row">
      <style:table-row-properties style:use-optimal-row-height="false" style:row-height="0.18in"/>
    </style:style>
    <style:style style:name="TBL_0_223_row_3" style:family="table-row">
      <style:table-row-properties style:use-optimal-row-height="false" style:row-height="1.3in"/>
    </style:style>
    <style:style style:name="TBL_0_223_row_4" style:family="table-row">
      <style:table-row-properties style:use-optimal-row-height="false" style:row-height="0.25in"/>
    </style:style>
    <style:style style:name="TBL_0_223_row_5" style:family="table-row">
      <style:table-row-properties style:use-optimal-row-height="false" style:row-height="0.08in"/>
    </style:style>
    <style:style style:name="TBL_0_223_row_6" style:family="table-row">
      <style:table-row-properties style:use-optimal-row-height="false" style:row-height="0.25in"/>
    </style:style>
    <style:style style:name="TBL_0_223_row_7" style:family="table-row">
      <style:table-row-properties style:use-optimal-row-height="false" style:row-height="0.02in"/>
    </style:style>
    <style:style style:name="TBL_0_223_row_8" style:family="table-row">
      <style:table-row-properties style:use-optimal-row-height="false" style:row-height="0.25in"/>
    </style:style>
    <style:style style:name="TBL_0_223_row_9" style:family="table-row">
      <style:table-row-properties style:use-optimal-row-height="false" style:row-height="0.25in"/>
    </style:style>
    <style:style style:name="TBL_0_224" style:master-page-name="master_0" style:family="table">
      <style:table-properties table:align="left" style:width="8.65in" fo:break-before="page"/>
    </style:style>
    <style:style style:name="TBL_0_224_col_0" style:family="table-column">
      <style:table-column-properties style:column-width="0.19in"/>
    </style:style>
    <style:style style:name="TBL_0_224_col_1" style:family="table-column">
      <style:table-column-properties style:column-width="1.08in"/>
    </style:style>
    <style:style style:name="TBL_0_224_col_2" style:family="table-column">
      <style:table-column-properties style:column-width="0.8in"/>
    </style:style>
    <style:style style:name="TBL_0_224_col_3" style:family="table-column">
      <style:table-column-properties style:column-width="0.3in"/>
    </style:style>
    <style:style style:name="TBL_0_224_col_4" style:family="table-column">
      <style:table-column-properties style:column-width="1.04in"/>
    </style:style>
    <style:style style:name="TBL_0_224_col_5" style:family="table-column">
      <style:table-column-properties style:column-width="0.06in"/>
    </style:style>
    <style:style style:name="TBL_0_224_col_6" style:family="table-column">
      <style:table-column-properties style:column-width="0.54in"/>
    </style:style>
    <style:style style:name="TBL_0_224_col_7" style:family="table-column">
      <style:table-column-properties style:column-width="0.23in"/>
    </style:style>
    <style:style style:name="TBL_0_224_col_8" style:family="table-column">
      <style:table-column-properties style:column-width="2.16in"/>
    </style:style>
    <style:style style:name="TBL_0_224_col_9" style:family="table-column">
      <style:table-column-properties style:column-width="0.23in"/>
    </style:style>
    <style:style style:name="TBL_0_224_col_10" style:family="table-column">
      <style:table-column-properties style:column-width="1.97in"/>
    </style:style>
    <style:style style:name="TBL_0_224_row_0" style:family="table-row">
      <style:table-row-properties style:use-optimal-row-height="false" style:row-height="0.27in"/>
    </style:style>
    <style:style style:name="TBL_0_224_row_1" style:family="table-row">
      <style:table-row-properties style:use-optimal-row-height="false" style:row-height="0.38in"/>
    </style:style>
    <style:style style:name="TBL_0_224_row_2" style:family="table-row">
      <style:table-row-properties style:use-optimal-row-height="false" style:row-height="0.18in"/>
    </style:style>
    <style:style style:name="TBL_0_224_row_3" style:family="table-row">
      <style:table-row-properties style:use-optimal-row-height="false" style:row-height="1.3in"/>
    </style:style>
    <style:style style:name="TBL_0_224_row_4" style:family="table-row">
      <style:table-row-properties style:use-optimal-row-height="false" style:row-height="0.25in"/>
    </style:style>
    <style:style style:name="TBL_0_224_row_5" style:family="table-row">
      <style:table-row-properties style:use-optimal-row-height="false" style:row-height="0.08in"/>
    </style:style>
    <style:style style:name="TBL_0_224_row_6" style:family="table-row">
      <style:table-row-properties style:use-optimal-row-height="false" style:row-height="0.25in"/>
    </style:style>
    <style:style style:name="TBL_0_224_row_7" style:family="table-row">
      <style:table-row-properties style:use-optimal-row-height="false" style:row-height="0.02in"/>
    </style:style>
    <style:style style:name="TBL_0_224_row_8" style:family="table-row">
      <style:table-row-properties style:use-optimal-row-height="false" style:row-height="0.25in"/>
    </style:style>
    <style:style style:name="TBL_0_224_row_9" style:family="table-row">
      <style:table-row-properties style:use-optimal-row-height="false" style:row-height="0.25in"/>
    </style:style>
    <style:style style:name="TBL_0_225" style:master-page-name="master_0" style:family="table">
      <style:table-properties table:align="left" style:width="8.65in" fo:break-before="page"/>
    </style:style>
    <style:style style:name="TBL_0_225_col_0" style:family="table-column">
      <style:table-column-properties style:column-width="0.19in"/>
    </style:style>
    <style:style style:name="TBL_0_225_col_1" style:family="table-column">
      <style:table-column-properties style:column-width="1.08in"/>
    </style:style>
    <style:style style:name="TBL_0_225_col_2" style:family="table-column">
      <style:table-column-properties style:column-width="0.8in"/>
    </style:style>
    <style:style style:name="TBL_0_225_col_3" style:family="table-column">
      <style:table-column-properties style:column-width="0.3in"/>
    </style:style>
    <style:style style:name="TBL_0_225_col_4" style:family="table-column">
      <style:table-column-properties style:column-width="1.04in"/>
    </style:style>
    <style:style style:name="TBL_0_225_col_5" style:family="table-column">
      <style:table-column-properties style:column-width="0.06in"/>
    </style:style>
    <style:style style:name="TBL_0_225_col_6" style:family="table-column">
      <style:table-column-properties style:column-width="0.54in"/>
    </style:style>
    <style:style style:name="TBL_0_225_col_7" style:family="table-column">
      <style:table-column-properties style:column-width="0.23in"/>
    </style:style>
    <style:style style:name="TBL_0_225_col_8" style:family="table-column">
      <style:table-column-properties style:column-width="2.16in"/>
    </style:style>
    <style:style style:name="TBL_0_225_col_9" style:family="table-column">
      <style:table-column-properties style:column-width="0.23in"/>
    </style:style>
    <style:style style:name="TBL_0_225_col_10" style:family="table-column">
      <style:table-column-properties style:column-width="1.97in"/>
    </style:style>
    <style:style style:name="TBL_0_225_row_0" style:family="table-row">
      <style:table-row-properties style:use-optimal-row-height="false" style:row-height="0.27in"/>
    </style:style>
    <style:style style:name="TBL_0_225_row_1" style:family="table-row">
      <style:table-row-properties style:use-optimal-row-height="false" style:row-height="0.38in"/>
    </style:style>
    <style:style style:name="TBL_0_225_row_2" style:family="table-row">
      <style:table-row-properties style:use-optimal-row-height="false" style:row-height="0.18in"/>
    </style:style>
    <style:style style:name="TBL_0_225_row_3" style:family="table-row">
      <style:table-row-properties style:use-optimal-row-height="false" style:row-height="1.3in"/>
    </style:style>
    <style:style style:name="TBL_0_225_row_4" style:family="table-row">
      <style:table-row-properties style:use-optimal-row-height="false" style:row-height="0.25in"/>
    </style:style>
    <style:style style:name="TBL_0_225_row_5" style:family="table-row">
      <style:table-row-properties style:use-optimal-row-height="false" style:row-height="0.08in"/>
    </style:style>
    <style:style style:name="TBL_0_225_row_6" style:family="table-row">
      <style:table-row-properties style:use-optimal-row-height="false" style:row-height="0.25in"/>
    </style:style>
    <style:style style:name="TBL_0_225_row_7" style:family="table-row">
      <style:table-row-properties style:use-optimal-row-height="false" style:row-height="0.02in"/>
    </style:style>
    <style:style style:name="TBL_0_225_row_8" style:family="table-row">
      <style:table-row-properties style:use-optimal-row-height="false" style:row-height="0.25in"/>
    </style:style>
    <style:style style:name="TBL_0_225_row_9" style:family="table-row">
      <style:table-row-properties style:use-optimal-row-height="false" style:row-height="0.25in"/>
    </style:style>
    <style:style style:name="TBL_0_226" style:master-page-name="master_0" style:family="table">
      <style:table-properties table:align="left" style:width="8.65in" fo:break-before="page"/>
    </style:style>
    <style:style style:name="TBL_0_226_col_0" style:family="table-column">
      <style:table-column-properties style:column-width="0.19in"/>
    </style:style>
    <style:style style:name="TBL_0_226_col_1" style:family="table-column">
      <style:table-column-properties style:column-width="1.08in"/>
    </style:style>
    <style:style style:name="TBL_0_226_col_2" style:family="table-column">
      <style:table-column-properties style:column-width="0.8in"/>
    </style:style>
    <style:style style:name="TBL_0_226_col_3" style:family="table-column">
      <style:table-column-properties style:column-width="0.3in"/>
    </style:style>
    <style:style style:name="TBL_0_226_col_4" style:family="table-column">
      <style:table-column-properties style:column-width="1.04in"/>
    </style:style>
    <style:style style:name="TBL_0_226_col_5" style:family="table-column">
      <style:table-column-properties style:column-width="0.06in"/>
    </style:style>
    <style:style style:name="TBL_0_226_col_6" style:family="table-column">
      <style:table-column-properties style:column-width="0.54in"/>
    </style:style>
    <style:style style:name="TBL_0_226_col_7" style:family="table-column">
      <style:table-column-properties style:column-width="0.23in"/>
    </style:style>
    <style:style style:name="TBL_0_226_col_8" style:family="table-column">
      <style:table-column-properties style:column-width="2.16in"/>
    </style:style>
    <style:style style:name="TBL_0_226_col_9" style:family="table-column">
      <style:table-column-properties style:column-width="0.23in"/>
    </style:style>
    <style:style style:name="TBL_0_226_col_10" style:family="table-column">
      <style:table-column-properties style:column-width="1.97in"/>
    </style:style>
    <style:style style:name="TBL_0_226_row_0" style:family="table-row">
      <style:table-row-properties style:use-optimal-row-height="false" style:row-height="0.27in"/>
    </style:style>
    <style:style style:name="TBL_0_226_row_1" style:family="table-row">
      <style:table-row-properties style:use-optimal-row-height="false" style:row-height="0.38in"/>
    </style:style>
    <style:style style:name="TBL_0_226_row_2" style:family="table-row">
      <style:table-row-properties style:use-optimal-row-height="false" style:row-height="0.18in"/>
    </style:style>
    <style:style style:name="TBL_0_226_row_3" style:family="table-row">
      <style:table-row-properties style:use-optimal-row-height="false" style:row-height="1.3in"/>
    </style:style>
    <style:style style:name="TBL_0_226_row_4" style:family="table-row">
      <style:table-row-properties style:use-optimal-row-height="false" style:row-height="0.25in"/>
    </style:style>
    <style:style style:name="TBL_0_226_row_5" style:family="table-row">
      <style:table-row-properties style:use-optimal-row-height="false" style:row-height="0.08in"/>
    </style:style>
    <style:style style:name="TBL_0_226_row_6" style:family="table-row">
      <style:table-row-properties style:use-optimal-row-height="false" style:row-height="0.25in"/>
    </style:style>
    <style:style style:name="TBL_0_226_row_7" style:family="table-row">
      <style:table-row-properties style:use-optimal-row-height="false" style:row-height="0.02in"/>
    </style:style>
    <style:style style:name="TBL_0_226_row_8" style:family="table-row">
      <style:table-row-properties style:use-optimal-row-height="false" style:row-height="0.25in"/>
    </style:style>
    <style:style style:name="TBL_0_226_row_9" style:family="table-row">
      <style:table-row-properties style:use-optimal-row-height="false" style:row-height="0.25in"/>
    </style:style>
    <style:style style:name="TBL_0_227" style:master-page-name="master_0" style:family="table">
      <style:table-properties table:align="left" style:width="8.65in" fo:break-before="page"/>
    </style:style>
    <style:style style:name="TBL_0_227_col_0" style:family="table-column">
      <style:table-column-properties style:column-width="0.19in"/>
    </style:style>
    <style:style style:name="TBL_0_227_col_1" style:family="table-column">
      <style:table-column-properties style:column-width="1.08in"/>
    </style:style>
    <style:style style:name="TBL_0_227_col_2" style:family="table-column">
      <style:table-column-properties style:column-width="0.8in"/>
    </style:style>
    <style:style style:name="TBL_0_227_col_3" style:family="table-column">
      <style:table-column-properties style:column-width="0.3in"/>
    </style:style>
    <style:style style:name="TBL_0_227_col_4" style:family="table-column">
      <style:table-column-properties style:column-width="1.04in"/>
    </style:style>
    <style:style style:name="TBL_0_227_col_5" style:family="table-column">
      <style:table-column-properties style:column-width="0.06in"/>
    </style:style>
    <style:style style:name="TBL_0_227_col_6" style:family="table-column">
      <style:table-column-properties style:column-width="0.54in"/>
    </style:style>
    <style:style style:name="TBL_0_227_col_7" style:family="table-column">
      <style:table-column-properties style:column-width="0.23in"/>
    </style:style>
    <style:style style:name="TBL_0_227_col_8" style:family="table-column">
      <style:table-column-properties style:column-width="2.16in"/>
    </style:style>
    <style:style style:name="TBL_0_227_col_9" style:family="table-column">
      <style:table-column-properties style:column-width="0.23in"/>
    </style:style>
    <style:style style:name="TBL_0_227_col_10" style:family="table-column">
      <style:table-column-properties style:column-width="1.97in"/>
    </style:style>
    <style:style style:name="TBL_0_227_row_0" style:family="table-row">
      <style:table-row-properties style:use-optimal-row-height="false" style:row-height="0.27in"/>
    </style:style>
    <style:style style:name="TBL_0_227_row_1" style:family="table-row">
      <style:table-row-properties style:use-optimal-row-height="false" style:row-height="0.38in"/>
    </style:style>
    <style:style style:name="TBL_0_227_row_2" style:family="table-row">
      <style:table-row-properties style:use-optimal-row-height="false" style:row-height="0.18in"/>
    </style:style>
    <style:style style:name="TBL_0_227_row_3" style:family="table-row">
      <style:table-row-properties style:use-optimal-row-height="false" style:row-height="1.3in"/>
    </style:style>
    <style:style style:name="TBL_0_227_row_4" style:family="table-row">
      <style:table-row-properties style:use-optimal-row-height="false" style:row-height="0.25in"/>
    </style:style>
    <style:style style:name="TBL_0_227_row_5" style:family="table-row">
      <style:table-row-properties style:use-optimal-row-height="false" style:row-height="0.08in"/>
    </style:style>
    <style:style style:name="TBL_0_227_row_6" style:family="table-row">
      <style:table-row-properties style:use-optimal-row-height="false" style:row-height="0.25in"/>
    </style:style>
    <style:style style:name="TBL_0_227_row_7" style:family="table-row">
      <style:table-row-properties style:use-optimal-row-height="false" style:row-height="0.02in"/>
    </style:style>
    <style:style style:name="TBL_0_227_row_8" style:family="table-row">
      <style:table-row-properties style:use-optimal-row-height="false" style:row-height="0.25in"/>
    </style:style>
    <style:style style:name="TBL_0_227_row_9" style:family="table-row">
      <style:table-row-properties style:use-optimal-row-height="false" style:row-height="0.25in"/>
    </style:style>
    <style:style style:name="TBL_0_228" style:master-page-name="master_0" style:family="table">
      <style:table-properties table:align="left" style:width="8.65in" fo:break-before="page"/>
    </style:style>
    <style:style style:name="TBL_0_228_col_0" style:family="table-column">
      <style:table-column-properties style:column-width="0.19in"/>
    </style:style>
    <style:style style:name="TBL_0_228_col_1" style:family="table-column">
      <style:table-column-properties style:column-width="1.08in"/>
    </style:style>
    <style:style style:name="TBL_0_228_col_2" style:family="table-column">
      <style:table-column-properties style:column-width="0.8in"/>
    </style:style>
    <style:style style:name="TBL_0_228_col_3" style:family="table-column">
      <style:table-column-properties style:column-width="0.3in"/>
    </style:style>
    <style:style style:name="TBL_0_228_col_4" style:family="table-column">
      <style:table-column-properties style:column-width="1.04in"/>
    </style:style>
    <style:style style:name="TBL_0_228_col_5" style:family="table-column">
      <style:table-column-properties style:column-width="0.06in"/>
    </style:style>
    <style:style style:name="TBL_0_228_col_6" style:family="table-column">
      <style:table-column-properties style:column-width="0.54in"/>
    </style:style>
    <style:style style:name="TBL_0_228_col_7" style:family="table-column">
      <style:table-column-properties style:column-width="0.23in"/>
    </style:style>
    <style:style style:name="TBL_0_228_col_8" style:family="table-column">
      <style:table-column-properties style:column-width="2.16in"/>
    </style:style>
    <style:style style:name="TBL_0_228_col_9" style:family="table-column">
      <style:table-column-properties style:column-width="0.23in"/>
    </style:style>
    <style:style style:name="TBL_0_228_col_10" style:family="table-column">
      <style:table-column-properties style:column-width="1.97in"/>
    </style:style>
    <style:style style:name="TBL_0_228_row_0" style:family="table-row">
      <style:table-row-properties style:use-optimal-row-height="false" style:row-height="0.27in"/>
    </style:style>
    <style:style style:name="TBL_0_228_row_1" style:family="table-row">
      <style:table-row-properties style:use-optimal-row-height="false" style:row-height="0.38in"/>
    </style:style>
    <style:style style:name="TBL_0_228_row_2" style:family="table-row">
      <style:table-row-properties style:use-optimal-row-height="false" style:row-height="0.18in"/>
    </style:style>
    <style:style style:name="TBL_0_228_row_3" style:family="table-row">
      <style:table-row-properties style:use-optimal-row-height="false" style:row-height="1.3in"/>
    </style:style>
    <style:style style:name="TBL_0_228_row_4" style:family="table-row">
      <style:table-row-properties style:use-optimal-row-height="false" style:row-height="0.25in"/>
    </style:style>
    <style:style style:name="TBL_0_228_row_5" style:family="table-row">
      <style:table-row-properties style:use-optimal-row-height="false" style:row-height="0.08in"/>
    </style:style>
    <style:style style:name="TBL_0_228_row_6" style:family="table-row">
      <style:table-row-properties style:use-optimal-row-height="false" style:row-height="0.25in"/>
    </style:style>
    <style:style style:name="TBL_0_228_row_7" style:family="table-row">
      <style:table-row-properties style:use-optimal-row-height="false" style:row-height="0.02in"/>
    </style:style>
    <style:style style:name="TBL_0_228_row_8" style:family="table-row">
      <style:table-row-properties style:use-optimal-row-height="false" style:row-height="0.25in"/>
    </style:style>
    <style:style style:name="TBL_0_228_row_9" style:family="table-row">
      <style:table-row-properties style:use-optimal-row-height="false" style:row-height="0.25in"/>
    </style:style>
    <style:style style:name="TBL_0_229" style:master-page-name="master_0" style:family="table">
      <style:table-properties table:align="left" style:width="8.65in" fo:break-before="page"/>
    </style:style>
    <style:style style:name="TBL_0_229_col_0" style:family="table-column">
      <style:table-column-properties style:column-width="0.19in"/>
    </style:style>
    <style:style style:name="TBL_0_229_col_1" style:family="table-column">
      <style:table-column-properties style:column-width="1.08in"/>
    </style:style>
    <style:style style:name="TBL_0_229_col_2" style:family="table-column">
      <style:table-column-properties style:column-width="0.8in"/>
    </style:style>
    <style:style style:name="TBL_0_229_col_3" style:family="table-column">
      <style:table-column-properties style:column-width="0.3in"/>
    </style:style>
    <style:style style:name="TBL_0_229_col_4" style:family="table-column">
      <style:table-column-properties style:column-width="1.04in"/>
    </style:style>
    <style:style style:name="TBL_0_229_col_5" style:family="table-column">
      <style:table-column-properties style:column-width="0.06in"/>
    </style:style>
    <style:style style:name="TBL_0_229_col_6" style:family="table-column">
      <style:table-column-properties style:column-width="0.54in"/>
    </style:style>
    <style:style style:name="TBL_0_229_col_7" style:family="table-column">
      <style:table-column-properties style:column-width="0.23in"/>
    </style:style>
    <style:style style:name="TBL_0_229_col_8" style:family="table-column">
      <style:table-column-properties style:column-width="2.16in"/>
    </style:style>
    <style:style style:name="TBL_0_229_col_9" style:family="table-column">
      <style:table-column-properties style:column-width="0.23in"/>
    </style:style>
    <style:style style:name="TBL_0_229_col_10" style:family="table-column">
      <style:table-column-properties style:column-width="1.97in"/>
    </style:style>
    <style:style style:name="TBL_0_229_row_0" style:family="table-row">
      <style:table-row-properties style:use-optimal-row-height="false" style:row-height="0.27in"/>
    </style:style>
    <style:style style:name="TBL_0_229_row_1" style:family="table-row">
      <style:table-row-properties style:use-optimal-row-height="false" style:row-height="0.38in"/>
    </style:style>
    <style:style style:name="TBL_0_229_row_2" style:family="table-row">
      <style:table-row-properties style:use-optimal-row-height="false" style:row-height="0.18in"/>
    </style:style>
    <style:style style:name="TBL_0_229_row_3" style:family="table-row">
      <style:table-row-properties style:use-optimal-row-height="false" style:row-height="1.3in"/>
    </style:style>
    <style:style style:name="TBL_0_229_row_4" style:family="table-row">
      <style:table-row-properties style:use-optimal-row-height="false" style:row-height="0.25in"/>
    </style:style>
    <style:style style:name="TBL_0_229_row_5" style:family="table-row">
      <style:table-row-properties style:use-optimal-row-height="false" style:row-height="0.08in"/>
    </style:style>
    <style:style style:name="TBL_0_229_row_6" style:family="table-row">
      <style:table-row-properties style:use-optimal-row-height="false" style:row-height="0.25in"/>
    </style:style>
    <style:style style:name="TBL_0_229_row_7" style:family="table-row">
      <style:table-row-properties style:use-optimal-row-height="false" style:row-height="0.02in"/>
    </style:style>
    <style:style style:name="TBL_0_229_row_8" style:family="table-row">
      <style:table-row-properties style:use-optimal-row-height="false" style:row-height="0.25in"/>
    </style:style>
    <style:style style:name="TBL_0_229_row_9" style:family="table-row">
      <style:table-row-properties style:use-optimal-row-height="false" style:row-height="0.25in"/>
    </style:style>
    <style:style style:name="TBL_0_230" style:master-page-name="master_0" style:family="table">
      <style:table-properties table:align="left" style:width="8.65in" fo:break-before="page"/>
    </style:style>
    <style:style style:name="TBL_0_230_col_0" style:family="table-column">
      <style:table-column-properties style:column-width="0.19in"/>
    </style:style>
    <style:style style:name="TBL_0_230_col_1" style:family="table-column">
      <style:table-column-properties style:column-width="1.08in"/>
    </style:style>
    <style:style style:name="TBL_0_230_col_2" style:family="table-column">
      <style:table-column-properties style:column-width="0.8in"/>
    </style:style>
    <style:style style:name="TBL_0_230_col_3" style:family="table-column">
      <style:table-column-properties style:column-width="0.3in"/>
    </style:style>
    <style:style style:name="TBL_0_230_col_4" style:family="table-column">
      <style:table-column-properties style:column-width="1.04in"/>
    </style:style>
    <style:style style:name="TBL_0_230_col_5" style:family="table-column">
      <style:table-column-properties style:column-width="0.06in"/>
    </style:style>
    <style:style style:name="TBL_0_230_col_6" style:family="table-column">
      <style:table-column-properties style:column-width="0.54in"/>
    </style:style>
    <style:style style:name="TBL_0_230_col_7" style:family="table-column">
      <style:table-column-properties style:column-width="0.23in"/>
    </style:style>
    <style:style style:name="TBL_0_230_col_8" style:family="table-column">
      <style:table-column-properties style:column-width="2.16in"/>
    </style:style>
    <style:style style:name="TBL_0_230_col_9" style:family="table-column">
      <style:table-column-properties style:column-width="0.23in"/>
    </style:style>
    <style:style style:name="TBL_0_230_col_10" style:family="table-column">
      <style:table-column-properties style:column-width="1.97in"/>
    </style:style>
    <style:style style:name="TBL_0_230_row_0" style:family="table-row">
      <style:table-row-properties style:use-optimal-row-height="false" style:row-height="0.27in"/>
    </style:style>
    <style:style style:name="TBL_0_230_row_1" style:family="table-row">
      <style:table-row-properties style:use-optimal-row-height="false" style:row-height="0.38in"/>
    </style:style>
    <style:style style:name="TBL_0_230_row_2" style:family="table-row">
      <style:table-row-properties style:use-optimal-row-height="false" style:row-height="0.18in"/>
    </style:style>
    <style:style style:name="TBL_0_230_row_3" style:family="table-row">
      <style:table-row-properties style:use-optimal-row-height="false" style:row-height="1.3in"/>
    </style:style>
    <style:style style:name="TBL_0_230_row_4" style:family="table-row">
      <style:table-row-properties style:use-optimal-row-height="false" style:row-height="0.25in"/>
    </style:style>
    <style:style style:name="TBL_0_230_row_5" style:family="table-row">
      <style:table-row-properties style:use-optimal-row-height="false" style:row-height="0.08in"/>
    </style:style>
    <style:style style:name="TBL_0_230_row_6" style:family="table-row">
      <style:table-row-properties style:use-optimal-row-height="false" style:row-height="0.25in"/>
    </style:style>
    <style:style style:name="TBL_0_230_row_7" style:family="table-row">
      <style:table-row-properties style:use-optimal-row-height="false" style:row-height="0.02in"/>
    </style:style>
    <style:style style:name="TBL_0_230_row_8" style:family="table-row">
      <style:table-row-properties style:use-optimal-row-height="false" style:row-height="0.25in"/>
    </style:style>
    <style:style style:name="TBL_0_230_row_9" style:family="table-row">
      <style:table-row-properties style:use-optimal-row-height="false" style:row-height="0.25in"/>
    </style:style>
    <style:style style:name="TBL_0_231" style:master-page-name="master_0" style:family="table">
      <style:table-properties table:align="left" style:width="8.65in" fo:break-before="page"/>
    </style:style>
    <style:style style:name="TBL_0_231_col_0" style:family="table-column">
      <style:table-column-properties style:column-width="0.19in"/>
    </style:style>
    <style:style style:name="TBL_0_231_col_1" style:family="table-column">
      <style:table-column-properties style:column-width="1.08in"/>
    </style:style>
    <style:style style:name="TBL_0_231_col_2" style:family="table-column">
      <style:table-column-properties style:column-width="0.8in"/>
    </style:style>
    <style:style style:name="TBL_0_231_col_3" style:family="table-column">
      <style:table-column-properties style:column-width="0.3in"/>
    </style:style>
    <style:style style:name="TBL_0_231_col_4" style:family="table-column">
      <style:table-column-properties style:column-width="1.04in"/>
    </style:style>
    <style:style style:name="TBL_0_231_col_5" style:family="table-column">
      <style:table-column-properties style:column-width="0.06in"/>
    </style:style>
    <style:style style:name="TBL_0_231_col_6" style:family="table-column">
      <style:table-column-properties style:column-width="0.54in"/>
    </style:style>
    <style:style style:name="TBL_0_231_col_7" style:family="table-column">
      <style:table-column-properties style:column-width="0.23in"/>
    </style:style>
    <style:style style:name="TBL_0_231_col_8" style:family="table-column">
      <style:table-column-properties style:column-width="2.16in"/>
    </style:style>
    <style:style style:name="TBL_0_231_col_9" style:family="table-column">
      <style:table-column-properties style:column-width="0.23in"/>
    </style:style>
    <style:style style:name="TBL_0_231_col_10" style:family="table-column">
      <style:table-column-properties style:column-width="1.97in"/>
    </style:style>
    <style:style style:name="TBL_0_231_row_0" style:family="table-row">
      <style:table-row-properties style:use-optimal-row-height="false" style:row-height="0.27in"/>
    </style:style>
    <style:style style:name="TBL_0_231_row_1" style:family="table-row">
      <style:table-row-properties style:use-optimal-row-height="false" style:row-height="0.38in"/>
    </style:style>
    <style:style style:name="TBL_0_231_row_2" style:family="table-row">
      <style:table-row-properties style:use-optimal-row-height="false" style:row-height="0.18in"/>
    </style:style>
    <style:style style:name="TBL_0_231_row_3" style:family="table-row">
      <style:table-row-properties style:use-optimal-row-height="false" style:row-height="1.3in"/>
    </style:style>
    <style:style style:name="TBL_0_231_row_4" style:family="table-row">
      <style:table-row-properties style:use-optimal-row-height="false" style:row-height="0.25in"/>
    </style:style>
    <style:style style:name="TBL_0_231_row_5" style:family="table-row">
      <style:table-row-properties style:use-optimal-row-height="false" style:row-height="0.08in"/>
    </style:style>
    <style:style style:name="TBL_0_231_row_6" style:family="table-row">
      <style:table-row-properties style:use-optimal-row-height="false" style:row-height="0.25in"/>
    </style:style>
    <style:style style:name="TBL_0_231_row_7" style:family="table-row">
      <style:table-row-properties style:use-optimal-row-height="false" style:row-height="0.02in"/>
    </style:style>
    <style:style style:name="TBL_0_231_row_8" style:family="table-row">
      <style:table-row-properties style:use-optimal-row-height="false" style:row-height="0.25in"/>
    </style:style>
    <style:style style:name="TBL_0_231_row_9" style:family="table-row">
      <style:table-row-properties style:use-optimal-row-height="false" style:row-height="0.25in"/>
    </style:style>
    <style:style style:name="TBL_0_232" style:master-page-name="master_0" style:family="table">
      <style:table-properties table:align="left" style:width="8.65in" fo:break-before="page"/>
    </style:style>
    <style:style style:name="TBL_0_232_col_0" style:family="table-column">
      <style:table-column-properties style:column-width="0.19in"/>
    </style:style>
    <style:style style:name="TBL_0_232_col_1" style:family="table-column">
      <style:table-column-properties style:column-width="1.08in"/>
    </style:style>
    <style:style style:name="TBL_0_232_col_2" style:family="table-column">
      <style:table-column-properties style:column-width="0.8in"/>
    </style:style>
    <style:style style:name="TBL_0_232_col_3" style:family="table-column">
      <style:table-column-properties style:column-width="0.3in"/>
    </style:style>
    <style:style style:name="TBL_0_232_col_4" style:family="table-column">
      <style:table-column-properties style:column-width="1.04in"/>
    </style:style>
    <style:style style:name="TBL_0_232_col_5" style:family="table-column">
      <style:table-column-properties style:column-width="0.06in"/>
    </style:style>
    <style:style style:name="TBL_0_232_col_6" style:family="table-column">
      <style:table-column-properties style:column-width="0.54in"/>
    </style:style>
    <style:style style:name="TBL_0_232_col_7" style:family="table-column">
      <style:table-column-properties style:column-width="0.23in"/>
    </style:style>
    <style:style style:name="TBL_0_232_col_8" style:family="table-column">
      <style:table-column-properties style:column-width="2.16in"/>
    </style:style>
    <style:style style:name="TBL_0_232_col_9" style:family="table-column">
      <style:table-column-properties style:column-width="0.23in"/>
    </style:style>
    <style:style style:name="TBL_0_232_col_10" style:family="table-column">
      <style:table-column-properties style:column-width="1.97in"/>
    </style:style>
    <style:style style:name="TBL_0_232_row_0" style:family="table-row">
      <style:table-row-properties style:use-optimal-row-height="false" style:row-height="0.27in"/>
    </style:style>
    <style:style style:name="TBL_0_232_row_1" style:family="table-row">
      <style:table-row-properties style:use-optimal-row-height="false" style:row-height="0.38in"/>
    </style:style>
    <style:style style:name="TBL_0_232_row_2" style:family="table-row">
      <style:table-row-properties style:use-optimal-row-height="false" style:row-height="0.18in"/>
    </style:style>
    <style:style style:name="TBL_0_232_row_3" style:family="table-row">
      <style:table-row-properties style:use-optimal-row-height="false" style:row-height="1.3in"/>
    </style:style>
    <style:style style:name="TBL_0_232_row_4" style:family="table-row">
      <style:table-row-properties style:use-optimal-row-height="false" style:row-height="0.25in"/>
    </style:style>
    <style:style style:name="TBL_0_232_row_5" style:family="table-row">
      <style:table-row-properties style:use-optimal-row-height="false" style:row-height="0.08in"/>
    </style:style>
    <style:style style:name="TBL_0_232_row_6" style:family="table-row">
      <style:table-row-properties style:use-optimal-row-height="false" style:row-height="0.25in"/>
    </style:style>
    <style:style style:name="TBL_0_232_row_7" style:family="table-row">
      <style:table-row-properties style:use-optimal-row-height="false" style:row-height="0.02in"/>
    </style:style>
    <style:style style:name="TBL_0_232_row_8" style:family="table-row">
      <style:table-row-properties style:use-optimal-row-height="false" style:row-height="0.25in"/>
    </style:style>
    <style:style style:name="TBL_0_232_row_9" style:family="table-row">
      <style:table-row-properties style:use-optimal-row-height="false" style:row-height="0.25in"/>
    </style:style>
    <style:style style:name="TBL_0_233" style:master-page-name="master_0" style:family="table">
      <style:table-properties table:align="left" style:width="8.65in" fo:break-before="page"/>
    </style:style>
    <style:style style:name="TBL_0_233_col_0" style:family="table-column">
      <style:table-column-properties style:column-width="0.19in"/>
    </style:style>
    <style:style style:name="TBL_0_233_col_1" style:family="table-column">
      <style:table-column-properties style:column-width="1.08in"/>
    </style:style>
    <style:style style:name="TBL_0_233_col_2" style:family="table-column">
      <style:table-column-properties style:column-width="0.8in"/>
    </style:style>
    <style:style style:name="TBL_0_233_col_3" style:family="table-column">
      <style:table-column-properties style:column-width="0.3in"/>
    </style:style>
    <style:style style:name="TBL_0_233_col_4" style:family="table-column">
      <style:table-column-properties style:column-width="1.04in"/>
    </style:style>
    <style:style style:name="TBL_0_233_col_5" style:family="table-column">
      <style:table-column-properties style:column-width="0.06in"/>
    </style:style>
    <style:style style:name="TBL_0_233_col_6" style:family="table-column">
      <style:table-column-properties style:column-width="0.54in"/>
    </style:style>
    <style:style style:name="TBL_0_233_col_7" style:family="table-column">
      <style:table-column-properties style:column-width="0.23in"/>
    </style:style>
    <style:style style:name="TBL_0_233_col_8" style:family="table-column">
      <style:table-column-properties style:column-width="2.16in"/>
    </style:style>
    <style:style style:name="TBL_0_233_col_9" style:family="table-column">
      <style:table-column-properties style:column-width="0.23in"/>
    </style:style>
    <style:style style:name="TBL_0_233_col_10" style:family="table-column">
      <style:table-column-properties style:column-width="1.97in"/>
    </style:style>
    <style:style style:name="TBL_0_233_row_0" style:family="table-row">
      <style:table-row-properties style:use-optimal-row-height="false" style:row-height="0.27in"/>
    </style:style>
    <style:style style:name="TBL_0_233_row_1" style:family="table-row">
      <style:table-row-properties style:use-optimal-row-height="false" style:row-height="0.38in"/>
    </style:style>
    <style:style style:name="TBL_0_233_row_2" style:family="table-row">
      <style:table-row-properties style:use-optimal-row-height="false" style:row-height="0.18in"/>
    </style:style>
    <style:style style:name="TBL_0_233_row_3" style:family="table-row">
      <style:table-row-properties style:use-optimal-row-height="false" style:row-height="1.3in"/>
    </style:style>
    <style:style style:name="TBL_0_233_row_4" style:family="table-row">
      <style:table-row-properties style:use-optimal-row-height="false" style:row-height="0.25in"/>
    </style:style>
    <style:style style:name="TBL_0_233_row_5" style:family="table-row">
      <style:table-row-properties style:use-optimal-row-height="false" style:row-height="0.08in"/>
    </style:style>
    <style:style style:name="TBL_0_233_row_6" style:family="table-row">
      <style:table-row-properties style:use-optimal-row-height="false" style:row-height="0.25in"/>
    </style:style>
    <style:style style:name="TBL_0_233_row_7" style:family="table-row">
      <style:table-row-properties style:use-optimal-row-height="false" style:row-height="0.02in"/>
    </style:style>
    <style:style style:name="TBL_0_233_row_8" style:family="table-row">
      <style:table-row-properties style:use-optimal-row-height="false" style:row-height="0.25in"/>
    </style:style>
    <style:style style:name="TBL_0_233_row_9" style:family="table-row">
      <style:table-row-properties style:use-optimal-row-height="false" style:row-height="0.25in"/>
    </style:style>
    <style:style style:name="TBL_0_234" style:master-page-name="master_0" style:family="table">
      <style:table-properties table:align="left" style:width="8.65in" fo:break-before="page"/>
    </style:style>
    <style:style style:name="TBL_0_234_col_0" style:family="table-column">
      <style:table-column-properties style:column-width="0.19in"/>
    </style:style>
    <style:style style:name="TBL_0_234_col_1" style:family="table-column">
      <style:table-column-properties style:column-width="1.08in"/>
    </style:style>
    <style:style style:name="TBL_0_234_col_2" style:family="table-column">
      <style:table-column-properties style:column-width="0.8in"/>
    </style:style>
    <style:style style:name="TBL_0_234_col_3" style:family="table-column">
      <style:table-column-properties style:column-width="0.3in"/>
    </style:style>
    <style:style style:name="TBL_0_234_col_4" style:family="table-column">
      <style:table-column-properties style:column-width="1.04in"/>
    </style:style>
    <style:style style:name="TBL_0_234_col_5" style:family="table-column">
      <style:table-column-properties style:column-width="0.06in"/>
    </style:style>
    <style:style style:name="TBL_0_234_col_6" style:family="table-column">
      <style:table-column-properties style:column-width="0.54in"/>
    </style:style>
    <style:style style:name="TBL_0_234_col_7" style:family="table-column">
      <style:table-column-properties style:column-width="0.23in"/>
    </style:style>
    <style:style style:name="TBL_0_234_col_8" style:family="table-column">
      <style:table-column-properties style:column-width="2.16in"/>
    </style:style>
    <style:style style:name="TBL_0_234_col_9" style:family="table-column">
      <style:table-column-properties style:column-width="0.23in"/>
    </style:style>
    <style:style style:name="TBL_0_234_col_10" style:family="table-column">
      <style:table-column-properties style:column-width="1.97in"/>
    </style:style>
    <style:style style:name="TBL_0_234_row_0" style:family="table-row">
      <style:table-row-properties style:use-optimal-row-height="false" style:row-height="0.27in"/>
    </style:style>
    <style:style style:name="TBL_0_234_row_1" style:family="table-row">
      <style:table-row-properties style:use-optimal-row-height="false" style:row-height="0.38in"/>
    </style:style>
    <style:style style:name="TBL_0_234_row_2" style:family="table-row">
      <style:table-row-properties style:use-optimal-row-height="false" style:row-height="0.18in"/>
    </style:style>
    <style:style style:name="TBL_0_234_row_3" style:family="table-row">
      <style:table-row-properties style:use-optimal-row-height="false" style:row-height="1.3in"/>
    </style:style>
    <style:style style:name="TBL_0_234_row_4" style:family="table-row">
      <style:table-row-properties style:use-optimal-row-height="false" style:row-height="0.25in"/>
    </style:style>
    <style:style style:name="TBL_0_234_row_5" style:family="table-row">
      <style:table-row-properties style:use-optimal-row-height="false" style:row-height="0.08in"/>
    </style:style>
    <style:style style:name="TBL_0_234_row_6" style:family="table-row">
      <style:table-row-properties style:use-optimal-row-height="false" style:row-height="0.25in"/>
    </style:style>
    <style:style style:name="TBL_0_234_row_7" style:family="table-row">
      <style:table-row-properties style:use-optimal-row-height="false" style:row-height="0.02in"/>
    </style:style>
    <style:style style:name="TBL_0_234_row_8" style:family="table-row">
      <style:table-row-properties style:use-optimal-row-height="false" style:row-height="0.25in"/>
    </style:style>
    <style:style style:name="TBL_0_234_row_9" style:family="table-row">
      <style:table-row-properties style:use-optimal-row-height="false" style:row-height="0.25in"/>
    </style:style>
    <style:style style:name="TBL_0_235" style:master-page-name="master_0" style:family="table">
      <style:table-properties table:align="left" style:width="8.65in" fo:break-before="page"/>
    </style:style>
    <style:style style:name="TBL_0_235_col_0" style:family="table-column">
      <style:table-column-properties style:column-width="0.19in"/>
    </style:style>
    <style:style style:name="TBL_0_235_col_1" style:family="table-column">
      <style:table-column-properties style:column-width="1.08in"/>
    </style:style>
    <style:style style:name="TBL_0_235_col_2" style:family="table-column">
      <style:table-column-properties style:column-width="0.8in"/>
    </style:style>
    <style:style style:name="TBL_0_235_col_3" style:family="table-column">
      <style:table-column-properties style:column-width="0.3in"/>
    </style:style>
    <style:style style:name="TBL_0_235_col_4" style:family="table-column">
      <style:table-column-properties style:column-width="1.04in"/>
    </style:style>
    <style:style style:name="TBL_0_235_col_5" style:family="table-column">
      <style:table-column-properties style:column-width="0.06in"/>
    </style:style>
    <style:style style:name="TBL_0_235_col_6" style:family="table-column">
      <style:table-column-properties style:column-width="0.54in"/>
    </style:style>
    <style:style style:name="TBL_0_235_col_7" style:family="table-column">
      <style:table-column-properties style:column-width="0.23in"/>
    </style:style>
    <style:style style:name="TBL_0_235_col_8" style:family="table-column">
      <style:table-column-properties style:column-width="2.16in"/>
    </style:style>
    <style:style style:name="TBL_0_235_col_9" style:family="table-column">
      <style:table-column-properties style:column-width="0.23in"/>
    </style:style>
    <style:style style:name="TBL_0_235_col_10" style:family="table-column">
      <style:table-column-properties style:column-width="1.97in"/>
    </style:style>
    <style:style style:name="TBL_0_235_row_0" style:family="table-row">
      <style:table-row-properties style:use-optimal-row-height="false" style:row-height="0.27in"/>
    </style:style>
    <style:style style:name="TBL_0_235_row_1" style:family="table-row">
      <style:table-row-properties style:use-optimal-row-height="false" style:row-height="0.38in"/>
    </style:style>
    <style:style style:name="TBL_0_235_row_2" style:family="table-row">
      <style:table-row-properties style:use-optimal-row-height="false" style:row-height="0.18in"/>
    </style:style>
    <style:style style:name="TBL_0_235_row_3" style:family="table-row">
      <style:table-row-properties style:use-optimal-row-height="false" style:row-height="1.3in"/>
    </style:style>
    <style:style style:name="TBL_0_235_row_4" style:family="table-row">
      <style:table-row-properties style:use-optimal-row-height="false" style:row-height="0.25in"/>
    </style:style>
    <style:style style:name="TBL_0_235_row_5" style:family="table-row">
      <style:table-row-properties style:use-optimal-row-height="false" style:row-height="0.08in"/>
    </style:style>
    <style:style style:name="TBL_0_235_row_6" style:family="table-row">
      <style:table-row-properties style:use-optimal-row-height="false" style:row-height="0.25in"/>
    </style:style>
    <style:style style:name="TBL_0_235_row_7" style:family="table-row">
      <style:table-row-properties style:use-optimal-row-height="false" style:row-height="0.02in"/>
    </style:style>
    <style:style style:name="TBL_0_235_row_8" style:family="table-row">
      <style:table-row-properties style:use-optimal-row-height="false" style:row-height="0.25in"/>
    </style:style>
    <style:style style:name="TBL_0_235_row_9" style:family="table-row">
      <style:table-row-properties style:use-optimal-row-height="false" style:row-height="0.25in"/>
    </style:style>
    <style:style style:name="TBL_0_236" style:master-page-name="master_0" style:family="table">
      <style:table-properties table:align="left" style:width="8.65in" fo:break-before="page"/>
    </style:style>
    <style:style style:name="TBL_0_236_col_0" style:family="table-column">
      <style:table-column-properties style:column-width="0.19in"/>
    </style:style>
    <style:style style:name="TBL_0_236_col_1" style:family="table-column">
      <style:table-column-properties style:column-width="1.08in"/>
    </style:style>
    <style:style style:name="TBL_0_236_col_2" style:family="table-column">
      <style:table-column-properties style:column-width="0.8in"/>
    </style:style>
    <style:style style:name="TBL_0_236_col_3" style:family="table-column">
      <style:table-column-properties style:column-width="0.3in"/>
    </style:style>
    <style:style style:name="TBL_0_236_col_4" style:family="table-column">
      <style:table-column-properties style:column-width="1.04in"/>
    </style:style>
    <style:style style:name="TBL_0_236_col_5" style:family="table-column">
      <style:table-column-properties style:column-width="0.06in"/>
    </style:style>
    <style:style style:name="TBL_0_236_col_6" style:family="table-column">
      <style:table-column-properties style:column-width="0.54in"/>
    </style:style>
    <style:style style:name="TBL_0_236_col_7" style:family="table-column">
      <style:table-column-properties style:column-width="0.23in"/>
    </style:style>
    <style:style style:name="TBL_0_236_col_8" style:family="table-column">
      <style:table-column-properties style:column-width="2.16in"/>
    </style:style>
    <style:style style:name="TBL_0_236_col_9" style:family="table-column">
      <style:table-column-properties style:column-width="0.23in"/>
    </style:style>
    <style:style style:name="TBL_0_236_col_10" style:family="table-column">
      <style:table-column-properties style:column-width="1.97in"/>
    </style:style>
    <style:style style:name="TBL_0_236_row_0" style:family="table-row">
      <style:table-row-properties style:use-optimal-row-height="false" style:row-height="0.27in"/>
    </style:style>
    <style:style style:name="TBL_0_236_row_1" style:family="table-row">
      <style:table-row-properties style:use-optimal-row-height="false" style:row-height="0.38in"/>
    </style:style>
    <style:style style:name="TBL_0_236_row_2" style:family="table-row">
      <style:table-row-properties style:use-optimal-row-height="false" style:row-height="0.18in"/>
    </style:style>
    <style:style style:name="TBL_0_236_row_3" style:family="table-row">
      <style:table-row-properties style:use-optimal-row-height="false" style:row-height="1.3in"/>
    </style:style>
    <style:style style:name="TBL_0_236_row_4" style:family="table-row">
      <style:table-row-properties style:use-optimal-row-height="false" style:row-height="0.25in"/>
    </style:style>
    <style:style style:name="TBL_0_236_row_5" style:family="table-row">
      <style:table-row-properties style:use-optimal-row-height="false" style:row-height="0.08in"/>
    </style:style>
    <style:style style:name="TBL_0_236_row_6" style:family="table-row">
      <style:table-row-properties style:use-optimal-row-height="false" style:row-height="0.25in"/>
    </style:style>
    <style:style style:name="TBL_0_236_row_7" style:family="table-row">
      <style:table-row-properties style:use-optimal-row-height="false" style:row-height="0.02in"/>
    </style:style>
    <style:style style:name="TBL_0_236_row_8" style:family="table-row">
      <style:table-row-properties style:use-optimal-row-height="false" style:row-height="0.25in"/>
    </style:style>
    <style:style style:name="TBL_0_236_row_9" style:family="table-row">
      <style:table-row-properties style:use-optimal-row-height="false" style:row-height="0.25in"/>
    </style:style>
    <style:style style:name="TBL_0_237" style:master-page-name="master_0" style:family="table">
      <style:table-properties table:align="left" style:width="8.65in" fo:break-before="page"/>
    </style:style>
    <style:style style:name="TBL_0_237_col_0" style:family="table-column">
      <style:table-column-properties style:column-width="0.19in"/>
    </style:style>
    <style:style style:name="TBL_0_237_col_1" style:family="table-column">
      <style:table-column-properties style:column-width="1.08in"/>
    </style:style>
    <style:style style:name="TBL_0_237_col_2" style:family="table-column">
      <style:table-column-properties style:column-width="0.8in"/>
    </style:style>
    <style:style style:name="TBL_0_237_col_3" style:family="table-column">
      <style:table-column-properties style:column-width="0.3in"/>
    </style:style>
    <style:style style:name="TBL_0_237_col_4" style:family="table-column">
      <style:table-column-properties style:column-width="1.04in"/>
    </style:style>
    <style:style style:name="TBL_0_237_col_5" style:family="table-column">
      <style:table-column-properties style:column-width="0.06in"/>
    </style:style>
    <style:style style:name="TBL_0_237_col_6" style:family="table-column">
      <style:table-column-properties style:column-width="0.54in"/>
    </style:style>
    <style:style style:name="TBL_0_237_col_7" style:family="table-column">
      <style:table-column-properties style:column-width="0.23in"/>
    </style:style>
    <style:style style:name="TBL_0_237_col_8" style:family="table-column">
      <style:table-column-properties style:column-width="2.16in"/>
    </style:style>
    <style:style style:name="TBL_0_237_col_9" style:family="table-column">
      <style:table-column-properties style:column-width="0.23in"/>
    </style:style>
    <style:style style:name="TBL_0_237_col_10" style:family="table-column">
      <style:table-column-properties style:column-width="1.97in"/>
    </style:style>
    <style:style style:name="TBL_0_237_row_0" style:family="table-row">
      <style:table-row-properties style:use-optimal-row-height="false" style:row-height="0.27in"/>
    </style:style>
    <style:style style:name="TBL_0_237_row_1" style:family="table-row">
      <style:table-row-properties style:use-optimal-row-height="false" style:row-height="0.38in"/>
    </style:style>
    <style:style style:name="TBL_0_237_row_2" style:family="table-row">
      <style:table-row-properties style:use-optimal-row-height="false" style:row-height="0.18in"/>
    </style:style>
    <style:style style:name="TBL_0_237_row_3" style:family="table-row">
      <style:table-row-properties style:use-optimal-row-height="false" style:row-height="1.3in"/>
    </style:style>
    <style:style style:name="TBL_0_237_row_4" style:family="table-row">
      <style:table-row-properties style:use-optimal-row-height="false" style:row-height="0.25in"/>
    </style:style>
    <style:style style:name="TBL_0_237_row_5" style:family="table-row">
      <style:table-row-properties style:use-optimal-row-height="false" style:row-height="0.08in"/>
    </style:style>
    <style:style style:name="TBL_0_237_row_6" style:family="table-row">
      <style:table-row-properties style:use-optimal-row-height="false" style:row-height="0.25in"/>
    </style:style>
    <style:style style:name="TBL_0_237_row_7" style:family="table-row">
      <style:table-row-properties style:use-optimal-row-height="false" style:row-height="0.02in"/>
    </style:style>
    <style:style style:name="TBL_0_237_row_8" style:family="table-row">
      <style:table-row-properties style:use-optimal-row-height="false" style:row-height="0.25in"/>
    </style:style>
    <style:style style:name="TBL_0_237_row_9" style:family="table-row">
      <style:table-row-properties style:use-optimal-row-height="false" style:row-height="0.25in"/>
    </style:style>
    <style:style style:name="TBL_0_238" style:master-page-name="master_0" style:family="table">
      <style:table-properties table:align="left" style:width="8.65in" fo:break-before="page"/>
    </style:style>
    <style:style style:name="TBL_0_238_col_0" style:family="table-column">
      <style:table-column-properties style:column-width="0.19in"/>
    </style:style>
    <style:style style:name="TBL_0_238_col_1" style:family="table-column">
      <style:table-column-properties style:column-width="1.08in"/>
    </style:style>
    <style:style style:name="TBL_0_238_col_2" style:family="table-column">
      <style:table-column-properties style:column-width="0.8in"/>
    </style:style>
    <style:style style:name="TBL_0_238_col_3" style:family="table-column">
      <style:table-column-properties style:column-width="0.3in"/>
    </style:style>
    <style:style style:name="TBL_0_238_col_4" style:family="table-column">
      <style:table-column-properties style:column-width="1.04in"/>
    </style:style>
    <style:style style:name="TBL_0_238_col_5" style:family="table-column">
      <style:table-column-properties style:column-width="0.06in"/>
    </style:style>
    <style:style style:name="TBL_0_238_col_6" style:family="table-column">
      <style:table-column-properties style:column-width="0.54in"/>
    </style:style>
    <style:style style:name="TBL_0_238_col_7" style:family="table-column">
      <style:table-column-properties style:column-width="0.23in"/>
    </style:style>
    <style:style style:name="TBL_0_238_col_8" style:family="table-column">
      <style:table-column-properties style:column-width="2.16in"/>
    </style:style>
    <style:style style:name="TBL_0_238_col_9" style:family="table-column">
      <style:table-column-properties style:column-width="0.23in"/>
    </style:style>
    <style:style style:name="TBL_0_238_col_10" style:family="table-column">
      <style:table-column-properties style:column-width="1.97in"/>
    </style:style>
    <style:style style:name="TBL_0_238_row_0" style:family="table-row">
      <style:table-row-properties style:use-optimal-row-height="false" style:row-height="0.27in"/>
    </style:style>
    <style:style style:name="TBL_0_238_row_1" style:family="table-row">
      <style:table-row-properties style:use-optimal-row-height="false" style:row-height="0.38in"/>
    </style:style>
    <style:style style:name="TBL_0_238_row_2" style:family="table-row">
      <style:table-row-properties style:use-optimal-row-height="false" style:row-height="0.18in"/>
    </style:style>
    <style:style style:name="TBL_0_238_row_3" style:family="table-row">
      <style:table-row-properties style:use-optimal-row-height="false" style:row-height="1.3in"/>
    </style:style>
    <style:style style:name="TBL_0_238_row_4" style:family="table-row">
      <style:table-row-properties style:use-optimal-row-height="false" style:row-height="0.25in"/>
    </style:style>
    <style:style style:name="TBL_0_238_row_5" style:family="table-row">
      <style:table-row-properties style:use-optimal-row-height="false" style:row-height="0.08in"/>
    </style:style>
    <style:style style:name="TBL_0_238_row_6" style:family="table-row">
      <style:table-row-properties style:use-optimal-row-height="false" style:row-height="0.25in"/>
    </style:style>
    <style:style style:name="TBL_0_238_row_7" style:family="table-row">
      <style:table-row-properties style:use-optimal-row-height="false" style:row-height="0.02in"/>
    </style:style>
    <style:style style:name="TBL_0_238_row_8" style:family="table-row">
      <style:table-row-properties style:use-optimal-row-height="false" style:row-height="0.25in"/>
    </style:style>
    <style:style style:name="TBL_0_238_row_9" style:family="table-row">
      <style:table-row-properties style:use-optimal-row-height="false" style:row-height="0.25in"/>
    </style:style>
    <style:style style:name="TBL_0_239" style:master-page-name="master_0" style:family="table">
      <style:table-properties table:align="left" style:width="8.65in" fo:break-before="page"/>
    </style:style>
    <style:style style:name="TBL_0_239_col_0" style:family="table-column">
      <style:table-column-properties style:column-width="0.19in"/>
    </style:style>
    <style:style style:name="TBL_0_239_col_1" style:family="table-column">
      <style:table-column-properties style:column-width="1.08in"/>
    </style:style>
    <style:style style:name="TBL_0_239_col_2" style:family="table-column">
      <style:table-column-properties style:column-width="0.8in"/>
    </style:style>
    <style:style style:name="TBL_0_239_col_3" style:family="table-column">
      <style:table-column-properties style:column-width="0.3in"/>
    </style:style>
    <style:style style:name="TBL_0_239_col_4" style:family="table-column">
      <style:table-column-properties style:column-width="1.04in"/>
    </style:style>
    <style:style style:name="TBL_0_239_col_5" style:family="table-column">
      <style:table-column-properties style:column-width="0.06in"/>
    </style:style>
    <style:style style:name="TBL_0_239_col_6" style:family="table-column">
      <style:table-column-properties style:column-width="0.54in"/>
    </style:style>
    <style:style style:name="TBL_0_239_col_7" style:family="table-column">
      <style:table-column-properties style:column-width="0.23in"/>
    </style:style>
    <style:style style:name="TBL_0_239_col_8" style:family="table-column">
      <style:table-column-properties style:column-width="2.16in"/>
    </style:style>
    <style:style style:name="TBL_0_239_col_9" style:family="table-column">
      <style:table-column-properties style:column-width="0.23in"/>
    </style:style>
    <style:style style:name="TBL_0_239_col_10" style:family="table-column">
      <style:table-column-properties style:column-width="1.97in"/>
    </style:style>
    <style:style style:name="TBL_0_239_row_0" style:family="table-row">
      <style:table-row-properties style:use-optimal-row-height="false" style:row-height="0.27in"/>
    </style:style>
    <style:style style:name="TBL_0_239_row_1" style:family="table-row">
      <style:table-row-properties style:use-optimal-row-height="false" style:row-height="0.38in"/>
    </style:style>
    <style:style style:name="TBL_0_239_row_2" style:family="table-row">
      <style:table-row-properties style:use-optimal-row-height="false" style:row-height="0.18in"/>
    </style:style>
    <style:style style:name="TBL_0_239_row_3" style:family="table-row">
      <style:table-row-properties style:use-optimal-row-height="false" style:row-height="1.3in"/>
    </style:style>
    <style:style style:name="TBL_0_239_row_4" style:family="table-row">
      <style:table-row-properties style:use-optimal-row-height="false" style:row-height="0.25in"/>
    </style:style>
    <style:style style:name="TBL_0_239_row_5" style:family="table-row">
      <style:table-row-properties style:use-optimal-row-height="false" style:row-height="0.08in"/>
    </style:style>
    <style:style style:name="TBL_0_239_row_6" style:family="table-row">
      <style:table-row-properties style:use-optimal-row-height="false" style:row-height="0.25in"/>
    </style:style>
    <style:style style:name="TBL_0_239_row_7" style:family="table-row">
      <style:table-row-properties style:use-optimal-row-height="false" style:row-height="0.02in"/>
    </style:style>
    <style:style style:name="TBL_0_239_row_8" style:family="table-row">
      <style:table-row-properties style:use-optimal-row-height="false" style:row-height="0.25in"/>
    </style:style>
    <style:style style:name="TBL_0_239_row_9" style:family="table-row">
      <style:table-row-properties style:use-optimal-row-height="false" style:row-height="0.25in"/>
    </style:style>
    <style:style style:name="TBL_0_240" style:master-page-name="master_0" style:family="table">
      <style:table-properties table:align="left" style:width="8.65in" fo:break-before="page"/>
    </style:style>
    <style:style style:name="TBL_0_240_col_0" style:family="table-column">
      <style:table-column-properties style:column-width="0.19in"/>
    </style:style>
    <style:style style:name="TBL_0_240_col_1" style:family="table-column">
      <style:table-column-properties style:column-width="1.08in"/>
    </style:style>
    <style:style style:name="TBL_0_240_col_2" style:family="table-column">
      <style:table-column-properties style:column-width="0.8in"/>
    </style:style>
    <style:style style:name="TBL_0_240_col_3" style:family="table-column">
      <style:table-column-properties style:column-width="0.3in"/>
    </style:style>
    <style:style style:name="TBL_0_240_col_4" style:family="table-column">
      <style:table-column-properties style:column-width="1.04in"/>
    </style:style>
    <style:style style:name="TBL_0_240_col_5" style:family="table-column">
      <style:table-column-properties style:column-width="0.06in"/>
    </style:style>
    <style:style style:name="TBL_0_240_col_6" style:family="table-column">
      <style:table-column-properties style:column-width="0.54in"/>
    </style:style>
    <style:style style:name="TBL_0_240_col_7" style:family="table-column">
      <style:table-column-properties style:column-width="0.23in"/>
    </style:style>
    <style:style style:name="TBL_0_240_col_8" style:family="table-column">
      <style:table-column-properties style:column-width="2.16in"/>
    </style:style>
    <style:style style:name="TBL_0_240_col_9" style:family="table-column">
      <style:table-column-properties style:column-width="0.23in"/>
    </style:style>
    <style:style style:name="TBL_0_240_col_10" style:family="table-column">
      <style:table-column-properties style:column-width="1.97in"/>
    </style:style>
    <style:style style:name="TBL_0_240_row_0" style:family="table-row">
      <style:table-row-properties style:use-optimal-row-height="false" style:row-height="0.27in"/>
    </style:style>
    <style:style style:name="TBL_0_240_row_1" style:family="table-row">
      <style:table-row-properties style:use-optimal-row-height="false" style:row-height="0.38in"/>
    </style:style>
    <style:style style:name="TBL_0_240_row_2" style:family="table-row">
      <style:table-row-properties style:use-optimal-row-height="false" style:row-height="0.18in"/>
    </style:style>
    <style:style style:name="TBL_0_240_row_3" style:family="table-row">
      <style:table-row-properties style:use-optimal-row-height="false" style:row-height="1.3in"/>
    </style:style>
    <style:style style:name="TBL_0_240_row_4" style:family="table-row">
      <style:table-row-properties style:use-optimal-row-height="false" style:row-height="0.25in"/>
    </style:style>
    <style:style style:name="TBL_0_240_row_5" style:family="table-row">
      <style:table-row-properties style:use-optimal-row-height="false" style:row-height="0.08in"/>
    </style:style>
    <style:style style:name="TBL_0_240_row_6" style:family="table-row">
      <style:table-row-properties style:use-optimal-row-height="false" style:row-height="0.25in"/>
    </style:style>
    <style:style style:name="TBL_0_240_row_7" style:family="table-row">
      <style:table-row-properties style:use-optimal-row-height="false" style:row-height="0.02in"/>
    </style:style>
    <style:style style:name="TBL_0_240_row_8" style:family="table-row">
      <style:table-row-properties style:use-optimal-row-height="false" style:row-height="0.25in"/>
    </style:style>
    <style:style style:name="TBL_0_240_row_9" style:family="table-row">
      <style:table-row-properties style:use-optimal-row-height="false" style:row-height="0.25in"/>
    </style:style>
    <style:style style:name="TBL_0_241" style:master-page-name="master_0" style:family="table">
      <style:table-properties table:align="left" style:width="8.65in" fo:break-before="page"/>
    </style:style>
    <style:style style:name="TBL_0_241_col_0" style:family="table-column">
      <style:table-column-properties style:column-width="0.19in"/>
    </style:style>
    <style:style style:name="TBL_0_241_col_1" style:family="table-column">
      <style:table-column-properties style:column-width="1.08in"/>
    </style:style>
    <style:style style:name="TBL_0_241_col_2" style:family="table-column">
      <style:table-column-properties style:column-width="0.8in"/>
    </style:style>
    <style:style style:name="TBL_0_241_col_3" style:family="table-column">
      <style:table-column-properties style:column-width="0.3in"/>
    </style:style>
    <style:style style:name="TBL_0_241_col_4" style:family="table-column">
      <style:table-column-properties style:column-width="1.04in"/>
    </style:style>
    <style:style style:name="TBL_0_241_col_5" style:family="table-column">
      <style:table-column-properties style:column-width="0.06in"/>
    </style:style>
    <style:style style:name="TBL_0_241_col_6" style:family="table-column">
      <style:table-column-properties style:column-width="0.54in"/>
    </style:style>
    <style:style style:name="TBL_0_241_col_7" style:family="table-column">
      <style:table-column-properties style:column-width="0.23in"/>
    </style:style>
    <style:style style:name="TBL_0_241_col_8" style:family="table-column">
      <style:table-column-properties style:column-width="2.16in"/>
    </style:style>
    <style:style style:name="TBL_0_241_col_9" style:family="table-column">
      <style:table-column-properties style:column-width="0.23in"/>
    </style:style>
    <style:style style:name="TBL_0_241_col_10" style:family="table-column">
      <style:table-column-properties style:column-width="1.97in"/>
    </style:style>
    <style:style style:name="TBL_0_241_row_0" style:family="table-row">
      <style:table-row-properties style:use-optimal-row-height="false" style:row-height="0.27in"/>
    </style:style>
    <style:style style:name="TBL_0_241_row_1" style:family="table-row">
      <style:table-row-properties style:use-optimal-row-height="false" style:row-height="0.38in"/>
    </style:style>
    <style:style style:name="TBL_0_241_row_2" style:family="table-row">
      <style:table-row-properties style:use-optimal-row-height="false" style:row-height="0.18in"/>
    </style:style>
    <style:style style:name="TBL_0_241_row_3" style:family="table-row">
      <style:table-row-properties style:use-optimal-row-height="false" style:row-height="1.3in"/>
    </style:style>
    <style:style style:name="TBL_0_241_row_4" style:family="table-row">
      <style:table-row-properties style:use-optimal-row-height="false" style:row-height="0.25in"/>
    </style:style>
    <style:style style:name="TBL_0_241_row_5" style:family="table-row">
      <style:table-row-properties style:use-optimal-row-height="false" style:row-height="0.08in"/>
    </style:style>
    <style:style style:name="TBL_0_241_row_6" style:family="table-row">
      <style:table-row-properties style:use-optimal-row-height="false" style:row-height="0.25in"/>
    </style:style>
    <style:style style:name="TBL_0_241_row_7" style:family="table-row">
      <style:table-row-properties style:use-optimal-row-height="false" style:row-height="0.02in"/>
    </style:style>
    <style:style style:name="TBL_0_241_row_8" style:family="table-row">
      <style:table-row-properties style:use-optimal-row-height="false" style:row-height="0.25in"/>
    </style:style>
    <style:style style:name="TBL_0_241_row_9" style:family="table-row">
      <style:table-row-properties style:use-optimal-row-height="false" style:row-height="0.25in"/>
    </style:style>
    <style:style style:name="TBL_0_242" style:master-page-name="master_0" style:family="table">
      <style:table-properties table:align="left" style:width="8.65in" fo:break-before="page"/>
    </style:style>
    <style:style style:name="TBL_0_242_col_0" style:family="table-column">
      <style:table-column-properties style:column-width="0.19in"/>
    </style:style>
    <style:style style:name="TBL_0_242_col_1" style:family="table-column">
      <style:table-column-properties style:column-width="1.08in"/>
    </style:style>
    <style:style style:name="TBL_0_242_col_2" style:family="table-column">
      <style:table-column-properties style:column-width="0.8in"/>
    </style:style>
    <style:style style:name="TBL_0_242_col_3" style:family="table-column">
      <style:table-column-properties style:column-width="0.3in"/>
    </style:style>
    <style:style style:name="TBL_0_242_col_4" style:family="table-column">
      <style:table-column-properties style:column-width="1.04in"/>
    </style:style>
    <style:style style:name="TBL_0_242_col_5" style:family="table-column">
      <style:table-column-properties style:column-width="0.06in"/>
    </style:style>
    <style:style style:name="TBL_0_242_col_6" style:family="table-column">
      <style:table-column-properties style:column-width="0.54in"/>
    </style:style>
    <style:style style:name="TBL_0_242_col_7" style:family="table-column">
      <style:table-column-properties style:column-width="0.23in"/>
    </style:style>
    <style:style style:name="TBL_0_242_col_8" style:family="table-column">
      <style:table-column-properties style:column-width="2.16in"/>
    </style:style>
    <style:style style:name="TBL_0_242_col_9" style:family="table-column">
      <style:table-column-properties style:column-width="0.23in"/>
    </style:style>
    <style:style style:name="TBL_0_242_col_10" style:family="table-column">
      <style:table-column-properties style:column-width="1.97in"/>
    </style:style>
    <style:style style:name="TBL_0_242_row_0" style:family="table-row">
      <style:table-row-properties style:use-optimal-row-height="false" style:row-height="0.27in"/>
    </style:style>
    <style:style style:name="TBL_0_242_row_1" style:family="table-row">
      <style:table-row-properties style:use-optimal-row-height="false" style:row-height="0.38in"/>
    </style:style>
    <style:style style:name="TBL_0_242_row_2" style:family="table-row">
      <style:table-row-properties style:use-optimal-row-height="false" style:row-height="0.18in"/>
    </style:style>
    <style:style style:name="TBL_0_242_row_3" style:family="table-row">
      <style:table-row-properties style:use-optimal-row-height="false" style:row-height="1.3in"/>
    </style:style>
    <style:style style:name="TBL_0_242_row_4" style:family="table-row">
      <style:table-row-properties style:use-optimal-row-height="false" style:row-height="0.25in"/>
    </style:style>
    <style:style style:name="TBL_0_242_row_5" style:family="table-row">
      <style:table-row-properties style:use-optimal-row-height="false" style:row-height="0.08in"/>
    </style:style>
    <style:style style:name="TBL_0_242_row_6" style:family="table-row">
      <style:table-row-properties style:use-optimal-row-height="false" style:row-height="0.25in"/>
    </style:style>
    <style:style style:name="TBL_0_242_row_7" style:family="table-row">
      <style:table-row-properties style:use-optimal-row-height="false" style:row-height="0.02in"/>
    </style:style>
    <style:style style:name="TBL_0_242_row_8" style:family="table-row">
      <style:table-row-properties style:use-optimal-row-height="false" style:row-height="0.25in"/>
    </style:style>
    <style:style style:name="TBL_0_242_row_9" style:family="table-row">
      <style:table-row-properties style:use-optimal-row-height="false" style:row-height="0.25in"/>
    </style:style>
    <style:style style:name="TBL_0_243" style:master-page-name="master_0" style:family="table">
      <style:table-properties table:align="left" style:width="8.65in" fo:break-before="page"/>
    </style:style>
    <style:style style:name="TBL_0_243_col_0" style:family="table-column">
      <style:table-column-properties style:column-width="0.19in"/>
    </style:style>
    <style:style style:name="TBL_0_243_col_1" style:family="table-column">
      <style:table-column-properties style:column-width="1.08in"/>
    </style:style>
    <style:style style:name="TBL_0_243_col_2" style:family="table-column">
      <style:table-column-properties style:column-width="0.8in"/>
    </style:style>
    <style:style style:name="TBL_0_243_col_3" style:family="table-column">
      <style:table-column-properties style:column-width="0.3in"/>
    </style:style>
    <style:style style:name="TBL_0_243_col_4" style:family="table-column">
      <style:table-column-properties style:column-width="1.04in"/>
    </style:style>
    <style:style style:name="TBL_0_243_col_5" style:family="table-column">
      <style:table-column-properties style:column-width="0.06in"/>
    </style:style>
    <style:style style:name="TBL_0_243_col_6" style:family="table-column">
      <style:table-column-properties style:column-width="0.54in"/>
    </style:style>
    <style:style style:name="TBL_0_243_col_7" style:family="table-column">
      <style:table-column-properties style:column-width="0.23in"/>
    </style:style>
    <style:style style:name="TBL_0_243_col_8" style:family="table-column">
      <style:table-column-properties style:column-width="2.16in"/>
    </style:style>
    <style:style style:name="TBL_0_243_col_9" style:family="table-column">
      <style:table-column-properties style:column-width="0.23in"/>
    </style:style>
    <style:style style:name="TBL_0_243_col_10" style:family="table-column">
      <style:table-column-properties style:column-width="1.97in"/>
    </style:style>
    <style:style style:name="TBL_0_243_row_0" style:family="table-row">
      <style:table-row-properties style:use-optimal-row-height="false" style:row-height="0.27in"/>
    </style:style>
    <style:style style:name="TBL_0_243_row_1" style:family="table-row">
      <style:table-row-properties style:use-optimal-row-height="false" style:row-height="0.38in"/>
    </style:style>
    <style:style style:name="TBL_0_243_row_2" style:family="table-row">
      <style:table-row-properties style:use-optimal-row-height="false" style:row-height="0.18in"/>
    </style:style>
    <style:style style:name="TBL_0_243_row_3" style:family="table-row">
      <style:table-row-properties style:use-optimal-row-height="false" style:row-height="1.3in"/>
    </style:style>
    <style:style style:name="TBL_0_243_row_4" style:family="table-row">
      <style:table-row-properties style:use-optimal-row-height="false" style:row-height="0.25in"/>
    </style:style>
    <style:style style:name="TBL_0_243_row_5" style:family="table-row">
      <style:table-row-properties style:use-optimal-row-height="false" style:row-height="0.08in"/>
    </style:style>
    <style:style style:name="TBL_0_243_row_6" style:family="table-row">
      <style:table-row-properties style:use-optimal-row-height="false" style:row-height="0.25in"/>
    </style:style>
    <style:style style:name="TBL_0_243_row_7" style:family="table-row">
      <style:table-row-properties style:use-optimal-row-height="false" style:row-height="0.02in"/>
    </style:style>
    <style:style style:name="TBL_0_243_row_8" style:family="table-row">
      <style:table-row-properties style:use-optimal-row-height="false" style:row-height="0.25in"/>
    </style:style>
    <style:style style:name="TBL_0_243_row_9" style:family="table-row">
      <style:table-row-properties style:use-optimal-row-height="false" style:row-height="0.25in"/>
    </style:style>
    <style:style style:name="TBL_0_244" style:master-page-name="master_0" style:family="table">
      <style:table-properties table:align="left" style:width="8.65in" fo:break-before="page"/>
    </style:style>
    <style:style style:name="TBL_0_244_col_0" style:family="table-column">
      <style:table-column-properties style:column-width="0.19in"/>
    </style:style>
    <style:style style:name="TBL_0_244_col_1" style:family="table-column">
      <style:table-column-properties style:column-width="1.08in"/>
    </style:style>
    <style:style style:name="TBL_0_244_col_2" style:family="table-column">
      <style:table-column-properties style:column-width="0.8in"/>
    </style:style>
    <style:style style:name="TBL_0_244_col_3" style:family="table-column">
      <style:table-column-properties style:column-width="0.3in"/>
    </style:style>
    <style:style style:name="TBL_0_244_col_4" style:family="table-column">
      <style:table-column-properties style:column-width="1.04in"/>
    </style:style>
    <style:style style:name="TBL_0_244_col_5" style:family="table-column">
      <style:table-column-properties style:column-width="0.06in"/>
    </style:style>
    <style:style style:name="TBL_0_244_col_6" style:family="table-column">
      <style:table-column-properties style:column-width="0.54in"/>
    </style:style>
    <style:style style:name="TBL_0_244_col_7" style:family="table-column">
      <style:table-column-properties style:column-width="0.23in"/>
    </style:style>
    <style:style style:name="TBL_0_244_col_8" style:family="table-column">
      <style:table-column-properties style:column-width="2.16in"/>
    </style:style>
    <style:style style:name="TBL_0_244_col_9" style:family="table-column">
      <style:table-column-properties style:column-width="0.23in"/>
    </style:style>
    <style:style style:name="TBL_0_244_col_10" style:family="table-column">
      <style:table-column-properties style:column-width="1.97in"/>
    </style:style>
    <style:style style:name="TBL_0_244_row_0" style:family="table-row">
      <style:table-row-properties style:use-optimal-row-height="false" style:row-height="0.27in"/>
    </style:style>
    <style:style style:name="TBL_0_244_row_1" style:family="table-row">
      <style:table-row-properties style:use-optimal-row-height="false" style:row-height="0.38in"/>
    </style:style>
    <style:style style:name="TBL_0_244_row_2" style:family="table-row">
      <style:table-row-properties style:use-optimal-row-height="false" style:row-height="0.18in"/>
    </style:style>
    <style:style style:name="TBL_0_244_row_3" style:family="table-row">
      <style:table-row-properties style:use-optimal-row-height="false" style:row-height="1.3in"/>
    </style:style>
    <style:style style:name="TBL_0_244_row_4" style:family="table-row">
      <style:table-row-properties style:use-optimal-row-height="false" style:row-height="0.25in"/>
    </style:style>
    <style:style style:name="TBL_0_244_row_5" style:family="table-row">
      <style:table-row-properties style:use-optimal-row-height="false" style:row-height="0.08in"/>
    </style:style>
    <style:style style:name="TBL_0_244_row_6" style:family="table-row">
      <style:table-row-properties style:use-optimal-row-height="false" style:row-height="0.25in"/>
    </style:style>
    <style:style style:name="TBL_0_244_row_7" style:family="table-row">
      <style:table-row-properties style:use-optimal-row-height="false" style:row-height="0.02in"/>
    </style:style>
    <style:style style:name="TBL_0_244_row_8" style:family="table-row">
      <style:table-row-properties style:use-optimal-row-height="false" style:row-height="0.25in"/>
    </style:style>
    <style:style style:name="TBL_0_244_row_9" style:family="table-row">
      <style:table-row-properties style:use-optimal-row-height="false" style:row-height="0.25in"/>
    </style:style>
    <style:style style:name="TBL_0_245" style:master-page-name="master_0" style:family="table">
      <style:table-properties table:align="left" style:width="8.65in" fo:break-before="page"/>
    </style:style>
    <style:style style:name="TBL_0_245_col_0" style:family="table-column">
      <style:table-column-properties style:column-width="0.19in"/>
    </style:style>
    <style:style style:name="TBL_0_245_col_1" style:family="table-column">
      <style:table-column-properties style:column-width="1.08in"/>
    </style:style>
    <style:style style:name="TBL_0_245_col_2" style:family="table-column">
      <style:table-column-properties style:column-width="0.8in"/>
    </style:style>
    <style:style style:name="TBL_0_245_col_3" style:family="table-column">
      <style:table-column-properties style:column-width="0.3in"/>
    </style:style>
    <style:style style:name="TBL_0_245_col_4" style:family="table-column">
      <style:table-column-properties style:column-width="1.04in"/>
    </style:style>
    <style:style style:name="TBL_0_245_col_5" style:family="table-column">
      <style:table-column-properties style:column-width="0.06in"/>
    </style:style>
    <style:style style:name="TBL_0_245_col_6" style:family="table-column">
      <style:table-column-properties style:column-width="0.54in"/>
    </style:style>
    <style:style style:name="TBL_0_245_col_7" style:family="table-column">
      <style:table-column-properties style:column-width="0.23in"/>
    </style:style>
    <style:style style:name="TBL_0_245_col_8" style:family="table-column">
      <style:table-column-properties style:column-width="2.16in"/>
    </style:style>
    <style:style style:name="TBL_0_245_col_9" style:family="table-column">
      <style:table-column-properties style:column-width="0.23in"/>
    </style:style>
    <style:style style:name="TBL_0_245_col_10" style:family="table-column">
      <style:table-column-properties style:column-width="1.97in"/>
    </style:style>
    <style:style style:name="TBL_0_245_row_0" style:family="table-row">
      <style:table-row-properties style:use-optimal-row-height="false" style:row-height="0.27in"/>
    </style:style>
    <style:style style:name="TBL_0_245_row_1" style:family="table-row">
      <style:table-row-properties style:use-optimal-row-height="false" style:row-height="0.38in"/>
    </style:style>
    <style:style style:name="TBL_0_245_row_2" style:family="table-row">
      <style:table-row-properties style:use-optimal-row-height="false" style:row-height="0.18in"/>
    </style:style>
    <style:style style:name="TBL_0_245_row_3" style:family="table-row">
      <style:table-row-properties style:use-optimal-row-height="false" style:row-height="1.3in"/>
    </style:style>
    <style:style style:name="TBL_0_245_row_4" style:family="table-row">
      <style:table-row-properties style:use-optimal-row-height="false" style:row-height="0.25in"/>
    </style:style>
    <style:style style:name="TBL_0_245_row_5" style:family="table-row">
      <style:table-row-properties style:use-optimal-row-height="false" style:row-height="0.08in"/>
    </style:style>
    <style:style style:name="TBL_0_245_row_6" style:family="table-row">
      <style:table-row-properties style:use-optimal-row-height="false" style:row-height="0.25in"/>
    </style:style>
    <style:style style:name="TBL_0_245_row_7" style:family="table-row">
      <style:table-row-properties style:use-optimal-row-height="false" style:row-height="0.02in"/>
    </style:style>
    <style:style style:name="TBL_0_245_row_8" style:family="table-row">
      <style:table-row-properties style:use-optimal-row-height="false" style:row-height="0.25in"/>
    </style:style>
    <style:style style:name="TBL_0_245_row_9" style:family="table-row">
      <style:table-row-properties style:use-optimal-row-height="false" style:row-height="0.25in"/>
    </style:style>
    <style:style style:name="TBL_0_246" style:master-page-name="master_0" style:family="table">
      <style:table-properties table:align="left" style:width="8.65in" fo:break-before="page"/>
    </style:style>
    <style:style style:name="TBL_0_246_col_0" style:family="table-column">
      <style:table-column-properties style:column-width="0.19in"/>
    </style:style>
    <style:style style:name="TBL_0_246_col_1" style:family="table-column">
      <style:table-column-properties style:column-width="1.08in"/>
    </style:style>
    <style:style style:name="TBL_0_246_col_2" style:family="table-column">
      <style:table-column-properties style:column-width="0.8in"/>
    </style:style>
    <style:style style:name="TBL_0_246_col_3" style:family="table-column">
      <style:table-column-properties style:column-width="0.3in"/>
    </style:style>
    <style:style style:name="TBL_0_246_col_4" style:family="table-column">
      <style:table-column-properties style:column-width="1.04in"/>
    </style:style>
    <style:style style:name="TBL_0_246_col_5" style:family="table-column">
      <style:table-column-properties style:column-width="0.06in"/>
    </style:style>
    <style:style style:name="TBL_0_246_col_6" style:family="table-column">
      <style:table-column-properties style:column-width="0.54in"/>
    </style:style>
    <style:style style:name="TBL_0_246_col_7" style:family="table-column">
      <style:table-column-properties style:column-width="0.23in"/>
    </style:style>
    <style:style style:name="TBL_0_246_col_8" style:family="table-column">
      <style:table-column-properties style:column-width="2.16in"/>
    </style:style>
    <style:style style:name="TBL_0_246_col_9" style:family="table-column">
      <style:table-column-properties style:column-width="0.23in"/>
    </style:style>
    <style:style style:name="TBL_0_246_col_10" style:family="table-column">
      <style:table-column-properties style:column-width="1.97in"/>
    </style:style>
    <style:style style:name="TBL_0_246_row_0" style:family="table-row">
      <style:table-row-properties style:use-optimal-row-height="false" style:row-height="0.27in"/>
    </style:style>
    <style:style style:name="TBL_0_246_row_1" style:family="table-row">
      <style:table-row-properties style:use-optimal-row-height="false" style:row-height="0.38in"/>
    </style:style>
    <style:style style:name="TBL_0_246_row_2" style:family="table-row">
      <style:table-row-properties style:use-optimal-row-height="false" style:row-height="0.18in"/>
    </style:style>
    <style:style style:name="TBL_0_246_row_3" style:family="table-row">
      <style:table-row-properties style:use-optimal-row-height="false" style:row-height="1.3in"/>
    </style:style>
    <style:style style:name="TBL_0_246_row_4" style:family="table-row">
      <style:table-row-properties style:use-optimal-row-height="false" style:row-height="0.25in"/>
    </style:style>
    <style:style style:name="TBL_0_246_row_5" style:family="table-row">
      <style:table-row-properties style:use-optimal-row-height="false" style:row-height="0.08in"/>
    </style:style>
    <style:style style:name="TBL_0_246_row_6" style:family="table-row">
      <style:table-row-properties style:use-optimal-row-height="false" style:row-height="0.25in"/>
    </style:style>
    <style:style style:name="TBL_0_246_row_7" style:family="table-row">
      <style:table-row-properties style:use-optimal-row-height="false" style:row-height="0.02in"/>
    </style:style>
    <style:style style:name="TBL_0_246_row_8" style:family="table-row">
      <style:table-row-properties style:use-optimal-row-height="false" style:row-height="0.25in"/>
    </style:style>
    <style:style style:name="TBL_0_246_row_9" style:family="table-row">
      <style:table-row-properties style:use-optimal-row-height="false" style:row-height="0.25in"/>
    </style:style>
    <style:style style:name="TBL_0_247" style:master-page-name="master_0" style:family="table">
      <style:table-properties table:align="left" style:width="8.65in" fo:break-before="page"/>
    </style:style>
    <style:style style:name="TBL_0_247_col_0" style:family="table-column">
      <style:table-column-properties style:column-width="0.19in"/>
    </style:style>
    <style:style style:name="TBL_0_247_col_1" style:family="table-column">
      <style:table-column-properties style:column-width="1.08in"/>
    </style:style>
    <style:style style:name="TBL_0_247_col_2" style:family="table-column">
      <style:table-column-properties style:column-width="0.8in"/>
    </style:style>
    <style:style style:name="TBL_0_247_col_3" style:family="table-column">
      <style:table-column-properties style:column-width="0.3in"/>
    </style:style>
    <style:style style:name="TBL_0_247_col_4" style:family="table-column">
      <style:table-column-properties style:column-width="1.04in"/>
    </style:style>
    <style:style style:name="TBL_0_247_col_5" style:family="table-column">
      <style:table-column-properties style:column-width="0.06in"/>
    </style:style>
    <style:style style:name="TBL_0_247_col_6" style:family="table-column">
      <style:table-column-properties style:column-width="0.54in"/>
    </style:style>
    <style:style style:name="TBL_0_247_col_7" style:family="table-column">
      <style:table-column-properties style:column-width="0.23in"/>
    </style:style>
    <style:style style:name="TBL_0_247_col_8" style:family="table-column">
      <style:table-column-properties style:column-width="2.16in"/>
    </style:style>
    <style:style style:name="TBL_0_247_col_9" style:family="table-column">
      <style:table-column-properties style:column-width="0.23in"/>
    </style:style>
    <style:style style:name="TBL_0_247_col_10" style:family="table-column">
      <style:table-column-properties style:column-width="1.97in"/>
    </style:style>
    <style:style style:name="TBL_0_247_row_0" style:family="table-row">
      <style:table-row-properties style:use-optimal-row-height="false" style:row-height="0.27in"/>
    </style:style>
    <style:style style:name="TBL_0_247_row_1" style:family="table-row">
      <style:table-row-properties style:use-optimal-row-height="false" style:row-height="0.38in"/>
    </style:style>
    <style:style style:name="TBL_0_247_row_2" style:family="table-row">
      <style:table-row-properties style:use-optimal-row-height="false" style:row-height="0.18in"/>
    </style:style>
    <style:style style:name="TBL_0_247_row_3" style:family="table-row">
      <style:table-row-properties style:use-optimal-row-height="false" style:row-height="1.3in"/>
    </style:style>
    <style:style style:name="TBL_0_247_row_4" style:family="table-row">
      <style:table-row-properties style:use-optimal-row-height="false" style:row-height="0.25in"/>
    </style:style>
    <style:style style:name="TBL_0_247_row_5" style:family="table-row">
      <style:table-row-properties style:use-optimal-row-height="false" style:row-height="0.08in"/>
    </style:style>
    <style:style style:name="TBL_0_247_row_6" style:family="table-row">
      <style:table-row-properties style:use-optimal-row-height="false" style:row-height="0.25in"/>
    </style:style>
    <style:style style:name="TBL_0_247_row_7" style:family="table-row">
      <style:table-row-properties style:use-optimal-row-height="false" style:row-height="0.02in"/>
    </style:style>
    <style:style style:name="TBL_0_247_row_8" style:family="table-row">
      <style:table-row-properties style:use-optimal-row-height="false" style:row-height="0.25in"/>
    </style:style>
    <style:style style:name="TBL_0_247_row_9" style:family="table-row">
      <style:table-row-properties style:use-optimal-row-height="false" style:row-height="0.25in"/>
    </style:style>
    <style:style style:name="TBL_0_248" style:master-page-name="master_0" style:family="table">
      <style:table-properties table:align="left" style:width="8.65in" fo:break-before="page"/>
    </style:style>
    <style:style style:name="TBL_0_248_col_0" style:family="table-column">
      <style:table-column-properties style:column-width="0.19in"/>
    </style:style>
    <style:style style:name="TBL_0_248_col_1" style:family="table-column">
      <style:table-column-properties style:column-width="1.08in"/>
    </style:style>
    <style:style style:name="TBL_0_248_col_2" style:family="table-column">
      <style:table-column-properties style:column-width="0.8in"/>
    </style:style>
    <style:style style:name="TBL_0_248_col_3" style:family="table-column">
      <style:table-column-properties style:column-width="0.3in"/>
    </style:style>
    <style:style style:name="TBL_0_248_col_4" style:family="table-column">
      <style:table-column-properties style:column-width="1.04in"/>
    </style:style>
    <style:style style:name="TBL_0_248_col_5" style:family="table-column">
      <style:table-column-properties style:column-width="0.06in"/>
    </style:style>
    <style:style style:name="TBL_0_248_col_6" style:family="table-column">
      <style:table-column-properties style:column-width="0.54in"/>
    </style:style>
    <style:style style:name="TBL_0_248_col_7" style:family="table-column">
      <style:table-column-properties style:column-width="0.23in"/>
    </style:style>
    <style:style style:name="TBL_0_248_col_8" style:family="table-column">
      <style:table-column-properties style:column-width="2.16in"/>
    </style:style>
    <style:style style:name="TBL_0_248_col_9" style:family="table-column">
      <style:table-column-properties style:column-width="0.23in"/>
    </style:style>
    <style:style style:name="TBL_0_248_col_10" style:family="table-column">
      <style:table-column-properties style:column-width="1.97in"/>
    </style:style>
    <style:style style:name="TBL_0_248_row_0" style:family="table-row">
      <style:table-row-properties style:use-optimal-row-height="false" style:row-height="0.27in"/>
    </style:style>
    <style:style style:name="TBL_0_248_row_1" style:family="table-row">
      <style:table-row-properties style:use-optimal-row-height="false" style:row-height="0.38in"/>
    </style:style>
    <style:style style:name="TBL_0_248_row_2" style:family="table-row">
      <style:table-row-properties style:use-optimal-row-height="false" style:row-height="0.18in"/>
    </style:style>
    <style:style style:name="TBL_0_248_row_3" style:family="table-row">
      <style:table-row-properties style:use-optimal-row-height="false" style:row-height="1.3in"/>
    </style:style>
    <style:style style:name="TBL_0_248_row_4" style:family="table-row">
      <style:table-row-properties style:use-optimal-row-height="false" style:row-height="0.25in"/>
    </style:style>
    <style:style style:name="TBL_0_248_row_5" style:family="table-row">
      <style:table-row-properties style:use-optimal-row-height="false" style:row-height="0.08in"/>
    </style:style>
    <style:style style:name="TBL_0_248_row_6" style:family="table-row">
      <style:table-row-properties style:use-optimal-row-height="false" style:row-height="0.25in"/>
    </style:style>
    <style:style style:name="TBL_0_248_row_7" style:family="table-row">
      <style:table-row-properties style:use-optimal-row-height="false" style:row-height="0.02in"/>
    </style:style>
    <style:style style:name="TBL_0_248_row_8" style:family="table-row">
      <style:table-row-properties style:use-optimal-row-height="false" style:row-height="0.25in"/>
    </style:style>
    <style:style style:name="TBL_0_248_row_9" style:family="table-row">
      <style:table-row-properties style:use-optimal-row-height="false" style:row-height="0.25in"/>
    </style:style>
    <style:style style:name="TBL_0_249" style:master-page-name="master_0" style:family="table">
      <style:table-properties table:align="left" style:width="8.65in" fo:break-before="page"/>
    </style:style>
    <style:style style:name="TBL_0_249_col_0" style:family="table-column">
      <style:table-column-properties style:column-width="0.19in"/>
    </style:style>
    <style:style style:name="TBL_0_249_col_1" style:family="table-column">
      <style:table-column-properties style:column-width="1.08in"/>
    </style:style>
    <style:style style:name="TBL_0_249_col_2" style:family="table-column">
      <style:table-column-properties style:column-width="0.8in"/>
    </style:style>
    <style:style style:name="TBL_0_249_col_3" style:family="table-column">
      <style:table-column-properties style:column-width="0.3in"/>
    </style:style>
    <style:style style:name="TBL_0_249_col_4" style:family="table-column">
      <style:table-column-properties style:column-width="1.04in"/>
    </style:style>
    <style:style style:name="TBL_0_249_col_5" style:family="table-column">
      <style:table-column-properties style:column-width="0.06in"/>
    </style:style>
    <style:style style:name="TBL_0_249_col_6" style:family="table-column">
      <style:table-column-properties style:column-width="0.54in"/>
    </style:style>
    <style:style style:name="TBL_0_249_col_7" style:family="table-column">
      <style:table-column-properties style:column-width="0.23in"/>
    </style:style>
    <style:style style:name="TBL_0_249_col_8" style:family="table-column">
      <style:table-column-properties style:column-width="2.16in"/>
    </style:style>
    <style:style style:name="TBL_0_249_col_9" style:family="table-column">
      <style:table-column-properties style:column-width="0.23in"/>
    </style:style>
    <style:style style:name="TBL_0_249_col_10" style:family="table-column">
      <style:table-column-properties style:column-width="1.97in"/>
    </style:style>
    <style:style style:name="TBL_0_249_row_0" style:family="table-row">
      <style:table-row-properties style:use-optimal-row-height="false" style:row-height="0.27in"/>
    </style:style>
    <style:style style:name="TBL_0_249_row_1" style:family="table-row">
      <style:table-row-properties style:use-optimal-row-height="false" style:row-height="0.38in"/>
    </style:style>
    <style:style style:name="TBL_0_249_row_2" style:family="table-row">
      <style:table-row-properties style:use-optimal-row-height="false" style:row-height="0.18in"/>
    </style:style>
    <style:style style:name="TBL_0_249_row_3" style:family="table-row">
      <style:table-row-properties style:use-optimal-row-height="false" style:row-height="1.3in"/>
    </style:style>
    <style:style style:name="TBL_0_249_row_4" style:family="table-row">
      <style:table-row-properties style:use-optimal-row-height="false" style:row-height="0.25in"/>
    </style:style>
    <style:style style:name="TBL_0_249_row_5" style:family="table-row">
      <style:table-row-properties style:use-optimal-row-height="false" style:row-height="0.08in"/>
    </style:style>
    <style:style style:name="TBL_0_249_row_6" style:family="table-row">
      <style:table-row-properties style:use-optimal-row-height="false" style:row-height="0.25in"/>
    </style:style>
    <style:style style:name="TBL_0_249_row_7" style:family="table-row">
      <style:table-row-properties style:use-optimal-row-height="false" style:row-height="0.02in"/>
    </style:style>
    <style:style style:name="TBL_0_249_row_8" style:family="table-row">
      <style:table-row-properties style:use-optimal-row-height="false" style:row-height="0.25in"/>
    </style:style>
    <style:style style:name="TBL_0_249_row_9" style:family="table-row">
      <style:table-row-properties style:use-optimal-row-height="false" style:row-height="0.25in"/>
    </style:style>
    <style:style style:name="TBL_0_250" style:master-page-name="master_0" style:family="table">
      <style:table-properties table:align="left" style:width="8.65in" fo:break-before="page"/>
    </style:style>
    <style:style style:name="TBL_0_250_col_0" style:family="table-column">
      <style:table-column-properties style:column-width="0.19in"/>
    </style:style>
    <style:style style:name="TBL_0_250_col_1" style:family="table-column">
      <style:table-column-properties style:column-width="1.08in"/>
    </style:style>
    <style:style style:name="TBL_0_250_col_2" style:family="table-column">
      <style:table-column-properties style:column-width="0.8in"/>
    </style:style>
    <style:style style:name="TBL_0_250_col_3" style:family="table-column">
      <style:table-column-properties style:column-width="0.3in"/>
    </style:style>
    <style:style style:name="TBL_0_250_col_4" style:family="table-column">
      <style:table-column-properties style:column-width="1.04in"/>
    </style:style>
    <style:style style:name="TBL_0_250_col_5" style:family="table-column">
      <style:table-column-properties style:column-width="0.06in"/>
    </style:style>
    <style:style style:name="TBL_0_250_col_6" style:family="table-column">
      <style:table-column-properties style:column-width="0.54in"/>
    </style:style>
    <style:style style:name="TBL_0_250_col_7" style:family="table-column">
      <style:table-column-properties style:column-width="0.23in"/>
    </style:style>
    <style:style style:name="TBL_0_250_col_8" style:family="table-column">
      <style:table-column-properties style:column-width="2.16in"/>
    </style:style>
    <style:style style:name="TBL_0_250_col_9" style:family="table-column">
      <style:table-column-properties style:column-width="0.23in"/>
    </style:style>
    <style:style style:name="TBL_0_250_col_10" style:family="table-column">
      <style:table-column-properties style:column-width="1.97in"/>
    </style:style>
    <style:style style:name="TBL_0_250_row_0" style:family="table-row">
      <style:table-row-properties style:use-optimal-row-height="false" style:row-height="0.27in"/>
    </style:style>
    <style:style style:name="TBL_0_250_row_1" style:family="table-row">
      <style:table-row-properties style:use-optimal-row-height="false" style:row-height="0.38in"/>
    </style:style>
    <style:style style:name="TBL_0_250_row_2" style:family="table-row">
      <style:table-row-properties style:use-optimal-row-height="false" style:row-height="0.18in"/>
    </style:style>
    <style:style style:name="TBL_0_250_row_3" style:family="table-row">
      <style:table-row-properties style:use-optimal-row-height="false" style:row-height="1.3in"/>
    </style:style>
    <style:style style:name="TBL_0_250_row_4" style:family="table-row">
      <style:table-row-properties style:use-optimal-row-height="false" style:row-height="0.25in"/>
    </style:style>
    <style:style style:name="TBL_0_250_row_5" style:family="table-row">
      <style:table-row-properties style:use-optimal-row-height="false" style:row-height="0.08in"/>
    </style:style>
    <style:style style:name="TBL_0_250_row_6" style:family="table-row">
      <style:table-row-properties style:use-optimal-row-height="false" style:row-height="0.25in"/>
    </style:style>
    <style:style style:name="TBL_0_250_row_7" style:family="table-row">
      <style:table-row-properties style:use-optimal-row-height="false" style:row-height="0.02in"/>
    </style:style>
    <style:style style:name="TBL_0_250_row_8" style:family="table-row">
      <style:table-row-properties style:use-optimal-row-height="false" style:row-height="0.25in"/>
    </style:style>
    <style:style style:name="TBL_0_250_row_9" style:family="table-row">
      <style:table-row-properties style:use-optimal-row-height="false" style:row-height="0.25in"/>
    </style:style>
    <style:style style:name="TBL_0_251" style:master-page-name="master_0" style:family="table">
      <style:table-properties table:align="left" style:width="8.65in" fo:break-before="page"/>
    </style:style>
    <style:style style:name="TBL_0_251_col_0" style:family="table-column">
      <style:table-column-properties style:column-width="0.19in"/>
    </style:style>
    <style:style style:name="TBL_0_251_col_1" style:family="table-column">
      <style:table-column-properties style:column-width="1.08in"/>
    </style:style>
    <style:style style:name="TBL_0_251_col_2" style:family="table-column">
      <style:table-column-properties style:column-width="0.8in"/>
    </style:style>
    <style:style style:name="TBL_0_251_col_3" style:family="table-column">
      <style:table-column-properties style:column-width="0.3in"/>
    </style:style>
    <style:style style:name="TBL_0_251_col_4" style:family="table-column">
      <style:table-column-properties style:column-width="1.04in"/>
    </style:style>
    <style:style style:name="TBL_0_251_col_5" style:family="table-column">
      <style:table-column-properties style:column-width="0.06in"/>
    </style:style>
    <style:style style:name="TBL_0_251_col_6" style:family="table-column">
      <style:table-column-properties style:column-width="0.54in"/>
    </style:style>
    <style:style style:name="TBL_0_251_col_7" style:family="table-column">
      <style:table-column-properties style:column-width="0.23in"/>
    </style:style>
    <style:style style:name="TBL_0_251_col_8" style:family="table-column">
      <style:table-column-properties style:column-width="2.16in"/>
    </style:style>
    <style:style style:name="TBL_0_251_col_9" style:family="table-column">
      <style:table-column-properties style:column-width="0.23in"/>
    </style:style>
    <style:style style:name="TBL_0_251_col_10" style:family="table-column">
      <style:table-column-properties style:column-width="1.97in"/>
    </style:style>
    <style:style style:name="TBL_0_251_row_0" style:family="table-row">
      <style:table-row-properties style:use-optimal-row-height="false" style:row-height="0.27in"/>
    </style:style>
    <style:style style:name="TBL_0_251_row_1" style:family="table-row">
      <style:table-row-properties style:use-optimal-row-height="false" style:row-height="0.38in"/>
    </style:style>
    <style:style style:name="TBL_0_251_row_2" style:family="table-row">
      <style:table-row-properties style:use-optimal-row-height="false" style:row-height="0.18in"/>
    </style:style>
    <style:style style:name="TBL_0_251_row_3" style:family="table-row">
      <style:table-row-properties style:use-optimal-row-height="false" style:row-height="1.3in"/>
    </style:style>
    <style:style style:name="TBL_0_251_row_4" style:family="table-row">
      <style:table-row-properties style:use-optimal-row-height="false" style:row-height="0.25in"/>
    </style:style>
    <style:style style:name="TBL_0_251_row_5" style:family="table-row">
      <style:table-row-properties style:use-optimal-row-height="false" style:row-height="0.08in"/>
    </style:style>
    <style:style style:name="TBL_0_251_row_6" style:family="table-row">
      <style:table-row-properties style:use-optimal-row-height="false" style:row-height="0.25in"/>
    </style:style>
    <style:style style:name="TBL_0_251_row_7" style:family="table-row">
      <style:table-row-properties style:use-optimal-row-height="false" style:row-height="0.02in"/>
    </style:style>
    <style:style style:name="TBL_0_251_row_8" style:family="table-row">
      <style:table-row-properties style:use-optimal-row-height="false" style:row-height="0.25in"/>
    </style:style>
    <style:style style:name="TBL_0_251_row_9" style:family="table-row">
      <style:table-row-properties style:use-optimal-row-height="false" style:row-height="0.25in"/>
    </style:style>
    <style:style style:name="TBL_0_252" style:master-page-name="master_0" style:family="table">
      <style:table-properties table:align="left" style:width="8.65in" fo:break-before="page"/>
    </style:style>
    <style:style style:name="TBL_0_252_col_0" style:family="table-column">
      <style:table-column-properties style:column-width="0.19in"/>
    </style:style>
    <style:style style:name="TBL_0_252_col_1" style:family="table-column">
      <style:table-column-properties style:column-width="1.08in"/>
    </style:style>
    <style:style style:name="TBL_0_252_col_2" style:family="table-column">
      <style:table-column-properties style:column-width="0.8in"/>
    </style:style>
    <style:style style:name="TBL_0_252_col_3" style:family="table-column">
      <style:table-column-properties style:column-width="0.3in"/>
    </style:style>
    <style:style style:name="TBL_0_252_col_4" style:family="table-column">
      <style:table-column-properties style:column-width="1.04in"/>
    </style:style>
    <style:style style:name="TBL_0_252_col_5" style:family="table-column">
      <style:table-column-properties style:column-width="0.06in"/>
    </style:style>
    <style:style style:name="TBL_0_252_col_6" style:family="table-column">
      <style:table-column-properties style:column-width="0.54in"/>
    </style:style>
    <style:style style:name="TBL_0_252_col_7" style:family="table-column">
      <style:table-column-properties style:column-width="0.23in"/>
    </style:style>
    <style:style style:name="TBL_0_252_col_8" style:family="table-column">
      <style:table-column-properties style:column-width="2.16in"/>
    </style:style>
    <style:style style:name="TBL_0_252_col_9" style:family="table-column">
      <style:table-column-properties style:column-width="0.23in"/>
    </style:style>
    <style:style style:name="TBL_0_252_col_10" style:family="table-column">
      <style:table-column-properties style:column-width="1.97in"/>
    </style:style>
    <style:style style:name="TBL_0_252_row_0" style:family="table-row">
      <style:table-row-properties style:use-optimal-row-height="false" style:row-height="0.27in"/>
    </style:style>
    <style:style style:name="TBL_0_252_row_1" style:family="table-row">
      <style:table-row-properties style:use-optimal-row-height="false" style:row-height="0.38in"/>
    </style:style>
    <style:style style:name="TBL_0_252_row_2" style:family="table-row">
      <style:table-row-properties style:use-optimal-row-height="false" style:row-height="0.18in"/>
    </style:style>
    <style:style style:name="TBL_0_252_row_3" style:family="table-row">
      <style:table-row-properties style:use-optimal-row-height="false" style:row-height="1.3in"/>
    </style:style>
    <style:style style:name="TBL_0_252_row_4" style:family="table-row">
      <style:table-row-properties style:use-optimal-row-height="false" style:row-height="0.25in"/>
    </style:style>
    <style:style style:name="TBL_0_252_row_5" style:family="table-row">
      <style:table-row-properties style:use-optimal-row-height="false" style:row-height="0.08in"/>
    </style:style>
    <style:style style:name="TBL_0_252_row_6" style:family="table-row">
      <style:table-row-properties style:use-optimal-row-height="false" style:row-height="0.25in"/>
    </style:style>
    <style:style style:name="TBL_0_252_row_7" style:family="table-row">
      <style:table-row-properties style:use-optimal-row-height="false" style:row-height="0.02in"/>
    </style:style>
    <style:style style:name="TBL_0_252_row_8" style:family="table-row">
      <style:table-row-properties style:use-optimal-row-height="false" style:row-height="0.25in"/>
    </style:style>
    <style:style style:name="TBL_0_252_row_9" style:family="table-row">
      <style:table-row-properties style:use-optimal-row-height="false" style:row-height="0.25in"/>
    </style:style>
    <style:style style:name="TBL_0_253" style:master-page-name="master_0" style:family="table">
      <style:table-properties table:align="left" style:width="8.65in" fo:break-before="page"/>
    </style:style>
    <style:style style:name="TBL_0_253_col_0" style:family="table-column">
      <style:table-column-properties style:column-width="0.19in"/>
    </style:style>
    <style:style style:name="TBL_0_253_col_1" style:family="table-column">
      <style:table-column-properties style:column-width="1.08in"/>
    </style:style>
    <style:style style:name="TBL_0_253_col_2" style:family="table-column">
      <style:table-column-properties style:column-width="0.8in"/>
    </style:style>
    <style:style style:name="TBL_0_253_col_3" style:family="table-column">
      <style:table-column-properties style:column-width="0.3in"/>
    </style:style>
    <style:style style:name="TBL_0_253_col_4" style:family="table-column">
      <style:table-column-properties style:column-width="1.04in"/>
    </style:style>
    <style:style style:name="TBL_0_253_col_5" style:family="table-column">
      <style:table-column-properties style:column-width="0.06in"/>
    </style:style>
    <style:style style:name="TBL_0_253_col_6" style:family="table-column">
      <style:table-column-properties style:column-width="0.54in"/>
    </style:style>
    <style:style style:name="TBL_0_253_col_7" style:family="table-column">
      <style:table-column-properties style:column-width="0.23in"/>
    </style:style>
    <style:style style:name="TBL_0_253_col_8" style:family="table-column">
      <style:table-column-properties style:column-width="2.16in"/>
    </style:style>
    <style:style style:name="TBL_0_253_col_9" style:family="table-column">
      <style:table-column-properties style:column-width="0.23in"/>
    </style:style>
    <style:style style:name="TBL_0_253_col_10" style:family="table-column">
      <style:table-column-properties style:column-width="1.97in"/>
    </style:style>
    <style:style style:name="TBL_0_253_row_0" style:family="table-row">
      <style:table-row-properties style:use-optimal-row-height="false" style:row-height="0.27in"/>
    </style:style>
    <style:style style:name="TBL_0_253_row_1" style:family="table-row">
      <style:table-row-properties style:use-optimal-row-height="false" style:row-height="0.38in"/>
    </style:style>
    <style:style style:name="TBL_0_253_row_2" style:family="table-row">
      <style:table-row-properties style:use-optimal-row-height="false" style:row-height="0.18in"/>
    </style:style>
    <style:style style:name="TBL_0_253_row_3" style:family="table-row">
      <style:table-row-properties style:use-optimal-row-height="false" style:row-height="1.3in"/>
    </style:style>
    <style:style style:name="TBL_0_253_row_4" style:family="table-row">
      <style:table-row-properties style:use-optimal-row-height="false" style:row-height="0.25in"/>
    </style:style>
    <style:style style:name="TBL_0_253_row_5" style:family="table-row">
      <style:table-row-properties style:use-optimal-row-height="false" style:row-height="0.08in"/>
    </style:style>
    <style:style style:name="TBL_0_253_row_6" style:family="table-row">
      <style:table-row-properties style:use-optimal-row-height="false" style:row-height="0.25in"/>
    </style:style>
    <style:style style:name="TBL_0_253_row_7" style:family="table-row">
      <style:table-row-properties style:use-optimal-row-height="false" style:row-height="0.02in"/>
    </style:style>
    <style:style style:name="TBL_0_253_row_8" style:family="table-row">
      <style:table-row-properties style:use-optimal-row-height="false" style:row-height="0.25in"/>
    </style:style>
    <style:style style:name="TBL_0_253_row_9" style:family="table-row">
      <style:table-row-properties style:use-optimal-row-height="false" style:row-height="0.25in"/>
    </style:style>
    <style:style style:name="TBL_0_254" style:master-page-name="master_0" style:family="table">
      <style:table-properties table:align="left" style:width="8.65in" fo:break-before="page"/>
    </style:style>
    <style:style style:name="TBL_0_254_col_0" style:family="table-column">
      <style:table-column-properties style:column-width="0.19in"/>
    </style:style>
    <style:style style:name="TBL_0_254_col_1" style:family="table-column">
      <style:table-column-properties style:column-width="1.08in"/>
    </style:style>
    <style:style style:name="TBL_0_254_col_2" style:family="table-column">
      <style:table-column-properties style:column-width="0.8in"/>
    </style:style>
    <style:style style:name="TBL_0_254_col_3" style:family="table-column">
      <style:table-column-properties style:column-width="0.3in"/>
    </style:style>
    <style:style style:name="TBL_0_254_col_4" style:family="table-column">
      <style:table-column-properties style:column-width="1.04in"/>
    </style:style>
    <style:style style:name="TBL_0_254_col_5" style:family="table-column">
      <style:table-column-properties style:column-width="0.06in"/>
    </style:style>
    <style:style style:name="TBL_0_254_col_6" style:family="table-column">
      <style:table-column-properties style:column-width="0.54in"/>
    </style:style>
    <style:style style:name="TBL_0_254_col_7" style:family="table-column">
      <style:table-column-properties style:column-width="0.23in"/>
    </style:style>
    <style:style style:name="TBL_0_254_col_8" style:family="table-column">
      <style:table-column-properties style:column-width="2.16in"/>
    </style:style>
    <style:style style:name="TBL_0_254_col_9" style:family="table-column">
      <style:table-column-properties style:column-width="0.23in"/>
    </style:style>
    <style:style style:name="TBL_0_254_col_10" style:family="table-column">
      <style:table-column-properties style:column-width="1.97in"/>
    </style:style>
    <style:style style:name="TBL_0_254_row_0" style:family="table-row">
      <style:table-row-properties style:use-optimal-row-height="false" style:row-height="0.27in"/>
    </style:style>
    <style:style style:name="TBL_0_254_row_1" style:family="table-row">
      <style:table-row-properties style:use-optimal-row-height="false" style:row-height="0.38in"/>
    </style:style>
    <style:style style:name="TBL_0_254_row_2" style:family="table-row">
      <style:table-row-properties style:use-optimal-row-height="false" style:row-height="0.18in"/>
    </style:style>
    <style:style style:name="TBL_0_254_row_3" style:family="table-row">
      <style:table-row-properties style:use-optimal-row-height="false" style:row-height="1.3in"/>
    </style:style>
    <style:style style:name="TBL_0_254_row_4" style:family="table-row">
      <style:table-row-properties style:use-optimal-row-height="false" style:row-height="0.25in"/>
    </style:style>
    <style:style style:name="TBL_0_254_row_5" style:family="table-row">
      <style:table-row-properties style:use-optimal-row-height="false" style:row-height="0.08in"/>
    </style:style>
    <style:style style:name="TBL_0_254_row_6" style:family="table-row">
      <style:table-row-properties style:use-optimal-row-height="false" style:row-height="0.25in"/>
    </style:style>
    <style:style style:name="TBL_0_254_row_7" style:family="table-row">
      <style:table-row-properties style:use-optimal-row-height="false" style:row-height="0.02in"/>
    </style:style>
    <style:style style:name="TBL_0_254_row_8" style:family="table-row">
      <style:table-row-properties style:use-optimal-row-height="false" style:row-height="0.25in"/>
    </style:style>
    <style:style style:name="TBL_0_254_row_9" style:family="table-row">
      <style:table-row-properties style:use-optimal-row-height="false" style:row-height="0.25in"/>
    </style:style>
    <style:style style:name="TBL_0_255" style:master-page-name="master_0" style:family="table">
      <style:table-properties table:align="left" style:width="8.65in" fo:break-before="page"/>
    </style:style>
    <style:style style:name="TBL_0_255_col_0" style:family="table-column">
      <style:table-column-properties style:column-width="0.19in"/>
    </style:style>
    <style:style style:name="TBL_0_255_col_1" style:family="table-column">
      <style:table-column-properties style:column-width="1.08in"/>
    </style:style>
    <style:style style:name="TBL_0_255_col_2" style:family="table-column">
      <style:table-column-properties style:column-width="0.8in"/>
    </style:style>
    <style:style style:name="TBL_0_255_col_3" style:family="table-column">
      <style:table-column-properties style:column-width="0.3in"/>
    </style:style>
    <style:style style:name="TBL_0_255_col_4" style:family="table-column">
      <style:table-column-properties style:column-width="1.04in"/>
    </style:style>
    <style:style style:name="TBL_0_255_col_5" style:family="table-column">
      <style:table-column-properties style:column-width="0.06in"/>
    </style:style>
    <style:style style:name="TBL_0_255_col_6" style:family="table-column">
      <style:table-column-properties style:column-width="0.54in"/>
    </style:style>
    <style:style style:name="TBL_0_255_col_7" style:family="table-column">
      <style:table-column-properties style:column-width="0.23in"/>
    </style:style>
    <style:style style:name="TBL_0_255_col_8" style:family="table-column">
      <style:table-column-properties style:column-width="2.16in"/>
    </style:style>
    <style:style style:name="TBL_0_255_col_9" style:family="table-column">
      <style:table-column-properties style:column-width="0.23in"/>
    </style:style>
    <style:style style:name="TBL_0_255_col_10" style:family="table-column">
      <style:table-column-properties style:column-width="1.97in"/>
    </style:style>
    <style:style style:name="TBL_0_255_row_0" style:family="table-row">
      <style:table-row-properties style:use-optimal-row-height="false" style:row-height="0.27in"/>
    </style:style>
    <style:style style:name="TBL_0_255_row_1" style:family="table-row">
      <style:table-row-properties style:use-optimal-row-height="false" style:row-height="0.38in"/>
    </style:style>
    <style:style style:name="TBL_0_255_row_2" style:family="table-row">
      <style:table-row-properties style:use-optimal-row-height="false" style:row-height="0.18in"/>
    </style:style>
    <style:style style:name="TBL_0_255_row_3" style:family="table-row">
      <style:table-row-properties style:use-optimal-row-height="false" style:row-height="1.3in"/>
    </style:style>
    <style:style style:name="TBL_0_255_row_4" style:family="table-row">
      <style:table-row-properties style:use-optimal-row-height="false" style:row-height="0.25in"/>
    </style:style>
    <style:style style:name="TBL_0_255_row_5" style:family="table-row">
      <style:table-row-properties style:use-optimal-row-height="false" style:row-height="0.08in"/>
    </style:style>
    <style:style style:name="TBL_0_255_row_6" style:family="table-row">
      <style:table-row-properties style:use-optimal-row-height="false" style:row-height="0.25in"/>
    </style:style>
    <style:style style:name="TBL_0_255_row_7" style:family="table-row">
      <style:table-row-properties style:use-optimal-row-height="false" style:row-height="0.02in"/>
    </style:style>
    <style:style style:name="TBL_0_255_row_8" style:family="table-row">
      <style:table-row-properties style:use-optimal-row-height="false" style:row-height="0.25in"/>
    </style:style>
    <style:style style:name="TBL_0_255_row_9" style:family="table-row">
      <style:table-row-properties style:use-optimal-row-height="false" style:row-height="0.25in"/>
    </style:style>
    <style:style style:name="TBL_0_256" style:master-page-name="master_0" style:family="table">
      <style:table-properties table:align="left" style:width="8.65in" fo:break-before="page"/>
    </style:style>
    <style:style style:name="TBL_0_256_col_0" style:family="table-column">
      <style:table-column-properties style:column-width="0.19in"/>
    </style:style>
    <style:style style:name="TBL_0_256_col_1" style:family="table-column">
      <style:table-column-properties style:column-width="1.08in"/>
    </style:style>
    <style:style style:name="TBL_0_256_col_2" style:family="table-column">
      <style:table-column-properties style:column-width="0.8in"/>
    </style:style>
    <style:style style:name="TBL_0_256_col_3" style:family="table-column">
      <style:table-column-properties style:column-width="0.3in"/>
    </style:style>
    <style:style style:name="TBL_0_256_col_4" style:family="table-column">
      <style:table-column-properties style:column-width="1.04in"/>
    </style:style>
    <style:style style:name="TBL_0_256_col_5" style:family="table-column">
      <style:table-column-properties style:column-width="0.06in"/>
    </style:style>
    <style:style style:name="TBL_0_256_col_6" style:family="table-column">
      <style:table-column-properties style:column-width="0.54in"/>
    </style:style>
    <style:style style:name="TBL_0_256_col_7" style:family="table-column">
      <style:table-column-properties style:column-width="0.23in"/>
    </style:style>
    <style:style style:name="TBL_0_256_col_8" style:family="table-column">
      <style:table-column-properties style:column-width="2.16in"/>
    </style:style>
    <style:style style:name="TBL_0_256_col_9" style:family="table-column">
      <style:table-column-properties style:column-width="0.23in"/>
    </style:style>
    <style:style style:name="TBL_0_256_col_10" style:family="table-column">
      <style:table-column-properties style:column-width="1.97in"/>
    </style:style>
    <style:style style:name="TBL_0_256_row_0" style:family="table-row">
      <style:table-row-properties style:use-optimal-row-height="false" style:row-height="0.27in"/>
    </style:style>
    <style:style style:name="TBL_0_256_row_1" style:family="table-row">
      <style:table-row-properties style:use-optimal-row-height="false" style:row-height="0.38in"/>
    </style:style>
    <style:style style:name="TBL_0_256_row_2" style:family="table-row">
      <style:table-row-properties style:use-optimal-row-height="false" style:row-height="0.18in"/>
    </style:style>
    <style:style style:name="TBL_0_256_row_3" style:family="table-row">
      <style:table-row-properties style:use-optimal-row-height="false" style:row-height="1.3in"/>
    </style:style>
    <style:style style:name="TBL_0_256_row_4" style:family="table-row">
      <style:table-row-properties style:use-optimal-row-height="false" style:row-height="0.25in"/>
    </style:style>
    <style:style style:name="TBL_0_256_row_5" style:family="table-row">
      <style:table-row-properties style:use-optimal-row-height="false" style:row-height="0.08in"/>
    </style:style>
    <style:style style:name="TBL_0_256_row_6" style:family="table-row">
      <style:table-row-properties style:use-optimal-row-height="false" style:row-height="0.25in"/>
    </style:style>
    <style:style style:name="TBL_0_256_row_7" style:family="table-row">
      <style:table-row-properties style:use-optimal-row-height="false" style:row-height="0.02in"/>
    </style:style>
    <style:style style:name="TBL_0_256_row_8" style:family="table-row">
      <style:table-row-properties style:use-optimal-row-height="false" style:row-height="0.25in"/>
    </style:style>
    <style:style style:name="TBL_0_256_row_9" style:family="table-row">
      <style:table-row-properties style:use-optimal-row-height="false" style:row-height="0.25in"/>
    </style:style>
    <style:style style:name="TBL_0_257" style:master-page-name="master_0" style:family="table">
      <style:table-properties table:align="left" style:width="8.65in" fo:break-before="page"/>
    </style:style>
    <style:style style:name="TBL_0_257_col_0" style:family="table-column">
      <style:table-column-properties style:column-width="0.19in"/>
    </style:style>
    <style:style style:name="TBL_0_257_col_1" style:family="table-column">
      <style:table-column-properties style:column-width="1.08in"/>
    </style:style>
    <style:style style:name="TBL_0_257_col_2" style:family="table-column">
      <style:table-column-properties style:column-width="0.8in"/>
    </style:style>
    <style:style style:name="TBL_0_257_col_3" style:family="table-column">
      <style:table-column-properties style:column-width="0.3in"/>
    </style:style>
    <style:style style:name="TBL_0_257_col_4" style:family="table-column">
      <style:table-column-properties style:column-width="1.04in"/>
    </style:style>
    <style:style style:name="TBL_0_257_col_5" style:family="table-column">
      <style:table-column-properties style:column-width="0.06in"/>
    </style:style>
    <style:style style:name="TBL_0_257_col_6" style:family="table-column">
      <style:table-column-properties style:column-width="0.54in"/>
    </style:style>
    <style:style style:name="TBL_0_257_col_7" style:family="table-column">
      <style:table-column-properties style:column-width="0.23in"/>
    </style:style>
    <style:style style:name="TBL_0_257_col_8" style:family="table-column">
      <style:table-column-properties style:column-width="2.16in"/>
    </style:style>
    <style:style style:name="TBL_0_257_col_9" style:family="table-column">
      <style:table-column-properties style:column-width="0.23in"/>
    </style:style>
    <style:style style:name="TBL_0_257_col_10" style:family="table-column">
      <style:table-column-properties style:column-width="1.97in"/>
    </style:style>
    <style:style style:name="TBL_0_257_row_0" style:family="table-row">
      <style:table-row-properties style:use-optimal-row-height="false" style:row-height="0.27in"/>
    </style:style>
    <style:style style:name="TBL_0_257_row_1" style:family="table-row">
      <style:table-row-properties style:use-optimal-row-height="false" style:row-height="0.38in"/>
    </style:style>
    <style:style style:name="TBL_0_257_row_2" style:family="table-row">
      <style:table-row-properties style:use-optimal-row-height="false" style:row-height="0.18in"/>
    </style:style>
    <style:style style:name="TBL_0_257_row_3" style:family="table-row">
      <style:table-row-properties style:use-optimal-row-height="false" style:row-height="1.3in"/>
    </style:style>
    <style:style style:name="TBL_0_257_row_4" style:family="table-row">
      <style:table-row-properties style:use-optimal-row-height="false" style:row-height="0.25in"/>
    </style:style>
    <style:style style:name="TBL_0_257_row_5" style:family="table-row">
      <style:table-row-properties style:use-optimal-row-height="false" style:row-height="0.08in"/>
    </style:style>
    <style:style style:name="TBL_0_257_row_6" style:family="table-row">
      <style:table-row-properties style:use-optimal-row-height="false" style:row-height="0.25in"/>
    </style:style>
    <style:style style:name="TBL_0_257_row_7" style:family="table-row">
      <style:table-row-properties style:use-optimal-row-height="false" style:row-height="0.02in"/>
    </style:style>
    <style:style style:name="TBL_0_257_row_8" style:family="table-row">
      <style:table-row-properties style:use-optimal-row-height="false" style:row-height="0.25in"/>
    </style:style>
    <style:style style:name="TBL_0_257_row_9" style:family="table-row">
      <style:table-row-properties style:use-optimal-row-height="false" style:row-height="0.25in"/>
    </style:style>
    <style:style style:name="TBL_0_258" style:master-page-name="master_0" style:family="table">
      <style:table-properties table:align="left" style:width="8.65in" fo:break-before="page"/>
    </style:style>
    <style:style style:name="TBL_0_258_col_0" style:family="table-column">
      <style:table-column-properties style:column-width="0.19in"/>
    </style:style>
    <style:style style:name="TBL_0_258_col_1" style:family="table-column">
      <style:table-column-properties style:column-width="1.08in"/>
    </style:style>
    <style:style style:name="TBL_0_258_col_2" style:family="table-column">
      <style:table-column-properties style:column-width="0.8in"/>
    </style:style>
    <style:style style:name="TBL_0_258_col_3" style:family="table-column">
      <style:table-column-properties style:column-width="0.3in"/>
    </style:style>
    <style:style style:name="TBL_0_258_col_4" style:family="table-column">
      <style:table-column-properties style:column-width="1.04in"/>
    </style:style>
    <style:style style:name="TBL_0_258_col_5" style:family="table-column">
      <style:table-column-properties style:column-width="0.06in"/>
    </style:style>
    <style:style style:name="TBL_0_258_col_6" style:family="table-column">
      <style:table-column-properties style:column-width="0.54in"/>
    </style:style>
    <style:style style:name="TBL_0_258_col_7" style:family="table-column">
      <style:table-column-properties style:column-width="0.23in"/>
    </style:style>
    <style:style style:name="TBL_0_258_col_8" style:family="table-column">
      <style:table-column-properties style:column-width="2.16in"/>
    </style:style>
    <style:style style:name="TBL_0_258_col_9" style:family="table-column">
      <style:table-column-properties style:column-width="0.23in"/>
    </style:style>
    <style:style style:name="TBL_0_258_col_10" style:family="table-column">
      <style:table-column-properties style:column-width="1.97in"/>
    </style:style>
    <style:style style:name="TBL_0_258_row_0" style:family="table-row">
      <style:table-row-properties style:use-optimal-row-height="false" style:row-height="0.27in"/>
    </style:style>
    <style:style style:name="TBL_0_258_row_1" style:family="table-row">
      <style:table-row-properties style:use-optimal-row-height="false" style:row-height="0.38in"/>
    </style:style>
    <style:style style:name="TBL_0_258_row_2" style:family="table-row">
      <style:table-row-properties style:use-optimal-row-height="false" style:row-height="0.18in"/>
    </style:style>
    <style:style style:name="TBL_0_258_row_3" style:family="table-row">
      <style:table-row-properties style:use-optimal-row-height="false" style:row-height="1.3in"/>
    </style:style>
    <style:style style:name="TBL_0_258_row_4" style:family="table-row">
      <style:table-row-properties style:use-optimal-row-height="false" style:row-height="0.25in"/>
    </style:style>
    <style:style style:name="TBL_0_258_row_5" style:family="table-row">
      <style:table-row-properties style:use-optimal-row-height="false" style:row-height="0.08in"/>
    </style:style>
    <style:style style:name="TBL_0_258_row_6" style:family="table-row">
      <style:table-row-properties style:use-optimal-row-height="false" style:row-height="0.25in"/>
    </style:style>
    <style:style style:name="TBL_0_258_row_7" style:family="table-row">
      <style:table-row-properties style:use-optimal-row-height="false" style:row-height="0.02in"/>
    </style:style>
    <style:style style:name="TBL_0_258_row_8" style:family="table-row">
      <style:table-row-properties style:use-optimal-row-height="false" style:row-height="0.25in"/>
    </style:style>
    <style:style style:name="TBL_0_258_row_9" style:family="table-row">
      <style:table-row-properties style:use-optimal-row-height="false" style:row-height="0.25in"/>
    </style:style>
    <style:style style:name="empty-cell" style:family="table-cell">
      <style:table-cell-properties fo:wrap-option="wrap" style:shrink-to-fit="false" fo:border="0in solid #000000"/>
    </style:style>
  </office:automatic-styles>
  <office:body>
    <office:spreadsheet>
      <office:forms form:automatic-focus="false" form:apply-design-mode="false"/>
      <table:table table:name="TBL_0_0" table:style-name="TBL_0_0">
        <table:table-column table:style-name="TBL_0_0_col_0">
</table:table-column>
        <table:table-column table:style-name="TBL_0_0_col_1">
</table:table-column>
        <table:table-column table:style-name="TBL_0_0_col_2">
</table:table-column>
        <table:table-column table:style-name="TBL_0_0_col_3">
</table:table-column>
        <table:table-column table:style-name="TBL_0_0_col_4">
</table:table-column>
        <table:table-column table:style-name="TBL_0_0_col_5">
</table:table-column>
        <table:table-column table:style-name="TBL_0_0_col_6">
</table:table-column>
        <table:table-column table:style-name="TBL_0_0_col_7">
</table:table-column>
        <table:table-column table:style-name="TBL_0_0_col_8">
</table:table-column>
        <table:table-column table:style-name="TBL_0_0_col_9">
</table:table-column>
        <table:table-column table:style-name="TBL_0_0_col_10">
</table:table-column>
        <table:table-row table:style-name="TBL_0_0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2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ADOLPHE</text:span></text:p>
          </table:table-cell>
          <table:covered-table-cell/>
          <table:table-cell table:style-name="C0"/>
          <table:table-cell table:style-name="C0"/>
        </table:table-row>
        <table:table-row table:style-name="TBL_0_0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46 rue Aristide Briand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0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0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23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NEUVES-MAISONS</text:span></text:p>
          </table:table-cell>
          <table:covered-table-cell/>
          <table:table-cell table:style-name="C0"/>
        </table:table-row>
      </table:table>
      <table:table table:name="TBL_0_1" table:style-name="TBL_0_1">
        <table:table-column table:style-name="TBL_0_1_col_0">
</table:table-column>
        <table:table-column table:style-name="TBL_0_1_col_1">
</table:table-column>
        <table:table-column table:style-name="TBL_0_1_col_2">
</table:table-column>
        <table:table-column table:style-name="TBL_0_1_col_3">
</table:table-column>
        <table:table-column table:style-name="TBL_0_1_col_4">
</table:table-column>
        <table:table-column table:style-name="TBL_0_1_col_5">
</table:table-column>
        <table:table-column table:style-name="TBL_0_1_col_6">
</table:table-column>
        <table:table-column table:style-name="TBL_0_1_col_7">
</table:table-column>
        <table:table-column table:style-name="TBL_0_1_col_8">
</table:table-column>
        <table:table-column table:style-name="TBL_0_1_col_9">
</table:table-column>
        <table:table-column table:style-name="TBL_0_1_col_10">
</table:table-column>
        <table:table-row table:style-name="TBL_0_1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4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AIDOUNI</text:span></text:p>
          </table:table-cell>
          <table:covered-table-cell/>
          <table:table-cell table:style-name="C0"/>
          <table:table-cell table:style-name="C0"/>
        </table:table-row>
        <table:table-row table:style-name="TBL_0_1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10 rue du Luxembourg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50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VANDOEUVRE</text:span></text:p>
          </table:table-cell>
          <table:covered-table-cell/>
          <table:table-cell table:style-name="C0"/>
        </table:table-row>
      </table:table>
      <table:table table:name="TBL_0_2" table:style-name="TBL_0_2">
        <table:table-column table:style-name="TBL_0_2_col_0">
</table:table-column>
        <table:table-column table:style-name="TBL_0_2_col_1">
</table:table-column>
        <table:table-column table:style-name="TBL_0_2_col_2">
</table:table-column>
        <table:table-column table:style-name="TBL_0_2_col_3">
</table:table-column>
        <table:table-column table:style-name="TBL_0_2_col_4">
</table:table-column>
        <table:table-column table:style-name="TBL_0_2_col_5">
</table:table-column>
        <table:table-column table:style-name="TBL_0_2_col_6">
</table:table-column>
        <table:table-column table:style-name="TBL_0_2_col_7">
</table:table-column>
        <table:table-column table:style-name="TBL_0_2_col_8">
</table:table-column>
        <table:table-column table:style-name="TBL_0_2_col_9">
</table:table-column>
        <table:table-column table:style-name="TBL_0_2_col_10">
</table:table-column>
        <table:table-row table:style-name="TBL_0_2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8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ALLE</text:span></text:p>
          </table:table-cell>
          <table:covered-table-cell/>
          <table:table-cell table:style-name="C0"/>
          <table:table-cell table:style-name="C0"/>
        </table:table-row>
        <table:table-row table:style-name="TBL_0_2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29 rue Pasteur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2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2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50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VANDOEUVRE</text:span></text:p>
          </table:table-cell>
          <table:covered-table-cell/>
          <table:table-cell table:style-name="C0"/>
        </table:table-row>
      </table:table>
      <table:table table:name="TBL_0_3" table:style-name="TBL_0_3">
        <table:table-column table:style-name="TBL_0_3_col_0">
</table:table-column>
        <table:table-column table:style-name="TBL_0_3_col_1">
</table:table-column>
        <table:table-column table:style-name="TBL_0_3_col_2">
</table:table-column>
        <table:table-column table:style-name="TBL_0_3_col_3">
</table:table-column>
        <table:table-column table:style-name="TBL_0_3_col_4">
</table:table-column>
        <table:table-column table:style-name="TBL_0_3_col_5">
</table:table-column>
        <table:table-column table:style-name="TBL_0_3_col_6">
</table:table-column>
        <table:table-column table:style-name="TBL_0_3_col_7">
</table:table-column>
        <table:table-column table:style-name="TBL_0_3_col_8">
</table:table-column>
        <table:table-column table:style-name="TBL_0_3_col_9">
</table:table-column>
        <table:table-column table:style-name="TBL_0_3_col_10">
</table:table-column>
        <table:table-row table:style-name="TBL_0_3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3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3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10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3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3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ALTUNDAS</text:span></text:p>
          </table:table-cell>
          <table:covered-table-cell/>
          <table:table-cell table:style-name="C0"/>
          <table:table-cell table:style-name="C0"/>
        </table:table-row>
        <table:table-row table:style-name="TBL_0_3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3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13 place de la Forêt Noire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3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3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3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50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VANDOEUVRE</text:span></text:p>
          </table:table-cell>
          <table:covered-table-cell/>
          <table:table-cell table:style-name="C0"/>
        </table:table-row>
      </table:table>
      <table:table table:name="TBL_0_4" table:style-name="TBL_0_4">
        <table:table-column table:style-name="TBL_0_4_col_0">
</table:table-column>
        <table:table-column table:style-name="TBL_0_4_col_1">
</table:table-column>
        <table:table-column table:style-name="TBL_0_4_col_2">
</table:table-column>
        <table:table-column table:style-name="TBL_0_4_col_3">
</table:table-column>
        <table:table-column table:style-name="TBL_0_4_col_4">
</table:table-column>
        <table:table-column table:style-name="TBL_0_4_col_5">
</table:table-column>
        <table:table-column table:style-name="TBL_0_4_col_6">
</table:table-column>
        <table:table-column table:style-name="TBL_0_4_col_7">
</table:table-column>
        <table:table-column table:style-name="TBL_0_4_col_8">
</table:table-column>
        <table:table-column table:style-name="TBL_0_4_col_9">
</table:table-column>
        <table:table-column table:style-name="TBL_0_4_col_10">
</table:table-column>
        <table:table-row table:style-name="TBL_0_4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4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4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16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4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4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ARSAC</text:span></text:p>
          </table:table-cell>
          <table:covered-table-cell/>
          <table:table-cell table:style-name="C0"/>
          <table:table-cell table:style-name="C0"/>
        </table:table-row>
        <table:table-row table:style-name="TBL_0_4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4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367 rue de la Planchelle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4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4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4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71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Ludres</text:span></text:p>
          </table:table-cell>
          <table:covered-table-cell/>
          <table:table-cell table:style-name="C0"/>
        </table:table-row>
      </table:table>
      <table:table table:name="TBL_0_5" table:style-name="TBL_0_5">
        <table:table-column table:style-name="TBL_0_5_col_0">
</table:table-column>
        <table:table-column table:style-name="TBL_0_5_col_1">
</table:table-column>
        <table:table-column table:style-name="TBL_0_5_col_2">
</table:table-column>
        <table:table-column table:style-name="TBL_0_5_col_3">
</table:table-column>
        <table:table-column table:style-name="TBL_0_5_col_4">
</table:table-column>
        <table:table-column table:style-name="TBL_0_5_col_5">
</table:table-column>
        <table:table-column table:style-name="TBL_0_5_col_6">
</table:table-column>
        <table:table-column table:style-name="TBL_0_5_col_7">
</table:table-column>
        <table:table-column table:style-name="TBL_0_5_col_8">
</table:table-column>
        <table:table-column table:style-name="TBL_0_5_col_9">
</table:table-column>
        <table:table-column table:style-name="TBL_0_5_col_10">
</table:table-column>
        <table:table-row table:style-name="TBL_0_5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5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5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20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5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5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AUBERT</text:span></text:p>
          </table:table-cell>
          <table:covered-table-cell/>
          <table:table-cell table:style-name="C0"/>
          <table:table-cell table:style-name="C0"/>
        </table:table-row>
        <table:table-row table:style-name="TBL_0_5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5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5 allée des fresnes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5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5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5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50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Vandoeuvre</text:span></text:p>
          </table:table-cell>
          <table:covered-table-cell/>
          <table:table-cell table:style-name="C0"/>
        </table:table-row>
      </table:table>
      <table:table table:name="TBL_0_6" table:style-name="TBL_0_6">
        <table:table-column table:style-name="TBL_0_6_col_0">
</table:table-column>
        <table:table-column table:style-name="TBL_0_6_col_1">
</table:table-column>
        <table:table-column table:style-name="TBL_0_6_col_2">
</table:table-column>
        <table:table-column table:style-name="TBL_0_6_col_3">
</table:table-column>
        <table:table-column table:style-name="TBL_0_6_col_4">
</table:table-column>
        <table:table-column table:style-name="TBL_0_6_col_5">
</table:table-column>
        <table:table-column table:style-name="TBL_0_6_col_6">
</table:table-column>
        <table:table-column table:style-name="TBL_0_6_col_7">
</table:table-column>
        <table:table-column table:style-name="TBL_0_6_col_8">
</table:table-column>
        <table:table-column table:style-name="TBL_0_6_col_9">
</table:table-column>
        <table:table-column table:style-name="TBL_0_6_col_10">
</table:table-column>
        <table:table-row table:style-name="TBL_0_6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6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6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22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6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6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BACHETER</text:span></text:p>
          </table:table-cell>
          <table:covered-table-cell/>
          <table:table-cell table:style-name="C0"/>
          <table:table-cell table:style-name="C0"/>
        </table:table-row>
        <table:table-row table:style-name="TBL_0_6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6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15 rue du Jard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6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6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6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71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FLEVILLE</text:span></text:p>
          </table:table-cell>
          <table:covered-table-cell/>
          <table:table-cell table:style-name="C0"/>
        </table:table-row>
      </table:table>
      <table:table table:name="TBL_0_7" table:style-name="TBL_0_7">
        <table:table-column table:style-name="TBL_0_7_col_0">
</table:table-column>
        <table:table-column table:style-name="TBL_0_7_col_1">
</table:table-column>
        <table:table-column table:style-name="TBL_0_7_col_2">
</table:table-column>
        <table:table-column table:style-name="TBL_0_7_col_3">
</table:table-column>
        <table:table-column table:style-name="TBL_0_7_col_4">
</table:table-column>
        <table:table-column table:style-name="TBL_0_7_col_5">
</table:table-column>
        <table:table-column table:style-name="TBL_0_7_col_6">
</table:table-column>
        <table:table-column table:style-name="TBL_0_7_col_7">
</table:table-column>
        <table:table-column table:style-name="TBL_0_7_col_8">
</table:table-column>
        <table:table-column table:style-name="TBL_0_7_col_9">
</table:table-column>
        <table:table-column table:style-name="TBL_0_7_col_10">
</table:table-column>
        <table:table-row table:style-name="TBL_0_7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7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7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23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7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7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BADECHE</text:span></text:p>
          </table:table-cell>
          <table:covered-table-cell/>
          <table:table-cell table:style-name="C0"/>
          <table:table-cell table:style-name="C0"/>
        </table:table-row>
        <table:table-row table:style-name="TBL_0_7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7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6 rue robert schumann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7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7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7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50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VANDOEUVRE</text:span></text:p>
          </table:table-cell>
          <table:covered-table-cell/>
          <table:table-cell table:style-name="C0"/>
        </table:table-row>
      </table:table>
      <table:table table:name="TBL_0_8" table:style-name="TBL_0_8">
        <table:table-column table:style-name="TBL_0_8_col_0">
</table:table-column>
        <table:table-column table:style-name="TBL_0_8_col_1">
</table:table-column>
        <table:table-column table:style-name="TBL_0_8_col_2">
</table:table-column>
        <table:table-column table:style-name="TBL_0_8_col_3">
</table:table-column>
        <table:table-column table:style-name="TBL_0_8_col_4">
</table:table-column>
        <table:table-column table:style-name="TBL_0_8_col_5">
</table:table-column>
        <table:table-column table:style-name="TBL_0_8_col_6">
</table:table-column>
        <table:table-column table:style-name="TBL_0_8_col_7">
</table:table-column>
        <table:table-column table:style-name="TBL_0_8_col_8">
</table:table-column>
        <table:table-column table:style-name="TBL_0_8_col_9">
</table:table-column>
        <table:table-column table:style-name="TBL_0_8_col_10">
</table:table-column>
        <table:table-row table:style-name="TBL_0_8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8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8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26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8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8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BAEHREL</text:span></text:p>
          </table:table-cell>
          <table:covered-table-cell/>
          <table:table-cell table:style-name="C0"/>
          <table:table-cell table:style-name="C0"/>
        </table:table-row>
        <table:table-row table:style-name="TBL_0_8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8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6 place des Bosquets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8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8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8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71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Fleville</text:span></text:p>
          </table:table-cell>
          <table:covered-table-cell/>
          <table:table-cell table:style-name="C0"/>
        </table:table-row>
      </table:table>
      <table:table table:name="TBL_0_9" table:style-name="TBL_0_9">
        <table:table-column table:style-name="TBL_0_9_col_0">
</table:table-column>
        <table:table-column table:style-name="TBL_0_9_col_1">
</table:table-column>
        <table:table-column table:style-name="TBL_0_9_col_2">
</table:table-column>
        <table:table-column table:style-name="TBL_0_9_col_3">
</table:table-column>
        <table:table-column table:style-name="TBL_0_9_col_4">
</table:table-column>
        <table:table-column table:style-name="TBL_0_9_col_5">
</table:table-column>
        <table:table-column table:style-name="TBL_0_9_col_6">
</table:table-column>
        <table:table-column table:style-name="TBL_0_9_col_7">
</table:table-column>
        <table:table-column table:style-name="TBL_0_9_col_8">
</table:table-column>
        <table:table-column table:style-name="TBL_0_9_col_9">
</table:table-column>
        <table:table-column table:style-name="TBL_0_9_col_10">
</table:table-column>
        <table:table-row table:style-name="TBL_0_9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9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9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28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9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9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BARDY</text:span></text:p>
          </table:table-cell>
          <table:covered-table-cell/>
          <table:table-cell table:style-name="C0"/>
          <table:table-cell table:style-name="C0"/>
        </table:table-row>
        <table:table-row table:style-name="TBL_0_9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9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164 rue A. Malraux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9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9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Cidex 107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9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71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LUDRES</text:span></text:p>
          </table:table-cell>
          <table:covered-table-cell/>
          <table:table-cell table:style-name="C0"/>
        </table:table-row>
      </table:table>
      <table:table table:name="TBL_0_10" table:style-name="TBL_0_10">
        <table:table-column table:style-name="TBL_0_10_col_0">
</table:table-column>
        <table:table-column table:style-name="TBL_0_10_col_1">
</table:table-column>
        <table:table-column table:style-name="TBL_0_10_col_2">
</table:table-column>
        <table:table-column table:style-name="TBL_0_10_col_3">
</table:table-column>
        <table:table-column table:style-name="TBL_0_10_col_4">
</table:table-column>
        <table:table-column table:style-name="TBL_0_10_col_5">
</table:table-column>
        <table:table-column table:style-name="TBL_0_10_col_6">
</table:table-column>
        <table:table-column table:style-name="TBL_0_10_col_7">
</table:table-column>
        <table:table-column table:style-name="TBL_0_10_col_8">
</table:table-column>
        <table:table-column table:style-name="TBL_0_10_col_9">
</table:table-column>
        <table:table-column table:style-name="TBL_0_10_col_10">
</table:table-column>
        <table:table-row table:style-name="TBL_0_10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0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0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29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0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0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BAUDOIN</text:span></text:p>
          </table:table-cell>
          <table:covered-table-cell/>
          <table:table-cell table:style-name="C0"/>
          <table:table-cell table:style-name="C0"/>
        </table:table-row>
        <table:table-row table:style-name="TBL_0_10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0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4 RUE CATHERINE ROBAINE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0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0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0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134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VOINEMONT</text:span></text:p>
          </table:table-cell>
          <table:covered-table-cell/>
          <table:table-cell table:style-name="C0"/>
        </table:table-row>
      </table:table>
      <table:table table:name="TBL_0_11" table:style-name="TBL_0_11">
        <table:table-column table:style-name="TBL_0_11_col_0">
</table:table-column>
        <table:table-column table:style-name="TBL_0_11_col_1">
</table:table-column>
        <table:table-column table:style-name="TBL_0_11_col_2">
</table:table-column>
        <table:table-column table:style-name="TBL_0_11_col_3">
</table:table-column>
        <table:table-column table:style-name="TBL_0_11_col_4">
</table:table-column>
        <table:table-column table:style-name="TBL_0_11_col_5">
</table:table-column>
        <table:table-column table:style-name="TBL_0_11_col_6">
</table:table-column>
        <table:table-column table:style-name="TBL_0_11_col_7">
</table:table-column>
        <table:table-column table:style-name="TBL_0_11_col_8">
</table:table-column>
        <table:table-column table:style-name="TBL_0_11_col_9">
</table:table-column>
        <table:table-column table:style-name="TBL_0_11_col_10">
</table:table-column>
        <table:table-row table:style-name="TBL_0_11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1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1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31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1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1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BEDEL</text:span></text:p>
          </table:table-cell>
          <table:covered-table-cell/>
          <table:table-cell table:style-name="C0"/>
          <table:table-cell table:style-name="C0"/>
        </table:table-row>
        <table:table-row table:style-name="TBL_0_11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1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1154 Route de Maron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1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1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1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23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CHALIGNY</text:span></text:p>
          </table:table-cell>
          <table:covered-table-cell/>
          <table:table-cell table:style-name="C0"/>
        </table:table-row>
      </table:table>
      <table:table table:name="TBL_0_12" table:style-name="TBL_0_12">
        <table:table-column table:style-name="TBL_0_12_col_0">
</table:table-column>
        <table:table-column table:style-name="TBL_0_12_col_1">
</table:table-column>
        <table:table-column table:style-name="TBL_0_12_col_2">
</table:table-column>
        <table:table-column table:style-name="TBL_0_12_col_3">
</table:table-column>
        <table:table-column table:style-name="TBL_0_12_col_4">
</table:table-column>
        <table:table-column table:style-name="TBL_0_12_col_5">
</table:table-column>
        <table:table-column table:style-name="TBL_0_12_col_6">
</table:table-column>
        <table:table-column table:style-name="TBL_0_12_col_7">
</table:table-column>
        <table:table-column table:style-name="TBL_0_12_col_8">
</table:table-column>
        <table:table-column table:style-name="TBL_0_12_col_9">
</table:table-column>
        <table:table-column table:style-name="TBL_0_12_col_10">
</table:table-column>
        <table:table-row table:style-name="TBL_0_12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2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2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32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2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2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BEDRI</text:span></text:p>
          </table:table-cell>
          <table:covered-table-cell/>
          <table:table-cell table:style-name="C0"/>
          <table:table-cell table:style-name="C0"/>
        </table:table-row>
        <table:table-row table:style-name="TBL_0_12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2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19 av. du Reclus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2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2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2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50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VANDOEUVRE</text:span></text:p>
          </table:table-cell>
          <table:covered-table-cell/>
          <table:table-cell table:style-name="C0"/>
        </table:table-row>
      </table:table>
      <table:table table:name="TBL_0_13" table:style-name="TBL_0_13">
        <table:table-column table:style-name="TBL_0_13_col_0">
</table:table-column>
        <table:table-column table:style-name="TBL_0_13_col_1">
</table:table-column>
        <table:table-column table:style-name="TBL_0_13_col_2">
</table:table-column>
        <table:table-column table:style-name="TBL_0_13_col_3">
</table:table-column>
        <table:table-column table:style-name="TBL_0_13_col_4">
</table:table-column>
        <table:table-column table:style-name="TBL_0_13_col_5">
</table:table-column>
        <table:table-column table:style-name="TBL_0_13_col_6">
</table:table-column>
        <table:table-column table:style-name="TBL_0_13_col_7">
</table:table-column>
        <table:table-column table:style-name="TBL_0_13_col_8">
</table:table-column>
        <table:table-column table:style-name="TBL_0_13_col_9">
</table:table-column>
        <table:table-column table:style-name="TBL_0_13_col_10">
</table:table-column>
        <table:table-row table:style-name="TBL_0_13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3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3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34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3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3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BEN HAJRA</text:span></text:p>
          </table:table-cell>
          <table:covered-table-cell/>
          <table:table-cell table:style-name="C0"/>
          <table:table-cell table:style-name="C0"/>
        </table:table-row>
        <table:table-row table:style-name="TBL_0_13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3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3 Rue des Champis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3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3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3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18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HOUDEMONT</text:span></text:p>
          </table:table-cell>
          <table:covered-table-cell/>
          <table:table-cell table:style-name="C0"/>
        </table:table-row>
      </table:table>
      <table:table table:name="TBL_0_14" table:style-name="TBL_0_14">
        <table:table-column table:style-name="TBL_0_14_col_0">
</table:table-column>
        <table:table-column table:style-name="TBL_0_14_col_1">
</table:table-column>
        <table:table-column table:style-name="TBL_0_14_col_2">
</table:table-column>
        <table:table-column table:style-name="TBL_0_14_col_3">
</table:table-column>
        <table:table-column table:style-name="TBL_0_14_col_4">
</table:table-column>
        <table:table-column table:style-name="TBL_0_14_col_5">
</table:table-column>
        <table:table-column table:style-name="TBL_0_14_col_6">
</table:table-column>
        <table:table-column table:style-name="TBL_0_14_col_7">
</table:table-column>
        <table:table-column table:style-name="TBL_0_14_col_8">
</table:table-column>
        <table:table-column table:style-name="TBL_0_14_col_9">
</table:table-column>
        <table:table-column table:style-name="TBL_0_14_col_10">
</table:table-column>
        <table:table-row table:style-name="TBL_0_14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4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4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43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4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4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BENSOULA</text:span></text:p>
          </table:table-cell>
          <table:covered-table-cell/>
          <table:table-cell table:style-name="C0"/>
          <table:table-cell table:style-name="C0"/>
        </table:table-row>
        <table:table-row table:style-name="TBL_0_14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4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19 Allèe des Bégonias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4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4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4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23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Neuves-Maisons</text:span></text:p>
          </table:table-cell>
          <table:covered-table-cell/>
          <table:table-cell table:style-name="C0"/>
        </table:table-row>
      </table:table>
      <table:table table:name="TBL_0_15" table:style-name="TBL_0_15">
        <table:table-column table:style-name="TBL_0_15_col_0">
</table:table-column>
        <table:table-column table:style-name="TBL_0_15_col_1">
</table:table-column>
        <table:table-column table:style-name="TBL_0_15_col_2">
</table:table-column>
        <table:table-column table:style-name="TBL_0_15_col_3">
</table:table-column>
        <table:table-column table:style-name="TBL_0_15_col_4">
</table:table-column>
        <table:table-column table:style-name="TBL_0_15_col_5">
</table:table-column>
        <table:table-column table:style-name="TBL_0_15_col_6">
</table:table-column>
        <table:table-column table:style-name="TBL_0_15_col_7">
</table:table-column>
        <table:table-column table:style-name="TBL_0_15_col_8">
</table:table-column>
        <table:table-column table:style-name="TBL_0_15_col_9">
</table:table-column>
        <table:table-column table:style-name="TBL_0_15_col_10">
</table:table-column>
        <table:table-row table:style-name="TBL_0_15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5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5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46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5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5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BERTIN</text:span></text:p>
          </table:table-cell>
          <table:covered-table-cell/>
          <table:table-cell table:style-name="C0"/>
          <table:table-cell table:style-name="C0"/>
        </table:table-row>
        <table:table-row table:style-name="TBL_0_15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5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1 Place de Bretagne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5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5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5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50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VANDOEUVRE</text:span></text:p>
          </table:table-cell>
          <table:covered-table-cell/>
          <table:table-cell table:style-name="C0"/>
        </table:table-row>
      </table:table>
      <table:table table:name="TBL_0_16" table:style-name="TBL_0_16">
        <table:table-column table:style-name="TBL_0_16_col_0">
</table:table-column>
        <table:table-column table:style-name="TBL_0_16_col_1">
</table:table-column>
        <table:table-column table:style-name="TBL_0_16_col_2">
</table:table-column>
        <table:table-column table:style-name="TBL_0_16_col_3">
</table:table-column>
        <table:table-column table:style-name="TBL_0_16_col_4">
</table:table-column>
        <table:table-column table:style-name="TBL_0_16_col_5">
</table:table-column>
        <table:table-column table:style-name="TBL_0_16_col_6">
</table:table-column>
        <table:table-column table:style-name="TBL_0_16_col_7">
</table:table-column>
        <table:table-column table:style-name="TBL_0_16_col_8">
</table:table-column>
        <table:table-column table:style-name="TBL_0_16_col_9">
</table:table-column>
        <table:table-column table:style-name="TBL_0_16_col_10">
</table:table-column>
        <table:table-row table:style-name="TBL_0_16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6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6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47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6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6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BERTRAND</text:span></text:p>
          </table:table-cell>
          <table:covered-table-cell/>
          <table:table-cell table:style-name="C0"/>
          <table:table-cell table:style-name="C0"/>
        </table:table-row>
        <table:table-row table:style-name="TBL_0_16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6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8 rue Banvoie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6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6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6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23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CHALIGNY</text:span></text:p>
          </table:table-cell>
          <table:covered-table-cell/>
          <table:table-cell table:style-name="C0"/>
        </table:table-row>
      </table:table>
      <table:table table:name="TBL_0_17" table:style-name="TBL_0_17">
        <table:table-column table:style-name="TBL_0_17_col_0">
</table:table-column>
        <table:table-column table:style-name="TBL_0_17_col_1">
</table:table-column>
        <table:table-column table:style-name="TBL_0_17_col_2">
</table:table-column>
        <table:table-column table:style-name="TBL_0_17_col_3">
</table:table-column>
        <table:table-column table:style-name="TBL_0_17_col_4">
</table:table-column>
        <table:table-column table:style-name="TBL_0_17_col_5">
</table:table-column>
        <table:table-column table:style-name="TBL_0_17_col_6">
</table:table-column>
        <table:table-column table:style-name="TBL_0_17_col_7">
</table:table-column>
        <table:table-column table:style-name="TBL_0_17_col_8">
</table:table-column>
        <table:table-column table:style-name="TBL_0_17_col_9">
</table:table-column>
        <table:table-column table:style-name="TBL_0_17_col_10">
</table:table-column>
        <table:table-row table:style-name="TBL_0_17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7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7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49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7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7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BESOZZI</text:span></text:p>
          </table:table-cell>
          <table:covered-table-cell/>
          <table:table-cell table:style-name="C0"/>
          <table:table-cell table:style-name="C0"/>
        </table:table-row>
        <table:table-row table:style-name="TBL_0_17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7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65 rue del Picotte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7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7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7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23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NEUVES-MAISONS</text:span></text:p>
          </table:table-cell>
          <table:covered-table-cell/>
          <table:table-cell table:style-name="C0"/>
        </table:table-row>
      </table:table>
      <table:table table:name="TBL_0_18" table:style-name="TBL_0_18">
        <table:table-column table:style-name="TBL_0_18_col_0">
</table:table-column>
        <table:table-column table:style-name="TBL_0_18_col_1">
</table:table-column>
        <table:table-column table:style-name="TBL_0_18_col_2">
</table:table-column>
        <table:table-column table:style-name="TBL_0_18_col_3">
</table:table-column>
        <table:table-column table:style-name="TBL_0_18_col_4">
</table:table-column>
        <table:table-column table:style-name="TBL_0_18_col_5">
</table:table-column>
        <table:table-column table:style-name="TBL_0_18_col_6">
</table:table-column>
        <table:table-column table:style-name="TBL_0_18_col_7">
</table:table-column>
        <table:table-column table:style-name="TBL_0_18_col_8">
</table:table-column>
        <table:table-column table:style-name="TBL_0_18_col_9">
</table:table-column>
        <table:table-column table:style-name="TBL_0_18_col_10">
</table:table-column>
        <table:table-row table:style-name="TBL_0_18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8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8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52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8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8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BOHN</text:span></text:p>
          </table:table-cell>
          <table:covered-table-cell/>
          <table:table-cell table:style-name="C0"/>
          <table:table-cell table:style-name="C0"/>
        </table:table-row>
        <table:table-row table:style-name="TBL_0_18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8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chez madame Claudel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8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8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4 allée de fribourg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8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50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VANDOEUVRE</text:span></text:p>
          </table:table-cell>
          <table:covered-table-cell/>
          <table:table-cell table:style-name="C0"/>
        </table:table-row>
      </table:table>
      <table:table table:name="TBL_0_19" table:style-name="TBL_0_19">
        <table:table-column table:style-name="TBL_0_19_col_0">
</table:table-column>
        <table:table-column table:style-name="TBL_0_19_col_1">
</table:table-column>
        <table:table-column table:style-name="TBL_0_19_col_2">
</table:table-column>
        <table:table-column table:style-name="TBL_0_19_col_3">
</table:table-column>
        <table:table-column table:style-name="TBL_0_19_col_4">
</table:table-column>
        <table:table-column table:style-name="TBL_0_19_col_5">
</table:table-column>
        <table:table-column table:style-name="TBL_0_19_col_6">
</table:table-column>
        <table:table-column table:style-name="TBL_0_19_col_7">
</table:table-column>
        <table:table-column table:style-name="TBL_0_19_col_8">
</table:table-column>
        <table:table-column table:style-name="TBL_0_19_col_9">
</table:table-column>
        <table:table-column table:style-name="TBL_0_19_col_10">
</table:table-column>
        <table:table-row table:style-name="TBL_0_19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9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9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53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9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9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BOILLEY</text:span></text:p>
          </table:table-cell>
          <table:covered-table-cell/>
          <table:table-cell table:style-name="C0"/>
          <table:table-cell table:style-name="C0"/>
        </table:table-row>
        <table:table-row table:style-name="TBL_0_19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9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54 rue Poirier le Chat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9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9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9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71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LUDRES</text:span></text:p>
          </table:table-cell>
          <table:covered-table-cell/>
          <table:table-cell table:style-name="C0"/>
        </table:table-row>
      </table:table>
      <table:table table:name="TBL_0_20" table:style-name="TBL_0_20">
        <table:table-column table:style-name="TBL_0_20_col_0">
</table:table-column>
        <table:table-column table:style-name="TBL_0_20_col_1">
</table:table-column>
        <table:table-column table:style-name="TBL_0_20_col_2">
</table:table-column>
        <table:table-column table:style-name="TBL_0_20_col_3">
</table:table-column>
        <table:table-column table:style-name="TBL_0_20_col_4">
</table:table-column>
        <table:table-column table:style-name="TBL_0_20_col_5">
</table:table-column>
        <table:table-column table:style-name="TBL_0_20_col_6">
</table:table-column>
        <table:table-column table:style-name="TBL_0_20_col_7">
</table:table-column>
        <table:table-column table:style-name="TBL_0_20_col_8">
</table:table-column>
        <table:table-column table:style-name="TBL_0_20_col_9">
</table:table-column>
        <table:table-column table:style-name="TBL_0_20_col_10">
</table:table-column>
        <table:table-row table:style-name="TBL_0_20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0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0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54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0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0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BOIVIN</text:span></text:p>
          </table:table-cell>
          <table:covered-table-cell/>
          <table:table-cell table:style-name="C0"/>
          <table:table-cell table:style-name="C0"/>
        </table:table-row>
        <table:table-row table:style-name="TBL_0_20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0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13 rue des Etangs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20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0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20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85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MESSEIN</text:span></text:p>
          </table:table-cell>
          <table:covered-table-cell/>
          <table:table-cell table:style-name="C0"/>
        </table:table-row>
      </table:table>
      <table:table table:name="TBL_0_21" table:style-name="TBL_0_21">
        <table:table-column table:style-name="TBL_0_21_col_0">
</table:table-column>
        <table:table-column table:style-name="TBL_0_21_col_1">
</table:table-column>
        <table:table-column table:style-name="TBL_0_21_col_2">
</table:table-column>
        <table:table-column table:style-name="TBL_0_21_col_3">
</table:table-column>
        <table:table-column table:style-name="TBL_0_21_col_4">
</table:table-column>
        <table:table-column table:style-name="TBL_0_21_col_5">
</table:table-column>
        <table:table-column table:style-name="TBL_0_21_col_6">
</table:table-column>
        <table:table-column table:style-name="TBL_0_21_col_7">
</table:table-column>
        <table:table-column table:style-name="TBL_0_21_col_8">
</table:table-column>
        <table:table-column table:style-name="TBL_0_21_col_9">
</table:table-column>
        <table:table-column table:style-name="TBL_0_21_col_10">
</table:table-column>
        <table:table-row table:style-name="TBL_0_21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1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1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55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1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1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BONCORDO</text:span></text:p>
          </table:table-cell>
          <table:covered-table-cell/>
          <table:table-cell table:style-name="C0"/>
          <table:table-cell table:style-name="C0"/>
        </table:table-row>
        <table:table-row table:style-name="TBL_0_21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1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12 rue la bruyère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21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1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21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71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LUDRES</text:span></text:p>
          </table:table-cell>
          <table:covered-table-cell/>
          <table:table-cell table:style-name="C0"/>
        </table:table-row>
      </table:table>
      <table:table table:name="TBL_0_22" table:style-name="TBL_0_22">
        <table:table-column table:style-name="TBL_0_22_col_0">
</table:table-column>
        <table:table-column table:style-name="TBL_0_22_col_1">
</table:table-column>
        <table:table-column table:style-name="TBL_0_22_col_2">
</table:table-column>
        <table:table-column table:style-name="TBL_0_22_col_3">
</table:table-column>
        <table:table-column table:style-name="TBL_0_22_col_4">
</table:table-column>
        <table:table-column table:style-name="TBL_0_22_col_5">
</table:table-column>
        <table:table-column table:style-name="TBL_0_22_col_6">
</table:table-column>
        <table:table-column table:style-name="TBL_0_22_col_7">
</table:table-column>
        <table:table-column table:style-name="TBL_0_22_col_8">
</table:table-column>
        <table:table-column table:style-name="TBL_0_22_col_9">
</table:table-column>
        <table:table-column table:style-name="TBL_0_22_col_10">
</table:table-column>
        <table:table-row table:style-name="TBL_0_22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2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2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56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2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2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BONNEMBERGER</text:span></text:p>
          </table:table-cell>
          <table:covered-table-cell/>
          <table:table-cell table:style-name="C0"/>
          <table:table-cell table:style-name="C0"/>
        </table:table-row>
        <table:table-row table:style-name="TBL_0_22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2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13 quai de la haute-moselle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22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2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22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23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NEUVES-MAISONS</text:span></text:p>
          </table:table-cell>
          <table:covered-table-cell/>
          <table:table-cell table:style-name="C0"/>
        </table:table-row>
      </table:table>
      <table:table table:name="TBL_0_23" table:style-name="TBL_0_23">
        <table:table-column table:style-name="TBL_0_23_col_0">
</table:table-column>
        <table:table-column table:style-name="TBL_0_23_col_1">
</table:table-column>
        <table:table-column table:style-name="TBL_0_23_col_2">
</table:table-column>
        <table:table-column table:style-name="TBL_0_23_col_3">
</table:table-column>
        <table:table-column table:style-name="TBL_0_23_col_4">
</table:table-column>
        <table:table-column table:style-name="TBL_0_23_col_5">
</table:table-column>
        <table:table-column table:style-name="TBL_0_23_col_6">
</table:table-column>
        <table:table-column table:style-name="TBL_0_23_col_7">
</table:table-column>
        <table:table-column table:style-name="TBL_0_23_col_8">
</table:table-column>
        <table:table-column table:style-name="TBL_0_23_col_9">
</table:table-column>
        <table:table-column table:style-name="TBL_0_23_col_10">
</table:table-column>
        <table:table-row table:style-name="TBL_0_23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3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3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57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3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3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BORDE-RICHARD</text:span></text:p>
          </table:table-cell>
          <table:covered-table-cell/>
          <table:table-cell table:style-name="C0"/>
          <table:table-cell table:style-name="C0"/>
        </table:table-row>
        <table:table-row table:style-name="TBL_0_23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3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32 bis rue Piere et Marie Curie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23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3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23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50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VANDOEUVRE</text:span></text:p>
          </table:table-cell>
          <table:covered-table-cell/>
          <table:table-cell table:style-name="C0"/>
        </table:table-row>
      </table:table>
      <table:table table:name="TBL_0_24" table:style-name="TBL_0_24">
        <table:table-column table:style-name="TBL_0_24_col_0">
</table:table-column>
        <table:table-column table:style-name="TBL_0_24_col_1">
</table:table-column>
        <table:table-column table:style-name="TBL_0_24_col_2">
</table:table-column>
        <table:table-column table:style-name="TBL_0_24_col_3">
</table:table-column>
        <table:table-column table:style-name="TBL_0_24_col_4">
</table:table-column>
        <table:table-column table:style-name="TBL_0_24_col_5">
</table:table-column>
        <table:table-column table:style-name="TBL_0_24_col_6">
</table:table-column>
        <table:table-column table:style-name="TBL_0_24_col_7">
</table:table-column>
        <table:table-column table:style-name="TBL_0_24_col_8">
</table:table-column>
        <table:table-column table:style-name="TBL_0_24_col_9">
</table:table-column>
        <table:table-column table:style-name="TBL_0_24_col_10">
</table:table-column>
        <table:table-row table:style-name="TBL_0_24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4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4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58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4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4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BOUAOUNI</text:span></text:p>
          </table:table-cell>
          <table:covered-table-cell/>
          <table:table-cell table:style-name="C0"/>
          <table:table-cell table:style-name="C0"/>
        </table:table-row>
        <table:table-row table:style-name="TBL_0_24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4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50 rue du Général de gaulle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24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4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24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18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HOUDEMONT</text:span></text:p>
          </table:table-cell>
          <table:covered-table-cell/>
          <table:table-cell table:style-name="C0"/>
        </table:table-row>
      </table:table>
      <table:table table:name="TBL_0_25" table:style-name="TBL_0_25">
        <table:table-column table:style-name="TBL_0_25_col_0">
</table:table-column>
        <table:table-column table:style-name="TBL_0_25_col_1">
</table:table-column>
        <table:table-column table:style-name="TBL_0_25_col_2">
</table:table-column>
        <table:table-column table:style-name="TBL_0_25_col_3">
</table:table-column>
        <table:table-column table:style-name="TBL_0_25_col_4">
</table:table-column>
        <table:table-column table:style-name="TBL_0_25_col_5">
</table:table-column>
        <table:table-column table:style-name="TBL_0_25_col_6">
</table:table-column>
        <table:table-column table:style-name="TBL_0_25_col_7">
</table:table-column>
        <table:table-column table:style-name="TBL_0_25_col_8">
</table:table-column>
        <table:table-column table:style-name="TBL_0_25_col_9">
</table:table-column>
        <table:table-column table:style-name="TBL_0_25_col_10">
</table:table-column>
        <table:table-row table:style-name="TBL_0_25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5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5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59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5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5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BOUCABEILLE</text:span></text:p>
          </table:table-cell>
          <table:covered-table-cell/>
          <table:table-cell table:style-name="C0"/>
          <table:table-cell table:style-name="C0"/>
        </table:table-row>
        <table:table-row table:style-name="TBL_0_25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5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146 rue antonin daum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25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5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25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71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ludres</text:span></text:p>
          </table:table-cell>
          <table:covered-table-cell/>
          <table:table-cell table:style-name="C0"/>
        </table:table-row>
      </table:table>
      <table:table table:name="TBL_0_26" table:style-name="TBL_0_26">
        <table:table-column table:style-name="TBL_0_26_col_0">
</table:table-column>
        <table:table-column table:style-name="TBL_0_26_col_1">
</table:table-column>
        <table:table-column table:style-name="TBL_0_26_col_2">
</table:table-column>
        <table:table-column table:style-name="TBL_0_26_col_3">
</table:table-column>
        <table:table-column table:style-name="TBL_0_26_col_4">
</table:table-column>
        <table:table-column table:style-name="TBL_0_26_col_5">
</table:table-column>
        <table:table-column table:style-name="TBL_0_26_col_6">
</table:table-column>
        <table:table-column table:style-name="TBL_0_26_col_7">
</table:table-column>
        <table:table-column table:style-name="TBL_0_26_col_8">
</table:table-column>
        <table:table-column table:style-name="TBL_0_26_col_9">
</table:table-column>
        <table:table-column table:style-name="TBL_0_26_col_10">
</table:table-column>
        <table:table-row table:style-name="TBL_0_26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6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6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60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6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6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BOUGHEMZA</text:span></text:p>
          </table:table-cell>
          <table:covered-table-cell/>
          <table:table-cell table:style-name="C0"/>
          <table:table-cell table:style-name="C0"/>
        </table:table-row>
        <table:table-row table:style-name="TBL_0_26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6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33 rue d'Alsace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26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6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26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50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VANDOEUVRE</text:span></text:p>
          </table:table-cell>
          <table:covered-table-cell/>
          <table:table-cell table:style-name="C0"/>
        </table:table-row>
      </table:table>
      <table:table table:name="TBL_0_27" table:style-name="TBL_0_27">
        <table:table-column table:style-name="TBL_0_27_col_0">
</table:table-column>
        <table:table-column table:style-name="TBL_0_27_col_1">
</table:table-column>
        <table:table-column table:style-name="TBL_0_27_col_2">
</table:table-column>
        <table:table-column table:style-name="TBL_0_27_col_3">
</table:table-column>
        <table:table-column table:style-name="TBL_0_27_col_4">
</table:table-column>
        <table:table-column table:style-name="TBL_0_27_col_5">
</table:table-column>
        <table:table-column table:style-name="TBL_0_27_col_6">
</table:table-column>
        <table:table-column table:style-name="TBL_0_27_col_7">
</table:table-column>
        <table:table-column table:style-name="TBL_0_27_col_8">
</table:table-column>
        <table:table-column table:style-name="TBL_0_27_col_9">
</table:table-column>
        <table:table-column table:style-name="TBL_0_27_col_10">
</table:table-column>
        <table:table-row table:style-name="TBL_0_27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7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7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61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7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7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BOUQUET</text:span></text:p>
          </table:table-cell>
          <table:covered-table-cell/>
          <table:table-cell table:style-name="C0"/>
          <table:table-cell table:style-name="C0"/>
        </table:table-row>
        <table:table-row table:style-name="TBL_0_27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7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75 rue henri Cartan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27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7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27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71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LUDRES</text:span></text:p>
          </table:table-cell>
          <table:covered-table-cell/>
          <table:table-cell table:style-name="C0"/>
        </table:table-row>
      </table:table>
      <table:table table:name="TBL_0_28" table:style-name="TBL_0_28">
        <table:table-column table:style-name="TBL_0_28_col_0">
</table:table-column>
        <table:table-column table:style-name="TBL_0_28_col_1">
</table:table-column>
        <table:table-column table:style-name="TBL_0_28_col_2">
</table:table-column>
        <table:table-column table:style-name="TBL_0_28_col_3">
</table:table-column>
        <table:table-column table:style-name="TBL_0_28_col_4">
</table:table-column>
        <table:table-column table:style-name="TBL_0_28_col_5">
</table:table-column>
        <table:table-column table:style-name="TBL_0_28_col_6">
</table:table-column>
        <table:table-column table:style-name="TBL_0_28_col_7">
</table:table-column>
        <table:table-column table:style-name="TBL_0_28_col_8">
</table:table-column>
        <table:table-column table:style-name="TBL_0_28_col_9">
</table:table-column>
        <table:table-column table:style-name="TBL_0_28_col_10">
</table:table-column>
        <table:table-row table:style-name="TBL_0_28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8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8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63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8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8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BOUROT</text:span></text:p>
          </table:table-cell>
          <table:covered-table-cell/>
          <table:table-cell table:style-name="C0"/>
          <table:table-cell table:style-name="C0"/>
        </table:table-row>
        <table:table-row table:style-name="TBL_0_28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8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6 rue de Hautonchamp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28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8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28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23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Chaligny</text:span></text:p>
          </table:table-cell>
          <table:covered-table-cell/>
          <table:table-cell table:style-name="C0"/>
        </table:table-row>
      </table:table>
      <table:table table:name="TBL_0_29" table:style-name="TBL_0_29">
        <table:table-column table:style-name="TBL_0_29_col_0">
</table:table-column>
        <table:table-column table:style-name="TBL_0_29_col_1">
</table:table-column>
        <table:table-column table:style-name="TBL_0_29_col_2">
</table:table-column>
        <table:table-column table:style-name="TBL_0_29_col_3">
</table:table-column>
        <table:table-column table:style-name="TBL_0_29_col_4">
</table:table-column>
        <table:table-column table:style-name="TBL_0_29_col_5">
</table:table-column>
        <table:table-column table:style-name="TBL_0_29_col_6">
</table:table-column>
        <table:table-column table:style-name="TBL_0_29_col_7">
</table:table-column>
        <table:table-column table:style-name="TBL_0_29_col_8">
</table:table-column>
        <table:table-column table:style-name="TBL_0_29_col_9">
</table:table-column>
        <table:table-column table:style-name="TBL_0_29_col_10">
</table:table-column>
        <table:table-row table:style-name="TBL_0_29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9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9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64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9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9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BOUSSETTA</text:span></text:p>
          </table:table-cell>
          <table:covered-table-cell/>
          <table:table-cell table:style-name="C0"/>
          <table:table-cell table:style-name="C0"/>
        </table:table-row>
        <table:table-row table:style-name="TBL_0_29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9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Bat. B; App. 921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29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9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29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00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NANCY</text:span></text:p>
          </table:table-cell>
          <table:covered-table-cell/>
          <table:table-cell table:style-name="C0"/>
        </table:table-row>
      </table:table>
      <table:table table:name="TBL_0_30" table:style-name="TBL_0_30">
        <table:table-column table:style-name="TBL_0_30_col_0">
</table:table-column>
        <table:table-column table:style-name="TBL_0_30_col_1">
</table:table-column>
        <table:table-column table:style-name="TBL_0_30_col_2">
</table:table-column>
        <table:table-column table:style-name="TBL_0_30_col_3">
</table:table-column>
        <table:table-column table:style-name="TBL_0_30_col_4">
</table:table-column>
        <table:table-column table:style-name="TBL_0_30_col_5">
</table:table-column>
        <table:table-column table:style-name="TBL_0_30_col_6">
</table:table-column>
        <table:table-column table:style-name="TBL_0_30_col_7">
</table:table-column>
        <table:table-column table:style-name="TBL_0_30_col_8">
</table:table-column>
        <table:table-column table:style-name="TBL_0_30_col_9">
</table:table-column>
        <table:table-column table:style-name="TBL_0_30_col_10">
</table:table-column>
        <table:table-row table:style-name="TBL_0_30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30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30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65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30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30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BOUZGOU</text:span></text:p>
          </table:table-cell>
          <table:covered-table-cell/>
          <table:table-cell table:style-name="C0"/>
          <table:table-cell table:style-name="C0"/>
        </table:table-row>
        <table:table-row table:style-name="TBL_0_30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30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2 Allée de Meppel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30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30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30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50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VANDOEUVRE</text:span></text:p>
          </table:table-cell>
          <table:covered-table-cell/>
          <table:table-cell table:style-name="C0"/>
        </table:table-row>
      </table:table>
      <table:table table:name="TBL_0_31" table:style-name="TBL_0_31">
        <table:table-column table:style-name="TBL_0_31_col_0">
</table:table-column>
        <table:table-column table:style-name="TBL_0_31_col_1">
</table:table-column>
        <table:table-column table:style-name="TBL_0_31_col_2">
</table:table-column>
        <table:table-column table:style-name="TBL_0_31_col_3">
</table:table-column>
        <table:table-column table:style-name="TBL_0_31_col_4">
</table:table-column>
        <table:table-column table:style-name="TBL_0_31_col_5">
</table:table-column>
        <table:table-column table:style-name="TBL_0_31_col_6">
</table:table-column>
        <table:table-column table:style-name="TBL_0_31_col_7">
</table:table-column>
        <table:table-column table:style-name="TBL_0_31_col_8">
</table:table-column>
        <table:table-column table:style-name="TBL_0_31_col_9">
</table:table-column>
        <table:table-column table:style-name="TBL_0_31_col_10">
</table:table-column>
        <table:table-row table:style-name="TBL_0_31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31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31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67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31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31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BROPERE</text:span></text:p>
          </table:table-cell>
          <table:covered-table-cell/>
          <table:table-cell table:style-name="C0"/>
          <table:table-cell table:style-name="C0"/>
        </table:table-row>
        <table:table-row table:style-name="TBL_0_31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31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3 place de Trèves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31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31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31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50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VANDOEUVRE</text:span></text:p>
          </table:table-cell>
          <table:covered-table-cell/>
          <table:table-cell table:style-name="C0"/>
        </table:table-row>
      </table:table>
      <table:table table:name="TBL_0_32" table:style-name="TBL_0_32">
        <table:table-column table:style-name="TBL_0_32_col_0">
</table:table-column>
        <table:table-column table:style-name="TBL_0_32_col_1">
</table:table-column>
        <table:table-column table:style-name="TBL_0_32_col_2">
</table:table-column>
        <table:table-column table:style-name="TBL_0_32_col_3">
</table:table-column>
        <table:table-column table:style-name="TBL_0_32_col_4">
</table:table-column>
        <table:table-column table:style-name="TBL_0_32_col_5">
</table:table-column>
        <table:table-column table:style-name="TBL_0_32_col_6">
</table:table-column>
        <table:table-column table:style-name="TBL_0_32_col_7">
</table:table-column>
        <table:table-column table:style-name="TBL_0_32_col_8">
</table:table-column>
        <table:table-column table:style-name="TBL_0_32_col_9">
</table:table-column>
        <table:table-column table:style-name="TBL_0_32_col_10">
</table:table-column>
        <table:table-row table:style-name="TBL_0_32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32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32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68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32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32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BRUNAUT</text:span></text:p>
          </table:table-cell>
          <table:covered-table-cell/>
          <table:table-cell table:style-name="C0"/>
          <table:table-cell table:style-name="C0"/>
        </table:table-row>
        <table:table-row table:style-name="TBL_0_32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32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34 rue du Bourbonnais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32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32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32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50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Vandoeuvre</text:span></text:p>
          </table:table-cell>
          <table:covered-table-cell/>
          <table:table-cell table:style-name="C0"/>
        </table:table-row>
      </table:table>
      <table:table table:name="TBL_0_33" table:style-name="TBL_0_33">
        <table:table-column table:style-name="TBL_0_33_col_0">
</table:table-column>
        <table:table-column table:style-name="TBL_0_33_col_1">
</table:table-column>
        <table:table-column table:style-name="TBL_0_33_col_2">
</table:table-column>
        <table:table-column table:style-name="TBL_0_33_col_3">
</table:table-column>
        <table:table-column table:style-name="TBL_0_33_col_4">
</table:table-column>
        <table:table-column table:style-name="TBL_0_33_col_5">
</table:table-column>
        <table:table-column table:style-name="TBL_0_33_col_6">
</table:table-column>
        <table:table-column table:style-name="TBL_0_33_col_7">
</table:table-column>
        <table:table-column table:style-name="TBL_0_33_col_8">
</table:table-column>
        <table:table-column table:style-name="TBL_0_33_col_9">
</table:table-column>
        <table:table-column table:style-name="TBL_0_33_col_10">
</table:table-column>
        <table:table-row table:style-name="TBL_0_33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33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33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70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33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33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BUREK</text:span></text:p>
          </table:table-cell>
          <table:covered-table-cell/>
          <table:table-cell table:style-name="C0"/>
          <table:table-cell table:style-name="C0"/>
        </table:table-row>
        <table:table-row table:style-name="TBL_0_33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33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2 rue Le Guéoir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33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33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33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16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PULLIGNY</text:span></text:p>
          </table:table-cell>
          <table:covered-table-cell/>
          <table:table-cell table:style-name="C0"/>
        </table:table-row>
      </table:table>
      <table:table table:name="TBL_0_34" table:style-name="TBL_0_34">
        <table:table-column table:style-name="TBL_0_34_col_0">
</table:table-column>
        <table:table-column table:style-name="TBL_0_34_col_1">
</table:table-column>
        <table:table-column table:style-name="TBL_0_34_col_2">
</table:table-column>
        <table:table-column table:style-name="TBL_0_34_col_3">
</table:table-column>
        <table:table-column table:style-name="TBL_0_34_col_4">
</table:table-column>
        <table:table-column table:style-name="TBL_0_34_col_5">
</table:table-column>
        <table:table-column table:style-name="TBL_0_34_col_6">
</table:table-column>
        <table:table-column table:style-name="TBL_0_34_col_7">
</table:table-column>
        <table:table-column table:style-name="TBL_0_34_col_8">
</table:table-column>
        <table:table-column table:style-name="TBL_0_34_col_9">
</table:table-column>
        <table:table-column table:style-name="TBL_0_34_col_10">
</table:table-column>
        <table:table-row table:style-name="TBL_0_34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34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34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74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34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34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CANALS</text:span></text:p>
          </table:table-cell>
          <table:covered-table-cell/>
          <table:table-cell table:style-name="C0"/>
          <table:table-cell table:style-name="C0"/>
        </table:table-row>
        <table:table-row table:style-name="TBL_0_34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34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1 impasse de la ferme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34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34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34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16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FROLOIS</text:span></text:p>
          </table:table-cell>
          <table:covered-table-cell/>
          <table:table-cell table:style-name="C0"/>
        </table:table-row>
      </table:table>
      <table:table table:name="TBL_0_35" table:style-name="TBL_0_35">
        <table:table-column table:style-name="TBL_0_35_col_0">
</table:table-column>
        <table:table-column table:style-name="TBL_0_35_col_1">
</table:table-column>
        <table:table-column table:style-name="TBL_0_35_col_2">
</table:table-column>
        <table:table-column table:style-name="TBL_0_35_col_3">
</table:table-column>
        <table:table-column table:style-name="TBL_0_35_col_4">
</table:table-column>
        <table:table-column table:style-name="TBL_0_35_col_5">
</table:table-column>
        <table:table-column table:style-name="TBL_0_35_col_6">
</table:table-column>
        <table:table-column table:style-name="TBL_0_35_col_7">
</table:table-column>
        <table:table-column table:style-name="TBL_0_35_col_8">
</table:table-column>
        <table:table-column table:style-name="TBL_0_35_col_9">
</table:table-column>
        <table:table-column table:style-name="TBL_0_35_col_10">
</table:table-column>
        <table:table-row table:style-name="TBL_0_35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35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35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75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35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35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CANALS</text:span></text:p>
          </table:table-cell>
          <table:covered-table-cell/>
          <table:table-cell table:style-name="C0"/>
          <table:table-cell table:style-name="C0"/>
        </table:table-row>
        <table:table-row table:style-name="TBL_0_35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35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36 av du Vieux Chateau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35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35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35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50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VANDOEUVRE</text:span></text:p>
          </table:table-cell>
          <table:covered-table-cell/>
          <table:table-cell table:style-name="C0"/>
        </table:table-row>
      </table:table>
      <table:table table:name="TBL_0_36" table:style-name="TBL_0_36">
        <table:table-column table:style-name="TBL_0_36_col_0">
</table:table-column>
        <table:table-column table:style-name="TBL_0_36_col_1">
</table:table-column>
        <table:table-column table:style-name="TBL_0_36_col_2">
</table:table-column>
        <table:table-column table:style-name="TBL_0_36_col_3">
</table:table-column>
        <table:table-column table:style-name="TBL_0_36_col_4">
</table:table-column>
        <table:table-column table:style-name="TBL_0_36_col_5">
</table:table-column>
        <table:table-column table:style-name="TBL_0_36_col_6">
</table:table-column>
        <table:table-column table:style-name="TBL_0_36_col_7">
</table:table-column>
        <table:table-column table:style-name="TBL_0_36_col_8">
</table:table-column>
        <table:table-column table:style-name="TBL_0_36_col_9">
</table:table-column>
        <table:table-column table:style-name="TBL_0_36_col_10">
</table:table-column>
        <table:table-row table:style-name="TBL_0_36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36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36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76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36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36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CARDINAL</text:span></text:p>
          </table:table-cell>
          <table:covered-table-cell/>
          <table:table-cell table:style-name="C0"/>
          <table:table-cell table:style-name="C0"/>
        </table:table-row>
        <table:table-row table:style-name="TBL_0_36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36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123 rue des Mazurots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36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36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36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71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LUDRES</text:span></text:p>
          </table:table-cell>
          <table:covered-table-cell/>
          <table:table-cell table:style-name="C0"/>
        </table:table-row>
      </table:table>
      <table:table table:name="TBL_0_37" table:style-name="TBL_0_37">
        <table:table-column table:style-name="TBL_0_37_col_0">
</table:table-column>
        <table:table-column table:style-name="TBL_0_37_col_1">
</table:table-column>
        <table:table-column table:style-name="TBL_0_37_col_2">
</table:table-column>
        <table:table-column table:style-name="TBL_0_37_col_3">
</table:table-column>
        <table:table-column table:style-name="TBL_0_37_col_4">
</table:table-column>
        <table:table-column table:style-name="TBL_0_37_col_5">
</table:table-column>
        <table:table-column table:style-name="TBL_0_37_col_6">
</table:table-column>
        <table:table-column table:style-name="TBL_0_37_col_7">
</table:table-column>
        <table:table-column table:style-name="TBL_0_37_col_8">
</table:table-column>
        <table:table-column table:style-name="TBL_0_37_col_9">
</table:table-column>
        <table:table-column table:style-name="TBL_0_37_col_10">
</table:table-column>
        <table:table-row table:style-name="TBL_0_37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37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37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78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37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37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CHAMANE</text:span></text:p>
          </table:table-cell>
          <table:covered-table-cell/>
          <table:table-cell table:style-name="C0"/>
          <table:table-cell table:style-name="C0"/>
        </table:table-row>
        <table:table-row table:style-name="TBL_0_37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37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44 av. des jonquilles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37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37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37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50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Vandoeuvre</text:span></text:p>
          </table:table-cell>
          <table:covered-table-cell/>
          <table:table-cell table:style-name="C0"/>
        </table:table-row>
      </table:table>
      <table:table table:name="TBL_0_38" table:style-name="TBL_0_38">
        <table:table-column table:style-name="TBL_0_38_col_0">
</table:table-column>
        <table:table-column table:style-name="TBL_0_38_col_1">
</table:table-column>
        <table:table-column table:style-name="TBL_0_38_col_2">
</table:table-column>
        <table:table-column table:style-name="TBL_0_38_col_3">
</table:table-column>
        <table:table-column table:style-name="TBL_0_38_col_4">
</table:table-column>
        <table:table-column table:style-name="TBL_0_38_col_5">
</table:table-column>
        <table:table-column table:style-name="TBL_0_38_col_6">
</table:table-column>
        <table:table-column table:style-name="TBL_0_38_col_7">
</table:table-column>
        <table:table-column table:style-name="TBL_0_38_col_8">
</table:table-column>
        <table:table-column table:style-name="TBL_0_38_col_9">
</table:table-column>
        <table:table-column table:style-name="TBL_0_38_col_10">
</table:table-column>
        <table:table-row table:style-name="TBL_0_38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38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38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79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38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38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CHANCHIDDINE</text:span></text:p>
          </table:table-cell>
          <table:covered-table-cell/>
          <table:table-cell table:style-name="C0"/>
          <table:table-cell table:style-name="C0"/>
        </table:table-row>
        <table:table-row table:style-name="TBL_0_38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38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18 rue de Hollande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38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38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38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50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VANDOEUVRE</text:span></text:p>
          </table:table-cell>
          <table:covered-table-cell/>
          <table:table-cell table:style-name="C0"/>
        </table:table-row>
      </table:table>
      <table:table table:name="TBL_0_39" table:style-name="TBL_0_39">
        <table:table-column table:style-name="TBL_0_39_col_0">
</table:table-column>
        <table:table-column table:style-name="TBL_0_39_col_1">
</table:table-column>
        <table:table-column table:style-name="TBL_0_39_col_2">
</table:table-column>
        <table:table-column table:style-name="TBL_0_39_col_3">
</table:table-column>
        <table:table-column table:style-name="TBL_0_39_col_4">
</table:table-column>
        <table:table-column table:style-name="TBL_0_39_col_5">
</table:table-column>
        <table:table-column table:style-name="TBL_0_39_col_6">
</table:table-column>
        <table:table-column table:style-name="TBL_0_39_col_7">
</table:table-column>
        <table:table-column table:style-name="TBL_0_39_col_8">
</table:table-column>
        <table:table-column table:style-name="TBL_0_39_col_9">
</table:table-column>
        <table:table-column table:style-name="TBL_0_39_col_10">
</table:table-column>
        <table:table-row table:style-name="TBL_0_39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39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39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80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39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39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CHANOIR</text:span></text:p>
          </table:table-cell>
          <table:covered-table-cell/>
          <table:table-cell table:style-name="C0"/>
          <table:table-cell table:style-name="C0"/>
        </table:table-row>
        <table:table-row table:style-name="TBL_0_39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39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264 Av. Gal Leclerc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39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39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39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00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NANCY</text:span></text:p>
          </table:table-cell>
          <table:covered-table-cell/>
          <table:table-cell table:style-name="C0"/>
        </table:table-row>
      </table:table>
      <table:table table:name="TBL_0_40" table:style-name="TBL_0_40">
        <table:table-column table:style-name="TBL_0_40_col_0">
</table:table-column>
        <table:table-column table:style-name="TBL_0_40_col_1">
</table:table-column>
        <table:table-column table:style-name="TBL_0_40_col_2">
</table:table-column>
        <table:table-column table:style-name="TBL_0_40_col_3">
</table:table-column>
        <table:table-column table:style-name="TBL_0_40_col_4">
</table:table-column>
        <table:table-column table:style-name="TBL_0_40_col_5">
</table:table-column>
        <table:table-column table:style-name="TBL_0_40_col_6">
</table:table-column>
        <table:table-column table:style-name="TBL_0_40_col_7">
</table:table-column>
        <table:table-column table:style-name="TBL_0_40_col_8">
</table:table-column>
        <table:table-column table:style-name="TBL_0_40_col_9">
</table:table-column>
        <table:table-column table:style-name="TBL_0_40_col_10">
</table:table-column>
        <table:table-row table:style-name="TBL_0_40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40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40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85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40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40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CHUM</text:span></text:p>
          </table:table-cell>
          <table:covered-table-cell/>
          <table:table-cell table:style-name="C0"/>
          <table:table-cell table:style-name="C0"/>
        </table:table-row>
        <table:table-row table:style-name="TBL_0_40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40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12 rue du Languedoc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40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40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40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50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VANDOEUVRE</text:span></text:p>
          </table:table-cell>
          <table:covered-table-cell/>
          <table:table-cell table:style-name="C0"/>
        </table:table-row>
      </table:table>
      <table:table table:name="TBL_0_41" table:style-name="TBL_0_41">
        <table:table-column table:style-name="TBL_0_41_col_0">
</table:table-column>
        <table:table-column table:style-name="TBL_0_41_col_1">
</table:table-column>
        <table:table-column table:style-name="TBL_0_41_col_2">
</table:table-column>
        <table:table-column table:style-name="TBL_0_41_col_3">
</table:table-column>
        <table:table-column table:style-name="TBL_0_41_col_4">
</table:table-column>
        <table:table-column table:style-name="TBL_0_41_col_5">
</table:table-column>
        <table:table-column table:style-name="TBL_0_41_col_6">
</table:table-column>
        <table:table-column table:style-name="TBL_0_41_col_7">
</table:table-column>
        <table:table-column table:style-name="TBL_0_41_col_8">
</table:table-column>
        <table:table-column table:style-name="TBL_0_41_col_9">
</table:table-column>
        <table:table-column table:style-name="TBL_0_41_col_10">
</table:table-column>
        <table:table-row table:style-name="TBL_0_41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41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41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86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41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41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CIOLEK</text:span></text:p>
          </table:table-cell>
          <table:covered-table-cell/>
          <table:table-cell table:style-name="C0"/>
          <table:table-cell table:style-name="C0"/>
        </table:table-row>
        <table:table-row table:style-name="TBL_0_41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41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7 square de Liège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41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41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41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50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VANDOEUVRE</text:span></text:p>
          </table:table-cell>
          <table:covered-table-cell/>
          <table:table-cell table:style-name="C0"/>
        </table:table-row>
      </table:table>
      <table:table table:name="TBL_0_42" table:style-name="TBL_0_42">
        <table:table-column table:style-name="TBL_0_42_col_0">
</table:table-column>
        <table:table-column table:style-name="TBL_0_42_col_1">
</table:table-column>
        <table:table-column table:style-name="TBL_0_42_col_2">
</table:table-column>
        <table:table-column table:style-name="TBL_0_42_col_3">
</table:table-column>
        <table:table-column table:style-name="TBL_0_42_col_4">
</table:table-column>
        <table:table-column table:style-name="TBL_0_42_col_5">
</table:table-column>
        <table:table-column table:style-name="TBL_0_42_col_6">
</table:table-column>
        <table:table-column table:style-name="TBL_0_42_col_7">
</table:table-column>
        <table:table-column table:style-name="TBL_0_42_col_8">
</table:table-column>
        <table:table-column table:style-name="TBL_0_42_col_9">
</table:table-column>
        <table:table-column table:style-name="TBL_0_42_col_10">
</table:table-column>
        <table:table-row table:style-name="TBL_0_42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42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42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89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42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42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COLIN</text:span></text:p>
          </table:table-cell>
          <table:covered-table-cell/>
          <table:table-cell table:style-name="C0"/>
          <table:table-cell table:style-name="C0"/>
        </table:table-row>
        <table:table-row table:style-name="TBL_0_42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42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17 rue du Tram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42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42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42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23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CHAVIGNY</text:span></text:p>
          </table:table-cell>
          <table:covered-table-cell/>
          <table:table-cell table:style-name="C0"/>
        </table:table-row>
      </table:table>
      <table:table table:name="TBL_0_43" table:style-name="TBL_0_43">
        <table:table-column table:style-name="TBL_0_43_col_0">
</table:table-column>
        <table:table-column table:style-name="TBL_0_43_col_1">
</table:table-column>
        <table:table-column table:style-name="TBL_0_43_col_2">
</table:table-column>
        <table:table-column table:style-name="TBL_0_43_col_3">
</table:table-column>
        <table:table-column table:style-name="TBL_0_43_col_4">
</table:table-column>
        <table:table-column table:style-name="TBL_0_43_col_5">
</table:table-column>
        <table:table-column table:style-name="TBL_0_43_col_6">
</table:table-column>
        <table:table-column table:style-name="TBL_0_43_col_7">
</table:table-column>
        <table:table-column table:style-name="TBL_0_43_col_8">
</table:table-column>
        <table:table-column table:style-name="TBL_0_43_col_9">
</table:table-column>
        <table:table-column table:style-name="TBL_0_43_col_10">
</table:table-column>
        <table:table-row table:style-name="TBL_0_43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43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43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90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43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43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COLLIGNON</text:span></text:p>
          </table:table-cell>
          <table:covered-table-cell/>
          <table:table-cell table:style-name="C0"/>
          <table:table-cell table:style-name="C0"/>
        </table:table-row>
        <table:table-row table:style-name="TBL_0_43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43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4 rue du réal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43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43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43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23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CHALIGNY</text:span></text:p>
          </table:table-cell>
          <table:covered-table-cell/>
          <table:table-cell table:style-name="C0"/>
        </table:table-row>
      </table:table>
      <table:table table:name="TBL_0_44" table:style-name="TBL_0_44">
        <table:table-column table:style-name="TBL_0_44_col_0">
</table:table-column>
        <table:table-column table:style-name="TBL_0_44_col_1">
</table:table-column>
        <table:table-column table:style-name="TBL_0_44_col_2">
</table:table-column>
        <table:table-column table:style-name="TBL_0_44_col_3">
</table:table-column>
        <table:table-column table:style-name="TBL_0_44_col_4">
</table:table-column>
        <table:table-column table:style-name="TBL_0_44_col_5">
</table:table-column>
        <table:table-column table:style-name="TBL_0_44_col_6">
</table:table-column>
        <table:table-column table:style-name="TBL_0_44_col_7">
</table:table-column>
        <table:table-column table:style-name="TBL_0_44_col_8">
</table:table-column>
        <table:table-column table:style-name="TBL_0_44_col_9">
</table:table-column>
        <table:table-column table:style-name="TBL_0_44_col_10">
</table:table-column>
        <table:table-row table:style-name="TBL_0_44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44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44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93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44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44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CORALIE</text:span></text:p>
          </table:table-cell>
          <table:covered-table-cell/>
          <table:table-cell table:style-name="C0"/>
          <table:table-cell table:style-name="C0"/>
        </table:table-row>
        <table:table-row table:style-name="TBL_0_44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44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3 rue de Remich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44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44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44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50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Vandoeuvre</text:span></text:p>
          </table:table-cell>
          <table:covered-table-cell/>
          <table:table-cell table:style-name="C0"/>
        </table:table-row>
      </table:table>
      <table:table table:name="TBL_0_45" table:style-name="TBL_0_45">
        <table:table-column table:style-name="TBL_0_45_col_0">
</table:table-column>
        <table:table-column table:style-name="TBL_0_45_col_1">
</table:table-column>
        <table:table-column table:style-name="TBL_0_45_col_2">
</table:table-column>
        <table:table-column table:style-name="TBL_0_45_col_3">
</table:table-column>
        <table:table-column table:style-name="TBL_0_45_col_4">
</table:table-column>
        <table:table-column table:style-name="TBL_0_45_col_5">
</table:table-column>
        <table:table-column table:style-name="TBL_0_45_col_6">
</table:table-column>
        <table:table-column table:style-name="TBL_0_45_col_7">
</table:table-column>
        <table:table-column table:style-name="TBL_0_45_col_8">
</table:table-column>
        <table:table-column table:style-name="TBL_0_45_col_9">
</table:table-column>
        <table:table-column table:style-name="TBL_0_45_col_10">
</table:table-column>
        <table:table-row table:style-name="TBL_0_45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45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45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95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45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45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CUBAYNES</text:span></text:p>
          </table:table-cell>
          <table:covered-table-cell/>
          <table:table-cell table:style-name="C0"/>
          <table:table-cell table:style-name="C0"/>
        </table:table-row>
        <table:table-row table:style-name="TBL_0_45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45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2 AVENUE DU CHARMOIS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45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45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APPT B 405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45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50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VANDOEUVRE</text:span></text:p>
          </table:table-cell>
          <table:covered-table-cell/>
          <table:table-cell table:style-name="C0"/>
        </table:table-row>
      </table:table>
      <table:table table:name="TBL_0_46" table:style-name="TBL_0_46">
        <table:table-column table:style-name="TBL_0_46_col_0">
</table:table-column>
        <table:table-column table:style-name="TBL_0_46_col_1">
</table:table-column>
        <table:table-column table:style-name="TBL_0_46_col_2">
</table:table-column>
        <table:table-column table:style-name="TBL_0_46_col_3">
</table:table-column>
        <table:table-column table:style-name="TBL_0_46_col_4">
</table:table-column>
        <table:table-column table:style-name="TBL_0_46_col_5">
</table:table-column>
        <table:table-column table:style-name="TBL_0_46_col_6">
</table:table-column>
        <table:table-column table:style-name="TBL_0_46_col_7">
</table:table-column>
        <table:table-column table:style-name="TBL_0_46_col_8">
</table:table-column>
        <table:table-column table:style-name="TBL_0_46_col_9">
</table:table-column>
        <table:table-column table:style-name="TBL_0_46_col_10">
</table:table-column>
        <table:table-row table:style-name="TBL_0_46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46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46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96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46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46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CUNIN</text:span></text:p>
          </table:table-cell>
          <table:covered-table-cell/>
          <table:table-cell table:style-name="C0"/>
          <table:table-cell table:style-name="C0"/>
        </table:table-row>
        <table:table-row table:style-name="TBL_0_46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46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12 rue GOUNOD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46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46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46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71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FLEVILLE</text:span></text:p>
          </table:table-cell>
          <table:covered-table-cell/>
          <table:table-cell table:style-name="C0"/>
        </table:table-row>
      </table:table>
      <table:table table:name="TBL_0_47" table:style-name="TBL_0_47">
        <table:table-column table:style-name="TBL_0_47_col_0">
</table:table-column>
        <table:table-column table:style-name="TBL_0_47_col_1">
</table:table-column>
        <table:table-column table:style-name="TBL_0_47_col_2">
</table:table-column>
        <table:table-column table:style-name="TBL_0_47_col_3">
</table:table-column>
        <table:table-column table:style-name="TBL_0_47_col_4">
</table:table-column>
        <table:table-column table:style-name="TBL_0_47_col_5">
</table:table-column>
        <table:table-column table:style-name="TBL_0_47_col_6">
</table:table-column>
        <table:table-column table:style-name="TBL_0_47_col_7">
</table:table-column>
        <table:table-column table:style-name="TBL_0_47_col_8">
</table:table-column>
        <table:table-column table:style-name="TBL_0_47_col_9">
</table:table-column>
        <table:table-column table:style-name="TBL_0_47_col_10">
</table:table-column>
        <table:table-row table:style-name="TBL_0_47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47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47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97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47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47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CUNY</text:span></text:p>
          </table:table-cell>
          <table:covered-table-cell/>
          <table:table-cell table:style-name="C0"/>
          <table:table-cell table:style-name="C0"/>
        </table:table-row>
        <table:table-row table:style-name="TBL_0_47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47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52 rue de Courbevoie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47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47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47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23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CHALIGNY</text:span></text:p>
          </table:table-cell>
          <table:covered-table-cell/>
          <table:table-cell table:style-name="C0"/>
        </table:table-row>
      </table:table>
      <table:table table:name="TBL_0_48" table:style-name="TBL_0_48">
        <table:table-column table:style-name="TBL_0_48_col_0">
</table:table-column>
        <table:table-column table:style-name="TBL_0_48_col_1">
</table:table-column>
        <table:table-column table:style-name="TBL_0_48_col_2">
</table:table-column>
        <table:table-column table:style-name="TBL_0_48_col_3">
</table:table-column>
        <table:table-column table:style-name="TBL_0_48_col_4">
</table:table-column>
        <table:table-column table:style-name="TBL_0_48_col_5">
</table:table-column>
        <table:table-column table:style-name="TBL_0_48_col_6">
</table:table-column>
        <table:table-column table:style-name="TBL_0_48_col_7">
</table:table-column>
        <table:table-column table:style-name="TBL_0_48_col_8">
</table:table-column>
        <table:table-column table:style-name="TBL_0_48_col_9">
</table:table-column>
        <table:table-column table:style-name="TBL_0_48_col_10">
</table:table-column>
        <table:table-row table:style-name="TBL_0_48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48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48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99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48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48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DALENCON</text:span></text:p>
          </table:table-cell>
          <table:covered-table-cell/>
          <table:table-cell table:style-name="C0"/>
          <table:table-cell table:style-name="C0"/>
        </table:table-row>
        <table:table-row table:style-name="TBL_0_48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48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9 rue des Etangs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48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48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48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85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MESSEIN</text:span></text:p>
          </table:table-cell>
          <table:covered-table-cell/>
          <table:table-cell table:style-name="C0"/>
        </table:table-row>
      </table:table>
      <table:table table:name="TBL_0_49" table:style-name="TBL_0_49">
        <table:table-column table:style-name="TBL_0_49_col_0">
</table:table-column>
        <table:table-column table:style-name="TBL_0_49_col_1">
</table:table-column>
        <table:table-column table:style-name="TBL_0_49_col_2">
</table:table-column>
        <table:table-column table:style-name="TBL_0_49_col_3">
</table:table-column>
        <table:table-column table:style-name="TBL_0_49_col_4">
</table:table-column>
        <table:table-column table:style-name="TBL_0_49_col_5">
</table:table-column>
        <table:table-column table:style-name="TBL_0_49_col_6">
</table:table-column>
        <table:table-column table:style-name="TBL_0_49_col_7">
</table:table-column>
        <table:table-column table:style-name="TBL_0_49_col_8">
</table:table-column>
        <table:table-column table:style-name="TBL_0_49_col_9">
</table:table-column>
        <table:table-column table:style-name="TBL_0_49_col_10">
</table:table-column>
        <table:table-row table:style-name="TBL_0_49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49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49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102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49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49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DELABARRE</text:span></text:p>
          </table:table-cell>
          <table:covered-table-cell/>
          <table:table-cell table:style-name="C0"/>
          <table:table-cell table:style-name="C0"/>
        </table:table-row>
        <table:table-row table:style-name="TBL_0_49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49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263 rue Albert Camus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49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49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49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71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Ludres</text:span></text:p>
          </table:table-cell>
          <table:covered-table-cell/>
          <table:table-cell table:style-name="C0"/>
        </table:table-row>
      </table:table>
      <table:table table:name="TBL_0_50" table:style-name="TBL_0_50">
        <table:table-column table:style-name="TBL_0_50_col_0">
</table:table-column>
        <table:table-column table:style-name="TBL_0_50_col_1">
</table:table-column>
        <table:table-column table:style-name="TBL_0_50_col_2">
</table:table-column>
        <table:table-column table:style-name="TBL_0_50_col_3">
</table:table-column>
        <table:table-column table:style-name="TBL_0_50_col_4">
</table:table-column>
        <table:table-column table:style-name="TBL_0_50_col_5">
</table:table-column>
        <table:table-column table:style-name="TBL_0_50_col_6">
</table:table-column>
        <table:table-column table:style-name="TBL_0_50_col_7">
</table:table-column>
        <table:table-column table:style-name="TBL_0_50_col_8">
</table:table-column>
        <table:table-column table:style-name="TBL_0_50_col_9">
</table:table-column>
        <table:table-column table:style-name="TBL_0_50_col_10">
</table:table-column>
        <table:table-row table:style-name="TBL_0_50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50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50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103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50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50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DELAHAYE</text:span></text:p>
          </table:table-cell>
          <table:covered-table-cell/>
          <table:table-cell table:style-name="C0"/>
          <table:table-cell table:style-name="C0"/>
        </table:table-row>
        <table:table-row table:style-name="TBL_0_50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50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82 rue de la Mines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50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50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50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71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LUDRES</text:span></text:p>
          </table:table-cell>
          <table:covered-table-cell/>
          <table:table-cell table:style-name="C0"/>
        </table:table-row>
      </table:table>
      <table:table table:name="TBL_0_51" table:style-name="TBL_0_51">
        <table:table-column table:style-name="TBL_0_51_col_0">
</table:table-column>
        <table:table-column table:style-name="TBL_0_51_col_1">
</table:table-column>
        <table:table-column table:style-name="TBL_0_51_col_2">
</table:table-column>
        <table:table-column table:style-name="TBL_0_51_col_3">
</table:table-column>
        <table:table-column table:style-name="TBL_0_51_col_4">
</table:table-column>
        <table:table-column table:style-name="TBL_0_51_col_5">
</table:table-column>
        <table:table-column table:style-name="TBL_0_51_col_6">
</table:table-column>
        <table:table-column table:style-name="TBL_0_51_col_7">
</table:table-column>
        <table:table-column table:style-name="TBL_0_51_col_8">
</table:table-column>
        <table:table-column table:style-name="TBL_0_51_col_9">
</table:table-column>
        <table:table-column table:style-name="TBL_0_51_col_10">
</table:table-column>
        <table:table-row table:style-name="TBL_0_51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51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51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105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51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51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DELCROS</text:span></text:p>
          </table:table-cell>
          <table:covered-table-cell/>
          <table:table-cell table:style-name="C0"/>
          <table:table-cell table:style-name="C0"/>
        </table:table-row>
        <table:table-row table:style-name="TBL_0_51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51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18 rue du Poncel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51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51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51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18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HOUDEMONT</text:span></text:p>
          </table:table-cell>
          <table:covered-table-cell/>
          <table:table-cell table:style-name="C0"/>
        </table:table-row>
      </table:table>
      <table:table table:name="TBL_0_52" table:style-name="TBL_0_52">
        <table:table-column table:style-name="TBL_0_52_col_0">
</table:table-column>
        <table:table-column table:style-name="TBL_0_52_col_1">
</table:table-column>
        <table:table-column table:style-name="TBL_0_52_col_2">
</table:table-column>
        <table:table-column table:style-name="TBL_0_52_col_3">
</table:table-column>
        <table:table-column table:style-name="TBL_0_52_col_4">
</table:table-column>
        <table:table-column table:style-name="TBL_0_52_col_5">
</table:table-column>
        <table:table-column table:style-name="TBL_0_52_col_6">
</table:table-column>
        <table:table-column table:style-name="TBL_0_52_col_7">
</table:table-column>
        <table:table-column table:style-name="TBL_0_52_col_8">
</table:table-column>
        <table:table-column table:style-name="TBL_0_52_col_9">
</table:table-column>
        <table:table-column table:style-name="TBL_0_52_col_10">
</table:table-column>
        <table:table-row table:style-name="TBL_0_52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52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52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111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52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52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DEMANGEON-WURMS</text:span></text:p>
          </table:table-cell>
          <table:covered-table-cell/>
          <table:table-cell table:style-name="C0"/>
          <table:table-cell table:style-name="C0"/>
        </table:table-row>
        <table:table-row table:style-name="TBL_0_52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52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217 rue Maurepré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52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52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52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71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LUDRES</text:span></text:p>
          </table:table-cell>
          <table:covered-table-cell/>
          <table:table-cell table:style-name="C0"/>
        </table:table-row>
      </table:table>
      <table:table table:name="TBL_0_53" table:style-name="TBL_0_53">
        <table:table-column table:style-name="TBL_0_53_col_0">
</table:table-column>
        <table:table-column table:style-name="TBL_0_53_col_1">
</table:table-column>
        <table:table-column table:style-name="TBL_0_53_col_2">
</table:table-column>
        <table:table-column table:style-name="TBL_0_53_col_3">
</table:table-column>
        <table:table-column table:style-name="TBL_0_53_col_4">
</table:table-column>
        <table:table-column table:style-name="TBL_0_53_col_5">
</table:table-column>
        <table:table-column table:style-name="TBL_0_53_col_6">
</table:table-column>
        <table:table-column table:style-name="TBL_0_53_col_7">
</table:table-column>
        <table:table-column table:style-name="TBL_0_53_col_8">
</table:table-column>
        <table:table-column table:style-name="TBL_0_53_col_9">
</table:table-column>
        <table:table-column table:style-name="TBL_0_53_col_10">
</table:table-column>
        <table:table-row table:style-name="TBL_0_53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53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53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112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53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53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DEMESIDON</text:span></text:p>
          </table:table-cell>
          <table:covered-table-cell/>
          <table:table-cell table:style-name="C0"/>
          <table:table-cell table:style-name="C0"/>
        </table:table-row>
        <table:table-row table:style-name="TBL_0_53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53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74 rue Loevenbruck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53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53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53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50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VANDOEUVRE</text:span></text:p>
          </table:table-cell>
          <table:covered-table-cell/>
          <table:table-cell table:style-name="C0"/>
        </table:table-row>
      </table:table>
      <table:table table:name="TBL_0_54" table:style-name="TBL_0_54">
        <table:table-column table:style-name="TBL_0_54_col_0">
</table:table-column>
        <table:table-column table:style-name="TBL_0_54_col_1">
</table:table-column>
        <table:table-column table:style-name="TBL_0_54_col_2">
</table:table-column>
        <table:table-column table:style-name="TBL_0_54_col_3">
</table:table-column>
        <table:table-column table:style-name="TBL_0_54_col_4">
</table:table-column>
        <table:table-column table:style-name="TBL_0_54_col_5">
</table:table-column>
        <table:table-column table:style-name="TBL_0_54_col_6">
</table:table-column>
        <table:table-column table:style-name="TBL_0_54_col_7">
</table:table-column>
        <table:table-column table:style-name="TBL_0_54_col_8">
</table:table-column>
        <table:table-column table:style-name="TBL_0_54_col_9">
</table:table-column>
        <table:table-column table:style-name="TBL_0_54_col_10">
</table:table-column>
        <table:table-row table:style-name="TBL_0_54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54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54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116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54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54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DEZA</text:span></text:p>
          </table:table-cell>
          <table:covered-table-cell/>
          <table:table-cell table:style-name="C0"/>
          <table:table-cell table:style-name="C0"/>
        </table:table-row>
        <table:table-row table:style-name="TBL_0_54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54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6 ALLÉE DES MURIERS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54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54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54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425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Pulnoy</text:span></text:p>
          </table:table-cell>
          <table:covered-table-cell/>
          <table:table-cell table:style-name="C0"/>
        </table:table-row>
      </table:table>
      <table:table table:name="TBL_0_55" table:style-name="TBL_0_55">
        <table:table-column table:style-name="TBL_0_55_col_0">
</table:table-column>
        <table:table-column table:style-name="TBL_0_55_col_1">
</table:table-column>
        <table:table-column table:style-name="TBL_0_55_col_2">
</table:table-column>
        <table:table-column table:style-name="TBL_0_55_col_3">
</table:table-column>
        <table:table-column table:style-name="TBL_0_55_col_4">
</table:table-column>
        <table:table-column table:style-name="TBL_0_55_col_5">
</table:table-column>
        <table:table-column table:style-name="TBL_0_55_col_6">
</table:table-column>
        <table:table-column table:style-name="TBL_0_55_col_7">
</table:table-column>
        <table:table-column table:style-name="TBL_0_55_col_8">
</table:table-column>
        <table:table-column table:style-name="TBL_0_55_col_9">
</table:table-column>
        <table:table-column table:style-name="TBL_0_55_col_10">
</table:table-column>
        <table:table-row table:style-name="TBL_0_55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55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55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122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55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55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DOMINGUES</text:span></text:p>
          </table:table-cell>
          <table:covered-table-cell/>
          <table:table-cell table:style-name="C0"/>
          <table:table-cell table:style-name="C0"/>
        </table:table-row>
        <table:table-row table:style-name="TBL_0_55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55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1 rue de Remich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55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55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55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50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VANDOEUVRE</text:span></text:p>
          </table:table-cell>
          <table:covered-table-cell/>
          <table:table-cell table:style-name="C0"/>
        </table:table-row>
      </table:table>
      <table:table table:name="TBL_0_56" table:style-name="TBL_0_56">
        <table:table-column table:style-name="TBL_0_56_col_0">
</table:table-column>
        <table:table-column table:style-name="TBL_0_56_col_1">
</table:table-column>
        <table:table-column table:style-name="TBL_0_56_col_2">
</table:table-column>
        <table:table-column table:style-name="TBL_0_56_col_3">
</table:table-column>
        <table:table-column table:style-name="TBL_0_56_col_4">
</table:table-column>
        <table:table-column table:style-name="TBL_0_56_col_5">
</table:table-column>
        <table:table-column table:style-name="TBL_0_56_col_6">
</table:table-column>
        <table:table-column table:style-name="TBL_0_56_col_7">
</table:table-column>
        <table:table-column table:style-name="TBL_0_56_col_8">
</table:table-column>
        <table:table-column table:style-name="TBL_0_56_col_9">
</table:table-column>
        <table:table-column table:style-name="TBL_0_56_col_10">
</table:table-column>
        <table:table-row table:style-name="TBL_0_56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56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56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123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56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56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DOUBLET</text:span></text:p>
          </table:table-cell>
          <table:covered-table-cell/>
          <table:table-cell table:style-name="C0"/>
          <table:table-cell table:style-name="C0"/>
        </table:table-row>
        <table:table-row table:style-name="TBL_0_56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56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28 rue de Chambrun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56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56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56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18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HOUDEMONT</text:span></text:p>
          </table:table-cell>
          <table:covered-table-cell/>
          <table:table-cell table:style-name="C0"/>
        </table:table-row>
      </table:table>
      <table:table table:name="TBL_0_57" table:style-name="TBL_0_57">
        <table:table-column table:style-name="TBL_0_57_col_0">
</table:table-column>
        <table:table-column table:style-name="TBL_0_57_col_1">
</table:table-column>
        <table:table-column table:style-name="TBL_0_57_col_2">
</table:table-column>
        <table:table-column table:style-name="TBL_0_57_col_3">
</table:table-column>
        <table:table-column table:style-name="TBL_0_57_col_4">
</table:table-column>
        <table:table-column table:style-name="TBL_0_57_col_5">
</table:table-column>
        <table:table-column table:style-name="TBL_0_57_col_6">
</table:table-column>
        <table:table-column table:style-name="TBL_0_57_col_7">
</table:table-column>
        <table:table-column table:style-name="TBL_0_57_col_8">
</table:table-column>
        <table:table-column table:style-name="TBL_0_57_col_9">
</table:table-column>
        <table:table-column table:style-name="TBL_0_57_col_10">
</table:table-column>
        <table:table-row table:style-name="TBL_0_57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57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57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125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57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57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DROUET</text:span></text:p>
          </table:table-cell>
          <table:covered-table-cell/>
          <table:table-cell table:style-name="C0"/>
          <table:table-cell table:style-name="C0"/>
        </table:table-row>
        <table:table-row table:style-name="TBL_0_57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57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15 rue Saint Colette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57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57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57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50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VANDOEUVRE</text:span></text:p>
          </table:table-cell>
          <table:covered-table-cell/>
          <table:table-cell table:style-name="C0"/>
        </table:table-row>
      </table:table>
      <table:table table:name="TBL_0_58" table:style-name="TBL_0_58">
        <table:table-column table:style-name="TBL_0_58_col_0">
</table:table-column>
        <table:table-column table:style-name="TBL_0_58_col_1">
</table:table-column>
        <table:table-column table:style-name="TBL_0_58_col_2">
</table:table-column>
        <table:table-column table:style-name="TBL_0_58_col_3">
</table:table-column>
        <table:table-column table:style-name="TBL_0_58_col_4">
</table:table-column>
        <table:table-column table:style-name="TBL_0_58_col_5">
</table:table-column>
        <table:table-column table:style-name="TBL_0_58_col_6">
</table:table-column>
        <table:table-column table:style-name="TBL_0_58_col_7">
</table:table-column>
        <table:table-column table:style-name="TBL_0_58_col_8">
</table:table-column>
        <table:table-column table:style-name="TBL_0_58_col_9">
</table:table-column>
        <table:table-column table:style-name="TBL_0_58_col_10">
</table:table-column>
        <table:table-row table:style-name="TBL_0_58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58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58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128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58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58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DUPERIS</text:span></text:p>
          </table:table-cell>
          <table:covered-table-cell/>
          <table:table-cell table:style-name="C0"/>
          <table:table-cell table:style-name="C0"/>
        </table:table-row>
        <table:table-row table:style-name="TBL_0_58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58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rue d'Epinal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58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58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58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63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Flavigny</text:span></text:p>
          </table:table-cell>
          <table:covered-table-cell/>
          <table:table-cell table:style-name="C0"/>
        </table:table-row>
      </table:table>
      <table:table table:name="TBL_0_59" table:style-name="TBL_0_59">
        <table:table-column table:style-name="TBL_0_59_col_0">
</table:table-column>
        <table:table-column table:style-name="TBL_0_59_col_1">
</table:table-column>
        <table:table-column table:style-name="TBL_0_59_col_2">
</table:table-column>
        <table:table-column table:style-name="TBL_0_59_col_3">
</table:table-column>
        <table:table-column table:style-name="TBL_0_59_col_4">
</table:table-column>
        <table:table-column table:style-name="TBL_0_59_col_5">
</table:table-column>
        <table:table-column table:style-name="TBL_0_59_col_6">
</table:table-column>
        <table:table-column table:style-name="TBL_0_59_col_7">
</table:table-column>
        <table:table-column table:style-name="TBL_0_59_col_8">
</table:table-column>
        <table:table-column table:style-name="TBL_0_59_col_9">
</table:table-column>
        <table:table-column table:style-name="TBL_0_59_col_10">
</table:table-column>
        <table:table-row table:style-name="TBL_0_59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59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59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129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59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59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DUPIN</text:span></text:p>
          </table:table-cell>
          <table:covered-table-cell/>
          <table:table-cell table:style-name="C0"/>
          <table:table-cell table:style-name="C0"/>
        </table:table-row>
        <table:table-row table:style-name="TBL_0_59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59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191 rue Georges Brassens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59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59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59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71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LUDRES</text:span></text:p>
          </table:table-cell>
          <table:covered-table-cell/>
          <table:table-cell table:style-name="C0"/>
        </table:table-row>
      </table:table>
      <table:table table:name="TBL_0_60" table:style-name="TBL_0_60">
        <table:table-column table:style-name="TBL_0_60_col_0">
</table:table-column>
        <table:table-column table:style-name="TBL_0_60_col_1">
</table:table-column>
        <table:table-column table:style-name="TBL_0_60_col_2">
</table:table-column>
        <table:table-column table:style-name="TBL_0_60_col_3">
</table:table-column>
        <table:table-column table:style-name="TBL_0_60_col_4">
</table:table-column>
        <table:table-column table:style-name="TBL_0_60_col_5">
</table:table-column>
        <table:table-column table:style-name="TBL_0_60_col_6">
</table:table-column>
        <table:table-column table:style-name="TBL_0_60_col_7">
</table:table-column>
        <table:table-column table:style-name="TBL_0_60_col_8">
</table:table-column>
        <table:table-column table:style-name="TBL_0_60_col_9">
</table:table-column>
        <table:table-column table:style-name="TBL_0_60_col_10">
</table:table-column>
        <table:table-row table:style-name="TBL_0_60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60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60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130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60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60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DUPUY</text:span></text:p>
          </table:table-cell>
          <table:covered-table-cell/>
          <table:table-cell table:style-name="C0"/>
          <table:table-cell table:style-name="C0"/>
        </table:table-row>
        <table:table-row table:style-name="TBL_0_60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60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34 rue du Fort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60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60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60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55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MAIZIERES</text:span></text:p>
          </table:table-cell>
          <table:covered-table-cell/>
          <table:table-cell table:style-name="C0"/>
        </table:table-row>
      </table:table>
      <table:table table:name="TBL_0_61" table:style-name="TBL_0_61">
        <table:table-column table:style-name="TBL_0_61_col_0">
</table:table-column>
        <table:table-column table:style-name="TBL_0_61_col_1">
</table:table-column>
        <table:table-column table:style-name="TBL_0_61_col_2">
</table:table-column>
        <table:table-column table:style-name="TBL_0_61_col_3">
</table:table-column>
        <table:table-column table:style-name="TBL_0_61_col_4">
</table:table-column>
        <table:table-column table:style-name="TBL_0_61_col_5">
</table:table-column>
        <table:table-column table:style-name="TBL_0_61_col_6">
</table:table-column>
        <table:table-column table:style-name="TBL_0_61_col_7">
</table:table-column>
        <table:table-column table:style-name="TBL_0_61_col_8">
</table:table-column>
        <table:table-column table:style-name="TBL_0_61_col_9">
</table:table-column>
        <table:table-column table:style-name="TBL_0_61_col_10">
</table:table-column>
        <table:table-row table:style-name="TBL_0_61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61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61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135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61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61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FAILLY</text:span></text:p>
          </table:table-cell>
          <table:covered-table-cell/>
          <table:table-cell table:style-name="C0"/>
          <table:table-cell table:style-name="C0"/>
        </table:table-row>
        <table:table-row table:style-name="TBL_0_61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61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3 allée des Chênes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61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61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61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50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VANDOEUVRE</text:span></text:p>
          </table:table-cell>
          <table:covered-table-cell/>
          <table:table-cell table:style-name="C0"/>
        </table:table-row>
      </table:table>
      <table:table table:name="TBL_0_62" table:style-name="TBL_0_62">
        <table:table-column table:style-name="TBL_0_62_col_0">
</table:table-column>
        <table:table-column table:style-name="TBL_0_62_col_1">
</table:table-column>
        <table:table-column table:style-name="TBL_0_62_col_2">
</table:table-column>
        <table:table-column table:style-name="TBL_0_62_col_3">
</table:table-column>
        <table:table-column table:style-name="TBL_0_62_col_4">
</table:table-column>
        <table:table-column table:style-name="TBL_0_62_col_5">
</table:table-column>
        <table:table-column table:style-name="TBL_0_62_col_6">
</table:table-column>
        <table:table-column table:style-name="TBL_0_62_col_7">
</table:table-column>
        <table:table-column table:style-name="TBL_0_62_col_8">
</table:table-column>
        <table:table-column table:style-name="TBL_0_62_col_9">
</table:table-column>
        <table:table-column table:style-name="TBL_0_62_col_10">
</table:table-column>
        <table:table-row table:style-name="TBL_0_62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62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62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138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62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62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FCPE </text:span></text:p>
          </table:table-cell>
          <table:covered-table-cell/>
          <table:table-cell table:style-name="C0"/>
          <table:table-cell table:style-name="C0"/>
        </table:table-row>
        <table:table-row table:style-name="TBL_0_62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62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5 Allée de Champagne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62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62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62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50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VANDOEUVRE</text:span></text:p>
          </table:table-cell>
          <table:covered-table-cell/>
          <table:table-cell table:style-name="C0"/>
        </table:table-row>
      </table:table>
      <table:table table:name="TBL_0_63" table:style-name="TBL_0_63">
        <table:table-column table:style-name="TBL_0_63_col_0">
</table:table-column>
        <table:table-column table:style-name="TBL_0_63_col_1">
</table:table-column>
        <table:table-column table:style-name="TBL_0_63_col_2">
</table:table-column>
        <table:table-column table:style-name="TBL_0_63_col_3">
</table:table-column>
        <table:table-column table:style-name="TBL_0_63_col_4">
</table:table-column>
        <table:table-column table:style-name="TBL_0_63_col_5">
</table:table-column>
        <table:table-column table:style-name="TBL_0_63_col_6">
</table:table-column>
        <table:table-column table:style-name="TBL_0_63_col_7">
</table:table-column>
        <table:table-column table:style-name="TBL_0_63_col_8">
</table:table-column>
        <table:table-column table:style-name="TBL_0_63_col_9">
</table:table-column>
        <table:table-column table:style-name="TBL_0_63_col_10">
</table:table-column>
        <table:table-row table:style-name="TBL_0_63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63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63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143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63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63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FONTANEZ</text:span></text:p>
          </table:table-cell>
          <table:covered-table-cell/>
          <table:table-cell table:style-name="C0"/>
          <table:table-cell table:style-name="C0"/>
        </table:table-row>
        <table:table-row table:style-name="TBL_0_63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63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30 rue de la brulée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63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63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63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60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VILLERS-LES-NANCY</text:span></text:p>
          </table:table-cell>
          <table:covered-table-cell/>
          <table:table-cell table:style-name="C0"/>
        </table:table-row>
      </table:table>
      <table:table table:name="TBL_0_64" table:style-name="TBL_0_64">
        <table:table-column table:style-name="TBL_0_64_col_0">
</table:table-column>
        <table:table-column table:style-name="TBL_0_64_col_1">
</table:table-column>
        <table:table-column table:style-name="TBL_0_64_col_2">
</table:table-column>
        <table:table-column table:style-name="TBL_0_64_col_3">
</table:table-column>
        <table:table-column table:style-name="TBL_0_64_col_4">
</table:table-column>
        <table:table-column table:style-name="TBL_0_64_col_5">
</table:table-column>
        <table:table-column table:style-name="TBL_0_64_col_6">
</table:table-column>
        <table:table-column table:style-name="TBL_0_64_col_7">
</table:table-column>
        <table:table-column table:style-name="TBL_0_64_col_8">
</table:table-column>
        <table:table-column table:style-name="TBL_0_64_col_9">
</table:table-column>
        <table:table-column table:style-name="TBL_0_64_col_10">
</table:table-column>
        <table:table-row table:style-name="TBL_0_64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64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64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144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64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64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FORT</text:span></text:p>
          </table:table-cell>
          <table:covered-table-cell/>
          <table:table-cell table:style-name="C0"/>
          <table:table-cell table:style-name="C0"/>
        </table:table-row>
        <table:table-row table:style-name="TBL_0_64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64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340 rue de la liberation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64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64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64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23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CHALIGNY</text:span></text:p>
          </table:table-cell>
          <table:covered-table-cell/>
          <table:table-cell table:style-name="C0"/>
        </table:table-row>
      </table:table>
      <table:table table:name="TBL_0_65" table:style-name="TBL_0_65">
        <table:table-column table:style-name="TBL_0_65_col_0">
</table:table-column>
        <table:table-column table:style-name="TBL_0_65_col_1">
</table:table-column>
        <table:table-column table:style-name="TBL_0_65_col_2">
</table:table-column>
        <table:table-column table:style-name="TBL_0_65_col_3">
</table:table-column>
        <table:table-column table:style-name="TBL_0_65_col_4">
</table:table-column>
        <table:table-column table:style-name="TBL_0_65_col_5">
</table:table-column>
        <table:table-column table:style-name="TBL_0_65_col_6">
</table:table-column>
        <table:table-column table:style-name="TBL_0_65_col_7">
</table:table-column>
        <table:table-column table:style-name="TBL_0_65_col_8">
</table:table-column>
        <table:table-column table:style-name="TBL_0_65_col_9">
</table:table-column>
        <table:table-column table:style-name="TBL_0_65_col_10">
</table:table-column>
        <table:table-row table:style-name="TBL_0_65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65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65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145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65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65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FRANTZEN</text:span></text:p>
          </table:table-cell>
          <table:covered-table-cell/>
          <table:table-cell table:style-name="C0"/>
          <table:table-cell table:style-name="C0"/>
        </table:table-row>
        <table:table-row table:style-name="TBL_0_65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65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4 allée des Erables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65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65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65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50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VANDOEUVRE</text:span></text:p>
          </table:table-cell>
          <table:covered-table-cell/>
          <table:table-cell table:style-name="C0"/>
        </table:table-row>
      </table:table>
      <table:table table:name="TBL_0_66" table:style-name="TBL_0_66">
        <table:table-column table:style-name="TBL_0_66_col_0">
</table:table-column>
        <table:table-column table:style-name="TBL_0_66_col_1">
</table:table-column>
        <table:table-column table:style-name="TBL_0_66_col_2">
</table:table-column>
        <table:table-column table:style-name="TBL_0_66_col_3">
</table:table-column>
        <table:table-column table:style-name="TBL_0_66_col_4">
</table:table-column>
        <table:table-column table:style-name="TBL_0_66_col_5">
</table:table-column>
        <table:table-column table:style-name="TBL_0_66_col_6">
</table:table-column>
        <table:table-column table:style-name="TBL_0_66_col_7">
</table:table-column>
        <table:table-column table:style-name="TBL_0_66_col_8">
</table:table-column>
        <table:table-column table:style-name="TBL_0_66_col_9">
</table:table-column>
        <table:table-column table:style-name="TBL_0_66_col_10">
</table:table-column>
        <table:table-row table:style-name="TBL_0_66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66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66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147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66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66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GALJATZ</text:span></text:p>
          </table:table-cell>
          <table:covered-table-cell/>
          <table:table-cell table:style-name="C0"/>
          <table:table-cell table:style-name="C0"/>
        </table:table-row>
        <table:table-row table:style-name="TBL_0_66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66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54 RUE DU BOIS DE GREVE 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66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66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66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85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MESSEIN</text:span></text:p>
          </table:table-cell>
          <table:covered-table-cell/>
          <table:table-cell table:style-name="C0"/>
        </table:table-row>
      </table:table>
      <table:table table:name="TBL_0_67" table:style-name="TBL_0_67">
        <table:table-column table:style-name="TBL_0_67_col_0">
</table:table-column>
        <table:table-column table:style-name="TBL_0_67_col_1">
</table:table-column>
        <table:table-column table:style-name="TBL_0_67_col_2">
</table:table-column>
        <table:table-column table:style-name="TBL_0_67_col_3">
</table:table-column>
        <table:table-column table:style-name="TBL_0_67_col_4">
</table:table-column>
        <table:table-column table:style-name="TBL_0_67_col_5">
</table:table-column>
        <table:table-column table:style-name="TBL_0_67_col_6">
</table:table-column>
        <table:table-column table:style-name="TBL_0_67_col_7">
</table:table-column>
        <table:table-column table:style-name="TBL_0_67_col_8">
</table:table-column>
        <table:table-column table:style-name="TBL_0_67_col_9">
</table:table-column>
        <table:table-column table:style-name="TBL_0_67_col_10">
</table:table-column>
        <table:table-row table:style-name="TBL_0_67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67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67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153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67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67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GEHIN</text:span></text:p>
          </table:table-cell>
          <table:covered-table-cell/>
          <table:table-cell table:style-name="C0"/>
          <table:table-cell table:style-name="C0"/>
        </table:table-row>
        <table:table-row table:style-name="TBL_0_67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67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16 route de Pont Saint Vincent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67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67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67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55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Sexey aux Forges</text:span></text:p>
          </table:table-cell>
          <table:covered-table-cell/>
          <table:table-cell table:style-name="C0"/>
        </table:table-row>
      </table:table>
      <table:table table:name="TBL_0_68" table:style-name="TBL_0_68">
        <table:table-column table:style-name="TBL_0_68_col_0">
</table:table-column>
        <table:table-column table:style-name="TBL_0_68_col_1">
</table:table-column>
        <table:table-column table:style-name="TBL_0_68_col_2">
</table:table-column>
        <table:table-column table:style-name="TBL_0_68_col_3">
</table:table-column>
        <table:table-column table:style-name="TBL_0_68_col_4">
</table:table-column>
        <table:table-column table:style-name="TBL_0_68_col_5">
</table:table-column>
        <table:table-column table:style-name="TBL_0_68_col_6">
</table:table-column>
        <table:table-column table:style-name="TBL_0_68_col_7">
</table:table-column>
        <table:table-column table:style-name="TBL_0_68_col_8">
</table:table-column>
        <table:table-column table:style-name="TBL_0_68_col_9">
</table:table-column>
        <table:table-column table:style-name="TBL_0_68_col_10">
</table:table-column>
        <table:table-row table:style-name="TBL_0_68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68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68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156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68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68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CLAUDEL</text:span></text:p>
          </table:table-cell>
          <table:covered-table-cell/>
          <table:table-cell table:style-name="C0"/>
          <table:table-cell table:style-name="C0"/>
        </table:table-row>
        <table:table-row table:style-name="TBL_0_68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68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17 rue Pierre et Marie Curie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68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68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68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50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Vandoeuvre</text:span></text:p>
          </table:table-cell>
          <table:covered-table-cell/>
          <table:table-cell table:style-name="C0"/>
        </table:table-row>
      </table:table>
      <table:table table:name="TBL_0_69" table:style-name="TBL_0_69">
        <table:table-column table:style-name="TBL_0_69_col_0">
</table:table-column>
        <table:table-column table:style-name="TBL_0_69_col_1">
</table:table-column>
        <table:table-column table:style-name="TBL_0_69_col_2">
</table:table-column>
        <table:table-column table:style-name="TBL_0_69_col_3">
</table:table-column>
        <table:table-column table:style-name="TBL_0_69_col_4">
</table:table-column>
        <table:table-column table:style-name="TBL_0_69_col_5">
</table:table-column>
        <table:table-column table:style-name="TBL_0_69_col_6">
</table:table-column>
        <table:table-column table:style-name="TBL_0_69_col_7">
</table:table-column>
        <table:table-column table:style-name="TBL_0_69_col_8">
</table:table-column>
        <table:table-column table:style-name="TBL_0_69_col_9">
</table:table-column>
        <table:table-column table:style-name="TBL_0_69_col_10">
</table:table-column>
        <table:table-row table:style-name="TBL_0_69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69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69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158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69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69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GOENGRICH</text:span></text:p>
          </table:table-cell>
          <table:covered-table-cell/>
          <table:table-cell table:style-name="C0"/>
          <table:table-cell table:style-name="C0"/>
        </table:table-row>
        <table:table-row table:style-name="TBL_0_69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69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5 clos Saint Jacques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69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69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Avenue du Rhin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69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00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Nancy</text:span></text:p>
          </table:table-cell>
          <table:covered-table-cell/>
          <table:table-cell table:style-name="C0"/>
        </table:table-row>
      </table:table>
      <table:table table:name="TBL_0_70" table:style-name="TBL_0_70">
        <table:table-column table:style-name="TBL_0_70_col_0">
</table:table-column>
        <table:table-column table:style-name="TBL_0_70_col_1">
</table:table-column>
        <table:table-column table:style-name="TBL_0_70_col_2">
</table:table-column>
        <table:table-column table:style-name="TBL_0_70_col_3">
</table:table-column>
        <table:table-column table:style-name="TBL_0_70_col_4">
</table:table-column>
        <table:table-column table:style-name="TBL_0_70_col_5">
</table:table-column>
        <table:table-column table:style-name="TBL_0_70_col_6">
</table:table-column>
        <table:table-column table:style-name="TBL_0_70_col_7">
</table:table-column>
        <table:table-column table:style-name="TBL_0_70_col_8">
</table:table-column>
        <table:table-column table:style-name="TBL_0_70_col_9">
</table:table-column>
        <table:table-column table:style-name="TBL_0_70_col_10">
</table:table-column>
        <table:table-row table:style-name="TBL_0_70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70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70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161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70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70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GOUTHIER</text:span></text:p>
          </table:table-cell>
          <table:covered-table-cell/>
          <table:table-cell table:style-name="C0"/>
          <table:table-cell table:style-name="C0"/>
        </table:table-row>
        <table:table-row table:style-name="TBL_0_70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70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41 rue de la Valserine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70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70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70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18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HEILLECOURT</text:span></text:p>
          </table:table-cell>
          <table:covered-table-cell/>
          <table:table-cell table:style-name="C0"/>
        </table:table-row>
      </table:table>
      <table:table table:name="TBL_0_71" table:style-name="TBL_0_71">
        <table:table-column table:style-name="TBL_0_71_col_0">
</table:table-column>
        <table:table-column table:style-name="TBL_0_71_col_1">
</table:table-column>
        <table:table-column table:style-name="TBL_0_71_col_2">
</table:table-column>
        <table:table-column table:style-name="TBL_0_71_col_3">
</table:table-column>
        <table:table-column table:style-name="TBL_0_71_col_4">
</table:table-column>
        <table:table-column table:style-name="TBL_0_71_col_5">
</table:table-column>
        <table:table-column table:style-name="TBL_0_71_col_6">
</table:table-column>
        <table:table-column table:style-name="TBL_0_71_col_7">
</table:table-column>
        <table:table-column table:style-name="TBL_0_71_col_8">
</table:table-column>
        <table:table-column table:style-name="TBL_0_71_col_9">
</table:table-column>
        <table:table-column table:style-name="TBL_0_71_col_10">
</table:table-column>
        <table:table-row table:style-name="TBL_0_71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71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71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168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71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71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GRIMAL</text:span></text:p>
          </table:table-cell>
          <table:covered-table-cell/>
          <table:table-cell table:style-name="C0"/>
          <table:table-cell table:style-name="C0"/>
        </table:table-row>
        <table:table-row table:style-name="TBL_0_71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71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7 ruelle du Vergeron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71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71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71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23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Maron</text:span></text:p>
          </table:table-cell>
          <table:covered-table-cell/>
          <table:table-cell table:style-name="C0"/>
        </table:table-row>
      </table:table>
      <table:table table:name="TBL_0_72" table:style-name="TBL_0_72">
        <table:table-column table:style-name="TBL_0_72_col_0">
</table:table-column>
        <table:table-column table:style-name="TBL_0_72_col_1">
</table:table-column>
        <table:table-column table:style-name="TBL_0_72_col_2">
</table:table-column>
        <table:table-column table:style-name="TBL_0_72_col_3">
</table:table-column>
        <table:table-column table:style-name="TBL_0_72_col_4">
</table:table-column>
        <table:table-column table:style-name="TBL_0_72_col_5">
</table:table-column>
        <table:table-column table:style-name="TBL_0_72_col_6">
</table:table-column>
        <table:table-column table:style-name="TBL_0_72_col_7">
</table:table-column>
        <table:table-column table:style-name="TBL_0_72_col_8">
</table:table-column>
        <table:table-column table:style-name="TBL_0_72_col_9">
</table:table-column>
        <table:table-column table:style-name="TBL_0_72_col_10">
</table:table-column>
        <table:table-row table:style-name="TBL_0_72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72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72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170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72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72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GRIVEL</text:span></text:p>
          </table:table-cell>
          <table:covered-table-cell/>
          <table:table-cell table:style-name="C0"/>
          <table:table-cell table:style-name="C0"/>
        </table:table-row>
        <table:table-row table:style-name="TBL_0_72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72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20 RUE GAL LECLERC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72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72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72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85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MESSEIN</text:span></text:p>
          </table:table-cell>
          <table:covered-table-cell/>
          <table:table-cell table:style-name="C0"/>
        </table:table-row>
      </table:table>
      <table:table table:name="TBL_0_73" table:style-name="TBL_0_73">
        <table:table-column table:style-name="TBL_0_73_col_0">
</table:table-column>
        <table:table-column table:style-name="TBL_0_73_col_1">
</table:table-column>
        <table:table-column table:style-name="TBL_0_73_col_2">
</table:table-column>
        <table:table-column table:style-name="TBL_0_73_col_3">
</table:table-column>
        <table:table-column table:style-name="TBL_0_73_col_4">
</table:table-column>
        <table:table-column table:style-name="TBL_0_73_col_5">
</table:table-column>
        <table:table-column table:style-name="TBL_0_73_col_6">
</table:table-column>
        <table:table-column table:style-name="TBL_0_73_col_7">
</table:table-column>
        <table:table-column table:style-name="TBL_0_73_col_8">
</table:table-column>
        <table:table-column table:style-name="TBL_0_73_col_9">
</table:table-column>
        <table:table-column table:style-name="TBL_0_73_col_10">
</table:table-column>
        <table:table-row table:style-name="TBL_0_73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73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73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171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73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73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GRZEBYK</text:span></text:p>
          </table:table-cell>
          <table:covered-table-cell/>
          <table:table-cell table:style-name="C0"/>
          <table:table-cell table:style-name="C0"/>
        </table:table-row>
        <table:table-row table:style-name="TBL_0_73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73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30 bis rue du haldat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73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73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73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23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CHAVIGNY</text:span></text:p>
          </table:table-cell>
          <table:covered-table-cell/>
          <table:table-cell table:style-name="C0"/>
        </table:table-row>
      </table:table>
      <table:table table:name="TBL_0_74" table:style-name="TBL_0_74">
        <table:table-column table:style-name="TBL_0_74_col_0">
</table:table-column>
        <table:table-column table:style-name="TBL_0_74_col_1">
</table:table-column>
        <table:table-column table:style-name="TBL_0_74_col_2">
</table:table-column>
        <table:table-column table:style-name="TBL_0_74_col_3">
</table:table-column>
        <table:table-column table:style-name="TBL_0_74_col_4">
</table:table-column>
        <table:table-column table:style-name="TBL_0_74_col_5">
</table:table-column>
        <table:table-column table:style-name="TBL_0_74_col_6">
</table:table-column>
        <table:table-column table:style-name="TBL_0_74_col_7">
</table:table-column>
        <table:table-column table:style-name="TBL_0_74_col_8">
</table:table-column>
        <table:table-column table:style-name="TBL_0_74_col_9">
</table:table-column>
        <table:table-column table:style-name="TBL_0_74_col_10">
</table:table-column>
        <table:table-row table:style-name="TBL_0_74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74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74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174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74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74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GUILMOIS</text:span></text:p>
          </table:table-cell>
          <table:covered-table-cell/>
          <table:table-cell table:style-name="C0"/>
          <table:table-cell table:style-name="C0"/>
        </table:table-row>
        <table:table-row table:style-name="TBL_0_74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74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3 rue d'Iéna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74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74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74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63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RICHARDMENIL</text:span></text:p>
          </table:table-cell>
          <table:covered-table-cell/>
          <table:table-cell table:style-name="C0"/>
        </table:table-row>
      </table:table>
      <table:table table:name="TBL_0_75" table:style-name="TBL_0_75">
        <table:table-column table:style-name="TBL_0_75_col_0">
</table:table-column>
        <table:table-column table:style-name="TBL_0_75_col_1">
</table:table-column>
        <table:table-column table:style-name="TBL_0_75_col_2">
</table:table-column>
        <table:table-column table:style-name="TBL_0_75_col_3">
</table:table-column>
        <table:table-column table:style-name="TBL_0_75_col_4">
</table:table-column>
        <table:table-column table:style-name="TBL_0_75_col_5">
</table:table-column>
        <table:table-column table:style-name="TBL_0_75_col_6">
</table:table-column>
        <table:table-column table:style-name="TBL_0_75_col_7">
</table:table-column>
        <table:table-column table:style-name="TBL_0_75_col_8">
</table:table-column>
        <table:table-column table:style-name="TBL_0_75_col_9">
</table:table-column>
        <table:table-column table:style-name="TBL_0_75_col_10">
</table:table-column>
        <table:table-row table:style-name="TBL_0_75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75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75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175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75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75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GUVEN</text:span></text:p>
          </table:table-cell>
          <table:covered-table-cell/>
          <table:table-cell table:style-name="C0"/>
          <table:table-cell table:style-name="C0"/>
        </table:table-row>
        <table:table-row table:style-name="TBL_0_75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75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11 rue des Myosotis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75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75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75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50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VANDOEUVRE</text:span></text:p>
          </table:table-cell>
          <table:covered-table-cell/>
          <table:table-cell table:style-name="C0"/>
        </table:table-row>
      </table:table>
      <table:table table:name="TBL_0_76" table:style-name="TBL_0_76">
        <table:table-column table:style-name="TBL_0_76_col_0">
</table:table-column>
        <table:table-column table:style-name="TBL_0_76_col_1">
</table:table-column>
        <table:table-column table:style-name="TBL_0_76_col_2">
</table:table-column>
        <table:table-column table:style-name="TBL_0_76_col_3">
</table:table-column>
        <table:table-column table:style-name="TBL_0_76_col_4">
</table:table-column>
        <table:table-column table:style-name="TBL_0_76_col_5">
</table:table-column>
        <table:table-column table:style-name="TBL_0_76_col_6">
</table:table-column>
        <table:table-column table:style-name="TBL_0_76_col_7">
</table:table-column>
        <table:table-column table:style-name="TBL_0_76_col_8">
</table:table-column>
        <table:table-column table:style-name="TBL_0_76_col_9">
</table:table-column>
        <table:table-column table:style-name="TBL_0_76_col_10">
</table:table-column>
        <table:table-row table:style-name="TBL_0_76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76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76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176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76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76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HADDAD</text:span></text:p>
          </table:table-cell>
          <table:covered-table-cell/>
          <table:table-cell table:style-name="C0"/>
          <table:table-cell table:style-name="C0"/>
        </table:table-row>
        <table:table-row table:style-name="TBL_0_76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76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3 impasse de Turin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76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76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76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50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VANDOEUVRE</text:span></text:p>
          </table:table-cell>
          <table:covered-table-cell/>
          <table:table-cell table:style-name="C0"/>
        </table:table-row>
      </table:table>
      <table:table table:name="TBL_0_77" table:style-name="TBL_0_77">
        <table:table-column table:style-name="TBL_0_77_col_0">
</table:table-column>
        <table:table-column table:style-name="TBL_0_77_col_1">
</table:table-column>
        <table:table-column table:style-name="TBL_0_77_col_2">
</table:table-column>
        <table:table-column table:style-name="TBL_0_77_col_3">
</table:table-column>
        <table:table-column table:style-name="TBL_0_77_col_4">
</table:table-column>
        <table:table-column table:style-name="TBL_0_77_col_5">
</table:table-column>
        <table:table-column table:style-name="TBL_0_77_col_6">
</table:table-column>
        <table:table-column table:style-name="TBL_0_77_col_7">
</table:table-column>
        <table:table-column table:style-name="TBL_0_77_col_8">
</table:table-column>
        <table:table-column table:style-name="TBL_0_77_col_9">
</table:table-column>
        <table:table-column table:style-name="TBL_0_77_col_10">
</table:table-column>
        <table:table-row table:style-name="TBL_0_77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77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77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177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77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77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HADDAD</text:span></text:p>
          </table:table-cell>
          <table:covered-table-cell/>
          <table:table-cell table:style-name="C0"/>
          <table:table-cell table:style-name="C0"/>
        </table:table-row>
        <table:table-row table:style-name="TBL_0_77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77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3 impasse du turin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77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77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77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50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vandoeuvre</text:span></text:p>
          </table:table-cell>
          <table:covered-table-cell/>
          <table:table-cell table:style-name="C0"/>
        </table:table-row>
      </table:table>
      <table:table table:name="TBL_0_78" table:style-name="TBL_0_78">
        <table:table-column table:style-name="TBL_0_78_col_0">
</table:table-column>
        <table:table-column table:style-name="TBL_0_78_col_1">
</table:table-column>
        <table:table-column table:style-name="TBL_0_78_col_2">
</table:table-column>
        <table:table-column table:style-name="TBL_0_78_col_3">
</table:table-column>
        <table:table-column table:style-name="TBL_0_78_col_4">
</table:table-column>
        <table:table-column table:style-name="TBL_0_78_col_5">
</table:table-column>
        <table:table-column table:style-name="TBL_0_78_col_6">
</table:table-column>
        <table:table-column table:style-name="TBL_0_78_col_7">
</table:table-column>
        <table:table-column table:style-name="TBL_0_78_col_8">
</table:table-column>
        <table:table-column table:style-name="TBL_0_78_col_9">
</table:table-column>
        <table:table-column table:style-name="TBL_0_78_col_10">
</table:table-column>
        <table:table-row table:style-name="TBL_0_78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78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78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178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78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78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HAGHNEJAD</text:span></text:p>
          </table:table-cell>
          <table:covered-table-cell/>
          <table:table-cell table:style-name="C0"/>
          <table:table-cell table:style-name="C0"/>
        </table:table-row>
        <table:table-row table:style-name="TBL_0_78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78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1 square HAUT DE PENOY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78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78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78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50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VANDOEUVRE</text:span></text:p>
          </table:table-cell>
          <table:covered-table-cell/>
          <table:table-cell table:style-name="C0"/>
        </table:table-row>
      </table:table>
      <table:table table:name="TBL_0_79" table:style-name="TBL_0_79">
        <table:table-column table:style-name="TBL_0_79_col_0">
</table:table-column>
        <table:table-column table:style-name="TBL_0_79_col_1">
</table:table-column>
        <table:table-column table:style-name="TBL_0_79_col_2">
</table:table-column>
        <table:table-column table:style-name="TBL_0_79_col_3">
</table:table-column>
        <table:table-column table:style-name="TBL_0_79_col_4">
</table:table-column>
        <table:table-column table:style-name="TBL_0_79_col_5">
</table:table-column>
        <table:table-column table:style-name="TBL_0_79_col_6">
</table:table-column>
        <table:table-column table:style-name="TBL_0_79_col_7">
</table:table-column>
        <table:table-column table:style-name="TBL_0_79_col_8">
</table:table-column>
        <table:table-column table:style-name="TBL_0_79_col_9">
</table:table-column>
        <table:table-column table:style-name="TBL_0_79_col_10">
</table:table-column>
        <table:table-row table:style-name="TBL_0_79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79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79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179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79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79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HAINOT</text:span></text:p>
          </table:table-cell>
          <table:covered-table-cell/>
          <table:table-cell table:style-name="C0"/>
          <table:table-cell table:style-name="C0"/>
        </table:table-row>
        <table:table-row table:style-name="TBL_0_79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79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54 rue de Nancy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79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79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79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63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RICHARDMENIL</text:span></text:p>
          </table:table-cell>
          <table:covered-table-cell/>
          <table:table-cell table:style-name="C0"/>
        </table:table-row>
      </table:table>
      <table:table table:name="TBL_0_80" table:style-name="TBL_0_80">
        <table:table-column table:style-name="TBL_0_80_col_0">
</table:table-column>
        <table:table-column table:style-name="TBL_0_80_col_1">
</table:table-column>
        <table:table-column table:style-name="TBL_0_80_col_2">
</table:table-column>
        <table:table-column table:style-name="TBL_0_80_col_3">
</table:table-column>
        <table:table-column table:style-name="TBL_0_80_col_4">
</table:table-column>
        <table:table-column table:style-name="TBL_0_80_col_5">
</table:table-column>
        <table:table-column table:style-name="TBL_0_80_col_6">
</table:table-column>
        <table:table-column table:style-name="TBL_0_80_col_7">
</table:table-column>
        <table:table-column table:style-name="TBL_0_80_col_8">
</table:table-column>
        <table:table-column table:style-name="TBL_0_80_col_9">
</table:table-column>
        <table:table-column table:style-name="TBL_0_80_col_10">
</table:table-column>
        <table:table-row table:style-name="TBL_0_80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80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80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181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80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80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HAMZAOUI</text:span></text:p>
          </table:table-cell>
          <table:covered-table-cell/>
          <table:table-cell table:style-name="C0"/>
          <table:table-cell table:style-name="C0"/>
        </table:table-row>
        <table:table-row table:style-name="TBL_0_80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80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78 rue de la Grande Corvée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80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80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80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60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VILLERS-LES-NANCY</text:span></text:p>
          </table:table-cell>
          <table:covered-table-cell/>
          <table:table-cell table:style-name="C0"/>
        </table:table-row>
      </table:table>
      <table:table table:name="TBL_0_81" table:style-name="TBL_0_81">
        <table:table-column table:style-name="TBL_0_81_col_0">
</table:table-column>
        <table:table-column table:style-name="TBL_0_81_col_1">
</table:table-column>
        <table:table-column table:style-name="TBL_0_81_col_2">
</table:table-column>
        <table:table-column table:style-name="TBL_0_81_col_3">
</table:table-column>
        <table:table-column table:style-name="TBL_0_81_col_4">
</table:table-column>
        <table:table-column table:style-name="TBL_0_81_col_5">
</table:table-column>
        <table:table-column table:style-name="TBL_0_81_col_6">
</table:table-column>
        <table:table-column table:style-name="TBL_0_81_col_7">
</table:table-column>
        <table:table-column table:style-name="TBL_0_81_col_8">
</table:table-column>
        <table:table-column table:style-name="TBL_0_81_col_9">
</table:table-column>
        <table:table-column table:style-name="TBL_0_81_col_10">
</table:table-column>
        <table:table-row table:style-name="TBL_0_81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81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81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182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81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81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HANOTIN</text:span></text:p>
          </table:table-cell>
          <table:covered-table-cell/>
          <table:table-cell table:style-name="C0"/>
          <table:table-cell table:style-name="C0"/>
        </table:table-row>
        <table:table-row table:style-name="TBL_0_81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81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16 rue des violettes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81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81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81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71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FLEVILLE</text:span></text:p>
          </table:table-cell>
          <table:covered-table-cell/>
          <table:table-cell table:style-name="C0"/>
        </table:table-row>
      </table:table>
      <table:table table:name="TBL_0_82" table:style-name="TBL_0_82">
        <table:table-column table:style-name="TBL_0_82_col_0">
</table:table-column>
        <table:table-column table:style-name="TBL_0_82_col_1">
</table:table-column>
        <table:table-column table:style-name="TBL_0_82_col_2">
</table:table-column>
        <table:table-column table:style-name="TBL_0_82_col_3">
</table:table-column>
        <table:table-column table:style-name="TBL_0_82_col_4">
</table:table-column>
        <table:table-column table:style-name="TBL_0_82_col_5">
</table:table-column>
        <table:table-column table:style-name="TBL_0_82_col_6">
</table:table-column>
        <table:table-column table:style-name="TBL_0_82_col_7">
</table:table-column>
        <table:table-column table:style-name="TBL_0_82_col_8">
</table:table-column>
        <table:table-column table:style-name="TBL_0_82_col_9">
</table:table-column>
        <table:table-column table:style-name="TBL_0_82_col_10">
</table:table-column>
        <table:table-row table:style-name="TBL_0_82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82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82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183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82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82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HATIL</text:span></text:p>
          </table:table-cell>
          <table:covered-table-cell/>
          <table:table-cell table:style-name="C0"/>
          <table:table-cell table:style-name="C0"/>
        </table:table-row>
        <table:table-row table:style-name="TBL_0_82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82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Residence du parc de remicourt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82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82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32 Allée des Vanniers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82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60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villers les Nancy</text:span></text:p>
          </table:table-cell>
          <table:covered-table-cell/>
          <table:table-cell table:style-name="C0"/>
        </table:table-row>
      </table:table>
      <table:table table:name="TBL_0_83" table:style-name="TBL_0_83">
        <table:table-column table:style-name="TBL_0_83_col_0">
</table:table-column>
        <table:table-column table:style-name="TBL_0_83_col_1">
</table:table-column>
        <table:table-column table:style-name="TBL_0_83_col_2">
</table:table-column>
        <table:table-column table:style-name="TBL_0_83_col_3">
</table:table-column>
        <table:table-column table:style-name="TBL_0_83_col_4">
</table:table-column>
        <table:table-column table:style-name="TBL_0_83_col_5">
</table:table-column>
        <table:table-column table:style-name="TBL_0_83_col_6">
</table:table-column>
        <table:table-column table:style-name="TBL_0_83_col_7">
</table:table-column>
        <table:table-column table:style-name="TBL_0_83_col_8">
</table:table-column>
        <table:table-column table:style-name="TBL_0_83_col_9">
</table:table-column>
        <table:table-column table:style-name="TBL_0_83_col_10">
</table:table-column>
        <table:table-row table:style-name="TBL_0_83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83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83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186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83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83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HEIDERICH</text:span></text:p>
          </table:table-cell>
          <table:covered-table-cell/>
          <table:table-cell table:style-name="C0"/>
          <table:table-cell table:style-name="C0"/>
        </table:table-row>
        <table:table-row table:style-name="TBL_0_83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83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269 rue J.M. Jacquard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83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83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83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71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LUDRES</text:span></text:p>
          </table:table-cell>
          <table:covered-table-cell/>
          <table:table-cell table:style-name="C0"/>
        </table:table-row>
      </table:table>
      <table:table table:name="TBL_0_84" table:style-name="TBL_0_84">
        <table:table-column table:style-name="TBL_0_84_col_0">
</table:table-column>
        <table:table-column table:style-name="TBL_0_84_col_1">
</table:table-column>
        <table:table-column table:style-name="TBL_0_84_col_2">
</table:table-column>
        <table:table-column table:style-name="TBL_0_84_col_3">
</table:table-column>
        <table:table-column table:style-name="TBL_0_84_col_4">
</table:table-column>
        <table:table-column table:style-name="TBL_0_84_col_5">
</table:table-column>
        <table:table-column table:style-name="TBL_0_84_col_6">
</table:table-column>
        <table:table-column table:style-name="TBL_0_84_col_7">
</table:table-column>
        <table:table-column table:style-name="TBL_0_84_col_8">
</table:table-column>
        <table:table-column table:style-name="TBL_0_84_col_9">
</table:table-column>
        <table:table-column table:style-name="TBL_0_84_col_10">
</table:table-column>
        <table:table-row table:style-name="TBL_0_84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84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84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188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84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84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HELLUY</text:span></text:p>
          </table:table-cell>
          <table:covered-table-cell/>
          <table:table-cell table:style-name="C0"/>
          <table:table-cell table:style-name="C0"/>
        </table:table-row>
        <table:table-row table:style-name="TBL_0_84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84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6 rue Antoine de Soreau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84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84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84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18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Houdemont</text:span></text:p>
          </table:table-cell>
          <table:covered-table-cell/>
          <table:table-cell table:style-name="C0"/>
        </table:table-row>
      </table:table>
      <table:table table:name="TBL_0_85" table:style-name="TBL_0_85">
        <table:table-column table:style-name="TBL_0_85_col_0">
</table:table-column>
        <table:table-column table:style-name="TBL_0_85_col_1">
</table:table-column>
        <table:table-column table:style-name="TBL_0_85_col_2">
</table:table-column>
        <table:table-column table:style-name="TBL_0_85_col_3">
</table:table-column>
        <table:table-column table:style-name="TBL_0_85_col_4">
</table:table-column>
        <table:table-column table:style-name="TBL_0_85_col_5">
</table:table-column>
        <table:table-column table:style-name="TBL_0_85_col_6">
</table:table-column>
        <table:table-column table:style-name="TBL_0_85_col_7">
</table:table-column>
        <table:table-column table:style-name="TBL_0_85_col_8">
</table:table-column>
        <table:table-column table:style-name="TBL_0_85_col_9">
</table:table-column>
        <table:table-column table:style-name="TBL_0_85_col_10">
</table:table-column>
        <table:table-row table:style-name="TBL_0_85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85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85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192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85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85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HEYOB</text:span></text:p>
          </table:table-cell>
          <table:covered-table-cell/>
          <table:table-cell table:style-name="C0"/>
          <table:table-cell table:style-name="C0"/>
        </table:table-row>
        <table:table-row table:style-name="TBL_0_85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85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119 rue Jean-Jaurès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85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85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85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23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NEUVES-MAISONS</text:span></text:p>
          </table:table-cell>
          <table:covered-table-cell/>
          <table:table-cell table:style-name="C0"/>
        </table:table-row>
      </table:table>
      <table:table table:name="TBL_0_86" table:style-name="TBL_0_86">
        <table:table-column table:style-name="TBL_0_86_col_0">
</table:table-column>
        <table:table-column table:style-name="TBL_0_86_col_1">
</table:table-column>
        <table:table-column table:style-name="TBL_0_86_col_2">
</table:table-column>
        <table:table-column table:style-name="TBL_0_86_col_3">
</table:table-column>
        <table:table-column table:style-name="TBL_0_86_col_4">
</table:table-column>
        <table:table-column table:style-name="TBL_0_86_col_5">
</table:table-column>
        <table:table-column table:style-name="TBL_0_86_col_6">
</table:table-column>
        <table:table-column table:style-name="TBL_0_86_col_7">
</table:table-column>
        <table:table-column table:style-name="TBL_0_86_col_8">
</table:table-column>
        <table:table-column table:style-name="TBL_0_86_col_9">
</table:table-column>
        <table:table-column table:style-name="TBL_0_86_col_10">
</table:table-column>
        <table:table-row table:style-name="TBL_0_86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86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86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193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86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86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HOERNER</text:span></text:p>
          </table:table-cell>
          <table:covered-table-cell/>
          <table:table-cell table:style-name="C0"/>
          <table:table-cell table:style-name="C0"/>
        </table:table-row>
        <table:table-row table:style-name="TBL_0_86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86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9 rue des Primeveres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86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86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86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71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FLEVILLE</text:span></text:p>
          </table:table-cell>
          <table:covered-table-cell/>
          <table:table-cell table:style-name="C0"/>
        </table:table-row>
      </table:table>
      <table:table table:name="TBL_0_87" table:style-name="TBL_0_87">
        <table:table-column table:style-name="TBL_0_87_col_0">
</table:table-column>
        <table:table-column table:style-name="TBL_0_87_col_1">
</table:table-column>
        <table:table-column table:style-name="TBL_0_87_col_2">
</table:table-column>
        <table:table-column table:style-name="TBL_0_87_col_3">
</table:table-column>
        <table:table-column table:style-name="TBL_0_87_col_4">
</table:table-column>
        <table:table-column table:style-name="TBL_0_87_col_5">
</table:table-column>
        <table:table-column table:style-name="TBL_0_87_col_6">
</table:table-column>
        <table:table-column table:style-name="TBL_0_87_col_7">
</table:table-column>
        <table:table-column table:style-name="TBL_0_87_col_8">
</table:table-column>
        <table:table-column table:style-name="TBL_0_87_col_9">
</table:table-column>
        <table:table-column table:style-name="TBL_0_87_col_10">
</table:table-column>
        <table:table-row table:style-name="TBL_0_87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87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87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194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87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87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SOLIGOT HOGNON</text:span></text:p>
          </table:table-cell>
          <table:covered-table-cell/>
          <table:table-cell table:style-name="C0"/>
          <table:table-cell table:style-name="C0"/>
        </table:table-row>
        <table:table-row table:style-name="TBL_0_87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87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16 b Rue des Ombelles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87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87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87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85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MÉREVILLE</text:span></text:p>
          </table:table-cell>
          <table:covered-table-cell/>
          <table:table-cell table:style-name="C0"/>
        </table:table-row>
      </table:table>
      <table:table table:name="TBL_0_88" table:style-name="TBL_0_88">
        <table:table-column table:style-name="TBL_0_88_col_0">
</table:table-column>
        <table:table-column table:style-name="TBL_0_88_col_1">
</table:table-column>
        <table:table-column table:style-name="TBL_0_88_col_2">
</table:table-column>
        <table:table-column table:style-name="TBL_0_88_col_3">
</table:table-column>
        <table:table-column table:style-name="TBL_0_88_col_4">
</table:table-column>
        <table:table-column table:style-name="TBL_0_88_col_5">
</table:table-column>
        <table:table-column table:style-name="TBL_0_88_col_6">
</table:table-column>
        <table:table-column table:style-name="TBL_0_88_col_7">
</table:table-column>
        <table:table-column table:style-name="TBL_0_88_col_8">
</table:table-column>
        <table:table-column table:style-name="TBL_0_88_col_9">
</table:table-column>
        <table:table-column table:style-name="TBL_0_88_col_10">
</table:table-column>
        <table:table-row table:style-name="TBL_0_88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88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88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196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88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88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HUBERT</text:span></text:p>
          </table:table-cell>
          <table:covered-table-cell/>
          <table:table-cell table:style-name="C0"/>
          <table:table-cell table:style-name="C0"/>
        </table:table-row>
        <table:table-row table:style-name="TBL_0_88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88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10 rue Haute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88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88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88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16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Autrey sur Madon</text:span></text:p>
          </table:table-cell>
          <table:covered-table-cell/>
          <table:table-cell table:style-name="C0"/>
        </table:table-row>
      </table:table>
      <table:table table:name="TBL_0_89" table:style-name="TBL_0_89">
        <table:table-column table:style-name="TBL_0_89_col_0">
</table:table-column>
        <table:table-column table:style-name="TBL_0_89_col_1">
</table:table-column>
        <table:table-column table:style-name="TBL_0_89_col_2">
</table:table-column>
        <table:table-column table:style-name="TBL_0_89_col_3">
</table:table-column>
        <table:table-column table:style-name="TBL_0_89_col_4">
</table:table-column>
        <table:table-column table:style-name="TBL_0_89_col_5">
</table:table-column>
        <table:table-column table:style-name="TBL_0_89_col_6">
</table:table-column>
        <table:table-column table:style-name="TBL_0_89_col_7">
</table:table-column>
        <table:table-column table:style-name="TBL_0_89_col_8">
</table:table-column>
        <table:table-column table:style-name="TBL_0_89_col_9">
</table:table-column>
        <table:table-column table:style-name="TBL_0_89_col_10">
</table:table-column>
        <table:table-row table:style-name="TBL_0_89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89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89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197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89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89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HUCHON</text:span></text:p>
          </table:table-cell>
          <table:covered-table-cell/>
          <table:table-cell table:style-name="C0"/>
          <table:table-cell table:style-name="C0"/>
        </table:table-row>
        <table:table-row table:style-name="TBL_0_89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89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19 rue de guise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89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89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89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16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FROLOIS</text:span></text:p>
          </table:table-cell>
          <table:covered-table-cell/>
          <table:table-cell table:style-name="C0"/>
        </table:table-row>
      </table:table>
      <table:table table:name="TBL_0_90" table:style-name="TBL_0_90">
        <table:table-column table:style-name="TBL_0_90_col_0">
</table:table-column>
        <table:table-column table:style-name="TBL_0_90_col_1">
</table:table-column>
        <table:table-column table:style-name="TBL_0_90_col_2">
</table:table-column>
        <table:table-column table:style-name="TBL_0_90_col_3">
</table:table-column>
        <table:table-column table:style-name="TBL_0_90_col_4">
</table:table-column>
        <table:table-column table:style-name="TBL_0_90_col_5">
</table:table-column>
        <table:table-column table:style-name="TBL_0_90_col_6">
</table:table-column>
        <table:table-column table:style-name="TBL_0_90_col_7">
</table:table-column>
        <table:table-column table:style-name="TBL_0_90_col_8">
</table:table-column>
        <table:table-column table:style-name="TBL_0_90_col_9">
</table:table-column>
        <table:table-column table:style-name="TBL_0_90_col_10">
</table:table-column>
        <table:table-row table:style-name="TBL_0_90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90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90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198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90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90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HUGOT</text:span></text:p>
          </table:table-cell>
          <table:covered-table-cell/>
          <table:table-cell table:style-name="C0"/>
          <table:table-cell table:style-name="C0"/>
        </table:table-row>
        <table:table-row table:style-name="TBL_0_90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90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45 rue de la Picotte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90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90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90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23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Neuves-Maisons</text:span></text:p>
          </table:table-cell>
          <table:covered-table-cell/>
          <table:table-cell table:style-name="C0"/>
        </table:table-row>
      </table:table>
      <table:table table:name="TBL_0_91" table:style-name="TBL_0_91">
        <table:table-column table:style-name="TBL_0_91_col_0">
</table:table-column>
        <table:table-column table:style-name="TBL_0_91_col_1">
</table:table-column>
        <table:table-column table:style-name="TBL_0_91_col_2">
</table:table-column>
        <table:table-column table:style-name="TBL_0_91_col_3">
</table:table-column>
        <table:table-column table:style-name="TBL_0_91_col_4">
</table:table-column>
        <table:table-column table:style-name="TBL_0_91_col_5">
</table:table-column>
        <table:table-column table:style-name="TBL_0_91_col_6">
</table:table-column>
        <table:table-column table:style-name="TBL_0_91_col_7">
</table:table-column>
        <table:table-column table:style-name="TBL_0_91_col_8">
</table:table-column>
        <table:table-column table:style-name="TBL_0_91_col_9">
</table:table-column>
        <table:table-column table:style-name="TBL_0_91_col_10">
</table:table-column>
        <table:table-row table:style-name="TBL_0_91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91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91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201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91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91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IFFACH </text:span></text:p>
          </table:table-cell>
          <table:covered-table-cell/>
          <table:table-cell table:style-name="C0"/>
          <table:table-cell table:style-name="C0"/>
        </table:table-row>
        <table:table-row table:style-name="TBL_0_91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91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209 av. du G LEclerc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91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91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91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00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NANCY</text:span></text:p>
          </table:table-cell>
          <table:covered-table-cell/>
          <table:table-cell table:style-name="C0"/>
        </table:table-row>
      </table:table>
      <table:table table:name="TBL_0_92" table:style-name="TBL_0_92">
        <table:table-column table:style-name="TBL_0_92_col_0">
</table:table-column>
        <table:table-column table:style-name="TBL_0_92_col_1">
</table:table-column>
        <table:table-column table:style-name="TBL_0_92_col_2">
</table:table-column>
        <table:table-column table:style-name="TBL_0_92_col_3">
</table:table-column>
        <table:table-column table:style-name="TBL_0_92_col_4">
</table:table-column>
        <table:table-column table:style-name="TBL_0_92_col_5">
</table:table-column>
        <table:table-column table:style-name="TBL_0_92_col_6">
</table:table-column>
        <table:table-column table:style-name="TBL_0_92_col_7">
</table:table-column>
        <table:table-column table:style-name="TBL_0_92_col_8">
</table:table-column>
        <table:table-column table:style-name="TBL_0_92_col_9">
</table:table-column>
        <table:table-column table:style-name="TBL_0_92_col_10">
</table:table-column>
        <table:table-row table:style-name="TBL_0_92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92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92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202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92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92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IMPERADORI</text:span></text:p>
          </table:table-cell>
          <table:covered-table-cell/>
          <table:table-cell table:style-name="C0"/>
          <table:table-cell table:style-name="C0"/>
        </table:table-row>
        <table:table-row table:style-name="TBL_0_92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92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217 allée du saussi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92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92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92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71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LUDRES</text:span></text:p>
          </table:table-cell>
          <table:covered-table-cell/>
          <table:table-cell table:style-name="C0"/>
        </table:table-row>
      </table:table>
      <table:table table:name="TBL_0_93" table:style-name="TBL_0_93">
        <table:table-column table:style-name="TBL_0_93_col_0">
</table:table-column>
        <table:table-column table:style-name="TBL_0_93_col_1">
</table:table-column>
        <table:table-column table:style-name="TBL_0_93_col_2">
</table:table-column>
        <table:table-column table:style-name="TBL_0_93_col_3">
</table:table-column>
        <table:table-column table:style-name="TBL_0_93_col_4">
</table:table-column>
        <table:table-column table:style-name="TBL_0_93_col_5">
</table:table-column>
        <table:table-column table:style-name="TBL_0_93_col_6">
</table:table-column>
        <table:table-column table:style-name="TBL_0_93_col_7">
</table:table-column>
        <table:table-column table:style-name="TBL_0_93_col_8">
</table:table-column>
        <table:table-column table:style-name="TBL_0_93_col_9">
</table:table-column>
        <table:table-column table:style-name="TBL_0_93_col_10">
</table:table-column>
        <table:table-row table:style-name="TBL_0_93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93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93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203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93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93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JACOB</text:span></text:p>
          </table:table-cell>
          <table:covered-table-cell/>
          <table:table-cell table:style-name="C0"/>
          <table:table-cell table:style-name="C0"/>
        </table:table-row>
        <table:table-row table:style-name="TBL_0_93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93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6 lot. Le Breuil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93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93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93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27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ESSEY-LES-NANCY</text:span></text:p>
          </table:table-cell>
          <table:covered-table-cell/>
          <table:table-cell table:style-name="C0"/>
        </table:table-row>
      </table:table>
      <table:table table:name="TBL_0_94" table:style-name="TBL_0_94">
        <table:table-column table:style-name="TBL_0_94_col_0">
</table:table-column>
        <table:table-column table:style-name="TBL_0_94_col_1">
</table:table-column>
        <table:table-column table:style-name="TBL_0_94_col_2">
</table:table-column>
        <table:table-column table:style-name="TBL_0_94_col_3">
</table:table-column>
        <table:table-column table:style-name="TBL_0_94_col_4">
</table:table-column>
        <table:table-column table:style-name="TBL_0_94_col_5">
</table:table-column>
        <table:table-column table:style-name="TBL_0_94_col_6">
</table:table-column>
        <table:table-column table:style-name="TBL_0_94_col_7">
</table:table-column>
        <table:table-column table:style-name="TBL_0_94_col_8">
</table:table-column>
        <table:table-column table:style-name="TBL_0_94_col_9">
</table:table-column>
        <table:table-column table:style-name="TBL_0_94_col_10">
</table:table-column>
        <table:table-row table:style-name="TBL_0_94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94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94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205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94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94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JACQUEMIN</text:span></text:p>
          </table:table-cell>
          <table:covered-table-cell/>
          <table:table-cell table:style-name="C0"/>
          <table:table-cell table:style-name="C0"/>
        </table:table-row>
        <table:table-row table:style-name="TBL_0_94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94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4bis chemin de Revry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94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94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94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16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Pulligny</text:span></text:p>
          </table:table-cell>
          <table:covered-table-cell/>
          <table:table-cell table:style-name="C0"/>
        </table:table-row>
      </table:table>
      <table:table table:name="TBL_0_95" table:style-name="TBL_0_95">
        <table:table-column table:style-name="TBL_0_95_col_0">
</table:table-column>
        <table:table-column table:style-name="TBL_0_95_col_1">
</table:table-column>
        <table:table-column table:style-name="TBL_0_95_col_2">
</table:table-column>
        <table:table-column table:style-name="TBL_0_95_col_3">
</table:table-column>
        <table:table-column table:style-name="TBL_0_95_col_4">
</table:table-column>
        <table:table-column table:style-name="TBL_0_95_col_5">
</table:table-column>
        <table:table-column table:style-name="TBL_0_95_col_6">
</table:table-column>
        <table:table-column table:style-name="TBL_0_95_col_7">
</table:table-column>
        <table:table-column table:style-name="TBL_0_95_col_8">
</table:table-column>
        <table:table-column table:style-name="TBL_0_95_col_9">
</table:table-column>
        <table:table-column table:style-name="TBL_0_95_col_10">
</table:table-column>
        <table:table-row table:style-name="TBL_0_95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95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95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208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95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95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JACQUOT</text:span></text:p>
          </table:table-cell>
          <table:covered-table-cell/>
          <table:table-cell table:style-name="C0"/>
          <table:table-cell table:style-name="C0"/>
        </table:table-row>
        <table:table-row table:style-name="TBL_0_95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95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64 rue Antonin Daum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95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95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95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71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Ludres</text:span></text:p>
          </table:table-cell>
          <table:covered-table-cell/>
          <table:table-cell table:style-name="C0"/>
        </table:table-row>
      </table:table>
      <table:table table:name="TBL_0_96" table:style-name="TBL_0_96">
        <table:table-column table:style-name="TBL_0_96_col_0">
</table:table-column>
        <table:table-column table:style-name="TBL_0_96_col_1">
</table:table-column>
        <table:table-column table:style-name="TBL_0_96_col_2">
</table:table-column>
        <table:table-column table:style-name="TBL_0_96_col_3">
</table:table-column>
        <table:table-column table:style-name="TBL_0_96_col_4">
</table:table-column>
        <table:table-column table:style-name="TBL_0_96_col_5">
</table:table-column>
        <table:table-column table:style-name="TBL_0_96_col_6">
</table:table-column>
        <table:table-column table:style-name="TBL_0_96_col_7">
</table:table-column>
        <table:table-column table:style-name="TBL_0_96_col_8">
</table:table-column>
        <table:table-column table:style-name="TBL_0_96_col_9">
</table:table-column>
        <table:table-column table:style-name="TBL_0_96_col_10">
</table:table-column>
        <table:table-row table:style-name="TBL_0_96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96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96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210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96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96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JAKUBINA</text:span></text:p>
          </table:table-cell>
          <table:covered-table-cell/>
          <table:table-cell table:style-name="C0"/>
          <table:table-cell table:style-name="C0"/>
        </table:table-row>
        <table:table-row table:style-name="TBL_0_96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96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137, rue de la justice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96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96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96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23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NEUVES-MAISONS</text:span></text:p>
          </table:table-cell>
          <table:covered-table-cell/>
          <table:table-cell table:style-name="C0"/>
        </table:table-row>
      </table:table>
      <table:table table:name="TBL_0_97" table:style-name="TBL_0_97">
        <table:table-column table:style-name="TBL_0_97_col_0">
</table:table-column>
        <table:table-column table:style-name="TBL_0_97_col_1">
</table:table-column>
        <table:table-column table:style-name="TBL_0_97_col_2">
</table:table-column>
        <table:table-column table:style-name="TBL_0_97_col_3">
</table:table-column>
        <table:table-column table:style-name="TBL_0_97_col_4">
</table:table-column>
        <table:table-column table:style-name="TBL_0_97_col_5">
</table:table-column>
        <table:table-column table:style-name="TBL_0_97_col_6">
</table:table-column>
        <table:table-column table:style-name="TBL_0_97_col_7">
</table:table-column>
        <table:table-column table:style-name="TBL_0_97_col_8">
</table:table-column>
        <table:table-column table:style-name="TBL_0_97_col_9">
</table:table-column>
        <table:table-column table:style-name="TBL_0_97_col_10">
</table:table-column>
        <table:table-row table:style-name="TBL_0_97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97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97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211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97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97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JALOCHA</text:span></text:p>
          </table:table-cell>
          <table:covered-table-cell/>
          <table:table-cell table:style-name="C0"/>
          <table:table-cell table:style-name="C0"/>
        </table:table-row>
        <table:table-row table:style-name="TBL_0_97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97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9 allée du Beaujolais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97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97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97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50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VANDOEUVRE</text:span></text:p>
          </table:table-cell>
          <table:covered-table-cell/>
          <table:table-cell table:style-name="C0"/>
        </table:table-row>
      </table:table>
      <table:table table:name="TBL_0_98" table:style-name="TBL_0_98">
        <table:table-column table:style-name="TBL_0_98_col_0">
</table:table-column>
        <table:table-column table:style-name="TBL_0_98_col_1">
</table:table-column>
        <table:table-column table:style-name="TBL_0_98_col_2">
</table:table-column>
        <table:table-column table:style-name="TBL_0_98_col_3">
</table:table-column>
        <table:table-column table:style-name="TBL_0_98_col_4">
</table:table-column>
        <table:table-column table:style-name="TBL_0_98_col_5">
</table:table-column>
        <table:table-column table:style-name="TBL_0_98_col_6">
</table:table-column>
        <table:table-column table:style-name="TBL_0_98_col_7">
</table:table-column>
        <table:table-column table:style-name="TBL_0_98_col_8">
</table:table-column>
        <table:table-column table:style-name="TBL_0_98_col_9">
</table:table-column>
        <table:table-column table:style-name="TBL_0_98_col_10">
</table:table-column>
        <table:table-row table:style-name="TBL_0_98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98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98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212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98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98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JANEL</text:span></text:p>
          </table:table-cell>
          <table:covered-table-cell/>
          <table:table-cell table:style-name="C0"/>
          <table:table-cell table:style-name="C0"/>
        </table:table-row>
        <table:table-row table:style-name="TBL_0_98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98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3 rue Gl LECLERC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98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98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98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63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RICHARDMENIL</text:span></text:p>
          </table:table-cell>
          <table:covered-table-cell/>
          <table:table-cell table:style-name="C0"/>
        </table:table-row>
      </table:table>
      <table:table table:name="TBL_0_99" table:style-name="TBL_0_99">
        <table:table-column table:style-name="TBL_0_99_col_0">
</table:table-column>
        <table:table-column table:style-name="TBL_0_99_col_1">
</table:table-column>
        <table:table-column table:style-name="TBL_0_99_col_2">
</table:table-column>
        <table:table-column table:style-name="TBL_0_99_col_3">
</table:table-column>
        <table:table-column table:style-name="TBL_0_99_col_4">
</table:table-column>
        <table:table-column table:style-name="TBL_0_99_col_5">
</table:table-column>
        <table:table-column table:style-name="TBL_0_99_col_6">
</table:table-column>
        <table:table-column table:style-name="TBL_0_99_col_7">
</table:table-column>
        <table:table-column table:style-name="TBL_0_99_col_8">
</table:table-column>
        <table:table-column table:style-name="TBL_0_99_col_9">
</table:table-column>
        <table:table-column table:style-name="TBL_0_99_col_10">
</table:table-column>
        <table:table-row table:style-name="TBL_0_99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99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99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215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99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99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JOST</text:span></text:p>
          </table:table-cell>
          <table:covered-table-cell/>
          <table:table-cell table:style-name="C0"/>
          <table:table-cell table:style-name="C0"/>
        </table:table-row>
        <table:table-row table:style-name="TBL_0_99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99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548 RUE S ALLENDE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99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99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99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23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NEUVES-MAISONS</text:span></text:p>
          </table:table-cell>
          <table:covered-table-cell/>
          <table:table-cell table:style-name="C0"/>
        </table:table-row>
      </table:table>
      <table:table table:name="TBL_0_100" table:style-name="TBL_0_100">
        <table:table-column table:style-name="TBL_0_100_col_0">
</table:table-column>
        <table:table-column table:style-name="TBL_0_100_col_1">
</table:table-column>
        <table:table-column table:style-name="TBL_0_100_col_2">
</table:table-column>
        <table:table-column table:style-name="TBL_0_100_col_3">
</table:table-column>
        <table:table-column table:style-name="TBL_0_100_col_4">
</table:table-column>
        <table:table-column table:style-name="TBL_0_100_col_5">
</table:table-column>
        <table:table-column table:style-name="TBL_0_100_col_6">
</table:table-column>
        <table:table-column table:style-name="TBL_0_100_col_7">
</table:table-column>
        <table:table-column table:style-name="TBL_0_100_col_8">
</table:table-column>
        <table:table-column table:style-name="TBL_0_100_col_9">
</table:table-column>
        <table:table-column table:style-name="TBL_0_100_col_10">
</table:table-column>
        <table:table-row table:style-name="TBL_0_100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00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00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216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00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00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JOUZEAU</text:span></text:p>
          </table:table-cell>
          <table:covered-table-cell/>
          <table:table-cell table:style-name="C0"/>
          <table:table-cell table:style-name="C0"/>
        </table:table-row>
        <table:table-row table:style-name="TBL_0_100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00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14 allee du point du jour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00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00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00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23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CHALIGNY</text:span></text:p>
          </table:table-cell>
          <table:covered-table-cell/>
          <table:table-cell table:style-name="C0"/>
        </table:table-row>
      </table:table>
      <table:table table:name="TBL_0_101" table:style-name="TBL_0_101">
        <table:table-column table:style-name="TBL_0_101_col_0">
</table:table-column>
        <table:table-column table:style-name="TBL_0_101_col_1">
</table:table-column>
        <table:table-column table:style-name="TBL_0_101_col_2">
</table:table-column>
        <table:table-column table:style-name="TBL_0_101_col_3">
</table:table-column>
        <table:table-column table:style-name="TBL_0_101_col_4">
</table:table-column>
        <table:table-column table:style-name="TBL_0_101_col_5">
</table:table-column>
        <table:table-column table:style-name="TBL_0_101_col_6">
</table:table-column>
        <table:table-column table:style-name="TBL_0_101_col_7">
</table:table-column>
        <table:table-column table:style-name="TBL_0_101_col_8">
</table:table-column>
        <table:table-column table:style-name="TBL_0_101_col_9">
</table:table-column>
        <table:table-column table:style-name="TBL_0_101_col_10">
</table:table-column>
        <table:table-row table:style-name="TBL_0_101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01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01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217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01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01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KACEL</text:span></text:p>
          </table:table-cell>
          <table:covered-table-cell/>
          <table:table-cell table:style-name="C0"/>
          <table:table-cell table:style-name="C0"/>
        </table:table-row>
        <table:table-row table:style-name="TBL_0_101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01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2 rue d'Harlem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01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01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01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50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Vandoeuvre</text:span></text:p>
          </table:table-cell>
          <table:covered-table-cell/>
          <table:table-cell table:style-name="C0"/>
        </table:table-row>
      </table:table>
      <table:table table:name="TBL_0_102" table:style-name="TBL_0_102">
        <table:table-column table:style-name="TBL_0_102_col_0">
</table:table-column>
        <table:table-column table:style-name="TBL_0_102_col_1">
</table:table-column>
        <table:table-column table:style-name="TBL_0_102_col_2">
</table:table-column>
        <table:table-column table:style-name="TBL_0_102_col_3">
</table:table-column>
        <table:table-column table:style-name="TBL_0_102_col_4">
</table:table-column>
        <table:table-column table:style-name="TBL_0_102_col_5">
</table:table-column>
        <table:table-column table:style-name="TBL_0_102_col_6">
</table:table-column>
        <table:table-column table:style-name="TBL_0_102_col_7">
</table:table-column>
        <table:table-column table:style-name="TBL_0_102_col_8">
</table:table-column>
        <table:table-column table:style-name="TBL_0_102_col_9">
</table:table-column>
        <table:table-column table:style-name="TBL_0_102_col_10">
</table:table-column>
        <table:table-row table:style-name="TBL_0_102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02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02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221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02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02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KUSY</text:span></text:p>
          </table:table-cell>
          <table:covered-table-cell/>
          <table:table-cell table:style-name="C0"/>
          <table:table-cell table:style-name="C0"/>
        </table:table-row>
        <table:table-row table:style-name="TBL_0_102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02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8 rue Ste Barbe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02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02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02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50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Vandoeuvre</text:span></text:p>
          </table:table-cell>
          <table:covered-table-cell/>
          <table:table-cell table:style-name="C0"/>
        </table:table-row>
      </table:table>
      <table:table table:name="TBL_0_103" table:style-name="TBL_0_103">
        <table:table-column table:style-name="TBL_0_103_col_0">
</table:table-column>
        <table:table-column table:style-name="TBL_0_103_col_1">
</table:table-column>
        <table:table-column table:style-name="TBL_0_103_col_2">
</table:table-column>
        <table:table-column table:style-name="TBL_0_103_col_3">
</table:table-column>
        <table:table-column table:style-name="TBL_0_103_col_4">
</table:table-column>
        <table:table-column table:style-name="TBL_0_103_col_5">
</table:table-column>
        <table:table-column table:style-name="TBL_0_103_col_6">
</table:table-column>
        <table:table-column table:style-name="TBL_0_103_col_7">
</table:table-column>
        <table:table-column table:style-name="TBL_0_103_col_8">
</table:table-column>
        <table:table-column table:style-name="TBL_0_103_col_9">
</table:table-column>
        <table:table-column table:style-name="TBL_0_103_col_10">
</table:table-column>
        <table:table-row table:style-name="TBL_0_103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03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03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224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03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03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LAFOND</text:span></text:p>
          </table:table-cell>
          <table:covered-table-cell/>
          <table:table-cell table:style-name="C0"/>
          <table:table-cell table:style-name="C0"/>
        </table:table-row>
        <table:table-row table:style-name="TBL_0_103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03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65 impasse andré breton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03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03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03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71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ludres</text:span></text:p>
          </table:table-cell>
          <table:covered-table-cell/>
          <table:table-cell table:style-name="C0"/>
        </table:table-row>
      </table:table>
      <table:table table:name="TBL_0_104" table:style-name="TBL_0_104">
        <table:table-column table:style-name="TBL_0_104_col_0">
</table:table-column>
        <table:table-column table:style-name="TBL_0_104_col_1">
</table:table-column>
        <table:table-column table:style-name="TBL_0_104_col_2">
</table:table-column>
        <table:table-column table:style-name="TBL_0_104_col_3">
</table:table-column>
        <table:table-column table:style-name="TBL_0_104_col_4">
</table:table-column>
        <table:table-column table:style-name="TBL_0_104_col_5">
</table:table-column>
        <table:table-column table:style-name="TBL_0_104_col_6">
</table:table-column>
        <table:table-column table:style-name="TBL_0_104_col_7">
</table:table-column>
        <table:table-column table:style-name="TBL_0_104_col_8">
</table:table-column>
        <table:table-column table:style-name="TBL_0_104_col_9">
</table:table-column>
        <table:table-column table:style-name="TBL_0_104_col_10">
</table:table-column>
        <table:table-row table:style-name="TBL_0_104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04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04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225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04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04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LAINE</text:span></text:p>
          </table:table-cell>
          <table:covered-table-cell/>
          <table:table-cell table:style-name="C0"/>
          <table:table-cell table:style-name="C0"/>
        </table:table-row>
        <table:table-row table:style-name="TBL_0_104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04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117 rue J-M Jacquard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04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04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04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71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LUDRES</text:span></text:p>
          </table:table-cell>
          <table:covered-table-cell/>
          <table:table-cell table:style-name="C0"/>
        </table:table-row>
      </table:table>
      <table:table table:name="TBL_0_105" table:style-name="TBL_0_105">
        <table:table-column table:style-name="TBL_0_105_col_0">
</table:table-column>
        <table:table-column table:style-name="TBL_0_105_col_1">
</table:table-column>
        <table:table-column table:style-name="TBL_0_105_col_2">
</table:table-column>
        <table:table-column table:style-name="TBL_0_105_col_3">
</table:table-column>
        <table:table-column table:style-name="TBL_0_105_col_4">
</table:table-column>
        <table:table-column table:style-name="TBL_0_105_col_5">
</table:table-column>
        <table:table-column table:style-name="TBL_0_105_col_6">
</table:table-column>
        <table:table-column table:style-name="TBL_0_105_col_7">
</table:table-column>
        <table:table-column table:style-name="TBL_0_105_col_8">
</table:table-column>
        <table:table-column table:style-name="TBL_0_105_col_9">
</table:table-column>
        <table:table-column table:style-name="TBL_0_105_col_10">
</table:table-column>
        <table:table-row table:style-name="TBL_0_105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05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05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226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05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05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LALAUT</text:span></text:p>
          </table:table-cell>
          <table:covered-table-cell/>
          <table:table-cell table:style-name="C0"/>
          <table:table-cell table:style-name="C0"/>
        </table:table-row>
        <table:table-row table:style-name="TBL_0_105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05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9 Square Aristide BRIAND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05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05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05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50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VANDOEUVRE</text:span></text:p>
          </table:table-cell>
          <table:covered-table-cell/>
          <table:table-cell table:style-name="C0"/>
        </table:table-row>
      </table:table>
      <table:table table:name="TBL_0_106" table:style-name="TBL_0_106">
        <table:table-column table:style-name="TBL_0_106_col_0">
</table:table-column>
        <table:table-column table:style-name="TBL_0_106_col_1">
</table:table-column>
        <table:table-column table:style-name="TBL_0_106_col_2">
</table:table-column>
        <table:table-column table:style-name="TBL_0_106_col_3">
</table:table-column>
        <table:table-column table:style-name="TBL_0_106_col_4">
</table:table-column>
        <table:table-column table:style-name="TBL_0_106_col_5">
</table:table-column>
        <table:table-column table:style-name="TBL_0_106_col_6">
</table:table-column>
        <table:table-column table:style-name="TBL_0_106_col_7">
</table:table-column>
        <table:table-column table:style-name="TBL_0_106_col_8">
</table:table-column>
        <table:table-column table:style-name="TBL_0_106_col_9">
</table:table-column>
        <table:table-column table:style-name="TBL_0_106_col_10">
</table:table-column>
        <table:table-row table:style-name="TBL_0_106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06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06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229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06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06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LATOURTE</text:span></text:p>
          </table:table-cell>
          <table:covered-table-cell/>
          <table:table-cell table:style-name="C0"/>
          <table:table-cell table:style-name="C0"/>
        </table:table-row>
        <table:table-row table:style-name="TBL_0_106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06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115 rue de la Justice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06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06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06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23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Neuves Maisons</text:span></text:p>
          </table:table-cell>
          <table:covered-table-cell/>
          <table:table-cell table:style-name="C0"/>
        </table:table-row>
      </table:table>
      <table:table table:name="TBL_0_107" table:style-name="TBL_0_107">
        <table:table-column table:style-name="TBL_0_107_col_0">
</table:table-column>
        <table:table-column table:style-name="TBL_0_107_col_1">
</table:table-column>
        <table:table-column table:style-name="TBL_0_107_col_2">
</table:table-column>
        <table:table-column table:style-name="TBL_0_107_col_3">
</table:table-column>
        <table:table-column table:style-name="TBL_0_107_col_4">
</table:table-column>
        <table:table-column table:style-name="TBL_0_107_col_5">
</table:table-column>
        <table:table-column table:style-name="TBL_0_107_col_6">
</table:table-column>
        <table:table-column table:style-name="TBL_0_107_col_7">
</table:table-column>
        <table:table-column table:style-name="TBL_0_107_col_8">
</table:table-column>
        <table:table-column table:style-name="TBL_0_107_col_9">
</table:table-column>
        <table:table-column table:style-name="TBL_0_107_col_10">
</table:table-column>
        <table:table-row table:style-name="TBL_0_107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07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07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230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07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07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LAUMONT</text:span></text:p>
          </table:table-cell>
          <table:covered-table-cell/>
          <table:table-cell table:style-name="C0"/>
          <table:table-cell table:style-name="C0"/>
        </table:table-row>
        <table:table-row table:style-name="TBL_0_107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07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42 rue du général Thiry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07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07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07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23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Neuves-Maisons</text:span></text:p>
          </table:table-cell>
          <table:covered-table-cell/>
          <table:table-cell table:style-name="C0"/>
        </table:table-row>
      </table:table>
      <table:table table:name="TBL_0_108" table:style-name="TBL_0_108">
        <table:table-column table:style-name="TBL_0_108_col_0">
</table:table-column>
        <table:table-column table:style-name="TBL_0_108_col_1">
</table:table-column>
        <table:table-column table:style-name="TBL_0_108_col_2">
</table:table-column>
        <table:table-column table:style-name="TBL_0_108_col_3">
</table:table-column>
        <table:table-column table:style-name="TBL_0_108_col_4">
</table:table-column>
        <table:table-column table:style-name="TBL_0_108_col_5">
</table:table-column>
        <table:table-column table:style-name="TBL_0_108_col_6">
</table:table-column>
        <table:table-column table:style-name="TBL_0_108_col_7">
</table:table-column>
        <table:table-column table:style-name="TBL_0_108_col_8">
</table:table-column>
        <table:table-column table:style-name="TBL_0_108_col_9">
</table:table-column>
        <table:table-column table:style-name="TBL_0_108_col_10">
</table:table-column>
        <table:table-row table:style-name="TBL_0_108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08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08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231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08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08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LAURENT</text:span></text:p>
          </table:table-cell>
          <table:covered-table-cell/>
          <table:table-cell table:style-name="C0"/>
          <table:table-cell table:style-name="C0"/>
        </table:table-row>
        <table:table-row table:style-name="TBL_0_108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08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13 place foret noire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08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08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08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50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VANDOEUVRE</text:span></text:p>
          </table:table-cell>
          <table:covered-table-cell/>
          <table:table-cell table:style-name="C0"/>
        </table:table-row>
      </table:table>
      <table:table table:name="TBL_0_109" table:style-name="TBL_0_109">
        <table:table-column table:style-name="TBL_0_109_col_0">
</table:table-column>
        <table:table-column table:style-name="TBL_0_109_col_1">
</table:table-column>
        <table:table-column table:style-name="TBL_0_109_col_2">
</table:table-column>
        <table:table-column table:style-name="TBL_0_109_col_3">
</table:table-column>
        <table:table-column table:style-name="TBL_0_109_col_4">
</table:table-column>
        <table:table-column table:style-name="TBL_0_109_col_5">
</table:table-column>
        <table:table-column table:style-name="TBL_0_109_col_6">
</table:table-column>
        <table:table-column table:style-name="TBL_0_109_col_7">
</table:table-column>
        <table:table-column table:style-name="TBL_0_109_col_8">
</table:table-column>
        <table:table-column table:style-name="TBL_0_109_col_9">
</table:table-column>
        <table:table-column table:style-name="TBL_0_109_col_10">
</table:table-column>
        <table:table-row table:style-name="TBL_0_109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09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09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232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09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09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LAURENT</text:span></text:p>
          </table:table-cell>
          <table:covered-table-cell/>
          <table:table-cell table:style-name="C0"/>
          <table:table-cell table:style-name="C0"/>
        </table:table-row>
        <table:table-row table:style-name="TBL_0_109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09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5 rue Saint Martin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09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09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09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16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Frolois</text:span></text:p>
          </table:table-cell>
          <table:covered-table-cell/>
          <table:table-cell table:style-name="C0"/>
        </table:table-row>
      </table:table>
      <table:table table:name="TBL_0_110" table:style-name="TBL_0_110">
        <table:table-column table:style-name="TBL_0_110_col_0">
</table:table-column>
        <table:table-column table:style-name="TBL_0_110_col_1">
</table:table-column>
        <table:table-column table:style-name="TBL_0_110_col_2">
</table:table-column>
        <table:table-column table:style-name="TBL_0_110_col_3">
</table:table-column>
        <table:table-column table:style-name="TBL_0_110_col_4">
</table:table-column>
        <table:table-column table:style-name="TBL_0_110_col_5">
</table:table-column>
        <table:table-column table:style-name="TBL_0_110_col_6">
</table:table-column>
        <table:table-column table:style-name="TBL_0_110_col_7">
</table:table-column>
        <table:table-column table:style-name="TBL_0_110_col_8">
</table:table-column>
        <table:table-column table:style-name="TBL_0_110_col_9">
</table:table-column>
        <table:table-column table:style-name="TBL_0_110_col_10">
</table:table-column>
        <table:table-row table:style-name="TBL_0_110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10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10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233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10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10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LE GLUHER</text:span></text:p>
          </table:table-cell>
          <table:covered-table-cell/>
          <table:table-cell table:style-name="C0"/>
          <table:table-cell table:style-name="C0"/>
        </table:table-row>
        <table:table-row table:style-name="TBL_0_110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10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40 rue du Poncel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10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10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10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18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HOUDEMONT</text:span></text:p>
          </table:table-cell>
          <table:covered-table-cell/>
          <table:table-cell table:style-name="C0"/>
        </table:table-row>
      </table:table>
      <table:table table:name="TBL_0_111" table:style-name="TBL_0_111">
        <table:table-column table:style-name="TBL_0_111_col_0">
</table:table-column>
        <table:table-column table:style-name="TBL_0_111_col_1">
</table:table-column>
        <table:table-column table:style-name="TBL_0_111_col_2">
</table:table-column>
        <table:table-column table:style-name="TBL_0_111_col_3">
</table:table-column>
        <table:table-column table:style-name="TBL_0_111_col_4">
</table:table-column>
        <table:table-column table:style-name="TBL_0_111_col_5">
</table:table-column>
        <table:table-column table:style-name="TBL_0_111_col_6">
</table:table-column>
        <table:table-column table:style-name="TBL_0_111_col_7">
</table:table-column>
        <table:table-column table:style-name="TBL_0_111_col_8">
</table:table-column>
        <table:table-column table:style-name="TBL_0_111_col_9">
</table:table-column>
        <table:table-column table:style-name="TBL_0_111_col_10">
</table:table-column>
        <table:table-row table:style-name="TBL_0_111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11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11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236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11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11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LEBEL</text:span></text:p>
          </table:table-cell>
          <table:covered-table-cell/>
          <table:table-cell table:style-name="C0"/>
          <table:table-cell table:style-name="C0"/>
        </table:table-row>
        <table:table-row table:style-name="TBL_0_111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11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113 av du Gal Leclerc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11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11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11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00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NANCY</text:span></text:p>
          </table:table-cell>
          <table:covered-table-cell/>
          <table:table-cell table:style-name="C0"/>
        </table:table-row>
      </table:table>
      <table:table table:name="TBL_0_112" table:style-name="TBL_0_112">
        <table:table-column table:style-name="TBL_0_112_col_0">
</table:table-column>
        <table:table-column table:style-name="TBL_0_112_col_1">
</table:table-column>
        <table:table-column table:style-name="TBL_0_112_col_2">
</table:table-column>
        <table:table-column table:style-name="TBL_0_112_col_3">
</table:table-column>
        <table:table-column table:style-name="TBL_0_112_col_4">
</table:table-column>
        <table:table-column table:style-name="TBL_0_112_col_5">
</table:table-column>
        <table:table-column table:style-name="TBL_0_112_col_6">
</table:table-column>
        <table:table-column table:style-name="TBL_0_112_col_7">
</table:table-column>
        <table:table-column table:style-name="TBL_0_112_col_8">
</table:table-column>
        <table:table-column table:style-name="TBL_0_112_col_9">
</table:table-column>
        <table:table-column table:style-name="TBL_0_112_col_10">
</table:table-column>
        <table:table-row table:style-name="TBL_0_112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12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12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243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12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12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LEVRAT</text:span></text:p>
          </table:table-cell>
          <table:covered-table-cell/>
          <table:table-cell table:style-name="C0"/>
          <table:table-cell table:style-name="C0"/>
        </table:table-row>
        <table:table-row table:style-name="TBL_0_112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12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260 rue Maurepre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12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12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12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71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LUDRES</text:span></text:p>
          </table:table-cell>
          <table:covered-table-cell/>
          <table:table-cell table:style-name="C0"/>
        </table:table-row>
      </table:table>
      <table:table table:name="TBL_0_113" table:style-name="TBL_0_113">
        <table:table-column table:style-name="TBL_0_113_col_0">
</table:table-column>
        <table:table-column table:style-name="TBL_0_113_col_1">
</table:table-column>
        <table:table-column table:style-name="TBL_0_113_col_2">
</table:table-column>
        <table:table-column table:style-name="TBL_0_113_col_3">
</table:table-column>
        <table:table-column table:style-name="TBL_0_113_col_4">
</table:table-column>
        <table:table-column table:style-name="TBL_0_113_col_5">
</table:table-column>
        <table:table-column table:style-name="TBL_0_113_col_6">
</table:table-column>
        <table:table-column table:style-name="TBL_0_113_col_7">
</table:table-column>
        <table:table-column table:style-name="TBL_0_113_col_8">
</table:table-column>
        <table:table-column table:style-name="TBL_0_113_col_9">
</table:table-column>
        <table:table-column table:style-name="TBL_0_113_col_10">
</table:table-column>
        <table:table-row table:style-name="TBL_0_113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13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13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244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13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13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LEVY</text:span></text:p>
          </table:table-cell>
          <table:covered-table-cell/>
          <table:table-cell table:style-name="C0"/>
          <table:table-cell table:style-name="C0"/>
        </table:table-row>
        <table:table-row table:style-name="TBL_0_113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13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château de Brabois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13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13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13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60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villers</text:span></text:p>
          </table:table-cell>
          <table:covered-table-cell/>
          <table:table-cell table:style-name="C0"/>
        </table:table-row>
      </table:table>
      <table:table table:name="TBL_0_114" table:style-name="TBL_0_114">
        <table:table-column table:style-name="TBL_0_114_col_0">
</table:table-column>
        <table:table-column table:style-name="TBL_0_114_col_1">
</table:table-column>
        <table:table-column table:style-name="TBL_0_114_col_2">
</table:table-column>
        <table:table-column table:style-name="TBL_0_114_col_3">
</table:table-column>
        <table:table-column table:style-name="TBL_0_114_col_4">
</table:table-column>
        <table:table-column table:style-name="TBL_0_114_col_5">
</table:table-column>
        <table:table-column table:style-name="TBL_0_114_col_6">
</table:table-column>
        <table:table-column table:style-name="TBL_0_114_col_7">
</table:table-column>
        <table:table-column table:style-name="TBL_0_114_col_8">
</table:table-column>
        <table:table-column table:style-name="TBL_0_114_col_9">
</table:table-column>
        <table:table-column table:style-name="TBL_0_114_col_10">
</table:table-column>
        <table:table-row table:style-name="TBL_0_114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14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14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246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14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14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LO PRESTI</text:span></text:p>
          </table:table-cell>
          <table:covered-table-cell/>
          <table:table-cell table:style-name="C0"/>
          <table:table-cell table:style-name="C0"/>
        </table:table-row>
        <table:table-row table:style-name="TBL_0_114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14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1 rue de la Moselle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14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14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14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55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Sexey Aux Forges</text:span></text:p>
          </table:table-cell>
          <table:covered-table-cell/>
          <table:table-cell table:style-name="C0"/>
        </table:table-row>
      </table:table>
      <table:table table:name="TBL_0_115" table:style-name="TBL_0_115">
        <table:table-column table:style-name="TBL_0_115_col_0">
</table:table-column>
        <table:table-column table:style-name="TBL_0_115_col_1">
</table:table-column>
        <table:table-column table:style-name="TBL_0_115_col_2">
</table:table-column>
        <table:table-column table:style-name="TBL_0_115_col_3">
</table:table-column>
        <table:table-column table:style-name="TBL_0_115_col_4">
</table:table-column>
        <table:table-column table:style-name="TBL_0_115_col_5">
</table:table-column>
        <table:table-column table:style-name="TBL_0_115_col_6">
</table:table-column>
        <table:table-column table:style-name="TBL_0_115_col_7">
</table:table-column>
        <table:table-column table:style-name="TBL_0_115_col_8">
</table:table-column>
        <table:table-column table:style-name="TBL_0_115_col_9">
</table:table-column>
        <table:table-column table:style-name="TBL_0_115_col_10">
</table:table-column>
        <table:table-row table:style-name="TBL_0_115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15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15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247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15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15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LONGERON</text:span></text:p>
          </table:table-cell>
          <table:covered-table-cell/>
          <table:table-cell table:style-name="C0"/>
          <table:table-cell table:style-name="C0"/>
        </table:table-row>
        <table:table-row table:style-name="TBL_0_115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15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9 square de Liège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15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15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15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50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VANDOEUVRE</text:span></text:p>
          </table:table-cell>
          <table:covered-table-cell/>
          <table:table-cell table:style-name="C0"/>
        </table:table-row>
      </table:table>
      <table:table table:name="TBL_0_116" table:style-name="TBL_0_116">
        <table:table-column table:style-name="TBL_0_116_col_0">
</table:table-column>
        <table:table-column table:style-name="TBL_0_116_col_1">
</table:table-column>
        <table:table-column table:style-name="TBL_0_116_col_2">
</table:table-column>
        <table:table-column table:style-name="TBL_0_116_col_3">
</table:table-column>
        <table:table-column table:style-name="TBL_0_116_col_4">
</table:table-column>
        <table:table-column table:style-name="TBL_0_116_col_5">
</table:table-column>
        <table:table-column table:style-name="TBL_0_116_col_6">
</table:table-column>
        <table:table-column table:style-name="TBL_0_116_col_7">
</table:table-column>
        <table:table-column table:style-name="TBL_0_116_col_8">
</table:table-column>
        <table:table-column table:style-name="TBL_0_116_col_9">
</table:table-column>
        <table:table-column table:style-name="TBL_0_116_col_10">
</table:table-column>
        <table:table-row table:style-name="TBL_0_116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16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16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250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16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16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LOURENCO</text:span></text:p>
          </table:table-cell>
          <table:covered-table-cell/>
          <table:table-cell table:style-name="C0"/>
          <table:table-cell table:style-name="C0"/>
        </table:table-row>
        <table:table-row table:style-name="TBL_0_116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16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43 Bis rue Pierre et Marie Curie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16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16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16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55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Pont Saint Vincent</text:span></text:p>
          </table:table-cell>
          <table:covered-table-cell/>
          <table:table-cell table:style-name="C0"/>
        </table:table-row>
      </table:table>
      <table:table table:name="TBL_0_117" table:style-name="TBL_0_117">
        <table:table-column table:style-name="TBL_0_117_col_0">
</table:table-column>
        <table:table-column table:style-name="TBL_0_117_col_1">
</table:table-column>
        <table:table-column table:style-name="TBL_0_117_col_2">
</table:table-column>
        <table:table-column table:style-name="TBL_0_117_col_3">
</table:table-column>
        <table:table-column table:style-name="TBL_0_117_col_4">
</table:table-column>
        <table:table-column table:style-name="TBL_0_117_col_5">
</table:table-column>
        <table:table-column table:style-name="TBL_0_117_col_6">
</table:table-column>
        <table:table-column table:style-name="TBL_0_117_col_7">
</table:table-column>
        <table:table-column table:style-name="TBL_0_117_col_8">
</table:table-column>
        <table:table-column table:style-name="TBL_0_117_col_9">
</table:table-column>
        <table:table-column table:style-name="TBL_0_117_col_10">
</table:table-column>
        <table:table-row table:style-name="TBL_0_117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17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17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251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17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17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LUX </text:span></text:p>
          </table:table-cell>
          <table:covered-table-cell/>
          <table:table-cell table:style-name="C0"/>
          <table:table-cell table:style-name="C0"/>
        </table:table-row>
        <table:table-row table:style-name="TBL_0_117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17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22 impasse Duplex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17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17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17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71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LUDRES</text:span></text:p>
          </table:table-cell>
          <table:covered-table-cell/>
          <table:table-cell table:style-name="C0"/>
        </table:table-row>
      </table:table>
      <table:table table:name="TBL_0_118" table:style-name="TBL_0_118">
        <table:table-column table:style-name="TBL_0_118_col_0">
</table:table-column>
        <table:table-column table:style-name="TBL_0_118_col_1">
</table:table-column>
        <table:table-column table:style-name="TBL_0_118_col_2">
</table:table-column>
        <table:table-column table:style-name="TBL_0_118_col_3">
</table:table-column>
        <table:table-column table:style-name="TBL_0_118_col_4">
</table:table-column>
        <table:table-column table:style-name="TBL_0_118_col_5">
</table:table-column>
        <table:table-column table:style-name="TBL_0_118_col_6">
</table:table-column>
        <table:table-column table:style-name="TBL_0_118_col_7">
</table:table-column>
        <table:table-column table:style-name="TBL_0_118_col_8">
</table:table-column>
        <table:table-column table:style-name="TBL_0_118_col_9">
</table:table-column>
        <table:table-column table:style-name="TBL_0_118_col_10">
</table:table-column>
        <table:table-row table:style-name="TBL_0_118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18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18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252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18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18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MADEIRA  BORGES</text:span></text:p>
          </table:table-cell>
          <table:covered-table-cell/>
          <table:table-cell table:style-name="C0"/>
          <table:table-cell table:style-name="C0"/>
        </table:table-row>
        <table:table-row table:style-name="TBL_0_118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18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84 allée de Nancy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18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18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18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23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CHAVIGNY</text:span></text:p>
          </table:table-cell>
          <table:covered-table-cell/>
          <table:table-cell table:style-name="C0"/>
        </table:table-row>
      </table:table>
      <table:table table:name="TBL_0_119" table:style-name="TBL_0_119">
        <table:table-column table:style-name="TBL_0_119_col_0">
</table:table-column>
        <table:table-column table:style-name="TBL_0_119_col_1">
</table:table-column>
        <table:table-column table:style-name="TBL_0_119_col_2">
</table:table-column>
        <table:table-column table:style-name="TBL_0_119_col_3">
</table:table-column>
        <table:table-column table:style-name="TBL_0_119_col_4">
</table:table-column>
        <table:table-column table:style-name="TBL_0_119_col_5">
</table:table-column>
        <table:table-column table:style-name="TBL_0_119_col_6">
</table:table-column>
        <table:table-column table:style-name="TBL_0_119_col_7">
</table:table-column>
        <table:table-column table:style-name="TBL_0_119_col_8">
</table:table-column>
        <table:table-column table:style-name="TBL_0_119_col_9">
</table:table-column>
        <table:table-column table:style-name="TBL_0_119_col_10">
</table:table-column>
        <table:table-row table:style-name="TBL_0_119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19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19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253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19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19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MADI</text:span></text:p>
          </table:table-cell>
          <table:covered-table-cell/>
          <table:table-cell table:style-name="C0"/>
          <table:table-cell table:style-name="C0"/>
        </table:table-row>
        <table:table-row table:style-name="TBL_0_119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19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5 allée de Rotterdam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19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19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19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50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VANDOEUVRE</text:span></text:p>
          </table:table-cell>
          <table:covered-table-cell/>
          <table:table-cell table:style-name="C0"/>
        </table:table-row>
      </table:table>
      <table:table table:name="TBL_0_120" table:style-name="TBL_0_120">
        <table:table-column table:style-name="TBL_0_120_col_0">
</table:table-column>
        <table:table-column table:style-name="TBL_0_120_col_1">
</table:table-column>
        <table:table-column table:style-name="TBL_0_120_col_2">
</table:table-column>
        <table:table-column table:style-name="TBL_0_120_col_3">
</table:table-column>
        <table:table-column table:style-name="TBL_0_120_col_4">
</table:table-column>
        <table:table-column table:style-name="TBL_0_120_col_5">
</table:table-column>
        <table:table-column table:style-name="TBL_0_120_col_6">
</table:table-column>
        <table:table-column table:style-name="TBL_0_120_col_7">
</table:table-column>
        <table:table-column table:style-name="TBL_0_120_col_8">
</table:table-column>
        <table:table-column table:style-name="TBL_0_120_col_9">
</table:table-column>
        <table:table-column table:style-name="TBL_0_120_col_10">
</table:table-column>
        <table:table-row table:style-name="TBL_0_120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20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20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254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20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20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MAGUIN</text:span></text:p>
          </table:table-cell>
          <table:covered-table-cell/>
          <table:table-cell table:style-name="C0"/>
          <table:table-cell table:style-name="C0"/>
        </table:table-row>
        <table:table-row table:style-name="TBL_0_120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20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51 rue du géneral Leclerc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20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20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20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85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MESSEIN</text:span></text:p>
          </table:table-cell>
          <table:covered-table-cell/>
          <table:table-cell table:style-name="C0"/>
        </table:table-row>
      </table:table>
      <table:table table:name="TBL_0_121" table:style-name="TBL_0_121">
        <table:table-column table:style-name="TBL_0_121_col_0">
</table:table-column>
        <table:table-column table:style-name="TBL_0_121_col_1">
</table:table-column>
        <table:table-column table:style-name="TBL_0_121_col_2">
</table:table-column>
        <table:table-column table:style-name="TBL_0_121_col_3">
</table:table-column>
        <table:table-column table:style-name="TBL_0_121_col_4">
</table:table-column>
        <table:table-column table:style-name="TBL_0_121_col_5">
</table:table-column>
        <table:table-column table:style-name="TBL_0_121_col_6">
</table:table-column>
        <table:table-column table:style-name="TBL_0_121_col_7">
</table:table-column>
        <table:table-column table:style-name="TBL_0_121_col_8">
</table:table-column>
        <table:table-column table:style-name="TBL_0_121_col_9">
</table:table-column>
        <table:table-column table:style-name="TBL_0_121_col_10">
</table:table-column>
        <table:table-row table:style-name="TBL_0_121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21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21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255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21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21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MAHMOUD</text:span></text:p>
          </table:table-cell>
          <table:covered-table-cell/>
          <table:table-cell table:style-name="C0"/>
          <table:table-cell table:style-name="C0"/>
        </table:table-row>
        <table:table-row table:style-name="TBL_0_121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21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4 rue Robert Schuman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21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21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21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50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VANDOEUVRE</text:span></text:p>
          </table:table-cell>
          <table:covered-table-cell/>
          <table:table-cell table:style-name="C0"/>
        </table:table-row>
      </table:table>
      <table:table table:name="TBL_0_122" table:style-name="TBL_0_122">
        <table:table-column table:style-name="TBL_0_122_col_0">
</table:table-column>
        <table:table-column table:style-name="TBL_0_122_col_1">
</table:table-column>
        <table:table-column table:style-name="TBL_0_122_col_2">
</table:table-column>
        <table:table-column table:style-name="TBL_0_122_col_3">
</table:table-column>
        <table:table-column table:style-name="TBL_0_122_col_4">
</table:table-column>
        <table:table-column table:style-name="TBL_0_122_col_5">
</table:table-column>
        <table:table-column table:style-name="TBL_0_122_col_6">
</table:table-column>
        <table:table-column table:style-name="TBL_0_122_col_7">
</table:table-column>
        <table:table-column table:style-name="TBL_0_122_col_8">
</table:table-column>
        <table:table-column table:style-name="TBL_0_122_col_9">
</table:table-column>
        <table:table-column table:style-name="TBL_0_122_col_10">
</table:table-column>
        <table:table-row table:style-name="TBL_0_122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22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22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259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22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22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MALECOT</text:span></text:p>
          </table:table-cell>
          <table:covered-table-cell/>
          <table:table-cell table:style-name="C0"/>
          <table:table-cell table:style-name="C0"/>
        </table:table-row>
        <table:table-row table:style-name="TBL_0_122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22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16 rue Jacques CALLOT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22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22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22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55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BAINVILLE</text:span></text:p>
          </table:table-cell>
          <table:covered-table-cell/>
          <table:table-cell table:style-name="C0"/>
        </table:table-row>
      </table:table>
      <table:table table:name="TBL_0_123" table:style-name="TBL_0_123">
        <table:table-column table:style-name="TBL_0_123_col_0">
</table:table-column>
        <table:table-column table:style-name="TBL_0_123_col_1">
</table:table-column>
        <table:table-column table:style-name="TBL_0_123_col_2">
</table:table-column>
        <table:table-column table:style-name="TBL_0_123_col_3">
</table:table-column>
        <table:table-column table:style-name="TBL_0_123_col_4">
</table:table-column>
        <table:table-column table:style-name="TBL_0_123_col_5">
</table:table-column>
        <table:table-column table:style-name="TBL_0_123_col_6">
</table:table-column>
        <table:table-column table:style-name="TBL_0_123_col_7">
</table:table-column>
        <table:table-column table:style-name="TBL_0_123_col_8">
</table:table-column>
        <table:table-column table:style-name="TBL_0_123_col_9">
</table:table-column>
        <table:table-column table:style-name="TBL_0_123_col_10">
</table:table-column>
        <table:table-row table:style-name="TBL_0_123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23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23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261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23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23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MANGIN</text:span></text:p>
          </table:table-cell>
          <table:covered-table-cell/>
          <table:table-cell table:style-name="C0"/>
          <table:table-cell table:style-name="C0"/>
        </table:table-row>
        <table:table-row table:style-name="TBL_0_123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23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74 rue Victor Hugo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23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23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23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23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Neuves Maisons</text:span></text:p>
          </table:table-cell>
          <table:covered-table-cell/>
          <table:table-cell table:style-name="C0"/>
        </table:table-row>
      </table:table>
      <table:table table:name="TBL_0_124" table:style-name="TBL_0_124">
        <table:table-column table:style-name="TBL_0_124_col_0">
</table:table-column>
        <table:table-column table:style-name="TBL_0_124_col_1">
</table:table-column>
        <table:table-column table:style-name="TBL_0_124_col_2">
</table:table-column>
        <table:table-column table:style-name="TBL_0_124_col_3">
</table:table-column>
        <table:table-column table:style-name="TBL_0_124_col_4">
</table:table-column>
        <table:table-column table:style-name="TBL_0_124_col_5">
</table:table-column>
        <table:table-column table:style-name="TBL_0_124_col_6">
</table:table-column>
        <table:table-column table:style-name="TBL_0_124_col_7">
</table:table-column>
        <table:table-column table:style-name="TBL_0_124_col_8">
</table:table-column>
        <table:table-column table:style-name="TBL_0_124_col_9">
</table:table-column>
        <table:table-column table:style-name="TBL_0_124_col_10">
</table:table-column>
        <table:table-row table:style-name="TBL_0_124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24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24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262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24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24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MARTIN</text:span></text:p>
          </table:table-cell>
          <table:covered-table-cell/>
          <table:table-cell table:style-name="C0"/>
          <table:table-cell table:style-name="C0"/>
        </table:table-row>
        <table:table-row table:style-name="TBL_0_124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24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107 rue jean godefroy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24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24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24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23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NEUVES-MAISONS</text:span></text:p>
          </table:table-cell>
          <table:covered-table-cell/>
          <table:table-cell table:style-name="C0"/>
        </table:table-row>
      </table:table>
      <table:table table:name="TBL_0_125" table:style-name="TBL_0_125">
        <table:table-column table:style-name="TBL_0_125_col_0">
</table:table-column>
        <table:table-column table:style-name="TBL_0_125_col_1">
</table:table-column>
        <table:table-column table:style-name="TBL_0_125_col_2">
</table:table-column>
        <table:table-column table:style-name="TBL_0_125_col_3">
</table:table-column>
        <table:table-column table:style-name="TBL_0_125_col_4">
</table:table-column>
        <table:table-column table:style-name="TBL_0_125_col_5">
</table:table-column>
        <table:table-column table:style-name="TBL_0_125_col_6">
</table:table-column>
        <table:table-column table:style-name="TBL_0_125_col_7">
</table:table-column>
        <table:table-column table:style-name="TBL_0_125_col_8">
</table:table-column>
        <table:table-column table:style-name="TBL_0_125_col_9">
</table:table-column>
        <table:table-column table:style-name="TBL_0_125_col_10">
</table:table-column>
        <table:table-row table:style-name="TBL_0_125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25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25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264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25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25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MASSON</text:span></text:p>
          </table:table-cell>
          <table:covered-table-cell/>
          <table:table-cell table:style-name="C0"/>
          <table:table-cell table:style-name="C0"/>
        </table:table-row>
        <table:table-row table:style-name="TBL_0_125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25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163 rue du maréchal Oudinot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25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25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25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00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NANCY</text:span></text:p>
          </table:table-cell>
          <table:covered-table-cell/>
          <table:table-cell table:style-name="C0"/>
        </table:table-row>
      </table:table>
      <table:table table:name="TBL_0_126" table:style-name="TBL_0_126">
        <table:table-column table:style-name="TBL_0_126_col_0">
</table:table-column>
        <table:table-column table:style-name="TBL_0_126_col_1">
</table:table-column>
        <table:table-column table:style-name="TBL_0_126_col_2">
</table:table-column>
        <table:table-column table:style-name="TBL_0_126_col_3">
</table:table-column>
        <table:table-column table:style-name="TBL_0_126_col_4">
</table:table-column>
        <table:table-column table:style-name="TBL_0_126_col_5">
</table:table-column>
        <table:table-column table:style-name="TBL_0_126_col_6">
</table:table-column>
        <table:table-column table:style-name="TBL_0_126_col_7">
</table:table-column>
        <table:table-column table:style-name="TBL_0_126_col_8">
</table:table-column>
        <table:table-column table:style-name="TBL_0_126_col_9">
</table:table-column>
        <table:table-column table:style-name="TBL_0_126_col_10">
</table:table-column>
        <table:table-row table:style-name="TBL_0_126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26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26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270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26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26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MAYEUR</text:span></text:p>
          </table:table-cell>
          <table:covered-table-cell/>
          <table:table-cell table:style-name="C0"/>
          <table:table-cell table:style-name="C0"/>
        </table:table-row>
        <table:table-row table:style-name="TBL_0_126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26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 148 rue G. Peri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26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26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26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50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VANDOEUVRE</text:span></text:p>
          </table:table-cell>
          <table:covered-table-cell/>
          <table:table-cell table:style-name="C0"/>
        </table:table-row>
      </table:table>
      <table:table table:name="TBL_0_127" table:style-name="TBL_0_127">
        <table:table-column table:style-name="TBL_0_127_col_0">
</table:table-column>
        <table:table-column table:style-name="TBL_0_127_col_1">
</table:table-column>
        <table:table-column table:style-name="TBL_0_127_col_2">
</table:table-column>
        <table:table-column table:style-name="TBL_0_127_col_3">
</table:table-column>
        <table:table-column table:style-name="TBL_0_127_col_4">
</table:table-column>
        <table:table-column table:style-name="TBL_0_127_col_5">
</table:table-column>
        <table:table-column table:style-name="TBL_0_127_col_6">
</table:table-column>
        <table:table-column table:style-name="TBL_0_127_col_7">
</table:table-column>
        <table:table-column table:style-name="TBL_0_127_col_8">
</table:table-column>
        <table:table-column table:style-name="TBL_0_127_col_9">
</table:table-column>
        <table:table-column table:style-name="TBL_0_127_col_10">
</table:table-column>
        <table:table-row table:style-name="TBL_0_127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27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27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273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27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27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MENOLFI</text:span></text:p>
          </table:table-cell>
          <table:covered-table-cell/>
          <table:table-cell table:style-name="C0"/>
          <table:table-cell table:style-name="C0"/>
        </table:table-row>
        <table:table-row table:style-name="TBL_0_127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27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2 rue des tulipes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27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27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27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23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CHALIGNY</text:span></text:p>
          </table:table-cell>
          <table:covered-table-cell/>
          <table:table-cell table:style-name="C0"/>
        </table:table-row>
      </table:table>
      <table:table table:name="TBL_0_128" table:style-name="TBL_0_128">
        <table:table-column table:style-name="TBL_0_128_col_0">
</table:table-column>
        <table:table-column table:style-name="TBL_0_128_col_1">
</table:table-column>
        <table:table-column table:style-name="TBL_0_128_col_2">
</table:table-column>
        <table:table-column table:style-name="TBL_0_128_col_3">
</table:table-column>
        <table:table-column table:style-name="TBL_0_128_col_4">
</table:table-column>
        <table:table-column table:style-name="TBL_0_128_col_5">
</table:table-column>
        <table:table-column table:style-name="TBL_0_128_col_6">
</table:table-column>
        <table:table-column table:style-name="TBL_0_128_col_7">
</table:table-column>
        <table:table-column table:style-name="TBL_0_128_col_8">
</table:table-column>
        <table:table-column table:style-name="TBL_0_128_col_9">
</table:table-column>
        <table:table-column table:style-name="TBL_0_128_col_10">
</table:table-column>
        <table:table-row table:style-name="TBL_0_128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28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28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275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28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28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MICHEL </text:span></text:p>
          </table:table-cell>
          <table:covered-table-cell/>
          <table:table-cell table:style-name="C0"/>
          <table:table-cell table:style-name="C0"/>
        </table:table-row>
        <table:table-row table:style-name="TBL_0_128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28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4 rue du Devoir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28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28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28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71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FLEVILLE</text:span></text:p>
          </table:table-cell>
          <table:covered-table-cell/>
          <table:table-cell table:style-name="C0"/>
        </table:table-row>
      </table:table>
      <table:table table:name="TBL_0_129" table:style-name="TBL_0_129">
        <table:table-column table:style-name="TBL_0_129_col_0">
</table:table-column>
        <table:table-column table:style-name="TBL_0_129_col_1">
</table:table-column>
        <table:table-column table:style-name="TBL_0_129_col_2">
</table:table-column>
        <table:table-column table:style-name="TBL_0_129_col_3">
</table:table-column>
        <table:table-column table:style-name="TBL_0_129_col_4">
</table:table-column>
        <table:table-column table:style-name="TBL_0_129_col_5">
</table:table-column>
        <table:table-column table:style-name="TBL_0_129_col_6">
</table:table-column>
        <table:table-column table:style-name="TBL_0_129_col_7">
</table:table-column>
        <table:table-column table:style-name="TBL_0_129_col_8">
</table:table-column>
        <table:table-column table:style-name="TBL_0_129_col_9">
</table:table-column>
        <table:table-column table:style-name="TBL_0_129_col_10">
</table:table-column>
        <table:table-row table:style-name="TBL_0_129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29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29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279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29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29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MITSLER</text:span></text:p>
          </table:table-cell>
          <table:covered-table-cell/>
          <table:table-cell table:style-name="C0"/>
          <table:table-cell table:style-name="C0"/>
        </table:table-row>
        <table:table-row table:style-name="TBL_0_129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29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86 allée du saussi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29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29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29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71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LUDRES</text:span></text:p>
          </table:table-cell>
          <table:covered-table-cell/>
          <table:table-cell table:style-name="C0"/>
        </table:table-row>
      </table:table>
      <table:table table:name="TBL_0_130" table:style-name="TBL_0_130">
        <table:table-column table:style-name="TBL_0_130_col_0">
</table:table-column>
        <table:table-column table:style-name="TBL_0_130_col_1">
</table:table-column>
        <table:table-column table:style-name="TBL_0_130_col_2">
</table:table-column>
        <table:table-column table:style-name="TBL_0_130_col_3">
</table:table-column>
        <table:table-column table:style-name="TBL_0_130_col_4">
</table:table-column>
        <table:table-column table:style-name="TBL_0_130_col_5">
</table:table-column>
        <table:table-column table:style-name="TBL_0_130_col_6">
</table:table-column>
        <table:table-column table:style-name="TBL_0_130_col_7">
</table:table-column>
        <table:table-column table:style-name="TBL_0_130_col_8">
</table:table-column>
        <table:table-column table:style-name="TBL_0_130_col_9">
</table:table-column>
        <table:table-column table:style-name="TBL_0_130_col_10">
</table:table-column>
        <table:table-row table:style-name="TBL_0_130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30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30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280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30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30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MOECKES</text:span></text:p>
          </table:table-cell>
          <table:covered-table-cell/>
          <table:table-cell table:style-name="C0"/>
          <table:table-cell table:style-name="C0"/>
        </table:table-row>
        <table:table-row table:style-name="TBL_0_130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30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447 Av. du Genobois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30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30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30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71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LUDRES</text:span></text:p>
          </table:table-cell>
          <table:covered-table-cell/>
          <table:table-cell table:style-name="C0"/>
        </table:table-row>
      </table:table>
      <table:table table:name="TBL_0_131" table:style-name="TBL_0_131">
        <table:table-column table:style-name="TBL_0_131_col_0">
</table:table-column>
        <table:table-column table:style-name="TBL_0_131_col_1">
</table:table-column>
        <table:table-column table:style-name="TBL_0_131_col_2">
</table:table-column>
        <table:table-column table:style-name="TBL_0_131_col_3">
</table:table-column>
        <table:table-column table:style-name="TBL_0_131_col_4">
</table:table-column>
        <table:table-column table:style-name="TBL_0_131_col_5">
</table:table-column>
        <table:table-column table:style-name="TBL_0_131_col_6">
</table:table-column>
        <table:table-column table:style-name="TBL_0_131_col_7">
</table:table-column>
        <table:table-column table:style-name="TBL_0_131_col_8">
</table:table-column>
        <table:table-column table:style-name="TBL_0_131_col_9">
</table:table-column>
        <table:table-column table:style-name="TBL_0_131_col_10">
</table:table-column>
        <table:table-row table:style-name="TBL_0_131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31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31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284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31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31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MOREL</text:span></text:p>
          </table:table-cell>
          <table:covered-table-cell/>
          <table:table-cell table:style-name="C0"/>
          <table:table-cell table:style-name="C0"/>
        </table:table-row>
        <table:table-row table:style-name="TBL_0_131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31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22 avenue du charmois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31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31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31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50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VANDOEUVRE</text:span></text:p>
          </table:table-cell>
          <table:covered-table-cell/>
          <table:table-cell table:style-name="C0"/>
        </table:table-row>
      </table:table>
      <table:table table:name="TBL_0_132" table:style-name="TBL_0_132">
        <table:table-column table:style-name="TBL_0_132_col_0">
</table:table-column>
        <table:table-column table:style-name="TBL_0_132_col_1">
</table:table-column>
        <table:table-column table:style-name="TBL_0_132_col_2">
</table:table-column>
        <table:table-column table:style-name="TBL_0_132_col_3">
</table:table-column>
        <table:table-column table:style-name="TBL_0_132_col_4">
</table:table-column>
        <table:table-column table:style-name="TBL_0_132_col_5">
</table:table-column>
        <table:table-column table:style-name="TBL_0_132_col_6">
</table:table-column>
        <table:table-column table:style-name="TBL_0_132_col_7">
</table:table-column>
        <table:table-column table:style-name="TBL_0_132_col_8">
</table:table-column>
        <table:table-column table:style-name="TBL_0_132_col_9">
</table:table-column>
        <table:table-column table:style-name="TBL_0_132_col_10">
</table:table-column>
        <table:table-row table:style-name="TBL_0_132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32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32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285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32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32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MORILHAT</text:span></text:p>
          </table:table-cell>
          <table:covered-table-cell/>
          <table:table-cell table:style-name="C0"/>
          <table:table-cell table:style-name="C0"/>
        </table:table-row>
        <table:table-row table:style-name="TBL_0_132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32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246 rue Maurepré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32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32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32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71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Ludres</text:span></text:p>
          </table:table-cell>
          <table:covered-table-cell/>
          <table:table-cell table:style-name="C0"/>
        </table:table-row>
      </table:table>
      <table:table table:name="TBL_0_133" table:style-name="TBL_0_133">
        <table:table-column table:style-name="TBL_0_133_col_0">
</table:table-column>
        <table:table-column table:style-name="TBL_0_133_col_1">
</table:table-column>
        <table:table-column table:style-name="TBL_0_133_col_2">
</table:table-column>
        <table:table-column table:style-name="TBL_0_133_col_3">
</table:table-column>
        <table:table-column table:style-name="TBL_0_133_col_4">
</table:table-column>
        <table:table-column table:style-name="TBL_0_133_col_5">
</table:table-column>
        <table:table-column table:style-name="TBL_0_133_col_6">
</table:table-column>
        <table:table-column table:style-name="TBL_0_133_col_7">
</table:table-column>
        <table:table-column table:style-name="TBL_0_133_col_8">
</table:table-column>
        <table:table-column table:style-name="TBL_0_133_col_9">
</table:table-column>
        <table:table-column table:style-name="TBL_0_133_col_10">
</table:table-column>
        <table:table-row table:style-name="TBL_0_133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33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33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286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33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33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MOROT</text:span></text:p>
          </table:table-cell>
          <table:covered-table-cell/>
          <table:table-cell table:style-name="C0"/>
          <table:table-cell table:style-name="C0"/>
        </table:table-row>
        <table:table-row table:style-name="TBL_0_133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33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216 rue Marquette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33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33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33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71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LUDRES</text:span></text:p>
          </table:table-cell>
          <table:covered-table-cell/>
          <table:table-cell table:style-name="C0"/>
        </table:table-row>
      </table:table>
      <table:table table:name="TBL_0_134" table:style-name="TBL_0_134">
        <table:table-column table:style-name="TBL_0_134_col_0">
</table:table-column>
        <table:table-column table:style-name="TBL_0_134_col_1">
</table:table-column>
        <table:table-column table:style-name="TBL_0_134_col_2">
</table:table-column>
        <table:table-column table:style-name="TBL_0_134_col_3">
</table:table-column>
        <table:table-column table:style-name="TBL_0_134_col_4">
</table:table-column>
        <table:table-column table:style-name="TBL_0_134_col_5">
</table:table-column>
        <table:table-column table:style-name="TBL_0_134_col_6">
</table:table-column>
        <table:table-column table:style-name="TBL_0_134_col_7">
</table:table-column>
        <table:table-column table:style-name="TBL_0_134_col_8">
</table:table-column>
        <table:table-column table:style-name="TBL_0_134_col_9">
</table:table-column>
        <table:table-column table:style-name="TBL_0_134_col_10">
</table:table-column>
        <table:table-row table:style-name="TBL_0_134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34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34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288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34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34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MOUTON</text:span></text:p>
          </table:table-cell>
          <table:covered-table-cell/>
          <table:table-cell table:style-name="C0"/>
          <table:table-cell table:style-name="C0"/>
        </table:table-row>
        <table:table-row table:style-name="TBL_0_134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34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11 rue des perdrix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34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34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34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27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ESSEY LES NANCY</text:span></text:p>
          </table:table-cell>
          <table:covered-table-cell/>
          <table:table-cell table:style-name="C0"/>
        </table:table-row>
      </table:table>
      <table:table table:name="TBL_0_135" table:style-name="TBL_0_135">
        <table:table-column table:style-name="TBL_0_135_col_0">
</table:table-column>
        <table:table-column table:style-name="TBL_0_135_col_1">
</table:table-column>
        <table:table-column table:style-name="TBL_0_135_col_2">
</table:table-column>
        <table:table-column table:style-name="TBL_0_135_col_3">
</table:table-column>
        <table:table-column table:style-name="TBL_0_135_col_4">
</table:table-column>
        <table:table-column table:style-name="TBL_0_135_col_5">
</table:table-column>
        <table:table-column table:style-name="TBL_0_135_col_6">
</table:table-column>
        <table:table-column table:style-name="TBL_0_135_col_7">
</table:table-column>
        <table:table-column table:style-name="TBL_0_135_col_8">
</table:table-column>
        <table:table-column table:style-name="TBL_0_135_col_9">
</table:table-column>
        <table:table-column table:style-name="TBL_0_135_col_10">
</table:table-column>
        <table:table-row table:style-name="TBL_0_135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35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35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291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35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35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MUNIER</text:span></text:p>
          </table:table-cell>
          <table:covered-table-cell/>
          <table:table-cell table:style-name="C0"/>
          <table:table-cell table:style-name="C0"/>
        </table:table-row>
        <table:table-row table:style-name="TBL_0_135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35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1 rue des Bleuets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35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35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35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71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FLEVILLE</text:span></text:p>
          </table:table-cell>
          <table:covered-table-cell/>
          <table:table-cell table:style-name="C0"/>
        </table:table-row>
      </table:table>
      <table:table table:name="TBL_0_136" table:style-name="TBL_0_136">
        <table:table-column table:style-name="TBL_0_136_col_0">
</table:table-column>
        <table:table-column table:style-name="TBL_0_136_col_1">
</table:table-column>
        <table:table-column table:style-name="TBL_0_136_col_2">
</table:table-column>
        <table:table-column table:style-name="TBL_0_136_col_3">
</table:table-column>
        <table:table-column table:style-name="TBL_0_136_col_4">
</table:table-column>
        <table:table-column table:style-name="TBL_0_136_col_5">
</table:table-column>
        <table:table-column table:style-name="TBL_0_136_col_6">
</table:table-column>
        <table:table-column table:style-name="TBL_0_136_col_7">
</table:table-column>
        <table:table-column table:style-name="TBL_0_136_col_8">
</table:table-column>
        <table:table-column table:style-name="TBL_0_136_col_9">
</table:table-column>
        <table:table-column table:style-name="TBL_0_136_col_10">
</table:table-column>
        <table:table-row table:style-name="TBL_0_136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36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36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293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36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36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MURINGER</text:span></text:p>
          </table:table-cell>
          <table:covered-table-cell/>
          <table:table-cell table:style-name="C0"/>
          <table:table-cell table:style-name="C0"/>
        </table:table-row>
        <table:table-row table:style-name="TBL_0_136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36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59 Impasse R. Martin du Gard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36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36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36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71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LUDRES</text:span></text:p>
          </table:table-cell>
          <table:covered-table-cell/>
          <table:table-cell table:style-name="C0"/>
        </table:table-row>
      </table:table>
      <table:table table:name="TBL_0_137" table:style-name="TBL_0_137">
        <table:table-column table:style-name="TBL_0_137_col_0">
</table:table-column>
        <table:table-column table:style-name="TBL_0_137_col_1">
</table:table-column>
        <table:table-column table:style-name="TBL_0_137_col_2">
</table:table-column>
        <table:table-column table:style-name="TBL_0_137_col_3">
</table:table-column>
        <table:table-column table:style-name="TBL_0_137_col_4">
</table:table-column>
        <table:table-column table:style-name="TBL_0_137_col_5">
</table:table-column>
        <table:table-column table:style-name="TBL_0_137_col_6">
</table:table-column>
        <table:table-column table:style-name="TBL_0_137_col_7">
</table:table-column>
        <table:table-column table:style-name="TBL_0_137_col_8">
</table:table-column>
        <table:table-column table:style-name="TBL_0_137_col_9">
</table:table-column>
        <table:table-column table:style-name="TBL_0_137_col_10">
</table:table-column>
        <table:table-row table:style-name="TBL_0_137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37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37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295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37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37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NASRI</text:span></text:p>
          </table:table-cell>
          <table:covered-table-cell/>
          <table:table-cell table:style-name="C0"/>
          <table:table-cell table:style-name="C0"/>
        </table:table-row>
        <table:table-row table:style-name="TBL_0_137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37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5 allée du Vercors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37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37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37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50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Vandoeuvre</text:span></text:p>
          </table:table-cell>
          <table:covered-table-cell/>
          <table:table-cell table:style-name="C0"/>
        </table:table-row>
      </table:table>
      <table:table table:name="TBL_0_138" table:style-name="TBL_0_138">
        <table:table-column table:style-name="TBL_0_138_col_0">
</table:table-column>
        <table:table-column table:style-name="TBL_0_138_col_1">
</table:table-column>
        <table:table-column table:style-name="TBL_0_138_col_2">
</table:table-column>
        <table:table-column table:style-name="TBL_0_138_col_3">
</table:table-column>
        <table:table-column table:style-name="TBL_0_138_col_4">
</table:table-column>
        <table:table-column table:style-name="TBL_0_138_col_5">
</table:table-column>
        <table:table-column table:style-name="TBL_0_138_col_6">
</table:table-column>
        <table:table-column table:style-name="TBL_0_138_col_7">
</table:table-column>
        <table:table-column table:style-name="TBL_0_138_col_8">
</table:table-column>
        <table:table-column table:style-name="TBL_0_138_col_9">
</table:table-column>
        <table:table-column table:style-name="TBL_0_138_col_10">
</table:table-column>
        <table:table-row table:style-name="TBL_0_138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38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38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296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38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38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NOEL</text:span></text:p>
          </table:table-cell>
          <table:covered-table-cell/>
          <table:table-cell table:style-name="C0"/>
          <table:table-cell table:style-name="C0"/>
        </table:table-row>
        <table:table-row table:style-name="TBL_0_138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38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2 allée des troenes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38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38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38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18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HOUDEMONT</text:span></text:p>
          </table:table-cell>
          <table:covered-table-cell/>
          <table:table-cell table:style-name="C0"/>
        </table:table-row>
      </table:table>
      <table:table table:name="TBL_0_139" table:style-name="TBL_0_139">
        <table:table-column table:style-name="TBL_0_139_col_0">
</table:table-column>
        <table:table-column table:style-name="TBL_0_139_col_1">
</table:table-column>
        <table:table-column table:style-name="TBL_0_139_col_2">
</table:table-column>
        <table:table-column table:style-name="TBL_0_139_col_3">
</table:table-column>
        <table:table-column table:style-name="TBL_0_139_col_4">
</table:table-column>
        <table:table-column table:style-name="TBL_0_139_col_5">
</table:table-column>
        <table:table-column table:style-name="TBL_0_139_col_6">
</table:table-column>
        <table:table-column table:style-name="TBL_0_139_col_7">
</table:table-column>
        <table:table-column table:style-name="TBL_0_139_col_8">
</table:table-column>
        <table:table-column table:style-name="TBL_0_139_col_9">
</table:table-column>
        <table:table-column table:style-name="TBL_0_139_col_10">
</table:table-column>
        <table:table-row table:style-name="TBL_0_139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39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39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305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39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39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OUJIBOU</text:span></text:p>
          </table:table-cell>
          <table:covered-table-cell/>
          <table:table-cell table:style-name="C0"/>
          <table:table-cell table:style-name="C0"/>
        </table:table-row>
        <table:table-row table:style-name="TBL_0_139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39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3 rue de hollande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39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39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39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50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vandoeuvre</text:span></text:p>
          </table:table-cell>
          <table:covered-table-cell/>
          <table:table-cell table:style-name="C0"/>
        </table:table-row>
      </table:table>
      <table:table table:name="TBL_0_140" table:style-name="TBL_0_140">
        <table:table-column table:style-name="TBL_0_140_col_0">
</table:table-column>
        <table:table-column table:style-name="TBL_0_140_col_1">
</table:table-column>
        <table:table-column table:style-name="TBL_0_140_col_2">
</table:table-column>
        <table:table-column table:style-name="TBL_0_140_col_3">
</table:table-column>
        <table:table-column table:style-name="TBL_0_140_col_4">
</table:table-column>
        <table:table-column table:style-name="TBL_0_140_col_5">
</table:table-column>
        <table:table-column table:style-name="TBL_0_140_col_6">
</table:table-column>
        <table:table-column table:style-name="TBL_0_140_col_7">
</table:table-column>
        <table:table-column table:style-name="TBL_0_140_col_8">
</table:table-column>
        <table:table-column table:style-name="TBL_0_140_col_9">
</table:table-column>
        <table:table-column table:style-name="TBL_0_140_col_10">
</table:table-column>
        <table:table-row table:style-name="TBL_0_140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40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40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307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40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40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PARRA</text:span></text:p>
          </table:table-cell>
          <table:covered-table-cell/>
          <table:table-cell table:style-name="C0"/>
          <table:table-cell table:style-name="C0"/>
        </table:table-row>
        <table:table-row table:style-name="TBL_0_140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40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42 rue des Forts Champs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40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40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40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85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MEREVILLE</text:span></text:p>
          </table:table-cell>
          <table:covered-table-cell/>
          <table:table-cell table:style-name="C0"/>
        </table:table-row>
      </table:table>
      <table:table table:name="TBL_0_141" table:style-name="TBL_0_141">
        <table:table-column table:style-name="TBL_0_141_col_0">
</table:table-column>
        <table:table-column table:style-name="TBL_0_141_col_1">
</table:table-column>
        <table:table-column table:style-name="TBL_0_141_col_2">
</table:table-column>
        <table:table-column table:style-name="TBL_0_141_col_3">
</table:table-column>
        <table:table-column table:style-name="TBL_0_141_col_4">
</table:table-column>
        <table:table-column table:style-name="TBL_0_141_col_5">
</table:table-column>
        <table:table-column table:style-name="TBL_0_141_col_6">
</table:table-column>
        <table:table-column table:style-name="TBL_0_141_col_7">
</table:table-column>
        <table:table-column table:style-name="TBL_0_141_col_8">
</table:table-column>
        <table:table-column table:style-name="TBL_0_141_col_9">
</table:table-column>
        <table:table-column table:style-name="TBL_0_141_col_10">
</table:table-column>
        <table:table-row table:style-name="TBL_0_141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41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41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308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41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41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PASQUET</text:span></text:p>
          </table:table-cell>
          <table:covered-table-cell/>
          <table:table-cell table:style-name="C0"/>
          <table:table-cell table:style-name="C0"/>
        </table:table-row>
        <table:table-row table:style-name="TBL_0_141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41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233 RUE JACQUES ANQUETIL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41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41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41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71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LUDRES</text:span></text:p>
          </table:table-cell>
          <table:covered-table-cell/>
          <table:table-cell table:style-name="C0"/>
        </table:table-row>
      </table:table>
      <table:table table:name="TBL_0_142" table:style-name="TBL_0_142">
        <table:table-column table:style-name="TBL_0_142_col_0">
</table:table-column>
        <table:table-column table:style-name="TBL_0_142_col_1">
</table:table-column>
        <table:table-column table:style-name="TBL_0_142_col_2">
</table:table-column>
        <table:table-column table:style-name="TBL_0_142_col_3">
</table:table-column>
        <table:table-column table:style-name="TBL_0_142_col_4">
</table:table-column>
        <table:table-column table:style-name="TBL_0_142_col_5">
</table:table-column>
        <table:table-column table:style-name="TBL_0_142_col_6">
</table:table-column>
        <table:table-column table:style-name="TBL_0_142_col_7">
</table:table-column>
        <table:table-column table:style-name="TBL_0_142_col_8">
</table:table-column>
        <table:table-column table:style-name="TBL_0_142_col_9">
</table:table-column>
        <table:table-column table:style-name="TBL_0_142_col_10">
</table:table-column>
        <table:table-row table:style-name="TBL_0_142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42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42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314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42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42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PAVOT</text:span></text:p>
          </table:table-cell>
          <table:covered-table-cell/>
          <table:table-cell table:style-name="C0"/>
          <table:table-cell table:style-name="C0"/>
        </table:table-row>
        <table:table-row table:style-name="TBL_0_142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42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16 rue rené schwartz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42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42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42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13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malzéville</text:span></text:p>
          </table:table-cell>
          <table:covered-table-cell/>
          <table:table-cell table:style-name="C0"/>
        </table:table-row>
      </table:table>
      <table:table table:name="TBL_0_143" table:style-name="TBL_0_143">
        <table:table-column table:style-name="TBL_0_143_col_0">
</table:table-column>
        <table:table-column table:style-name="TBL_0_143_col_1">
</table:table-column>
        <table:table-column table:style-name="TBL_0_143_col_2">
</table:table-column>
        <table:table-column table:style-name="TBL_0_143_col_3">
</table:table-column>
        <table:table-column table:style-name="TBL_0_143_col_4">
</table:table-column>
        <table:table-column table:style-name="TBL_0_143_col_5">
</table:table-column>
        <table:table-column table:style-name="TBL_0_143_col_6">
</table:table-column>
        <table:table-column table:style-name="TBL_0_143_col_7">
</table:table-column>
        <table:table-column table:style-name="TBL_0_143_col_8">
</table:table-column>
        <table:table-column table:style-name="TBL_0_143_col_9">
</table:table-column>
        <table:table-column table:style-name="TBL_0_143_col_10">
</table:table-column>
        <table:table-row table:style-name="TBL_0_143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43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43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320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43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43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PERNOT</text:span></text:p>
          </table:table-cell>
          <table:covered-table-cell/>
          <table:table-cell table:style-name="C0"/>
          <table:table-cell table:style-name="C0"/>
        </table:table-row>
        <table:table-row table:style-name="TBL_0_143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43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100 IMPASSE E.BRANLY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43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43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43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71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LUDRES</text:span></text:p>
          </table:table-cell>
          <table:covered-table-cell/>
          <table:table-cell table:style-name="C0"/>
        </table:table-row>
      </table:table>
      <table:table table:name="TBL_0_144" table:style-name="TBL_0_144">
        <table:table-column table:style-name="TBL_0_144_col_0">
</table:table-column>
        <table:table-column table:style-name="TBL_0_144_col_1">
</table:table-column>
        <table:table-column table:style-name="TBL_0_144_col_2">
</table:table-column>
        <table:table-column table:style-name="TBL_0_144_col_3">
</table:table-column>
        <table:table-column table:style-name="TBL_0_144_col_4">
</table:table-column>
        <table:table-column table:style-name="TBL_0_144_col_5">
</table:table-column>
        <table:table-column table:style-name="TBL_0_144_col_6">
</table:table-column>
        <table:table-column table:style-name="TBL_0_144_col_7">
</table:table-column>
        <table:table-column table:style-name="TBL_0_144_col_8">
</table:table-column>
        <table:table-column table:style-name="TBL_0_144_col_9">
</table:table-column>
        <table:table-column table:style-name="TBL_0_144_col_10">
</table:table-column>
        <table:table-row table:style-name="TBL_0_144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44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44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327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44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44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PETIT</text:span></text:p>
          </table:table-cell>
          <table:covered-table-cell/>
          <table:table-cell table:style-name="C0"/>
          <table:table-cell table:style-name="C0"/>
        </table:table-row>
        <table:table-row table:style-name="TBL_0_144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44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14 rue de Franche Comté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44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44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44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50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VANDOEUVRE</text:span></text:p>
          </table:table-cell>
          <table:covered-table-cell/>
          <table:table-cell table:style-name="C0"/>
        </table:table-row>
      </table:table>
      <table:table table:name="TBL_0_145" table:style-name="TBL_0_145">
        <table:table-column table:style-name="TBL_0_145_col_0">
</table:table-column>
        <table:table-column table:style-name="TBL_0_145_col_1">
</table:table-column>
        <table:table-column table:style-name="TBL_0_145_col_2">
</table:table-column>
        <table:table-column table:style-name="TBL_0_145_col_3">
</table:table-column>
        <table:table-column table:style-name="TBL_0_145_col_4">
</table:table-column>
        <table:table-column table:style-name="TBL_0_145_col_5">
</table:table-column>
        <table:table-column table:style-name="TBL_0_145_col_6">
</table:table-column>
        <table:table-column table:style-name="TBL_0_145_col_7">
</table:table-column>
        <table:table-column table:style-name="TBL_0_145_col_8">
</table:table-column>
        <table:table-column table:style-name="TBL_0_145_col_9">
</table:table-column>
        <table:table-column table:style-name="TBL_0_145_col_10">
</table:table-column>
        <table:table-row table:style-name="TBL_0_145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45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45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330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45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45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PIERRAT</text:span></text:p>
          </table:table-cell>
          <table:covered-table-cell/>
          <table:table-cell table:style-name="C0"/>
          <table:table-cell table:style-name="C0"/>
        </table:table-row>
        <table:table-row table:style-name="TBL_0_145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45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1 chemin de Ludres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45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45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45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18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HOUDEMONT</text:span></text:p>
          </table:table-cell>
          <table:covered-table-cell/>
          <table:table-cell table:style-name="C0"/>
        </table:table-row>
      </table:table>
      <table:table table:name="TBL_0_146" table:style-name="TBL_0_146">
        <table:table-column table:style-name="TBL_0_146_col_0">
</table:table-column>
        <table:table-column table:style-name="TBL_0_146_col_1">
</table:table-column>
        <table:table-column table:style-name="TBL_0_146_col_2">
</table:table-column>
        <table:table-column table:style-name="TBL_0_146_col_3">
</table:table-column>
        <table:table-column table:style-name="TBL_0_146_col_4">
</table:table-column>
        <table:table-column table:style-name="TBL_0_146_col_5">
</table:table-column>
        <table:table-column table:style-name="TBL_0_146_col_6">
</table:table-column>
        <table:table-column table:style-name="TBL_0_146_col_7">
</table:table-column>
        <table:table-column table:style-name="TBL_0_146_col_8">
</table:table-column>
        <table:table-column table:style-name="TBL_0_146_col_9">
</table:table-column>
        <table:table-column table:style-name="TBL_0_146_col_10">
</table:table-column>
        <table:table-row table:style-name="TBL_0_146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46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46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332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46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46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PIERRE</text:span></text:p>
          </table:table-cell>
          <table:covered-table-cell/>
          <table:table-cell table:style-name="C0"/>
          <table:table-cell table:style-name="C0"/>
        </table:table-row>
        <table:table-row table:style-name="TBL_0_146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46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10, Allée des Bouleaux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46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46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46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50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VANDOEUVRE</text:span></text:p>
          </table:table-cell>
          <table:covered-table-cell/>
          <table:table-cell table:style-name="C0"/>
        </table:table-row>
      </table:table>
      <table:table table:name="TBL_0_147" table:style-name="TBL_0_147">
        <table:table-column table:style-name="TBL_0_147_col_0">
</table:table-column>
        <table:table-column table:style-name="TBL_0_147_col_1">
</table:table-column>
        <table:table-column table:style-name="TBL_0_147_col_2">
</table:table-column>
        <table:table-column table:style-name="TBL_0_147_col_3">
</table:table-column>
        <table:table-column table:style-name="TBL_0_147_col_4">
</table:table-column>
        <table:table-column table:style-name="TBL_0_147_col_5">
</table:table-column>
        <table:table-column table:style-name="TBL_0_147_col_6">
</table:table-column>
        <table:table-column table:style-name="TBL_0_147_col_7">
</table:table-column>
        <table:table-column table:style-name="TBL_0_147_col_8">
</table:table-column>
        <table:table-column table:style-name="TBL_0_147_col_9">
</table:table-column>
        <table:table-column table:style-name="TBL_0_147_col_10">
</table:table-column>
        <table:table-row table:style-name="TBL_0_147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47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47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335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47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47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PIQUEE</text:span></text:p>
          </table:table-cell>
          <table:covered-table-cell/>
          <table:table-cell table:style-name="C0"/>
          <table:table-cell table:style-name="C0"/>
        </table:table-row>
        <table:table-row table:style-name="TBL_0_147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47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5 RUE DU GENERAL LECLERC 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47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47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47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23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NEUVES-MAISONS</text:span></text:p>
          </table:table-cell>
          <table:covered-table-cell/>
          <table:table-cell table:style-name="C0"/>
        </table:table-row>
      </table:table>
      <table:table table:name="TBL_0_148" table:style-name="TBL_0_148">
        <table:table-column table:style-name="TBL_0_148_col_0">
</table:table-column>
        <table:table-column table:style-name="TBL_0_148_col_1">
</table:table-column>
        <table:table-column table:style-name="TBL_0_148_col_2">
</table:table-column>
        <table:table-column table:style-name="TBL_0_148_col_3">
</table:table-column>
        <table:table-column table:style-name="TBL_0_148_col_4">
</table:table-column>
        <table:table-column table:style-name="TBL_0_148_col_5">
</table:table-column>
        <table:table-column table:style-name="TBL_0_148_col_6">
</table:table-column>
        <table:table-column table:style-name="TBL_0_148_col_7">
</table:table-column>
        <table:table-column table:style-name="TBL_0_148_col_8">
</table:table-column>
        <table:table-column table:style-name="TBL_0_148_col_9">
</table:table-column>
        <table:table-column table:style-name="TBL_0_148_col_10">
</table:table-column>
        <table:table-row table:style-name="TBL_0_148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48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48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336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48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48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PIRUS</text:span></text:p>
          </table:table-cell>
          <table:covered-table-cell/>
          <table:table-cell table:style-name="C0"/>
          <table:table-cell table:style-name="C0"/>
        </table:table-row>
        <table:table-row table:style-name="TBL_0_148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48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60 Impasse Supault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48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48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48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71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LUDRES</text:span></text:p>
          </table:table-cell>
          <table:covered-table-cell/>
          <table:table-cell table:style-name="C0"/>
        </table:table-row>
      </table:table>
      <table:table table:name="TBL_0_149" table:style-name="TBL_0_149">
        <table:table-column table:style-name="TBL_0_149_col_0">
</table:table-column>
        <table:table-column table:style-name="TBL_0_149_col_1">
</table:table-column>
        <table:table-column table:style-name="TBL_0_149_col_2">
</table:table-column>
        <table:table-column table:style-name="TBL_0_149_col_3">
</table:table-column>
        <table:table-column table:style-name="TBL_0_149_col_4">
</table:table-column>
        <table:table-column table:style-name="TBL_0_149_col_5">
</table:table-column>
        <table:table-column table:style-name="TBL_0_149_col_6">
</table:table-column>
        <table:table-column table:style-name="TBL_0_149_col_7">
</table:table-column>
        <table:table-column table:style-name="TBL_0_149_col_8">
</table:table-column>
        <table:table-column table:style-name="TBL_0_149_col_9">
</table:table-column>
        <table:table-column table:style-name="TBL_0_149_col_10">
</table:table-column>
        <table:table-row table:style-name="TBL_0_149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49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49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337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49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49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PITTAU</text:span></text:p>
          </table:table-cell>
          <table:covered-table-cell/>
          <table:table-cell table:style-name="C0"/>
          <table:table-cell table:style-name="C0"/>
        </table:table-row>
        <table:table-row table:style-name="TBL_0_149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49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6 chemin des beuhaies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49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49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49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50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VANDOEUVRE</text:span></text:p>
          </table:table-cell>
          <table:covered-table-cell/>
          <table:table-cell table:style-name="C0"/>
        </table:table-row>
      </table:table>
      <table:table table:name="TBL_0_150" table:style-name="TBL_0_150">
        <table:table-column table:style-name="TBL_0_150_col_0">
</table:table-column>
        <table:table-column table:style-name="TBL_0_150_col_1">
</table:table-column>
        <table:table-column table:style-name="TBL_0_150_col_2">
</table:table-column>
        <table:table-column table:style-name="TBL_0_150_col_3">
</table:table-column>
        <table:table-column table:style-name="TBL_0_150_col_4">
</table:table-column>
        <table:table-column table:style-name="TBL_0_150_col_5">
</table:table-column>
        <table:table-column table:style-name="TBL_0_150_col_6">
</table:table-column>
        <table:table-column table:style-name="TBL_0_150_col_7">
</table:table-column>
        <table:table-column table:style-name="TBL_0_150_col_8">
</table:table-column>
        <table:table-column table:style-name="TBL_0_150_col_9">
</table:table-column>
        <table:table-column table:style-name="TBL_0_150_col_10">
</table:table-column>
        <table:table-row table:style-name="TBL_0_150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50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50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338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50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50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POIROT</text:span></text:p>
          </table:table-cell>
          <table:covered-table-cell/>
          <table:table-cell table:style-name="C0"/>
          <table:table-cell table:style-name="C0"/>
        </table:table-row>
        <table:table-row table:style-name="TBL_0_150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50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111 rue antonin  DAUM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50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50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50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71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LUDRES</text:span></text:p>
          </table:table-cell>
          <table:covered-table-cell/>
          <table:table-cell table:style-name="C0"/>
        </table:table-row>
      </table:table>
      <table:table table:name="TBL_0_151" table:style-name="TBL_0_151">
        <table:table-column table:style-name="TBL_0_151_col_0">
</table:table-column>
        <table:table-column table:style-name="TBL_0_151_col_1">
</table:table-column>
        <table:table-column table:style-name="TBL_0_151_col_2">
</table:table-column>
        <table:table-column table:style-name="TBL_0_151_col_3">
</table:table-column>
        <table:table-column table:style-name="TBL_0_151_col_4">
</table:table-column>
        <table:table-column table:style-name="TBL_0_151_col_5">
</table:table-column>
        <table:table-column table:style-name="TBL_0_151_col_6">
</table:table-column>
        <table:table-column table:style-name="TBL_0_151_col_7">
</table:table-column>
        <table:table-column table:style-name="TBL_0_151_col_8">
</table:table-column>
        <table:table-column table:style-name="TBL_0_151_col_9">
</table:table-column>
        <table:table-column table:style-name="TBL_0_151_col_10">
</table:table-column>
        <table:table-row table:style-name="TBL_0_151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51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51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339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51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51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POISSONNIER</text:span></text:p>
          </table:table-cell>
          <table:covered-table-cell/>
          <table:table-cell table:style-name="C0"/>
          <table:table-cell table:style-name="C0"/>
        </table:table-row>
        <table:table-row table:style-name="TBL_0_151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51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133 rue des vallieux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51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51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51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23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NEUVES-MAISONS</text:span></text:p>
          </table:table-cell>
          <table:covered-table-cell/>
          <table:table-cell table:style-name="C0"/>
        </table:table-row>
      </table:table>
      <table:table table:name="TBL_0_152" table:style-name="TBL_0_152">
        <table:table-column table:style-name="TBL_0_152_col_0">
</table:table-column>
        <table:table-column table:style-name="TBL_0_152_col_1">
</table:table-column>
        <table:table-column table:style-name="TBL_0_152_col_2">
</table:table-column>
        <table:table-column table:style-name="TBL_0_152_col_3">
</table:table-column>
        <table:table-column table:style-name="TBL_0_152_col_4">
</table:table-column>
        <table:table-column table:style-name="TBL_0_152_col_5">
</table:table-column>
        <table:table-column table:style-name="TBL_0_152_col_6">
</table:table-column>
        <table:table-column table:style-name="TBL_0_152_col_7">
</table:table-column>
        <table:table-column table:style-name="TBL_0_152_col_8">
</table:table-column>
        <table:table-column table:style-name="TBL_0_152_col_9">
</table:table-column>
        <table:table-column table:style-name="TBL_0_152_col_10">
</table:table-column>
        <table:table-row table:style-name="TBL_0_152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52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52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343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52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52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RABEHASAINA</text:span></text:p>
          </table:table-cell>
          <table:covered-table-cell/>
          <table:table-cell table:style-name="C0"/>
          <table:table-cell table:style-name="C0"/>
        </table:table-row>
        <table:table-row table:style-name="TBL_0_152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52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4 rue d'Arlon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52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52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52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50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VANDOEUVRE</text:span></text:p>
          </table:table-cell>
          <table:covered-table-cell/>
          <table:table-cell table:style-name="C0"/>
        </table:table-row>
      </table:table>
      <table:table table:name="TBL_0_153" table:style-name="TBL_0_153">
        <table:table-column table:style-name="TBL_0_153_col_0">
</table:table-column>
        <table:table-column table:style-name="TBL_0_153_col_1">
</table:table-column>
        <table:table-column table:style-name="TBL_0_153_col_2">
</table:table-column>
        <table:table-column table:style-name="TBL_0_153_col_3">
</table:table-column>
        <table:table-column table:style-name="TBL_0_153_col_4">
</table:table-column>
        <table:table-column table:style-name="TBL_0_153_col_5">
</table:table-column>
        <table:table-column table:style-name="TBL_0_153_col_6">
</table:table-column>
        <table:table-column table:style-name="TBL_0_153_col_7">
</table:table-column>
        <table:table-column table:style-name="TBL_0_153_col_8">
</table:table-column>
        <table:table-column table:style-name="TBL_0_153_col_9">
</table:table-column>
        <table:table-column table:style-name="TBL_0_153_col_10">
</table:table-column>
        <table:table-row table:style-name="TBL_0_153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53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53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345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53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53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RANTE</text:span></text:p>
          </table:table-cell>
          <table:covered-table-cell/>
          <table:table-cell table:style-name="C0"/>
          <table:table-cell table:style-name="C0"/>
        </table:table-row>
        <table:table-row table:style-name="TBL_0_153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53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6 rue François Toussaint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53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53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53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18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HOUDEMONT</text:span></text:p>
          </table:table-cell>
          <table:covered-table-cell/>
          <table:table-cell table:style-name="C0"/>
        </table:table-row>
      </table:table>
      <table:table table:name="TBL_0_154" table:style-name="TBL_0_154">
        <table:table-column table:style-name="TBL_0_154_col_0">
</table:table-column>
        <table:table-column table:style-name="TBL_0_154_col_1">
</table:table-column>
        <table:table-column table:style-name="TBL_0_154_col_2">
</table:table-column>
        <table:table-column table:style-name="TBL_0_154_col_3">
</table:table-column>
        <table:table-column table:style-name="TBL_0_154_col_4">
</table:table-column>
        <table:table-column table:style-name="TBL_0_154_col_5">
</table:table-column>
        <table:table-column table:style-name="TBL_0_154_col_6">
</table:table-column>
        <table:table-column table:style-name="TBL_0_154_col_7">
</table:table-column>
        <table:table-column table:style-name="TBL_0_154_col_8">
</table:table-column>
        <table:table-column table:style-name="TBL_0_154_col_9">
</table:table-column>
        <table:table-column table:style-name="TBL_0_154_col_10">
</table:table-column>
        <table:table-row table:style-name="TBL_0_154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54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54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346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54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54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REGNIER</text:span></text:p>
          </table:table-cell>
          <table:covered-table-cell/>
          <table:table-cell table:style-name="C0"/>
          <table:table-cell table:style-name="C0"/>
        </table:table-row>
        <table:table-row table:style-name="TBL_0_154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54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2 place d'Irlande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54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54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54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50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VANDOEUVRE</text:span></text:p>
          </table:table-cell>
          <table:covered-table-cell/>
          <table:table-cell table:style-name="C0"/>
        </table:table-row>
      </table:table>
      <table:table table:name="TBL_0_155" table:style-name="TBL_0_155">
        <table:table-column table:style-name="TBL_0_155_col_0">
</table:table-column>
        <table:table-column table:style-name="TBL_0_155_col_1">
</table:table-column>
        <table:table-column table:style-name="TBL_0_155_col_2">
</table:table-column>
        <table:table-column table:style-name="TBL_0_155_col_3">
</table:table-column>
        <table:table-column table:style-name="TBL_0_155_col_4">
</table:table-column>
        <table:table-column table:style-name="TBL_0_155_col_5">
</table:table-column>
        <table:table-column table:style-name="TBL_0_155_col_6">
</table:table-column>
        <table:table-column table:style-name="TBL_0_155_col_7">
</table:table-column>
        <table:table-column table:style-name="TBL_0_155_col_8">
</table:table-column>
        <table:table-column table:style-name="TBL_0_155_col_9">
</table:table-column>
        <table:table-column table:style-name="TBL_0_155_col_10">
</table:table-column>
        <table:table-row table:style-name="TBL_0_155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55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55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352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55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55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RICHET</text:span></text:p>
          </table:table-cell>
          <table:covered-table-cell/>
          <table:table-cell table:style-name="C0"/>
          <table:table-cell table:style-name="C0"/>
        </table:table-row>
        <table:table-row table:style-name="TBL_0_155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55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114 rue roland garros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55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55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55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71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LUDRES</text:span></text:p>
          </table:table-cell>
          <table:covered-table-cell/>
          <table:table-cell table:style-name="C0"/>
        </table:table-row>
      </table:table>
      <table:table table:name="TBL_0_156" table:style-name="TBL_0_156">
        <table:table-column table:style-name="TBL_0_156_col_0">
</table:table-column>
        <table:table-column table:style-name="TBL_0_156_col_1">
</table:table-column>
        <table:table-column table:style-name="TBL_0_156_col_2">
</table:table-column>
        <table:table-column table:style-name="TBL_0_156_col_3">
</table:table-column>
        <table:table-column table:style-name="TBL_0_156_col_4">
</table:table-column>
        <table:table-column table:style-name="TBL_0_156_col_5">
</table:table-column>
        <table:table-column table:style-name="TBL_0_156_col_6">
</table:table-column>
        <table:table-column table:style-name="TBL_0_156_col_7">
</table:table-column>
        <table:table-column table:style-name="TBL_0_156_col_8">
</table:table-column>
        <table:table-column table:style-name="TBL_0_156_col_9">
</table:table-column>
        <table:table-column table:style-name="TBL_0_156_col_10">
</table:table-column>
        <table:table-row table:style-name="TBL_0_156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56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56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353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56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56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RIVET</text:span></text:p>
          </table:table-cell>
          <table:covered-table-cell/>
          <table:table-cell table:style-name="C0"/>
          <table:table-cell table:style-name="C0"/>
        </table:table-row>
        <table:table-row table:style-name="TBL_0_156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56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10 clos Mathieu 264 AV Leclerc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56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56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56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00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NANCY</text:span></text:p>
          </table:table-cell>
          <table:covered-table-cell/>
          <table:table-cell table:style-name="C0"/>
        </table:table-row>
      </table:table>
      <table:table table:name="TBL_0_157" table:style-name="TBL_0_157">
        <table:table-column table:style-name="TBL_0_157_col_0">
</table:table-column>
        <table:table-column table:style-name="TBL_0_157_col_1">
</table:table-column>
        <table:table-column table:style-name="TBL_0_157_col_2">
</table:table-column>
        <table:table-column table:style-name="TBL_0_157_col_3">
</table:table-column>
        <table:table-column table:style-name="TBL_0_157_col_4">
</table:table-column>
        <table:table-column table:style-name="TBL_0_157_col_5">
</table:table-column>
        <table:table-column table:style-name="TBL_0_157_col_6">
</table:table-column>
        <table:table-column table:style-name="TBL_0_157_col_7">
</table:table-column>
        <table:table-column table:style-name="TBL_0_157_col_8">
</table:table-column>
        <table:table-column table:style-name="TBL_0_157_col_9">
</table:table-column>
        <table:table-column table:style-name="TBL_0_157_col_10">
</table:table-column>
        <table:table-row table:style-name="TBL_0_157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57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57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356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57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57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ROBERT</text:span></text:p>
          </table:table-cell>
          <table:covered-table-cell/>
          <table:table-cell table:style-name="C0"/>
          <table:table-cell table:style-name="C0"/>
        </table:table-row>
        <table:table-row table:style-name="TBL_0_157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57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13 rue du Chateau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57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57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57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55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Sexey aux Forges</text:span></text:p>
          </table:table-cell>
          <table:covered-table-cell/>
          <table:table-cell table:style-name="C0"/>
        </table:table-row>
      </table:table>
      <table:table table:name="TBL_0_158" table:style-name="TBL_0_158">
        <table:table-column table:style-name="TBL_0_158_col_0">
</table:table-column>
        <table:table-column table:style-name="TBL_0_158_col_1">
</table:table-column>
        <table:table-column table:style-name="TBL_0_158_col_2">
</table:table-column>
        <table:table-column table:style-name="TBL_0_158_col_3">
</table:table-column>
        <table:table-column table:style-name="TBL_0_158_col_4">
</table:table-column>
        <table:table-column table:style-name="TBL_0_158_col_5">
</table:table-column>
        <table:table-column table:style-name="TBL_0_158_col_6">
</table:table-column>
        <table:table-column table:style-name="TBL_0_158_col_7">
</table:table-column>
        <table:table-column table:style-name="TBL_0_158_col_8">
</table:table-column>
        <table:table-column table:style-name="TBL_0_158_col_9">
</table:table-column>
        <table:table-column table:style-name="TBL_0_158_col_10">
</table:table-column>
        <table:table-row table:style-name="TBL_0_158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58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58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359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58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58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ROUAS</text:span></text:p>
          </table:table-cell>
          <table:covered-table-cell/>
          <table:table-cell table:style-name="C0"/>
          <table:table-cell table:style-name="C0"/>
        </table:table-row>
        <table:table-row table:style-name="TBL_0_158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58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 14 rue de Guise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58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58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58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16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FROLOIS</text:span></text:p>
          </table:table-cell>
          <table:covered-table-cell/>
          <table:table-cell table:style-name="C0"/>
        </table:table-row>
      </table:table>
      <table:table table:name="TBL_0_159" table:style-name="TBL_0_159">
        <table:table-column table:style-name="TBL_0_159_col_0">
</table:table-column>
        <table:table-column table:style-name="TBL_0_159_col_1">
</table:table-column>
        <table:table-column table:style-name="TBL_0_159_col_2">
</table:table-column>
        <table:table-column table:style-name="TBL_0_159_col_3">
</table:table-column>
        <table:table-column table:style-name="TBL_0_159_col_4">
</table:table-column>
        <table:table-column table:style-name="TBL_0_159_col_5">
</table:table-column>
        <table:table-column table:style-name="TBL_0_159_col_6">
</table:table-column>
        <table:table-column table:style-name="TBL_0_159_col_7">
</table:table-column>
        <table:table-column table:style-name="TBL_0_159_col_8">
</table:table-column>
        <table:table-column table:style-name="TBL_0_159_col_9">
</table:table-column>
        <table:table-column table:style-name="TBL_0_159_col_10">
</table:table-column>
        <table:table-row table:style-name="TBL_0_159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59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59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360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59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59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ROUIDA-MEONI</text:span></text:p>
          </table:table-cell>
          <table:covered-table-cell/>
          <table:table-cell table:style-name="C0"/>
          <table:table-cell table:style-name="C0"/>
        </table:table-row>
        <table:table-row table:style-name="TBL_0_159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59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2 rue Pasteur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59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59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59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99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XEUILLEY</text:span></text:p>
          </table:table-cell>
          <table:covered-table-cell/>
          <table:table-cell table:style-name="C0"/>
        </table:table-row>
      </table:table>
      <table:table table:name="TBL_0_160" table:style-name="TBL_0_160">
        <table:table-column table:style-name="TBL_0_160_col_0">
</table:table-column>
        <table:table-column table:style-name="TBL_0_160_col_1">
</table:table-column>
        <table:table-column table:style-name="TBL_0_160_col_2">
</table:table-column>
        <table:table-column table:style-name="TBL_0_160_col_3">
</table:table-column>
        <table:table-column table:style-name="TBL_0_160_col_4">
</table:table-column>
        <table:table-column table:style-name="TBL_0_160_col_5">
</table:table-column>
        <table:table-column table:style-name="TBL_0_160_col_6">
</table:table-column>
        <table:table-column table:style-name="TBL_0_160_col_7">
</table:table-column>
        <table:table-column table:style-name="TBL_0_160_col_8">
</table:table-column>
        <table:table-column table:style-name="TBL_0_160_col_9">
</table:table-column>
        <table:table-column table:style-name="TBL_0_160_col_10">
</table:table-column>
        <table:table-row table:style-name="TBL_0_160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60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60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364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60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60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ROUSSEAU</text:span></text:p>
          </table:table-cell>
          <table:covered-table-cell/>
          <table:table-cell table:style-name="C0"/>
          <table:table-cell table:style-name="C0"/>
        </table:table-row>
        <table:table-row table:style-name="TBL_0_160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60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1 rue du puit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60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60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60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71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fléville</text:span></text:p>
          </table:table-cell>
          <table:covered-table-cell/>
          <table:table-cell table:style-name="C0"/>
        </table:table-row>
      </table:table>
      <table:table table:name="TBL_0_161" table:style-name="TBL_0_161">
        <table:table-column table:style-name="TBL_0_161_col_0">
</table:table-column>
        <table:table-column table:style-name="TBL_0_161_col_1">
</table:table-column>
        <table:table-column table:style-name="TBL_0_161_col_2">
</table:table-column>
        <table:table-column table:style-name="TBL_0_161_col_3">
</table:table-column>
        <table:table-column table:style-name="TBL_0_161_col_4">
</table:table-column>
        <table:table-column table:style-name="TBL_0_161_col_5">
</table:table-column>
        <table:table-column table:style-name="TBL_0_161_col_6">
</table:table-column>
        <table:table-column table:style-name="TBL_0_161_col_7">
</table:table-column>
        <table:table-column table:style-name="TBL_0_161_col_8">
</table:table-column>
        <table:table-column table:style-name="TBL_0_161_col_9">
</table:table-column>
        <table:table-column table:style-name="TBL_0_161_col_10">
</table:table-column>
        <table:table-row table:style-name="TBL_0_161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61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61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365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61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61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ROUSSEL</text:span></text:p>
          </table:table-cell>
          <table:covered-table-cell/>
          <table:table-cell table:style-name="C0"/>
          <table:table-cell table:style-name="C0"/>
        </table:table-row>
        <table:table-row table:style-name="TBL_0_161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61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5 rue wilson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61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61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61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50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Vandoeuvre</text:span></text:p>
          </table:table-cell>
          <table:covered-table-cell/>
          <table:table-cell table:style-name="C0"/>
        </table:table-row>
      </table:table>
      <table:table table:name="TBL_0_162" table:style-name="TBL_0_162">
        <table:table-column table:style-name="TBL_0_162_col_0">
</table:table-column>
        <table:table-column table:style-name="TBL_0_162_col_1">
</table:table-column>
        <table:table-column table:style-name="TBL_0_162_col_2">
</table:table-column>
        <table:table-column table:style-name="TBL_0_162_col_3">
</table:table-column>
        <table:table-column table:style-name="TBL_0_162_col_4">
</table:table-column>
        <table:table-column table:style-name="TBL_0_162_col_5">
</table:table-column>
        <table:table-column table:style-name="TBL_0_162_col_6">
</table:table-column>
        <table:table-column table:style-name="TBL_0_162_col_7">
</table:table-column>
        <table:table-column table:style-name="TBL_0_162_col_8">
</table:table-column>
        <table:table-column table:style-name="TBL_0_162_col_9">
</table:table-column>
        <table:table-column table:style-name="TBL_0_162_col_10">
</table:table-column>
        <table:table-row table:style-name="TBL_0_162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62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62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367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62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62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SADIE</text:span></text:p>
          </table:table-cell>
          <table:covered-table-cell/>
          <table:table-cell table:style-name="C0"/>
          <table:table-cell table:style-name="C0"/>
        </table:table-row>
        <table:table-row table:style-name="TBL_0_162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62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13 rue d'Amsterdam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62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62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62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50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VANDOEUVRE</text:span></text:p>
          </table:table-cell>
          <table:covered-table-cell/>
          <table:table-cell table:style-name="C0"/>
        </table:table-row>
      </table:table>
      <table:table table:name="TBL_0_163" table:style-name="TBL_0_163">
        <table:table-column table:style-name="TBL_0_163_col_0">
</table:table-column>
        <table:table-column table:style-name="TBL_0_163_col_1">
</table:table-column>
        <table:table-column table:style-name="TBL_0_163_col_2">
</table:table-column>
        <table:table-column table:style-name="TBL_0_163_col_3">
</table:table-column>
        <table:table-column table:style-name="TBL_0_163_col_4">
</table:table-column>
        <table:table-column table:style-name="TBL_0_163_col_5">
</table:table-column>
        <table:table-column table:style-name="TBL_0_163_col_6">
</table:table-column>
        <table:table-column table:style-name="TBL_0_163_col_7">
</table:table-column>
        <table:table-column table:style-name="TBL_0_163_col_8">
</table:table-column>
        <table:table-column table:style-name="TBL_0_163_col_9">
</table:table-column>
        <table:table-column table:style-name="TBL_0_163_col_10">
</table:table-column>
        <table:table-row table:style-name="TBL_0_163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63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63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370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63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63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SAHAN</text:span></text:p>
          </table:table-cell>
          <table:covered-table-cell/>
          <table:table-cell table:style-name="C0"/>
          <table:table-cell table:style-name="C0"/>
        </table:table-row>
        <table:table-row table:style-name="TBL_0_163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63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27 rue de Venise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63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63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63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50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vandoeuvre</text:span></text:p>
          </table:table-cell>
          <table:covered-table-cell/>
          <table:table-cell table:style-name="C0"/>
        </table:table-row>
      </table:table>
      <table:table table:name="TBL_0_164" table:style-name="TBL_0_164">
        <table:table-column table:style-name="TBL_0_164_col_0">
</table:table-column>
        <table:table-column table:style-name="TBL_0_164_col_1">
</table:table-column>
        <table:table-column table:style-name="TBL_0_164_col_2">
</table:table-column>
        <table:table-column table:style-name="TBL_0_164_col_3">
</table:table-column>
        <table:table-column table:style-name="TBL_0_164_col_4">
</table:table-column>
        <table:table-column table:style-name="TBL_0_164_col_5">
</table:table-column>
        <table:table-column table:style-name="TBL_0_164_col_6">
</table:table-column>
        <table:table-column table:style-name="TBL_0_164_col_7">
</table:table-column>
        <table:table-column table:style-name="TBL_0_164_col_8">
</table:table-column>
        <table:table-column table:style-name="TBL_0_164_col_9">
</table:table-column>
        <table:table-column table:style-name="TBL_0_164_col_10">
</table:table-column>
        <table:table-row table:style-name="TBL_0_164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64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64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372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64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64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SAKER</text:span></text:p>
          </table:table-cell>
          <table:covered-table-cell/>
          <table:table-cell table:style-name="C0"/>
          <table:table-cell table:style-name="C0"/>
        </table:table-row>
        <table:table-row table:style-name="TBL_0_164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64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9 RUE DE VENISE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64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64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64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50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VANDOEUVRE</text:span></text:p>
          </table:table-cell>
          <table:covered-table-cell/>
          <table:table-cell table:style-name="C0"/>
        </table:table-row>
      </table:table>
      <table:table table:name="TBL_0_165" table:style-name="TBL_0_165">
        <table:table-column table:style-name="TBL_0_165_col_0">
</table:table-column>
        <table:table-column table:style-name="TBL_0_165_col_1">
</table:table-column>
        <table:table-column table:style-name="TBL_0_165_col_2">
</table:table-column>
        <table:table-column table:style-name="TBL_0_165_col_3">
</table:table-column>
        <table:table-column table:style-name="TBL_0_165_col_4">
</table:table-column>
        <table:table-column table:style-name="TBL_0_165_col_5">
</table:table-column>
        <table:table-column table:style-name="TBL_0_165_col_6">
</table:table-column>
        <table:table-column table:style-name="TBL_0_165_col_7">
</table:table-column>
        <table:table-column table:style-name="TBL_0_165_col_8">
</table:table-column>
        <table:table-column table:style-name="TBL_0_165_col_9">
</table:table-column>
        <table:table-column table:style-name="TBL_0_165_col_10">
</table:table-column>
        <table:table-row table:style-name="TBL_0_165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65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65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373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65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65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SANTIER</text:span></text:p>
          </table:table-cell>
          <table:covered-table-cell/>
          <table:table-cell table:style-name="C0"/>
          <table:table-cell table:style-name="C0"/>
        </table:table-row>
        <table:table-row table:style-name="TBL_0_165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65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97 rue Charles Gounod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65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65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65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50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VANDOEUVRE</text:span></text:p>
          </table:table-cell>
          <table:covered-table-cell/>
          <table:table-cell table:style-name="C0"/>
        </table:table-row>
      </table:table>
      <table:table table:name="TBL_0_166" table:style-name="TBL_0_166">
        <table:table-column table:style-name="TBL_0_166_col_0">
</table:table-column>
        <table:table-column table:style-name="TBL_0_166_col_1">
</table:table-column>
        <table:table-column table:style-name="TBL_0_166_col_2">
</table:table-column>
        <table:table-column table:style-name="TBL_0_166_col_3">
</table:table-column>
        <table:table-column table:style-name="TBL_0_166_col_4">
</table:table-column>
        <table:table-column table:style-name="TBL_0_166_col_5">
</table:table-column>
        <table:table-column table:style-name="TBL_0_166_col_6">
</table:table-column>
        <table:table-column table:style-name="TBL_0_166_col_7">
</table:table-column>
        <table:table-column table:style-name="TBL_0_166_col_8">
</table:table-column>
        <table:table-column table:style-name="TBL_0_166_col_9">
</table:table-column>
        <table:table-column table:style-name="TBL_0_166_col_10">
</table:table-column>
        <table:table-row table:style-name="TBL_0_166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66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66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374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66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66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SAUDER</text:span></text:p>
          </table:table-cell>
          <table:covered-table-cell/>
          <table:table-cell table:style-name="C0"/>
          <table:table-cell table:style-name="C0"/>
        </table:table-row>
        <table:table-row table:style-name="TBL_0_166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66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25 rue Léon Blum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66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66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66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50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VANDOEUVRE</text:span></text:p>
          </table:table-cell>
          <table:covered-table-cell/>
          <table:table-cell table:style-name="C0"/>
        </table:table-row>
      </table:table>
      <table:table table:name="TBL_0_167" table:style-name="TBL_0_167">
        <table:table-column table:style-name="TBL_0_167_col_0">
</table:table-column>
        <table:table-column table:style-name="TBL_0_167_col_1">
</table:table-column>
        <table:table-column table:style-name="TBL_0_167_col_2">
</table:table-column>
        <table:table-column table:style-name="TBL_0_167_col_3">
</table:table-column>
        <table:table-column table:style-name="TBL_0_167_col_4">
</table:table-column>
        <table:table-column table:style-name="TBL_0_167_col_5">
</table:table-column>
        <table:table-column table:style-name="TBL_0_167_col_6">
</table:table-column>
        <table:table-column table:style-name="TBL_0_167_col_7">
</table:table-column>
        <table:table-column table:style-name="TBL_0_167_col_8">
</table:table-column>
        <table:table-column table:style-name="TBL_0_167_col_9">
</table:table-column>
        <table:table-column table:style-name="TBL_0_167_col_10">
</table:table-column>
        <table:table-row table:style-name="TBL_0_167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67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67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376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67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67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SCHEIDER</text:span></text:p>
          </table:table-cell>
          <table:covered-table-cell/>
          <table:table-cell table:style-name="C0"/>
          <table:table-cell table:style-name="C0"/>
        </table:table-row>
        <table:table-row table:style-name="TBL_0_167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67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7 rue du puits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67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67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67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71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FLEVILLE</text:span></text:p>
          </table:table-cell>
          <table:covered-table-cell/>
          <table:table-cell table:style-name="C0"/>
        </table:table-row>
      </table:table>
      <table:table table:name="TBL_0_168" table:style-name="TBL_0_168">
        <table:table-column table:style-name="TBL_0_168_col_0">
</table:table-column>
        <table:table-column table:style-name="TBL_0_168_col_1">
</table:table-column>
        <table:table-column table:style-name="TBL_0_168_col_2">
</table:table-column>
        <table:table-column table:style-name="TBL_0_168_col_3">
</table:table-column>
        <table:table-column table:style-name="TBL_0_168_col_4">
</table:table-column>
        <table:table-column table:style-name="TBL_0_168_col_5">
</table:table-column>
        <table:table-column table:style-name="TBL_0_168_col_6">
</table:table-column>
        <table:table-column table:style-name="TBL_0_168_col_7">
</table:table-column>
        <table:table-column table:style-name="TBL_0_168_col_8">
</table:table-column>
        <table:table-column table:style-name="TBL_0_168_col_9">
</table:table-column>
        <table:table-column table:style-name="TBL_0_168_col_10">
</table:table-column>
        <table:table-row table:style-name="TBL_0_168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68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68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377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68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68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SCHLACHTER</text:span></text:p>
          </table:table-cell>
          <table:covered-table-cell/>
          <table:table-cell table:style-name="C0"/>
          <table:table-cell table:style-name="C0"/>
        </table:table-row>
        <table:table-row table:style-name="TBL_0_168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68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4 rue de Sadéchamps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68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68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68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29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CREVECHAMPS</text:span></text:p>
          </table:table-cell>
          <table:covered-table-cell/>
          <table:table-cell table:style-name="C0"/>
        </table:table-row>
      </table:table>
      <table:table table:name="TBL_0_169" table:style-name="TBL_0_169">
        <table:table-column table:style-name="TBL_0_169_col_0">
</table:table-column>
        <table:table-column table:style-name="TBL_0_169_col_1">
</table:table-column>
        <table:table-column table:style-name="TBL_0_169_col_2">
</table:table-column>
        <table:table-column table:style-name="TBL_0_169_col_3">
</table:table-column>
        <table:table-column table:style-name="TBL_0_169_col_4">
</table:table-column>
        <table:table-column table:style-name="TBL_0_169_col_5">
</table:table-column>
        <table:table-column table:style-name="TBL_0_169_col_6">
</table:table-column>
        <table:table-column table:style-name="TBL_0_169_col_7">
</table:table-column>
        <table:table-column table:style-name="TBL_0_169_col_8">
</table:table-column>
        <table:table-column table:style-name="TBL_0_169_col_9">
</table:table-column>
        <table:table-column table:style-name="TBL_0_169_col_10">
</table:table-column>
        <table:table-row table:style-name="TBL_0_169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69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69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378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69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69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SCHLICHTING</text:span></text:p>
          </table:table-cell>
          <table:covered-table-cell/>
          <table:table-cell table:style-name="C0"/>
          <table:table-cell table:style-name="C0"/>
        </table:table-row>
        <table:table-row table:style-name="TBL_0_169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69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31 rue du Fond du Val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69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69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69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23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Chaligny</text:span></text:p>
          </table:table-cell>
          <table:covered-table-cell/>
          <table:table-cell table:style-name="C0"/>
        </table:table-row>
      </table:table>
      <table:table table:name="TBL_0_170" table:style-name="TBL_0_170">
        <table:table-column table:style-name="TBL_0_170_col_0">
</table:table-column>
        <table:table-column table:style-name="TBL_0_170_col_1">
</table:table-column>
        <table:table-column table:style-name="TBL_0_170_col_2">
</table:table-column>
        <table:table-column table:style-name="TBL_0_170_col_3">
</table:table-column>
        <table:table-column table:style-name="TBL_0_170_col_4">
</table:table-column>
        <table:table-column table:style-name="TBL_0_170_col_5">
</table:table-column>
        <table:table-column table:style-name="TBL_0_170_col_6">
</table:table-column>
        <table:table-column table:style-name="TBL_0_170_col_7">
</table:table-column>
        <table:table-column table:style-name="TBL_0_170_col_8">
</table:table-column>
        <table:table-column table:style-name="TBL_0_170_col_9">
</table:table-column>
        <table:table-column table:style-name="TBL_0_170_col_10">
</table:table-column>
        <table:table-row table:style-name="TBL_0_170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70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70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379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70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70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SCHMITT</text:span></text:p>
          </table:table-cell>
          <table:covered-table-cell/>
          <table:table-cell table:style-name="C0"/>
          <table:table-cell table:style-name="C0"/>
        </table:table-row>
        <table:table-row table:style-name="TBL_0_170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70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95 rue de Villers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70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70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70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50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VANDOEUVRE</text:span></text:p>
          </table:table-cell>
          <table:covered-table-cell/>
          <table:table-cell table:style-name="C0"/>
        </table:table-row>
      </table:table>
      <table:table table:name="TBL_0_171" table:style-name="TBL_0_171">
        <table:table-column table:style-name="TBL_0_171_col_0">
</table:table-column>
        <table:table-column table:style-name="TBL_0_171_col_1">
</table:table-column>
        <table:table-column table:style-name="TBL_0_171_col_2">
</table:table-column>
        <table:table-column table:style-name="TBL_0_171_col_3">
</table:table-column>
        <table:table-column table:style-name="TBL_0_171_col_4">
</table:table-column>
        <table:table-column table:style-name="TBL_0_171_col_5">
</table:table-column>
        <table:table-column table:style-name="TBL_0_171_col_6">
</table:table-column>
        <table:table-column table:style-name="TBL_0_171_col_7">
</table:table-column>
        <table:table-column table:style-name="TBL_0_171_col_8">
</table:table-column>
        <table:table-column table:style-name="TBL_0_171_col_9">
</table:table-column>
        <table:table-column table:style-name="TBL_0_171_col_10">
</table:table-column>
        <table:table-row table:style-name="TBL_0_171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71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71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380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71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71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SCHMITT</text:span></text:p>
          </table:table-cell>
          <table:covered-table-cell/>
          <table:table-cell table:style-name="C0"/>
          <table:table-cell table:style-name="C0"/>
        </table:table-row>
        <table:table-row table:style-name="TBL_0_171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71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5 place du Paquis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71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71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71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71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Fleville</text:span></text:p>
          </table:table-cell>
          <table:covered-table-cell/>
          <table:table-cell table:style-name="C0"/>
        </table:table-row>
      </table:table>
      <table:table table:name="TBL_0_172" table:style-name="TBL_0_172">
        <table:table-column table:style-name="TBL_0_172_col_0">
</table:table-column>
        <table:table-column table:style-name="TBL_0_172_col_1">
</table:table-column>
        <table:table-column table:style-name="TBL_0_172_col_2">
</table:table-column>
        <table:table-column table:style-name="TBL_0_172_col_3">
</table:table-column>
        <table:table-column table:style-name="TBL_0_172_col_4">
</table:table-column>
        <table:table-column table:style-name="TBL_0_172_col_5">
</table:table-column>
        <table:table-column table:style-name="TBL_0_172_col_6">
</table:table-column>
        <table:table-column table:style-name="TBL_0_172_col_7">
</table:table-column>
        <table:table-column table:style-name="TBL_0_172_col_8">
</table:table-column>
        <table:table-column table:style-name="TBL_0_172_col_9">
</table:table-column>
        <table:table-column table:style-name="TBL_0_172_col_10">
</table:table-column>
        <table:table-row table:style-name="TBL_0_172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72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72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381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72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72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SCHOTT</text:span></text:p>
          </table:table-cell>
          <table:covered-table-cell/>
          <table:table-cell table:style-name="C0"/>
          <table:table-cell table:style-name="C0"/>
        </table:table-row>
        <table:table-row table:style-name="TBL_0_172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72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1 rue du Bourbonnais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72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72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72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50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VANDOEUVRE</text:span></text:p>
          </table:table-cell>
          <table:covered-table-cell/>
          <table:table-cell table:style-name="C0"/>
        </table:table-row>
      </table:table>
      <table:table table:name="TBL_0_173" table:style-name="TBL_0_173">
        <table:table-column table:style-name="TBL_0_173_col_0">
</table:table-column>
        <table:table-column table:style-name="TBL_0_173_col_1">
</table:table-column>
        <table:table-column table:style-name="TBL_0_173_col_2">
</table:table-column>
        <table:table-column table:style-name="TBL_0_173_col_3">
</table:table-column>
        <table:table-column table:style-name="TBL_0_173_col_4">
</table:table-column>
        <table:table-column table:style-name="TBL_0_173_col_5">
</table:table-column>
        <table:table-column table:style-name="TBL_0_173_col_6">
</table:table-column>
        <table:table-column table:style-name="TBL_0_173_col_7">
</table:table-column>
        <table:table-column table:style-name="TBL_0_173_col_8">
</table:table-column>
        <table:table-column table:style-name="TBL_0_173_col_9">
</table:table-column>
        <table:table-column table:style-name="TBL_0_173_col_10">
</table:table-column>
        <table:table-row table:style-name="TBL_0_173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73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73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386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73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73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SIVEL</text:span></text:p>
          </table:table-cell>
          <table:covered-table-cell/>
          <table:table-cell table:style-name="C0"/>
          <table:table-cell table:style-name="C0"/>
        </table:table-row>
        <table:table-row table:style-name="TBL_0_173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73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1 rue des Pluviers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73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73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73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71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FLEVILLE</text:span></text:p>
          </table:table-cell>
          <table:covered-table-cell/>
          <table:table-cell table:style-name="C0"/>
        </table:table-row>
      </table:table>
      <table:table table:name="TBL_0_174" table:style-name="TBL_0_174">
        <table:table-column table:style-name="TBL_0_174_col_0">
</table:table-column>
        <table:table-column table:style-name="TBL_0_174_col_1">
</table:table-column>
        <table:table-column table:style-name="TBL_0_174_col_2">
</table:table-column>
        <table:table-column table:style-name="TBL_0_174_col_3">
</table:table-column>
        <table:table-column table:style-name="TBL_0_174_col_4">
</table:table-column>
        <table:table-column table:style-name="TBL_0_174_col_5">
</table:table-column>
        <table:table-column table:style-name="TBL_0_174_col_6">
</table:table-column>
        <table:table-column table:style-name="TBL_0_174_col_7">
</table:table-column>
        <table:table-column table:style-name="TBL_0_174_col_8">
</table:table-column>
        <table:table-column table:style-name="TBL_0_174_col_9">
</table:table-column>
        <table:table-column table:style-name="TBL_0_174_col_10">
</table:table-column>
        <table:table-row table:style-name="TBL_0_174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74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74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389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74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74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SOUËL</text:span></text:p>
          </table:table-cell>
          <table:covered-table-cell/>
          <table:table-cell table:style-name="C0"/>
          <table:table-cell table:style-name="C0"/>
        </table:table-row>
        <table:table-row table:style-name="TBL_0_174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74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44 allée du Saussi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74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74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74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71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Ludres</text:span></text:p>
          </table:table-cell>
          <table:covered-table-cell/>
          <table:table-cell table:style-name="C0"/>
        </table:table-row>
      </table:table>
      <table:table table:name="TBL_0_175" table:style-name="TBL_0_175">
        <table:table-column table:style-name="TBL_0_175_col_0">
</table:table-column>
        <table:table-column table:style-name="TBL_0_175_col_1">
</table:table-column>
        <table:table-column table:style-name="TBL_0_175_col_2">
</table:table-column>
        <table:table-column table:style-name="TBL_0_175_col_3">
</table:table-column>
        <table:table-column table:style-name="TBL_0_175_col_4">
</table:table-column>
        <table:table-column table:style-name="TBL_0_175_col_5">
</table:table-column>
        <table:table-column table:style-name="TBL_0_175_col_6">
</table:table-column>
        <table:table-column table:style-name="TBL_0_175_col_7">
</table:table-column>
        <table:table-column table:style-name="TBL_0_175_col_8">
</table:table-column>
        <table:table-column table:style-name="TBL_0_175_col_9">
</table:table-column>
        <table:table-column table:style-name="TBL_0_175_col_10">
</table:table-column>
        <table:table-row table:style-name="TBL_0_175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75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75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390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75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75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STELLY</text:span></text:p>
          </table:table-cell>
          <table:covered-table-cell/>
          <table:table-cell table:style-name="C0"/>
          <table:table-cell table:style-name="C0"/>
        </table:table-row>
        <table:table-row table:style-name="TBL_0_175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75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12 chemin de la Fosse Pierrière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75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75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75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50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VANDOEUVRE</text:span></text:p>
          </table:table-cell>
          <table:covered-table-cell/>
          <table:table-cell table:style-name="C0"/>
        </table:table-row>
      </table:table>
      <table:table table:name="TBL_0_176" table:style-name="TBL_0_176">
        <table:table-column table:style-name="TBL_0_176_col_0">
</table:table-column>
        <table:table-column table:style-name="TBL_0_176_col_1">
</table:table-column>
        <table:table-column table:style-name="TBL_0_176_col_2">
</table:table-column>
        <table:table-column table:style-name="TBL_0_176_col_3">
</table:table-column>
        <table:table-column table:style-name="TBL_0_176_col_4">
</table:table-column>
        <table:table-column table:style-name="TBL_0_176_col_5">
</table:table-column>
        <table:table-column table:style-name="TBL_0_176_col_6">
</table:table-column>
        <table:table-column table:style-name="TBL_0_176_col_7">
</table:table-column>
        <table:table-column table:style-name="TBL_0_176_col_8">
</table:table-column>
        <table:table-column table:style-name="TBL_0_176_col_9">
</table:table-column>
        <table:table-column table:style-name="TBL_0_176_col_10">
</table:table-column>
        <table:table-row table:style-name="TBL_0_176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76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76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393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76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76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THIEBAUT</text:span></text:p>
          </table:table-cell>
          <table:covered-table-cell/>
          <table:table-cell table:style-name="C0"/>
          <table:table-cell table:style-name="C0"/>
        </table:table-row>
        <table:table-row table:style-name="TBL_0_176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76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3 Bd Georges Clemenceau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76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76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76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50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VANDOEUVRE</text:span></text:p>
          </table:table-cell>
          <table:covered-table-cell/>
          <table:table-cell table:style-name="C0"/>
        </table:table-row>
      </table:table>
      <table:table table:name="TBL_0_177" table:style-name="TBL_0_177">
        <table:table-column table:style-name="TBL_0_177_col_0">
</table:table-column>
        <table:table-column table:style-name="TBL_0_177_col_1">
</table:table-column>
        <table:table-column table:style-name="TBL_0_177_col_2">
</table:table-column>
        <table:table-column table:style-name="TBL_0_177_col_3">
</table:table-column>
        <table:table-column table:style-name="TBL_0_177_col_4">
</table:table-column>
        <table:table-column table:style-name="TBL_0_177_col_5">
</table:table-column>
        <table:table-column table:style-name="TBL_0_177_col_6">
</table:table-column>
        <table:table-column table:style-name="TBL_0_177_col_7">
</table:table-column>
        <table:table-column table:style-name="TBL_0_177_col_8">
</table:table-column>
        <table:table-column table:style-name="TBL_0_177_col_9">
</table:table-column>
        <table:table-column table:style-name="TBL_0_177_col_10">
</table:table-column>
        <table:table-row table:style-name="TBL_0_177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77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77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397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77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77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THONNEY</text:span></text:p>
          </table:table-cell>
          <table:covered-table-cell/>
          <table:table-cell table:style-name="C0"/>
          <table:table-cell table:style-name="C0"/>
        </table:table-row>
        <table:table-row table:style-name="TBL_0_177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77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62 grande rue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77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77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77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74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Benney</text:span></text:p>
          </table:table-cell>
          <table:covered-table-cell/>
          <table:table-cell table:style-name="C0"/>
        </table:table-row>
      </table:table>
      <table:table table:name="TBL_0_178" table:style-name="TBL_0_178">
        <table:table-column table:style-name="TBL_0_178_col_0">
</table:table-column>
        <table:table-column table:style-name="TBL_0_178_col_1">
</table:table-column>
        <table:table-column table:style-name="TBL_0_178_col_2">
</table:table-column>
        <table:table-column table:style-name="TBL_0_178_col_3">
</table:table-column>
        <table:table-column table:style-name="TBL_0_178_col_4">
</table:table-column>
        <table:table-column table:style-name="TBL_0_178_col_5">
</table:table-column>
        <table:table-column table:style-name="TBL_0_178_col_6">
</table:table-column>
        <table:table-column table:style-name="TBL_0_178_col_7">
</table:table-column>
        <table:table-column table:style-name="TBL_0_178_col_8">
</table:table-column>
        <table:table-column table:style-name="TBL_0_178_col_9">
</table:table-column>
        <table:table-column table:style-name="TBL_0_178_col_10">
</table:table-column>
        <table:table-row table:style-name="TBL_0_178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78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78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399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78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78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TOUCHARD</text:span></text:p>
          </table:table-cell>
          <table:covered-table-cell/>
          <table:table-cell table:style-name="C0"/>
          <table:table-cell table:style-name="C0"/>
        </table:table-row>
        <table:table-row table:style-name="TBL_0_178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78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43 rue Dr Calmette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78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78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78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50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VANDOEUVRE</text:span></text:p>
          </table:table-cell>
          <table:covered-table-cell/>
          <table:table-cell table:style-name="C0"/>
        </table:table-row>
      </table:table>
      <table:table table:name="TBL_0_179" table:style-name="TBL_0_179">
        <table:table-column table:style-name="TBL_0_179_col_0">
</table:table-column>
        <table:table-column table:style-name="TBL_0_179_col_1">
</table:table-column>
        <table:table-column table:style-name="TBL_0_179_col_2">
</table:table-column>
        <table:table-column table:style-name="TBL_0_179_col_3">
</table:table-column>
        <table:table-column table:style-name="TBL_0_179_col_4">
</table:table-column>
        <table:table-column table:style-name="TBL_0_179_col_5">
</table:table-column>
        <table:table-column table:style-name="TBL_0_179_col_6">
</table:table-column>
        <table:table-column table:style-name="TBL_0_179_col_7">
</table:table-column>
        <table:table-column table:style-name="TBL_0_179_col_8">
</table:table-column>
        <table:table-column table:style-name="TBL_0_179_col_9">
</table:table-column>
        <table:table-column table:style-name="TBL_0_179_col_10">
</table:table-column>
        <table:table-row table:style-name="TBL_0_179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79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79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402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79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79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TRABELSI</text:span></text:p>
          </table:table-cell>
          <table:covered-table-cell/>
          <table:table-cell table:style-name="C0"/>
          <table:table-cell table:style-name="C0"/>
        </table:table-row>
        <table:table-row table:style-name="TBL_0_179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79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5 place d'angleterre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79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79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79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50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VANDOEUVRE</text:span></text:p>
          </table:table-cell>
          <table:covered-table-cell/>
          <table:table-cell table:style-name="C0"/>
        </table:table-row>
      </table:table>
      <table:table table:name="TBL_0_180" table:style-name="TBL_0_180">
        <table:table-column table:style-name="TBL_0_180_col_0">
</table:table-column>
        <table:table-column table:style-name="TBL_0_180_col_1">
</table:table-column>
        <table:table-column table:style-name="TBL_0_180_col_2">
</table:table-column>
        <table:table-column table:style-name="TBL_0_180_col_3">
</table:table-column>
        <table:table-column table:style-name="TBL_0_180_col_4">
</table:table-column>
        <table:table-column table:style-name="TBL_0_180_col_5">
</table:table-column>
        <table:table-column table:style-name="TBL_0_180_col_6">
</table:table-column>
        <table:table-column table:style-name="TBL_0_180_col_7">
</table:table-column>
        <table:table-column table:style-name="TBL_0_180_col_8">
</table:table-column>
        <table:table-column table:style-name="TBL_0_180_col_9">
</table:table-column>
        <table:table-column table:style-name="TBL_0_180_col_10">
</table:table-column>
        <table:table-row table:style-name="TBL_0_180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80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80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403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80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80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TRAN</text:span></text:p>
          </table:table-cell>
          <table:covered-table-cell/>
          <table:table-cell table:style-name="C0"/>
          <table:table-cell table:style-name="C0"/>
        </table:table-row>
        <table:table-row table:style-name="TBL_0_180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80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3 Place d'Irlande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80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80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80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50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VANDOEUVRE</text:span></text:p>
          </table:table-cell>
          <table:covered-table-cell/>
          <table:table-cell table:style-name="C0"/>
        </table:table-row>
      </table:table>
      <table:table table:name="TBL_0_181" table:style-name="TBL_0_181">
        <table:table-column table:style-name="TBL_0_181_col_0">
</table:table-column>
        <table:table-column table:style-name="TBL_0_181_col_1">
</table:table-column>
        <table:table-column table:style-name="TBL_0_181_col_2">
</table:table-column>
        <table:table-column table:style-name="TBL_0_181_col_3">
</table:table-column>
        <table:table-column table:style-name="TBL_0_181_col_4">
</table:table-column>
        <table:table-column table:style-name="TBL_0_181_col_5">
</table:table-column>
        <table:table-column table:style-name="TBL_0_181_col_6">
</table:table-column>
        <table:table-column table:style-name="TBL_0_181_col_7">
</table:table-column>
        <table:table-column table:style-name="TBL_0_181_col_8">
</table:table-column>
        <table:table-column table:style-name="TBL_0_181_col_9">
</table:table-column>
        <table:table-column table:style-name="TBL_0_181_col_10">
</table:table-column>
        <table:table-row table:style-name="TBL_0_181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81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81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405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81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81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TUNGER</text:span></text:p>
          </table:table-cell>
          <table:covered-table-cell/>
          <table:table-cell table:style-name="C0"/>
          <table:table-cell table:style-name="C0"/>
        </table:table-row>
        <table:table-row table:style-name="TBL_0_181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81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6 allèe de Fribourg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81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81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81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50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vandoeuvre</text:span></text:p>
          </table:table-cell>
          <table:covered-table-cell/>
          <table:table-cell table:style-name="C0"/>
        </table:table-row>
      </table:table>
      <table:table table:name="TBL_0_182" table:style-name="TBL_0_182">
        <table:table-column table:style-name="TBL_0_182_col_0">
</table:table-column>
        <table:table-column table:style-name="TBL_0_182_col_1">
</table:table-column>
        <table:table-column table:style-name="TBL_0_182_col_2">
</table:table-column>
        <table:table-column table:style-name="TBL_0_182_col_3">
</table:table-column>
        <table:table-column table:style-name="TBL_0_182_col_4">
</table:table-column>
        <table:table-column table:style-name="TBL_0_182_col_5">
</table:table-column>
        <table:table-column table:style-name="TBL_0_182_col_6">
</table:table-column>
        <table:table-column table:style-name="TBL_0_182_col_7">
</table:table-column>
        <table:table-column table:style-name="TBL_0_182_col_8">
</table:table-column>
        <table:table-column table:style-name="TBL_0_182_col_9">
</table:table-column>
        <table:table-column table:style-name="TBL_0_182_col_10">
</table:table-column>
        <table:table-row table:style-name="TBL_0_182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82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82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406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82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82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UTKAN</text:span></text:p>
          </table:table-cell>
          <table:covered-table-cell/>
          <table:table-cell table:style-name="C0"/>
          <table:table-cell table:style-name="C0"/>
        </table:table-row>
        <table:table-row table:style-name="TBL_0_182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82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32, rue Eugénie Bergé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82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82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82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50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VANDOEUVRE</text:span></text:p>
          </table:table-cell>
          <table:covered-table-cell/>
          <table:table-cell table:style-name="C0"/>
        </table:table-row>
      </table:table>
      <table:table table:name="TBL_0_183" table:style-name="TBL_0_183">
        <table:table-column table:style-name="TBL_0_183_col_0">
</table:table-column>
        <table:table-column table:style-name="TBL_0_183_col_1">
</table:table-column>
        <table:table-column table:style-name="TBL_0_183_col_2">
</table:table-column>
        <table:table-column table:style-name="TBL_0_183_col_3">
</table:table-column>
        <table:table-column table:style-name="TBL_0_183_col_4">
</table:table-column>
        <table:table-column table:style-name="TBL_0_183_col_5">
</table:table-column>
        <table:table-column table:style-name="TBL_0_183_col_6">
</table:table-column>
        <table:table-column table:style-name="TBL_0_183_col_7">
</table:table-column>
        <table:table-column table:style-name="TBL_0_183_col_8">
</table:table-column>
        <table:table-column table:style-name="TBL_0_183_col_9">
</table:table-column>
        <table:table-column table:style-name="TBL_0_183_col_10">
</table:table-column>
        <table:table-row table:style-name="TBL_0_183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83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83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407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83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83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VALDER</text:span></text:p>
          </table:table-cell>
          <table:covered-table-cell/>
          <table:table-cell table:style-name="C0"/>
          <table:table-cell table:style-name="C0"/>
        </table:table-row>
        <table:table-row table:style-name="TBL_0_183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83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15 rue de provence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83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83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83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55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Pont Saint Vincent</text:span></text:p>
          </table:table-cell>
          <table:covered-table-cell/>
          <table:table-cell table:style-name="C0"/>
        </table:table-row>
      </table:table>
      <table:table table:name="TBL_0_184" table:style-name="TBL_0_184">
        <table:table-column table:style-name="TBL_0_184_col_0">
</table:table-column>
        <table:table-column table:style-name="TBL_0_184_col_1">
</table:table-column>
        <table:table-column table:style-name="TBL_0_184_col_2">
</table:table-column>
        <table:table-column table:style-name="TBL_0_184_col_3">
</table:table-column>
        <table:table-column table:style-name="TBL_0_184_col_4">
</table:table-column>
        <table:table-column table:style-name="TBL_0_184_col_5">
</table:table-column>
        <table:table-column table:style-name="TBL_0_184_col_6">
</table:table-column>
        <table:table-column table:style-name="TBL_0_184_col_7">
</table:table-column>
        <table:table-column table:style-name="TBL_0_184_col_8">
</table:table-column>
        <table:table-column table:style-name="TBL_0_184_col_9">
</table:table-column>
        <table:table-column table:style-name="TBL_0_184_col_10">
</table:table-column>
        <table:table-row table:style-name="TBL_0_184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84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84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409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84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84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VALROFF</text:span></text:p>
          </table:table-cell>
          <table:covered-table-cell/>
          <table:table-cell table:style-name="C0"/>
          <table:table-cell table:style-name="C0"/>
        </table:table-row>
        <table:table-row table:style-name="TBL_0_184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84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51rue de la Justice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84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84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84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71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LUDRES</text:span></text:p>
          </table:table-cell>
          <table:covered-table-cell/>
          <table:table-cell table:style-name="C0"/>
        </table:table-row>
      </table:table>
      <table:table table:name="TBL_0_185" table:style-name="TBL_0_185">
        <table:table-column table:style-name="TBL_0_185_col_0">
</table:table-column>
        <table:table-column table:style-name="TBL_0_185_col_1">
</table:table-column>
        <table:table-column table:style-name="TBL_0_185_col_2">
</table:table-column>
        <table:table-column table:style-name="TBL_0_185_col_3">
</table:table-column>
        <table:table-column table:style-name="TBL_0_185_col_4">
</table:table-column>
        <table:table-column table:style-name="TBL_0_185_col_5">
</table:table-column>
        <table:table-column table:style-name="TBL_0_185_col_6">
</table:table-column>
        <table:table-column table:style-name="TBL_0_185_col_7">
</table:table-column>
        <table:table-column table:style-name="TBL_0_185_col_8">
</table:table-column>
        <table:table-column table:style-name="TBL_0_185_col_9">
</table:table-column>
        <table:table-column table:style-name="TBL_0_185_col_10">
</table:table-column>
        <table:table-row table:style-name="TBL_0_185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85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85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410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85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85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VASSEUR</text:span></text:p>
          </table:table-cell>
          <table:covered-table-cell/>
          <table:table-cell table:style-name="C0"/>
          <table:table-cell table:style-name="C0"/>
        </table:table-row>
        <table:table-row table:style-name="TBL_0_185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85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Bat. Poussin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85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85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85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18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HEILLECOURT</text:span></text:p>
          </table:table-cell>
          <table:covered-table-cell/>
          <table:table-cell table:style-name="C0"/>
        </table:table-row>
      </table:table>
      <table:table table:name="TBL_0_186" table:style-name="TBL_0_186">
        <table:table-column table:style-name="TBL_0_186_col_0">
</table:table-column>
        <table:table-column table:style-name="TBL_0_186_col_1">
</table:table-column>
        <table:table-column table:style-name="TBL_0_186_col_2">
</table:table-column>
        <table:table-column table:style-name="TBL_0_186_col_3">
</table:table-column>
        <table:table-column table:style-name="TBL_0_186_col_4">
</table:table-column>
        <table:table-column table:style-name="TBL_0_186_col_5">
</table:table-column>
        <table:table-column table:style-name="TBL_0_186_col_6">
</table:table-column>
        <table:table-column table:style-name="TBL_0_186_col_7">
</table:table-column>
        <table:table-column table:style-name="TBL_0_186_col_8">
</table:table-column>
        <table:table-column table:style-name="TBL_0_186_col_9">
</table:table-column>
        <table:table-column table:style-name="TBL_0_186_col_10">
</table:table-column>
        <table:table-row table:style-name="TBL_0_186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86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86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415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86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86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VERMARD</text:span></text:p>
          </table:table-cell>
          <table:covered-table-cell/>
          <table:table-cell table:style-name="C0"/>
          <table:table-cell table:style-name="C0"/>
        </table:table-row>
        <table:table-row table:style-name="TBL_0_186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86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57bis rue de Ceintrey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86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86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86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16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Pulligny</text:span></text:p>
          </table:table-cell>
          <table:covered-table-cell/>
          <table:table-cell table:style-name="C0"/>
        </table:table-row>
      </table:table>
      <table:table table:name="TBL_0_187" table:style-name="TBL_0_187">
        <table:table-column table:style-name="TBL_0_187_col_0">
</table:table-column>
        <table:table-column table:style-name="TBL_0_187_col_1">
</table:table-column>
        <table:table-column table:style-name="TBL_0_187_col_2">
</table:table-column>
        <table:table-column table:style-name="TBL_0_187_col_3">
</table:table-column>
        <table:table-column table:style-name="TBL_0_187_col_4">
</table:table-column>
        <table:table-column table:style-name="TBL_0_187_col_5">
</table:table-column>
        <table:table-column table:style-name="TBL_0_187_col_6">
</table:table-column>
        <table:table-column table:style-name="TBL_0_187_col_7">
</table:table-column>
        <table:table-column table:style-name="TBL_0_187_col_8">
</table:table-column>
        <table:table-column table:style-name="TBL_0_187_col_9">
</table:table-column>
        <table:table-column table:style-name="TBL_0_187_col_10">
</table:table-column>
        <table:table-row table:style-name="TBL_0_187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87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87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419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87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87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VILLA</text:span></text:p>
          </table:table-cell>
          <table:covered-table-cell/>
          <table:table-cell table:style-name="C0"/>
          <table:table-cell table:style-name="C0"/>
        </table:table-row>
        <table:table-row table:style-name="TBL_0_187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87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1 chemin de la Mine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87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87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87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23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CHAVIGNY</text:span></text:p>
          </table:table-cell>
          <table:covered-table-cell/>
          <table:table-cell table:style-name="C0"/>
        </table:table-row>
      </table:table>
      <table:table table:name="TBL_0_188" table:style-name="TBL_0_188">
        <table:table-column table:style-name="TBL_0_188_col_0">
</table:table-column>
        <table:table-column table:style-name="TBL_0_188_col_1">
</table:table-column>
        <table:table-column table:style-name="TBL_0_188_col_2">
</table:table-column>
        <table:table-column table:style-name="TBL_0_188_col_3">
</table:table-column>
        <table:table-column table:style-name="TBL_0_188_col_4">
</table:table-column>
        <table:table-column table:style-name="TBL_0_188_col_5">
</table:table-column>
        <table:table-column table:style-name="TBL_0_188_col_6">
</table:table-column>
        <table:table-column table:style-name="TBL_0_188_col_7">
</table:table-column>
        <table:table-column table:style-name="TBL_0_188_col_8">
</table:table-column>
        <table:table-column table:style-name="TBL_0_188_col_9">
</table:table-column>
        <table:table-column table:style-name="TBL_0_188_col_10">
</table:table-column>
        <table:table-row table:style-name="TBL_0_188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88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88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421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88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88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VINCENT</text:span></text:p>
          </table:table-cell>
          <table:covered-table-cell/>
          <table:table-cell table:style-name="C0"/>
          <table:table-cell table:style-name="C0"/>
        </table:table-row>
        <table:table-row table:style-name="TBL_0_188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88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12 rue du JURA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88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88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88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50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VANDOEUVRE</text:span></text:p>
          </table:table-cell>
          <table:covered-table-cell/>
          <table:table-cell table:style-name="C0"/>
        </table:table-row>
      </table:table>
      <table:table table:name="TBL_0_189" table:style-name="TBL_0_189">
        <table:table-column table:style-name="TBL_0_189_col_0">
</table:table-column>
        <table:table-column table:style-name="TBL_0_189_col_1">
</table:table-column>
        <table:table-column table:style-name="TBL_0_189_col_2">
</table:table-column>
        <table:table-column table:style-name="TBL_0_189_col_3">
</table:table-column>
        <table:table-column table:style-name="TBL_0_189_col_4">
</table:table-column>
        <table:table-column table:style-name="TBL_0_189_col_5">
</table:table-column>
        <table:table-column table:style-name="TBL_0_189_col_6">
</table:table-column>
        <table:table-column table:style-name="TBL_0_189_col_7">
</table:table-column>
        <table:table-column table:style-name="TBL_0_189_col_8">
</table:table-column>
        <table:table-column table:style-name="TBL_0_189_col_9">
</table:table-column>
        <table:table-column table:style-name="TBL_0_189_col_10">
</table:table-column>
        <table:table-row table:style-name="TBL_0_189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89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89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423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89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89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VIOL</text:span></text:p>
          </table:table-cell>
          <table:covered-table-cell/>
          <table:table-cell table:style-name="C0"/>
          <table:table-cell table:style-name="C0"/>
        </table:table-row>
        <table:table-row table:style-name="TBL_0_189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89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12 rue des Lilas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89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89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89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63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RICHARDMENIL</text:span></text:p>
          </table:table-cell>
          <table:covered-table-cell/>
          <table:table-cell table:style-name="C0"/>
        </table:table-row>
      </table:table>
      <table:table table:name="TBL_0_190" table:style-name="TBL_0_190">
        <table:table-column table:style-name="TBL_0_190_col_0">
</table:table-column>
        <table:table-column table:style-name="TBL_0_190_col_1">
</table:table-column>
        <table:table-column table:style-name="TBL_0_190_col_2">
</table:table-column>
        <table:table-column table:style-name="TBL_0_190_col_3">
</table:table-column>
        <table:table-column table:style-name="TBL_0_190_col_4">
</table:table-column>
        <table:table-column table:style-name="TBL_0_190_col_5">
</table:table-column>
        <table:table-column table:style-name="TBL_0_190_col_6">
</table:table-column>
        <table:table-column table:style-name="TBL_0_190_col_7">
</table:table-column>
        <table:table-column table:style-name="TBL_0_190_col_8">
</table:table-column>
        <table:table-column table:style-name="TBL_0_190_col_9">
</table:table-column>
        <table:table-column table:style-name="TBL_0_190_col_10">
</table:table-column>
        <table:table-row table:style-name="TBL_0_190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90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90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424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90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90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VIOL</text:span></text:p>
          </table:table-cell>
          <table:covered-table-cell/>
          <table:table-cell table:style-name="C0"/>
          <table:table-cell table:style-name="C0"/>
        </table:table-row>
        <table:table-row table:style-name="TBL_0_190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90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15 rue des Hauts Jardins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90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90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90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16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Pierreville</text:span></text:p>
          </table:table-cell>
          <table:covered-table-cell/>
          <table:table-cell table:style-name="C0"/>
        </table:table-row>
      </table:table>
      <table:table table:name="TBL_0_191" table:style-name="TBL_0_191">
        <table:table-column table:style-name="TBL_0_191_col_0">
</table:table-column>
        <table:table-column table:style-name="TBL_0_191_col_1">
</table:table-column>
        <table:table-column table:style-name="TBL_0_191_col_2">
</table:table-column>
        <table:table-column table:style-name="TBL_0_191_col_3">
</table:table-column>
        <table:table-column table:style-name="TBL_0_191_col_4">
</table:table-column>
        <table:table-column table:style-name="TBL_0_191_col_5">
</table:table-column>
        <table:table-column table:style-name="TBL_0_191_col_6">
</table:table-column>
        <table:table-column table:style-name="TBL_0_191_col_7">
</table:table-column>
        <table:table-column table:style-name="TBL_0_191_col_8">
</table:table-column>
        <table:table-column table:style-name="TBL_0_191_col_9">
</table:table-column>
        <table:table-column table:style-name="TBL_0_191_col_10">
</table:table-column>
        <table:table-row table:style-name="TBL_0_191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91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91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425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91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91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VOILLAUME</text:span></text:p>
          </table:table-cell>
          <table:covered-table-cell/>
          <table:table-cell table:style-name="C0"/>
          <table:table-cell table:style-name="C0"/>
        </table:table-row>
        <table:table-row table:style-name="TBL_0_191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91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8 rue de Renauveau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91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91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91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85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MÉRÉVILLE</text:span></text:p>
          </table:table-cell>
          <table:covered-table-cell/>
          <table:table-cell table:style-name="C0"/>
        </table:table-row>
      </table:table>
      <table:table table:name="TBL_0_192" table:style-name="TBL_0_192">
        <table:table-column table:style-name="TBL_0_192_col_0">
</table:table-column>
        <table:table-column table:style-name="TBL_0_192_col_1">
</table:table-column>
        <table:table-column table:style-name="TBL_0_192_col_2">
</table:table-column>
        <table:table-column table:style-name="TBL_0_192_col_3">
</table:table-column>
        <table:table-column table:style-name="TBL_0_192_col_4">
</table:table-column>
        <table:table-column table:style-name="TBL_0_192_col_5">
</table:table-column>
        <table:table-column table:style-name="TBL_0_192_col_6">
</table:table-column>
        <table:table-column table:style-name="TBL_0_192_col_7">
</table:table-column>
        <table:table-column table:style-name="TBL_0_192_col_8">
</table:table-column>
        <table:table-column table:style-name="TBL_0_192_col_9">
</table:table-column>
        <table:table-column table:style-name="TBL_0_192_col_10">
</table:table-column>
        <table:table-row table:style-name="TBL_0_192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92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92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430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92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92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YUMURTACI</text:span></text:p>
          </table:table-cell>
          <table:covered-table-cell/>
          <table:table-cell table:style-name="C0"/>
          <table:table-cell table:style-name="C0"/>
        </table:table-row>
        <table:table-row table:style-name="TBL_0_192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92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3 place d'Irlande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92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92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Les canaris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92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50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VANDOEUVRE</text:span></text:p>
          </table:table-cell>
          <table:covered-table-cell/>
          <table:table-cell table:style-name="C0"/>
        </table:table-row>
      </table:table>
      <table:table table:name="TBL_0_193" table:style-name="TBL_0_193">
        <table:table-column table:style-name="TBL_0_193_col_0">
</table:table-column>
        <table:table-column table:style-name="TBL_0_193_col_1">
</table:table-column>
        <table:table-column table:style-name="TBL_0_193_col_2">
</table:table-column>
        <table:table-column table:style-name="TBL_0_193_col_3">
</table:table-column>
        <table:table-column table:style-name="TBL_0_193_col_4">
</table:table-column>
        <table:table-column table:style-name="TBL_0_193_col_5">
</table:table-column>
        <table:table-column table:style-name="TBL_0_193_col_6">
</table:table-column>
        <table:table-column table:style-name="TBL_0_193_col_7">
</table:table-column>
        <table:table-column table:style-name="TBL_0_193_col_8">
</table:table-column>
        <table:table-column table:style-name="TBL_0_193_col_9">
</table:table-column>
        <table:table-column table:style-name="TBL_0_193_col_10">
</table:table-column>
        <table:table-row table:style-name="TBL_0_193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93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93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432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93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93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TEST</text:span></text:p>
          </table:table-cell>
          <table:covered-table-cell/>
          <table:table-cell table:style-name="C0"/>
          <table:table-cell table:style-name="C0"/>
        </table:table-row>
        <table:table-row table:style-name="TBL_0_193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93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34 rue en pente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93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93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93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vandoeuvre</text:span></text:p>
          </table:table-cell>
          <table:covered-table-cell/>
          <table:table-cell table:style-name="C0"/>
        </table:table-row>
      </table:table>
      <table:table table:name="TBL_0_194" table:style-name="TBL_0_194">
        <table:table-column table:style-name="TBL_0_194_col_0">
</table:table-column>
        <table:table-column table:style-name="TBL_0_194_col_1">
</table:table-column>
        <table:table-column table:style-name="TBL_0_194_col_2">
</table:table-column>
        <table:table-column table:style-name="TBL_0_194_col_3">
</table:table-column>
        <table:table-column table:style-name="TBL_0_194_col_4">
</table:table-column>
        <table:table-column table:style-name="TBL_0_194_col_5">
</table:table-column>
        <table:table-column table:style-name="TBL_0_194_col_6">
</table:table-column>
        <table:table-column table:style-name="TBL_0_194_col_7">
</table:table-column>
        <table:table-column table:style-name="TBL_0_194_col_8">
</table:table-column>
        <table:table-column table:style-name="TBL_0_194_col_9">
</table:table-column>
        <table:table-column table:style-name="TBL_0_194_col_10">
</table:table-column>
        <table:table-row table:style-name="TBL_0_194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94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94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434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94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94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MAITRE</text:span></text:p>
          </table:table-cell>
          <table:covered-table-cell/>
          <table:table-cell table:style-name="C0"/>
          <table:table-cell table:style-name="C0"/>
        </table:table-row>
        <table:table-row table:style-name="TBL_0_194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94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2 rue Jacques Gruber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94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94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94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18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houdemont</text:span></text:p>
          </table:table-cell>
          <table:covered-table-cell/>
          <table:table-cell table:style-name="C0"/>
        </table:table-row>
      </table:table>
      <table:table table:name="TBL_0_195" table:style-name="TBL_0_195">
        <table:table-column table:style-name="TBL_0_195_col_0">
</table:table-column>
        <table:table-column table:style-name="TBL_0_195_col_1">
</table:table-column>
        <table:table-column table:style-name="TBL_0_195_col_2">
</table:table-column>
        <table:table-column table:style-name="TBL_0_195_col_3">
</table:table-column>
        <table:table-column table:style-name="TBL_0_195_col_4">
</table:table-column>
        <table:table-column table:style-name="TBL_0_195_col_5">
</table:table-column>
        <table:table-column table:style-name="TBL_0_195_col_6">
</table:table-column>
        <table:table-column table:style-name="TBL_0_195_col_7">
</table:table-column>
        <table:table-column table:style-name="TBL_0_195_col_8">
</table:table-column>
        <table:table-column table:style-name="TBL_0_195_col_9">
</table:table-column>
        <table:table-column table:style-name="TBL_0_195_col_10">
</table:table-column>
        <table:table-row table:style-name="TBL_0_195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95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95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435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95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95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MULOT</text:span></text:p>
          </table:table-cell>
          <table:covered-table-cell/>
          <table:table-cell table:style-name="C0"/>
          <table:table-cell table:style-name="C0"/>
        </table:table-row>
        <table:table-row table:style-name="TBL_0_195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95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10 chemin des paquis de Valaille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95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95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95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16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frolois</text:span></text:p>
          </table:table-cell>
          <table:covered-table-cell/>
          <table:table-cell table:style-name="C0"/>
        </table:table-row>
      </table:table>
      <table:table table:name="TBL_0_196" table:style-name="TBL_0_196">
        <table:table-column table:style-name="TBL_0_196_col_0">
</table:table-column>
        <table:table-column table:style-name="TBL_0_196_col_1">
</table:table-column>
        <table:table-column table:style-name="TBL_0_196_col_2">
</table:table-column>
        <table:table-column table:style-name="TBL_0_196_col_3">
</table:table-column>
        <table:table-column table:style-name="TBL_0_196_col_4">
</table:table-column>
        <table:table-column table:style-name="TBL_0_196_col_5">
</table:table-column>
        <table:table-column table:style-name="TBL_0_196_col_6">
</table:table-column>
        <table:table-column table:style-name="TBL_0_196_col_7">
</table:table-column>
        <table:table-column table:style-name="TBL_0_196_col_8">
</table:table-column>
        <table:table-column table:style-name="TBL_0_196_col_9">
</table:table-column>
        <table:table-column table:style-name="TBL_0_196_col_10">
</table:table-column>
        <table:table-row table:style-name="TBL_0_196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96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96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436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96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96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FOLTRAUER</text:span></text:p>
          </table:table-cell>
          <table:covered-table-cell/>
          <table:table-cell table:style-name="C0"/>
          <table:table-cell table:style-name="C0"/>
        </table:table-row>
        <table:table-row table:style-name="TBL_0_196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96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27 bis rue Lecomte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96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96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96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55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Bainville</text:span></text:p>
          </table:table-cell>
          <table:covered-table-cell/>
          <table:table-cell table:style-name="C0"/>
        </table:table-row>
      </table:table>
      <table:table table:name="TBL_0_197" table:style-name="TBL_0_197">
        <table:table-column table:style-name="TBL_0_197_col_0">
</table:table-column>
        <table:table-column table:style-name="TBL_0_197_col_1">
</table:table-column>
        <table:table-column table:style-name="TBL_0_197_col_2">
</table:table-column>
        <table:table-column table:style-name="TBL_0_197_col_3">
</table:table-column>
        <table:table-column table:style-name="TBL_0_197_col_4">
</table:table-column>
        <table:table-column table:style-name="TBL_0_197_col_5">
</table:table-column>
        <table:table-column table:style-name="TBL_0_197_col_6">
</table:table-column>
        <table:table-column table:style-name="TBL_0_197_col_7">
</table:table-column>
        <table:table-column table:style-name="TBL_0_197_col_8">
</table:table-column>
        <table:table-column table:style-name="TBL_0_197_col_9">
</table:table-column>
        <table:table-column table:style-name="TBL_0_197_col_10">
</table:table-column>
        <table:table-row table:style-name="TBL_0_197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97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97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437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97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97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RAMBAUT</text:span></text:p>
          </table:table-cell>
          <table:covered-table-cell/>
          <table:table-cell table:style-name="C0"/>
          <table:table-cell table:style-name="C0"/>
        </table:table-row>
        <table:table-row table:style-name="TBL_0_197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97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36 rue du général Patton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97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97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97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63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RICHARDMENIL</text:span></text:p>
          </table:table-cell>
          <table:covered-table-cell/>
          <table:table-cell table:style-name="C0"/>
        </table:table-row>
      </table:table>
      <table:table table:name="TBL_0_198" table:style-name="TBL_0_198">
        <table:table-column table:style-name="TBL_0_198_col_0">
</table:table-column>
        <table:table-column table:style-name="TBL_0_198_col_1">
</table:table-column>
        <table:table-column table:style-name="TBL_0_198_col_2">
</table:table-column>
        <table:table-column table:style-name="TBL_0_198_col_3">
</table:table-column>
        <table:table-column table:style-name="TBL_0_198_col_4">
</table:table-column>
        <table:table-column table:style-name="TBL_0_198_col_5">
</table:table-column>
        <table:table-column table:style-name="TBL_0_198_col_6">
</table:table-column>
        <table:table-column table:style-name="TBL_0_198_col_7">
</table:table-column>
        <table:table-column table:style-name="TBL_0_198_col_8">
</table:table-column>
        <table:table-column table:style-name="TBL_0_198_col_9">
</table:table-column>
        <table:table-column table:style-name="TBL_0_198_col_10">
</table:table-column>
        <table:table-row table:style-name="TBL_0_198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98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98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438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98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98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DHIAB</text:span></text:p>
          </table:table-cell>
          <table:covered-table-cell/>
          <table:table-cell table:style-name="C0"/>
          <table:table-cell table:style-name="C0"/>
        </table:table-row>
        <table:table-row table:style-name="TBL_0_198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98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23 RUE RENE MICHAUD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98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98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98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23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NEUVES MAISONS</text:span></text:p>
          </table:table-cell>
          <table:covered-table-cell/>
          <table:table-cell table:style-name="C0"/>
        </table:table-row>
      </table:table>
      <table:table table:name="TBL_0_199" table:style-name="TBL_0_199">
        <table:table-column table:style-name="TBL_0_199_col_0">
</table:table-column>
        <table:table-column table:style-name="TBL_0_199_col_1">
</table:table-column>
        <table:table-column table:style-name="TBL_0_199_col_2">
</table:table-column>
        <table:table-column table:style-name="TBL_0_199_col_3">
</table:table-column>
        <table:table-column table:style-name="TBL_0_199_col_4">
</table:table-column>
        <table:table-column table:style-name="TBL_0_199_col_5">
</table:table-column>
        <table:table-column table:style-name="TBL_0_199_col_6">
</table:table-column>
        <table:table-column table:style-name="TBL_0_199_col_7">
</table:table-column>
        <table:table-column table:style-name="TBL_0_199_col_8">
</table:table-column>
        <table:table-column table:style-name="TBL_0_199_col_9">
</table:table-column>
        <table:table-column table:style-name="TBL_0_199_col_10">
</table:table-column>
        <table:table-row table:style-name="TBL_0_199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99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99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439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99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99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FAIQ</text:span></text:p>
          </table:table-cell>
          <table:covered-table-cell/>
          <table:table-cell table:style-name="C0"/>
          <table:table-cell table:style-name="C0"/>
        </table:table-row>
        <table:table-row table:style-name="TBL_0_199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99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18, rue pasteur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99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99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99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50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VANDOEUVRE</text:span></text:p>
          </table:table-cell>
          <table:covered-table-cell/>
          <table:table-cell table:style-name="C0"/>
        </table:table-row>
      </table:table>
      <table:table table:name="TBL_0_200" table:style-name="TBL_0_200">
        <table:table-column table:style-name="TBL_0_200_col_0">
</table:table-column>
        <table:table-column table:style-name="TBL_0_200_col_1">
</table:table-column>
        <table:table-column table:style-name="TBL_0_200_col_2">
</table:table-column>
        <table:table-column table:style-name="TBL_0_200_col_3">
</table:table-column>
        <table:table-column table:style-name="TBL_0_200_col_4">
</table:table-column>
        <table:table-column table:style-name="TBL_0_200_col_5">
</table:table-column>
        <table:table-column table:style-name="TBL_0_200_col_6">
</table:table-column>
        <table:table-column table:style-name="TBL_0_200_col_7">
</table:table-column>
        <table:table-column table:style-name="TBL_0_200_col_8">
</table:table-column>
        <table:table-column table:style-name="TBL_0_200_col_9">
</table:table-column>
        <table:table-column table:style-name="TBL_0_200_col_10">
</table:table-column>
        <table:table-row table:style-name="TBL_0_200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00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00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440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00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00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BOYÉ</text:span></text:p>
          </table:table-cell>
          <table:covered-table-cell/>
          <table:table-cell table:style-name="C0"/>
          <table:table-cell table:style-name="C0"/>
        </table:table-row>
        <table:table-row table:style-name="TBL_0_200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00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16 chemin de la corvée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200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00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200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16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frolois</text:span></text:p>
          </table:table-cell>
          <table:covered-table-cell/>
          <table:table-cell table:style-name="C0"/>
        </table:table-row>
      </table:table>
      <table:table table:name="TBL_0_201" table:style-name="TBL_0_201">
        <table:table-column table:style-name="TBL_0_201_col_0">
</table:table-column>
        <table:table-column table:style-name="TBL_0_201_col_1">
</table:table-column>
        <table:table-column table:style-name="TBL_0_201_col_2">
</table:table-column>
        <table:table-column table:style-name="TBL_0_201_col_3">
</table:table-column>
        <table:table-column table:style-name="TBL_0_201_col_4">
</table:table-column>
        <table:table-column table:style-name="TBL_0_201_col_5">
</table:table-column>
        <table:table-column table:style-name="TBL_0_201_col_6">
</table:table-column>
        <table:table-column table:style-name="TBL_0_201_col_7">
</table:table-column>
        <table:table-column table:style-name="TBL_0_201_col_8">
</table:table-column>
        <table:table-column table:style-name="TBL_0_201_col_9">
</table:table-column>
        <table:table-column table:style-name="TBL_0_201_col_10">
</table:table-column>
        <table:table-row table:style-name="TBL_0_201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01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01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441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01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01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SCHMITT</text:span></text:p>
          </table:table-cell>
          <table:covered-table-cell/>
          <table:table-cell table:style-name="C0"/>
          <table:table-cell table:style-name="C0"/>
        </table:table-row>
        <table:table-row table:style-name="TBL_0_201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01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95 rue de villers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201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01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201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50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vandoeuvre</text:span></text:p>
          </table:table-cell>
          <table:covered-table-cell/>
          <table:table-cell table:style-name="C0"/>
        </table:table-row>
      </table:table>
      <table:table table:name="TBL_0_202" table:style-name="TBL_0_202">
        <table:table-column table:style-name="TBL_0_202_col_0">
</table:table-column>
        <table:table-column table:style-name="TBL_0_202_col_1">
</table:table-column>
        <table:table-column table:style-name="TBL_0_202_col_2">
</table:table-column>
        <table:table-column table:style-name="TBL_0_202_col_3">
</table:table-column>
        <table:table-column table:style-name="TBL_0_202_col_4">
</table:table-column>
        <table:table-column table:style-name="TBL_0_202_col_5">
</table:table-column>
        <table:table-column table:style-name="TBL_0_202_col_6">
</table:table-column>
        <table:table-column table:style-name="TBL_0_202_col_7">
</table:table-column>
        <table:table-column table:style-name="TBL_0_202_col_8">
</table:table-column>
        <table:table-column table:style-name="TBL_0_202_col_9">
</table:table-column>
        <table:table-column table:style-name="TBL_0_202_col_10">
</table:table-column>
        <table:table-row table:style-name="TBL_0_202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02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02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442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02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02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GRICOURT</text:span></text:p>
          </table:table-cell>
          <table:covered-table-cell/>
          <table:table-cell table:style-name="C0"/>
          <table:table-cell table:style-name="C0"/>
        </table:table-row>
        <table:table-row table:style-name="TBL_0_202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02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28 rue Roger Marx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202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02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202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60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villers les Nancy</text:span></text:p>
          </table:table-cell>
          <table:covered-table-cell/>
          <table:table-cell table:style-name="C0"/>
        </table:table-row>
      </table:table>
      <table:table table:name="TBL_0_203" table:style-name="TBL_0_203">
        <table:table-column table:style-name="TBL_0_203_col_0">
</table:table-column>
        <table:table-column table:style-name="TBL_0_203_col_1">
</table:table-column>
        <table:table-column table:style-name="TBL_0_203_col_2">
</table:table-column>
        <table:table-column table:style-name="TBL_0_203_col_3">
</table:table-column>
        <table:table-column table:style-name="TBL_0_203_col_4">
</table:table-column>
        <table:table-column table:style-name="TBL_0_203_col_5">
</table:table-column>
        <table:table-column table:style-name="TBL_0_203_col_6">
</table:table-column>
        <table:table-column table:style-name="TBL_0_203_col_7">
</table:table-column>
        <table:table-column table:style-name="TBL_0_203_col_8">
</table:table-column>
        <table:table-column table:style-name="TBL_0_203_col_9">
</table:table-column>
        <table:table-column table:style-name="TBL_0_203_col_10">
</table:table-column>
        <table:table-row table:style-name="TBL_0_203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03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03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443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03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03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VALETTE</text:span></text:p>
          </table:table-cell>
          <table:covered-table-cell/>
          <table:table-cell table:style-name="C0"/>
          <table:table-cell table:style-name="C0"/>
        </table:table-row>
        <table:table-row table:style-name="TBL_0_203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03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74 BOULEVARD HAUSSONVILLE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203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03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203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00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NANCY</text:span></text:p>
          </table:table-cell>
          <table:covered-table-cell/>
          <table:table-cell table:style-name="C0"/>
        </table:table-row>
      </table:table>
      <table:table table:name="TBL_0_204" table:style-name="TBL_0_204">
        <table:table-column table:style-name="TBL_0_204_col_0">
</table:table-column>
        <table:table-column table:style-name="TBL_0_204_col_1">
</table:table-column>
        <table:table-column table:style-name="TBL_0_204_col_2">
</table:table-column>
        <table:table-column table:style-name="TBL_0_204_col_3">
</table:table-column>
        <table:table-column table:style-name="TBL_0_204_col_4">
</table:table-column>
        <table:table-column table:style-name="TBL_0_204_col_5">
</table:table-column>
        <table:table-column table:style-name="TBL_0_204_col_6">
</table:table-column>
        <table:table-column table:style-name="TBL_0_204_col_7">
</table:table-column>
        <table:table-column table:style-name="TBL_0_204_col_8">
</table:table-column>
        <table:table-column table:style-name="TBL_0_204_col_9">
</table:table-column>
        <table:table-column table:style-name="TBL_0_204_col_10">
</table:table-column>
        <table:table-row table:style-name="TBL_0_204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04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04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444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04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04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RECEVEUR</text:span></text:p>
          </table:table-cell>
          <table:covered-table-cell/>
          <table:table-cell table:style-name="C0"/>
          <table:table-cell table:style-name="C0"/>
        </table:table-row>
        <table:table-row table:style-name="TBL_0_204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04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6 rue Gambeta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204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04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204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11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rosière aux salines</text:span></text:p>
          </table:table-cell>
          <table:covered-table-cell/>
          <table:table-cell table:style-name="C0"/>
        </table:table-row>
      </table:table>
      <table:table table:name="TBL_0_205" table:style-name="TBL_0_205">
        <table:table-column table:style-name="TBL_0_205_col_0">
</table:table-column>
        <table:table-column table:style-name="TBL_0_205_col_1">
</table:table-column>
        <table:table-column table:style-name="TBL_0_205_col_2">
</table:table-column>
        <table:table-column table:style-name="TBL_0_205_col_3">
</table:table-column>
        <table:table-column table:style-name="TBL_0_205_col_4">
</table:table-column>
        <table:table-column table:style-name="TBL_0_205_col_5">
</table:table-column>
        <table:table-column table:style-name="TBL_0_205_col_6">
</table:table-column>
        <table:table-column table:style-name="TBL_0_205_col_7">
</table:table-column>
        <table:table-column table:style-name="TBL_0_205_col_8">
</table:table-column>
        <table:table-column table:style-name="TBL_0_205_col_9">
</table:table-column>
        <table:table-column table:style-name="TBL_0_205_col_10">
</table:table-column>
        <table:table-row table:style-name="TBL_0_205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05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05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445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05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05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VIEL</text:span></text:p>
          </table:table-cell>
          <table:covered-table-cell/>
          <table:table-cell table:style-name="C0"/>
          <table:table-cell table:style-name="C0"/>
        </table:table-row>
        <table:table-row table:style-name="TBL_0_205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05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10 impasse Emile Zola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205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05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205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71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Ludres</text:span></text:p>
          </table:table-cell>
          <table:covered-table-cell/>
          <table:table-cell table:style-name="C0"/>
        </table:table-row>
      </table:table>
      <table:table table:name="TBL_0_206" table:style-name="TBL_0_206">
        <table:table-column table:style-name="TBL_0_206_col_0">
</table:table-column>
        <table:table-column table:style-name="TBL_0_206_col_1">
</table:table-column>
        <table:table-column table:style-name="TBL_0_206_col_2">
</table:table-column>
        <table:table-column table:style-name="TBL_0_206_col_3">
</table:table-column>
        <table:table-column table:style-name="TBL_0_206_col_4">
</table:table-column>
        <table:table-column table:style-name="TBL_0_206_col_5">
</table:table-column>
        <table:table-column table:style-name="TBL_0_206_col_6">
</table:table-column>
        <table:table-column table:style-name="TBL_0_206_col_7">
</table:table-column>
        <table:table-column table:style-name="TBL_0_206_col_8">
</table:table-column>
        <table:table-column table:style-name="TBL_0_206_col_9">
</table:table-column>
        <table:table-column table:style-name="TBL_0_206_col_10">
</table:table-column>
        <table:table-row table:style-name="TBL_0_206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06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06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446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06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06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NOUET</text:span></text:p>
          </table:table-cell>
          <table:covered-table-cell/>
          <table:table-cell table:style-name="C0"/>
          <table:table-cell table:style-name="C0"/>
        </table:table-row>
        <table:table-row table:style-name="TBL_0_206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06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26 RUE ARISTIDE BRIAND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206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06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206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50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VANDOEUVRE</text:span></text:p>
          </table:table-cell>
          <table:covered-table-cell/>
          <table:table-cell table:style-name="C0"/>
        </table:table-row>
      </table:table>
      <table:table table:name="TBL_0_207" table:style-name="TBL_0_207">
        <table:table-column table:style-name="TBL_0_207_col_0">
</table:table-column>
        <table:table-column table:style-name="TBL_0_207_col_1">
</table:table-column>
        <table:table-column table:style-name="TBL_0_207_col_2">
</table:table-column>
        <table:table-column table:style-name="TBL_0_207_col_3">
</table:table-column>
        <table:table-column table:style-name="TBL_0_207_col_4">
</table:table-column>
        <table:table-column table:style-name="TBL_0_207_col_5">
</table:table-column>
        <table:table-column table:style-name="TBL_0_207_col_6">
</table:table-column>
        <table:table-column table:style-name="TBL_0_207_col_7">
</table:table-column>
        <table:table-column table:style-name="TBL_0_207_col_8">
</table:table-column>
        <table:table-column table:style-name="TBL_0_207_col_9">
</table:table-column>
        <table:table-column table:style-name="TBL_0_207_col_10">
</table:table-column>
        <table:table-row table:style-name="TBL_0_207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07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07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447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07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07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CHARPENTIER</text:span></text:p>
          </table:table-cell>
          <table:covered-table-cell/>
          <table:table-cell table:style-name="C0"/>
          <table:table-cell table:style-name="C0"/>
        </table:table-row>
        <table:table-row table:style-name="TBL_0_207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07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48 impasse Fernand Rousselot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207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07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207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71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Ludres</text:span></text:p>
          </table:table-cell>
          <table:covered-table-cell/>
          <table:table-cell table:style-name="C0"/>
        </table:table-row>
      </table:table>
      <table:table table:name="TBL_0_208" table:style-name="TBL_0_208">
        <table:table-column table:style-name="TBL_0_208_col_0">
</table:table-column>
        <table:table-column table:style-name="TBL_0_208_col_1">
</table:table-column>
        <table:table-column table:style-name="TBL_0_208_col_2">
</table:table-column>
        <table:table-column table:style-name="TBL_0_208_col_3">
</table:table-column>
        <table:table-column table:style-name="TBL_0_208_col_4">
</table:table-column>
        <table:table-column table:style-name="TBL_0_208_col_5">
</table:table-column>
        <table:table-column table:style-name="TBL_0_208_col_6">
</table:table-column>
        <table:table-column table:style-name="TBL_0_208_col_7">
</table:table-column>
        <table:table-column table:style-name="TBL_0_208_col_8">
</table:table-column>
        <table:table-column table:style-name="TBL_0_208_col_9">
</table:table-column>
        <table:table-column table:style-name="TBL_0_208_col_10">
</table:table-column>
        <table:table-row table:style-name="TBL_0_208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08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08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448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08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08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IERARDI</text:span></text:p>
          </table:table-cell>
          <table:covered-table-cell/>
          <table:table-cell table:style-name="C0"/>
          <table:table-cell table:style-name="C0"/>
        </table:table-row>
        <table:table-row table:style-name="TBL_0_208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08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11 rue de Florence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208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08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208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50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Vandoeuvre</text:span></text:p>
          </table:table-cell>
          <table:covered-table-cell/>
          <table:table-cell table:style-name="C0"/>
        </table:table-row>
      </table:table>
      <table:table table:name="TBL_0_209" table:style-name="TBL_0_209">
        <table:table-column table:style-name="TBL_0_209_col_0">
</table:table-column>
        <table:table-column table:style-name="TBL_0_209_col_1">
</table:table-column>
        <table:table-column table:style-name="TBL_0_209_col_2">
</table:table-column>
        <table:table-column table:style-name="TBL_0_209_col_3">
</table:table-column>
        <table:table-column table:style-name="TBL_0_209_col_4">
</table:table-column>
        <table:table-column table:style-name="TBL_0_209_col_5">
</table:table-column>
        <table:table-column table:style-name="TBL_0_209_col_6">
</table:table-column>
        <table:table-column table:style-name="TBL_0_209_col_7">
</table:table-column>
        <table:table-column table:style-name="TBL_0_209_col_8">
</table:table-column>
        <table:table-column table:style-name="TBL_0_209_col_9">
</table:table-column>
        <table:table-column table:style-name="TBL_0_209_col_10">
</table:table-column>
        <table:table-row table:style-name="TBL_0_209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09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09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449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09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09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DARDINIER</text:span></text:p>
          </table:table-cell>
          <table:covered-table-cell/>
          <table:table-cell table:style-name="C0"/>
          <table:table-cell table:style-name="C0"/>
        </table:table-row>
        <table:table-row table:style-name="TBL_0_209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09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3 rue de pierreville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209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09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209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16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pulligny</text:span></text:p>
          </table:table-cell>
          <table:covered-table-cell/>
          <table:table-cell table:style-name="C0"/>
        </table:table-row>
      </table:table>
      <table:table table:name="TBL_0_210" table:style-name="TBL_0_210">
        <table:table-column table:style-name="TBL_0_210_col_0">
</table:table-column>
        <table:table-column table:style-name="TBL_0_210_col_1">
</table:table-column>
        <table:table-column table:style-name="TBL_0_210_col_2">
</table:table-column>
        <table:table-column table:style-name="TBL_0_210_col_3">
</table:table-column>
        <table:table-column table:style-name="TBL_0_210_col_4">
</table:table-column>
        <table:table-column table:style-name="TBL_0_210_col_5">
</table:table-column>
        <table:table-column table:style-name="TBL_0_210_col_6">
</table:table-column>
        <table:table-column table:style-name="TBL_0_210_col_7">
</table:table-column>
        <table:table-column table:style-name="TBL_0_210_col_8">
</table:table-column>
        <table:table-column table:style-name="TBL_0_210_col_9">
</table:table-column>
        <table:table-column table:style-name="TBL_0_210_col_10">
</table:table-column>
        <table:table-row table:style-name="TBL_0_210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10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10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450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10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10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AMMARA</text:span></text:p>
          </table:table-cell>
          <table:covered-table-cell/>
          <table:table-cell table:style-name="C0"/>
          <table:table-cell table:style-name="C0"/>
        </table:table-row>
        <table:table-row table:style-name="TBL_0_210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10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9 av des jonquilles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210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10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210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50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vandoeuvre</text:span></text:p>
          </table:table-cell>
          <table:covered-table-cell/>
          <table:table-cell table:style-name="C0"/>
        </table:table-row>
      </table:table>
      <table:table table:name="TBL_0_211" table:style-name="TBL_0_211">
        <table:table-column table:style-name="TBL_0_211_col_0">
</table:table-column>
        <table:table-column table:style-name="TBL_0_211_col_1">
</table:table-column>
        <table:table-column table:style-name="TBL_0_211_col_2">
</table:table-column>
        <table:table-column table:style-name="TBL_0_211_col_3">
</table:table-column>
        <table:table-column table:style-name="TBL_0_211_col_4">
</table:table-column>
        <table:table-column table:style-name="TBL_0_211_col_5">
</table:table-column>
        <table:table-column table:style-name="TBL_0_211_col_6">
</table:table-column>
        <table:table-column table:style-name="TBL_0_211_col_7">
</table:table-column>
        <table:table-column table:style-name="TBL_0_211_col_8">
</table:table-column>
        <table:table-column table:style-name="TBL_0_211_col_9">
</table:table-column>
        <table:table-column table:style-name="TBL_0_211_col_10">
</table:table-column>
        <table:table-row table:style-name="TBL_0_211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11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11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451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11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11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ZEROUKI</text:span></text:p>
          </table:table-cell>
          <table:covered-table-cell/>
          <table:table-cell table:style-name="C0"/>
          <table:table-cell table:style-name="C0"/>
        </table:table-row>
        <table:table-row table:style-name="TBL_0_211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11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20 rue du Vivarais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211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11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211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50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VANDOEUVRE</text:span></text:p>
          </table:table-cell>
          <table:covered-table-cell/>
          <table:table-cell table:style-name="C0"/>
        </table:table-row>
      </table:table>
      <table:table table:name="TBL_0_212" table:style-name="TBL_0_212">
        <table:table-column table:style-name="TBL_0_212_col_0">
</table:table-column>
        <table:table-column table:style-name="TBL_0_212_col_1">
</table:table-column>
        <table:table-column table:style-name="TBL_0_212_col_2">
</table:table-column>
        <table:table-column table:style-name="TBL_0_212_col_3">
</table:table-column>
        <table:table-column table:style-name="TBL_0_212_col_4">
</table:table-column>
        <table:table-column table:style-name="TBL_0_212_col_5">
</table:table-column>
        <table:table-column table:style-name="TBL_0_212_col_6">
</table:table-column>
        <table:table-column table:style-name="TBL_0_212_col_7">
</table:table-column>
        <table:table-column table:style-name="TBL_0_212_col_8">
</table:table-column>
        <table:table-column table:style-name="TBL_0_212_col_9">
</table:table-column>
        <table:table-column table:style-name="TBL_0_212_col_10">
</table:table-column>
        <table:table-row table:style-name="TBL_0_212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12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12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452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12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12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TAHA</text:span></text:p>
          </table:table-cell>
          <table:covered-table-cell/>
          <table:table-cell table:style-name="C0"/>
          <table:table-cell table:style-name="C0"/>
        </table:table-row>
        <table:table-row table:style-name="TBL_0_212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12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5 rue du Luxembourg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212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12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212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50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Vandoeuvre</text:span></text:p>
          </table:table-cell>
          <table:covered-table-cell/>
          <table:table-cell table:style-name="C0"/>
        </table:table-row>
      </table:table>
      <table:table table:name="TBL_0_213" table:style-name="TBL_0_213">
        <table:table-column table:style-name="TBL_0_213_col_0">
</table:table-column>
        <table:table-column table:style-name="TBL_0_213_col_1">
</table:table-column>
        <table:table-column table:style-name="TBL_0_213_col_2">
</table:table-column>
        <table:table-column table:style-name="TBL_0_213_col_3">
</table:table-column>
        <table:table-column table:style-name="TBL_0_213_col_4">
</table:table-column>
        <table:table-column table:style-name="TBL_0_213_col_5">
</table:table-column>
        <table:table-column table:style-name="TBL_0_213_col_6">
</table:table-column>
        <table:table-column table:style-name="TBL_0_213_col_7">
</table:table-column>
        <table:table-column table:style-name="TBL_0_213_col_8">
</table:table-column>
        <table:table-column table:style-name="TBL_0_213_col_9">
</table:table-column>
        <table:table-column table:style-name="TBL_0_213_col_10">
</table:table-column>
        <table:table-row table:style-name="TBL_0_213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13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13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453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13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13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DROGUET</text:span></text:p>
          </table:table-cell>
          <table:covered-table-cell/>
          <table:table-cell table:style-name="C0"/>
          <table:table-cell table:style-name="C0"/>
        </table:table-row>
        <table:table-row table:style-name="TBL_0_213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13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19 rue du Portugal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213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13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213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50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Vandoeuvre</text:span></text:p>
          </table:table-cell>
          <table:covered-table-cell/>
          <table:table-cell table:style-name="C0"/>
        </table:table-row>
      </table:table>
      <table:table table:name="TBL_0_214" table:style-name="TBL_0_214">
        <table:table-column table:style-name="TBL_0_214_col_0">
</table:table-column>
        <table:table-column table:style-name="TBL_0_214_col_1">
</table:table-column>
        <table:table-column table:style-name="TBL_0_214_col_2">
</table:table-column>
        <table:table-column table:style-name="TBL_0_214_col_3">
</table:table-column>
        <table:table-column table:style-name="TBL_0_214_col_4">
</table:table-column>
        <table:table-column table:style-name="TBL_0_214_col_5">
</table:table-column>
        <table:table-column table:style-name="TBL_0_214_col_6">
</table:table-column>
        <table:table-column table:style-name="TBL_0_214_col_7">
</table:table-column>
        <table:table-column table:style-name="TBL_0_214_col_8">
</table:table-column>
        <table:table-column table:style-name="TBL_0_214_col_9">
</table:table-column>
        <table:table-column table:style-name="TBL_0_214_col_10">
</table:table-column>
        <table:table-row table:style-name="TBL_0_214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14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14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454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14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14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JACQUOT</text:span></text:p>
          </table:table-cell>
          <table:covered-table-cell/>
          <table:table-cell table:style-name="C0"/>
          <table:table-cell table:style-name="C0"/>
        </table:table-row>
        <table:table-row table:style-name="TBL_0_214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14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105C av du Général Leclerc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214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14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214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00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Nancy</text:span></text:p>
          </table:table-cell>
          <table:covered-table-cell/>
          <table:table-cell table:style-name="C0"/>
        </table:table-row>
      </table:table>
      <table:table table:name="TBL_0_215" table:style-name="TBL_0_215">
        <table:table-column table:style-name="TBL_0_215_col_0">
</table:table-column>
        <table:table-column table:style-name="TBL_0_215_col_1">
</table:table-column>
        <table:table-column table:style-name="TBL_0_215_col_2">
</table:table-column>
        <table:table-column table:style-name="TBL_0_215_col_3">
</table:table-column>
        <table:table-column table:style-name="TBL_0_215_col_4">
</table:table-column>
        <table:table-column table:style-name="TBL_0_215_col_5">
</table:table-column>
        <table:table-column table:style-name="TBL_0_215_col_6">
</table:table-column>
        <table:table-column table:style-name="TBL_0_215_col_7">
</table:table-column>
        <table:table-column table:style-name="TBL_0_215_col_8">
</table:table-column>
        <table:table-column table:style-name="TBL_0_215_col_9">
</table:table-column>
        <table:table-column table:style-name="TBL_0_215_col_10">
</table:table-column>
        <table:table-row table:style-name="TBL_0_215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15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15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455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15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15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LEMELLE</text:span></text:p>
          </table:table-cell>
          <table:covered-table-cell/>
          <table:table-cell table:style-name="C0"/>
          <table:table-cell table:style-name="C0"/>
        </table:table-row>
        <table:table-row table:style-name="TBL_0_215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15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18,RUE DU BOURBONNAIS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215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15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215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50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VANDOEUVRE</text:span></text:p>
          </table:table-cell>
          <table:covered-table-cell/>
          <table:table-cell table:style-name="C0"/>
        </table:table-row>
      </table:table>
      <table:table table:name="TBL_0_216" table:style-name="TBL_0_216">
        <table:table-column table:style-name="TBL_0_216_col_0">
</table:table-column>
        <table:table-column table:style-name="TBL_0_216_col_1">
</table:table-column>
        <table:table-column table:style-name="TBL_0_216_col_2">
</table:table-column>
        <table:table-column table:style-name="TBL_0_216_col_3">
</table:table-column>
        <table:table-column table:style-name="TBL_0_216_col_4">
</table:table-column>
        <table:table-column table:style-name="TBL_0_216_col_5">
</table:table-column>
        <table:table-column table:style-name="TBL_0_216_col_6">
</table:table-column>
        <table:table-column table:style-name="TBL_0_216_col_7">
</table:table-column>
        <table:table-column table:style-name="TBL_0_216_col_8">
</table:table-column>
        <table:table-column table:style-name="TBL_0_216_col_9">
</table:table-column>
        <table:table-column table:style-name="TBL_0_216_col_10">
</table:table-column>
        <table:table-row table:style-name="TBL_0_216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16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16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456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16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16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LONGERON</text:span></text:p>
          </table:table-cell>
          <table:covered-table-cell/>
          <table:table-cell table:style-name="C0"/>
          <table:table-cell table:style-name="C0"/>
        </table:table-row>
        <table:table-row table:style-name="TBL_0_216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16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9 square de Liège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216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16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216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50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Vandoeuvre</text:span></text:p>
          </table:table-cell>
          <table:covered-table-cell/>
          <table:table-cell table:style-name="C0"/>
        </table:table-row>
      </table:table>
      <table:table table:name="TBL_0_217" table:style-name="TBL_0_217">
        <table:table-column table:style-name="TBL_0_217_col_0">
</table:table-column>
        <table:table-column table:style-name="TBL_0_217_col_1">
</table:table-column>
        <table:table-column table:style-name="TBL_0_217_col_2">
</table:table-column>
        <table:table-column table:style-name="TBL_0_217_col_3">
</table:table-column>
        <table:table-column table:style-name="TBL_0_217_col_4">
</table:table-column>
        <table:table-column table:style-name="TBL_0_217_col_5">
</table:table-column>
        <table:table-column table:style-name="TBL_0_217_col_6">
</table:table-column>
        <table:table-column table:style-name="TBL_0_217_col_7">
</table:table-column>
        <table:table-column table:style-name="TBL_0_217_col_8">
</table:table-column>
        <table:table-column table:style-name="TBL_0_217_col_9">
</table:table-column>
        <table:table-column table:style-name="TBL_0_217_col_10">
</table:table-column>
        <table:table-row table:style-name="TBL_0_217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17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17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457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17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17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DELCONTE</text:span></text:p>
          </table:table-cell>
          <table:covered-table-cell/>
          <table:table-cell table:style-name="C0"/>
          <table:table-cell table:style-name="C0"/>
        </table:table-row>
        <table:table-row table:style-name="TBL_0_217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17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41 rue des Brocard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217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17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217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60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villers les Nancy</text:span></text:p>
          </table:table-cell>
          <table:covered-table-cell/>
          <table:table-cell table:style-name="C0"/>
        </table:table-row>
      </table:table>
      <table:table table:name="TBL_0_218" table:style-name="TBL_0_218">
        <table:table-column table:style-name="TBL_0_218_col_0">
</table:table-column>
        <table:table-column table:style-name="TBL_0_218_col_1">
</table:table-column>
        <table:table-column table:style-name="TBL_0_218_col_2">
</table:table-column>
        <table:table-column table:style-name="TBL_0_218_col_3">
</table:table-column>
        <table:table-column table:style-name="TBL_0_218_col_4">
</table:table-column>
        <table:table-column table:style-name="TBL_0_218_col_5">
</table:table-column>
        <table:table-column table:style-name="TBL_0_218_col_6">
</table:table-column>
        <table:table-column table:style-name="TBL_0_218_col_7">
</table:table-column>
        <table:table-column table:style-name="TBL_0_218_col_8">
</table:table-column>
        <table:table-column table:style-name="TBL_0_218_col_9">
</table:table-column>
        <table:table-column table:style-name="TBL_0_218_col_10">
</table:table-column>
        <table:table-row table:style-name="TBL_0_218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18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18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458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18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18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GEND</text:span></text:p>
          </table:table-cell>
          <table:covered-table-cell/>
          <table:table-cell table:style-name="C0"/>
          <table:table-cell table:style-name="C0"/>
        </table:table-row>
        <table:table-row table:style-name="TBL_0_218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18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3 place de Bretagne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218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18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218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50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VANDOEUVRE</text:span></text:p>
          </table:table-cell>
          <table:covered-table-cell/>
          <table:table-cell table:style-name="C0"/>
        </table:table-row>
      </table:table>
      <table:table table:name="TBL_0_219" table:style-name="TBL_0_219">
        <table:table-column table:style-name="TBL_0_219_col_0">
</table:table-column>
        <table:table-column table:style-name="TBL_0_219_col_1">
</table:table-column>
        <table:table-column table:style-name="TBL_0_219_col_2">
</table:table-column>
        <table:table-column table:style-name="TBL_0_219_col_3">
</table:table-column>
        <table:table-column table:style-name="TBL_0_219_col_4">
</table:table-column>
        <table:table-column table:style-name="TBL_0_219_col_5">
</table:table-column>
        <table:table-column table:style-name="TBL_0_219_col_6">
</table:table-column>
        <table:table-column table:style-name="TBL_0_219_col_7">
</table:table-column>
        <table:table-column table:style-name="TBL_0_219_col_8">
</table:table-column>
        <table:table-column table:style-name="TBL_0_219_col_9">
</table:table-column>
        <table:table-column table:style-name="TBL_0_219_col_10">
</table:table-column>
        <table:table-row table:style-name="TBL_0_219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19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19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459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19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19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ZEGHIB</text:span></text:p>
          </table:table-cell>
          <table:covered-table-cell/>
          <table:table-cell table:style-name="C0"/>
          <table:table-cell table:style-name="C0"/>
        </table:table-row>
        <table:table-row table:style-name="TBL_0_219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19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12 rue de Lisbonne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219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19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219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50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vandoeuvre</text:span></text:p>
          </table:table-cell>
          <table:covered-table-cell/>
          <table:table-cell table:style-name="C0"/>
        </table:table-row>
      </table:table>
      <table:table table:name="TBL_0_220" table:style-name="TBL_0_220">
        <table:table-column table:style-name="TBL_0_220_col_0">
</table:table-column>
        <table:table-column table:style-name="TBL_0_220_col_1">
</table:table-column>
        <table:table-column table:style-name="TBL_0_220_col_2">
</table:table-column>
        <table:table-column table:style-name="TBL_0_220_col_3">
</table:table-column>
        <table:table-column table:style-name="TBL_0_220_col_4">
</table:table-column>
        <table:table-column table:style-name="TBL_0_220_col_5">
</table:table-column>
        <table:table-column table:style-name="TBL_0_220_col_6">
</table:table-column>
        <table:table-column table:style-name="TBL_0_220_col_7">
</table:table-column>
        <table:table-column table:style-name="TBL_0_220_col_8">
</table:table-column>
        <table:table-column table:style-name="TBL_0_220_col_9">
</table:table-column>
        <table:table-column table:style-name="TBL_0_220_col_10">
</table:table-column>
        <table:table-row table:style-name="TBL_0_220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20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20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460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20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20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ELADSI</text:span></text:p>
          </table:table-cell>
          <table:covered-table-cell/>
          <table:table-cell table:style-name="C0"/>
          <table:table-cell table:style-name="C0"/>
        </table:table-row>
        <table:table-row table:style-name="TBL_0_220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20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8 rue Robert Schuman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220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20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220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50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VANDOEUVRE</text:span></text:p>
          </table:table-cell>
          <table:covered-table-cell/>
          <table:table-cell table:style-name="C0"/>
        </table:table-row>
      </table:table>
      <table:table table:name="TBL_0_221" table:style-name="TBL_0_221">
        <table:table-column table:style-name="TBL_0_221_col_0">
</table:table-column>
        <table:table-column table:style-name="TBL_0_221_col_1">
</table:table-column>
        <table:table-column table:style-name="TBL_0_221_col_2">
</table:table-column>
        <table:table-column table:style-name="TBL_0_221_col_3">
</table:table-column>
        <table:table-column table:style-name="TBL_0_221_col_4">
</table:table-column>
        <table:table-column table:style-name="TBL_0_221_col_5">
</table:table-column>
        <table:table-column table:style-name="TBL_0_221_col_6">
</table:table-column>
        <table:table-column table:style-name="TBL_0_221_col_7">
</table:table-column>
        <table:table-column table:style-name="TBL_0_221_col_8">
</table:table-column>
        <table:table-column table:style-name="TBL_0_221_col_9">
</table:table-column>
        <table:table-column table:style-name="TBL_0_221_col_10">
</table:table-column>
        <table:table-row table:style-name="TBL_0_221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21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21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461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21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21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JAMMOUL</text:span></text:p>
          </table:table-cell>
          <table:covered-table-cell/>
          <table:table-cell table:style-name="C0"/>
          <table:table-cell table:style-name="C0"/>
        </table:table-row>
        <table:table-row table:style-name="TBL_0_221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21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3 rue Saint Exupery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221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21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221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50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Vandoeuvre</text:span></text:p>
          </table:table-cell>
          <table:covered-table-cell/>
          <table:table-cell table:style-name="C0"/>
        </table:table-row>
      </table:table>
      <table:table table:name="TBL_0_222" table:style-name="TBL_0_222">
        <table:table-column table:style-name="TBL_0_222_col_0">
</table:table-column>
        <table:table-column table:style-name="TBL_0_222_col_1">
</table:table-column>
        <table:table-column table:style-name="TBL_0_222_col_2">
</table:table-column>
        <table:table-column table:style-name="TBL_0_222_col_3">
</table:table-column>
        <table:table-column table:style-name="TBL_0_222_col_4">
</table:table-column>
        <table:table-column table:style-name="TBL_0_222_col_5">
</table:table-column>
        <table:table-column table:style-name="TBL_0_222_col_6">
</table:table-column>
        <table:table-column table:style-name="TBL_0_222_col_7">
</table:table-column>
        <table:table-column table:style-name="TBL_0_222_col_8">
</table:table-column>
        <table:table-column table:style-name="TBL_0_222_col_9">
</table:table-column>
        <table:table-column table:style-name="TBL_0_222_col_10">
</table:table-column>
        <table:table-row table:style-name="TBL_0_222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22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22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462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22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22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STOESEL</text:span></text:p>
          </table:table-cell>
          <table:covered-table-cell/>
          <table:table-cell table:style-name="C0"/>
          <table:table-cell table:style-name="C0"/>
        </table:table-row>
        <table:table-row table:style-name="TBL_0_222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22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110 rue de Nancy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222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22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222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23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Chavigny</text:span></text:p>
          </table:table-cell>
          <table:covered-table-cell/>
          <table:table-cell table:style-name="C0"/>
        </table:table-row>
      </table:table>
      <table:table table:name="TBL_0_223" table:style-name="TBL_0_223">
        <table:table-column table:style-name="TBL_0_223_col_0">
</table:table-column>
        <table:table-column table:style-name="TBL_0_223_col_1">
</table:table-column>
        <table:table-column table:style-name="TBL_0_223_col_2">
</table:table-column>
        <table:table-column table:style-name="TBL_0_223_col_3">
</table:table-column>
        <table:table-column table:style-name="TBL_0_223_col_4">
</table:table-column>
        <table:table-column table:style-name="TBL_0_223_col_5">
</table:table-column>
        <table:table-column table:style-name="TBL_0_223_col_6">
</table:table-column>
        <table:table-column table:style-name="TBL_0_223_col_7">
</table:table-column>
        <table:table-column table:style-name="TBL_0_223_col_8">
</table:table-column>
        <table:table-column table:style-name="TBL_0_223_col_9">
</table:table-column>
        <table:table-column table:style-name="TBL_0_223_col_10">
</table:table-column>
        <table:table-row table:style-name="TBL_0_223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23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23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483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23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23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GRANGE</text:span></text:p>
          </table:table-cell>
          <table:covered-table-cell/>
          <table:table-cell table:style-name="C0"/>
          <table:table-cell table:style-name="C0"/>
        </table:table-row>
        <table:table-row table:style-name="TBL_0_223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23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37 AVENUE PRINCIPALE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223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23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223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93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SAINT FIRMIN</text:span></text:p>
          </table:table-cell>
          <table:covered-table-cell/>
          <table:table-cell table:style-name="C0"/>
        </table:table-row>
      </table:table>
      <table:table table:name="TBL_0_224" table:style-name="TBL_0_224">
        <table:table-column table:style-name="TBL_0_224_col_0">
</table:table-column>
        <table:table-column table:style-name="TBL_0_224_col_1">
</table:table-column>
        <table:table-column table:style-name="TBL_0_224_col_2">
</table:table-column>
        <table:table-column table:style-name="TBL_0_224_col_3">
</table:table-column>
        <table:table-column table:style-name="TBL_0_224_col_4">
</table:table-column>
        <table:table-column table:style-name="TBL_0_224_col_5">
</table:table-column>
        <table:table-column table:style-name="TBL_0_224_col_6">
</table:table-column>
        <table:table-column table:style-name="TBL_0_224_col_7">
</table:table-column>
        <table:table-column table:style-name="TBL_0_224_col_8">
</table:table-column>
        <table:table-column table:style-name="TBL_0_224_col_9">
</table:table-column>
        <table:table-column table:style-name="TBL_0_224_col_10">
</table:table-column>
        <table:table-row table:style-name="TBL_0_224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24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24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484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24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24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ETIENNE </text:span></text:p>
          </table:table-cell>
          <table:covered-table-cell/>
          <table:table-cell table:style-name="C0"/>
          <table:table-cell table:style-name="C0"/>
        </table:table-row>
        <table:table-row table:style-name="TBL_0_224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24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10 rue Catherine Kuttinger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224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24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224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18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Houdemont</text:span></text:p>
          </table:table-cell>
          <table:covered-table-cell/>
          <table:table-cell table:style-name="C0"/>
        </table:table-row>
      </table:table>
      <table:table table:name="TBL_0_225" table:style-name="TBL_0_225">
        <table:table-column table:style-name="TBL_0_225_col_0">
</table:table-column>
        <table:table-column table:style-name="TBL_0_225_col_1">
</table:table-column>
        <table:table-column table:style-name="TBL_0_225_col_2">
</table:table-column>
        <table:table-column table:style-name="TBL_0_225_col_3">
</table:table-column>
        <table:table-column table:style-name="TBL_0_225_col_4">
</table:table-column>
        <table:table-column table:style-name="TBL_0_225_col_5">
</table:table-column>
        <table:table-column table:style-name="TBL_0_225_col_6">
</table:table-column>
        <table:table-column table:style-name="TBL_0_225_col_7">
</table:table-column>
        <table:table-column table:style-name="TBL_0_225_col_8">
</table:table-column>
        <table:table-column table:style-name="TBL_0_225_col_9">
</table:table-column>
        <table:table-column table:style-name="TBL_0_225_col_10">
</table:table-column>
        <table:table-row table:style-name="TBL_0_225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25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25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485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25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25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DUHOUX</text:span></text:p>
          </table:table-cell>
          <table:covered-table-cell/>
          <table:table-cell table:style-name="C0"/>
          <table:table-cell table:style-name="C0"/>
        </table:table-row>
        <table:table-row table:style-name="TBL_0_225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25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3 QUATER RUE DU BEAUJOLAIS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225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25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225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50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VANDOEUVRE</text:span></text:p>
          </table:table-cell>
          <table:covered-table-cell/>
          <table:table-cell table:style-name="C0"/>
        </table:table-row>
      </table:table>
      <table:table table:name="TBL_0_226" table:style-name="TBL_0_226">
        <table:table-column table:style-name="TBL_0_226_col_0">
</table:table-column>
        <table:table-column table:style-name="TBL_0_226_col_1">
</table:table-column>
        <table:table-column table:style-name="TBL_0_226_col_2">
</table:table-column>
        <table:table-column table:style-name="TBL_0_226_col_3">
</table:table-column>
        <table:table-column table:style-name="TBL_0_226_col_4">
</table:table-column>
        <table:table-column table:style-name="TBL_0_226_col_5">
</table:table-column>
        <table:table-column table:style-name="TBL_0_226_col_6">
</table:table-column>
        <table:table-column table:style-name="TBL_0_226_col_7">
</table:table-column>
        <table:table-column table:style-name="TBL_0_226_col_8">
</table:table-column>
        <table:table-column table:style-name="TBL_0_226_col_9">
</table:table-column>
        <table:table-column table:style-name="TBL_0_226_col_10">
</table:table-column>
        <table:table-row table:style-name="TBL_0_226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26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26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486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26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26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BALTHAZARD</text:span></text:p>
          </table:table-cell>
          <table:covered-table-cell/>
          <table:table-cell table:style-name="C0"/>
          <table:table-cell table:style-name="C0"/>
        </table:table-row>
        <table:table-row table:style-name="TBL_0_226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26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20 rue de la Cimenterie 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226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26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226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99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Xeuilley</text:span></text:p>
          </table:table-cell>
          <table:covered-table-cell/>
          <table:table-cell table:style-name="C0"/>
        </table:table-row>
      </table:table>
      <table:table table:name="TBL_0_227" table:style-name="TBL_0_227">
        <table:table-column table:style-name="TBL_0_227_col_0">
</table:table-column>
        <table:table-column table:style-name="TBL_0_227_col_1">
</table:table-column>
        <table:table-column table:style-name="TBL_0_227_col_2">
</table:table-column>
        <table:table-column table:style-name="TBL_0_227_col_3">
</table:table-column>
        <table:table-column table:style-name="TBL_0_227_col_4">
</table:table-column>
        <table:table-column table:style-name="TBL_0_227_col_5">
</table:table-column>
        <table:table-column table:style-name="TBL_0_227_col_6">
</table:table-column>
        <table:table-column table:style-name="TBL_0_227_col_7">
</table:table-column>
        <table:table-column table:style-name="TBL_0_227_col_8">
</table:table-column>
        <table:table-column table:style-name="TBL_0_227_col_9">
</table:table-column>
        <table:table-column table:style-name="TBL_0_227_col_10">
</table:table-column>
        <table:table-row table:style-name="TBL_0_227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27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27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487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27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27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MBOKO</text:span></text:p>
          </table:table-cell>
          <table:covered-table-cell/>
          <table:table-cell table:style-name="C0"/>
          <table:table-cell table:style-name="C0"/>
        </table:table-row>
        <table:table-row table:style-name="TBL_0_227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27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4 RUE FENELON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227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27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227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60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VILLERS</text:span></text:p>
          </table:table-cell>
          <table:covered-table-cell/>
          <table:table-cell table:style-name="C0"/>
        </table:table-row>
      </table:table>
      <table:table table:name="TBL_0_228" table:style-name="TBL_0_228">
        <table:table-column table:style-name="TBL_0_228_col_0">
</table:table-column>
        <table:table-column table:style-name="TBL_0_228_col_1">
</table:table-column>
        <table:table-column table:style-name="TBL_0_228_col_2">
</table:table-column>
        <table:table-column table:style-name="TBL_0_228_col_3">
</table:table-column>
        <table:table-column table:style-name="TBL_0_228_col_4">
</table:table-column>
        <table:table-column table:style-name="TBL_0_228_col_5">
</table:table-column>
        <table:table-column table:style-name="TBL_0_228_col_6">
</table:table-column>
        <table:table-column table:style-name="TBL_0_228_col_7">
</table:table-column>
        <table:table-column table:style-name="TBL_0_228_col_8">
</table:table-column>
        <table:table-column table:style-name="TBL_0_228_col_9">
</table:table-column>
        <table:table-column table:style-name="TBL_0_228_col_10">
</table:table-column>
        <table:table-row table:style-name="TBL_0_228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28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28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488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28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28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CORDIER</text:span></text:p>
          </table:table-cell>
          <table:covered-table-cell/>
          <table:table-cell table:style-name="C0"/>
          <table:table-cell table:style-name="C0"/>
        </table:table-row>
        <table:table-row table:style-name="TBL_0_228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28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46 rue Patton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228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28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228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63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RICHARDMENIL</text:span></text:p>
          </table:table-cell>
          <table:covered-table-cell/>
          <table:table-cell table:style-name="C0"/>
        </table:table-row>
      </table:table>
      <table:table table:name="TBL_0_229" table:style-name="TBL_0_229">
        <table:table-column table:style-name="TBL_0_229_col_0">
</table:table-column>
        <table:table-column table:style-name="TBL_0_229_col_1">
</table:table-column>
        <table:table-column table:style-name="TBL_0_229_col_2">
</table:table-column>
        <table:table-column table:style-name="TBL_0_229_col_3">
</table:table-column>
        <table:table-column table:style-name="TBL_0_229_col_4">
</table:table-column>
        <table:table-column table:style-name="TBL_0_229_col_5">
</table:table-column>
        <table:table-column table:style-name="TBL_0_229_col_6">
</table:table-column>
        <table:table-column table:style-name="TBL_0_229_col_7">
</table:table-column>
        <table:table-column table:style-name="TBL_0_229_col_8">
</table:table-column>
        <table:table-column table:style-name="TBL_0_229_col_9">
</table:table-column>
        <table:table-column table:style-name="TBL_0_229_col_10">
</table:table-column>
        <table:table-row table:style-name="TBL_0_229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29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29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489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29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29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LIGNON</text:span></text:p>
          </table:table-cell>
          <table:covered-table-cell/>
          <table:table-cell table:style-name="C0"/>
          <table:table-cell table:style-name="C0"/>
        </table:table-row>
        <table:table-row table:style-name="TBL_0_229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29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264 avenue du Général Leclerc 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229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29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229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00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Nancy</text:span></text:p>
          </table:table-cell>
          <table:covered-table-cell/>
          <table:table-cell table:style-name="C0"/>
        </table:table-row>
      </table:table>
      <table:table table:name="TBL_0_230" table:style-name="TBL_0_230">
        <table:table-column table:style-name="TBL_0_230_col_0">
</table:table-column>
        <table:table-column table:style-name="TBL_0_230_col_1">
</table:table-column>
        <table:table-column table:style-name="TBL_0_230_col_2">
</table:table-column>
        <table:table-column table:style-name="TBL_0_230_col_3">
</table:table-column>
        <table:table-column table:style-name="TBL_0_230_col_4">
</table:table-column>
        <table:table-column table:style-name="TBL_0_230_col_5">
</table:table-column>
        <table:table-column table:style-name="TBL_0_230_col_6">
</table:table-column>
        <table:table-column table:style-name="TBL_0_230_col_7">
</table:table-column>
        <table:table-column table:style-name="TBL_0_230_col_8">
</table:table-column>
        <table:table-column table:style-name="TBL_0_230_col_9">
</table:table-column>
        <table:table-column table:style-name="TBL_0_230_col_10">
</table:table-column>
        <table:table-row table:style-name="TBL_0_230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30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30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490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30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30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POUZOULET</text:span></text:p>
          </table:table-cell>
          <table:covered-table-cell/>
          <table:table-cell table:style-name="C0"/>
          <table:table-cell table:style-name="C0"/>
        </table:table-row>
        <table:table-row table:style-name="TBL_0_230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30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Orpheopolis 1 rue Jacques Delivre 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230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30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230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00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Nancy</text:span></text:p>
          </table:table-cell>
          <table:covered-table-cell/>
          <table:table-cell table:style-name="C0"/>
        </table:table-row>
      </table:table>
      <table:table table:name="TBL_0_231" table:style-name="TBL_0_231">
        <table:table-column table:style-name="TBL_0_231_col_0">
</table:table-column>
        <table:table-column table:style-name="TBL_0_231_col_1">
</table:table-column>
        <table:table-column table:style-name="TBL_0_231_col_2">
</table:table-column>
        <table:table-column table:style-name="TBL_0_231_col_3">
</table:table-column>
        <table:table-column table:style-name="TBL_0_231_col_4">
</table:table-column>
        <table:table-column table:style-name="TBL_0_231_col_5">
</table:table-column>
        <table:table-column table:style-name="TBL_0_231_col_6">
</table:table-column>
        <table:table-column table:style-name="TBL_0_231_col_7">
</table:table-column>
        <table:table-column table:style-name="TBL_0_231_col_8">
</table:table-column>
        <table:table-column table:style-name="TBL_0_231_col_9">
</table:table-column>
        <table:table-column table:style-name="TBL_0_231_col_10">
</table:table-column>
        <table:table-row table:style-name="TBL_0_231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31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31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491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31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31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MEKNACI</text:span></text:p>
          </table:table-cell>
          <table:covered-table-cell/>
          <table:table-cell table:style-name="C0"/>
          <table:table-cell table:style-name="C0"/>
        </table:table-row>
        <table:table-row table:style-name="TBL_0_231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31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3 boulevard des Aiguillettes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231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31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231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50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Vandoeuvre</text:span></text:p>
          </table:table-cell>
          <table:covered-table-cell/>
          <table:table-cell table:style-name="C0"/>
        </table:table-row>
      </table:table>
      <table:table table:name="TBL_0_232" table:style-name="TBL_0_232">
        <table:table-column table:style-name="TBL_0_232_col_0">
</table:table-column>
        <table:table-column table:style-name="TBL_0_232_col_1">
</table:table-column>
        <table:table-column table:style-name="TBL_0_232_col_2">
</table:table-column>
        <table:table-column table:style-name="TBL_0_232_col_3">
</table:table-column>
        <table:table-column table:style-name="TBL_0_232_col_4">
</table:table-column>
        <table:table-column table:style-name="TBL_0_232_col_5">
</table:table-column>
        <table:table-column table:style-name="TBL_0_232_col_6">
</table:table-column>
        <table:table-column table:style-name="TBL_0_232_col_7">
</table:table-column>
        <table:table-column table:style-name="TBL_0_232_col_8">
</table:table-column>
        <table:table-column table:style-name="TBL_0_232_col_9">
</table:table-column>
        <table:table-column table:style-name="TBL_0_232_col_10">
</table:table-column>
        <table:table-row table:style-name="TBL_0_232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32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32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492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32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32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CESARI</text:span></text:p>
          </table:table-cell>
          <table:covered-table-cell/>
          <table:table-cell table:style-name="C0"/>
          <table:table-cell table:style-name="C0"/>
        </table:table-row>
        <table:table-row table:style-name="TBL_0_232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32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112 ALLEE DU SAUSSI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232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32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232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71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LUDRES</text:span></text:p>
          </table:table-cell>
          <table:covered-table-cell/>
          <table:table-cell table:style-name="C0"/>
        </table:table-row>
      </table:table>
      <table:table table:name="TBL_0_233" table:style-name="TBL_0_233">
        <table:table-column table:style-name="TBL_0_233_col_0">
</table:table-column>
        <table:table-column table:style-name="TBL_0_233_col_1">
</table:table-column>
        <table:table-column table:style-name="TBL_0_233_col_2">
</table:table-column>
        <table:table-column table:style-name="TBL_0_233_col_3">
</table:table-column>
        <table:table-column table:style-name="TBL_0_233_col_4">
</table:table-column>
        <table:table-column table:style-name="TBL_0_233_col_5">
</table:table-column>
        <table:table-column table:style-name="TBL_0_233_col_6">
</table:table-column>
        <table:table-column table:style-name="TBL_0_233_col_7">
</table:table-column>
        <table:table-column table:style-name="TBL_0_233_col_8">
</table:table-column>
        <table:table-column table:style-name="TBL_0_233_col_9">
</table:table-column>
        <table:table-column table:style-name="TBL_0_233_col_10">
</table:table-column>
        <table:table-row table:style-name="TBL_0_233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33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33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493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33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33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SCHWARTZ</text:span></text:p>
          </table:table-cell>
          <table:covered-table-cell/>
          <table:table-cell table:style-name="C0"/>
          <table:table-cell table:style-name="C0"/>
        </table:table-row>
        <table:table-row table:style-name="TBL_0_233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33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41bis avenue Jacques Leclerc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233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33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233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33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Vezelise</text:span></text:p>
          </table:table-cell>
          <table:covered-table-cell/>
          <table:table-cell table:style-name="C0"/>
        </table:table-row>
      </table:table>
      <table:table table:name="TBL_0_234" table:style-name="TBL_0_234">
        <table:table-column table:style-name="TBL_0_234_col_0">
</table:table-column>
        <table:table-column table:style-name="TBL_0_234_col_1">
</table:table-column>
        <table:table-column table:style-name="TBL_0_234_col_2">
</table:table-column>
        <table:table-column table:style-name="TBL_0_234_col_3">
</table:table-column>
        <table:table-column table:style-name="TBL_0_234_col_4">
</table:table-column>
        <table:table-column table:style-name="TBL_0_234_col_5">
</table:table-column>
        <table:table-column table:style-name="TBL_0_234_col_6">
</table:table-column>
        <table:table-column table:style-name="TBL_0_234_col_7">
</table:table-column>
        <table:table-column table:style-name="TBL_0_234_col_8">
</table:table-column>
        <table:table-column table:style-name="TBL_0_234_col_9">
</table:table-column>
        <table:table-column table:style-name="TBL_0_234_col_10">
</table:table-column>
        <table:table-row table:style-name="TBL_0_234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34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34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495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34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34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BAR</text:span></text:p>
          </table:table-cell>
          <table:covered-table-cell/>
          <table:table-cell table:style-name="C0"/>
          <table:table-cell table:style-name="C0"/>
        </table:table-row>
        <table:table-row table:style-name="TBL_0_234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34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8 allée Saint Blaise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234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34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234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23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Chavigny</text:span></text:p>
          </table:table-cell>
          <table:covered-table-cell/>
          <table:table-cell table:style-name="C0"/>
        </table:table-row>
      </table:table>
      <table:table table:name="TBL_0_235" table:style-name="TBL_0_235">
        <table:table-column table:style-name="TBL_0_235_col_0">
</table:table-column>
        <table:table-column table:style-name="TBL_0_235_col_1">
</table:table-column>
        <table:table-column table:style-name="TBL_0_235_col_2">
</table:table-column>
        <table:table-column table:style-name="TBL_0_235_col_3">
</table:table-column>
        <table:table-column table:style-name="TBL_0_235_col_4">
</table:table-column>
        <table:table-column table:style-name="TBL_0_235_col_5">
</table:table-column>
        <table:table-column table:style-name="TBL_0_235_col_6">
</table:table-column>
        <table:table-column table:style-name="TBL_0_235_col_7">
</table:table-column>
        <table:table-column table:style-name="TBL_0_235_col_8">
</table:table-column>
        <table:table-column table:style-name="TBL_0_235_col_9">
</table:table-column>
        <table:table-column table:style-name="TBL_0_235_col_10">
</table:table-column>
        <table:table-row table:style-name="TBL_0_235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35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35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501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35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35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SERRA</text:span></text:p>
          </table:table-cell>
          <table:covered-table-cell/>
          <table:table-cell table:style-name="C0"/>
          <table:table-cell table:style-name="C0"/>
        </table:table-row>
        <table:table-row table:style-name="TBL_0_235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35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11 chemin des paquis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235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35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235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16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FROLOIS</text:span></text:p>
          </table:table-cell>
          <table:covered-table-cell/>
          <table:table-cell table:style-name="C0"/>
        </table:table-row>
      </table:table>
      <table:table table:name="TBL_0_236" table:style-name="TBL_0_236">
        <table:table-column table:style-name="TBL_0_236_col_0">
</table:table-column>
        <table:table-column table:style-name="TBL_0_236_col_1">
</table:table-column>
        <table:table-column table:style-name="TBL_0_236_col_2">
</table:table-column>
        <table:table-column table:style-name="TBL_0_236_col_3">
</table:table-column>
        <table:table-column table:style-name="TBL_0_236_col_4">
</table:table-column>
        <table:table-column table:style-name="TBL_0_236_col_5">
</table:table-column>
        <table:table-column table:style-name="TBL_0_236_col_6">
</table:table-column>
        <table:table-column table:style-name="TBL_0_236_col_7">
</table:table-column>
        <table:table-column table:style-name="TBL_0_236_col_8">
</table:table-column>
        <table:table-column table:style-name="TBL_0_236_col_9">
</table:table-column>
        <table:table-column table:style-name="TBL_0_236_col_10">
</table:table-column>
        <table:table-row table:style-name="TBL_0_236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36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36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511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36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36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FARA</text:span></text:p>
          </table:table-cell>
          <table:covered-table-cell/>
          <table:table-cell table:style-name="C0"/>
          <table:table-cell table:style-name="C0"/>
        </table:table-row>
        <table:table-row table:style-name="TBL_0_236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36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2 allée de clervaux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236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36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236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50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Vandoeuvre</text:span></text:p>
          </table:table-cell>
          <table:covered-table-cell/>
          <table:table-cell table:style-name="C0"/>
        </table:table-row>
      </table:table>
      <table:table table:name="TBL_0_237" table:style-name="TBL_0_237">
        <table:table-column table:style-name="TBL_0_237_col_0">
</table:table-column>
        <table:table-column table:style-name="TBL_0_237_col_1">
</table:table-column>
        <table:table-column table:style-name="TBL_0_237_col_2">
</table:table-column>
        <table:table-column table:style-name="TBL_0_237_col_3">
</table:table-column>
        <table:table-column table:style-name="TBL_0_237_col_4">
</table:table-column>
        <table:table-column table:style-name="TBL_0_237_col_5">
</table:table-column>
        <table:table-column table:style-name="TBL_0_237_col_6">
</table:table-column>
        <table:table-column table:style-name="TBL_0_237_col_7">
</table:table-column>
        <table:table-column table:style-name="TBL_0_237_col_8">
</table:table-column>
        <table:table-column table:style-name="TBL_0_237_col_9">
</table:table-column>
        <table:table-column table:style-name="TBL_0_237_col_10">
</table:table-column>
        <table:table-row table:style-name="TBL_0_237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37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37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519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37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37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MARTINET</text:span></text:p>
          </table:table-cell>
          <table:covered-table-cell/>
          <table:table-cell table:style-name="C0"/>
          <table:table-cell table:style-name="C0"/>
        </table:table-row>
        <table:table-row table:style-name="TBL_0_237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37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860 avenue du Bon Curé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237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37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237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71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Ludres</text:span></text:p>
          </table:table-cell>
          <table:covered-table-cell/>
          <table:table-cell table:style-name="C0"/>
        </table:table-row>
      </table:table>
      <table:table table:name="TBL_0_238" table:style-name="TBL_0_238">
        <table:table-column table:style-name="TBL_0_238_col_0">
</table:table-column>
        <table:table-column table:style-name="TBL_0_238_col_1">
</table:table-column>
        <table:table-column table:style-name="TBL_0_238_col_2">
</table:table-column>
        <table:table-column table:style-name="TBL_0_238_col_3">
</table:table-column>
        <table:table-column table:style-name="TBL_0_238_col_4">
</table:table-column>
        <table:table-column table:style-name="TBL_0_238_col_5">
</table:table-column>
        <table:table-column table:style-name="TBL_0_238_col_6">
</table:table-column>
        <table:table-column table:style-name="TBL_0_238_col_7">
</table:table-column>
        <table:table-column table:style-name="TBL_0_238_col_8">
</table:table-column>
        <table:table-column table:style-name="TBL_0_238_col_9">
</table:table-column>
        <table:table-column table:style-name="TBL_0_238_col_10">
</table:table-column>
        <table:table-row table:style-name="TBL_0_238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38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38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520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38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38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GAIHIER</text:span></text:p>
          </table:table-cell>
          <table:covered-table-cell/>
          <table:table-cell table:style-name="C0"/>
          <table:table-cell table:style-name="C0"/>
        </table:table-row>
        <table:table-row table:style-name="TBL_0_238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38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161 rue jean mermoz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238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38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238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71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LUDRES</text:span></text:p>
          </table:table-cell>
          <table:covered-table-cell/>
          <table:table-cell table:style-name="C0"/>
        </table:table-row>
      </table:table>
      <table:table table:name="TBL_0_239" table:style-name="TBL_0_239">
        <table:table-column table:style-name="TBL_0_239_col_0">
</table:table-column>
        <table:table-column table:style-name="TBL_0_239_col_1">
</table:table-column>
        <table:table-column table:style-name="TBL_0_239_col_2">
</table:table-column>
        <table:table-column table:style-name="TBL_0_239_col_3">
</table:table-column>
        <table:table-column table:style-name="TBL_0_239_col_4">
</table:table-column>
        <table:table-column table:style-name="TBL_0_239_col_5">
</table:table-column>
        <table:table-column table:style-name="TBL_0_239_col_6">
</table:table-column>
        <table:table-column table:style-name="TBL_0_239_col_7">
</table:table-column>
        <table:table-column table:style-name="TBL_0_239_col_8">
</table:table-column>
        <table:table-column table:style-name="TBL_0_239_col_9">
</table:table-column>
        <table:table-column table:style-name="TBL_0_239_col_10">
</table:table-column>
        <table:table-row table:style-name="TBL_0_239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39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39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521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39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39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HOCQUET</text:span></text:p>
          </table:table-cell>
          <table:covered-table-cell/>
          <table:table-cell table:style-name="C0"/>
          <table:table-cell table:style-name="C0"/>
        </table:table-row>
        <table:table-row table:style-name="TBL_0_239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39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165 rue Maurepre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239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39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239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71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LUDRES</text:span></text:p>
          </table:table-cell>
          <table:covered-table-cell/>
          <table:table-cell table:style-name="C0"/>
        </table:table-row>
      </table:table>
      <table:table table:name="TBL_0_240" table:style-name="TBL_0_240">
        <table:table-column table:style-name="TBL_0_240_col_0">
</table:table-column>
        <table:table-column table:style-name="TBL_0_240_col_1">
</table:table-column>
        <table:table-column table:style-name="TBL_0_240_col_2">
</table:table-column>
        <table:table-column table:style-name="TBL_0_240_col_3">
</table:table-column>
        <table:table-column table:style-name="TBL_0_240_col_4">
</table:table-column>
        <table:table-column table:style-name="TBL_0_240_col_5">
</table:table-column>
        <table:table-column table:style-name="TBL_0_240_col_6">
</table:table-column>
        <table:table-column table:style-name="TBL_0_240_col_7">
</table:table-column>
        <table:table-column table:style-name="TBL_0_240_col_8">
</table:table-column>
        <table:table-column table:style-name="TBL_0_240_col_9">
</table:table-column>
        <table:table-column table:style-name="TBL_0_240_col_10">
</table:table-column>
        <table:table-row table:style-name="TBL_0_240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40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40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522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40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40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DE BARROS ESTEVES</text:span></text:p>
          </table:table-cell>
          <table:covered-table-cell/>
          <table:table-cell table:style-name="C0"/>
          <table:table-cell table:style-name="C0"/>
        </table:table-row>
        <table:table-row table:style-name="TBL_0_240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40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86 rue joseph marie jacquard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240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40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240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71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ludres</text:span></text:p>
          </table:table-cell>
          <table:covered-table-cell/>
          <table:table-cell table:style-name="C0"/>
        </table:table-row>
      </table:table>
      <table:table table:name="TBL_0_241" table:style-name="TBL_0_241">
        <table:table-column table:style-name="TBL_0_241_col_0">
</table:table-column>
        <table:table-column table:style-name="TBL_0_241_col_1">
</table:table-column>
        <table:table-column table:style-name="TBL_0_241_col_2">
</table:table-column>
        <table:table-column table:style-name="TBL_0_241_col_3">
</table:table-column>
        <table:table-column table:style-name="TBL_0_241_col_4">
</table:table-column>
        <table:table-column table:style-name="TBL_0_241_col_5">
</table:table-column>
        <table:table-column table:style-name="TBL_0_241_col_6">
</table:table-column>
        <table:table-column table:style-name="TBL_0_241_col_7">
</table:table-column>
        <table:table-column table:style-name="TBL_0_241_col_8">
</table:table-column>
        <table:table-column table:style-name="TBL_0_241_col_9">
</table:table-column>
        <table:table-column table:style-name="TBL_0_241_col_10">
</table:table-column>
        <table:table-row table:style-name="TBL_0_241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41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41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523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41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41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NGUYEN</text:span></text:p>
          </table:table-cell>
          <table:covered-table-cell/>
          <table:table-cell table:style-name="C0"/>
          <table:table-cell table:style-name="C0"/>
        </table:table-row>
        <table:table-row table:style-name="TBL_0_241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41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7 rue de baviere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241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41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241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50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vandoeuvre</text:span></text:p>
          </table:table-cell>
          <table:covered-table-cell/>
          <table:table-cell table:style-name="C0"/>
        </table:table-row>
      </table:table>
      <table:table table:name="TBL_0_242" table:style-name="TBL_0_242">
        <table:table-column table:style-name="TBL_0_242_col_0">
</table:table-column>
        <table:table-column table:style-name="TBL_0_242_col_1">
</table:table-column>
        <table:table-column table:style-name="TBL_0_242_col_2">
</table:table-column>
        <table:table-column table:style-name="TBL_0_242_col_3">
</table:table-column>
        <table:table-column table:style-name="TBL_0_242_col_4">
</table:table-column>
        <table:table-column table:style-name="TBL_0_242_col_5">
</table:table-column>
        <table:table-column table:style-name="TBL_0_242_col_6">
</table:table-column>
        <table:table-column table:style-name="TBL_0_242_col_7">
</table:table-column>
        <table:table-column table:style-name="TBL_0_242_col_8">
</table:table-column>
        <table:table-column table:style-name="TBL_0_242_col_9">
</table:table-column>
        <table:table-column table:style-name="TBL_0_242_col_10">
</table:table-column>
        <table:table-row table:style-name="TBL_0_242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42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42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524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42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42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ROUSSEL</text:span></text:p>
          </table:table-cell>
          <table:covered-table-cell/>
          <table:table-cell table:style-name="C0"/>
          <table:table-cell table:style-name="C0"/>
        </table:table-row>
        <table:table-row table:style-name="TBL_0_242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42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25 rue de la republique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242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42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242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123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viterne</text:span></text:p>
          </table:table-cell>
          <table:covered-table-cell/>
          <table:table-cell table:style-name="C0"/>
        </table:table-row>
      </table:table>
      <table:table table:name="TBL_0_243" table:style-name="TBL_0_243">
        <table:table-column table:style-name="TBL_0_243_col_0">
</table:table-column>
        <table:table-column table:style-name="TBL_0_243_col_1">
</table:table-column>
        <table:table-column table:style-name="TBL_0_243_col_2">
</table:table-column>
        <table:table-column table:style-name="TBL_0_243_col_3">
</table:table-column>
        <table:table-column table:style-name="TBL_0_243_col_4">
</table:table-column>
        <table:table-column table:style-name="TBL_0_243_col_5">
</table:table-column>
        <table:table-column table:style-name="TBL_0_243_col_6">
</table:table-column>
        <table:table-column table:style-name="TBL_0_243_col_7">
</table:table-column>
        <table:table-column table:style-name="TBL_0_243_col_8">
</table:table-column>
        <table:table-column table:style-name="TBL_0_243_col_9">
</table:table-column>
        <table:table-column table:style-name="TBL_0_243_col_10">
</table:table-column>
        <table:table-row table:style-name="TBL_0_243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43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43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529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43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43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DERIVE</text:span></text:p>
          </table:table-cell>
          <table:covered-table-cell/>
          <table:table-cell table:style-name="C0"/>
          <table:table-cell table:style-name="C0"/>
        </table:table-row>
        <table:table-row table:style-name="TBL_0_243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43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13 avenue France-Lanord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243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43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243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60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VILLERS</text:span></text:p>
          </table:table-cell>
          <table:covered-table-cell/>
          <table:table-cell table:style-name="C0"/>
        </table:table-row>
      </table:table>
      <table:table table:name="TBL_0_244" table:style-name="TBL_0_244">
        <table:table-column table:style-name="TBL_0_244_col_0">
</table:table-column>
        <table:table-column table:style-name="TBL_0_244_col_1">
</table:table-column>
        <table:table-column table:style-name="TBL_0_244_col_2">
</table:table-column>
        <table:table-column table:style-name="TBL_0_244_col_3">
</table:table-column>
        <table:table-column table:style-name="TBL_0_244_col_4">
</table:table-column>
        <table:table-column table:style-name="TBL_0_244_col_5">
</table:table-column>
        <table:table-column table:style-name="TBL_0_244_col_6">
</table:table-column>
        <table:table-column table:style-name="TBL_0_244_col_7">
</table:table-column>
        <table:table-column table:style-name="TBL_0_244_col_8">
</table:table-column>
        <table:table-column table:style-name="TBL_0_244_col_9">
</table:table-column>
        <table:table-column table:style-name="TBL_0_244_col_10">
</table:table-column>
        <table:table-row table:style-name="TBL_0_244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44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44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531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44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44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FORMELL</text:span></text:p>
          </table:table-cell>
          <table:covered-table-cell/>
          <table:table-cell table:style-name="C0"/>
          <table:table-cell table:style-name="C0"/>
        </table:table-row>
        <table:table-row table:style-name="TBL_0_244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44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30 rue Martin Luther King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244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44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244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85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Messein</text:span></text:p>
          </table:table-cell>
          <table:covered-table-cell/>
          <table:table-cell table:style-name="C0"/>
        </table:table-row>
      </table:table>
      <table:table table:name="TBL_0_245" table:style-name="TBL_0_245">
        <table:table-column table:style-name="TBL_0_245_col_0">
</table:table-column>
        <table:table-column table:style-name="TBL_0_245_col_1">
</table:table-column>
        <table:table-column table:style-name="TBL_0_245_col_2">
</table:table-column>
        <table:table-column table:style-name="TBL_0_245_col_3">
</table:table-column>
        <table:table-column table:style-name="TBL_0_245_col_4">
</table:table-column>
        <table:table-column table:style-name="TBL_0_245_col_5">
</table:table-column>
        <table:table-column table:style-name="TBL_0_245_col_6">
</table:table-column>
        <table:table-column table:style-name="TBL_0_245_col_7">
</table:table-column>
        <table:table-column table:style-name="TBL_0_245_col_8">
</table:table-column>
        <table:table-column table:style-name="TBL_0_245_col_9">
</table:table-column>
        <table:table-column table:style-name="TBL_0_245_col_10">
</table:table-column>
        <table:table-row table:style-name="TBL_0_245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45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45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532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45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45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SAHRIJ</text:span></text:p>
          </table:table-cell>
          <table:covered-table-cell/>
          <table:table-cell table:style-name="C0"/>
          <table:table-cell table:style-name="C0"/>
        </table:table-row>
        <table:table-row table:style-name="TBL_0_245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45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17 rue de venise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245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45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245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50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vandoeuvre</text:span></text:p>
          </table:table-cell>
          <table:covered-table-cell/>
          <table:table-cell table:style-name="C0"/>
        </table:table-row>
      </table:table>
      <table:table table:name="TBL_0_246" table:style-name="TBL_0_246">
        <table:table-column table:style-name="TBL_0_246_col_0">
</table:table-column>
        <table:table-column table:style-name="TBL_0_246_col_1">
</table:table-column>
        <table:table-column table:style-name="TBL_0_246_col_2">
</table:table-column>
        <table:table-column table:style-name="TBL_0_246_col_3">
</table:table-column>
        <table:table-column table:style-name="TBL_0_246_col_4">
</table:table-column>
        <table:table-column table:style-name="TBL_0_246_col_5">
</table:table-column>
        <table:table-column table:style-name="TBL_0_246_col_6">
</table:table-column>
        <table:table-column table:style-name="TBL_0_246_col_7">
</table:table-column>
        <table:table-column table:style-name="TBL_0_246_col_8">
</table:table-column>
        <table:table-column table:style-name="TBL_0_246_col_9">
</table:table-column>
        <table:table-column table:style-name="TBL_0_246_col_10">
</table:table-column>
        <table:table-row table:style-name="TBL_0_246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46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46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533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46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46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TUZUN</text:span></text:p>
          </table:table-cell>
          <table:covered-table-cell/>
          <table:table-cell table:style-name="C0"/>
          <table:table-cell table:style-name="C0"/>
        </table:table-row>
        <table:table-row table:style-name="TBL_0_246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46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24 rue d'Amsterdam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246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46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246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50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VANDOEUVRE</text:span></text:p>
          </table:table-cell>
          <table:covered-table-cell/>
          <table:table-cell table:style-name="C0"/>
        </table:table-row>
      </table:table>
      <table:table table:name="TBL_0_247" table:style-name="TBL_0_247">
        <table:table-column table:style-name="TBL_0_247_col_0">
</table:table-column>
        <table:table-column table:style-name="TBL_0_247_col_1">
</table:table-column>
        <table:table-column table:style-name="TBL_0_247_col_2">
</table:table-column>
        <table:table-column table:style-name="TBL_0_247_col_3">
</table:table-column>
        <table:table-column table:style-name="TBL_0_247_col_4">
</table:table-column>
        <table:table-column table:style-name="TBL_0_247_col_5">
</table:table-column>
        <table:table-column table:style-name="TBL_0_247_col_6">
</table:table-column>
        <table:table-column table:style-name="TBL_0_247_col_7">
</table:table-column>
        <table:table-column table:style-name="TBL_0_247_col_8">
</table:table-column>
        <table:table-column table:style-name="TBL_0_247_col_9">
</table:table-column>
        <table:table-column table:style-name="TBL_0_247_col_10">
</table:table-column>
        <table:table-row table:style-name="TBL_0_247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47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47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535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47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47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GILLE</text:span></text:p>
          </table:table-cell>
          <table:covered-table-cell/>
          <table:table-cell table:style-name="C0"/>
          <table:table-cell table:style-name="C0"/>
        </table:table-row>
        <table:table-row table:style-name="TBL_0_247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47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16 route de Pierreville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247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47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247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16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Frolois</text:span></text:p>
          </table:table-cell>
          <table:covered-table-cell/>
          <table:table-cell table:style-name="C0"/>
        </table:table-row>
      </table:table>
      <table:table table:name="TBL_0_248" table:style-name="TBL_0_248">
        <table:table-column table:style-name="TBL_0_248_col_0">
</table:table-column>
        <table:table-column table:style-name="TBL_0_248_col_1">
</table:table-column>
        <table:table-column table:style-name="TBL_0_248_col_2">
</table:table-column>
        <table:table-column table:style-name="TBL_0_248_col_3">
</table:table-column>
        <table:table-column table:style-name="TBL_0_248_col_4">
</table:table-column>
        <table:table-column table:style-name="TBL_0_248_col_5">
</table:table-column>
        <table:table-column table:style-name="TBL_0_248_col_6">
</table:table-column>
        <table:table-column table:style-name="TBL_0_248_col_7">
</table:table-column>
        <table:table-column table:style-name="TBL_0_248_col_8">
</table:table-column>
        <table:table-column table:style-name="TBL_0_248_col_9">
</table:table-column>
        <table:table-column table:style-name="TBL_0_248_col_10">
</table:table-column>
        <table:table-row table:style-name="TBL_0_248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48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48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536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48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48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UTKAN</text:span></text:p>
          </table:table-cell>
          <table:covered-table-cell/>
          <table:table-cell table:style-name="C0"/>
          <table:table-cell table:style-name="C0"/>
        </table:table-row>
        <table:table-row table:style-name="TBL_0_248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48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3 rue de venise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248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48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248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50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Vandoeuvre</text:span></text:p>
          </table:table-cell>
          <table:covered-table-cell/>
          <table:table-cell table:style-name="C0"/>
        </table:table-row>
      </table:table>
      <table:table table:name="TBL_0_249" table:style-name="TBL_0_249">
        <table:table-column table:style-name="TBL_0_249_col_0">
</table:table-column>
        <table:table-column table:style-name="TBL_0_249_col_1">
</table:table-column>
        <table:table-column table:style-name="TBL_0_249_col_2">
</table:table-column>
        <table:table-column table:style-name="TBL_0_249_col_3">
</table:table-column>
        <table:table-column table:style-name="TBL_0_249_col_4">
</table:table-column>
        <table:table-column table:style-name="TBL_0_249_col_5">
</table:table-column>
        <table:table-column table:style-name="TBL_0_249_col_6">
</table:table-column>
        <table:table-column table:style-name="TBL_0_249_col_7">
</table:table-column>
        <table:table-column table:style-name="TBL_0_249_col_8">
</table:table-column>
        <table:table-column table:style-name="TBL_0_249_col_9">
</table:table-column>
        <table:table-column table:style-name="TBL_0_249_col_10">
</table:table-column>
        <table:table-row table:style-name="TBL_0_249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49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49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538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49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49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SERRIERE</text:span></text:p>
          </table:table-cell>
          <table:covered-table-cell/>
          <table:table-cell table:style-name="C0"/>
          <table:table-cell table:style-name="C0"/>
        </table:table-row>
        <table:table-row table:style-name="TBL_0_249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49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10 rue des aulnes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249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49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249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23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chaligny</text:span></text:p>
          </table:table-cell>
          <table:covered-table-cell/>
          <table:table-cell table:style-name="C0"/>
        </table:table-row>
      </table:table>
      <table:table table:name="TBL_0_250" table:style-name="TBL_0_250">
        <table:table-column table:style-name="TBL_0_250_col_0">
</table:table-column>
        <table:table-column table:style-name="TBL_0_250_col_1">
</table:table-column>
        <table:table-column table:style-name="TBL_0_250_col_2">
</table:table-column>
        <table:table-column table:style-name="TBL_0_250_col_3">
</table:table-column>
        <table:table-column table:style-name="TBL_0_250_col_4">
</table:table-column>
        <table:table-column table:style-name="TBL_0_250_col_5">
</table:table-column>
        <table:table-column table:style-name="TBL_0_250_col_6">
</table:table-column>
        <table:table-column table:style-name="TBL_0_250_col_7">
</table:table-column>
        <table:table-column table:style-name="TBL_0_250_col_8">
</table:table-column>
        <table:table-column table:style-name="TBL_0_250_col_9">
</table:table-column>
        <table:table-column table:style-name="TBL_0_250_col_10">
</table:table-column>
        <table:table-row table:style-name="TBL_0_250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50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50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539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50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50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BEDRI</text:span></text:p>
          </table:table-cell>
          <table:covered-table-cell/>
          <table:table-cell table:style-name="C0"/>
          <table:table-cell table:style-name="C0"/>
        </table:table-row>
        <table:table-row table:style-name="TBL_0_250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50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19 avenue du reclus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250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50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250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50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Vand</text:span></text:p>
          </table:table-cell>
          <table:covered-table-cell/>
          <table:table-cell table:style-name="C0"/>
        </table:table-row>
      </table:table>
      <table:table table:name="TBL_0_251" table:style-name="TBL_0_251">
        <table:table-column table:style-name="TBL_0_251_col_0">
</table:table-column>
        <table:table-column table:style-name="TBL_0_251_col_1">
</table:table-column>
        <table:table-column table:style-name="TBL_0_251_col_2">
</table:table-column>
        <table:table-column table:style-name="TBL_0_251_col_3">
</table:table-column>
        <table:table-column table:style-name="TBL_0_251_col_4">
</table:table-column>
        <table:table-column table:style-name="TBL_0_251_col_5">
</table:table-column>
        <table:table-column table:style-name="TBL_0_251_col_6">
</table:table-column>
        <table:table-column table:style-name="TBL_0_251_col_7">
</table:table-column>
        <table:table-column table:style-name="TBL_0_251_col_8">
</table:table-column>
        <table:table-column table:style-name="TBL_0_251_col_9">
</table:table-column>
        <table:table-column table:style-name="TBL_0_251_col_10">
</table:table-column>
        <table:table-row table:style-name="TBL_0_251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51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51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540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51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51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GRANDBARBE</text:span></text:p>
          </table:table-cell>
          <table:covered-table-cell/>
          <table:table-cell table:style-name="C0"/>
          <table:table-cell table:style-name="C0"/>
        </table:table-row>
        <table:table-row table:style-name="TBL_0_251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51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2 bis rue Léon Blum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251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51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251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123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Viterne</text:span></text:p>
          </table:table-cell>
          <table:covered-table-cell/>
          <table:table-cell table:style-name="C0"/>
        </table:table-row>
      </table:table>
      <table:table table:name="TBL_0_252" table:style-name="TBL_0_252">
        <table:table-column table:style-name="TBL_0_252_col_0">
</table:table-column>
        <table:table-column table:style-name="TBL_0_252_col_1">
</table:table-column>
        <table:table-column table:style-name="TBL_0_252_col_2">
</table:table-column>
        <table:table-column table:style-name="TBL_0_252_col_3">
</table:table-column>
        <table:table-column table:style-name="TBL_0_252_col_4">
</table:table-column>
        <table:table-column table:style-name="TBL_0_252_col_5">
</table:table-column>
        <table:table-column table:style-name="TBL_0_252_col_6">
</table:table-column>
        <table:table-column table:style-name="TBL_0_252_col_7">
</table:table-column>
        <table:table-column table:style-name="TBL_0_252_col_8">
</table:table-column>
        <table:table-column table:style-name="TBL_0_252_col_9">
</table:table-column>
        <table:table-column table:style-name="TBL_0_252_col_10">
</table:table-column>
        <table:table-row table:style-name="TBL_0_252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52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52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541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52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52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WALLERAND</text:span></text:p>
          </table:table-cell>
          <table:covered-table-cell/>
          <table:table-cell table:style-name="C0"/>
          <table:table-cell table:style-name="C0"/>
        </table:table-row>
        <table:table-row table:style-name="TBL_0_252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52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78 rue de Villers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252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52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252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50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VANDOEUVRE</text:span></text:p>
          </table:table-cell>
          <table:covered-table-cell/>
          <table:table-cell table:style-name="C0"/>
        </table:table-row>
      </table:table>
      <table:table table:name="TBL_0_253" table:style-name="TBL_0_253">
        <table:table-column table:style-name="TBL_0_253_col_0">
</table:table-column>
        <table:table-column table:style-name="TBL_0_253_col_1">
</table:table-column>
        <table:table-column table:style-name="TBL_0_253_col_2">
</table:table-column>
        <table:table-column table:style-name="TBL_0_253_col_3">
</table:table-column>
        <table:table-column table:style-name="TBL_0_253_col_4">
</table:table-column>
        <table:table-column table:style-name="TBL_0_253_col_5">
</table:table-column>
        <table:table-column table:style-name="TBL_0_253_col_6">
</table:table-column>
        <table:table-column table:style-name="TBL_0_253_col_7">
</table:table-column>
        <table:table-column table:style-name="TBL_0_253_col_8">
</table:table-column>
        <table:table-column table:style-name="TBL_0_253_col_9">
</table:table-column>
        <table:table-column table:style-name="TBL_0_253_col_10">
</table:table-column>
        <table:table-row table:style-name="TBL_0_253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53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53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542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53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53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FARSSANE</text:span></text:p>
          </table:table-cell>
          <table:covered-table-cell/>
          <table:table-cell table:style-name="C0"/>
          <table:table-cell table:style-name="C0"/>
        </table:table-row>
        <table:table-row table:style-name="TBL_0_253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53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3 allée de Marken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253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53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253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50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Vandoeuvre</text:span></text:p>
          </table:table-cell>
          <table:covered-table-cell/>
          <table:table-cell table:style-name="C0"/>
        </table:table-row>
      </table:table>
      <table:table table:name="TBL_0_254" table:style-name="TBL_0_254">
        <table:table-column table:style-name="TBL_0_254_col_0">
</table:table-column>
        <table:table-column table:style-name="TBL_0_254_col_1">
</table:table-column>
        <table:table-column table:style-name="TBL_0_254_col_2">
</table:table-column>
        <table:table-column table:style-name="TBL_0_254_col_3">
</table:table-column>
        <table:table-column table:style-name="TBL_0_254_col_4">
</table:table-column>
        <table:table-column table:style-name="TBL_0_254_col_5">
</table:table-column>
        <table:table-column table:style-name="TBL_0_254_col_6">
</table:table-column>
        <table:table-column table:style-name="TBL_0_254_col_7">
</table:table-column>
        <table:table-column table:style-name="TBL_0_254_col_8">
</table:table-column>
        <table:table-column table:style-name="TBL_0_254_col_9">
</table:table-column>
        <table:table-column table:style-name="TBL_0_254_col_10">
</table:table-column>
        <table:table-row table:style-name="TBL_0_254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54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54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543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54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54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CLAUDEL</text:span></text:p>
          </table:table-cell>
          <table:covered-table-cell/>
          <table:table-cell table:style-name="C0"/>
          <table:table-cell table:style-name="C0"/>
        </table:table-row>
        <table:table-row table:style-name="TBL_0_254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54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4 Rd Point d'armsheim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254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54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254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71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Fléville</text:span></text:p>
          </table:table-cell>
          <table:covered-table-cell/>
          <table:table-cell table:style-name="C0"/>
        </table:table-row>
      </table:table>
      <table:table table:name="TBL_0_255" table:style-name="TBL_0_255">
        <table:table-column table:style-name="TBL_0_255_col_0">
</table:table-column>
        <table:table-column table:style-name="TBL_0_255_col_1">
</table:table-column>
        <table:table-column table:style-name="TBL_0_255_col_2">
</table:table-column>
        <table:table-column table:style-name="TBL_0_255_col_3">
</table:table-column>
        <table:table-column table:style-name="TBL_0_255_col_4">
</table:table-column>
        <table:table-column table:style-name="TBL_0_255_col_5">
</table:table-column>
        <table:table-column table:style-name="TBL_0_255_col_6">
</table:table-column>
        <table:table-column table:style-name="TBL_0_255_col_7">
</table:table-column>
        <table:table-column table:style-name="TBL_0_255_col_8">
</table:table-column>
        <table:table-column table:style-name="TBL_0_255_col_9">
</table:table-column>
        <table:table-column table:style-name="TBL_0_255_col_10">
</table:table-column>
        <table:table-row table:style-name="TBL_0_255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55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55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544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55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55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GONIS</text:span></text:p>
          </table:table-cell>
          <table:covered-table-cell/>
          <table:table-cell table:style-name="C0"/>
          <table:table-cell table:style-name="C0"/>
        </table:table-row>
        <table:table-row table:style-name="TBL_0_255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55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7 rue Jean Mace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255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55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255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50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Vandoeuvre</text:span></text:p>
          </table:table-cell>
          <table:covered-table-cell/>
          <table:table-cell table:style-name="C0"/>
        </table:table-row>
      </table:table>
      <table:table table:name="TBL_0_256" table:style-name="TBL_0_256">
        <table:table-column table:style-name="TBL_0_256_col_0">
</table:table-column>
        <table:table-column table:style-name="TBL_0_256_col_1">
</table:table-column>
        <table:table-column table:style-name="TBL_0_256_col_2">
</table:table-column>
        <table:table-column table:style-name="TBL_0_256_col_3">
</table:table-column>
        <table:table-column table:style-name="TBL_0_256_col_4">
</table:table-column>
        <table:table-column table:style-name="TBL_0_256_col_5">
</table:table-column>
        <table:table-column table:style-name="TBL_0_256_col_6">
</table:table-column>
        <table:table-column table:style-name="TBL_0_256_col_7">
</table:table-column>
        <table:table-column table:style-name="TBL_0_256_col_8">
</table:table-column>
        <table:table-column table:style-name="TBL_0_256_col_9">
</table:table-column>
        <table:table-column table:style-name="TBL_0_256_col_10">
</table:table-column>
        <table:table-row table:style-name="TBL_0_256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56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56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545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56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56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RAMEE</text:span></text:p>
          </table:table-cell>
          <table:covered-table-cell/>
          <table:table-cell table:style-name="C0"/>
          <table:table-cell table:style-name="C0"/>
        </table:table-row>
        <table:table-row table:style-name="TBL_0_256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56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3 rue de Rémich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256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56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256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50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Vandoeuvre</text:span></text:p>
          </table:table-cell>
          <table:covered-table-cell/>
          <table:table-cell table:style-name="C0"/>
        </table:table-row>
      </table:table>
      <table:table table:name="TBL_0_257" table:style-name="TBL_0_257">
        <table:table-column table:style-name="TBL_0_257_col_0">
</table:table-column>
        <table:table-column table:style-name="TBL_0_257_col_1">
</table:table-column>
        <table:table-column table:style-name="TBL_0_257_col_2">
</table:table-column>
        <table:table-column table:style-name="TBL_0_257_col_3">
</table:table-column>
        <table:table-column table:style-name="TBL_0_257_col_4">
</table:table-column>
        <table:table-column table:style-name="TBL_0_257_col_5">
</table:table-column>
        <table:table-column table:style-name="TBL_0_257_col_6">
</table:table-column>
        <table:table-column table:style-name="TBL_0_257_col_7">
</table:table-column>
        <table:table-column table:style-name="TBL_0_257_col_8">
</table:table-column>
        <table:table-column table:style-name="TBL_0_257_col_9">
</table:table-column>
        <table:table-column table:style-name="TBL_0_257_col_10">
</table:table-column>
        <table:table-row table:style-name="TBL_0_257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57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57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551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57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57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SAP</text:span></text:p>
          </table:table-cell>
          <table:covered-table-cell/>
          <table:table-cell table:style-name="C0"/>
          <table:table-cell table:style-name="C0"/>
        </table:table-row>
        <table:table-row table:style-name="TBL_0_257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57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324 rue de la justice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257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57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257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23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neuves maisons</text:span></text:p>
          </table:table-cell>
          <table:covered-table-cell/>
          <table:table-cell table:style-name="C0"/>
        </table:table-row>
      </table:table>
      <table:table table:name="TBL_0_258" table:style-name="TBL_0_258">
        <table:table-column table:style-name="TBL_0_258_col_0">
</table:table-column>
        <table:table-column table:style-name="TBL_0_258_col_1">
</table:table-column>
        <table:table-column table:style-name="TBL_0_258_col_2">
</table:table-column>
        <table:table-column table:style-name="TBL_0_258_col_3">
</table:table-column>
        <table:table-column table:style-name="TBL_0_258_col_4">
</table:table-column>
        <table:table-column table:style-name="TBL_0_258_col_5">
</table:table-column>
        <table:table-column table:style-name="TBL_0_258_col_6">
</table:table-column>
        <table:table-column table:style-name="TBL_0_258_col_7">
</table:table-column>
        <table:table-column table:style-name="TBL_0_258_col_8">
</table:table-column>
        <table:table-column table:style-name="TBL_0_258_col_9">
</table:table-column>
        <table:table-column table:style-name="TBL_0_258_col_10">
</table:table-column>
        <table:table-row table:style-name="TBL_0_258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58_row_1">
          <table:table-cell table:style-name="C0"/>
          <table:table-cell table:style-name="C1" table:number-columns-spanned="5">
            <text:p text:style-name="P0"><text:span text:style-name="T0">Conseil Local FCPE - Lycée J. Callot  Vandoeuvre Bourse aux livres 201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58_row_2">
          <table:table-cell table:style-name="C0"/>
          <table:table-cell table:style-name="C0"/>
          <table:table-cell table:style-name="C2">
            <text:p text:style-name="P1"><text:span text:style-name="T0">N° dossier : </text:span></text:p>
          </table:table-cell>
          <table:table-cell table:style-name="C2">
            <text:p text:style-name="P1"><text:span text:style-name="T0">552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58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58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1">Famille </text:span></text:p>
          </table:table-cell>
          <table:covered-table-cell/>
          <table:table-cell table:style-name="C2" table:number-columns-spanned="2">
            <text:p text:style-name="P1"><text:span text:style-name="T1">CHIRURGIEN</text:span></text:p>
          </table:table-cell>
          <table:covered-table-cell/>
          <table:table-cell table:style-name="C0"/>
          <table:table-cell table:style-name="C0"/>
        </table:table-row>
        <table:table-row table:style-name="TBL_0_258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58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><text:span text:style-name="T1">118 rue Jacques Callot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258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58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258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">
            <text:p text:style-name="P1"><text:span text:style-name="T1">54550</text:span></text:p>
          </table:table-cell>
          <table:covered-table-cell/>
          <table:covered-table-cell/>
          <table:table-cell table:style-name="C2" table:number-columns-spanned="2">
            <text:p text:style-name="P1"><text:span text:style-name="T1">Bainville</text:span></text:p>
          </table:table-cell>
          <table:covered-table-cell/>
          <table:table-cell table:style-name="C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tyles>
    <draw:stroke-dash draw:name="Dashed" draw:display-name="Dashed" draw:style="rect" draw:dots1="1" draw:dots1-length="0.05cm" draw:dots2="1" draw:dots2-length="0.05cm" draw:distance="0.05cm"/>
  </office:styles>
  <office:automatic-styles>
    <style:page-layout style:name="page_0">
      <style:page-layout-properties fo:page-width="8.65in" fo:page-height="4.32in" fo:margin-top="0in" fo:margin-bottom="0in" fo:margin-left="0in" fo:margin-right="0in" style:print-orientation="landscape"/>
    </style:page-layout>
  </office:automatic-styles>
  <office:master-styles>
    <style:master-page style:name="master_0" style:page-layout-name="page_0"/>
  </office:master-styles>
</office:document-styles>
</file>

<file path=meta.xml>
</file>